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Object 1/" manifest:media-type="application/vnd.oasis.opendocument.chart"/>
  <manifest:file-entry manifest:full-path="/" manifest:media-type="application/vnd.oasis.opendocument.spreadsheet"/>
  <manifest:file-entry manifest:full-path="Object 3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5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5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3" table:default-cell-style-name="ce1"/>
        <table:table-column table:style-name="co2" table:number-columns-repeated="16381" table:default-cell-style-name="ce1"/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>
            <draw:frame xmlns:presentation="urn:oasis:names:tc:opendocument:xmlns:presentation:1.0" draw:z-index="1" draw:id="id0" draw:style-name="a0" draw:name="Chart 1" svg:x="0.0398in" svg:y="0.0394in" svg:width="16.2339in" svg:height="10.337in" style:rel-width="scale" style:rel-height="scale">
              <draw:object xlink:href="Object 1/" xlink:type="simple" xlink:show="embed" xlink:actuate="onLoad"/>
              <svg:desc/>
            </draw:frame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table:number-columns-repeated="1638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table:number-columns-repeated="1638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table:number-columns-repeated="1638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table:number-columns-repeated="1638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table:number-columns-repeated="1638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table:number-columns-repeated="1638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table:number-columns-repeated="1638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table:number-columns-repeated="1638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table:number-columns-repeated="1638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32" table:style-name="ce1">
            <text:p>32</text:p>
          </table:table-cell>
          <table:table-cell table:number-columns-repeated="1638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table:number-columns-repeated="1638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36" table:style-name="ce1">
            <text:p>36</text:p>
          </table:table-cell>
          <table:table-cell table:number-columns-repeated="1638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38" table:style-name="ce1">
            <text:p>38</text:p>
          </table:table-cell>
          <table:table-cell table:number-columns-repeated="1638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table:number-columns-repeated="1638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42" table:style-name="ce1">
            <text:p>42</text:p>
          </table:table-cell>
          <table:table-cell table:number-columns-repeated="1638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44" table:style-name="ce1">
            <text:p>44</text:p>
          </table:table-cell>
          <table:table-cell table:number-columns-repeated="1638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table:number-columns-repeated="1638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48" table:style-name="ce1">
            <text:p>48</text:p>
          </table:table-cell>
          <table:table-cell table:number-columns-repeated="1638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table:number-columns-repeated="1638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52" table:style-name="ce1">
            <text:p>52</text:p>
          </table:table-cell>
          <table:table-cell table:number-columns-repeated="1638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54" table:style-name="ce1">
            <text:p>54</text:p>
          </table:table-cell>
          <table:table-cell table:number-columns-repeated="1638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56" table:style-name="ce1">
            <text:p>56</text:p>
          </table:table-cell>
          <table:table-cell table:number-columns-repeated="1638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62" table:style-name="ce1">
            <text:p>62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6" table:style-name="ce1">
            <text:p>26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8" table:style-name="ce1">
            <text:p>28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2" table:style-name="ce1">
            <text:p>32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4" table:style-name="ce1">
            <text:p>34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6" table:style-name="ce1">
            <text:p>36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8" table:style-name="ce1">
            <text:p>38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0" table:style-name="ce1">
            <text:p>40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2" table:style-name="ce1">
            <text:p>42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4" table:style-name="ce1">
            <text:p>44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6" table:style-name="ce1">
            <text:p>46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8" table:style-name="ce1">
            <text:p>48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0" table:style-name="ce1">
            <text:p>50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4" table:style-name="ce1">
            <text:p>54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6" table:style-name="ce1">
            <text:p>56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2" table:style-name="ce1">
            <text:p>62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6" table:style-name="ce1">
            <text:p>16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8" table:style-name="ce1">
            <text:p>18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0" table:style-name="ce1">
            <text:p>20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2" table:style-name="ce1">
            <text:p>22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6" table:style-name="ce1">
            <text:p>26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8" table:style-name="ce1">
            <text:p>28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2" table:style-name="ce1">
            <text:p>32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4" table:style-name="ce1">
            <text:p>34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8" table:style-name="ce1">
            <text:p>38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0" table:style-name="ce1">
            <text:p>40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2" table:style-name="ce1">
            <text:p>42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4" table:style-name="ce1">
            <text:p>44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6" table:style-name="ce1">
            <text:p>46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8" table:style-name="ce1">
            <text:p>48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0" table:style-name="ce1">
            <text:p>50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2" table:style-name="ce1">
            <text:p>52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4" table:style-name="ce1">
            <text:p>54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6" table:style-name="ce1">
            <text:p>56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2" table:style-name="ce1">
            <text:p>62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4" table:style-name="ce1">
            <text:p>14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6" table:style-name="ce1">
            <text:p>16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0" table:style-name="ce1">
            <text:p>20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2" table:style-name="ce1">
            <text:p>22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4" table:style-name="ce1">
            <text:p>24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6" table:style-name="ce1">
            <text:p>26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8" table:style-name="ce1">
            <text:p>28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2" table:style-name="ce1">
            <text:p>32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4" table:style-name="ce1">
            <text:p>34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6" table:style-name="ce1">
            <text:p>36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8" table:style-name="ce1">
            <text:p>38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0" table:style-name="ce1">
            <text:p>40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2" table:style-name="ce1">
            <text:p>42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4" table:style-name="ce1">
            <text:p>44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6" table:style-name="ce1">
            <text:p>46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8" table:style-name="ce1">
            <text:p>48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0" table:style-name="ce1">
            <text:p>50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2" table:style-name="ce1">
            <text:p>52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4" table:style-name="ce1">
            <text:p>54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6" table:style-name="ce1">
            <text:p>56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2" table:style-name="ce1">
            <text:p>62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4" table:style-name="ce1">
            <text:p>14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8" table:style-name="ce1">
            <text:p>18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0" table:style-name="ce1">
            <text:p>20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2" table:style-name="ce1">
            <text:p>22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4" table:style-name="ce1">
            <text:p>24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6" table:style-name="ce1">
            <text:p>26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8" table:style-name="ce1">
            <text:p>28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2" table:style-name="ce1">
            <text:p>32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4" table:style-name="ce1">
            <text:p>34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6" table:style-name="ce1">
            <text:p>36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8" table:style-name="ce1">
            <text:p>38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0" table:style-name="ce1">
            <text:p>40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2" table:style-name="ce1">
            <text:p>42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4" table:style-name="ce1">
            <text:p>44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6" table:style-name="ce1">
            <text:p>46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8" table:style-name="ce1">
            <text:p>48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0" table:style-name="ce1">
            <text:p>50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2" table:style-name="ce1">
            <text:p>52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4" table:style-name="ce1">
            <text:p>54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6" table:style-name="ce1">
            <text:p>56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2" table:style-name="ce1">
            <text:p>62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2" table:style-name="ce1">
            <text:p>22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6" table:style-name="ce1">
            <text:p>26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8" table:style-name="ce1">
            <text:p>28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2" table:style-name="ce1">
            <text:p>32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4" table:style-name="ce1">
            <text:p>34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6" table:style-name="ce1">
            <text:p>36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8" table:style-name="ce1">
            <text:p>38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0" table:style-name="ce1">
            <text:p>40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2" table:style-name="ce1">
            <text:p>42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4" table:style-name="ce1">
            <text:p>44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6" table:style-name="ce1">
            <text:p>46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8" table:style-name="ce1">
            <text:p>48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50" table:style-name="ce1">
            <text:p>50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52" table:style-name="ce1">
            <text:p>52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54" table:style-name="ce1">
            <text:p>54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56" table:style-name="ce1">
            <text:p>56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62" table:style-name="ce1">
            <text:p>62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6" table:style-name="ce1">
            <text:p>16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2" table:style-name="ce1">
            <text:p>22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4" table:style-name="ce1">
            <text:p>24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6" table:style-name="ce1">
            <text:p>26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8" table:style-name="ce1">
            <text:p>28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2" table:style-name="ce1">
            <text:p>32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4" table:style-name="ce1">
            <text:p>34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6" table:style-name="ce1">
            <text:p>36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8" table:style-name="ce1">
            <text:p>38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0" table:style-name="ce1">
            <text:p>40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2" table:style-name="ce1">
            <text:p>42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4" table:style-name="ce1">
            <text:p>44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6" table:style-name="ce1">
            <text:p>46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8" table:style-name="ce1">
            <text:p>48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0" table:style-name="ce1">
            <text:p>50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2" table:style-name="ce1">
            <text:p>52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4" table:style-name="ce1">
            <text:p>54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6" table:style-name="ce1">
            <text:p>56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62" table:style-name="ce1">
            <text:p>62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2" table:style-name="ce1">
            <text:p>12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8" table:style-name="ce1">
            <text:p>18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0" table:style-name="ce1">
            <text:p>20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2" table:style-name="ce1">
            <text:p>22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4" table:style-name="ce1">
            <text:p>24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6" table:style-name="ce1">
            <text:p>26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8" table:style-name="ce1">
            <text:p>28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2" table:style-name="ce1">
            <text:p>32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4" table:style-name="ce1">
            <text:p>34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6" table:style-name="ce1">
            <text:p>36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8" table:style-name="ce1">
            <text:p>38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0" table:style-name="ce1">
            <text:p>40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2" table:style-name="ce1">
            <text:p>42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4" table:style-name="ce1">
            <text:p>44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6" table:style-name="ce1">
            <text:p>46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8" table:style-name="ce1">
            <text:p>48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50" table:style-name="ce1">
            <text:p>50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52" table:style-name="ce1">
            <text:p>52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54" table:style-name="ce1">
            <text:p>54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56" table:style-name="ce1">
            <text:p>56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62" table:style-name="ce1">
            <text:p>62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2" table:style-name="ce1">
            <text:p>12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8" table:style-name="ce1">
            <text:p>18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0" table:style-name="ce1">
            <text:p>20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2" table:style-name="ce1">
            <text:p>22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4" table:style-name="ce1">
            <text:p>24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6" table:style-name="ce1">
            <text:p>26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8" table:style-name="ce1">
            <text:p>28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2" table:style-name="ce1">
            <text:p>32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4" table:style-name="ce1">
            <text:p>34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6" table:style-name="ce1">
            <text:p>36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8" table:style-name="ce1">
            <text:p>38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0" table:style-name="ce1">
            <text:p>40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2" table:style-name="ce1">
            <text:p>42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4" table:style-name="ce1">
            <text:p>44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6" table:style-name="ce1">
            <text:p>46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8" table:style-name="ce1">
            <text:p>48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0" table:style-name="ce1">
            <text:p>50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2" table:style-name="ce1">
            <text:p>52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4" table:style-name="ce1">
            <text:p>54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6" table:style-name="ce1">
            <text:p>56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62" table:style-name="ce1">
            <text:p>62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2" table:style-name="ce1">
            <text:p>12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4" table:style-name="ce1">
            <text:p>14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6" table:style-name="ce1">
            <text:p>16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2" table:style-name="ce1">
            <text:p>22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4" table:style-name="ce1">
            <text:p>24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6" table:style-name="ce1">
            <text:p>26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8" table:style-name="ce1">
            <text:p>28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2" table:style-name="ce1">
            <text:p>32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4" table:style-name="ce1">
            <text:p>34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6" table:style-name="ce1">
            <text:p>36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8" table:style-name="ce1">
            <text:p>38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0" table:style-name="ce1">
            <text:p>40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2" table:style-name="ce1">
            <text:p>42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4" table:style-name="ce1">
            <text:p>44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6" table:style-name="ce1">
            <text:p>46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8" table:style-name="ce1">
            <text:p>48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50" table:style-name="ce1">
            <text:p>50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52" table:style-name="ce1">
            <text:p>52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54" table:style-name="ce1">
            <text:p>54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56" table:style-name="ce1">
            <text:p>56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62" table:style-name="ce1">
            <text:p>62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4" table:style-name="ce1">
            <text:p>14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2" table:style-name="ce1">
            <text:p>22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4" table:style-name="ce1">
            <text:p>24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8" table:style-name="ce1">
            <text:p>28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2" table:style-name="ce1">
            <text:p>32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4" table:style-name="ce1">
            <text:p>34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6" table:style-name="ce1">
            <text:p>36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8" table:style-name="ce1">
            <text:p>38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0" table:style-name="ce1">
            <text:p>40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2" table:style-name="ce1">
            <text:p>42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4" table:style-name="ce1">
            <text:p>44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6" table:style-name="ce1">
            <text:p>46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8" table:style-name="ce1">
            <text:p>48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50" table:style-name="ce1">
            <text:p>50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52" table:style-name="ce1">
            <text:p>52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54" table:style-name="ce1">
            <text:p>54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56" table:style-name="ce1">
            <text:p>56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62" table:style-name="ce1">
            <text:p>62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2" table:style-name="ce1">
            <text:p>12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4" table:style-name="ce1">
            <text:p>14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8" table:style-name="ce1">
            <text:p>18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0" table:style-name="ce1">
            <text:p>20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4" table:style-name="ce1">
            <text:p>24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6" table:style-name="ce1">
            <text:p>26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8" table:style-name="ce1">
            <text:p>28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2" table:style-name="ce1">
            <text:p>32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4" table:style-name="ce1">
            <text:p>34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6" table:style-name="ce1">
            <text:p>36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8" table:style-name="ce1">
            <text:p>38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0" table:style-name="ce1">
            <text:p>40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2" table:style-name="ce1">
            <text:p>42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4" table:style-name="ce1">
            <text:p>44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6" table:style-name="ce1">
            <text:p>46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8" table:style-name="ce1">
            <text:p>48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50" table:style-name="ce1">
            <text:p>50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52" table:style-name="ce1">
            <text:p>52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54" table:style-name="ce1">
            <text:p>54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56" table:style-name="ce1">
            <text:p>56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62" table:style-name="ce1">
            <text:p>62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4" table:style-name="ce1">
            <text:p>14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6" table:style-name="ce1">
            <text:p>16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8" table:style-name="ce1">
            <text:p>18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0" table:style-name="ce1">
            <text:p>20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2" table:style-name="ce1">
            <text:p>22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6" table:style-name="ce1">
            <text:p>26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2" table:style-name="ce1">
            <text:p>32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4" table:style-name="ce1">
            <text:p>34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6" table:style-name="ce1">
            <text:p>36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8" table:style-name="ce1">
            <text:p>38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0" table:style-name="ce1">
            <text:p>40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2" table:style-name="ce1">
            <text:p>42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4" table:style-name="ce1">
            <text:p>44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6" table:style-name="ce1">
            <text:p>46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8" table:style-name="ce1">
            <text:p>48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50" table:style-name="ce1">
            <text:p>50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52" table:style-name="ce1">
            <text:p>52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54" table:style-name="ce1">
            <text:p>54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56" table:style-name="ce1">
            <text:p>56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62" table:style-name="ce1">
            <text:p>62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2" table:style-name="ce1">
            <text:p>12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4" table:style-name="ce1">
            <text:p>14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6" table:style-name="ce1">
            <text:p>16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8" table:style-name="ce1">
            <text:p>18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0" table:style-name="ce1">
            <text:p>20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2" table:style-name="ce1">
            <text:p>22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4" table:style-name="ce1">
            <text:p>24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6" table:style-name="ce1">
            <text:p>26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8" table:style-name="ce1">
            <text:p>28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2" table:style-name="ce1">
            <text:p>32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4" table:style-name="ce1">
            <text:p>34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6" table:style-name="ce1">
            <text:p>36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8" table:style-name="ce1">
            <text:p>38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0" table:style-name="ce1">
            <text:p>40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2" table:style-name="ce1">
            <text:p>42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4" table:style-name="ce1">
            <text:p>44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6" table:style-name="ce1">
            <text:p>46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8" table:style-name="ce1">
            <text:p>48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50" table:style-name="ce1">
            <text:p>50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52" table:style-name="ce1">
            <text:p>52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54" table:style-name="ce1">
            <text:p>54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56" table:style-name="ce1">
            <text:p>56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62" table:style-name="ce1">
            <text:p>62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2" table:style-name="ce1">
            <text:p>12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4" table:style-name="ce1">
            <text:p>14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6" table:style-name="ce1">
            <text:p>16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8" table:style-name="ce1">
            <text:p>18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0" table:style-name="ce1">
            <text:p>20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2" table:style-name="ce1">
            <text:p>22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4" table:style-name="ce1">
            <text:p>24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6" table:style-name="ce1">
            <text:p>26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2" table:style-name="ce1">
            <text:p>32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4" table:style-name="ce1">
            <text:p>34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6" table:style-name="ce1">
            <text:p>36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8" table:style-name="ce1">
            <text:p>38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0" table:style-name="ce1">
            <text:p>40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2" table:style-name="ce1">
            <text:p>42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4" table:style-name="ce1">
            <text:p>44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6" table:style-name="ce1">
            <text:p>46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8" table:style-name="ce1">
            <text:p>48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50" table:style-name="ce1">
            <text:p>50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52" table:style-name="ce1">
            <text:p>52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54" table:style-name="ce1">
            <text:p>54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56" table:style-name="ce1">
            <text:p>56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62" table:style-name="ce1">
            <text:p>62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2" table:style-name="ce1">
            <text:p>12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4" table:style-name="ce1">
            <text:p>14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6" table:style-name="ce1">
            <text:p>16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8" table:style-name="ce1">
            <text:p>18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2" table:style-name="ce1">
            <text:p>22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4" table:style-name="ce1">
            <text:p>24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6" table:style-name="ce1">
            <text:p>26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2" table:style-name="ce1">
            <text:p>32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4" table:style-name="ce1">
            <text:p>34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6" table:style-name="ce1">
            <text:p>36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8" table:style-name="ce1">
            <text:p>38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0" table:style-name="ce1">
            <text:p>40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2" table:style-name="ce1">
            <text:p>42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4" table:style-name="ce1">
            <text:p>44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6" table:style-name="ce1">
            <text:p>46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8" table:style-name="ce1">
            <text:p>48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50" table:style-name="ce1">
            <text:p>50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52" table:style-name="ce1">
            <text:p>52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54" table:style-name="ce1">
            <text:p>54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56" table:style-name="ce1">
            <text:p>56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62" table:style-name="ce1">
            <text:p>62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2" table:style-name="ce1">
            <text:p>12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4" table:style-name="ce1">
            <text:p>14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6" table:style-name="ce1">
            <text:p>16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8" table:style-name="ce1">
            <text:p>18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0" table:style-name="ce1">
            <text:p>20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2" table:style-name="ce1">
            <text:p>22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4" table:style-name="ce1">
            <text:p>24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6" table:style-name="ce1">
            <text:p>26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8" table:style-name="ce1">
            <text:p>28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2" table:style-name="ce1">
            <text:p>32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4" table:style-name="ce1">
            <text:p>34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6" table:style-name="ce1">
            <text:p>36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8" table:style-name="ce1">
            <text:p>38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0" table:style-name="ce1">
            <text:p>40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2" table:style-name="ce1">
            <text:p>42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4" table:style-name="ce1">
            <text:p>44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6" table:style-name="ce1">
            <text:p>46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8" table:style-name="ce1">
            <text:p>48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50" table:style-name="ce1">
            <text:p>50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52" table:style-name="ce1">
            <text:p>52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54" table:style-name="ce1">
            <text:p>54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56" table:style-name="ce1">
            <text:p>56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62" table:style-name="ce1">
            <text:p>62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2" table:style-name="ce1">
            <text:p>12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4" table:style-name="ce1">
            <text:p>14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6" table:style-name="ce1">
            <text:p>16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8" table:style-name="ce1">
            <text:p>18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0" table:style-name="ce1">
            <text:p>20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2" table:style-name="ce1">
            <text:p>22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4" table:style-name="ce1">
            <text:p>24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6" table:style-name="ce1">
            <text:p>26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8" table:style-name="ce1">
            <text:p>28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2" table:style-name="ce1">
            <text:p>32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4" table:style-name="ce1">
            <text:p>34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6" table:style-name="ce1">
            <text:p>36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8" table:style-name="ce1">
            <text:p>38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2" table:style-name="ce1">
            <text:p>42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4" table:style-name="ce1">
            <text:p>44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6" table:style-name="ce1">
            <text:p>46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8" table:style-name="ce1">
            <text:p>48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50" table:style-name="ce1">
            <text:p>50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52" table:style-name="ce1">
            <text:p>52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54" table:style-name="ce1">
            <text:p>54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56" table:style-name="ce1">
            <text:p>56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62" table:style-name="ce1">
            <text:p>62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2" table:style-name="ce1">
            <text:p>12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4" table:style-name="ce1">
            <text:p>14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6" table:style-name="ce1">
            <text:p>16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8" table:style-name="ce1">
            <text:p>18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0" table:style-name="ce1">
            <text:p>20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2" table:style-name="ce1">
            <text:p>22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4" table:style-name="ce1">
            <text:p>24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6" table:style-name="ce1">
            <text:p>26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8" table:style-name="ce1">
            <text:p>28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2" table:style-name="ce1">
            <text:p>32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4" table:style-name="ce1">
            <text:p>34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8" table:style-name="ce1">
            <text:p>38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40" table:style-name="ce1">
            <text:p>40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42" table:style-name="ce1">
            <text:p>42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44" table:style-name="ce1">
            <text:p>44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46" table:style-name="ce1">
            <text:p>46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48" table:style-name="ce1">
            <text:p>48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50" table:style-name="ce1">
            <text:p>50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52" table:style-name="ce1">
            <text:p>52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54" table:style-name="ce1">
            <text:p>54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56" table:style-name="ce1">
            <text:p>56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62" table:style-name="ce1">
            <text:p>62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2" table:style-name="ce1">
            <text:p>12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4" table:style-name="ce1">
            <text:p>14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6" table:style-name="ce1">
            <text:p>16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8" table:style-name="ce1">
            <text:p>18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0" table:style-name="ce1">
            <text:p>20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2" table:style-name="ce1">
            <text:p>22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4" table:style-name="ce1">
            <text:p>24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6" table:style-name="ce1">
            <text:p>26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8" table:style-name="ce1">
            <text:p>28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2" table:style-name="ce1">
            <text:p>32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4" table:style-name="ce1">
            <text:p>34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6" table:style-name="ce1">
            <text:p>36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40" table:style-name="ce1">
            <text:p>40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42" table:style-name="ce1">
            <text:p>42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44" table:style-name="ce1">
            <text:p>44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46" table:style-name="ce1">
            <text:p>46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48" table:style-name="ce1">
            <text:p>48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50" table:style-name="ce1">
            <text:p>50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52" table:style-name="ce1">
            <text:p>52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54" table:style-name="ce1">
            <text:p>54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56" table:style-name="ce1">
            <text:p>56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62" table:style-name="ce1">
            <text:p>62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2" table:style-name="ce1">
            <text:p>12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4" table:style-name="ce1">
            <text:p>14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6" table:style-name="ce1">
            <text:p>16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8" table:style-name="ce1">
            <text:p>18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2" table:style-name="ce1">
            <text:p>22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4" table:style-name="ce1">
            <text:p>24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6" table:style-name="ce1">
            <text:p>26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8" table:style-name="ce1">
            <text:p>28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32" table:style-name="ce1">
            <text:p>32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34" table:style-name="ce1">
            <text:p>34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36" table:style-name="ce1">
            <text:p>36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38" table:style-name="ce1">
            <text:p>38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42" table:style-name="ce1">
            <text:p>42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44" table:style-name="ce1">
            <text:p>44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46" table:style-name="ce1">
            <text:p>46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48" table:style-name="ce1">
            <text:p>48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2" table:style-name="ce1">
            <text:p>52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4" table:style-name="ce1">
            <text:p>54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6" table:style-name="ce1">
            <text:p>56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62" table:style-name="ce1">
            <text:p>62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2" table:style-name="ce1">
            <text:p>12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4" table:style-name="ce1">
            <text:p>14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6" table:style-name="ce1">
            <text:p>16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8" table:style-name="ce1">
            <text:p>18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0" table:style-name="ce1">
            <text:p>20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2" table:style-name="ce1">
            <text:p>22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4" table:style-name="ce1">
            <text:p>24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6" table:style-name="ce1">
            <text:p>26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8" table:style-name="ce1">
            <text:p>28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32" table:style-name="ce1">
            <text:p>32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34" table:style-name="ce1">
            <text:p>34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36" table:style-name="ce1">
            <text:p>36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38" table:style-name="ce1">
            <text:p>38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0" table:style-name="ce1">
            <text:p>40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2" table:style-name="ce1">
            <text:p>42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4" table:style-name="ce1">
            <text:p>44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6" table:style-name="ce1">
            <text:p>46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8" table:style-name="ce1">
            <text:p>48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50" table:style-name="ce1">
            <text:p>50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52" table:style-name="ce1">
            <text:p>52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54" table:style-name="ce1">
            <text:p>54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56" table:style-name="ce1">
            <text:p>56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62" table:style-name="ce1">
            <text:p>62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2" table:style-name="ce1">
            <text:p>12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4" table:style-name="ce1">
            <text:p>14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6" table:style-name="ce1">
            <text:p>16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8" table:style-name="ce1">
            <text:p>18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0" table:style-name="ce1">
            <text:p>20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2" table:style-name="ce1">
            <text:p>22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4" table:style-name="ce1">
            <text:p>24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6" table:style-name="ce1">
            <text:p>26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8" table:style-name="ce1">
            <text:p>28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2" table:style-name="ce1">
            <text:p>32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4" table:style-name="ce1">
            <text:p>34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6" table:style-name="ce1">
            <text:p>36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8" table:style-name="ce1">
            <text:p>38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0" table:style-name="ce1">
            <text:p>40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2" table:style-name="ce1">
            <text:p>42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4" table:style-name="ce1">
            <text:p>44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6" table:style-name="ce1">
            <text:p>46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8" table:style-name="ce1">
            <text:p>48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50" table:style-name="ce1">
            <text:p>50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52" table:style-name="ce1">
            <text:p>52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54" table:style-name="ce1">
            <text:p>54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56" table:style-name="ce1">
            <text:p>56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62" table:style-name="ce1">
            <text:p>62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2" table:style-name="ce1">
            <text:p>12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4" table:style-name="ce1">
            <text:p>14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6" table:style-name="ce1">
            <text:p>16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8" table:style-name="ce1">
            <text:p>18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0" table:style-name="ce1">
            <text:p>20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2" table:style-name="ce1">
            <text:p>22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4" table:style-name="ce1">
            <text:p>24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6" table:style-name="ce1">
            <text:p>26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8" table:style-name="ce1">
            <text:p>28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2" table:style-name="ce1">
            <text:p>32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4" table:style-name="ce1">
            <text:p>34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6" table:style-name="ce1">
            <text:p>36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8" table:style-name="ce1">
            <text:p>38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0" table:style-name="ce1">
            <text:p>40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2" table:style-name="ce1">
            <text:p>42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4" table:style-name="ce1">
            <text:p>44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6" table:style-name="ce1">
            <text:p>46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8" table:style-name="ce1">
            <text:p>48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50" table:style-name="ce1">
            <text:p>50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52" table:style-name="ce1">
            <text:p>52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54" table:style-name="ce1">
            <text:p>54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56" table:style-name="ce1">
            <text:p>56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62" table:style-name="ce1">
            <text:p>62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2" table:style-name="ce1">
            <text:p>12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4" table:style-name="ce1">
            <text:p>14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6" table:style-name="ce1">
            <text:p>16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8" table:style-name="ce1">
            <text:p>18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0" table:style-name="ce1">
            <text:p>20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2" table:style-name="ce1">
            <text:p>22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4" table:style-name="ce1">
            <text:p>24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6" table:style-name="ce1">
            <text:p>26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8" table:style-name="ce1">
            <text:p>28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2" table:style-name="ce1">
            <text:p>32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4" table:style-name="ce1">
            <text:p>34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6" table:style-name="ce1">
            <text:p>36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8" table:style-name="ce1">
            <text:p>38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40" table:style-name="ce1">
            <text:p>40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42" table:style-name="ce1">
            <text:p>42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44" table:style-name="ce1">
            <text:p>44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46" table:style-name="ce1">
            <text:p>46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50" table:style-name="ce1">
            <text:p>50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52" table:style-name="ce1">
            <text:p>52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54" table:style-name="ce1">
            <text:p>54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56" table:style-name="ce1">
            <text:p>56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62" table:style-name="ce1">
            <text:p>62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2" table:style-name="ce1">
            <text:p>12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4" table:style-name="ce1">
            <text:p>14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6" table:style-name="ce1">
            <text:p>16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8" table:style-name="ce1">
            <text:p>18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2" table:style-name="ce1">
            <text:p>22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4" table:style-name="ce1">
            <text:p>24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6" table:style-name="ce1">
            <text:p>26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8" table:style-name="ce1">
            <text:p>28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2" table:style-name="ce1">
            <text:p>32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4" table:style-name="ce1">
            <text:p>34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6" table:style-name="ce1">
            <text:p>36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8" table:style-name="ce1">
            <text:p>38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42" table:style-name="ce1">
            <text:p>42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44" table:style-name="ce1">
            <text:p>44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46" table:style-name="ce1">
            <text:p>46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48" table:style-name="ce1">
            <text:p>48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2" table:style-name="ce1">
            <text:p>52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4" table:style-name="ce1">
            <text:p>54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6" table:style-name="ce1">
            <text:p>56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62" table:style-name="ce1">
            <text:p>62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2" table:style-name="ce1">
            <text:p>12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4" table:style-name="ce1">
            <text:p>14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6" table:style-name="ce1">
            <text:p>16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8" table:style-name="ce1">
            <text:p>18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0" table:style-name="ce1">
            <text:p>20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2" table:style-name="ce1">
            <text:p>22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4" table:style-name="ce1">
            <text:p>24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6" table:style-name="ce1">
            <text:p>26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8" table:style-name="ce1">
            <text:p>28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32" table:style-name="ce1">
            <text:p>32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34" table:style-name="ce1">
            <text:p>34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36" table:style-name="ce1">
            <text:p>36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38" table:style-name="ce1">
            <text:p>38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40" table:style-name="ce1">
            <text:p>40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42" table:style-name="ce1">
            <text:p>42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44" table:style-name="ce1">
            <text:p>44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46" table:style-name="ce1">
            <text:p>46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48" table:style-name="ce1">
            <text:p>48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50" table:style-name="ce1">
            <text:p>50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52" table:style-name="ce1">
            <text:p>52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54" table:style-name="ce1">
            <text:p>54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56" table:style-name="ce1">
            <text:p>56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62" table:style-name="ce1">
            <text:p>62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2" table:style-name="ce1">
            <text:p>12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4" table:style-name="ce1">
            <text:p>14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6" table:style-name="ce1">
            <text:p>16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8" table:style-name="ce1">
            <text:p>18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0" table:style-name="ce1">
            <text:p>20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2" table:style-name="ce1">
            <text:p>22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4" table:style-name="ce1">
            <text:p>24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6" table:style-name="ce1">
            <text:p>26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8" table:style-name="ce1">
            <text:p>28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32" table:style-name="ce1">
            <text:p>32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34" table:style-name="ce1">
            <text:p>34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36" table:style-name="ce1">
            <text:p>36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38" table:style-name="ce1">
            <text:p>38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40" table:style-name="ce1">
            <text:p>40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42" table:style-name="ce1">
            <text:p>42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44" table:style-name="ce1">
            <text:p>44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46" table:style-name="ce1">
            <text:p>46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48" table:style-name="ce1">
            <text:p>48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50" table:style-name="ce1">
            <text:p>50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52" table:style-name="ce1">
            <text:p>52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54" table:style-name="ce1">
            <text:p>54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56" table:style-name="ce1">
            <text:p>56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62" table:style-name="ce1">
            <text:p>62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2" table:style-name="ce1">
            <text:p>12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4" table:style-name="ce1">
            <text:p>14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6" table:style-name="ce1">
            <text:p>16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8" table:style-name="ce1">
            <text:p>18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0" table:style-name="ce1">
            <text:p>20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2" table:style-name="ce1">
            <text:p>22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4" table:style-name="ce1">
            <text:p>24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6" table:style-name="ce1">
            <text:p>26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8" table:style-name="ce1">
            <text:p>28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32" table:style-name="ce1">
            <text:p>32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34" table:style-name="ce1">
            <text:p>34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36" table:style-name="ce1">
            <text:p>36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38" table:style-name="ce1">
            <text:p>38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40" table:style-name="ce1">
            <text:p>40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42" table:style-name="ce1">
            <text:p>42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44" table:style-name="ce1">
            <text:p>44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46" table:style-name="ce1">
            <text:p>46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48" table:style-name="ce1">
            <text:p>48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50" table:style-name="ce1">
            <text:p>50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52" table:style-name="ce1">
            <text:p>52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54" table:style-name="ce1">
            <text:p>54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56" table:style-name="ce1">
            <text:p>56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62" table:style-name="ce1">
            <text:p>62</text:p>
          </table:table-cell>
          <table:table-cell table:number-columns-repeated="1638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2" table:style-name="ce1">
            <text:p>12</text:p>
          </table:table-cell>
          <table:table-cell table:number-columns-repeated="1638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4" table:style-name="ce1">
            <text:p>14</text:p>
          </table:table-cell>
          <table:table-cell table:number-columns-repeated="1638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6" table:style-name="ce1">
            <text:p>16</text:p>
          </table:table-cell>
          <table:table-cell table:number-columns-repeated="1638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8" table:style-name="ce1">
            <text:p>18</text:p>
          </table:table-cell>
          <table:table-cell table:number-columns-repeated="1638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0" table:style-name="ce1">
            <text:p>20</text:p>
          </table:table-cell>
          <table:table-cell table:number-columns-repeated="1638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2" table:style-name="ce1">
            <text:p>22</text:p>
          </table:table-cell>
          <table:table-cell table:number-columns-repeated="1638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4" table:style-name="ce1">
            <text:p>24</text:p>
          </table:table-cell>
          <table:table-cell table:number-columns-repeated="1638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6" table:style-name="ce1">
            <text:p>26</text:p>
          </table:table-cell>
          <table:table-cell table:number-columns-repeated="1638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8" table:style-name="ce1">
            <text:p>28</text:p>
          </table:table-cell>
          <table:table-cell table:number-columns-repeated="1638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32" table:style-name="ce1">
            <text:p>32</text:p>
          </table:table-cell>
          <table:table-cell table:number-columns-repeated="1638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34" table:style-name="ce1">
            <text:p>34</text:p>
          </table:table-cell>
          <table:table-cell table:number-columns-repeated="1638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36" table:style-name="ce1">
            <text:p>36</text:p>
          </table:table-cell>
          <table:table-cell table:number-columns-repeated="1638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38" table:style-name="ce1">
            <text:p>38</text:p>
          </table:table-cell>
          <table:table-cell table:number-columns-repeated="1638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40" table:style-name="ce1">
            <text:p>40</text:p>
          </table:table-cell>
          <table:table-cell table:number-columns-repeated="1638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42" table:style-name="ce1">
            <text:p>42</text:p>
          </table:table-cell>
          <table:table-cell table:number-columns-repeated="1638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44" table:style-name="ce1">
            <text:p>44</text:p>
          </table:table-cell>
          <table:table-cell table:number-columns-repeated="1638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46" table:style-name="ce1">
            <text:p>46</text:p>
          </table:table-cell>
          <table:table-cell table:number-columns-repeated="1638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48" table:style-name="ce1">
            <text:p>48</text:p>
          </table:table-cell>
          <table:table-cell table:number-columns-repeated="1638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50" table:style-name="ce1">
            <text:p>50</text:p>
          </table:table-cell>
          <table:table-cell table:number-columns-repeated="1638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52" table:style-name="ce1">
            <text:p>52</text:p>
          </table:table-cell>
          <table:table-cell table:number-columns-repeated="1638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54" table:style-name="ce1">
            <text:p>54</text:p>
          </table:table-cell>
          <table:table-cell table:number-columns-repeated="1638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56" table:style-name="ce1">
            <text:p>56</text:p>
          </table:table-cell>
          <table:table-cell table:number-columns-repeated="1638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62" table:style-name="ce1">
            <text:p>62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2" table:style-name="ce1">
            <text:p>12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4" table:style-name="ce1">
            <text:p>14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6" table:style-name="ce1">
            <text:p>16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8" table:style-name="ce1">
            <text:p>18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2" table:style-name="ce1">
            <text:p>22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4" table:style-name="ce1">
            <text:p>24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6" table:style-name="ce1">
            <text:p>26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8" table:style-name="ce1">
            <text:p>28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32" table:style-name="ce1">
            <text:p>32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34" table:style-name="ce1">
            <text:p>34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36" table:style-name="ce1">
            <text:p>36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38" table:style-name="ce1">
            <text:p>38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40" table:style-name="ce1">
            <text:p>40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42" table:style-name="ce1">
            <text:p>42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44" table:style-name="ce1">
            <text:p>44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46" table:style-name="ce1">
            <text:p>46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48" table:style-name="ce1">
            <text:p>48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0" table:style-name="ce1">
            <text:p>50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2" table:style-name="ce1">
            <text:p>52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4" table:style-name="ce1">
            <text:p>54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6" table:style-name="ce1">
            <text:p>56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62" table:style-name="ce1">
            <text:p>62</text:p>
          </table:table-cell>
          <table:table-cell table:number-columns-repeated="16382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2" table:style-name="ce1">
            <text:p>12</text:p>
          </table:table-cell>
          <table:table-cell table:number-columns-repeated="16382"/>
        </table:table-row>
        <table:table-row table:number-rows-repeated="1047577" table:style-name="ro1">
          <table:table-cell table:number-columns-repeated="16384"/>
        </table:table-row>
      </table:table>
      <table:table table:name="Sheet2" table:style-name="ta1">
        <table:table-column table:style-name="co1" table:number-columns-repeated="3" table:default-cell-style-name="ce1"/>
        <table:table-column table:style-name="co2" table:number-columns-repeated="16381" table:default-cell-style-name="ce1"/>
        <table:table-row table:style-name="ro1">
          <table:table-cell office:value-type="float" office:value="35.069485999999998" table:style-name="ce1">
            <text:p>35.069486</text:p>
          </table:table-cell>
          <table:table-cell office:value-type="float" office:value="12.623194" table:style-name="ce1">
            <text:p>12.623194</text:p>
          </table:table-cell>
          <table:table-cell table:style-name="ce1">
            <draw:frame xmlns:presentation="urn:oasis:names:tc:opendocument:xmlns:presentation:1.0" draw:z-index="1" draw:id="id1" draw:style-name="a1" draw:name="Chart 1" svg:x="0.0398in" svg:y="0.0394in" svg:width="15.1496in" svg:height="9.1598in" style:rel-width="scale" style:rel-height="scale">
              <draw:object xlink:href="Object 2/" xlink:type="simple" xlink:show="embed" xlink:actuate="onLoad"/>
              <svg:desc/>
            </draw:frame>
          </table:table-cell>
          <table:table-cell table:number-columns-repeated="16381"/>
        </table:table-row>
        <table:table-row table:style-name="ro1">
          <table:table-cell office:value-type="float" office:value="39.811447000000001" table:style-name="ce1">
            <text:p>39.811447</text:p>
          </table:table-cell>
          <table:table-cell office:value-type="float" office:value="27.802392000000001" table:style-name="ce1">
            <text:p>27.802392</text:p>
          </table:table-cell>
          <table:table-cell table:number-columns-repeated="16382"/>
        </table:table-row>
        <table:table-row table:style-name="ro1">
          <table:table-cell office:value-type="float" office:value="33.656917" table:style-name="ce1">
            <text:p>33.656917</text:p>
          </table:table-cell>
          <table:table-cell office:value-type="float" office:value="9.3453560000000007" table:style-name="ce1">
            <text:p>9.345356</text:p>
          </table:table-cell>
          <table:table-cell table:number-columns-repeated="16382"/>
        </table:table-row>
        <table:table-row table:style-name="ro1">
          <table:table-cell office:value-type="float" office:value="2.4948049999999999" table:style-name="ce1">
            <text:p>2.494805</text:p>
          </table:table-cell>
          <table:table-cell office:value-type="float" office:value="49.657907000000002" table:style-name="ce1">
            <text:p>49.657907</text:p>
          </table:table-cell>
          <table:table-cell table:number-columns-repeated="16382"/>
        </table:table-row>
        <table:table-row table:style-name="ro1">
          <table:table-cell office:value-type="float" office:value="27.286373000000001" table:style-name="ce1">
            <text:p>27.286373</text:p>
          </table:table-cell>
          <table:table-cell office:value-type="float" office:value="40.280796000000002" table:style-name="ce1">
            <text:p>40.280796</text:p>
          </table:table-cell>
          <table:table-cell table:number-columns-repeated="16382"/>
        </table:table-row>
        <table:table-row table:style-name="ro1">
          <table:table-cell office:value-type="float" office:value="35.152656999999998" table:style-name="ce1">
            <text:p>35.152657</text:p>
          </table:table-cell>
          <table:table-cell office:value-type="float" office:value="11.407291000000001" table:style-name="ce1">
            <text:p>11.407291</text:p>
          </table:table-cell>
          <table:table-cell table:number-columns-repeated="16382"/>
        </table:table-row>
        <table:table-row table:style-name="ro1">
          <table:table-cell office:value-type="float" office:value="61.669697999999997" table:style-name="ce1">
            <text:p>61.669698</text:p>
          </table:table-cell>
          <table:table-cell office:value-type="float" office:value="0.30010999999999999" table:style-name="ce1">
            <text:p>0.30011</text:p>
          </table:table-cell>
          <table:table-cell table:number-columns-repeated="16382"/>
        </table:table-row>
        <table:table-row table:style-name="ro1">
          <table:table-cell office:value-type="float" office:value="42.548341999999998" table:style-name="ce1">
            <text:p>42.548342</text:p>
          </table:table-cell>
          <table:table-cell office:value-type="float" office:value="8.2069829999999993" table:style-name="ce1">
            <text:p>8.206983</text:p>
          </table:table-cell>
          <table:table-cell table:number-columns-repeated="16382"/>
        </table:table-row>
        <table:table-row table:style-name="ro1">
          <table:table-cell office:value-type="float" office:value="56.199880999999998" table:style-name="ce1">
            <text:p>56.199881</text:p>
          </table:table-cell>
          <table:table-cell office:value-type="float" office:value="0.48230499999999998" table:style-name="ce1">
            <text:p>0.482305</text:p>
          </table:table-cell>
          <table:table-cell table:number-columns-repeated="16382"/>
        </table:table-row>
        <table:table-row table:style-name="ro1">
          <table:table-cell office:value-type="float" office:value="60.817731999999999" table:style-name="ce1">
            <text:p>60.817732</text:p>
          </table:table-cell>
          <table:table-cell office:value-type="float" office:value="52.681618" table:style-name="ce1">
            <text:p>52.681618</text:p>
          </table:table-cell>
          <table:table-cell table:number-columns-repeated="16382"/>
        </table:table-row>
        <table:table-row table:style-name="ro1">
          <table:table-cell office:value-type="float" office:value="26.014901999999999" table:style-name="ce1">
            <text:p>26.014902</text:p>
          </table:table-cell>
          <table:table-cell office:value-type="float" office:value="51.538998999999997" table:style-name="ce1">
            <text:p>51.538999</text:p>
          </table:table-cell>
          <table:table-cell table:number-columns-repeated="16382"/>
        </table:table-row>
        <table:table-row table:style-name="ro1">
          <table:table-cell office:value-type="float" office:value="38.029063999999998" table:style-name="ce1">
            <text:p>38.029064</text:p>
          </table:table-cell>
          <table:table-cell office:value-type="float" office:value="37.279077999999998" table:style-name="ce1">
            <text:p>37.279078</text:p>
          </table:table-cell>
          <table:table-cell table:number-columns-repeated="16382"/>
        </table:table-row>
        <table:table-row table:style-name="ro1">
          <table:table-cell office:value-type="float" office:value="4.2603099999999996" table:style-name="ce1">
            <text:p>4.26031</text:p>
          </table:table-cell>
          <table:table-cell office:value-type="float" office:value="18.011175999999999" table:style-name="ce1">
            <text:p>18.011176</text:p>
          </table:table-cell>
          <table:table-cell table:number-columns-repeated="16382"/>
        </table:table-row>
        <table:table-row table:style-name="ro1">
          <table:table-cell office:value-type="float" office:value="55.896608999999998" table:style-name="ce1">
            <text:p>55.896609</text:p>
          </table:table-cell>
          <table:table-cell office:value-type="float" office:value="57.996104000000003" table:style-name="ce1">
            <text:p>57.996104</text:p>
          </table:table-cell>
          <table:table-cell table:number-columns-repeated="16382"/>
        </table:table-row>
        <table:table-row table:style-name="ro1">
          <table:table-cell office:value-type="float" office:value="37.183458999999999" table:style-name="ce1">
            <text:p>37.183459</text:p>
          </table:table-cell>
          <table:table-cell office:value-type="float" office:value="9.9979069999999997" table:style-name="ce1">
            <text:p>9.997907</text:p>
          </table:table-cell>
          <table:table-cell table:number-columns-repeated="16382"/>
        </table:table-row>
        <table:table-row table:style-name="ro1">
          <table:table-cell office:value-type="float" office:value="37.467450999999997" table:style-name="ce1">
            <text:p>37.467451</text:p>
          </table:table-cell>
          <table:table-cell office:value-type="float" office:value="10.926632" table:style-name="ce1">
            <text:p>10.926632</text:p>
          </table:table-cell>
          <table:table-cell table:number-columns-repeated="16382"/>
        </table:table-row>
        <table:table-row table:style-name="ro1">
          <table:table-cell office:value-type="float" office:value="35.893586999999997" table:style-name="ce1">
            <text:p>35.893587</text:p>
          </table:table-cell>
          <table:table-cell office:value-type="float" office:value="11.659352" table:style-name="ce1">
            <text:p>11.659352</text:p>
          </table:table-cell>
          <table:table-cell table:number-columns-repeated="16382"/>
        </table:table-row>
        <table:table-row table:style-name="ro1">
          <table:table-cell office:value-type="float" office:value="30.402923000000001" table:style-name="ce1">
            <text:p>30.402923</text:p>
          </table:table-cell>
          <table:table-cell office:value-type="float" office:value="7.2555719999999999" table:style-name="ce1">
            <text:p>7.255572</text:p>
          </table:table-cell>
          <table:table-cell table:number-columns-repeated="16382"/>
        </table:table-row>
        <table:table-row table:style-name="ro1">
          <table:table-cell office:value-type="float" office:value="23.205855" table:style-name="ce1">
            <text:p>23.205855</text:p>
          </table:table-cell>
          <table:table-cell office:value-type="float" office:value="57.805633" table:style-name="ce1">
            <text:p>57.805633</text:p>
          </table:table-cell>
          <table:table-cell table:number-columns-repeated="16382"/>
        </table:table-row>
        <table:table-row table:style-name="ro1">
          <table:table-cell office:value-type="float" office:value="37.712749000000002" table:style-name="ce1">
            <text:p>37.712749</text:p>
          </table:table-cell>
          <table:table-cell office:value-type="float" office:value="10.331961" table:style-name="ce1">
            <text:p>10.331961</text:p>
          </table:table-cell>
          <table:table-cell table:number-columns-repeated="16382"/>
        </table:table-row>
        <table:table-row table:style-name="ro1">
          <table:table-cell office:value-type="float" office:value="15.799504000000001" table:style-name="ce1">
            <text:p>15.799504</text:p>
          </table:table-cell>
          <table:table-cell office:value-type="float" office:value="57.743209999999998" table:style-name="ce1">
            <text:p>57.74321</text:p>
          </table:table-cell>
          <table:table-cell table:number-columns-repeated="16382"/>
        </table:table-row>
        <table:table-row table:style-name="ro1">
          <table:table-cell office:value-type="float" office:value="40.368986" table:style-name="ce1">
            <text:p>40.368986</text:p>
          </table:table-cell>
          <table:table-cell office:value-type="float" office:value="37.162260000000003" table:style-name="ce1">
            <text:p>37.16226</text:p>
          </table:table-cell>
          <table:table-cell table:number-columns-repeated="16382"/>
        </table:table-row>
        <table:table-row table:style-name="ro1">
          <table:table-cell office:value-type="float" office:value="36.750388000000001" table:style-name="ce1">
            <text:p>36.750388</text:p>
          </table:table-cell>
          <table:table-cell office:value-type="float" office:value="12.517543999999999" table:style-name="ce1">
            <text:p>12.517544</text:p>
          </table:table-cell>
          <table:table-cell table:number-columns-repeated="16382"/>
        </table:table-row>
        <table:table-row table:style-name="ro1">
          <table:table-cell office:value-type="float" office:value="62.17698" table:style-name="ce1">
            <text:p>62.17698</text:p>
          </table:table-cell>
          <table:table-cell office:value-type="float" office:value="0.78153700000000004" table:style-name="ce1">
            <text:p>0.781537</text:p>
          </table:table-cell>
          <table:table-cell table:number-columns-repeated="16382"/>
        </table:table-row>
        <table:table-row table:style-name="ro1">
          <table:table-cell office:value-type="float" office:value="60.474339999999998" table:style-name="ce1">
            <text:p>60.47434</text:p>
          </table:table-cell>
          <table:table-cell office:value-type="float" office:value="0.68443399999999999" table:style-name="ce1">
            <text:p>0.684434</text:p>
          </table:table-cell>
          <table:table-cell table:number-columns-repeated="16382"/>
        </table:table-row>
        <table:table-row table:style-name="ro1">
          <table:table-cell office:value-type="float" office:value="32.413485999999999" table:style-name="ce1">
            <text:p>32.413486</text:p>
          </table:table-cell>
          <table:table-cell office:value-type="float" office:value="8.4920849999999994" table:style-name="ce1">
            <text:p>8.492085</text:p>
          </table:table-cell>
          <table:table-cell table:number-columns-repeated="16382"/>
        </table:table-row>
        <table:table-row table:style-name="ro1">
          <table:table-cell office:value-type="float" office:value="33.657116000000002" table:style-name="ce1">
            <text:p>33.657116</text:p>
          </table:table-cell>
          <table:table-cell office:value-type="float" office:value="3.54494" table:style-name="ce1">
            <text:p>3.54494</text:p>
          </table:table-cell>
          <table:table-cell table:number-columns-repeated="16382"/>
        </table:table-row>
        <table:table-row table:style-name="ro1">
          <table:table-cell office:value-type="float" office:value="10.280154" table:style-name="ce1">
            <text:p>10.280154</text:p>
          </table:table-cell>
          <table:table-cell office:value-type="float" office:value="40.054461000000003" table:style-name="ce1">
            <text:p>40.054461</text:p>
          </table:table-cell>
          <table:table-cell table:number-columns-repeated="16382"/>
        </table:table-row>
        <table:table-row table:style-name="ro1">
          <table:table-cell office:value-type="float" office:value="31.221408" table:style-name="ce1">
            <text:p>31.221408</text:p>
          </table:table-cell>
          <table:table-cell office:value-type="float" office:value="14.687369" table:style-name="ce1">
            <text:p>14.687369</text:p>
          </table:table-cell>
          <table:table-cell table:number-columns-repeated="16382"/>
        </table:table-row>
        <table:table-row table:style-name="ro1">
          <table:table-cell office:value-type="float" office:value="61.122098999999999" table:style-name="ce1">
            <text:p>61.122099</text:p>
          </table:table-cell>
          <table:table-cell office:value-type="float" office:value="34.256379000000003" table:style-name="ce1">
            <text:p>34.256379</text:p>
          </table:table-cell>
          <table:table-cell table:number-columns-repeated="16382"/>
        </table:table-row>
        <table:table-row table:style-name="ro1">
          <table:table-cell office:value-type="float" office:value="36.568565999999997" table:style-name="ce1">
            <text:p>36.568566</text:p>
          </table:table-cell>
          <table:table-cell office:value-type="float" office:value="3.1324969999999999" table:style-name="ce1">
            <text:p>3.132497</text:p>
          </table:table-cell>
          <table:table-cell table:number-columns-repeated="16382"/>
        </table:table-row>
        <table:table-row table:style-name="ro1">
          <table:table-cell office:value-type="float" office:value="37.389609" table:style-name="ce1">
            <text:p>37.389609</text:p>
          </table:table-cell>
          <table:table-cell office:value-type="float" office:value="11.828303999999999" table:style-name="ce1">
            <text:p>11.828304</text:p>
          </table:table-cell>
          <table:table-cell table:number-columns-repeated="16382"/>
        </table:table-row>
        <table:table-row table:style-name="ro1">
          <table:table-cell office:value-type="float" office:value="61.514974000000002" table:style-name="ce1">
            <text:p>61.514974</text:p>
          </table:table-cell>
          <table:table-cell office:value-type="float" office:value="26.663271000000002" table:style-name="ce1">
            <text:p>26.663271</text:p>
          </table:table-cell>
          <table:table-cell table:number-columns-repeated="16382"/>
        </table:table-row>
        <table:table-row table:style-name="ro1">
          <table:table-cell office:value-type="float" office:value="22.449448" table:style-name="ce1">
            <text:p>22.449448</text:p>
          </table:table-cell>
          <table:table-cell office:value-type="float" office:value="1.9437260000000001" table:style-name="ce1">
            <text:p>1.943726</text:p>
          </table:table-cell>
          <table:table-cell table:number-columns-repeated="16382"/>
        </table:table-row>
        <table:table-row table:style-name="ro1">
          <table:table-cell office:value-type="float" office:value="19.253143000000001" table:style-name="ce1">
            <text:p>19.253143</text:p>
          </table:table-cell>
          <table:table-cell office:value-type="float" office:value="25.640485000000002" table:style-name="ce1">
            <text:p>25.640485</text:p>
          </table:table-cell>
          <table:table-cell table:number-columns-repeated="16382"/>
        </table:table-row>
        <table:table-row table:style-name="ro1">
          <table:table-cell office:value-type="float" office:value="29.439153000000001" table:style-name="ce1">
            <text:p>29.439153</text:p>
          </table:table-cell>
          <table:table-cell office:value-type="float" office:value="4.9997850000000001" table:style-name="ce1">
            <text:p>4.999785</text:p>
          </table:table-cell>
          <table:table-cell table:number-columns-repeated="16382"/>
        </table:table-row>
        <table:table-row table:style-name="ro1">
          <table:table-cell office:value-type="float" office:value="37.333463999999999" table:style-name="ce1">
            <text:p>37.333464</text:p>
          </table:table-cell>
          <table:table-cell office:value-type="float" office:value="10.669833000000001" table:style-name="ce1">
            <text:p>10.669833</text:p>
          </table:table-cell>
          <table:table-cell table:number-columns-repeated="16382"/>
        </table:table-row>
        <table:table-row table:style-name="ro1">
          <table:table-cell office:value-type="float" office:value="1.7287049999999999" table:style-name="ce1">
            <text:p>1.728705</text:p>
          </table:table-cell>
          <table:table-cell office:value-type="float" office:value="4.5083770000000003" table:style-name="ce1">
            <text:p>4.508377</text:p>
          </table:table-cell>
          <table:table-cell table:number-columns-repeated="16382"/>
        </table:table-row>
        <table:table-row table:style-name="ro1">
          <table:table-cell office:value-type="float" office:value="36.673749999999998" table:style-name="ce1">
            <text:p>36.67375</text:p>
          </table:table-cell>
          <table:table-cell office:value-type="float" office:value="13.525791" table:style-name="ce1">
            <text:p>13.525791</text:p>
          </table:table-cell>
          <table:table-cell table:number-columns-repeated="16382"/>
        </table:table-row>
        <table:table-row table:style-name="ro1">
          <table:table-cell office:value-type="float" office:value="37.235171999999999" table:style-name="ce1">
            <text:p>37.235172</text:p>
          </table:table-cell>
          <table:table-cell office:value-type="float" office:value="11.952474" table:style-name="ce1">
            <text:p>11.952474</text:p>
          </table:table-cell>
          <table:table-cell table:number-columns-repeated="16382"/>
        </table:table-row>
        <table:table-row table:style-name="ro1">
          <table:table-cell office:value-type="float" office:value="7.3782050000000003" table:style-name="ce1">
            <text:p>7.378205</text:p>
          </table:table-cell>
          <table:table-cell office:value-type="float" office:value="5.6184589999999996" table:style-name="ce1">
            <text:p>5.618459</text:p>
          </table:table-cell>
          <table:table-cell table:number-columns-repeated="16382"/>
        </table:table-row>
        <table:table-row table:style-name="ro1">
          <table:table-cell office:value-type="float" office:value="38.212809" table:style-name="ce1">
            <text:p>38.212809</text:p>
          </table:table-cell>
          <table:table-cell office:value-type="float" office:value="10.932369" table:style-name="ce1">
            <text:p>10.932369</text:p>
          </table:table-cell>
          <table:table-cell table:number-columns-repeated="16382"/>
        </table:table-row>
        <table:table-row table:style-name="ro1">
          <table:table-cell office:value-type="float" office:value="35.535350000000001" table:style-name="ce1">
            <text:p>35.53535</text:p>
          </table:table-cell>
          <table:table-cell office:value-type="float" office:value="9.5028249999999996" table:style-name="ce1">
            <text:p>9.502825</text:p>
          </table:table-cell>
          <table:table-cell table:number-columns-repeated="16382"/>
        </table:table-row>
        <table:table-row table:style-name="ro1">
          <table:table-cell office:value-type="float" office:value="48.388050999999997" table:style-name="ce1">
            <text:p>48.388051</text:p>
          </table:table-cell>
          <table:table-cell office:value-type="float" office:value="13.172332000000001" table:style-name="ce1">
            <text:p>13.172332</text:p>
          </table:table-cell>
          <table:table-cell table:number-columns-repeated="16382"/>
        </table:table-row>
        <table:table-row table:style-name="ro1">
          <table:table-cell office:value-type="float" office:value="6.4976320000000003" table:style-name="ce1">
            <text:p>6.497632</text:p>
          </table:table-cell>
          <table:table-cell office:value-type="float" office:value="20.735365999999999" table:style-name="ce1">
            <text:p>20.735366</text:p>
          </table:table-cell>
          <table:table-cell table:number-columns-repeated="16382"/>
        </table:table-row>
        <table:table-row table:style-name="ro1">
          <table:table-cell office:value-type="float" office:value="60.304271999999997" table:style-name="ce1">
            <text:p>60.304272</text:p>
          </table:table-cell>
          <table:table-cell office:value-type="float" office:value="1.096595" table:style-name="ce1">
            <text:p>1.096595</text:p>
          </table:table-cell>
          <table:table-cell table:number-columns-repeated="16382"/>
        </table:table-row>
        <table:table-row table:style-name="ro1">
          <table:table-cell office:value-type="float" office:value="11.936813000000001" table:style-name="ce1">
            <text:p>11.936813</text:p>
          </table:table-cell>
          <table:table-cell office:value-type="float" office:value="55.500875000000001" table:style-name="ce1">
            <text:p>55.500875</text:p>
          </table:table-cell>
          <table:table-cell table:number-columns-repeated="16382"/>
        </table:table-row>
        <table:table-row table:style-name="ro1">
          <table:table-cell office:value-type="float" office:value="38.765723000000001" table:style-name="ce1">
            <text:p>38.765723</text:p>
          </table:table-cell>
          <table:table-cell office:value-type="float" office:value="11.398080999999999" table:style-name="ce1">
            <text:p>11.398081</text:p>
          </table:table-cell>
          <table:table-cell table:number-columns-repeated="16382"/>
        </table:table-row>
        <table:table-row table:style-name="ro1">
          <table:table-cell office:value-type="float" office:value="34.853042000000002" table:style-name="ce1">
            <text:p>34.853042</text:p>
          </table:table-cell>
          <table:table-cell office:value-type="float" office:value="16.120735" table:style-name="ce1">
            <text:p>16.120735</text:p>
          </table:table-cell>
          <table:table-cell table:number-columns-repeated="16382"/>
        </table:table-row>
        <table:table-row table:style-name="ro1">
          <table:table-cell office:value-type="float" office:value="44.629815999999998" table:style-name="ce1">
            <text:p>44.629816</text:p>
          </table:table-cell>
          <table:table-cell office:value-type="float" office:value="24.681892999999999" table:style-name="ce1">
            <text:p>24.681893</text:p>
          </table:table-cell>
          <table:table-cell table:number-columns-repeated="16382"/>
        </table:table-row>
        <table:table-row table:style-name="ro1">
          <table:table-cell office:value-type="float" office:value="34.081330000000001" table:style-name="ce1">
            <text:p>34.08133</text:p>
          </table:table-cell>
          <table:table-cell office:value-type="float" office:value="28.510369000000001" table:style-name="ce1">
            <text:p>28.510369</text:p>
          </table:table-cell>
          <table:table-cell table:number-columns-repeated="16382"/>
        </table:table-row>
        <table:table-row table:style-name="ro1">
          <table:table-cell office:value-type="float" office:value="45.042282999999998" table:style-name="ce1">
            <text:p>45.042283</text:p>
          </table:table-cell>
          <table:table-cell office:value-type="float" office:value="37.928476000000003" table:style-name="ce1">
            <text:p>37.928476</text:p>
          </table:table-cell>
          <table:table-cell table:number-columns-repeated="16382"/>
        </table:table-row>
        <table:table-row table:style-name="ro1">
          <table:table-cell office:value-type="float" office:value="37.285153000000001" table:style-name="ce1">
            <text:p>37.285153</text:p>
          </table:table-cell>
          <table:table-cell office:value-type="float" office:value="12.782729" table:style-name="ce1">
            <text:p>12.782729</text:p>
          </table:table-cell>
          <table:table-cell table:number-columns-repeated="16382"/>
        </table:table-row>
        <table:table-row table:style-name="ro1">
          <table:table-cell office:value-type="float" office:value="28.806668999999999" table:style-name="ce1">
            <text:p>28.806669</text:p>
          </table:table-cell>
          <table:table-cell office:value-type="float" office:value="7.5848880000000003" table:style-name="ce1">
            <text:p>7.584888</text:p>
          </table:table-cell>
          <table:table-cell table:number-columns-repeated="16382"/>
        </table:table-row>
        <table:table-row table:style-name="ro1">
          <table:table-cell office:value-type="float" office:value="35.194167999999998" table:style-name="ce1">
            <text:p>35.194168</text:p>
          </table:table-cell>
          <table:table-cell office:value-type="float" office:value="12.940305" table:style-name="ce1">
            <text:p>12.940305</text:p>
          </table:table-cell>
          <table:table-cell table:number-columns-repeated="16382"/>
        </table:table-row>
        <table:table-row table:style-name="ro1">
          <table:table-cell office:value-type="float" office:value="62.197552000000002" table:style-name="ce1">
            <text:p>62.197552</text:p>
          </table:table-cell>
          <table:table-cell office:value-type="float" office:value="61.283419000000002" table:style-name="ce1">
            <text:p>61.283419</text:p>
          </table:table-cell>
          <table:table-cell table:number-columns-repeated="16382"/>
        </table:table-row>
        <table:table-row table:style-name="ro1">
          <table:table-cell office:value-type="float" office:value="19.919998" table:style-name="ce1">
            <text:p>19.919998</text:p>
          </table:table-cell>
          <table:table-cell office:value-type="float" office:value="2.2879109999999998" table:style-name="ce1">
            <text:p>2.287911</text:p>
          </table:table-cell>
          <table:table-cell table:number-columns-repeated="16382"/>
        </table:table-row>
        <table:table-row table:style-name="ro1">
          <table:table-cell office:value-type="float" office:value="57.556764000000001" table:style-name="ce1">
            <text:p>57.556764</text:p>
          </table:table-cell>
          <table:table-cell office:value-type="float" office:value="2.3694459999999999" table:style-name="ce1">
            <text:p>2.369446</text:p>
          </table:table-cell>
          <table:table-cell table:number-columns-repeated="16382"/>
        </table:table-row>
        <table:table-row table:style-name="ro1">
          <table:table-cell office:value-type="float" office:value="7.1506769999999999" table:style-name="ce1">
            <text:p>7.150677</text:p>
          </table:table-cell>
          <table:table-cell office:value-type="float" office:value="59.395721000000002" table:style-name="ce1">
            <text:p>59.395721</text:p>
          </table:table-cell>
          <table:table-cell table:number-columns-repeated="16382"/>
        </table:table-row>
        <table:table-row table:style-name="ro1">
          <table:table-cell office:value-type="float" office:value="58.729486000000001" table:style-name="ce1">
            <text:p>58.729486</text:p>
          </table:table-cell>
          <table:table-cell office:value-type="float" office:value="61.810160000000003" table:style-name="ce1">
            <text:p>61.81016</text:p>
          </table:table-cell>
          <table:table-cell table:number-columns-repeated="16382"/>
        </table:table-row>
        <table:table-row table:style-name="ro1">
          <table:table-cell office:value-type="float" office:value="37.747061000000002" table:style-name="ce1">
            <text:p>37.747061</text:p>
          </table:table-cell>
          <table:table-cell office:value-type="float" office:value="51.001466999999998" table:style-name="ce1">
            <text:p>51.001467</text:p>
          </table:table-cell>
          <table:table-cell table:number-columns-repeated="16382"/>
        </table:table-row>
        <table:table-row table:style-name="ro1">
          <table:table-cell office:value-type="float" office:value="18.276554000000001" table:style-name="ce1">
            <text:p>18.276554</text:p>
          </table:table-cell>
          <table:table-cell office:value-type="float" office:value="28.728076999999999" table:style-name="ce1">
            <text:p>28.728077</text:p>
          </table:table-cell>
          <table:table-cell table:number-columns-repeated="16382"/>
        </table:table-row>
        <table:table-row table:style-name="ro1">
          <table:table-cell office:value-type="float" office:value="37.781014999999996" table:style-name="ce1">
            <text:p>37.781015</text:p>
          </table:table-cell>
          <table:table-cell office:value-type="float" office:value="11.682156000000001" table:style-name="ce1">
            <text:p>11.682156</text:p>
          </table:table-cell>
          <table:table-cell table:number-columns-repeated="16382"/>
        </table:table-row>
        <table:table-row table:style-name="ro1">
          <table:table-cell office:value-type="float" office:value="34.296149" table:style-name="ce1">
            <text:p>34.296149</text:p>
          </table:table-cell>
          <table:table-cell office:value-type="float" office:value="2.8064149999999999" table:style-name="ce1">
            <text:p>2.806415</text:p>
          </table:table-cell>
          <table:table-cell table:number-columns-repeated="16382"/>
        </table:table-row>
        <table:table-row table:style-name="ro1">
          <table:table-cell office:value-type="float" office:value="57.248103" table:style-name="ce1">
            <text:p>57.248103</text:p>
          </table:table-cell>
          <table:table-cell office:value-type="float" office:value="52.548701000000001" table:style-name="ce1">
            <text:p>52.548701</text:p>
          </table:table-cell>
          <table:table-cell table:number-columns-repeated="16382"/>
        </table:table-row>
        <table:table-row table:style-name="ro1">
          <table:table-cell office:value-type="float" office:value="34.764290000000003" table:style-name="ce1">
            <text:p>34.76429</text:p>
          </table:table-cell>
          <table:table-cell office:value-type="float" office:value="10.559302000000001" table:style-name="ce1">
            <text:p>10.559302</text:p>
          </table:table-cell>
          <table:table-cell table:number-columns-repeated="16382"/>
        </table:table-row>
        <table:table-row table:style-name="ro1">
          <table:table-cell office:value-type="float" office:value="34.618326000000003" table:style-name="ce1">
            <text:p>34.618326</text:p>
          </table:table-cell>
          <table:table-cell office:value-type="float" office:value="12.837065000000001" table:style-name="ce1">
            <text:p>12.837065</text:p>
          </table:table-cell>
          <table:table-cell table:number-columns-repeated="16382"/>
        </table:table-row>
        <table:table-row table:style-name="ro1">
          <table:table-cell office:value-type="float" office:value="60.842975000000003" table:style-name="ce1">
            <text:p>60.842975</text:p>
          </table:table-cell>
          <table:table-cell office:value-type="float" office:value="2.891327" table:style-name="ce1">
            <text:p>2.891327</text:p>
          </table:table-cell>
          <table:table-cell table:number-columns-repeated="16382"/>
        </table:table-row>
        <table:table-row table:style-name="ro1">
          <table:table-cell office:value-type="float" office:value="12.092618999999999" table:style-name="ce1">
            <text:p>12.092619</text:p>
          </table:table-cell>
          <table:table-cell office:value-type="float" office:value="8.4957170000000009" table:style-name="ce1">
            <text:p>8.495717</text:p>
          </table:table-cell>
          <table:table-cell table:number-columns-repeated="16382"/>
        </table:table-row>
        <table:table-row table:style-name="ro1">
          <table:table-cell office:value-type="float" office:value="59.88608" table:style-name="ce1">
            <text:p>59.88608</text:p>
          </table:table-cell>
          <table:table-cell office:value-type="float" office:value="1.957103" table:style-name="ce1">
            <text:p>1.957103</text:p>
          </table:table-cell>
          <table:table-cell table:number-columns-repeated="16382"/>
        </table:table-row>
        <table:table-row table:style-name="ro1">
          <table:table-cell office:value-type="float" office:value="28.284723" table:style-name="ce1">
            <text:p>28.284723</text:p>
          </table:table-cell>
          <table:table-cell office:value-type="float" office:value="6.0778420000000004" table:style-name="ce1">
            <text:p>6.077842</text:p>
          </table:table-cell>
          <table:table-cell table:number-columns-repeated="16382"/>
        </table:table-row>
        <table:table-row table:style-name="ro1">
          <table:table-cell office:value-type="float" office:value="25.322944" table:style-name="ce1">
            <text:p>25.322944</text:p>
          </table:table-cell>
          <table:table-cell office:value-type="float" office:value="22.421308" table:style-name="ce1">
            <text:p>22.421308</text:p>
          </table:table-cell>
          <table:table-cell table:number-columns-repeated="16382"/>
        </table:table-row>
        <table:table-row table:style-name="ro1">
          <table:table-cell office:value-type="float" office:value="35.913733000000001" table:style-name="ce1">
            <text:p>35.913733</text:p>
          </table:table-cell>
          <table:table-cell office:value-type="float" office:value="10.962125" table:style-name="ce1">
            <text:p>10.962125</text:p>
          </table:table-cell>
          <table:table-cell table:number-columns-repeated="16382"/>
        </table:table-row>
        <table:table-row table:style-name="ro1">
          <table:table-cell office:value-type="float" office:value="36.671886999999998" table:style-name="ce1">
            <text:p>36.671887</text:p>
          </table:table-cell>
          <table:table-cell office:value-type="float" office:value="12.027875" table:style-name="ce1">
            <text:p>12.027875</text:p>
          </table:table-cell>
          <table:table-cell table:number-columns-repeated="16382"/>
        </table:table-row>
        <table:table-row table:style-name="ro1">
          <table:table-cell office:value-type="float" office:value="24.435500000000001" table:style-name="ce1">
            <text:p>24.4355</text:p>
          </table:table-cell>
          <table:table-cell office:value-type="float" office:value="36.852457999999999" table:style-name="ce1">
            <text:p>36.852458</text:p>
          </table:table-cell>
          <table:table-cell table:number-columns-repeated="16382"/>
        </table:table-row>
        <table:table-row table:style-name="ro1">
          <table:table-cell office:value-type="float" office:value="35.512365000000003" table:style-name="ce1">
            <text:p>35.512365</text:p>
          </table:table-cell>
          <table:table-cell office:value-type="float" office:value="8.4517360000000004" table:style-name="ce1">
            <text:p>8.451736</text:p>
          </table:table-cell>
          <table:table-cell table:number-columns-repeated="16382"/>
        </table:table-row>
        <table:table-row table:style-name="ro1">
          <table:table-cell office:value-type="float" office:value="1.0500119999999999" table:style-name="ce1">
            <text:p>1.050012</text:p>
          </table:table-cell>
          <table:table-cell office:value-type="float" office:value="43.727992999999998" table:style-name="ce1">
            <text:p>43.727993</text:p>
          </table:table-cell>
          <table:table-cell table:number-columns-repeated="16382"/>
        </table:table-row>
        <table:table-row table:style-name="ro1">
          <table:table-cell office:value-type="float" office:value="58.336962" table:style-name="ce1">
            <text:p>58.336962</text:p>
          </table:table-cell>
          <table:table-cell office:value-type="float" office:value="37.256453999999998" table:style-name="ce1">
            <text:p>37.256454</text:p>
          </table:table-cell>
          <table:table-cell table:number-columns-repeated="16382"/>
        </table:table-row>
        <table:table-row table:style-name="ro1">
          <table:table-cell office:value-type="float" office:value="37.241118999999998" table:style-name="ce1">
            <text:p>37.241119</text:p>
          </table:table-cell>
          <table:table-cell office:value-type="float" office:value="9.6019810000000003" table:style-name="ce1">
            <text:p>9.601981</text:p>
          </table:table-cell>
          <table:table-cell table:number-columns-repeated="16382"/>
        </table:table-row>
        <table:table-row table:style-name="ro1">
          <table:table-cell office:value-type="float" office:value="35.861403000000003" table:style-name="ce1">
            <text:p>35.861403</text:p>
          </table:table-cell>
          <table:table-cell office:value-type="float" office:value="10.896799" table:style-name="ce1">
            <text:p>10.896799</text:p>
          </table:table-cell>
          <table:table-cell table:number-columns-repeated="16382"/>
        </table:table-row>
        <table:table-row table:style-name="ro1">
          <table:table-cell office:value-type="float" office:value="50.198107999999998" table:style-name="ce1">
            <text:p>50.198108</text:p>
          </table:table-cell>
          <table:table-cell office:value-type="float" office:value="22.893007999999998" table:style-name="ce1">
            <text:p>22.893008</text:p>
          </table:table-cell>
          <table:table-cell table:number-columns-repeated="16382"/>
        </table:table-row>
        <table:table-row table:style-name="ro1">
          <table:table-cell office:value-type="float" office:value="60.592844999999997" table:style-name="ce1">
            <text:p>60.592845</text:p>
          </table:table-cell>
          <table:table-cell office:value-type="float" office:value="61.583827999999997" table:style-name="ce1">
            <text:p>61.583828</text:p>
          </table:table-cell>
          <table:table-cell table:number-columns-repeated="16382"/>
        </table:table-row>
        <table:table-row table:style-name="ro1">
          <table:table-cell office:value-type="float" office:value="35.781497999999999" table:style-name="ce1">
            <text:p>35.781498</text:p>
          </table:table-cell>
          <table:table-cell office:value-type="float" office:value="14.990382" table:style-name="ce1">
            <text:p>14.990382</text:p>
          </table:table-cell>
          <table:table-cell table:number-columns-repeated="16382"/>
        </table:table-row>
        <table:table-row table:style-name="ro1">
          <table:table-cell office:value-type="float" office:value="29.298238999999999" table:style-name="ce1">
            <text:p>29.298239</text:p>
          </table:table-cell>
          <table:table-cell office:value-type="float" office:value="7.9452480000000003" table:style-name="ce1">
            <text:p>7.945248</text:p>
          </table:table-cell>
          <table:table-cell table:number-columns-repeated="16382"/>
        </table:table-row>
        <table:table-row table:style-name="ro1">
          <table:table-cell office:value-type="float" office:value="60.692636" table:style-name="ce1">
            <text:p>60.692636</text:p>
          </table:table-cell>
          <table:table-cell office:value-type="float" office:value="0.59212399999999998" table:style-name="ce1">
            <text:p>0.592124</text:p>
          </table:table-cell>
          <table:table-cell table:number-columns-repeated="16382"/>
        </table:table-row>
        <table:table-row table:style-name="ro1">
          <table:table-cell office:value-type="float" office:value="28.351262999999999" table:style-name="ce1">
            <text:p>28.351263</text:p>
          </table:table-cell>
          <table:table-cell office:value-type="float" office:value="5.3971220000000004" table:style-name="ce1">
            <text:p>5.397122</text:p>
          </table:table-cell>
          <table:table-cell table:number-columns-repeated="16382"/>
        </table:table-row>
        <table:table-row table:style-name="ro1">
          <table:table-cell office:value-type="float" office:value="52.529425000000003" table:style-name="ce1">
            <text:p>52.529425</text:p>
          </table:table-cell>
          <table:table-cell office:value-type="float" office:value="13.340493" table:style-name="ce1">
            <text:p>13.340493</text:p>
          </table:table-cell>
          <table:table-cell table:number-columns-repeated="16382"/>
        </table:table-row>
        <table:table-row table:style-name="ro1">
          <table:table-cell office:value-type="float" office:value="60.239904000000003" table:style-name="ce1">
            <text:p>60.239904</text:p>
          </table:table-cell>
          <table:table-cell office:value-type="float" office:value="2.5703100000000001" table:style-name="ce1">
            <text:p>2.57031</text:p>
          </table:table-cell>
          <table:table-cell table:number-columns-repeated="16382"/>
        </table:table-row>
        <table:table-row table:style-name="ro1">
          <table:table-cell office:value-type="float" office:value="36.161501000000001" table:style-name="ce1">
            <text:p>36.161501</text:p>
          </table:table-cell>
          <table:table-cell office:value-type="float" office:value="33.644790999999998" table:style-name="ce1">
            <text:p>33.644791</text:p>
          </table:table-cell>
          <table:table-cell table:number-columns-repeated="16382"/>
        </table:table-row>
        <table:table-row table:style-name="ro1">
          <table:table-cell office:value-type="float" office:value="61.504330000000003" table:style-name="ce1">
            <text:p>61.50433</text:p>
          </table:table-cell>
          <table:table-cell office:value-type="float" office:value="15.431851999999999" table:style-name="ce1">
            <text:p>15.431852</text:p>
          </table:table-cell>
          <table:table-cell table:number-columns-repeated="16382"/>
        </table:table-row>
        <table:table-row table:style-name="ro1">
          <table:table-cell office:value-type="float" office:value="62.043964000000003" table:style-name="ce1">
            <text:p>62.043964</text:p>
          </table:table-cell>
          <table:table-cell office:value-type="float" office:value="61.523552000000002" table:style-name="ce1">
            <text:p>61.523552</text:p>
          </table:table-cell>
          <table:table-cell table:number-columns-repeated="16382"/>
        </table:table-row>
        <table:table-row table:style-name="ro1">
          <table:table-cell office:value-type="float" office:value="31.770288999999998" table:style-name="ce1">
            <text:p>31.770289</text:p>
          </table:table-cell>
          <table:table-cell office:value-type="float" office:value="6.2626470000000003" table:style-name="ce1">
            <text:p>6.262647</text:p>
          </table:table-cell>
          <table:table-cell table:number-columns-repeated="16382"/>
        </table:table-row>
        <table:table-row table:style-name="ro1">
          <table:table-cell office:value-type="float" office:value="36.672528" table:style-name="ce1">
            <text:p>36.672528</text:p>
          </table:table-cell>
          <table:table-cell office:value-type="float" office:value="12.154151000000001" table:style-name="ce1">
            <text:p>12.154151</text:p>
          </table:table-cell>
          <table:table-cell table:number-columns-repeated="16382"/>
        </table:table-row>
        <table:table-row table:style-name="ro1">
          <table:table-cell office:value-type="float" office:value="17.406981999999999" table:style-name="ce1">
            <text:p>17.406982</text:p>
          </table:table-cell>
          <table:table-cell office:value-type="float" office:value="28.494322" table:style-name="ce1">
            <text:p>28.494322</text:p>
          </table:table-cell>
          <table:table-cell table:number-columns-repeated="16382"/>
        </table:table-row>
        <table:table-row table:style-name="ro1">
          <table:table-cell office:value-type="float" office:value="36.878635000000003" table:style-name="ce1">
            <text:p>36.878635</text:p>
          </table:table-cell>
          <table:table-cell office:value-type="float" office:value="45.647181000000003" table:style-name="ce1">
            <text:p>45.647181</text:p>
          </table:table-cell>
          <table:table-cell table:number-columns-repeated="16382"/>
        </table:table-row>
        <table:table-row table:style-name="ro1">
          <table:table-cell office:value-type="float" office:value="21.311993999999999" table:style-name="ce1">
            <text:p>21.311994</text:p>
          </table:table-cell>
          <table:table-cell office:value-type="float" office:value="14.317957" table:style-name="ce1">
            <text:p>14.317957</text:p>
          </table:table-cell>
          <table:table-cell table:number-columns-repeated="16382"/>
        </table:table-row>
        <table:table-row table:style-name="ro1">
          <table:table-cell office:value-type="float" office:value="35.010212000000003" table:style-name="ce1">
            <text:p>35.010212</text:p>
          </table:table-cell>
          <table:table-cell office:value-type="float" office:value="12.939285" table:style-name="ce1">
            <text:p>12.939285</text:p>
          </table:table-cell>
          <table:table-cell table:number-columns-repeated="16382"/>
        </table:table-row>
        <table:table-row table:style-name="ro1">
          <table:table-cell office:value-type="float" office:value="20.019120000000001" table:style-name="ce1">
            <text:p>20.01912</text:p>
          </table:table-cell>
          <table:table-cell office:value-type="float" office:value="2.95932" table:style-name="ce1">
            <text:p>2.95932</text:p>
          </table:table-cell>
          <table:table-cell table:number-columns-repeated="16382"/>
        </table:table-row>
        <table:table-row table:style-name="ro1">
          <table:table-cell office:value-type="float" office:value="28.173997" table:style-name="ce1">
            <text:p>28.173997</text:p>
          </table:table-cell>
          <table:table-cell office:value-type="float" office:value="17.538283" table:style-name="ce1">
            <text:p>17.538283</text:p>
          </table:table-cell>
          <table:table-cell table:number-columns-repeated="16382"/>
        </table:table-row>
        <table:table-row table:style-name="ro1">
          <table:table-cell office:value-type="float" office:value="36.011223999999999" table:style-name="ce1">
            <text:p>36.011224</text:p>
          </table:table-cell>
          <table:table-cell office:value-type="float" office:value="13.058688999999999" table:style-name="ce1">
            <text:p>13.058689</text:p>
          </table:table-cell>
          <table:table-cell table:number-columns-repeated="16382"/>
        </table:table-row>
        <table:table-row table:style-name="ro1">
          <table:table-cell office:value-type="float" office:value="50.871830000000003" table:style-name="ce1">
            <text:p>50.87183</text:p>
          </table:table-cell>
          <table:table-cell office:value-type="float" office:value="52.909086000000002" table:style-name="ce1">
            <text:p>52.909086</text:p>
          </table:table-cell>
          <table:table-cell table:number-columns-repeated="16382"/>
        </table:table-row>
        <table:table-row table:style-name="ro1">
          <table:table-cell office:value-type="float" office:value="37.487754000000002" table:style-name="ce1">
            <text:p>37.487754</text:p>
          </table:table-cell>
          <table:table-cell office:value-type="float" office:value="59.484045000000002" table:style-name="ce1">
            <text:p>59.484045</text:p>
          </table:table-cell>
          <table:table-cell table:number-columns-repeated="16382"/>
        </table:table-row>
        <table:table-row table:style-name="ro1">
          <table:table-cell office:value-type="float" office:value="48.123539000000001" table:style-name="ce1">
            <text:p>48.123539</text:p>
          </table:table-cell>
          <table:table-cell office:value-type="float" office:value="15.689079" table:style-name="ce1">
            <text:p>15.689079</text:p>
          </table:table-cell>
          <table:table-cell table:number-columns-repeated="16382"/>
        </table:table-row>
        <table:table-row table:style-name="ro1">
          <table:table-cell office:value-type="float" office:value="60.657584" table:style-name="ce1">
            <text:p>60.657584</text:p>
          </table:table-cell>
          <table:table-cell office:value-type="float" office:value="6.8376200000000003" table:style-name="ce1">
            <text:p>6.83762</text:p>
          </table:table-cell>
          <table:table-cell table:number-columns-repeated="16382"/>
        </table:table-row>
        <table:table-row table:style-name="ro1">
          <table:table-cell office:value-type="float" office:value="36.298323000000003" table:style-name="ce1">
            <text:p>36.298323</text:p>
          </table:table-cell>
          <table:table-cell office:value-type="float" office:value="11.427802" table:style-name="ce1">
            <text:p>11.427802</text:p>
          </table:table-cell>
          <table:table-cell table:number-columns-repeated="16382"/>
        </table:table-row>
        <table:table-row table:style-name="ro1">
          <table:table-cell office:value-type="float" office:value="28.137176" table:style-name="ce1">
            <text:p>28.137176</text:p>
          </table:table-cell>
          <table:table-cell office:value-type="float" office:value="43.594042999999999" table:style-name="ce1">
            <text:p>43.594043</text:p>
          </table:table-cell>
          <table:table-cell table:number-columns-repeated="16382"/>
        </table:table-row>
        <table:table-row table:style-name="ro1">
          <table:table-cell office:value-type="float" office:value="38.536909000000001" table:style-name="ce1">
            <text:p>38.536909</text:p>
          </table:table-cell>
          <table:table-cell office:value-type="float" office:value="8.8936309999999992" table:style-name="ce1">
            <text:p>8.893631</text:p>
          </table:table-cell>
          <table:table-cell table:number-columns-repeated="16382"/>
        </table:table-row>
        <table:table-row table:style-name="ro1">
          <table:table-cell office:value-type="float" office:value="35.901681000000004" table:style-name="ce1">
            <text:p>35.901681</text:p>
          </table:table-cell>
          <table:table-cell office:value-type="float" office:value="43.290408999999997" table:style-name="ce1">
            <text:p>43.290409</text:p>
          </table:table-cell>
          <table:table-cell table:number-columns-repeated="16382"/>
        </table:table-row>
        <table:table-row table:style-name="ro1">
          <table:table-cell office:value-type="float" office:value="60.509979999999999" table:style-name="ce1">
            <text:p>60.50998</text:p>
          </table:table-cell>
          <table:table-cell office:value-type="float" office:value="61.003236000000001" table:style-name="ce1">
            <text:p>61.003236</text:p>
          </table:table-cell>
          <table:table-cell table:number-columns-repeated="16382"/>
        </table:table-row>
        <table:table-row table:style-name="ro1">
          <table:table-cell office:value-type="float" office:value="17.156264" table:style-name="ce1">
            <text:p>17.156264</text:p>
          </table:table-cell>
          <table:table-cell office:value-type="float" office:value="23.841587000000001" table:style-name="ce1">
            <text:p>23.841587</text:p>
          </table:table-cell>
          <table:table-cell table:number-columns-repeated="16382"/>
        </table:table-row>
        <table:table-row table:style-name="ro1">
          <table:table-cell office:value-type="float" office:value="58.924649000000002" table:style-name="ce1">
            <text:p>58.924649</text:p>
          </table:table-cell>
          <table:table-cell office:value-type="float" office:value="62.741045999999997" table:style-name="ce1">
            <text:p>62.741046</text:p>
          </table:table-cell>
          <table:table-cell table:number-columns-repeated="16382"/>
        </table:table-row>
        <table:table-row table:style-name="ro1">
          <table:table-cell office:value-type="float" office:value="35.587111" table:style-name="ce1">
            <text:p>35.587111</text:p>
          </table:table-cell>
          <table:table-cell office:value-type="float" office:value="5.2071100000000001" table:style-name="ce1">
            <text:p>5.20711</text:p>
          </table:table-cell>
          <table:table-cell table:number-columns-repeated="16382"/>
        </table:table-row>
        <table:table-row table:style-name="ro1">
          <table:table-cell office:value-type="float" office:value="29.644144000000001" table:style-name="ce1">
            <text:p>29.644144</text:p>
          </table:table-cell>
          <table:table-cell office:value-type="float" office:value="1.6630780000000001" table:style-name="ce1">
            <text:p>1.663078</text:p>
          </table:table-cell>
          <table:table-cell table:number-columns-repeated="16382"/>
        </table:table-row>
        <table:table-row table:style-name="ro1">
          <table:table-cell office:value-type="float" office:value="37.299174999999998" table:style-name="ce1">
            <text:p>37.299175</text:p>
          </table:table-cell>
          <table:table-cell office:value-type="float" office:value="32.604491000000003" table:style-name="ce1">
            <text:p>32.604491</text:p>
          </table:table-cell>
          <table:table-cell table:number-columns-repeated="16382"/>
        </table:table-row>
        <table:table-row table:style-name="ro1">
          <table:table-cell office:value-type="float" office:value="60.500788999999997" table:style-name="ce1">
            <text:p>60.500789</text:p>
          </table:table-cell>
          <table:table-cell office:value-type="float" office:value="58.377589" table:style-name="ce1">
            <text:p>58.377589</text:p>
          </table:table-cell>
          <table:table-cell table:number-columns-repeated="16382"/>
        </table:table-row>
        <table:table-row table:style-name="ro1">
          <table:table-cell office:value-type="float" office:value="41.005043999999998" table:style-name="ce1">
            <text:p>41.005044</text:p>
          </table:table-cell>
          <table:table-cell office:value-type="float" office:value="34.609749999999998" table:style-name="ce1">
            <text:p>34.60975</text:p>
          </table:table-cell>
          <table:table-cell table:number-columns-repeated="16382"/>
        </table:table-row>
        <table:table-row table:style-name="ro1">
          <table:table-cell office:value-type="float" office:value="34.729002000000001" table:style-name="ce1">
            <text:p>34.729002</text:p>
          </table:table-cell>
          <table:table-cell office:value-type="float" office:value="11.060090000000001" table:style-name="ce1">
            <text:p>11.06009</text:p>
          </table:table-cell>
          <table:table-cell table:number-columns-repeated="16382"/>
        </table:table-row>
        <table:table-row table:style-name="ro1">
          <table:table-cell office:value-type="float" office:value="60.262442" table:style-name="ce1">
            <text:p>60.262442</text:p>
          </table:table-cell>
          <table:table-cell office:value-type="float" office:value="62.163575999999999" table:style-name="ce1">
            <text:p>62.163576</text:p>
          </table:table-cell>
          <table:table-cell table:number-columns-repeated="16382"/>
        </table:table-row>
        <table:table-row table:style-name="ro1">
          <table:table-cell office:value-type="float" office:value="36.140514000000003" table:style-name="ce1">
            <text:p>36.140514</text:p>
          </table:table-cell>
          <table:table-cell office:value-type="float" office:value="9.7970059999999997" table:style-name="ce1">
            <text:p>9.797006</text:p>
          </table:table-cell>
          <table:table-cell table:number-columns-repeated="16382"/>
        </table:table-row>
        <table:table-row table:style-name="ro1">
          <table:table-cell office:value-type="float" office:value="1.887686" table:style-name="ce1">
            <text:p>1.887686</text:p>
          </table:table-cell>
          <table:table-cell office:value-type="float" office:value="37.152906999999999" table:style-name="ce1">
            <text:p>37.152907</text:p>
          </table:table-cell>
          <table:table-cell table:number-columns-repeated="16382"/>
        </table:table-row>
        <table:table-row table:style-name="ro1">
          <table:table-cell office:value-type="float" office:value="57.924081000000001" table:style-name="ce1">
            <text:p>57.924081</text:p>
          </table:table-cell>
          <table:table-cell office:value-type="float" office:value="4.2253689999999997" table:style-name="ce1">
            <text:p>4.225369</text:p>
          </table:table-cell>
          <table:table-cell table:number-columns-repeated="16382"/>
        </table:table-row>
        <table:table-row table:style-name="ro1">
          <table:table-cell office:value-type="float" office:value="1.2013" table:style-name="ce1">
            <text:p>1.2013</text:p>
          </table:table-cell>
          <table:table-cell office:value-type="float" office:value="8.0765100000000007" table:style-name="ce1">
            <text:p>8.07651</text:p>
          </table:table-cell>
          <table:table-cell table:number-columns-repeated="16382"/>
        </table:table-row>
        <table:table-row table:style-name="ro1">
          <table:table-cell office:value-type="float" office:value="46.207363999999998" table:style-name="ce1">
            <text:p>46.207364</text:p>
          </table:table-cell>
          <table:table-cell office:value-type="float" office:value="3.4039709999999999" table:style-name="ce1">
            <text:p>3.403971</text:p>
          </table:table-cell>
          <table:table-cell table:number-columns-repeated="16382"/>
        </table:table-row>
        <table:table-row table:style-name="ro1">
          <table:table-cell office:value-type="float" office:value="32.620837999999999" table:style-name="ce1">
            <text:p>32.620838</text:p>
          </table:table-cell>
          <table:table-cell office:value-type="float" office:value="37.546089000000002" table:style-name="ce1">
            <text:p>37.546089</text:p>
          </table:table-cell>
          <table:table-cell table:number-columns-repeated="16382"/>
        </table:table-row>
        <table:table-row table:style-name="ro1">
          <table:table-cell office:value-type="float" office:value="38.193455999999998" table:style-name="ce1">
            <text:p>38.193456</text:p>
          </table:table-cell>
          <table:table-cell office:value-type="float" office:value="11.597486" table:style-name="ce1">
            <text:p>11.597486</text:p>
          </table:table-cell>
          <table:table-cell table:number-columns-repeated="16382"/>
        </table:table-row>
        <table:table-row table:style-name="ro1">
          <table:table-cell office:value-type="float" office:value="43.976421000000002" table:style-name="ce1">
            <text:p>43.976421</text:p>
          </table:table-cell>
          <table:table-cell office:value-type="float" office:value="49.339376999999999" table:style-name="ce1">
            <text:p>49.339377</text:p>
          </table:table-cell>
          <table:table-cell table:number-columns-repeated="16382"/>
        </table:table-row>
        <table:table-row table:style-name="ro1">
          <table:table-cell office:value-type="float" office:value="59.998291000000002" table:style-name="ce1">
            <text:p>59.998291</text:p>
          </table:table-cell>
          <table:table-cell office:value-type="float" office:value="2.165683" table:style-name="ce1">
            <text:p>2.165683</text:p>
          </table:table-cell>
          <table:table-cell table:number-columns-repeated="16382"/>
        </table:table-row>
        <table:table-row table:style-name="ro1">
          <table:table-cell office:value-type="float" office:value="45.875191999999998" table:style-name="ce1">
            <text:p>45.875192</text:p>
          </table:table-cell>
          <table:table-cell office:value-type="float" office:value="21.934156000000002" table:style-name="ce1">
            <text:p>21.934156</text:p>
          </table:table-cell>
          <table:table-cell table:number-columns-repeated="16382"/>
        </table:table-row>
        <table:table-row table:style-name="ro1">
          <table:table-cell office:value-type="float" office:value="21.614089" table:style-name="ce1">
            <text:p>21.614089</text:p>
          </table:table-cell>
          <table:table-cell office:value-type="float" office:value="8.1300980000000003" table:style-name="ce1">
            <text:p>8.130098</text:p>
          </table:table-cell>
          <table:table-cell table:number-columns-repeated="16382"/>
        </table:table-row>
        <table:table-row table:style-name="ro1">
          <table:table-cell office:value-type="float" office:value="37.577556999999999" table:style-name="ce1">
            <text:p>37.577557</text:p>
          </table:table-cell>
          <table:table-cell office:value-type="float" office:value="10.823332000000001" table:style-name="ce1">
            <text:p>10.823332</text:p>
          </table:table-cell>
          <table:table-cell table:number-columns-repeated="16382"/>
        </table:table-row>
        <table:table-row table:style-name="ro1">
          <table:table-cell office:value-type="float" office:value="30.717745000000001" table:style-name="ce1">
            <text:p>30.717745</text:p>
          </table:table-cell>
          <table:table-cell office:value-type="float" office:value="6.1331389999999999" table:style-name="ce1">
            <text:p>6.133139</text:p>
          </table:table-cell>
          <table:table-cell table:number-columns-repeated="16382"/>
        </table:table-row>
        <table:table-row table:style-name="ro1">
          <table:table-cell office:value-type="float" office:value="22.730402999999999" table:style-name="ce1">
            <text:p>22.730403</text:p>
          </table:table-cell>
          <table:table-cell office:value-type="float" office:value="10.040607" table:style-name="ce1">
            <text:p>10.040607</text:p>
          </table:table-cell>
          <table:table-cell table:number-columns-repeated="16382"/>
        </table:table-row>
        <table:table-row table:style-name="ro1">
          <table:table-cell office:value-type="float" office:value="34.179363000000002" table:style-name="ce1">
            <text:p>34.179363</text:p>
          </table:table-cell>
          <table:table-cell office:value-type="float" office:value="11.786997" table:style-name="ce1">
            <text:p>11.786997</text:p>
          </table:table-cell>
          <table:table-cell table:number-columns-repeated="16382"/>
        </table:table-row>
        <table:table-row table:style-name="ro1">
          <table:table-cell office:value-type="float" office:value="38.542712999999999" table:style-name="ce1">
            <text:p>38.542713</text:p>
          </table:table-cell>
          <table:table-cell office:value-type="float" office:value="13.093761000000001" table:style-name="ce1">
            <text:p>13.093761</text:p>
          </table:table-cell>
          <table:table-cell table:number-columns-repeated="16382"/>
        </table:table-row>
        <table:table-row table:style-name="ro1">
          <table:table-cell office:value-type="float" office:value="12.461830000000001" table:style-name="ce1">
            <text:p>12.46183</text:p>
          </table:table-cell>
          <table:table-cell office:value-type="float" office:value="56.933495000000001" table:style-name="ce1">
            <text:p>56.933495</text:p>
          </table:table-cell>
          <table:table-cell table:number-columns-repeated="16382"/>
        </table:table-row>
        <table:table-row table:style-name="ro1">
          <table:table-cell office:value-type="float" office:value="13.394123" table:style-name="ce1">
            <text:p>13.394123</text:p>
          </table:table-cell>
          <table:table-cell office:value-type="float" office:value="10.187390000000001" table:style-name="ce1">
            <text:p>10.18739</text:p>
          </table:table-cell>
          <table:table-cell table:number-columns-repeated="16382"/>
        </table:table-row>
        <table:table-row table:style-name="ro1">
          <table:table-cell office:value-type="float" office:value="21.881537000000002" table:style-name="ce1">
            <text:p>21.881537</text:p>
          </table:table-cell>
          <table:table-cell office:value-type="float" office:value="7.8983530000000002" table:style-name="ce1">
            <text:p>7.898353</text:p>
          </table:table-cell>
          <table:table-cell table:number-columns-repeated="16382"/>
        </table:table-row>
        <table:table-row table:style-name="ro1">
          <table:table-cell office:value-type="float" office:value="30.917195" table:style-name="ce1">
            <text:p>30.917195</text:p>
          </table:table-cell>
          <table:table-cell office:value-type="float" office:value="6.110347" table:style-name="ce1">
            <text:p>6.110347</text:p>
          </table:table-cell>
          <table:table-cell table:number-columns-repeated="16382"/>
        </table:table-row>
        <table:table-row table:style-name="ro1">
          <table:table-cell office:value-type="float" office:value="59.633912000000002" table:style-name="ce1">
            <text:p>59.633912</text:p>
          </table:table-cell>
          <table:table-cell office:value-type="float" office:value="0.17869299999999999" table:style-name="ce1">
            <text:p>0.178693</text:p>
          </table:table-cell>
          <table:table-cell table:number-columns-repeated="16382"/>
        </table:table-row>
        <table:table-row table:style-name="ro1">
          <table:table-cell office:value-type="float" office:value="10.908296999999999" table:style-name="ce1">
            <text:p>10.908297</text:p>
          </table:table-cell>
          <table:table-cell office:value-type="float" office:value="48.207579000000003" table:style-name="ce1">
            <text:p>48.207579</text:p>
          </table:table-cell>
          <table:table-cell table:number-columns-repeated="16382"/>
        </table:table-row>
        <table:table-row table:style-name="ro1">
          <table:table-cell office:value-type="float" office:value="36.232483999999999" table:style-name="ce1">
            <text:p>36.232484</text:p>
          </table:table-cell>
          <table:table-cell office:value-type="float" office:value="9.5318330000000007" table:style-name="ce1">
            <text:p>9.531833</text:p>
          </table:table-cell>
          <table:table-cell table:number-columns-repeated="16382"/>
        </table:table-row>
        <table:table-row table:style-name="ro1">
          <table:table-cell office:value-type="float" office:value="61.068944999999999" table:style-name="ce1">
            <text:p>61.068945</text:p>
          </table:table-cell>
          <table:table-cell office:value-type="float" office:value="1.149051" table:style-name="ce1">
            <text:p>1.149051</text:p>
          </table:table-cell>
          <table:table-cell table:number-columns-repeated="16382"/>
        </table:table-row>
        <table:table-row table:style-name="ro1">
          <table:table-cell office:value-type="float" office:value="45.463876999999997" table:style-name="ce1">
            <text:p>45.463877</text:p>
          </table:table-cell>
          <table:table-cell office:value-type="float" office:value="61.980925999999997" table:style-name="ce1">
            <text:p>61.980926</text:p>
          </table:table-cell>
          <table:table-cell table:number-columns-repeated="16382"/>
        </table:table-row>
        <table:table-row table:style-name="ro1">
          <table:table-cell office:value-type="float" office:value="32.082261000000003" table:style-name="ce1">
            <text:p>32.082261</text:p>
          </table:table-cell>
          <table:table-cell office:value-type="float" office:value="6.3283670000000001" table:style-name="ce1">
            <text:p>6.328367</text:p>
          </table:table-cell>
          <table:table-cell table:number-columns-repeated="16382"/>
        </table:table-row>
        <table:table-row table:style-name="ro1">
          <table:table-cell office:value-type="float" office:value="6.5736730000000003" table:style-name="ce1">
            <text:p>6.573673</text:p>
          </table:table-cell>
          <table:table-cell office:value-type="float" office:value="42.666372000000003" table:style-name="ce1">
            <text:p>42.666372</text:p>
          </table:table-cell>
          <table:table-cell table:number-columns-repeated="16382"/>
        </table:table-row>
        <table:table-row table:style-name="ro1">
          <table:table-cell office:value-type="float" office:value="61.196263999999999" table:style-name="ce1">
            <text:p>61.196264</text:p>
          </table:table-cell>
          <table:table-cell office:value-type="float" office:value="59.933813000000001" table:style-name="ce1">
            <text:p>59.933813</text:p>
          </table:table-cell>
          <table:table-cell table:number-columns-repeated="16382"/>
        </table:table-row>
        <table:table-row table:style-name="ro1">
          <table:table-cell office:value-type="float" office:value="38.878746999999997" table:style-name="ce1">
            <text:p>38.878747</text:p>
          </table:table-cell>
          <table:table-cell office:value-type="float" office:value="9.7001430000000006" table:style-name="ce1">
            <text:p>9.700143</text:p>
          </table:table-cell>
          <table:table-cell table:number-columns-repeated="16382"/>
        </table:table-row>
        <table:table-row table:style-name="ro1">
          <table:table-cell office:value-type="float" office:value="54.973517999999999" table:style-name="ce1">
            <text:p>54.973518</text:p>
          </table:table-cell>
          <table:table-cell office:value-type="float" office:value="48.520544999999998" table:style-name="ce1">
            <text:p>48.520545</text:p>
          </table:table-cell>
          <table:table-cell table:number-columns-repeated="16382"/>
        </table:table-row>
        <table:table-row table:style-name="ro1">
          <table:table-cell office:value-type="float" office:value="59.513567000000002" table:style-name="ce1">
            <text:p>59.513567</text:p>
          </table:table-cell>
          <table:table-cell office:value-type="float" office:value="0.46271000000000001" table:style-name="ce1">
            <text:p>0.46271</text:p>
          </table:table-cell>
          <table:table-cell table:number-columns-repeated="16382"/>
        </table:table-row>
        <table:table-row table:style-name="ro1">
          <table:table-cell office:value-type="float" office:value="60.053801" table:style-name="ce1">
            <text:p>60.053801</text:p>
          </table:table-cell>
          <table:table-cell office:value-type="float" office:value="0.87651900000000005" table:style-name="ce1">
            <text:p>0.876519</text:p>
          </table:table-cell>
          <table:table-cell table:number-columns-repeated="16382"/>
        </table:table-row>
        <table:table-row table:style-name="ro1">
          <table:table-cell office:value-type="float" office:value="36.144984999999998" table:style-name="ce1">
            <text:p>36.144985</text:p>
          </table:table-cell>
          <table:table-cell office:value-type="float" office:value="14.604619" table:style-name="ce1">
            <text:p>14.604619</text:p>
          </table:table-cell>
          <table:table-cell table:number-columns-repeated="16382"/>
        </table:table-row>
        <table:table-row table:style-name="ro1">
          <table:table-cell office:value-type="float" office:value="60.280802999999999" table:style-name="ce1">
            <text:p>60.280803</text:p>
          </table:table-cell>
          <table:table-cell office:value-type="float" office:value="60.315244" table:style-name="ce1">
            <text:p>60.315244</text:p>
          </table:table-cell>
          <table:table-cell table:number-columns-repeated="16382"/>
        </table:table-row>
        <table:table-row table:style-name="ro1">
          <table:table-cell office:value-type="float" office:value="61.458525000000002" table:style-name="ce1">
            <text:p>61.458525</text:p>
          </table:table-cell>
          <table:table-cell office:value-type="float" office:value="3.9102709999999998" table:style-name="ce1">
            <text:p>3.910271</text:p>
          </table:table-cell>
          <table:table-cell table:number-columns-repeated="16382"/>
        </table:table-row>
        <table:table-row table:style-name="ro1">
          <table:table-cell office:value-type="float" office:value="38.655940999999999" table:style-name="ce1">
            <text:p>38.655941</text:p>
          </table:table-cell>
          <table:table-cell office:value-type="float" office:value="10.291598" table:style-name="ce1">
            <text:p>10.291598</text:p>
          </table:table-cell>
          <table:table-cell table:number-columns-repeated="16382"/>
        </table:table-row>
        <table:table-row table:style-name="ro1">
          <table:table-cell office:value-type="float" office:value="28.508644" table:style-name="ce1">
            <text:p>28.508644</text:p>
          </table:table-cell>
          <table:table-cell office:value-type="float" office:value="21.227243000000001" table:style-name="ce1">
            <text:p>21.227243</text:p>
          </table:table-cell>
          <table:table-cell table:number-columns-repeated="16382"/>
        </table:table-row>
        <table:table-row table:style-name="ro1">
          <table:table-cell office:value-type="float" office:value="59.179004999999997" table:style-name="ce1">
            <text:p>59.179005</text:p>
          </table:table-cell>
          <table:table-cell office:value-type="float" office:value="0.199548" table:style-name="ce1">
            <text:p>0.199548</text:p>
          </table:table-cell>
          <table:table-cell table:number-columns-repeated="16382"/>
        </table:table-row>
        <table:table-row table:style-name="ro1">
          <table:table-cell office:value-type="float" office:value="25.835436999999999" table:style-name="ce1">
            <text:p>25.835437</text:p>
          </table:table-cell>
          <table:table-cell office:value-type="float" office:value="42.945475000000002" table:style-name="ce1">
            <text:p>42.945475</text:p>
          </table:table-cell>
          <table:table-cell table:number-columns-repeated="16382"/>
        </table:table-row>
        <table:table-row table:style-name="ro1">
          <table:table-cell office:value-type="float" office:value="37.940894" table:style-name="ce1">
            <text:p>37.940894</text:p>
          </table:table-cell>
          <table:table-cell office:value-type="float" office:value="36.347011999999999" table:style-name="ce1">
            <text:p>36.347012</text:p>
          </table:table-cell>
          <table:table-cell table:number-columns-repeated="16382"/>
        </table:table-row>
        <table:table-row table:style-name="ro1">
          <table:table-cell office:value-type="float" office:value="46.025668000000003" table:style-name="ce1">
            <text:p>46.025668</text:p>
          </table:table-cell>
          <table:table-cell office:value-type="float" office:value="55.873947000000001" table:style-name="ce1">
            <text:p>55.873947</text:p>
          </table:table-cell>
          <table:table-cell table:number-columns-repeated="16382"/>
        </table:table-row>
        <table:table-row table:style-name="ro1">
          <table:table-cell office:value-type="float" office:value="38.430444000000001" table:style-name="ce1">
            <text:p>38.430444</text:p>
          </table:table-cell>
          <table:table-cell office:value-type="float" office:value="14.976497999999999" table:style-name="ce1">
            <text:p>14.976498</text:p>
          </table:table-cell>
          <table:table-cell table:number-columns-repeated="16382"/>
        </table:table-row>
        <table:table-row table:style-name="ro1">
          <table:table-cell office:value-type="float" office:value="53.258271999999998" table:style-name="ce1">
            <text:p>53.258272</text:p>
          </table:table-cell>
          <table:table-cell office:value-type="float" office:value="49.518563999999998" table:style-name="ce1">
            <text:p>49.518564</text:p>
          </table:table-cell>
          <table:table-cell table:number-columns-repeated="16382"/>
        </table:table-row>
        <table:table-row table:style-name="ro1">
          <table:table-cell office:value-type="float" office:value="60.035322000000001" table:style-name="ce1">
            <text:p>60.035322</text:p>
          </table:table-cell>
          <table:table-cell office:value-type="float" office:value="62.170983" table:style-name="ce1">
            <text:p>62.170983</text:p>
          </table:table-cell>
          <table:table-cell table:number-columns-repeated="16382"/>
        </table:table-row>
        <table:table-row table:style-name="ro1">
          <table:table-cell office:value-type="float" office:value="60.077005999999997" table:style-name="ce1">
            <text:p>60.077006</text:p>
          </table:table-cell>
          <table:table-cell office:value-type="float" office:value="3.2548789999999999" table:style-name="ce1">
            <text:p>3.254879</text:p>
          </table:table-cell>
          <table:table-cell table:number-columns-repeated="16382"/>
        </table:table-row>
        <table:table-row table:style-name="ro1">
          <table:table-cell office:value-type="float" office:value="61.133904999999999" table:style-name="ce1">
            <text:p>61.133905</text:p>
          </table:table-cell>
          <table:table-cell office:value-type="float" office:value="3.0310009999999998" table:style-name="ce1">
            <text:p>3.031001</text:p>
          </table:table-cell>
          <table:table-cell table:number-columns-repeated="16382"/>
        </table:table-row>
        <table:table-row table:style-name="ro1">
          <table:table-cell office:value-type="float" office:value="4.2492409999999996" table:style-name="ce1">
            <text:p>4.249241</text:p>
          </table:table-cell>
          <table:table-cell office:value-type="float" office:value="54.997461000000001" table:style-name="ce1">
            <text:p>54.997461</text:p>
          </table:table-cell>
          <table:table-cell table:number-columns-repeated="16382"/>
        </table:table-row>
        <table:table-row table:style-name="ro1">
          <table:table-cell office:value-type="float" office:value="36.510902999999999" table:style-name="ce1">
            <text:p>36.510903</text:p>
          </table:table-cell>
          <table:table-cell office:value-type="float" office:value="11.199664" table:style-name="ce1">
            <text:p>11.199664</text:p>
          </table:table-cell>
          <table:table-cell table:number-columns-repeated="16382"/>
        </table:table-row>
        <table:table-row table:style-name="ro1">
          <table:table-cell office:value-type="float" office:value="58.470956999999999" table:style-name="ce1">
            <text:p>58.470957</text:p>
          </table:table-cell>
          <table:table-cell office:value-type="float" office:value="1.5162100000000001" table:style-name="ce1">
            <text:p>1.51621</text:p>
          </table:table-cell>
          <table:table-cell table:number-columns-repeated="16382"/>
        </table:table-row>
        <table:table-row table:style-name="ro1">
          <table:table-cell office:value-type="float" office:value="55.480809000000001" table:style-name="ce1">
            <text:p>55.480809</text:p>
          </table:table-cell>
          <table:table-cell office:value-type="float" office:value="0.360373" table:style-name="ce1">
            <text:p>0.360373</text:p>
          </table:table-cell>
          <table:table-cell table:number-columns-repeated="16382"/>
        </table:table-row>
        <table:table-row table:style-name="ro1">
          <table:table-cell office:value-type="float" office:value="38.563189999999999" table:style-name="ce1">
            <text:p>38.56319</text:p>
          </table:table-cell>
          <table:table-cell office:value-type="float" office:value="8.7948970000000006" table:style-name="ce1">
            <text:p>8.794897</text:p>
          </table:table-cell>
          <table:table-cell table:number-columns-repeated="16382"/>
        </table:table-row>
        <table:table-row table:style-name="ro1">
          <table:table-cell office:value-type="float" office:value="35.750723999999998" table:style-name="ce1">
            <text:p>35.750724</text:p>
          </table:table-cell>
          <table:table-cell office:value-type="float" office:value="11.944195000000001" table:style-name="ce1">
            <text:p>11.944195</text:p>
          </table:table-cell>
          <table:table-cell table:number-columns-repeated="16382"/>
        </table:table-row>
        <table:table-row table:style-name="ro1">
          <table:table-cell office:value-type="float" office:value="33.040928999999998" table:style-name="ce1">
            <text:p>33.040929</text:p>
          </table:table-cell>
          <table:table-cell office:value-type="float" office:value="3.1479750000000002" table:style-name="ce1">
            <text:p>3.147975</text:p>
          </table:table-cell>
          <table:table-cell table:number-columns-repeated="16382"/>
        </table:table-row>
        <table:table-row table:style-name="ro1">
          <table:table-cell office:value-type="float" office:value="19.32582" table:style-name="ce1">
            <text:p>19.32582</text:p>
          </table:table-cell>
          <table:table-cell office:value-type="float" office:value="43.750858000000001" table:style-name="ce1">
            <text:p>43.750858</text:p>
          </table:table-cell>
          <table:table-cell table:number-columns-repeated="16382"/>
        </table:table-row>
        <table:table-row table:style-name="ro1">
          <table:table-cell office:value-type="float" office:value="31.041098000000002" table:style-name="ce1">
            <text:p>31.041098</text:p>
          </table:table-cell>
          <table:table-cell office:value-type="float" office:value="4.3394969999999997" table:style-name="ce1">
            <text:p>4.339497</text:p>
          </table:table-cell>
          <table:table-cell table:number-columns-repeated="16382"/>
        </table:table-row>
        <table:table-row table:style-name="ro1">
          <table:table-cell office:value-type="float" office:value="48.501229000000002" table:style-name="ce1">
            <text:p>48.501229</text:p>
          </table:table-cell>
          <table:table-cell office:value-type="float" office:value="41.501311000000001" table:style-name="ce1">
            <text:p>41.501311</text:p>
          </table:table-cell>
          <table:table-cell table:number-columns-repeated="16382"/>
        </table:table-row>
        <table:table-row table:style-name="ro1">
          <table:table-cell office:value-type="float" office:value="61.255690000000001" table:style-name="ce1">
            <text:p>61.25569</text:p>
          </table:table-cell>
          <table:table-cell office:value-type="float" office:value="0.45142700000000002" table:style-name="ce1">
            <text:p>0.451427</text:p>
          </table:table-cell>
          <table:table-cell table:number-columns-repeated="16382"/>
        </table:table-row>
        <table:table-row table:style-name="ro1">
          <table:table-cell office:value-type="float" office:value="35.855637000000002" table:style-name="ce1">
            <text:p>35.855637</text:p>
          </table:table-cell>
          <table:table-cell office:value-type="float" office:value="8.1076479999999993" table:style-name="ce1">
            <text:p>8.107648</text:p>
          </table:table-cell>
          <table:table-cell table:number-columns-repeated="16382"/>
        </table:table-row>
        <table:table-row table:style-name="ro1">
          <table:table-cell office:value-type="float" office:value="15.426373" table:style-name="ce1">
            <text:p>15.426373</text:p>
          </table:table-cell>
          <table:table-cell office:value-type="float" office:value="49.979244000000001" table:style-name="ce1">
            <text:p>49.979244</text:p>
          </table:table-cell>
          <table:table-cell table:number-columns-repeated="16382"/>
        </table:table-row>
        <table:table-row table:style-name="ro1">
          <table:table-cell office:value-type="float" office:value="16.410074000000002" table:style-name="ce1">
            <text:p>16.410074</text:p>
          </table:table-cell>
          <table:table-cell office:value-type="float" office:value="12.020886000000001" table:style-name="ce1">
            <text:p>12.020886</text:p>
          </table:table-cell>
          <table:table-cell table:number-columns-repeated="16382"/>
        </table:table-row>
        <table:table-row table:style-name="ro1">
          <table:table-cell office:value-type="float" office:value="58.542313" table:style-name="ce1">
            <text:p>58.542313</text:p>
          </table:table-cell>
          <table:table-cell office:value-type="float" office:value="61.020904999999999" table:style-name="ce1">
            <text:p>61.020905</text:p>
          </table:table-cell>
          <table:table-cell table:number-columns-repeated="16382"/>
        </table:table-row>
        <table:table-row table:style-name="ro1">
          <table:table-cell office:value-type="float" office:value="32.802298999999998" table:style-name="ce1">
            <text:p>32.802299</text:p>
          </table:table-cell>
          <table:table-cell office:value-type="float" office:value="0.22361300000000001" table:style-name="ce1">
            <text:p>0.223613</text:p>
          </table:table-cell>
          <table:table-cell table:number-columns-repeated="16382"/>
        </table:table-row>
        <table:table-row table:style-name="ro1">
          <table:table-cell office:value-type="float" office:value="58.497525000000003" table:style-name="ce1">
            <text:p>58.497525</text:p>
          </table:table-cell>
          <table:table-cell office:value-type="float" office:value="21.450683999999999" table:style-name="ce1">
            <text:p>21.450684</text:p>
          </table:table-cell>
          <table:table-cell table:number-columns-repeated="16382"/>
        </table:table-row>
        <table:table-row table:style-name="ro1">
          <table:table-cell office:value-type="float" office:value="59.502400000000002" table:style-name="ce1">
            <text:p>59.5024</text:p>
          </table:table-cell>
          <table:table-cell office:value-type="float" office:value="62.24635" table:style-name="ce1">
            <text:p>62.24635</text:p>
          </table:table-cell>
          <table:table-cell table:number-columns-repeated="16382"/>
        </table:table-row>
        <table:table-row table:style-name="ro1">
          <table:table-cell office:value-type="float" office:value="27.695316999999999" table:style-name="ce1">
            <text:p>27.695317</text:p>
          </table:table-cell>
          <table:table-cell office:value-type="float" office:value="50.864212000000002" table:style-name="ce1">
            <text:p>50.864212</text:p>
          </table:table-cell>
          <table:table-cell table:number-columns-repeated="16382"/>
        </table:table-row>
        <table:table-row table:style-name="ro1">
          <table:table-cell office:value-type="float" office:value="34.551803" table:style-name="ce1">
            <text:p>34.551803</text:p>
          </table:table-cell>
          <table:table-cell office:value-type="float" office:value="7.1446350000000001" table:style-name="ce1">
            <text:p>7.144635</text:p>
          </table:table-cell>
          <table:table-cell table:number-columns-repeated="16382"/>
        </table:table-row>
        <table:table-row table:style-name="ro1">
          <table:table-cell office:value-type="float" office:value="0.81418699999999999" table:style-name="ce1">
            <text:p>0.814187</text:p>
          </table:table-cell>
          <table:table-cell office:value-type="float" office:value="42.751308000000002" table:style-name="ce1">
            <text:p>42.751308</text:p>
          </table:table-cell>
          <table:table-cell table:number-columns-repeated="16382"/>
        </table:table-row>
        <table:table-row table:style-name="ro1">
          <table:table-cell office:value-type="float" office:value="6.9783660000000003" table:style-name="ce1">
            <text:p>6.978366</text:p>
          </table:table-cell>
          <table:table-cell office:value-type="float" office:value="3.9360010000000001" table:style-name="ce1">
            <text:p>3.936001</text:p>
          </table:table-cell>
          <table:table-cell table:number-columns-repeated="16382"/>
        </table:table-row>
        <table:table-row table:style-name="ro1">
          <table:table-cell office:value-type="float" office:value="62.583682000000003" table:style-name="ce1">
            <text:p>62.583682</text:p>
          </table:table-cell>
          <table:table-cell office:value-type="float" office:value="1.163392" table:style-name="ce1">
            <text:p>1.163392</text:p>
          </table:table-cell>
          <table:table-cell table:number-columns-repeated="16382"/>
        </table:table-row>
        <table:table-row table:style-name="ro1">
          <table:table-cell office:value-type="float" office:value="39.165475000000001" table:style-name="ce1">
            <text:p>39.165475</text:p>
          </table:table-cell>
          <table:table-cell office:value-type="float" office:value="4.6583839999999999" table:style-name="ce1">
            <text:p>4.658384</text:p>
          </table:table-cell>
          <table:table-cell table:number-columns-repeated="16382"/>
        </table:table-row>
        <table:table-row table:style-name="ro1">
          <table:table-cell office:value-type="float" office:value="21.849681" table:style-name="ce1">
            <text:p>21.849681</text:p>
          </table:table-cell>
          <table:table-cell office:value-type="float" office:value="4.4186820000000004" table:style-name="ce1">
            <text:p>4.418682</text:p>
          </table:table-cell>
          <table:table-cell table:number-columns-repeated="16382"/>
        </table:table-row>
        <table:table-row table:style-name="ro1">
          <table:table-cell office:value-type="float" office:value="25.675374000000001" table:style-name="ce1">
            <text:p>25.675374</text:p>
          </table:table-cell>
          <table:table-cell office:value-type="float" office:value="31.508697000000002" table:style-name="ce1">
            <text:p>31.508697</text:p>
          </table:table-cell>
          <table:table-cell table:number-columns-repeated="16382"/>
        </table:table-row>
        <table:table-row table:style-name="ro1">
          <table:table-cell office:value-type="float" office:value="49.235923999999997" table:style-name="ce1">
            <text:p>49.235924</text:p>
          </table:table-cell>
          <table:table-cell office:value-type="float" office:value="41.007117000000001" table:style-name="ce1">
            <text:p>41.007117</text:p>
          </table:table-cell>
          <table:table-cell table:number-columns-repeated="16382"/>
        </table:table-row>
        <table:table-row table:style-name="ro1">
          <table:table-cell office:value-type="float" office:value="5.36639" table:style-name="ce1">
            <text:p>5.36639</text:p>
          </table:table-cell>
          <table:table-cell office:value-type="float" office:value="52.708227000000001" table:style-name="ce1">
            <text:p>52.708227</text:p>
          </table:table-cell>
          <table:table-cell table:number-columns-repeated="16382"/>
        </table:table-row>
        <table:table-row table:style-name="ro1">
          <table:table-cell office:value-type="float" office:value="28.014233999999998" table:style-name="ce1">
            <text:p>28.014234</text:p>
          </table:table-cell>
          <table:table-cell office:value-type="float" office:value="2.9452440000000002" table:style-name="ce1">
            <text:p>2.945244</text:p>
          </table:table-cell>
          <table:table-cell table:number-columns-repeated="16382"/>
        </table:table-row>
        <table:table-row table:style-name="ro1">
          <table:table-cell office:value-type="float" office:value="29.964898000000002" table:style-name="ce1">
            <text:p>29.964898</text:p>
          </table:table-cell>
          <table:table-cell office:value-type="float" office:value="9.8333659999999998" table:style-name="ce1">
            <text:p>9.833366</text:p>
          </table:table-cell>
          <table:table-cell table:number-columns-repeated="16382"/>
        </table:table-row>
        <table:table-row table:style-name="ro1">
          <table:table-cell office:value-type="float" office:value="28.145682999999998" table:style-name="ce1">
            <text:p>28.145683</text:p>
          </table:table-cell>
          <table:table-cell office:value-type="float" office:value="19.921703999999998" table:style-name="ce1">
            <text:p>19.921704</text:p>
          </table:table-cell>
          <table:table-cell table:number-columns-repeated="16382"/>
        </table:table-row>
        <table:table-row table:style-name="ro1">
          <table:table-cell office:value-type="float" office:value="32.609641000000003" table:style-name="ce1">
            <text:p>32.609641</text:p>
          </table:table-cell>
          <table:table-cell office:value-type="float" office:value="4.3829469999999997" table:style-name="ce1">
            <text:p>4.382947</text:p>
          </table:table-cell>
          <table:table-cell table:number-columns-repeated="16382"/>
        </table:table-row>
        <table:table-row table:style-name="ro1">
          <table:table-cell office:value-type="float" office:value="47.348028999999997" table:style-name="ce1">
            <text:p>47.348029</text:p>
          </table:table-cell>
          <table:table-cell office:value-type="float" office:value="40.094354000000003" table:style-name="ce1">
            <text:p>40.094354</text:p>
          </table:table-cell>
          <table:table-cell table:number-columns-repeated="16382"/>
        </table:table-row>
        <table:table-row table:style-name="ro1">
          <table:table-cell office:value-type="float" office:value="39.636566999999999" table:style-name="ce1">
            <text:p>39.636567</text:p>
          </table:table-cell>
          <table:table-cell office:value-type="float" office:value="59.827891000000001" table:style-name="ce1">
            <text:p>59.827891</text:p>
          </table:table-cell>
          <table:table-cell table:number-columns-repeated="16382"/>
        </table:table-row>
        <table:table-row table:style-name="ro1">
          <table:table-cell office:value-type="float" office:value="21.940314999999998" table:style-name="ce1">
            <text:p>21.940315</text:p>
          </table:table-cell>
          <table:table-cell office:value-type="float" office:value="61.001829000000001" table:style-name="ce1">
            <text:p>61.001829</text:p>
          </table:table-cell>
          <table:table-cell table:number-columns-repeated="16382"/>
        </table:table-row>
        <table:table-row table:style-name="ro1">
          <table:table-cell office:value-type="float" office:value="31.897003999999999" table:style-name="ce1">
            <text:p>31.897004</text:p>
          </table:table-cell>
          <table:table-cell office:value-type="float" office:value="57.255847000000003" table:style-name="ce1">
            <text:p>57.255847</text:p>
          </table:table-cell>
          <table:table-cell table:number-columns-repeated="16382"/>
        </table:table-row>
        <table:table-row table:style-name="ro1">
          <table:table-cell office:value-type="float" office:value="23.353269000000001" table:style-name="ce1">
            <text:p>23.353269</text:p>
          </table:table-cell>
          <table:table-cell office:value-type="float" office:value="11.197476" table:style-name="ce1">
            <text:p>11.197476</text:p>
          </table:table-cell>
          <table:table-cell table:number-columns-repeated="16382"/>
        </table:table-row>
        <table:table-row table:style-name="ro1">
          <table:table-cell office:value-type="float" office:value="28.676912000000002" table:style-name="ce1">
            <text:p>28.676912</text:p>
          </table:table-cell>
          <table:table-cell office:value-type="float" office:value="6.7189449999999997" table:style-name="ce1">
            <text:p>6.718945</text:p>
          </table:table-cell>
          <table:table-cell table:number-columns-repeated="16382"/>
        </table:table-row>
        <table:table-row table:style-name="ro1">
          <table:table-cell office:value-type="float" office:value="55.286636000000001" table:style-name="ce1">
            <text:p>55.286636</text:p>
          </table:table-cell>
          <table:table-cell office:value-type="float" office:value="37.442576000000003" table:style-name="ce1">
            <text:p>37.442576</text:p>
          </table:table-cell>
          <table:table-cell table:number-columns-repeated="16382"/>
        </table:table-row>
        <table:table-row table:style-name="ro1">
          <table:table-cell office:value-type="float" office:value="21.221779999999999" table:style-name="ce1">
            <text:p>21.22178</text:p>
          </table:table-cell>
          <table:table-cell office:value-type="float" office:value="26.073228" table:style-name="ce1">
            <text:p>26.073228</text:p>
          </table:table-cell>
          <table:table-cell table:number-columns-repeated="16382"/>
        </table:table-row>
        <table:table-row table:style-name="ro1">
          <table:table-cell office:value-type="float" office:value="38.225751000000002" table:style-name="ce1">
            <text:p>38.225751</text:p>
          </table:table-cell>
          <table:table-cell office:value-type="float" office:value="10.996573" table:style-name="ce1">
            <text:p>10.996573</text:p>
          </table:table-cell>
          <table:table-cell table:number-columns-repeated="16382"/>
        </table:table-row>
        <table:table-row table:style-name="ro1">
          <table:table-cell office:value-type="float" office:value="36.926814999999998" table:style-name="ce1">
            <text:p>36.926815</text:p>
          </table:table-cell>
          <table:table-cell office:value-type="float" office:value="14.642331" table:style-name="ce1">
            <text:p>14.642331</text:p>
          </table:table-cell>
          <table:table-cell table:number-columns-repeated="16382"/>
        </table:table-row>
        <table:table-row table:style-name="ro1">
          <table:table-cell office:value-type="float" office:value="4.9695669999999996" table:style-name="ce1">
            <text:p>4.969567</text:p>
          </table:table-cell>
          <table:table-cell office:value-type="float" office:value="29.209264000000001" table:style-name="ce1">
            <text:p>29.209264</text:p>
          </table:table-cell>
          <table:table-cell table:number-columns-repeated="16382"/>
        </table:table-row>
        <table:table-row table:style-name="ro1">
          <table:table-cell office:value-type="float" office:value="19.336969" table:style-name="ce1">
            <text:p>19.336969</text:p>
          </table:table-cell>
          <table:table-cell office:value-type="float" office:value="30.462011" table:style-name="ce1">
            <text:p>30.462011</text:p>
          </table:table-cell>
          <table:table-cell table:number-columns-repeated="16382"/>
        </table:table-row>
        <table:table-row table:style-name="ro1">
          <table:table-cell office:value-type="float" office:value="34.860992000000003" table:style-name="ce1">
            <text:p>34.860992</text:p>
          </table:table-cell>
          <table:table-cell office:value-type="float" office:value="10.959607" table:style-name="ce1">
            <text:p>10.959607</text:p>
          </table:table-cell>
          <table:table-cell table:number-columns-repeated="16382"/>
        </table:table-row>
        <table:table-row table:style-name="ro1">
          <table:table-cell office:value-type="float" office:value="62.613169999999997" table:style-name="ce1">
            <text:p>62.61317</text:p>
          </table:table-cell>
          <table:table-cell office:value-type="float" office:value="2.7193999999999998" table:style-name="ce1">
            <text:p>2.7194</text:p>
          </table:table-cell>
          <table:table-cell table:number-columns-repeated="16382"/>
        </table:table-row>
        <table:table-row table:style-name="ro1">
          <table:table-cell office:value-type="float" office:value="56.162387000000003" table:style-name="ce1">
            <text:p>56.162387</text:p>
          </table:table-cell>
          <table:table-cell office:value-type="float" office:value="18.960750000000001" table:style-name="ce1">
            <text:p>18.96075</text:p>
          </table:table-cell>
          <table:table-cell table:number-columns-repeated="16382"/>
        </table:table-row>
        <table:table-row table:style-name="ro1">
          <table:table-cell office:value-type="float" office:value="19.648271999999999" table:style-name="ce1">
            <text:p>19.648272</text:p>
          </table:table-cell>
          <table:table-cell office:value-type="float" office:value="1.9626269999999999" table:style-name="ce1">
            <text:p>1.962627</text:p>
          </table:table-cell>
          <table:table-cell table:number-columns-repeated="16382"/>
        </table:table-row>
        <table:table-row table:style-name="ro1">
          <table:table-cell office:value-type="float" office:value="32.654291000000001" table:style-name="ce1">
            <text:p>32.654291</text:p>
          </table:table-cell>
          <table:table-cell office:value-type="float" office:value="7.3866449999999997" table:style-name="ce1">
            <text:p>7.386645</text:p>
          </table:table-cell>
          <table:table-cell table:number-columns-repeated="16382"/>
        </table:table-row>
        <table:table-row table:style-name="ro1">
          <table:table-cell office:value-type="float" office:value="61.358274000000002" table:style-name="ce1">
            <text:p>61.358274</text:p>
          </table:table-cell>
          <table:table-cell office:value-type="float" office:value="62.015824000000002" table:style-name="ce1">
            <text:p>62.015824</text:p>
          </table:table-cell>
          <table:table-cell table:number-columns-repeated="16382"/>
        </table:table-row>
        <table:table-row table:style-name="ro1">
          <table:table-cell office:value-type="float" office:value="30.045514000000001" table:style-name="ce1">
            <text:p>30.045514</text:p>
          </table:table-cell>
          <table:table-cell office:value-type="float" office:value="4.1912240000000001" table:style-name="ce1">
            <text:p>4.191224</text:p>
          </table:table-cell>
          <table:table-cell table:number-columns-repeated="16382"/>
        </table:table-row>
        <table:table-row table:style-name="ro1">
          <table:table-cell office:value-type="float" office:value="44.127698000000002" table:style-name="ce1">
            <text:p>44.127698</text:p>
          </table:table-cell>
          <table:table-cell office:value-type="float" office:value="59.458967000000001" table:style-name="ce1">
            <text:p>59.458967</text:p>
          </table:table-cell>
          <table:table-cell table:number-columns-repeated="16382"/>
        </table:table-row>
        <table:table-row table:style-name="ro1">
          <table:table-cell office:value-type="float" office:value="34.943562" table:style-name="ce1">
            <text:p>34.943562</text:p>
          </table:table-cell>
          <table:table-cell office:value-type="float" office:value="19.704393" table:style-name="ce1">
            <text:p>19.704393</text:p>
          </table:table-cell>
          <table:table-cell table:number-columns-repeated="16382"/>
        </table:table-row>
        <table:table-row table:style-name="ro1">
          <table:table-cell office:value-type="float" office:value="60.959418999999997" table:style-name="ce1">
            <text:p>60.959419</text:p>
          </table:table-cell>
          <table:table-cell office:value-type="float" office:value="1.245884" table:style-name="ce1">
            <text:p>1.245884</text:p>
          </table:table-cell>
          <table:table-cell table:number-columns-repeated="16382"/>
        </table:table-row>
        <table:table-row table:style-name="ro1">
          <table:table-cell office:value-type="float" office:value="60.294812999999998" table:style-name="ce1">
            <text:p>60.294813</text:p>
          </table:table-cell>
          <table:table-cell office:value-type="float" office:value="1.299401" table:style-name="ce1">
            <text:p>1.299401</text:p>
          </table:table-cell>
          <table:table-cell table:number-columns-repeated="16382"/>
        </table:table-row>
        <table:table-row table:style-name="ro1">
          <table:table-cell office:value-type="float" office:value="5.0871250000000003" table:style-name="ce1">
            <text:p>5.087125</text:p>
          </table:table-cell>
          <table:table-cell office:value-type="float" office:value="37.550697" table:style-name="ce1">
            <text:p>37.550697</text:p>
          </table:table-cell>
          <table:table-cell table:number-columns-repeated="16382"/>
        </table:table-row>
        <table:table-row table:style-name="ro1">
          <table:table-cell office:value-type="float" office:value="37.427754999999998" table:style-name="ce1">
            <text:p>37.427755</text:p>
          </table:table-cell>
          <table:table-cell office:value-type="float" office:value="8.0200490000000002" table:style-name="ce1">
            <text:p>8.020049</text:p>
          </table:table-cell>
          <table:table-cell table:number-columns-repeated="16382"/>
        </table:table-row>
        <table:table-row table:style-name="ro1">
          <table:table-cell office:value-type="float" office:value="61.795484000000002" table:style-name="ce1">
            <text:p>61.795484</text:p>
          </table:table-cell>
          <table:table-cell office:value-type="float" office:value="0.22870199999999999" table:style-name="ce1">
            <text:p>0.228702</text:p>
          </table:table-cell>
          <table:table-cell table:number-columns-repeated="16382"/>
        </table:table-row>
        <table:table-row table:style-name="ro1">
          <table:table-cell office:value-type="float" office:value="33.505128999999997" table:style-name="ce1">
            <text:p>33.505129</text:p>
          </table:table-cell>
          <table:table-cell office:value-type="float" office:value="5.3347439999999997" table:style-name="ce1">
            <text:p>5.334744</text:p>
          </table:table-cell>
          <table:table-cell table:number-columns-repeated="16382"/>
        </table:table-row>
        <table:table-row table:style-name="ro1">
          <table:table-cell office:value-type="float" office:value="34.676175000000001" table:style-name="ce1">
            <text:p>34.676175</text:p>
          </table:table-cell>
          <table:table-cell office:value-type="float" office:value="4.9161710000000003" table:style-name="ce1">
            <text:p>4.916171</text:p>
          </table:table-cell>
          <table:table-cell table:number-columns-repeated="16382"/>
        </table:table-row>
        <table:table-row table:style-name="ro1">
          <table:table-cell office:value-type="float" office:value="33.762968000000001" table:style-name="ce1">
            <text:p>33.762968</text:p>
          </table:table-cell>
          <table:table-cell office:value-type="float" office:value="8.1412820000000004" table:style-name="ce1">
            <text:p>8.141282</text:p>
          </table:table-cell>
          <table:table-cell table:number-columns-repeated="16382"/>
        </table:table-row>
        <table:table-row table:style-name="ro1">
          <table:table-cell office:value-type="float" office:value="4.5347229999999996" table:style-name="ce1">
            <text:p>4.534723</text:p>
          </table:table-cell>
          <table:table-cell office:value-type="float" office:value="37.802584000000003" table:style-name="ce1">
            <text:p>37.802584</text:p>
          </table:table-cell>
          <table:table-cell table:number-columns-repeated="16382"/>
        </table:table-row>
        <table:table-row table:style-name="ro1">
          <table:table-cell office:value-type="float" office:value="30.561294" table:style-name="ce1">
            <text:p>30.561294</text:p>
          </table:table-cell>
          <table:table-cell office:value-type="float" office:value="7.5277969999999996" table:style-name="ce1">
            <text:p>7.527797</text:p>
          </table:table-cell>
          <table:table-cell table:number-columns-repeated="16382"/>
        </table:table-row>
        <table:table-row table:style-name="ro1">
          <table:table-cell office:value-type="float" office:value="34.148710999999999" table:style-name="ce1">
            <text:p>34.148711</text:p>
          </table:table-cell>
          <table:table-cell office:value-type="float" office:value="8.3880800000000004" table:style-name="ce1">
            <text:p>8.38808</text:p>
          </table:table-cell>
          <table:table-cell table:number-columns-repeated="16382"/>
        </table:table-row>
        <table:table-row table:style-name="ro1">
          <table:table-cell office:value-type="float" office:value="35.878247000000002" table:style-name="ce1">
            <text:p>35.878247</text:p>
          </table:table-cell>
          <table:table-cell office:value-type="float" office:value="11.016885" table:style-name="ce1">
            <text:p>11.016885</text:p>
          </table:table-cell>
          <table:table-cell table:number-columns-repeated="16382"/>
        </table:table-row>
        <table:table-row table:style-name="ro1">
          <table:table-cell office:value-type="float" office:value="36.700279000000002" table:style-name="ce1">
            <text:p>36.700279</text:p>
          </table:table-cell>
          <table:table-cell office:value-type="float" office:value="10.366059999999999" table:style-name="ce1">
            <text:p>10.36606</text:p>
          </table:table-cell>
          <table:table-cell table:number-columns-repeated="16382"/>
        </table:table-row>
        <table:table-row table:style-name="ro1">
          <table:table-cell office:value-type="float" office:value="37.860857000000003" table:style-name="ce1">
            <text:p>37.860857</text:p>
          </table:table-cell>
          <table:table-cell office:value-type="float" office:value="51.321047999999998" table:style-name="ce1">
            <text:p>51.321048</text:p>
          </table:table-cell>
          <table:table-cell table:number-columns-repeated="16382"/>
        </table:table-row>
        <table:table-row table:style-name="ro1">
          <table:table-cell office:value-type="float" office:value="21.036994" table:style-name="ce1">
            <text:p>21.036994</text:p>
          </table:table-cell>
          <table:table-cell office:value-type="float" office:value="14.262206000000001" table:style-name="ce1">
            <text:p>14.262206</text:p>
          </table:table-cell>
          <table:table-cell table:number-columns-repeated="16382"/>
        </table:table-row>
        <table:table-row table:style-name="ro1">
          <table:table-cell office:value-type="float" office:value="18.750632" table:style-name="ce1">
            <text:p>18.750632</text:p>
          </table:table-cell>
          <table:table-cell office:value-type="float" office:value="24.262391000000001" table:style-name="ce1">
            <text:p>24.262391</text:p>
          </table:table-cell>
          <table:table-cell table:number-columns-repeated="16382"/>
        </table:table-row>
        <table:table-row table:style-name="ro1">
          <table:table-cell office:value-type="float" office:value="21.369630999999998" table:style-name="ce1">
            <text:p>21.369631</text:p>
          </table:table-cell>
          <table:table-cell office:value-type="float" office:value="1.7814289999999999" table:style-name="ce1">
            <text:p>1.781429</text:p>
          </table:table-cell>
          <table:table-cell table:number-columns-repeated="16382"/>
        </table:table-row>
        <table:table-row table:style-name="ro1">
          <table:table-cell office:value-type="float" office:value="37.286538999999998" table:style-name="ce1">
            <text:p>37.286539</text:p>
          </table:table-cell>
          <table:table-cell office:value-type="float" office:value="38.210355999999997" table:style-name="ce1">
            <text:p>38.210356</text:p>
          </table:table-cell>
          <table:table-cell table:number-columns-repeated="16382"/>
        </table:table-row>
        <table:table-row table:style-name="ro1">
          <table:table-cell office:value-type="float" office:value="9.1811950000000007" table:style-name="ce1">
            <text:p>9.181195</text:p>
          </table:table-cell>
          <table:table-cell office:value-type="float" office:value="4.888217" table:style-name="ce1">
            <text:p>4.888217</text:p>
          </table:table-cell>
          <table:table-cell table:number-columns-repeated="16382"/>
        </table:table-row>
        <table:table-row table:style-name="ro1">
          <table:table-cell office:value-type="float" office:value="2.1670389999999999" table:style-name="ce1">
            <text:p>2.167039</text:p>
          </table:table-cell>
          <table:table-cell office:value-type="float" office:value="57.16507" table:style-name="ce1">
            <text:p>57.16507</text:p>
          </table:table-cell>
          <table:table-cell table:number-columns-repeated="16382"/>
        </table:table-row>
        <table:table-row table:style-name="ro1">
          <table:table-cell office:value-type="float" office:value="45.897799999999997" table:style-name="ce1">
            <text:p>45.8978</text:p>
          </table:table-cell>
          <table:table-cell office:value-type="float" office:value="37.551343000000003" table:style-name="ce1">
            <text:p>37.551343</text:p>
          </table:table-cell>
          <table:table-cell table:number-columns-repeated="16382"/>
        </table:table-row>
        <table:table-row table:style-name="ro1">
          <table:table-cell office:value-type="float" office:value="23.73508" table:style-name="ce1">
            <text:p>23.73508</text:p>
          </table:table-cell>
          <table:table-cell office:value-type="float" office:value="6.4453170000000002" table:style-name="ce1">
            <text:p>6.445317</text:p>
          </table:table-cell>
          <table:table-cell table:number-columns-repeated="16382"/>
        </table:table-row>
        <table:table-row table:style-name="ro1">
          <table:table-cell office:value-type="float" office:value="53.058689999999999" table:style-name="ce1">
            <text:p>53.05869</text:p>
          </table:table-cell>
          <table:table-cell office:value-type="float" office:value="41.752834" table:style-name="ce1">
            <text:p>41.752834</text:p>
          </table:table-cell>
          <table:table-cell table:number-columns-repeated="16382"/>
        </table:table-row>
        <table:table-row table:style-name="ro1">
          <table:table-cell office:value-type="float" office:value="1.1332599999999999" table:style-name="ce1">
            <text:p>1.13326</text:p>
          </table:table-cell>
          <table:table-cell office:value-type="float" office:value="60.940997000000003" table:style-name="ce1">
            <text:p>60.940997</text:p>
          </table:table-cell>
          <table:table-cell table:number-columns-repeated="16382"/>
        </table:table-row>
        <table:table-row table:style-name="ro1">
          <table:table-cell office:value-type="float" office:value="22.322666000000002" table:style-name="ce1">
            <text:p>22.322666</text:p>
          </table:table-cell>
          <table:table-cell office:value-type="float" office:value="36.243473999999999" table:style-name="ce1">
            <text:p>36.243474</text:p>
          </table:table-cell>
          <table:table-cell table:number-columns-repeated="16382"/>
        </table:table-row>
        <table:table-row table:style-name="ro1">
          <table:table-cell office:value-type="float" office:value="59.590265000000002" table:style-name="ce1">
            <text:p>59.590265</text:p>
          </table:table-cell>
          <table:table-cell office:value-type="float" office:value="2.0644399999999998" table:style-name="ce1">
            <text:p>2.06444</text:p>
          </table:table-cell>
          <table:table-cell table:number-columns-repeated="16382"/>
        </table:table-row>
        <table:table-row table:style-name="ro1">
          <table:table-cell office:value-type="float" office:value="61.820593000000002" table:style-name="ce1">
            <text:p>61.820593</text:p>
          </table:table-cell>
          <table:table-cell office:value-type="float" office:value="1.75682" table:style-name="ce1">
            <text:p>1.75682</text:p>
          </table:table-cell>
          <table:table-cell table:number-columns-repeated="16382"/>
        </table:table-row>
        <table:table-row table:style-name="ro1">
          <table:table-cell office:value-type="float" office:value="36.257720999999997" table:style-name="ce1">
            <text:p>36.257721</text:p>
          </table:table-cell>
          <table:table-cell office:value-type="float" office:value="13.792802999999999" table:style-name="ce1">
            <text:p>13.792803</text:p>
          </table:table-cell>
          <table:table-cell table:number-columns-repeated="16382"/>
        </table:table-row>
        <table:table-row table:style-name="ro1">
          <table:table-cell office:value-type="float" office:value="26.945809000000001" table:style-name="ce1">
            <text:p>26.945809</text:p>
          </table:table-cell>
          <table:table-cell office:value-type="float" office:value="52.809525999999998" table:style-name="ce1">
            <text:p>52.809526</text:p>
          </table:table-cell>
          <table:table-cell table:number-columns-repeated="16382"/>
        </table:table-row>
        <table:table-row table:style-name="ro1">
          <table:table-cell office:value-type="float" office:value="35.394281999999997" table:style-name="ce1">
            <text:p>35.394282</text:p>
          </table:table-cell>
          <table:table-cell office:value-type="float" office:value="11.394662" table:style-name="ce1">
            <text:p>11.394662</text:p>
          </table:table-cell>
          <table:table-cell table:number-columns-repeated="16382"/>
        </table:table-row>
        <table:table-row table:style-name="ro1">
          <table:table-cell office:value-type="float" office:value="27.381791" table:style-name="ce1">
            <text:p>27.381791</text:p>
          </table:table-cell>
          <table:table-cell office:value-type="float" office:value="43.293045999999997" table:style-name="ce1">
            <text:p>43.293046</text:p>
          </table:table-cell>
          <table:table-cell table:number-columns-repeated="16382"/>
        </table:table-row>
        <table:table-row table:style-name="ro1">
          <table:table-cell office:value-type="float" office:value="62.265276" table:style-name="ce1">
            <text:p>62.265276</text:p>
          </table:table-cell>
          <table:table-cell office:value-type="float" office:value="3.4369999999999998E-2" table:style-name="ce1">
            <text:p>0.03437</text:p>
          </table:table-cell>
          <table:table-cell table:number-columns-repeated="16382"/>
        </table:table-row>
        <table:table-row table:style-name="ro1">
          <table:table-cell office:value-type="float" office:value="58.874656999999999" table:style-name="ce1">
            <text:p>58.874657</text:p>
          </table:table-cell>
          <table:table-cell office:value-type="float" office:value="59.542377000000002" table:style-name="ce1">
            <text:p>59.542377</text:p>
          </table:table-cell>
          <table:table-cell table:number-columns-repeated="16382"/>
        </table:table-row>
        <table:table-row table:style-name="ro1">
          <table:table-cell office:value-type="float" office:value="33.614955999999999" table:style-name="ce1">
            <text:p>33.614956</text:p>
          </table:table-cell>
          <table:table-cell office:value-type="float" office:value="5.8527360000000002" table:style-name="ce1">
            <text:p>5.852736</text:p>
          </table:table-cell>
          <table:table-cell table:number-columns-repeated="16382"/>
        </table:table-row>
        <table:table-row table:style-name="ro1">
          <table:table-cell office:value-type="float" office:value="60.857264999999998" table:style-name="ce1">
            <text:p>60.857265</text:p>
          </table:table-cell>
          <table:table-cell office:value-type="float" office:value="0.32257999999999998" table:style-name="ce1">
            <text:p>0.32258</text:p>
          </table:table-cell>
          <table:table-cell table:number-columns-repeated="16382"/>
        </table:table-row>
        <table:table-row table:style-name="ro1">
          <table:table-cell office:value-type="float" office:value="0.97109699999999999" table:style-name="ce1">
            <text:p>0.971097</text:p>
          </table:table-cell>
          <table:table-cell office:value-type="float" office:value="37.454720999999999" table:style-name="ce1">
            <text:p>37.454721</text:p>
          </table:table-cell>
          <table:table-cell table:number-columns-repeated="16382"/>
        </table:table-row>
        <table:table-row table:style-name="ro1">
          <table:table-cell office:value-type="float" office:value="34.748277999999999" table:style-name="ce1">
            <text:p>34.748278</text:p>
          </table:table-cell>
          <table:table-cell office:value-type="float" office:value="13.001756" table:style-name="ce1">
            <text:p>13.001756</text:p>
          </table:table-cell>
          <table:table-cell table:number-columns-repeated="16382"/>
        </table:table-row>
        <table:table-row table:style-name="ro1">
          <table:table-cell office:value-type="float" office:value="31.716946" table:style-name="ce1">
            <text:p>31.716946</text:p>
          </table:table-cell>
          <table:table-cell office:value-type="float" office:value="5.4719329999999999" table:style-name="ce1">
            <text:p>5.471933</text:p>
          </table:table-cell>
          <table:table-cell table:number-columns-repeated="16382"/>
        </table:table-row>
        <table:table-row table:style-name="ro1">
          <table:table-cell office:value-type="float" office:value="19.402073000000001" table:style-name="ce1">
            <text:p>19.402073</text:p>
          </table:table-cell>
          <table:table-cell office:value-type="float" office:value="24.751618000000001" table:style-name="ce1">
            <text:p>24.751618</text:p>
          </table:table-cell>
          <table:table-cell table:number-columns-repeated="16382"/>
        </table:table-row>
        <table:table-row table:style-name="ro1">
          <table:table-cell office:value-type="float" office:value="61.235672000000001" table:style-name="ce1">
            <text:p>61.235672</text:p>
          </table:table-cell>
          <table:table-cell office:value-type="float" office:value="62.056437000000003" table:style-name="ce1">
            <text:p>62.056437</text:p>
          </table:table-cell>
          <table:table-cell table:number-columns-repeated="16382"/>
        </table:table-row>
        <table:table-row table:style-name="ro1">
          <table:table-cell office:value-type="float" office:value="58.936660000000003" table:style-name="ce1">
            <text:p>58.93666</text:p>
          </table:table-cell>
          <table:table-cell office:value-type="float" office:value="62.736744999999999" table:style-name="ce1">
            <text:p>62.736745</text:p>
          </table:table-cell>
          <table:table-cell table:number-columns-repeated="16382"/>
        </table:table-row>
        <table:table-row table:style-name="ro1">
          <table:table-cell office:value-type="float" office:value="36.049630000000001" table:style-name="ce1">
            <text:p>36.04963</text:p>
          </table:table-cell>
          <table:table-cell office:value-type="float" office:value="13.934760000000001" table:style-name="ce1">
            <text:p>13.93476</text:p>
          </table:table-cell>
          <table:table-cell table:number-columns-repeated="16382"/>
        </table:table-row>
        <table:table-row table:style-name="ro1">
          <table:table-cell office:value-type="float" office:value="36.547685999999999" table:style-name="ce1">
            <text:p>36.547686</text:p>
          </table:table-cell>
          <table:table-cell office:value-type="float" office:value="10.681266000000001" table:style-name="ce1">
            <text:p>10.681266</text:p>
          </table:table-cell>
          <table:table-cell table:number-columns-repeated="16382"/>
        </table:table-row>
        <table:table-row table:style-name="ro1">
          <table:table-cell office:value-type="float" office:value="36.357228999999997" table:style-name="ce1">
            <text:p>36.357229</text:p>
          </table:table-cell>
          <table:table-cell office:value-type="float" office:value="13.645197" table:style-name="ce1">
            <text:p>13.645197</text:p>
          </table:table-cell>
          <table:table-cell table:number-columns-repeated="16382"/>
        </table:table-row>
        <table:table-row table:style-name="ro1">
          <table:table-cell office:value-type="float" office:value="59.309387999999998" table:style-name="ce1">
            <text:p>59.309388</text:p>
          </table:table-cell>
          <table:table-cell office:value-type="float" office:value="61.121696999999998" table:style-name="ce1">
            <text:p>61.121697</text:p>
          </table:table-cell>
          <table:table-cell table:number-columns-repeated="16382"/>
        </table:table-row>
        <table:table-row table:style-name="ro1">
          <table:table-cell office:value-type="float" office:value="38.245837000000002" table:style-name="ce1">
            <text:p>38.245837</text:p>
          </table:table-cell>
          <table:table-cell office:value-type="float" office:value="13.976051999999999" table:style-name="ce1">
            <text:p>13.976052</text:p>
          </table:table-cell>
          <table:table-cell table:number-columns-repeated="16382"/>
        </table:table-row>
        <table:table-row table:style-name="ro1">
          <table:table-cell office:value-type="float" office:value="36.225078000000003" table:style-name="ce1">
            <text:p>36.225078</text:p>
          </table:table-cell>
          <table:table-cell office:value-type="float" office:value="10.583546999999999" table:style-name="ce1">
            <text:p>10.583547</text:p>
          </table:table-cell>
          <table:table-cell table:number-columns-repeated="16382"/>
        </table:table-row>
        <table:table-row table:style-name="ro1">
          <table:table-cell office:value-type="float" office:value="60.293292000000001" table:style-name="ce1">
            <text:p>60.293292</text:p>
          </table:table-cell>
          <table:table-cell office:value-type="float" office:value="0.27744400000000002" table:style-name="ce1">
            <text:p>0.277444</text:p>
          </table:table-cell>
          <table:table-cell table:number-columns-repeated="16382"/>
        </table:table-row>
        <table:table-row table:style-name="ro1">
          <table:table-cell office:value-type="float" office:value="60.374684999999999" table:style-name="ce1">
            <text:p>60.374685</text:p>
          </table:table-cell>
          <table:table-cell office:value-type="float" office:value="1.2351259999999999" table:style-name="ce1">
            <text:p>1.235126</text:p>
          </table:table-cell>
          <table:table-cell table:number-columns-repeated="16382"/>
        </table:table-row>
        <table:table-row table:style-name="ro1">
          <table:table-cell office:value-type="float" office:value="59.847952999999997" table:style-name="ce1">
            <text:p>59.847953</text:p>
          </table:table-cell>
          <table:table-cell office:value-type="float" office:value="1.199905" table:style-name="ce1">
            <text:p>1.199905</text:p>
          </table:table-cell>
          <table:table-cell table:number-columns-repeated="16382"/>
        </table:table-row>
        <table:table-row table:style-name="ro1">
          <table:table-cell office:value-type="float" office:value="51.670749999999998" table:style-name="ce1">
            <text:p>51.67075</text:p>
          </table:table-cell>
          <table:table-cell office:value-type="float" office:value="9.4881670000000007" table:style-name="ce1">
            <text:p>9.488167</text:p>
          </table:table-cell>
          <table:table-cell table:number-columns-repeated="16382"/>
        </table:table-row>
        <table:table-row table:style-name="ro1">
          <table:table-cell office:value-type="float" office:value="14.283524999999999" table:style-name="ce1">
            <text:p>14.283525</text:p>
          </table:table-cell>
          <table:table-cell office:value-type="float" office:value="35.436025000000001" table:style-name="ce1">
            <text:p>35.436025</text:p>
          </table:table-cell>
          <table:table-cell table:number-columns-repeated="16382"/>
        </table:table-row>
        <table:table-row table:style-name="ro1">
          <table:table-cell office:value-type="float" office:value="58.544952000000002" table:style-name="ce1">
            <text:p>58.544952</text:p>
          </table:table-cell>
          <table:table-cell office:value-type="float" office:value="20.362563000000002" table:style-name="ce1">
            <text:p>20.362563</text:p>
          </table:table-cell>
          <table:table-cell table:number-columns-repeated="16382"/>
        </table:table-row>
        <table:table-row table:style-name="ro1">
          <table:table-cell office:value-type="float" office:value="36.081864000000003" table:style-name="ce1">
            <text:p>36.081864</text:p>
          </table:table-cell>
          <table:table-cell office:value-type="float" office:value="10.985075" table:style-name="ce1">
            <text:p>10.985075</text:p>
          </table:table-cell>
          <table:table-cell table:number-columns-repeated="16382"/>
        </table:table-row>
        <table:table-row table:style-name="ro1">
          <table:table-cell office:value-type="float" office:value="57.141987" table:style-name="ce1">
            <text:p>57.141987</text:p>
          </table:table-cell>
          <table:table-cell office:value-type="float" office:value="31.689187" table:style-name="ce1">
            <text:p>31.689187</text:p>
          </table:table-cell>
          <table:table-cell table:number-columns-repeated="16382"/>
        </table:table-row>
        <table:table-row table:style-name="ro1">
          <table:table-cell office:value-type="float" office:value="34.944020999999999" table:style-name="ce1">
            <text:p>34.944021</text:p>
          </table:table-cell>
          <table:table-cell office:value-type="float" office:value="57.647913000000003" table:style-name="ce1">
            <text:p>57.647913</text:p>
          </table:table-cell>
          <table:table-cell table:number-columns-repeated="16382"/>
        </table:table-row>
        <table:table-row table:style-name="ro1">
          <table:table-cell office:value-type="float" office:value="41.260067999999997" table:style-name="ce1">
            <text:p>41.260068</text:p>
          </table:table-cell>
          <table:table-cell office:value-type="float" office:value="60.116143000000001" table:style-name="ce1">
            <text:p>60.116143</text:p>
          </table:table-cell>
          <table:table-cell table:number-columns-repeated="16382"/>
        </table:table-row>
        <table:table-row table:style-name="ro1">
          <table:table-cell office:value-type="float" office:value="34.702072000000001" table:style-name="ce1">
            <text:p>34.702072</text:p>
          </table:table-cell>
          <table:table-cell office:value-type="float" office:value="43.227268000000002" table:style-name="ce1">
            <text:p>43.227268</text:p>
          </table:table-cell>
          <table:table-cell table:number-columns-repeated="16382"/>
        </table:table-row>
        <table:table-row table:style-name="ro1">
          <table:table-cell office:value-type="float" office:value="43.214967999999999" table:style-name="ce1">
            <text:p>43.214968</text:p>
          </table:table-cell>
          <table:table-cell office:value-type="float" office:value="24.223877000000002" table:style-name="ce1">
            <text:p>24.223877</text:p>
          </table:table-cell>
          <table:table-cell table:number-columns-repeated="16382"/>
        </table:table-row>
        <table:table-row table:style-name="ro1">
          <table:table-cell office:value-type="float" office:value="20.652348" table:style-name="ce1">
            <text:p>20.652348</text:p>
          </table:table-cell>
          <table:table-cell office:value-type="float" office:value="39.258552999999999" table:style-name="ce1">
            <text:p>39.258553</text:p>
          </table:table-cell>
          <table:table-cell table:number-columns-repeated="16382"/>
        </table:table-row>
        <table:table-row table:style-name="ro1">
          <table:table-cell office:value-type="float" office:value="47.181742" table:style-name="ce1">
            <text:p>47.181742</text:p>
          </table:table-cell>
          <table:table-cell office:value-type="float" office:value="29.153932999999999" table:style-name="ce1">
            <text:p>29.153933</text:p>
          </table:table-cell>
          <table:table-cell table:number-columns-repeated="16382"/>
        </table:table-row>
        <table:table-row table:style-name="ro1">
          <table:table-cell office:value-type="float" office:value="62.753253000000001" table:style-name="ce1">
            <text:p>62.753253</text:p>
          </table:table-cell>
          <table:table-cell office:value-type="float" office:value="6.7879769999999997" table:style-name="ce1">
            <text:p>6.787977</text:p>
          </table:table-cell>
          <table:table-cell table:number-columns-repeated="16382"/>
        </table:table-row>
        <table:table-row table:style-name="ro1">
          <table:table-cell office:value-type="float" office:value="21.834779999999999" table:style-name="ce1">
            <text:p>21.83478</text:p>
          </table:table-cell>
          <table:table-cell office:value-type="float" office:value="5.6232110000000004" table:style-name="ce1">
            <text:p>5.623211</text:p>
          </table:table-cell>
          <table:table-cell table:number-columns-repeated="16382"/>
        </table:table-row>
        <table:table-row table:style-name="ro1">
          <table:table-cell office:value-type="float" office:value="12.061138" table:style-name="ce1">
            <text:p>12.061138</text:p>
          </table:table-cell>
          <table:table-cell office:value-type="float" office:value="10.722754" table:style-name="ce1">
            <text:p>10.722754</text:p>
          </table:table-cell>
          <table:table-cell table:number-columns-repeated="16382"/>
        </table:table-row>
        <table:table-row table:style-name="ro1">
          <table:table-cell office:value-type="float" office:value="26.233761999999999" table:style-name="ce1">
            <text:p>26.233762</text:p>
          </table:table-cell>
          <table:table-cell office:value-type="float" office:value="25.933064999999999" table:style-name="ce1">
            <text:p>25.933065</text:p>
          </table:table-cell>
          <table:table-cell table:number-columns-repeated="16382"/>
        </table:table-row>
        <table:table-row table:style-name="ro1">
          <table:table-cell office:value-type="float" office:value="59.876669999999997" table:style-name="ce1">
            <text:p>59.87667</text:p>
          </table:table-cell>
          <table:table-cell office:value-type="float" office:value="2.011997" table:style-name="ce1">
            <text:p>2.011997</text:p>
          </table:table-cell>
          <table:table-cell table:number-columns-repeated="16382"/>
        </table:table-row>
        <table:table-row table:style-name="ro1">
          <table:table-cell office:value-type="float" office:value="60.814512999999998" table:style-name="ce1">
            <text:p>60.814513</text:p>
          </table:table-cell>
          <table:table-cell office:value-type="float" office:value="62.246305999999997" table:style-name="ce1">
            <text:p>62.246306</text:p>
          </table:table-cell>
          <table:table-cell table:number-columns-repeated="16382"/>
        </table:table-row>
        <table:table-row table:style-name="ro1">
          <table:table-cell office:value-type="float" office:value="44.223486999999999" table:style-name="ce1">
            <text:p>44.223487</text:p>
          </table:table-cell>
          <table:table-cell office:value-type="float" office:value="62.821224999999998" table:style-name="ce1">
            <text:p>62.821225</text:p>
          </table:table-cell>
          <table:table-cell table:number-columns-repeated="16382"/>
        </table:table-row>
        <table:table-row table:style-name="ro1">
          <table:table-cell office:value-type="float" office:value="19.296762000000001" table:style-name="ce1">
            <text:p>19.296762</text:p>
          </table:table-cell>
          <table:table-cell office:value-type="float" office:value="45.991388999999998" table:style-name="ce1">
            <text:p>45.991389</text:p>
          </table:table-cell>
          <table:table-cell table:number-columns-repeated="16382"/>
        </table:table-row>
        <table:table-row table:style-name="ro1">
          <table:table-cell office:value-type="float" office:value="31.688482" table:style-name="ce1">
            <text:p>31.688482</text:p>
          </table:table-cell>
          <table:table-cell office:value-type="float" office:value="7.2934530000000004" table:style-name="ce1">
            <text:p>7.293453</text:p>
          </table:table-cell>
          <table:table-cell table:number-columns-repeated="16382"/>
        </table:table-row>
        <table:table-row table:style-name="ro1">
          <table:table-cell office:value-type="float" office:value="61.053204999999998" table:style-name="ce1">
            <text:p>61.053205</text:p>
          </table:table-cell>
          <table:table-cell office:value-type="float" office:value="62.518414" table:style-name="ce1">
            <text:p>62.518414</text:p>
          </table:table-cell>
          <table:table-cell table:number-columns-repeated="16382"/>
        </table:table-row>
        <table:table-row table:style-name="ro1">
          <table:table-cell office:value-type="float" office:value="30.634084000000001" table:style-name="ce1">
            <text:p>30.634084</text:p>
          </table:table-cell>
          <table:table-cell office:value-type="float" office:value="5.4196559999999998" table:style-name="ce1">
            <text:p>5.419656</text:p>
          </table:table-cell>
          <table:table-cell table:number-columns-repeated="16382"/>
        </table:table-row>
        <table:table-row table:style-name="ro1">
          <table:table-cell office:value-type="float" office:value="59.089534999999998" table:style-name="ce1">
            <text:p>59.089535</text:p>
          </table:table-cell>
          <table:table-cell office:value-type="float" office:value="60.797376" table:style-name="ce1">
            <text:p>60.797376</text:p>
          </table:table-cell>
          <table:table-cell table:number-columns-repeated="16382"/>
        </table:table-row>
        <table:table-row table:style-name="ro1">
          <table:table-cell office:value-type="float" office:value="34.122922000000003" table:style-name="ce1">
            <text:p>34.122922</text:p>
          </table:table-cell>
          <table:table-cell office:value-type="float" office:value="12.553818" table:style-name="ce1">
            <text:p>12.553818</text:p>
          </table:table-cell>
          <table:table-cell table:number-columns-repeated="16382"/>
        </table:table-row>
        <table:table-row table:style-name="ro1">
          <table:table-cell office:value-type="float" office:value="53.367697999999997" table:style-name="ce1">
            <text:p>53.367698</text:p>
          </table:table-cell>
          <table:table-cell office:value-type="float" office:value="12.828002" table:style-name="ce1">
            <text:p>12.828002</text:p>
          </table:table-cell>
          <table:table-cell table:number-columns-repeated="16382"/>
        </table:table-row>
        <table:table-row table:style-name="ro1">
          <table:table-cell office:value-type="float" office:value="22.849557000000001" table:style-name="ce1">
            <text:p>22.849557</text:p>
          </table:table-cell>
          <table:table-cell office:value-type="float" office:value="39.426412999999997" table:style-name="ce1">
            <text:p>39.426413</text:p>
          </table:table-cell>
          <table:table-cell table:number-columns-repeated="16382"/>
        </table:table-row>
        <table:table-row table:style-name="ro1">
          <table:table-cell office:value-type="float" office:value="29.928318000000001" table:style-name="ce1">
            <text:p>29.928318</text:p>
          </table:table-cell>
          <table:table-cell office:value-type="float" office:value="8.1645520000000005" table:style-name="ce1">
            <text:p>8.164552</text:p>
          </table:table-cell>
          <table:table-cell table:number-columns-repeated="16382"/>
        </table:table-row>
        <table:table-row table:style-name="ro1">
          <table:table-cell office:value-type="float" office:value="36.876297999999998" table:style-name="ce1">
            <text:p>36.876298</text:p>
          </table:table-cell>
          <table:table-cell office:value-type="float" office:value="10.583479000000001" table:style-name="ce1">
            <text:p>10.583479</text:p>
          </table:table-cell>
          <table:table-cell table:number-columns-repeated="16382"/>
        </table:table-row>
        <table:table-row table:style-name="ro1">
          <table:table-cell office:value-type="float" office:value="35.450139999999998" table:style-name="ce1">
            <text:p>35.45014</text:p>
          </table:table-cell>
          <table:table-cell office:value-type="float" office:value="11.687473000000001" table:style-name="ce1">
            <text:p>11.687473</text:p>
          </table:table-cell>
          <table:table-cell table:number-columns-repeated="16382"/>
        </table:table-row>
        <table:table-row table:style-name="ro1">
          <table:table-cell office:value-type="float" office:value="58.730795000000001" table:style-name="ce1">
            <text:p>58.730795</text:p>
          </table:table-cell>
          <table:table-cell office:value-type="float" office:value="1.098452" table:style-name="ce1">
            <text:p>1.098452</text:p>
          </table:table-cell>
          <table:table-cell table:number-columns-repeated="16382"/>
        </table:table-row>
        <table:table-row table:style-name="ro1">
          <table:table-cell office:value-type="float" office:value="12.198839" table:style-name="ce1">
            <text:p>12.198839</text:p>
          </table:table-cell>
          <table:table-cell office:value-type="float" office:value="55.986198000000002" table:style-name="ce1">
            <text:p>55.986198</text:p>
          </table:table-cell>
          <table:table-cell table:number-columns-repeated="16382"/>
        </table:table-row>
        <table:table-row table:style-name="ro1">
          <table:table-cell office:value-type="float" office:value="59.178378000000002" table:style-name="ce1">
            <text:p>59.178378</text:p>
          </table:table-cell>
          <table:table-cell office:value-type="float" office:value="61.612006000000001" table:style-name="ce1">
            <text:p>61.612006</text:p>
          </table:table-cell>
          <table:table-cell table:number-columns-repeated="16382"/>
        </table:table-row>
        <table:table-row table:style-name="ro1">
          <table:table-cell office:value-type="float" office:value="3.1189930000000001" table:style-name="ce1">
            <text:p>3.118993</text:p>
          </table:table-cell>
          <table:table-cell office:value-type="float" office:value="0.88673299999999999" table:style-name="ce1">
            <text:p>0.886733</text:p>
          </table:table-cell>
          <table:table-cell table:number-columns-repeated="16382"/>
        </table:table-row>
        <table:table-row table:style-name="ro1">
          <table:table-cell office:value-type="float" office:value="15.317534" table:style-name="ce1">
            <text:p>15.317534</text:p>
          </table:table-cell>
          <table:table-cell office:value-type="float" office:value="3.5617450000000002" table:style-name="ce1">
            <text:p>3.561745</text:p>
          </table:table-cell>
          <table:table-cell table:number-columns-repeated="16382"/>
        </table:table-row>
        <table:table-row table:style-name="ro1">
          <table:table-cell office:value-type="float" office:value="28.875489999999999" table:style-name="ce1">
            <text:p>28.87549</text:p>
          </table:table-cell>
          <table:table-cell office:value-type="float" office:value="28.363738999999999" table:style-name="ce1">
            <text:p>28.363739</text:p>
          </table:table-cell>
          <table:table-cell table:number-columns-repeated="16382"/>
        </table:table-row>
        <table:table-row table:style-name="ro1">
          <table:table-cell office:value-type="float" office:value="38.217160999999997" table:style-name="ce1">
            <text:p>38.217161</text:p>
          </table:table-cell>
          <table:table-cell office:value-type="float" office:value="11.124216000000001" table:style-name="ce1">
            <text:p>11.124216</text:p>
          </table:table-cell>
          <table:table-cell table:number-columns-repeated="16382"/>
        </table:table-row>
        <table:table-row table:style-name="ro1">
          <table:table-cell office:value-type="float" office:value="9.4098649999999999" table:style-name="ce1">
            <text:p>9.409865</text:p>
          </table:table-cell>
          <table:table-cell office:value-type="float" office:value="2.388808" table:style-name="ce1">
            <text:p>2.388808</text:p>
          </table:table-cell>
          <table:table-cell table:number-columns-repeated="16382"/>
        </table:table-row>
        <table:table-row table:style-name="ro1">
          <table:table-cell office:value-type="float" office:value="47.881923" table:style-name="ce1">
            <text:p>47.881923</text:p>
          </table:table-cell>
          <table:table-cell office:value-type="float" office:value="61.650143" table:style-name="ce1">
            <text:p>61.650143</text:p>
          </table:table-cell>
          <table:table-cell table:number-columns-repeated="16382"/>
        </table:table-row>
        <table:table-row table:style-name="ro1">
          <table:table-cell office:value-type="float" office:value="46.403509999999997" table:style-name="ce1">
            <text:p>46.40351</text:p>
          </table:table-cell>
          <table:table-cell office:value-type="float" office:value="15.43102" table:style-name="ce1">
            <text:p>15.43102</text:p>
          </table:table-cell>
          <table:table-cell table:number-columns-repeated="16382"/>
        </table:table-row>
        <table:table-row table:style-name="ro1">
          <table:table-cell office:value-type="float" office:value="58.791862000000002" table:style-name="ce1">
            <text:p>58.791862</text:p>
          </table:table-cell>
          <table:table-cell office:value-type="float" office:value="62.483116000000003" table:style-name="ce1">
            <text:p>62.483116</text:p>
          </table:table-cell>
          <table:table-cell table:number-columns-repeated="16382"/>
        </table:table-row>
        <table:table-row table:style-name="ro1">
          <table:table-cell office:value-type="float" office:value="36.633181" table:style-name="ce1">
            <text:p>36.633181</text:p>
          </table:table-cell>
          <table:table-cell office:value-type="float" office:value="14.736174999999999" table:style-name="ce1">
            <text:p>14.736175</text:p>
          </table:table-cell>
          <table:table-cell table:number-columns-repeated="16382"/>
        </table:table-row>
        <table:table-row table:style-name="ro1">
          <table:table-cell office:value-type="float" office:value="60.833641999999998" table:style-name="ce1">
            <text:p>60.833642</text:p>
          </table:table-cell>
          <table:table-cell office:value-type="float" office:value="0.65196200000000004" table:style-name="ce1">
            <text:p>0.651962</text:p>
          </table:table-cell>
          <table:table-cell table:number-columns-repeated="16382"/>
        </table:table-row>
        <table:table-row table:style-name="ro1">
          <table:table-cell office:value-type="float" office:value="32.796747000000003" table:style-name="ce1">
            <text:p>32.796747</text:p>
          </table:table-cell>
          <table:table-cell office:value-type="float" office:value="46.949266000000001" table:style-name="ce1">
            <text:p>46.949266</text:p>
          </table:table-cell>
          <table:table-cell table:number-columns-repeated="16382"/>
        </table:table-row>
        <table:table-row table:style-name="ro1">
          <table:table-cell office:value-type="float" office:value="23.263853999999998" table:style-name="ce1">
            <text:p>23.263854</text:p>
          </table:table-cell>
          <table:table-cell office:value-type="float" office:value="16.911011999999999" table:style-name="ce1">
            <text:p>16.911012</text:p>
          </table:table-cell>
          <table:table-cell table:number-columns-repeated="16382"/>
        </table:table-row>
        <table:table-row table:style-name="ro1">
          <table:table-cell office:value-type="float" office:value="17.095272000000001" table:style-name="ce1">
            <text:p>17.095272</text:p>
          </table:table-cell>
          <table:table-cell office:value-type="float" office:value="51.224452999999997" table:style-name="ce1">
            <text:p>51.224453</text:p>
          </table:table-cell>
          <table:table-cell table:number-columns-repeated="16382"/>
        </table:table-row>
        <table:table-row table:style-name="ro1">
          <table:table-cell office:value-type="float" office:value="13.075474" table:style-name="ce1">
            <text:p>13.075474</text:p>
          </table:table-cell>
          <table:table-cell office:value-type="float" office:value="59.524723000000002" table:style-name="ce1">
            <text:p>59.524723</text:p>
          </table:table-cell>
          <table:table-cell table:number-columns-repeated="16382"/>
        </table:table-row>
        <table:table-row table:style-name="ro1">
          <table:table-cell office:value-type="float" office:value="26.492675999999999" table:style-name="ce1">
            <text:p>26.492676</text:p>
          </table:table-cell>
          <table:table-cell office:value-type="float" office:value="5.2045700000000004" table:style-name="ce1">
            <text:p>5.20457</text:p>
          </table:table-cell>
          <table:table-cell table:number-columns-repeated="16382"/>
        </table:table-row>
        <table:table-row table:style-name="ro1">
          <table:table-cell office:value-type="float" office:value="60.811948999999998" table:style-name="ce1">
            <text:p>60.811949</text:p>
          </table:table-cell>
          <table:table-cell office:value-type="float" office:value="0.89158400000000004" table:style-name="ce1">
            <text:p>0.891584</text:p>
          </table:table-cell>
          <table:table-cell table:number-columns-repeated="16382"/>
        </table:table-row>
        <table:table-row table:style-name="ro1">
          <table:table-cell office:value-type="float" office:value="49.655636999999999" table:style-name="ce1">
            <text:p>49.655637</text:p>
          </table:table-cell>
          <table:table-cell office:value-type="float" office:value="6.3662939999999999" table:style-name="ce1">
            <text:p>6.366294</text:p>
          </table:table-cell>
          <table:table-cell table:number-columns-repeated="16382"/>
        </table:table-row>
        <table:table-row table:style-name="ro1">
          <table:table-cell office:value-type="float" office:value="60.401670000000003" table:style-name="ce1">
            <text:p>60.40167</text:p>
          </table:table-cell>
          <table:table-cell office:value-type="float" office:value="62.602868999999998" table:style-name="ce1">
            <text:p>62.602869</text:p>
          </table:table-cell>
          <table:table-cell table:number-columns-repeated="16382"/>
        </table:table-row>
        <table:table-row table:style-name="ro1">
          <table:table-cell office:value-type="float" office:value="28.296838000000001" table:style-name="ce1">
            <text:p>28.296838</text:p>
          </table:table-cell>
          <table:table-cell office:value-type="float" office:value="8.2034040000000008" table:style-name="ce1">
            <text:p>8.203404</text:p>
          </table:table-cell>
          <table:table-cell table:number-columns-repeated="16382"/>
        </table:table-row>
        <table:table-row table:style-name="ro1">
          <table:table-cell office:value-type="float" office:value="55.084046999999998" table:style-name="ce1">
            <text:p>55.084047</text:p>
          </table:table-cell>
          <table:table-cell office:value-type="float" office:value="54.883671999999997" table:style-name="ce1">
            <text:p>54.883672</text:p>
          </table:table-cell>
          <table:table-cell table:number-columns-repeated="16382"/>
        </table:table-row>
        <table:table-row table:style-name="ro1">
          <table:table-cell office:value-type="float" office:value="31.924112000000001" table:style-name="ce1">
            <text:p>31.924112</text:p>
          </table:table-cell>
          <table:table-cell office:value-type="float" office:value="4.8372919999999997" table:style-name="ce1">
            <text:p>4.837292</text:p>
          </table:table-cell>
          <table:table-cell table:number-columns-repeated="16382"/>
        </table:table-row>
        <table:table-row table:style-name="ro1">
          <table:table-cell office:value-type="float" office:value="11.593904999999999" table:style-name="ce1">
            <text:p>11.593905</text:p>
          </table:table-cell>
          <table:table-cell office:value-type="float" office:value="34.882857000000001" table:style-name="ce1">
            <text:p>34.882857</text:p>
          </table:table-cell>
          <table:table-cell table:number-columns-repeated="16382"/>
        </table:table-row>
        <table:table-row table:style-name="ro1">
          <table:table-cell office:value-type="float" office:value="30.063727" table:style-name="ce1">
            <text:p>30.063727</text:p>
          </table:table-cell>
          <table:table-cell office:value-type="float" office:value="6.3069430000000004" table:style-name="ce1">
            <text:p>6.306943</text:p>
          </table:table-cell>
          <table:table-cell table:number-columns-repeated="16382"/>
        </table:table-row>
        <table:table-row table:style-name="ro1">
          <table:table-cell office:value-type="float" office:value="57.107435000000002" table:style-name="ce1">
            <text:p>57.107435</text:p>
          </table:table-cell>
          <table:table-cell office:value-type="float" office:value="8.9531460000000003" table:style-name="ce1">
            <text:p>8.953146</text:p>
          </table:table-cell>
          <table:table-cell table:number-columns-repeated="16382"/>
        </table:table-row>
        <table:table-row table:style-name="ro1">
          <table:table-cell office:value-type="float" office:value="28.842025" table:style-name="ce1">
            <text:p>28.842025</text:p>
          </table:table-cell>
          <table:table-cell office:value-type="float" office:value="7.0491229999999998" table:style-name="ce1">
            <text:p>7.049123</text:p>
          </table:table-cell>
          <table:table-cell table:number-columns-repeated="16382"/>
        </table:table-row>
        <table:table-row table:style-name="ro1">
          <table:table-cell office:value-type="float" office:value="41.894162999999999" table:style-name="ce1">
            <text:p>41.894163</text:p>
          </table:table-cell>
          <table:table-cell office:value-type="float" office:value="20.483516999999999" table:style-name="ce1">
            <text:p>20.483517</text:p>
          </table:table-cell>
          <table:table-cell table:number-columns-repeated="16382"/>
        </table:table-row>
        <table:table-row table:style-name="ro1">
          <table:table-cell office:value-type="float" office:value="11.373747" table:style-name="ce1">
            <text:p>11.373747</text:p>
          </table:table-cell>
          <table:table-cell office:value-type="float" office:value="3.2830330000000001" table:style-name="ce1">
            <text:p>3.283033</text:p>
          </table:table-cell>
          <table:table-cell table:number-columns-repeated="16382"/>
        </table:table-row>
        <table:table-row table:style-name="ro1">
          <table:table-cell office:value-type="float" office:value="34.863000999999997" table:style-name="ce1">
            <text:p>34.863001</text:p>
          </table:table-cell>
          <table:table-cell office:value-type="float" office:value="11.402196999999999" table:style-name="ce1">
            <text:p>11.402197</text:p>
          </table:table-cell>
          <table:table-cell table:number-columns-repeated="16382"/>
        </table:table-row>
        <table:table-row table:style-name="ro1">
          <table:table-cell office:value-type="float" office:value="26.393170000000001" table:style-name="ce1">
            <text:p>26.39317</text:p>
          </table:table-cell>
          <table:table-cell office:value-type="float" office:value="36.5261" table:style-name="ce1">
            <text:p>36.5261</text:p>
          </table:table-cell>
          <table:table-cell table:number-columns-repeated="16382"/>
        </table:table-row>
        <table:table-row table:style-name="ro1">
          <table:table-cell office:value-type="float" office:value="50.795337000000004" table:style-name="ce1">
            <text:p>50.795337</text:p>
          </table:table-cell>
          <table:table-cell office:value-type="float" office:value="16.520177" table:style-name="ce1">
            <text:p>16.520177</text:p>
          </table:table-cell>
          <table:table-cell table:number-columns-repeated="16382"/>
        </table:table-row>
        <table:table-row table:style-name="ro1">
          <table:table-cell office:value-type="float" office:value="28.857398" table:style-name="ce1">
            <text:p>28.857398</text:p>
          </table:table-cell>
          <table:table-cell office:value-type="float" office:value="6.576238" table:style-name="ce1">
            <text:p>6.576238</text:p>
          </table:table-cell>
          <table:table-cell table:number-columns-repeated="16382"/>
        </table:table-row>
        <table:table-row table:style-name="ro1">
          <table:table-cell office:value-type="float" office:value="61.993257999999997" table:style-name="ce1">
            <text:p>61.993258</text:p>
          </table:table-cell>
          <table:table-cell office:value-type="float" office:value="0.42666599999999999" table:style-name="ce1">
            <text:p>0.426666</text:p>
          </table:table-cell>
          <table:table-cell table:number-columns-repeated="16382"/>
        </table:table-row>
        <table:table-row table:style-name="ro1">
          <table:table-cell office:value-type="float" office:value="60.405087000000002" table:style-name="ce1">
            <text:p>60.405087</text:p>
          </table:table-cell>
          <table:table-cell office:value-type="float" office:value="62.962552000000002" table:style-name="ce1">
            <text:p>62.962552</text:p>
          </table:table-cell>
          <table:table-cell table:number-columns-repeated="16382"/>
        </table:table-row>
        <table:table-row table:style-name="ro1">
          <table:table-cell office:value-type="float" office:value="40.824975000000002" table:style-name="ce1">
            <text:p>40.824975</text:p>
          </table:table-cell>
          <table:table-cell office:value-type="float" office:value="44.617336000000002" table:style-name="ce1">
            <text:p>44.617336</text:p>
          </table:table-cell>
          <table:table-cell table:number-columns-repeated="16382"/>
        </table:table-row>
        <table:table-row table:style-name="ro1">
          <table:table-cell office:value-type="float" office:value="11.070287" table:style-name="ce1">
            <text:p>11.070287</text:p>
          </table:table-cell>
          <table:table-cell office:value-type="float" office:value="5.9994569999999996" table:style-name="ce1">
            <text:p>5.999457</text:p>
          </table:table-cell>
          <table:table-cell table:number-columns-repeated="16382"/>
        </table:table-row>
        <table:table-row table:style-name="ro1">
          <table:table-cell office:value-type="float" office:value="44.054654999999997" table:style-name="ce1">
            <text:p>44.054655</text:p>
          </table:table-cell>
          <table:table-cell office:value-type="float" office:value="24.877213000000001" table:style-name="ce1">
            <text:p>24.877213</text:p>
          </table:table-cell>
          <table:table-cell table:number-columns-repeated="16382"/>
        </table:table-row>
        <table:table-row table:style-name="ro1">
          <table:table-cell office:value-type="float" office:value="59.096317999999997" table:style-name="ce1">
            <text:p>59.096318</text:p>
          </table:table-cell>
          <table:table-cell office:value-type="float" office:value="61.520139999999998" table:style-name="ce1">
            <text:p>61.52014</text:p>
          </table:table-cell>
          <table:table-cell table:number-columns-repeated="16382"/>
        </table:table-row>
        <table:table-row table:style-name="ro1">
          <table:table-cell office:value-type="float" office:value="35.149175" table:style-name="ce1">
            <text:p>35.149175</text:p>
          </table:table-cell>
          <table:table-cell office:value-type="float" office:value="9.7635900000000007" table:style-name="ce1">
            <text:p>9.76359</text:p>
          </table:table-cell>
          <table:table-cell table:number-columns-repeated="16382"/>
        </table:table-row>
        <table:table-row table:style-name="ro1">
          <table:table-cell office:value-type="float" office:value="60.545901999999998" table:style-name="ce1">
            <text:p>60.545902</text:p>
          </table:table-cell>
          <table:table-cell office:value-type="float" office:value="60.982914999999998" table:style-name="ce1">
            <text:p>60.982915</text:p>
          </table:table-cell>
          <table:table-cell table:number-columns-repeated="16382"/>
        </table:table-row>
        <table:table-row table:style-name="ro1">
          <table:table-cell office:value-type="float" office:value="29.689637999999999" table:style-name="ce1">
            <text:p>29.689638</text:p>
          </table:table-cell>
          <table:table-cell office:value-type="float" office:value="3.6478169999999999" table:style-name="ce1">
            <text:p>3.647817</text:p>
          </table:table-cell>
          <table:table-cell table:number-columns-repeated="16382"/>
        </table:table-row>
        <table:table-row table:style-name="ro1">
          <table:table-cell office:value-type="float" office:value="20.020149" table:style-name="ce1">
            <text:p>20.020149</text:p>
          </table:table-cell>
          <table:table-cell office:value-type="float" office:value="5.6522870000000003" table:style-name="ce1">
            <text:p>5.652287</text:p>
          </table:table-cell>
          <table:table-cell table:number-columns-repeated="16382"/>
        </table:table-row>
        <table:table-row table:style-name="ro1">
          <table:table-cell office:value-type="float" office:value="61.354033000000001" table:style-name="ce1">
            <text:p>61.354033</text:p>
          </table:table-cell>
          <table:table-cell office:value-type="float" office:value="2.0402749999999998" table:style-name="ce1">
            <text:p>2.040275</text:p>
          </table:table-cell>
          <table:table-cell table:number-columns-repeated="16382"/>
        </table:table-row>
        <table:table-row table:style-name="ro1">
          <table:table-cell office:value-type="float" office:value="6.2362000000000001E-2" table:style-name="ce1">
            <text:p>0.062362</text:p>
          </table:table-cell>
          <table:table-cell office:value-type="float" office:value="62.129159000000001" table:style-name="ce1">
            <text:p>62.129159</text:p>
          </table:table-cell>
          <table:table-cell table:number-columns-repeated="16382"/>
        </table:table-row>
        <table:table-row table:style-name="ro1">
          <table:table-cell office:value-type="float" office:value="62.612304999999999" table:style-name="ce1">
            <text:p>62.612305</text:p>
          </table:table-cell>
          <table:table-cell office:value-type="float" office:value="22.090254000000002" table:style-name="ce1">
            <text:p>22.090254</text:p>
          </table:table-cell>
          <table:table-cell table:number-columns-repeated="16382"/>
        </table:table-row>
        <table:table-row table:style-name="ro1">
          <table:table-cell office:value-type="float" office:value="34.313358999999998" table:style-name="ce1">
            <text:p>34.313359</text:p>
          </table:table-cell>
          <table:table-cell office:value-type="float" office:value="5.6165529999999997" table:style-name="ce1">
            <text:p>5.616553</text:p>
          </table:table-cell>
          <table:table-cell table:number-columns-repeated="16382"/>
        </table:table-row>
        <table:table-row table:style-name="ro1">
          <table:table-cell office:value-type="float" office:value="36.320919000000004" table:style-name="ce1">
            <text:p>36.320919</text:p>
          </table:table-cell>
          <table:table-cell office:value-type="float" office:value="54.173391000000002" table:style-name="ce1">
            <text:p>54.173391</text:p>
          </table:table-cell>
          <table:table-cell table:number-columns-repeated="16382"/>
        </table:table-row>
        <table:table-row table:style-name="ro1">
          <table:table-cell office:value-type="float" office:value="10.065056" table:style-name="ce1">
            <text:p>10.065056</text:p>
          </table:table-cell>
          <table:table-cell office:value-type="float" office:value="52.615676000000001" table:style-name="ce1">
            <text:p>52.615676</text:p>
          </table:table-cell>
          <table:table-cell table:number-columns-repeated="16382"/>
        </table:table-row>
        <table:table-row table:style-name="ro1">
          <table:table-cell office:value-type="float" office:value="59.950529000000003" table:style-name="ce1">
            <text:p>59.950529</text:p>
          </table:table-cell>
          <table:table-cell office:value-type="float" office:value="1.9574370000000001" table:style-name="ce1">
            <text:p>1.957437</text:p>
          </table:table-cell>
          <table:table-cell table:number-columns-repeated="16382"/>
        </table:table-row>
        <table:table-row table:style-name="ro1">
          <table:table-cell office:value-type="float" office:value="17.720988999999999" table:style-name="ce1">
            <text:p>17.720989</text:p>
          </table:table-cell>
          <table:table-cell office:value-type="float" office:value="44.787323999999998" table:style-name="ce1">
            <text:p>44.787324</text:p>
          </table:table-cell>
          <table:table-cell table:number-columns-repeated="16382"/>
        </table:table-row>
        <table:table-row table:style-name="ro1">
          <table:table-cell office:value-type="float" office:value="48.219034999999998" table:style-name="ce1">
            <text:p>48.219035</text:p>
          </table:table-cell>
          <table:table-cell office:value-type="float" office:value="17.776752999999999" table:style-name="ce1">
            <text:p>17.776753</text:p>
          </table:table-cell>
          <table:table-cell table:number-columns-repeated="16382"/>
        </table:table-row>
        <table:table-row table:style-name="ro1">
          <table:table-cell office:value-type="float" office:value="34.275564000000003" table:style-name="ce1">
            <text:p>34.275564</text:p>
          </table:table-cell>
          <table:table-cell office:value-type="float" office:value="5.1991290000000001" table:style-name="ce1">
            <text:p>5.199129</text:p>
          </table:table-cell>
          <table:table-cell table:number-columns-repeated="16382"/>
        </table:table-row>
        <table:table-row table:style-name="ro1">
          <table:table-cell office:value-type="float" office:value="58.053711999999997" table:style-name="ce1">
            <text:p>58.053712</text:p>
          </table:table-cell>
          <table:table-cell office:value-type="float" office:value="3.2918000000000003E-2" table:style-name="ce1">
            <text:p>0.032918</text:p>
          </table:table-cell>
          <table:table-cell table:number-columns-repeated="16382"/>
        </table:table-row>
        <table:table-row table:style-name="ro1">
          <table:table-cell office:value-type="float" office:value="29.119292999999999" table:style-name="ce1">
            <text:p>29.119293</text:p>
          </table:table-cell>
          <table:table-cell office:value-type="float" office:value="8.0089710000000007" table:style-name="ce1">
            <text:p>8.008971</text:p>
          </table:table-cell>
          <table:table-cell table:number-columns-repeated="16382"/>
        </table:table-row>
        <table:table-row table:style-name="ro1">
          <table:table-cell office:value-type="float" office:value="25.126992000000001" table:style-name="ce1">
            <text:p>25.126992</text:p>
          </table:table-cell>
          <table:table-cell office:value-type="float" office:value="21.806486" table:style-name="ce1">
            <text:p>21.806486</text:p>
          </table:table-cell>
          <table:table-cell table:number-columns-repeated="16382"/>
        </table:table-row>
        <table:table-row table:style-name="ro1">
          <table:table-cell office:value-type="float" office:value="28.869648000000002" table:style-name="ce1">
            <text:p>28.869648</text:p>
          </table:table-cell>
          <table:table-cell office:value-type="float" office:value="9.0117239999999992" table:style-name="ce1">
            <text:p>9.011724</text:p>
          </table:table-cell>
          <table:table-cell table:number-columns-repeated="16382"/>
        </table:table-row>
        <table:table-row table:style-name="ro1">
          <table:table-cell office:value-type="float" office:value="61.415407000000002" table:style-name="ce1">
            <text:p>61.415407</text:p>
          </table:table-cell>
          <table:table-cell office:value-type="float" office:value="62.618048000000002" table:style-name="ce1">
            <text:p>62.618048</text:p>
          </table:table-cell>
          <table:table-cell table:number-columns-repeated="16382"/>
        </table:table-row>
        <table:table-row table:style-name="ro1">
          <table:table-cell office:value-type="float" office:value="60.844130999999997" table:style-name="ce1">
            <text:p>60.844131</text:p>
          </table:table-cell>
          <table:table-cell office:value-type="float" office:value="3.4345129999999999" table:style-name="ce1">
            <text:p>3.434513</text:p>
          </table:table-cell>
          <table:table-cell table:number-columns-repeated="16382"/>
        </table:table-row>
        <table:table-row table:style-name="ro1">
          <table:table-cell office:value-type="float" office:value="38.307439000000002" table:style-name="ce1">
            <text:p>38.307439</text:p>
          </table:table-cell>
          <table:table-cell office:value-type="float" office:value="32.083207000000002" table:style-name="ce1">
            <text:p>32.083207</text:p>
          </table:table-cell>
          <table:table-cell table:number-columns-repeated="16382"/>
        </table:table-row>
        <table:table-row table:style-name="ro1">
          <table:table-cell office:value-type="float" office:value="58.490296000000001" table:style-name="ce1">
            <text:p>58.490296</text:p>
          </table:table-cell>
          <table:table-cell office:value-type="float" office:value="62.632199" table:style-name="ce1">
            <text:p>62.632199</text:p>
          </table:table-cell>
          <table:table-cell table:number-columns-repeated="16382"/>
        </table:table-row>
        <table:table-row table:style-name="ro1">
          <table:table-cell office:value-type="float" office:value="27.918016000000001" table:style-name="ce1">
            <text:p>27.918016</text:p>
          </table:table-cell>
          <table:table-cell office:value-type="float" office:value="56.012511000000003" table:style-name="ce1">
            <text:p>56.012511</text:p>
          </table:table-cell>
          <table:table-cell table:number-columns-repeated="16382"/>
        </table:table-row>
        <table:table-row table:style-name="ro1">
          <table:table-cell office:value-type="float" office:value="32.728988000000001" table:style-name="ce1">
            <text:p>32.728988</text:p>
          </table:table-cell>
          <table:table-cell office:value-type="float" office:value="7.6407150000000001" table:style-name="ce1">
            <text:p>7.640715</text:p>
          </table:table-cell>
          <table:table-cell table:number-columns-repeated="16382"/>
        </table:table-row>
        <table:table-row table:style-name="ro1">
          <table:table-cell office:value-type="float" office:value="37.176116999999998" table:style-name="ce1">
            <text:p>37.176117</text:p>
          </table:table-cell>
          <table:table-cell office:value-type="float" office:value="9.0859989999999993" table:style-name="ce1">
            <text:p>9.085999</text:p>
          </table:table-cell>
          <table:table-cell table:number-columns-repeated="16382"/>
        </table:table-row>
        <table:table-row table:style-name="ro1">
          <table:table-cell office:value-type="float" office:value="11.099798" table:style-name="ce1">
            <text:p>11.099798</text:p>
          </table:table-cell>
          <table:table-cell office:value-type="float" office:value="34.809736999999998" table:style-name="ce1">
            <text:p>34.809737</text:p>
          </table:table-cell>
          <table:table-cell table:number-columns-repeated="16382"/>
        </table:table-row>
        <table:table-row table:style-name="ro1">
          <table:table-cell office:value-type="float" office:value="2.652587" table:style-name="ce1">
            <text:p>2.652587</text:p>
          </table:table-cell>
          <table:table-cell office:value-type="float" office:value="10.647664000000001" table:style-name="ce1">
            <text:p>10.647664</text:p>
          </table:table-cell>
          <table:table-cell table:number-columns-repeated="16382"/>
        </table:table-row>
        <table:table-row table:style-name="ro1">
          <table:table-cell office:value-type="float" office:value="6.1952889999999998" table:style-name="ce1">
            <text:p>6.195289</text:p>
          </table:table-cell>
          <table:table-cell office:value-type="float" office:value="22.329433999999999" table:style-name="ce1">
            <text:p>22.329434</text:p>
          </table:table-cell>
          <table:table-cell table:number-columns-repeated="16382"/>
        </table:table-row>
        <table:table-row table:style-name="ro1">
          <table:table-cell office:value-type="float" office:value="17.734470000000002" table:style-name="ce1">
            <text:p>17.73447</text:p>
          </table:table-cell>
          <table:table-cell office:value-type="float" office:value="27.734922000000001" table:style-name="ce1">
            <text:p>27.734922</text:p>
          </table:table-cell>
          <table:table-cell table:number-columns-repeated="16382"/>
        </table:table-row>
        <table:table-row table:style-name="ro1">
          <table:table-cell office:value-type="float" office:value="32.133577000000002" table:style-name="ce1">
            <text:p>32.133577</text:p>
          </table:table-cell>
          <table:table-cell office:value-type="float" office:value="8.2468179999999993" table:style-name="ce1">
            <text:p>8.246818</text:p>
          </table:table-cell>
          <table:table-cell table:number-columns-repeated="16382"/>
        </table:table-row>
        <table:table-row table:style-name="ro1">
          <table:table-cell office:value-type="float" office:value="33.995649" table:style-name="ce1">
            <text:p>33.995649</text:p>
          </table:table-cell>
          <table:table-cell office:value-type="float" office:value="8.2097270000000009" table:style-name="ce1">
            <text:p>8.209727</text:p>
          </table:table-cell>
          <table:table-cell table:number-columns-repeated="16382"/>
        </table:table-row>
        <table:table-row table:style-name="ro1">
          <table:table-cell office:value-type="float" office:value="60.840063999999998" table:style-name="ce1">
            <text:p>60.840064</text:p>
          </table:table-cell>
          <table:table-cell office:value-type="float" office:value="62.150297999999999" table:style-name="ce1">
            <text:p>62.150298</text:p>
          </table:table-cell>
          <table:table-cell table:number-columns-repeated="16382"/>
        </table:table-row>
        <table:table-row table:style-name="ro1">
          <table:table-cell office:value-type="float" office:value="60.024631999999997" table:style-name="ce1">
            <text:p>60.024632</text:p>
          </table:table-cell>
          <table:table-cell office:value-type="float" office:value="4.6898549999999997" table:style-name="ce1">
            <text:p>4.689855</text:p>
          </table:table-cell>
          <table:table-cell table:number-columns-repeated="16382"/>
        </table:table-row>
        <table:table-row table:style-name="ro1">
          <table:table-cell office:value-type="float" office:value="28.528693000000001" table:style-name="ce1">
            <text:p>28.528693</text:p>
          </table:table-cell>
          <table:table-cell office:value-type="float" office:value="3.4571969999999999" table:style-name="ce1">
            <text:p>3.457197</text:p>
          </table:table-cell>
          <table:table-cell table:number-columns-repeated="16382"/>
        </table:table-row>
        <table:table-row table:style-name="ro1">
          <table:table-cell office:value-type="float" office:value="62.913856000000003" table:style-name="ce1">
            <text:p>62.913856</text:p>
          </table:table-cell>
          <table:table-cell office:value-type="float" office:value="62.517215" table:style-name="ce1">
            <text:p>62.517215</text:p>
          </table:table-cell>
          <table:table-cell table:number-columns-repeated="16382"/>
        </table:table-row>
        <table:table-row table:style-name="ro1">
          <table:table-cell office:value-type="float" office:value="62.243510999999998" table:style-name="ce1">
            <text:p>62.243511</text:p>
          </table:table-cell>
          <table:table-cell office:value-type="float" office:value="61.818046000000002" table:style-name="ce1">
            <text:p>61.818046</text:p>
          </table:table-cell>
          <table:table-cell table:number-columns-repeated="16382"/>
        </table:table-row>
        <table:table-row table:style-name="ro1">
          <table:table-cell office:value-type="float" office:value="39.984765000000003" table:style-name="ce1">
            <text:p>39.984765</text:p>
          </table:table-cell>
          <table:table-cell office:value-type="float" office:value="56.500264000000001" table:style-name="ce1">
            <text:p>56.500264</text:p>
          </table:table-cell>
          <table:table-cell table:number-columns-repeated="16382"/>
        </table:table-row>
        <table:table-row table:style-name="ro1">
          <table:table-cell office:value-type="float" office:value="31.491768" table:style-name="ce1">
            <text:p>31.491768</text:p>
          </table:table-cell>
          <table:table-cell office:value-type="float" office:value="4.175249" table:style-name="ce1">
            <text:p>4.175249</text:p>
          </table:table-cell>
          <table:table-cell table:number-columns-repeated="16382"/>
        </table:table-row>
        <table:table-row table:style-name="ro1">
          <table:table-cell office:value-type="float" office:value="62.099772999999999" table:style-name="ce1">
            <text:p>62.099773</text:p>
          </table:table-cell>
          <table:table-cell office:value-type="float" office:value="2.2358889999999998" table:style-name="ce1">
            <text:p>2.235889</text:p>
          </table:table-cell>
          <table:table-cell table:number-columns-repeated="16382"/>
        </table:table-row>
        <table:table-row table:style-name="ro1">
          <table:table-cell office:value-type="float" office:value="29.489657000000001" table:style-name="ce1">
            <text:p>29.489657</text:p>
          </table:table-cell>
          <table:table-cell office:value-type="float" office:value="5.2899399999999996" table:style-name="ce1">
            <text:p>5.28994</text:p>
          </table:table-cell>
          <table:table-cell table:number-columns-repeated="16382"/>
        </table:table-row>
        <table:table-row table:style-name="ro1">
          <table:table-cell office:value-type="float" office:value="62.252648999999998" table:style-name="ce1">
            <text:p>62.252649</text:p>
          </table:table-cell>
          <table:table-cell office:value-type="float" office:value="61.838481000000002" table:style-name="ce1">
            <text:p>61.838481</text:p>
          </table:table-cell>
          <table:table-cell table:number-columns-repeated="16382"/>
        </table:table-row>
        <table:table-row table:style-name="ro1">
          <table:table-cell office:value-type="float" office:value="48.242575000000002" table:style-name="ce1">
            <text:p>48.242575</text:p>
          </table:table-cell>
          <table:table-cell office:value-type="float" office:value="26.913563" table:style-name="ce1">
            <text:p>26.913563</text:p>
          </table:table-cell>
          <table:table-cell table:number-columns-repeated="16382"/>
        </table:table-row>
        <table:table-row table:style-name="ro1">
          <table:table-cell office:value-type="float" office:value="61.219630000000002" table:style-name="ce1">
            <text:p>61.21963</text:p>
          </table:table-cell>
          <table:table-cell office:value-type="float" office:value="61.250129000000001" table:style-name="ce1">
            <text:p>61.250129</text:p>
          </table:table-cell>
          <table:table-cell table:number-columns-repeated="16382"/>
        </table:table-row>
        <table:table-row table:style-name="ro1">
          <table:table-cell office:value-type="float" office:value="62.25788" table:style-name="ce1">
            <text:p>62.25788</text:p>
          </table:table-cell>
          <table:table-cell office:value-type="float" office:value="0.56293400000000005" table:style-name="ce1">
            <text:p>0.562934</text:p>
          </table:table-cell>
          <table:table-cell table:number-columns-repeated="16382"/>
        </table:table-row>
        <table:table-row table:style-name="ro1">
          <table:table-cell office:value-type="float" office:value="20.783916999999999" table:style-name="ce1">
            <text:p>20.783917</text:p>
          </table:table-cell>
          <table:table-cell office:value-type="float" office:value="9.7713149999999995" table:style-name="ce1">
            <text:p>9.771315</text:p>
          </table:table-cell>
          <table:table-cell table:number-columns-repeated="16382"/>
        </table:table-row>
        <table:table-row table:style-name="ro1">
          <table:table-cell office:value-type="float" office:value="59.580227999999998" table:style-name="ce1">
            <text:p>59.580228</text:p>
          </table:table-cell>
          <table:table-cell office:value-type="float" office:value="62.727035999999998" table:style-name="ce1">
            <text:p>62.727036</text:p>
          </table:table-cell>
          <table:table-cell table:number-columns-repeated="16382"/>
        </table:table-row>
        <table:table-row table:style-name="ro1">
          <table:table-cell office:value-type="float" office:value="39.763154" table:style-name="ce1">
            <text:p>39.763154</text:p>
          </table:table-cell>
          <table:table-cell office:value-type="float" office:value="61.748520999999997" table:style-name="ce1">
            <text:p>61.748521</text:p>
          </table:table-cell>
          <table:table-cell table:number-columns-repeated="16382"/>
        </table:table-row>
        <table:table-row table:style-name="ro1">
          <table:table-cell office:value-type="float" office:value="37.700476999999999" table:style-name="ce1">
            <text:p>37.700477</text:p>
          </table:table-cell>
          <table:table-cell office:value-type="float" office:value="14.895363" table:style-name="ce1">
            <text:p>14.895363</text:p>
          </table:table-cell>
          <table:table-cell table:number-columns-repeated="16382"/>
        </table:table-row>
        <table:table-row table:style-name="ro1">
          <table:table-cell office:value-type="float" office:value="38.949330000000003" table:style-name="ce1">
            <text:p>38.94933</text:p>
          </table:table-cell>
          <table:table-cell office:value-type="float" office:value="45.391153000000003" table:style-name="ce1">
            <text:p>45.391153</text:p>
          </table:table-cell>
          <table:table-cell table:number-columns-repeated="16382"/>
        </table:table-row>
        <table:table-row table:style-name="ro1">
          <table:table-cell office:value-type="float" office:value="32.660761999999998" table:style-name="ce1">
            <text:p>32.660762</text:p>
          </table:table-cell>
          <table:table-cell office:value-type="float" office:value="4.4764809999999997" table:style-name="ce1">
            <text:p>4.476481</text:p>
          </table:table-cell>
          <table:table-cell table:number-columns-repeated="16382"/>
        </table:table-row>
        <table:table-row table:style-name="ro1">
          <table:table-cell office:value-type="float" office:value="31.124987999999998" table:style-name="ce1">
            <text:p>31.124988</text:p>
          </table:table-cell>
          <table:table-cell office:value-type="float" office:value="5.1871150000000004" table:style-name="ce1">
            <text:p>5.187115</text:p>
          </table:table-cell>
          <table:table-cell table:number-columns-repeated="16382"/>
        </table:table-row>
        <table:table-row table:style-name="ro1">
          <table:table-cell office:value-type="float" office:value="19.674745999999999" table:style-name="ce1">
            <text:p>19.674746</text:p>
          </table:table-cell>
          <table:table-cell office:value-type="float" office:value="46.422986000000002" table:style-name="ce1">
            <text:p>46.422986</text:p>
          </table:table-cell>
          <table:table-cell table:number-columns-repeated="16382"/>
        </table:table-row>
        <table:table-row table:style-name="ro1">
          <table:table-cell office:value-type="float" office:value="35.433424000000002" table:style-name="ce1">
            <text:p>35.433424</text:p>
          </table:table-cell>
          <table:table-cell office:value-type="float" office:value="12.467238999999999" table:style-name="ce1">
            <text:p>12.467239</text:p>
          </table:table-cell>
          <table:table-cell table:number-columns-repeated="16382"/>
        </table:table-row>
        <table:table-row table:style-name="ro1">
          <table:table-cell office:value-type="float" office:value="36.825358000000001" table:style-name="ce1">
            <text:p>36.825358</text:p>
          </table:table-cell>
          <table:table-cell office:value-type="float" office:value="11.609534999999999" table:style-name="ce1">
            <text:p>11.609535</text:p>
          </table:table-cell>
          <table:table-cell table:number-columns-repeated="16382"/>
        </table:table-row>
        <table:table-row table:style-name="ro1">
          <table:table-cell office:value-type="float" office:value="34.976818000000002" table:style-name="ce1">
            <text:p>34.976818</text:p>
          </table:table-cell>
          <table:table-cell office:value-type="float" office:value="9.0156170000000007" table:style-name="ce1">
            <text:p>9.015617</text:p>
          </table:table-cell>
          <table:table-cell table:number-columns-repeated="16382"/>
        </table:table-row>
        <table:table-row table:style-name="ro1">
          <table:table-cell office:value-type="float" office:value="24.994617000000002" table:style-name="ce1">
            <text:p>24.994617</text:p>
          </table:table-cell>
          <table:table-cell office:value-type="float" office:value="29.886050000000001" table:style-name="ce1">
            <text:p>29.88605</text:p>
          </table:table-cell>
          <table:table-cell table:number-columns-repeated="16382"/>
        </table:table-row>
        <table:table-row table:style-name="ro1">
          <table:table-cell office:value-type="float" office:value="37.055368999999999" table:style-name="ce1">
            <text:p>37.055369</text:p>
          </table:table-cell>
          <table:table-cell office:value-type="float" office:value="14.721420999999999" table:style-name="ce1">
            <text:p>14.721421</text:p>
          </table:table-cell>
          <table:table-cell table:number-columns-repeated="16382"/>
        </table:table-row>
        <table:table-row table:style-name="ro1">
          <table:table-cell office:value-type="float" office:value="14.156499" table:style-name="ce1">
            <text:p>14.156499</text:p>
          </table:table-cell>
          <table:table-cell office:value-type="float" office:value="7.010554" table:style-name="ce1">
            <text:p>7.010554</text:p>
          </table:table-cell>
          <table:table-cell table:number-columns-repeated="16382"/>
        </table:table-row>
        <table:table-row table:style-name="ro1">
          <table:table-cell office:value-type="float" office:value="35.188785000000003" table:style-name="ce1">
            <text:p>35.188785</text:p>
          </table:table-cell>
          <table:table-cell office:value-type="float" office:value="9.8713259999999998" table:style-name="ce1">
            <text:p>9.871326</text:p>
          </table:table-cell>
          <table:table-cell table:number-columns-repeated="16382"/>
        </table:table-row>
        <table:table-row table:style-name="ro1">
          <table:table-cell office:value-type="float" office:value="29.935237000000001" table:style-name="ce1">
            <text:p>29.935237</text:p>
          </table:table-cell>
          <table:table-cell office:value-type="float" office:value="6.9357939999999996" table:style-name="ce1">
            <text:p>6.935794</text:p>
          </table:table-cell>
          <table:table-cell table:number-columns-repeated="16382"/>
        </table:table-row>
        <table:table-row table:style-name="ro1">
          <table:table-cell office:value-type="float" office:value="0.924732" table:style-name="ce1">
            <text:p>0.924732</text:p>
          </table:table-cell>
          <table:table-cell office:value-type="float" office:value="1.1780299999999999" table:style-name="ce1">
            <text:p>1.17803</text:p>
          </table:table-cell>
          <table:table-cell table:number-columns-repeated="16382"/>
        </table:table-row>
        <table:table-row table:style-name="ro1">
          <table:table-cell office:value-type="float" office:value="60.076590000000003" table:style-name="ce1">
            <text:p>60.07659</text:p>
          </table:table-cell>
          <table:table-cell office:value-type="float" office:value="3.4180350000000002" table:style-name="ce1">
            <text:p>3.418035</text:p>
          </table:table-cell>
          <table:table-cell table:number-columns-repeated="16382"/>
        </table:table-row>
        <table:table-row table:style-name="ro1">
          <table:table-cell office:value-type="float" office:value="35.441395" table:style-name="ce1">
            <text:p>35.441395</text:p>
          </table:table-cell>
          <table:table-cell office:value-type="float" office:value="15.996767" table:style-name="ce1">
            <text:p>15.996767</text:p>
          </table:table-cell>
          <table:table-cell table:number-columns-repeated="16382"/>
        </table:table-row>
        <table:table-row table:style-name="ro1">
          <table:table-cell office:value-type="float" office:value="38.12182" table:style-name="ce1">
            <text:p>38.12182</text:p>
          </table:table-cell>
          <table:table-cell office:value-type="float" office:value="35.576532999999998" table:style-name="ce1">
            <text:p>35.576533</text:p>
          </table:table-cell>
          <table:table-cell table:number-columns-repeated="16382"/>
        </table:table-row>
        <table:table-row table:style-name="ro1">
          <table:table-cell office:value-type="float" office:value="20.369772999999999" table:style-name="ce1">
            <text:p>20.369773</text:p>
          </table:table-cell>
          <table:table-cell office:value-type="float" office:value="8.5816149999999993" table:style-name="ce1">
            <text:p>8.581615</text:p>
          </table:table-cell>
          <table:table-cell table:number-columns-repeated="16382"/>
        </table:table-row>
        <table:table-row table:style-name="ro1">
          <table:table-cell office:value-type="float" office:value="61.422739" table:style-name="ce1">
            <text:p>61.422739</text:p>
          </table:table-cell>
          <table:table-cell office:value-type="float" office:value="61.355856000000003" table:style-name="ce1">
            <text:p>61.355856</text:p>
          </table:table-cell>
          <table:table-cell table:number-columns-repeated="16382"/>
        </table:table-row>
        <table:table-row table:style-name="ro1">
          <table:table-cell office:value-type="float" office:value="28.691006000000002" table:style-name="ce1">
            <text:p>28.691006</text:p>
          </table:table-cell>
          <table:table-cell office:value-type="float" office:value="4.0855100000000002" table:style-name="ce1">
            <text:p>4.08551</text:p>
          </table:table-cell>
          <table:table-cell table:number-columns-repeated="16382"/>
        </table:table-row>
        <table:table-row table:style-name="ro1">
          <table:table-cell office:value-type="float" office:value="17.695488000000001" table:style-name="ce1">
            <text:p>17.695488</text:p>
          </table:table-cell>
          <table:table-cell office:value-type="float" office:value="39.914571000000002" table:style-name="ce1">
            <text:p>39.914571</text:p>
          </table:table-cell>
          <table:table-cell table:number-columns-repeated="16382"/>
        </table:table-row>
        <table:table-row table:style-name="ro1">
          <table:table-cell office:value-type="float" office:value="36.635531999999998" table:style-name="ce1">
            <text:p>36.635532</text:p>
          </table:table-cell>
          <table:table-cell office:value-type="float" office:value="15.363776" table:style-name="ce1">
            <text:p>15.363776</text:p>
          </table:table-cell>
          <table:table-cell table:number-columns-repeated="16382"/>
        </table:table-row>
        <table:table-row table:style-name="ro1">
          <table:table-cell office:value-type="float" office:value="37.571795999999999" table:style-name="ce1">
            <text:p>37.571796</text:p>
          </table:table-cell>
          <table:table-cell office:value-type="float" office:value="13.216829000000001" table:style-name="ce1">
            <text:p>13.216829</text:p>
          </table:table-cell>
          <table:table-cell table:number-columns-repeated="16382"/>
        </table:table-row>
        <table:table-row table:style-name="ro1">
          <table:table-cell office:value-type="float" office:value="60.994084999999998" table:style-name="ce1">
            <text:p>60.994085</text:p>
          </table:table-cell>
          <table:table-cell office:value-type="float" office:value="2.305714" table:style-name="ce1">
            <text:p>2.305714</text:p>
          </table:table-cell>
          <table:table-cell table:number-columns-repeated="16382"/>
        </table:table-row>
        <table:table-row table:style-name="ro1">
          <table:table-cell office:value-type="float" office:value="31.368696" table:style-name="ce1">
            <text:p>31.368696</text:p>
          </table:table-cell>
          <table:table-cell office:value-type="float" office:value="6.2073150000000004" table:style-name="ce1">
            <text:p>6.207315</text:p>
          </table:table-cell>
          <table:table-cell table:number-columns-repeated="16382"/>
        </table:table-row>
        <table:table-row table:style-name="ro1">
          <table:table-cell office:value-type="float" office:value="59.265037" table:style-name="ce1">
            <text:p>59.265037</text:p>
          </table:table-cell>
          <table:table-cell office:value-type="float" office:value="60.293263000000003" table:style-name="ce1">
            <text:p>60.293263</text:p>
          </table:table-cell>
          <table:table-cell table:number-columns-repeated="16382"/>
        </table:table-row>
        <table:table-row table:style-name="ro1">
          <table:table-cell office:value-type="float" office:value="37.401932000000002" table:style-name="ce1">
            <text:p>37.401932</text:p>
          </table:table-cell>
          <table:table-cell office:value-type="float" office:value="14.257441999999999" table:style-name="ce1">
            <text:p>14.257442</text:p>
          </table:table-cell>
          <table:table-cell table:number-columns-repeated="16382"/>
        </table:table-row>
        <table:table-row table:style-name="ro1">
          <table:table-cell office:value-type="float" office:value="42.788891999999997" table:style-name="ce1">
            <text:p>42.788892</text:p>
          </table:table-cell>
          <table:table-cell office:value-type="float" office:value="5.9832910000000004" table:style-name="ce1">
            <text:p>5.983291</text:p>
          </table:table-cell>
          <table:table-cell table:number-columns-repeated="16382"/>
        </table:table-row>
        <table:table-row table:style-name="ro1">
          <table:table-cell office:value-type="float" office:value="57.737152999999999" table:style-name="ce1">
            <text:p>57.737153</text:p>
          </table:table-cell>
          <table:table-cell office:value-type="float" office:value="28.190844999999999" table:style-name="ce1">
            <text:p>28.190845</text:p>
          </table:table-cell>
          <table:table-cell table:number-columns-repeated="16382"/>
        </table:table-row>
        <table:table-row table:style-name="ro1">
          <table:table-cell office:value-type="float" office:value="60.855220000000003" table:style-name="ce1">
            <text:p>60.85522</text:p>
          </table:table-cell>
          <table:table-cell office:value-type="float" office:value="42.384225999999998" table:style-name="ce1">
            <text:p>42.384226</text:p>
          </table:table-cell>
          <table:table-cell table:number-columns-repeated="16382"/>
        </table:table-row>
        <table:table-row table:style-name="ro1">
          <table:table-cell office:value-type="float" office:value="18.523047999999999" table:style-name="ce1">
            <text:p>18.523048</text:p>
          </table:table-cell>
          <table:table-cell office:value-type="float" office:value="14.055807" table:style-name="ce1">
            <text:p>14.055807</text:p>
          </table:table-cell>
          <table:table-cell table:number-columns-repeated="16382"/>
        </table:table-row>
        <table:table-row table:style-name="ro1">
          <table:table-cell office:value-type="float" office:value="5.0951089999999999" table:style-name="ce1">
            <text:p>5.095109</text:p>
          </table:table-cell>
          <table:table-cell office:value-type="float" office:value="30.105235" table:style-name="ce1">
            <text:p>30.105235</text:p>
          </table:table-cell>
          <table:table-cell table:number-columns-repeated="16382"/>
        </table:table-row>
        <table:table-row table:style-name="ro1">
          <table:table-cell office:value-type="float" office:value="54.872642999999997" table:style-name="ce1">
            <text:p>54.872643</text:p>
          </table:table-cell>
          <table:table-cell office:value-type="float" office:value="21.012485999999999" table:style-name="ce1">
            <text:p>21.012486</text:p>
          </table:table-cell>
          <table:table-cell table:number-columns-repeated="16382"/>
        </table:table-row>
        <table:table-row table:style-name="ro1">
          <table:table-cell office:value-type="float" office:value="36.044992000000001" table:style-name="ce1">
            <text:p>36.044992</text:p>
          </table:table-cell>
          <table:table-cell office:value-type="float" office:value="7.7731009999999996" table:style-name="ce1">
            <text:p>7.773101</text:p>
          </table:table-cell>
          <table:table-cell table:number-columns-repeated="16382"/>
        </table:table-row>
        <table:table-row table:style-name="ro1">
          <table:table-cell office:value-type="float" office:value="2.5987279999999999" table:style-name="ce1">
            <text:p>2.598728</text:p>
          </table:table-cell>
          <table:table-cell office:value-type="float" office:value="23.196404999999999" table:style-name="ce1">
            <text:p>23.196405</text:p>
          </table:table-cell>
          <table:table-cell table:number-columns-repeated="16382"/>
        </table:table-row>
        <table:table-row table:style-name="ro1">
          <table:table-cell office:value-type="float" office:value="34.458765999999997" table:style-name="ce1">
            <text:p>34.458766</text:p>
          </table:table-cell>
          <table:table-cell office:value-type="float" office:value="13.074704000000001" table:style-name="ce1">
            <text:p>13.074704</text:p>
          </table:table-cell>
          <table:table-cell table:number-columns-repeated="16382"/>
        </table:table-row>
        <table:table-row table:style-name="ro1">
          <table:table-cell office:value-type="float" office:value="35.135499000000003" table:style-name="ce1">
            <text:p>35.135499</text:p>
          </table:table-cell>
          <table:table-cell office:value-type="float" office:value="9.1463350000000005" table:style-name="ce1">
            <text:p>9.146335</text:p>
          </table:table-cell>
          <table:table-cell table:number-columns-repeated="16382"/>
        </table:table-row>
        <table:table-row table:style-name="ro1">
          <table:table-cell office:value-type="float" office:value="51.336624" table:style-name="ce1">
            <text:p>51.336624</text:p>
          </table:table-cell>
          <table:table-cell office:value-type="float" office:value="11.881417000000001" table:style-name="ce1">
            <text:p>11.881417</text:p>
          </table:table-cell>
          <table:table-cell table:number-columns-repeated="16382"/>
        </table:table-row>
        <table:table-row table:style-name="ro1">
          <table:table-cell office:value-type="float" office:value="31.810272999999999" table:style-name="ce1">
            <text:p>31.810273</text:p>
          </table:table-cell>
          <table:table-cell office:value-type="float" office:value="3.8622000000000001" table:style-name="ce1">
            <text:p>3.8622</text:p>
          </table:table-cell>
          <table:table-cell table:number-columns-repeated="16382"/>
        </table:table-row>
        <table:table-row table:style-name="ro1">
          <table:table-cell office:value-type="float" office:value="33.459287000000003" table:style-name="ce1">
            <text:p>33.459287</text:p>
          </table:table-cell>
          <table:table-cell office:value-type="float" office:value="60.036005000000003" table:style-name="ce1">
            <text:p>60.036005</text:p>
          </table:table-cell>
          <table:table-cell table:number-columns-repeated="16382"/>
        </table:table-row>
        <table:table-row table:style-name="ro1">
          <table:table-cell office:value-type="float" office:value="37.238602" table:style-name="ce1">
            <text:p>37.238602</text:p>
          </table:table-cell>
          <table:table-cell office:value-type="float" office:value="45.110289000000002" table:style-name="ce1">
            <text:p>45.110289</text:p>
          </table:table-cell>
          <table:table-cell table:number-columns-repeated="16382"/>
        </table:table-row>
        <table:table-row table:style-name="ro1">
          <table:table-cell office:value-type="float" office:value="47.191319999999997" table:style-name="ce1">
            <text:p>47.19132</text:p>
          </table:table-cell>
          <table:table-cell office:value-type="float" office:value="59.554881999999999" table:style-name="ce1">
            <text:p>59.554882</text:p>
          </table:table-cell>
          <table:table-cell table:number-columns-repeated="16382"/>
        </table:table-row>
        <table:table-row table:style-name="ro1">
          <table:table-cell office:value-type="float" office:value="35.399821000000003" table:style-name="ce1">
            <text:p>35.399821</text:p>
          </table:table-cell>
          <table:table-cell office:value-type="float" office:value="25.308558000000001" table:style-name="ce1">
            <text:p>25.308558</text:p>
          </table:table-cell>
          <table:table-cell table:number-columns-repeated="16382"/>
        </table:table-row>
        <table:table-row table:style-name="ro1">
          <table:table-cell office:value-type="float" office:value="31.139184" table:style-name="ce1">
            <text:p>31.139184</text:p>
          </table:table-cell>
          <table:table-cell office:value-type="float" office:value="3.5284249999999999" table:style-name="ce1">
            <text:p>3.528425</text:p>
          </table:table-cell>
          <table:table-cell table:number-columns-repeated="16382"/>
        </table:table-row>
        <table:table-row table:style-name="ro1">
          <table:table-cell office:value-type="float" office:value="33.521934000000002" table:style-name="ce1">
            <text:p>33.521934</text:p>
          </table:table-cell>
          <table:table-cell office:value-type="float" office:value="62.680999999999997" table:style-name="ce1">
            <text:p>62.681</text:p>
          </table:table-cell>
          <table:table-cell table:number-columns-repeated="16382"/>
        </table:table-row>
        <table:table-row table:style-name="ro1">
          <table:table-cell office:value-type="float" office:value="62.524903000000002" table:style-name="ce1">
            <text:p>62.524903</text:p>
          </table:table-cell>
          <table:table-cell office:value-type="float" office:value="1.530545" table:style-name="ce1">
            <text:p>1.530545</text:p>
          </table:table-cell>
          <table:table-cell table:number-columns-repeated="16382"/>
        </table:table-row>
        <table:table-row table:style-name="ro1">
          <table:table-cell office:value-type="float" office:value="44.810349000000002" table:style-name="ce1">
            <text:p>44.810349</text:p>
          </table:table-cell>
          <table:table-cell office:value-type="float" office:value="56.838614999999997" table:style-name="ce1">
            <text:p>56.838615</text:p>
          </table:table-cell>
          <table:table-cell table:number-columns-repeated="16382"/>
        </table:table-row>
        <table:table-row table:style-name="ro1">
          <table:table-cell office:value-type="float" office:value="56.105393999999997" table:style-name="ce1">
            <text:p>56.105394</text:p>
          </table:table-cell>
          <table:table-cell office:value-type="float" office:value="34.644438999999998" table:style-name="ce1">
            <text:p>34.644439</text:p>
          </table:table-cell>
          <table:table-cell table:number-columns-repeated="16382"/>
        </table:table-row>
        <table:table-row table:style-name="ro1">
          <table:table-cell office:value-type="float" office:value="36.512461000000002" table:style-name="ce1">
            <text:p>36.512461</text:p>
          </table:table-cell>
          <table:table-cell office:value-type="float" office:value="12.589804000000001" table:style-name="ce1">
            <text:p>12.589804</text:p>
          </table:table-cell>
          <table:table-cell table:number-columns-repeated="16382"/>
        </table:table-row>
        <table:table-row table:style-name="ro1">
          <table:table-cell office:value-type="float" office:value="29.014099000000002" table:style-name="ce1">
            <text:p>29.014099</text:p>
          </table:table-cell>
          <table:table-cell office:value-type="float" office:value="35.703431000000002" table:style-name="ce1">
            <text:p>35.703431</text:p>
          </table:table-cell>
          <table:table-cell table:number-columns-repeated="16382"/>
        </table:table-row>
        <table:table-row table:style-name="ro1">
          <table:table-cell office:value-type="float" office:value="34.154476000000003" table:style-name="ce1">
            <text:p>34.154476</text:p>
          </table:table-cell>
          <table:table-cell office:value-type="float" office:value="7.8860380000000001" table:style-name="ce1">
            <text:p>7.886038</text:p>
          </table:table-cell>
          <table:table-cell table:number-columns-repeated="16382"/>
        </table:table-row>
        <table:table-row table:style-name="ro1">
          <table:table-cell office:value-type="float" office:value="6.4566220000000003" table:style-name="ce1">
            <text:p>6.456622</text:p>
          </table:table-cell>
          <table:table-cell office:value-type="float" office:value="44.467379999999999" table:style-name="ce1">
            <text:p>44.46738</text:p>
          </table:table-cell>
          <table:table-cell table:number-columns-repeated="16382"/>
        </table:table-row>
        <table:table-row table:style-name="ro1">
          <table:table-cell office:value-type="float" office:value="57.976595000000003" table:style-name="ce1">
            <text:p>57.976595</text:p>
          </table:table-cell>
          <table:table-cell office:value-type="float" office:value="62.087069999999997" table:style-name="ce1">
            <text:p>62.08707</text:p>
          </table:table-cell>
          <table:table-cell table:number-columns-repeated="16382"/>
        </table:table-row>
        <table:table-row table:style-name="ro1">
          <table:table-cell office:value-type="float" office:value="61.578367" table:style-name="ce1">
            <text:p>61.578367</text:p>
          </table:table-cell>
          <table:table-cell office:value-type="float" office:value="0.47947299999999998" table:style-name="ce1">
            <text:p>0.479473</text:p>
          </table:table-cell>
          <table:table-cell table:number-columns-repeated="16382"/>
        </table:table-row>
        <table:table-row table:style-name="ro1">
          <table:table-cell office:value-type="float" office:value="20.871908000000001" table:style-name="ce1">
            <text:p>20.871908</text:p>
          </table:table-cell>
          <table:table-cell office:value-type="float" office:value="7.4708009999999998" table:style-name="ce1">
            <text:p>7.470801</text:p>
          </table:table-cell>
          <table:table-cell table:number-columns-repeated="16382"/>
        </table:table-row>
        <table:table-row table:style-name="ro1">
          <table:table-cell office:value-type="float" office:value="62.511294999999997" table:style-name="ce1">
            <text:p>62.511295</text:p>
          </table:table-cell>
          <table:table-cell office:value-type="float" office:value="62.462632999999997" table:style-name="ce1">
            <text:p>62.462633</text:p>
          </table:table-cell>
          <table:table-cell table:number-columns-repeated="16382"/>
        </table:table-row>
        <table:table-row table:style-name="ro1">
          <table:table-cell office:value-type="float" office:value="4.8887099999999997" table:style-name="ce1">
            <text:p>4.88871</text:p>
          </table:table-cell>
          <table:table-cell office:value-type="float" office:value="56.349381999999999" table:style-name="ce1">
            <text:p>56.349382</text:p>
          </table:table-cell>
          <table:table-cell table:number-columns-repeated="16382"/>
        </table:table-row>
        <table:table-row table:style-name="ro1">
          <table:table-cell office:value-type="float" office:value="38.396855000000002" table:style-name="ce1">
            <text:p>38.396855</text:p>
          </table:table-cell>
          <table:table-cell office:value-type="float" office:value="13.195555000000001" table:style-name="ce1">
            <text:p>13.195555</text:p>
          </table:table-cell>
          <table:table-cell table:number-columns-repeated="16382"/>
        </table:table-row>
        <table:table-row table:style-name="ro1">
          <table:table-cell office:value-type="float" office:value="60.642375000000001" table:style-name="ce1">
            <text:p>60.642375</text:p>
          </table:table-cell>
          <table:table-cell office:value-type="float" office:value="61.368422000000002" table:style-name="ce1">
            <text:p>61.368422</text:p>
          </table:table-cell>
          <table:table-cell table:number-columns-repeated="16382"/>
        </table:table-row>
        <table:table-row table:style-name="ro1">
          <table:table-cell office:value-type="float" office:value="16.831348999999999" table:style-name="ce1">
            <text:p>16.831349</text:p>
          </table:table-cell>
          <table:table-cell office:value-type="float" office:value="28.646829" table:style-name="ce1">
            <text:p>28.646829</text:p>
          </table:table-cell>
          <table:table-cell table:number-columns-repeated="16382"/>
        </table:table-row>
        <table:table-row table:style-name="ro1">
          <table:table-cell office:value-type="float" office:value="37.795121999999999" table:style-name="ce1">
            <text:p>37.795122</text:p>
          </table:table-cell>
          <table:table-cell office:value-type="float" office:value="12.899279999999999" table:style-name="ce1">
            <text:p>12.89928</text:p>
          </table:table-cell>
          <table:table-cell table:number-columns-repeated="16382"/>
        </table:table-row>
        <table:table-row table:style-name="ro1">
          <table:table-cell office:value-type="float" office:value="55.263235999999999" table:style-name="ce1">
            <text:p>55.263236</text:p>
          </table:table-cell>
          <table:table-cell office:value-type="float" office:value="56.945489999999999" table:style-name="ce1">
            <text:p>56.94549</text:p>
          </table:table-cell>
          <table:table-cell table:number-columns-repeated="16382"/>
        </table:table-row>
        <table:table-row table:style-name="ro1">
          <table:table-cell office:value-type="float" office:value="33.560541999999998" table:style-name="ce1">
            <text:p>33.560542</text:p>
          </table:table-cell>
          <table:table-cell office:value-type="float" office:value="3.9313720000000001" table:style-name="ce1">
            <text:p>3.931372</text:p>
          </table:table-cell>
          <table:table-cell table:number-columns-repeated="16382"/>
        </table:table-row>
        <table:table-row table:style-name="ro1">
          <table:table-cell office:value-type="float" office:value="29.82189" table:style-name="ce1">
            <text:p>29.82189</text:p>
          </table:table-cell>
          <table:table-cell office:value-type="float" office:value="7.924264" table:style-name="ce1">
            <text:p>7.924264</text:p>
          </table:table-cell>
          <table:table-cell table:number-columns-repeated="16382"/>
        </table:table-row>
        <table:table-row table:style-name="ro1">
          <table:table-cell office:value-type="float" office:value="30.561695" table:style-name="ce1">
            <text:p>30.561695</text:p>
          </table:table-cell>
          <table:table-cell office:value-type="float" office:value="7.3301030000000003" table:style-name="ce1">
            <text:p>7.330103</text:p>
          </table:table-cell>
          <table:table-cell table:number-columns-repeated="16382"/>
        </table:table-row>
        <table:table-row table:style-name="ro1">
          <table:table-cell office:value-type="float" office:value="59.662868000000003" table:style-name="ce1">
            <text:p>59.662868</text:p>
          </table:table-cell>
          <table:table-cell office:value-type="float" office:value="62.878056000000001" table:style-name="ce1">
            <text:p>62.878056</text:p>
          </table:table-cell>
          <table:table-cell table:number-columns-repeated="16382"/>
        </table:table-row>
        <table:table-row table:style-name="ro1">
          <table:table-cell office:value-type="float" office:value="36.178333000000002" table:style-name="ce1">
            <text:p>36.178333</text:p>
          </table:table-cell>
          <table:table-cell office:value-type="float" office:value="13.911546" table:style-name="ce1">
            <text:p>13.911546</text:p>
          </table:table-cell>
          <table:table-cell table:number-columns-repeated="16382"/>
        </table:table-row>
        <table:table-row table:style-name="ro1">
          <table:table-cell office:value-type="float" office:value="26.253741999999999" table:style-name="ce1">
            <text:p>26.253742</text:p>
          </table:table-cell>
          <table:table-cell office:value-type="float" office:value="37.806448000000003" table:style-name="ce1">
            <text:p>37.806448</text:p>
          </table:table-cell>
          <table:table-cell table:number-columns-repeated="16382"/>
        </table:table-row>
        <table:table-row table:style-name="ro1">
          <table:table-cell office:value-type="float" office:value="37.642536999999997" table:style-name="ce1">
            <text:p>37.642537</text:p>
          </table:table-cell>
          <table:table-cell office:value-type="float" office:value="7.9953500000000002" table:style-name="ce1">
            <text:p>7.99535</text:p>
          </table:table-cell>
          <table:table-cell table:number-columns-repeated="16382"/>
        </table:table-row>
        <table:table-row table:style-name="ro1">
          <table:table-cell office:value-type="float" office:value="39.256039999999999" table:style-name="ce1">
            <text:p>39.25604</text:p>
          </table:table-cell>
          <table:table-cell office:value-type="float" office:value="10.136597" table:style-name="ce1">
            <text:p>10.136597</text:p>
          </table:table-cell>
          <table:table-cell table:number-columns-repeated="16382"/>
        </table:table-row>
        <table:table-row table:style-name="ro1">
          <table:table-cell office:value-type="float" office:value="32.589342000000002" table:style-name="ce1">
            <text:p>32.589342</text:p>
          </table:table-cell>
          <table:table-cell office:value-type="float" office:value="25.092775" table:style-name="ce1">
            <text:p>25.092775</text:p>
          </table:table-cell>
          <table:table-cell table:number-columns-repeated="16382"/>
        </table:table-row>
        <table:table-row table:style-name="ro1">
          <table:table-cell office:value-type="float" office:value="10.956801" table:style-name="ce1">
            <text:p>10.956801</text:p>
          </table:table-cell>
          <table:table-cell office:value-type="float" office:value="38.768064000000003" table:style-name="ce1">
            <text:p>38.768064</text:p>
          </table:table-cell>
          <table:table-cell table:number-columns-repeated="16382"/>
        </table:table-row>
        <table:table-row table:style-name="ro1">
          <table:table-cell office:value-type="float" office:value="43.078843999999997" table:style-name="ce1">
            <text:p>43.078844</text:p>
          </table:table-cell>
          <table:table-cell office:value-type="float" office:value="43.352491999999998" table:style-name="ce1">
            <text:p>43.352492</text:p>
          </table:table-cell>
          <table:table-cell table:number-columns-repeated="16382"/>
        </table:table-row>
        <table:table-row table:style-name="ro1">
          <table:table-cell office:value-type="float" office:value="28.457940000000001" table:style-name="ce1">
            <text:p>28.45794</text:p>
          </table:table-cell>
          <table:table-cell office:value-type="float" office:value="6.3831819999999997" table:style-name="ce1">
            <text:p>6.383182</text:p>
          </table:table-cell>
          <table:table-cell table:number-columns-repeated="16382"/>
        </table:table-row>
        <table:table-row table:style-name="ro1">
          <table:table-cell office:value-type="float" office:value="10.804751" table:style-name="ce1">
            <text:p>10.804751</text:p>
          </table:table-cell>
          <table:table-cell office:value-type="float" office:value="19.739854999999999" table:style-name="ce1">
            <text:p>19.739855</text:p>
          </table:table-cell>
          <table:table-cell table:number-columns-repeated="16382"/>
        </table:table-row>
        <table:table-row table:style-name="ro1">
          <table:table-cell office:value-type="float" office:value="35.748939" table:style-name="ce1">
            <text:p>35.748939</text:p>
          </table:table-cell>
          <table:table-cell office:value-type="float" office:value="54.508288999999998" table:style-name="ce1">
            <text:p>54.508289</text:p>
          </table:table-cell>
          <table:table-cell table:number-columns-repeated="16382"/>
        </table:table-row>
        <table:table-row table:style-name="ro1">
          <table:table-cell office:value-type="float" office:value="2.7969189999999999" table:style-name="ce1">
            <text:p>2.796919</text:p>
          </table:table-cell>
          <table:table-cell office:value-type="float" office:value="57.507784999999998" table:style-name="ce1">
            <text:p>57.507785</text:p>
          </table:table-cell>
          <table:table-cell table:number-columns-repeated="16382"/>
        </table:table-row>
        <table:table-row table:style-name="ro1">
          <table:table-cell office:value-type="float" office:value="44.010392000000003" table:style-name="ce1">
            <text:p>44.010392</text:p>
          </table:table-cell>
          <table:table-cell office:value-type="float" office:value="12.12299" table:style-name="ce1">
            <text:p>12.12299</text:p>
          </table:table-cell>
          <table:table-cell table:number-columns-repeated="16382"/>
        </table:table-row>
        <table:table-row table:style-name="ro1">
          <table:table-cell office:value-type="float" office:value="36.799841000000001" table:style-name="ce1">
            <text:p>36.799841</text:p>
          </table:table-cell>
          <table:table-cell office:value-type="float" office:value="10.891299999999999" table:style-name="ce1">
            <text:p>10.8913</text:p>
          </table:table-cell>
          <table:table-cell table:number-columns-repeated="16382"/>
        </table:table-row>
        <table:table-row table:style-name="ro1">
          <table:table-cell office:value-type="float" office:value="34.750337999999999" table:style-name="ce1">
            <text:p>34.750338</text:p>
          </table:table-cell>
          <table:table-cell office:value-type="float" office:value="8.7459699999999998" table:style-name="ce1">
            <text:p>8.74597</text:p>
          </table:table-cell>
          <table:table-cell table:number-columns-repeated="16382"/>
        </table:table-row>
        <table:table-row table:style-name="ro1">
          <table:table-cell office:value-type="float" office:value="0.96852099999999997" table:style-name="ce1">
            <text:p>0.968521</text:p>
          </table:table-cell>
          <table:table-cell office:value-type="float" office:value="61.555853999999997" table:style-name="ce1">
            <text:p>61.555854</text:p>
          </table:table-cell>
          <table:table-cell table:number-columns-repeated="16382"/>
        </table:table-row>
        <table:table-row table:style-name="ro1">
          <table:table-cell office:value-type="float" office:value="43.904597000000003" table:style-name="ce1">
            <text:p>43.904597</text:p>
          </table:table-cell>
          <table:table-cell office:value-type="float" office:value="11.157419000000001" table:style-name="ce1">
            <text:p>11.157419</text:p>
          </table:table-cell>
          <table:table-cell table:number-columns-repeated="16382"/>
        </table:table-row>
        <table:table-row table:style-name="ro1">
          <table:table-cell office:value-type="float" office:value="28.641279999999998" table:style-name="ce1">
            <text:p>28.64128</text:p>
          </table:table-cell>
          <table:table-cell office:value-type="float" office:value="45.603242000000002" table:style-name="ce1">
            <text:p>45.603242</text:p>
          </table:table-cell>
          <table:table-cell table:number-columns-repeated="16382"/>
        </table:table-row>
        <table:table-row table:style-name="ro1">
          <table:table-cell office:value-type="float" office:value="38.354087999999997" table:style-name="ce1">
            <text:p>38.354088</text:p>
          </table:table-cell>
          <table:table-cell office:value-type="float" office:value="11.501385000000001" table:style-name="ce1">
            <text:p>11.501385</text:p>
          </table:table-cell>
          <table:table-cell table:number-columns-repeated="16382"/>
        </table:table-row>
        <table:table-row table:style-name="ro1">
          <table:table-cell office:value-type="float" office:value="26.987369999999999" table:style-name="ce1">
            <text:p>26.98737</text:p>
          </table:table-cell>
          <table:table-cell office:value-type="float" office:value="5.0066230000000003" table:style-name="ce1">
            <text:p>5.006623</text:p>
          </table:table-cell>
          <table:table-cell table:number-columns-repeated="16382"/>
        </table:table-row>
        <table:table-row table:style-name="ro1">
          <table:table-cell office:value-type="float" office:value="60.208207000000002" table:style-name="ce1">
            <text:p>60.208207</text:p>
          </table:table-cell>
          <table:table-cell office:value-type="float" office:value="0.12818599999999999" table:style-name="ce1">
            <text:p>0.128186</text:p>
          </table:table-cell>
          <table:table-cell table:number-columns-repeated="16382"/>
        </table:table-row>
        <table:table-row table:style-name="ro1">
          <table:table-cell office:value-type="float" office:value="5.1459919999999997" table:style-name="ce1">
            <text:p>5.145992</text:p>
          </table:table-cell>
          <table:table-cell office:value-type="float" office:value="41.955137000000001" table:style-name="ce1">
            <text:p>41.955137</text:p>
          </table:table-cell>
          <table:table-cell table:number-columns-repeated="16382"/>
        </table:table-row>
        <table:table-row table:style-name="ro1">
          <table:table-cell office:value-type="float" office:value="61.531277000000003" table:style-name="ce1">
            <text:p>61.531277</text:p>
          </table:table-cell>
          <table:table-cell office:value-type="float" office:value="62.762763999999997" table:style-name="ce1">
            <text:p>62.762764</text:p>
          </table:table-cell>
          <table:table-cell table:number-columns-repeated="16382"/>
        </table:table-row>
        <table:table-row table:style-name="ro1">
          <table:table-cell office:value-type="float" office:value="58.070971" table:style-name="ce1">
            <text:p>58.070971</text:p>
          </table:table-cell>
          <table:table-cell office:value-type="float" office:value="62.554077999999997" table:style-name="ce1">
            <text:p>62.554078</text:p>
          </table:table-cell>
          <table:table-cell table:number-columns-repeated="16382"/>
        </table:table-row>
        <table:table-row table:style-name="ro1">
          <table:table-cell office:value-type="float" office:value="59.549518999999997" table:style-name="ce1">
            <text:p>59.549519</text:p>
          </table:table-cell>
          <table:table-cell office:value-type="float" office:value="61.783375999999997" table:style-name="ce1">
            <text:p>61.783376</text:p>
          </table:table-cell>
          <table:table-cell table:number-columns-repeated="16382"/>
        </table:table-row>
        <table:table-row table:style-name="ro1">
          <table:table-cell office:value-type="float" office:value="61.689050000000002" table:style-name="ce1">
            <text:p>61.68905</text:p>
          </table:table-cell>
          <table:table-cell office:value-type="float" office:value="62.429262000000001" table:style-name="ce1">
            <text:p>62.429262</text:p>
          </table:table-cell>
          <table:table-cell table:number-columns-repeated="16382"/>
        </table:table-row>
        <table:table-row table:style-name="ro1">
          <table:table-cell office:value-type="float" office:value="61.004233999999997" table:style-name="ce1">
            <text:p>61.004234</text:p>
          </table:table-cell>
          <table:table-cell office:value-type="float" office:value="1.191514" table:style-name="ce1">
            <text:p>1.191514</text:p>
          </table:table-cell>
          <table:table-cell table:number-columns-repeated="16382"/>
        </table:table-row>
        <table:table-row table:style-name="ro1">
          <table:table-cell office:value-type="float" office:value="40.381964000000004" table:style-name="ce1">
            <text:p>40.381964</text:p>
          </table:table-cell>
          <table:table-cell office:value-type="float" office:value="56.825612999999997" table:style-name="ce1">
            <text:p>56.825613</text:p>
          </table:table-cell>
          <table:table-cell table:number-columns-repeated="16382"/>
        </table:table-row>
        <table:table-row table:style-name="ro1">
          <table:table-cell office:value-type="float" office:value="30.041267000000001" table:style-name="ce1">
            <text:p>30.041267</text:p>
          </table:table-cell>
          <table:table-cell office:value-type="float" office:value="6.7665110000000004" table:style-name="ce1">
            <text:p>6.766511</text:p>
          </table:table-cell>
          <table:table-cell table:number-columns-repeated="16382"/>
        </table:table-row>
        <table:table-row table:style-name="ro1">
          <table:table-cell office:value-type="float" office:value="43.909064999999998" table:style-name="ce1">
            <text:p>43.909065</text:p>
          </table:table-cell>
          <table:table-cell office:value-type="float" office:value="37.568041999999998" table:style-name="ce1">
            <text:p>37.568042</text:p>
          </table:table-cell>
          <table:table-cell table:number-columns-repeated="16382"/>
        </table:table-row>
        <table:table-row table:style-name="ro1">
          <table:table-cell office:value-type="float" office:value="3.3270870000000001" table:style-name="ce1">
            <text:p>3.327087</text:p>
          </table:table-cell>
          <table:table-cell office:value-type="float" office:value="36.212687000000003" table:style-name="ce1">
            <text:p>36.212687</text:p>
          </table:table-cell>
          <table:table-cell table:number-columns-repeated="16382"/>
        </table:table-row>
        <table:table-row table:style-name="ro1">
          <table:table-cell office:value-type="float" office:value="49.272680999999999" table:style-name="ce1">
            <text:p>49.272681</text:p>
          </table:table-cell>
          <table:table-cell office:value-type="float" office:value="10.256053" table:style-name="ce1">
            <text:p>10.256053</text:p>
          </table:table-cell>
          <table:table-cell table:number-columns-repeated="16382"/>
        </table:table-row>
        <table:table-row table:style-name="ro1">
          <table:table-cell office:value-type="float" office:value="7.4182370000000004" table:style-name="ce1">
            <text:p>7.418237</text:p>
          </table:table-cell>
          <table:table-cell office:value-type="float" office:value="54.841486000000003" table:style-name="ce1">
            <text:p>54.841486</text:p>
          </table:table-cell>
          <table:table-cell table:number-columns-repeated="16382"/>
        </table:table-row>
        <table:table-row table:style-name="ro1">
          <table:table-cell office:value-type="float" office:value="47.944046" table:style-name="ce1">
            <text:p>47.944046</text:p>
          </table:table-cell>
          <table:table-cell office:value-type="float" office:value="16.604766999999999" table:style-name="ce1">
            <text:p>16.604767</text:p>
          </table:table-cell>
          <table:table-cell table:number-columns-repeated="16382"/>
        </table:table-row>
        <table:table-row table:style-name="ro1">
          <table:table-cell office:value-type="float" office:value="36.097650000000002" table:style-name="ce1">
            <text:p>36.09765</text:p>
          </table:table-cell>
          <table:table-cell office:value-type="float" office:value="11.591478" table:style-name="ce1">
            <text:p>11.591478</text:p>
          </table:table-cell>
          <table:table-cell table:number-columns-repeated="16382"/>
        </table:table-row>
        <table:table-row table:style-name="ro1">
          <table:table-cell office:value-type="float" office:value="41.165301999999997" table:style-name="ce1">
            <text:p>41.165302</text:p>
          </table:table-cell>
          <table:table-cell office:value-type="float" office:value="12.226131000000001" table:style-name="ce1">
            <text:p>12.226131</text:p>
          </table:table-cell>
          <table:table-cell table:number-columns-repeated="16382"/>
        </table:table-row>
        <table:table-row table:style-name="ro1">
          <table:table-cell office:value-type="float" office:value="26.126801" table:style-name="ce1">
            <text:p>26.126801</text:p>
          </table:table-cell>
          <table:table-cell office:value-type="float" office:value="55.867342000000001" table:style-name="ce1">
            <text:p>55.867342</text:p>
          </table:table-cell>
          <table:table-cell table:number-columns-repeated="16382"/>
        </table:table-row>
        <table:table-row table:style-name="ro1">
          <table:table-cell office:value-type="float" office:value="35.990110999999999" table:style-name="ce1">
            <text:p>35.990111</text:p>
          </table:table-cell>
          <table:table-cell office:value-type="float" office:value="9.1637070000000005" table:style-name="ce1">
            <text:p>9.163707</text:p>
          </table:table-cell>
          <table:table-cell table:number-columns-repeated="16382"/>
        </table:table-row>
        <table:table-row table:style-name="ro1">
          <table:table-cell office:value-type="float" office:value="25.814122000000001" table:style-name="ce1">
            <text:p>25.814122</text:p>
          </table:table-cell>
          <table:table-cell office:value-type="float" office:value="54.765610000000002" table:style-name="ce1">
            <text:p>54.76561</text:p>
          </table:table-cell>
          <table:table-cell table:number-columns-repeated="16382"/>
        </table:table-row>
        <table:table-row table:style-name="ro1">
          <table:table-cell office:value-type="float" office:value="58.913476000000003" table:style-name="ce1">
            <text:p>58.913476</text:p>
          </table:table-cell>
          <table:table-cell office:value-type="float" office:value="62.620843999999998" table:style-name="ce1">
            <text:p>62.620844</text:p>
          </table:table-cell>
          <table:table-cell table:number-columns-repeated="16382"/>
        </table:table-row>
        <table:table-row table:style-name="ro1">
          <table:table-cell office:value-type="float" office:value="10.209787" table:style-name="ce1">
            <text:p>10.209787</text:p>
          </table:table-cell>
          <table:table-cell office:value-type="float" office:value="4.2085429999999997" table:style-name="ce1">
            <text:p>4.208543</text:p>
          </table:table-cell>
          <table:table-cell table:number-columns-repeated="16382"/>
        </table:table-row>
        <table:table-row table:style-name="ro1">
          <table:table-cell office:value-type="float" office:value="37.361330000000002" table:style-name="ce1">
            <text:p>37.36133</text:p>
          </table:table-cell>
          <table:table-cell office:value-type="float" office:value="17.850448" table:style-name="ce1">
            <text:p>17.850448</text:p>
          </table:table-cell>
          <table:table-cell table:number-columns-repeated="16382"/>
        </table:table-row>
        <table:table-row table:style-name="ro1">
          <table:table-cell office:value-type="float" office:value="62.092013999999999" table:style-name="ce1">
            <text:p>62.092014</text:p>
          </table:table-cell>
          <table:table-cell office:value-type="float" office:value="1.6191329999999999" table:style-name="ce1">
            <text:p>1.619133</text:p>
          </table:table-cell>
          <table:table-cell table:number-columns-repeated="16382"/>
        </table:table-row>
        <table:table-row table:style-name="ro1">
          <table:table-cell office:value-type="float" office:value="44.624248000000001" table:style-name="ce1">
            <text:p>44.624248</text:p>
          </table:table-cell>
          <table:table-cell office:value-type="float" office:value="31.722460999999999" table:style-name="ce1">
            <text:p>31.722461</text:p>
          </table:table-cell>
          <table:table-cell table:number-columns-repeated="16382"/>
        </table:table-row>
        <table:table-row table:style-name="ro1">
          <table:table-cell office:value-type="float" office:value="35.232995000000003" table:style-name="ce1">
            <text:p>35.232995</text:p>
          </table:table-cell>
          <table:table-cell office:value-type="float" office:value="29.009561000000001" table:style-name="ce1">
            <text:p>29.009561</text:p>
          </table:table-cell>
          <table:table-cell table:number-columns-repeated="16382"/>
        </table:table-row>
        <table:table-row table:style-name="ro1">
          <table:table-cell office:value-type="float" office:value="36.408507999999998" table:style-name="ce1">
            <text:p>36.408508</text:p>
          </table:table-cell>
          <table:table-cell office:value-type="float" office:value="10.650214999999999" table:style-name="ce1">
            <text:p>10.650215</text:p>
          </table:table-cell>
          <table:table-cell table:number-columns-repeated="16382"/>
        </table:table-row>
        <table:table-row table:style-name="ro1">
          <table:table-cell office:value-type="float" office:value="46.814905000000003" table:style-name="ce1">
            <text:p>46.814905</text:p>
          </table:table-cell>
          <table:table-cell office:value-type="float" office:value="40.504184000000002" table:style-name="ce1">
            <text:p>40.504184</text:p>
          </table:table-cell>
          <table:table-cell table:number-columns-repeated="16382"/>
        </table:table-row>
        <table:table-row table:style-name="ro1">
          <table:table-cell office:value-type="float" office:value="11.347272" table:style-name="ce1">
            <text:p>11.347272</text:p>
          </table:table-cell>
          <table:table-cell office:value-type="float" office:value="41.135392000000003" table:style-name="ce1">
            <text:p>41.135392</text:p>
          </table:table-cell>
          <table:table-cell table:number-columns-repeated="16382"/>
        </table:table-row>
        <table:table-row table:style-name="ro1">
          <table:table-cell office:value-type="float" office:value="61.521707999999997" table:style-name="ce1">
            <text:p>61.521708</text:p>
          </table:table-cell>
          <table:table-cell office:value-type="float" office:value="59.757885999999999" table:style-name="ce1">
            <text:p>59.757886</text:p>
          </table:table-cell>
          <table:table-cell table:number-columns-repeated="16382"/>
        </table:table-row>
        <table:table-row table:style-name="ro1">
          <table:table-cell office:value-type="float" office:value="58.882950000000001" table:style-name="ce1">
            <text:p>58.88295</text:p>
          </table:table-cell>
          <table:table-cell office:value-type="float" office:value="59.528441999999998" table:style-name="ce1">
            <text:p>59.528442</text:p>
          </table:table-cell>
          <table:table-cell table:number-columns-repeated="16382"/>
        </table:table-row>
        <table:table-row table:style-name="ro1">
          <table:table-cell office:value-type="float" office:value="53.916846999999997" table:style-name="ce1">
            <text:p>53.916847</text:p>
          </table:table-cell>
          <table:table-cell office:value-type="float" office:value="2.677619" table:style-name="ce1">
            <text:p>2.677619</text:p>
          </table:table-cell>
          <table:table-cell table:number-columns-repeated="16382"/>
        </table:table-row>
        <table:table-row table:style-name="ro1">
          <table:table-cell office:value-type="float" office:value="0.73588799999999999" table:style-name="ce1">
            <text:p>0.735888</text:p>
          </table:table-cell>
          <table:table-cell office:value-type="float" office:value="28.657679000000002" table:style-name="ce1">
            <text:p>28.657679</text:p>
          </table:table-cell>
          <table:table-cell table:number-columns-repeated="16382"/>
        </table:table-row>
        <table:table-row table:style-name="ro1">
          <table:table-cell office:value-type="float" office:value="59.017049999999998" table:style-name="ce1">
            <text:p>59.01705</text:p>
          </table:table-cell>
          <table:table-cell office:value-type="float" office:value="62.829231999999998" table:style-name="ce1">
            <text:p>62.829232</text:p>
          </table:table-cell>
          <table:table-cell table:number-columns-repeated="16382"/>
        </table:table-row>
        <table:table-row table:style-name="ro1">
          <table:table-cell office:value-type="float" office:value="0.453239" table:style-name="ce1">
            <text:p>0.453239</text:p>
          </table:table-cell>
          <table:table-cell office:value-type="float" office:value="1.1145E-2" table:style-name="ce1">
            <text:p>0.011145</text:p>
          </table:table-cell>
          <table:table-cell table:number-columns-repeated="16382"/>
        </table:table-row>
        <table:table-row table:style-name="ro1">
          <table:table-cell office:value-type="float" office:value="56.749085999999998" table:style-name="ce1">
            <text:p>56.749086</text:p>
          </table:table-cell>
          <table:table-cell office:value-type="float" office:value="61.615288" table:style-name="ce1">
            <text:p>61.615288</text:p>
          </table:table-cell>
          <table:table-cell table:number-columns-repeated="16382"/>
        </table:table-row>
        <table:table-row table:style-name="ro1">
          <table:table-cell office:value-type="float" office:value="60.958201000000003" table:style-name="ce1">
            <text:p>60.958201</text:p>
          </table:table-cell>
          <table:table-cell office:value-type="float" office:value="16.846336999999998" table:style-name="ce1">
            <text:p>16.846337</text:p>
          </table:table-cell>
          <table:table-cell table:number-columns-repeated="16382"/>
        </table:table-row>
        <table:table-row table:style-name="ro1">
          <table:table-cell office:value-type="float" office:value="37.656083000000002" table:style-name="ce1">
            <text:p>37.656083</text:p>
          </table:table-cell>
          <table:table-cell office:value-type="float" office:value="11.038434000000001" table:style-name="ce1">
            <text:p>11.038434</text:p>
          </table:table-cell>
          <table:table-cell table:number-columns-repeated="16382"/>
        </table:table-row>
        <table:table-row table:style-name="ro1">
          <table:table-cell office:value-type="float" office:value="61.506734999999999" table:style-name="ce1">
            <text:p>61.506735</text:p>
          </table:table-cell>
          <table:table-cell office:value-type="float" office:value="59.783974000000001" table:style-name="ce1">
            <text:p>59.783974</text:p>
          </table:table-cell>
          <table:table-cell table:number-columns-repeated="16382"/>
        </table:table-row>
        <table:table-row table:style-name="ro1">
          <table:table-cell office:value-type="float" office:value="1.9486460000000001" table:style-name="ce1">
            <text:p>1.948646</text:p>
          </table:table-cell>
          <table:table-cell office:value-type="float" office:value="31.700872" table:style-name="ce1">
            <text:p>31.700872</text:p>
          </table:table-cell>
          <table:table-cell table:number-columns-repeated="16382"/>
        </table:table-row>
        <table:table-row table:style-name="ro1">
          <table:table-cell office:value-type="float" office:value="29.733820999999999" table:style-name="ce1">
            <text:p>29.733821</text:p>
          </table:table-cell>
          <table:table-cell office:value-type="float" office:value="3.5480109999999998" table:style-name="ce1">
            <text:p>3.548011</text:p>
          </table:table-cell>
          <table:table-cell table:number-columns-repeated="16382"/>
        </table:table-row>
        <table:table-row table:style-name="ro1">
          <table:table-cell office:value-type="float" office:value="13.75276" table:style-name="ce1">
            <text:p>13.75276</text:p>
          </table:table-cell>
          <table:table-cell office:value-type="float" office:value="11.140055" table:style-name="ce1">
            <text:p>11.140055</text:p>
          </table:table-cell>
          <table:table-cell table:number-columns-repeated="16382"/>
        </table:table-row>
        <table:table-row table:style-name="ro1">
          <table:table-cell office:value-type="float" office:value="36.334809999999997" table:style-name="ce1">
            <text:p>36.33481</text:p>
          </table:table-cell>
          <table:table-cell office:value-type="float" office:value="11.623885" table:style-name="ce1">
            <text:p>11.623885</text:p>
          </table:table-cell>
          <table:table-cell table:number-columns-repeated="16382"/>
        </table:table-row>
        <table:table-row table:style-name="ro1">
          <table:table-cell office:value-type="float" office:value="24.512070000000001" table:style-name="ce1">
            <text:p>24.51207</text:p>
          </table:table-cell>
          <table:table-cell office:value-type="float" office:value="4.6071160000000004" table:style-name="ce1">
            <text:p>4.607116</text:p>
          </table:table-cell>
          <table:table-cell table:number-columns-repeated="16382"/>
        </table:table-row>
        <table:table-row table:style-name="ro1">
          <table:table-cell office:value-type="float" office:value="33.979230999999999" table:style-name="ce1">
            <text:p>33.979231</text:p>
          </table:table-cell>
          <table:table-cell office:value-type="float" office:value="9.9708740000000002" table:style-name="ce1">
            <text:p>9.970874</text:p>
          </table:table-cell>
          <table:table-cell table:number-columns-repeated="16382"/>
        </table:table-row>
        <table:table-row table:style-name="ro1">
          <table:table-cell office:value-type="float" office:value="54.115572" table:style-name="ce1">
            <text:p>54.115572</text:p>
          </table:table-cell>
          <table:table-cell office:value-type="float" office:value="29.002051000000002" table:style-name="ce1">
            <text:p>29.002051</text:p>
          </table:table-cell>
          <table:table-cell table:number-columns-repeated="16382"/>
        </table:table-row>
        <table:table-row table:style-name="ro1">
          <table:table-cell office:value-type="float" office:value="31.706258999999999" table:style-name="ce1">
            <text:p>31.706259</text:p>
          </table:table-cell>
          <table:table-cell office:value-type="float" office:value="4.8550740000000001" table:style-name="ce1">
            <text:p>4.855074</text:p>
          </table:table-cell>
          <table:table-cell table:number-columns-repeated="16382"/>
        </table:table-row>
        <table:table-row table:style-name="ro1">
          <table:table-cell office:value-type="float" office:value="31.147908999999999" table:style-name="ce1">
            <text:p>31.147909</text:p>
          </table:table-cell>
          <table:table-cell office:value-type="float" office:value="5.8630370000000003" table:style-name="ce1">
            <text:p>5.863037</text:p>
          </table:table-cell>
          <table:table-cell table:number-columns-repeated="16382"/>
        </table:table-row>
        <table:table-row table:style-name="ro1">
          <table:table-cell office:value-type="float" office:value="37.671869999999998" table:style-name="ce1">
            <text:p>37.67187</text:p>
          </table:table-cell>
          <table:table-cell office:value-type="float" office:value="9.5413540000000001" table:style-name="ce1">
            <text:p>9.541354</text:p>
          </table:table-cell>
          <table:table-cell table:number-columns-repeated="16382"/>
        </table:table-row>
        <table:table-row table:style-name="ro1">
          <table:table-cell office:value-type="float" office:value="26.732671" table:style-name="ce1">
            <text:p>26.732671</text:p>
          </table:table-cell>
          <table:table-cell office:value-type="float" office:value="24.314125000000001" table:style-name="ce1">
            <text:p>24.314125</text:p>
          </table:table-cell>
          <table:table-cell table:number-columns-repeated="16382"/>
        </table:table-row>
        <table:table-row table:style-name="ro1">
          <table:table-cell office:value-type="float" office:value="34.785065000000003" table:style-name="ce1">
            <text:p>34.785065</text:p>
          </table:table-cell>
          <table:table-cell office:value-type="float" office:value="13.378667" table:style-name="ce1">
            <text:p>13.378667</text:p>
          </table:table-cell>
          <table:table-cell table:number-columns-repeated="16382"/>
        </table:table-row>
        <table:table-row table:style-name="ro1">
          <table:table-cell office:value-type="float" office:value="34.485629000000003" table:style-name="ce1">
            <text:p>34.485629</text:p>
          </table:table-cell>
          <table:table-cell office:value-type="float" office:value="10.158077" table:style-name="ce1">
            <text:p>10.158077</text:p>
          </table:table-cell>
          <table:table-cell table:number-columns-repeated="16382"/>
        </table:table-row>
        <table:table-row table:style-name="ro1">
          <table:table-cell office:value-type="float" office:value="12.361267" table:style-name="ce1">
            <text:p>12.361267</text:p>
          </table:table-cell>
          <table:table-cell office:value-type="float" office:value="23.530425000000001" table:style-name="ce1">
            <text:p>23.530425</text:p>
          </table:table-cell>
          <table:table-cell table:number-columns-repeated="16382"/>
        </table:table-row>
        <table:table-row table:style-name="ro1">
          <table:table-cell office:value-type="float" office:value="0.92190499999999997" table:style-name="ce1">
            <text:p>0.921905</text:p>
          </table:table-cell>
          <table:table-cell office:value-type="float" office:value="2.6527620000000001" table:style-name="ce1">
            <text:p>2.652762</text:p>
          </table:table-cell>
          <table:table-cell table:number-columns-repeated="16382"/>
        </table:table-row>
        <table:table-row table:style-name="ro1">
          <table:table-cell office:value-type="float" office:value="36.425933999999998" table:style-name="ce1">
            <text:p>36.425934</text:p>
          </table:table-cell>
          <table:table-cell office:value-type="float" office:value="23.832311000000001" table:style-name="ce1">
            <text:p>23.832311</text:p>
          </table:table-cell>
          <table:table-cell table:number-columns-repeated="16382"/>
        </table:table-row>
        <table:table-row table:style-name="ro1">
          <table:table-cell office:value-type="float" office:value="35.459065000000002" table:style-name="ce1">
            <text:p>35.459065</text:p>
          </table:table-cell>
          <table:table-cell office:value-type="float" office:value="10.806666999999999" table:style-name="ce1">
            <text:p>10.806667</text:p>
          </table:table-cell>
          <table:table-cell table:number-columns-repeated="16382"/>
        </table:table-row>
        <table:table-row table:style-name="ro1">
          <table:table-cell office:value-type="float" office:value="37.063077999999997" table:style-name="ce1">
            <text:p>37.063078</text:p>
          </table:table-cell>
          <table:table-cell office:value-type="float" office:value="12.876517" table:style-name="ce1">
            <text:p>12.876517</text:p>
          </table:table-cell>
          <table:table-cell table:number-columns-repeated="16382"/>
        </table:table-row>
        <table:table-row table:style-name="ro1">
          <table:table-cell office:value-type="float" office:value="8.8207979999999999" table:style-name="ce1">
            <text:p>8.820798</text:p>
          </table:table-cell>
          <table:table-cell office:value-type="float" office:value="7.3724540000000003" table:style-name="ce1">
            <text:p>7.372454</text:p>
          </table:table-cell>
          <table:table-cell table:number-columns-repeated="16382"/>
        </table:table-row>
        <table:table-row table:style-name="ro1">
          <table:table-cell office:value-type="float" office:value="22.216799999999999" table:style-name="ce1">
            <text:p>22.2168</text:p>
          </table:table-cell>
          <table:table-cell office:value-type="float" office:value="43.446942999999997" table:style-name="ce1">
            <text:p>43.446943</text:p>
          </table:table-cell>
          <table:table-cell table:number-columns-repeated="16382"/>
        </table:table-row>
        <table:table-row table:style-name="ro1">
          <table:table-cell office:value-type="float" office:value="60.908920999999999" table:style-name="ce1">
            <text:p>60.908921</text:p>
          </table:table-cell>
          <table:table-cell office:value-type="float" office:value="2.5752739999999998" table:style-name="ce1">
            <text:p>2.575274</text:p>
          </table:table-cell>
          <table:table-cell table:number-columns-repeated="16382"/>
        </table:table-row>
        <table:table-row table:style-name="ro1">
          <table:table-cell office:value-type="float" office:value="62.814343999999998" table:style-name="ce1">
            <text:p>62.814344</text:p>
          </table:table-cell>
          <table:table-cell office:value-type="float" office:value="3.629829" table:style-name="ce1">
            <text:p>3.629829</text:p>
          </table:table-cell>
          <table:table-cell table:number-columns-repeated="16382"/>
        </table:table-row>
        <table:table-row table:style-name="ro1">
          <table:table-cell office:value-type="float" office:value="61.117699999999999" table:style-name="ce1">
            <text:p>61.1177</text:p>
          </table:table-cell>
          <table:table-cell office:value-type="float" office:value="1.635248" table:style-name="ce1">
            <text:p>1.635248</text:p>
          </table:table-cell>
          <table:table-cell table:number-columns-repeated="16382"/>
        </table:table-row>
        <table:table-row table:style-name="ro1">
          <table:table-cell office:value-type="float" office:value="46.495311999999998" table:style-name="ce1">
            <text:p>46.495312</text:p>
          </table:table-cell>
          <table:table-cell office:value-type="float" office:value="16.251816000000002" table:style-name="ce1">
            <text:p>16.251816</text:p>
          </table:table-cell>
          <table:table-cell table:number-columns-repeated="16382"/>
        </table:table-row>
        <table:table-row table:style-name="ro1">
          <table:table-cell office:value-type="float" office:value="62.817321999999997" table:style-name="ce1">
            <text:p>62.817322</text:p>
          </table:table-cell>
          <table:table-cell office:value-type="float" office:value="42.310243999999997" table:style-name="ce1">
            <text:p>42.310244</text:p>
          </table:table-cell>
          <table:table-cell table:number-columns-repeated="16382"/>
        </table:table-row>
        <table:table-row table:style-name="ro1">
          <table:table-cell office:value-type="float" office:value="61.306829999999998" table:style-name="ce1">
            <text:p>61.30683</text:p>
          </table:table-cell>
          <table:table-cell office:value-type="float" office:value="2.4322919999999999" table:style-name="ce1">
            <text:p>2.432292</text:p>
          </table:table-cell>
          <table:table-cell table:number-columns-repeated="16382"/>
        </table:table-row>
        <table:table-row table:style-name="ro1">
          <table:table-cell office:value-type="float" office:value="37.125782000000001" table:style-name="ce1">
            <text:p>37.125782</text:p>
          </table:table-cell>
          <table:table-cell office:value-type="float" office:value="8.9617570000000004" table:style-name="ce1">
            <text:p>8.961757</text:p>
          </table:table-cell>
          <table:table-cell table:number-columns-repeated="16382"/>
        </table:table-row>
        <table:table-row table:style-name="ro1">
          <table:table-cell office:value-type="float" office:value="61.942230000000002" table:style-name="ce1">
            <text:p>61.94223</text:p>
          </table:table-cell>
          <table:table-cell office:value-type="float" office:value="61.276853000000003" table:style-name="ce1">
            <text:p>61.276853</text:p>
          </table:table-cell>
          <table:table-cell table:number-columns-repeated="16382"/>
        </table:table-row>
        <table:table-row table:style-name="ro1">
          <table:table-cell office:value-type="float" office:value="29.934086000000001" table:style-name="ce1">
            <text:p>29.934086</text:p>
          </table:table-cell>
          <table:table-cell office:value-type="float" office:value="6.9648519999999996" table:style-name="ce1">
            <text:p>6.964852</text:p>
          </table:table-cell>
          <table:table-cell table:number-columns-repeated="16382"/>
        </table:table-row>
        <table:table-row table:style-name="ro1">
          <table:table-cell office:value-type="float" office:value="60.305869999999999" table:style-name="ce1">
            <text:p>60.30587</text:p>
          </table:table-cell>
          <table:table-cell office:value-type="float" office:value="0.49662099999999998" table:style-name="ce1">
            <text:p>0.496621</text:p>
          </table:table-cell>
          <table:table-cell table:number-columns-repeated="16382"/>
        </table:table-row>
        <table:table-row table:style-name="ro1">
          <table:table-cell office:value-type="float" office:value="38.848643000000003" table:style-name="ce1">
            <text:p>38.848643</text:p>
          </table:table-cell>
          <table:table-cell office:value-type="float" office:value="13.649998" table:style-name="ce1">
            <text:p>13.649998</text:p>
          </table:table-cell>
          <table:table-cell table:number-columns-repeated="16382"/>
        </table:table-row>
        <table:table-row table:style-name="ro1">
          <table:table-cell office:value-type="float" office:value="26.320264999999999" table:style-name="ce1">
            <text:p>26.320265</text:p>
          </table:table-cell>
          <table:table-cell office:value-type="float" office:value="52.890746999999998" table:style-name="ce1">
            <text:p>52.890747</text:p>
          </table:table-cell>
          <table:table-cell table:number-columns-repeated="16382"/>
        </table:table-row>
        <table:table-row table:style-name="ro1">
          <table:table-cell office:value-type="float" office:value="29.831007" table:style-name="ce1">
            <text:p>29.831007</text:p>
          </table:table-cell>
          <table:table-cell office:value-type="float" office:value="7.7154040000000004" table:style-name="ce1">
            <text:p>7.715404</text:p>
          </table:table-cell>
          <table:table-cell table:number-columns-repeated="16382"/>
        </table:table-row>
        <table:table-row table:style-name="ro1">
          <table:table-cell office:value-type="float" office:value="48.328924000000001" table:style-name="ce1">
            <text:p>48.328924</text:p>
          </table:table-cell>
          <table:table-cell office:value-type="float" office:value="4.6925850000000002" table:style-name="ce1">
            <text:p>4.692585</text:p>
          </table:table-cell>
          <table:table-cell table:number-columns-repeated="16382"/>
        </table:table-row>
        <table:table-row table:style-name="ro1">
          <table:table-cell office:value-type="float" office:value="32.501038999999999" table:style-name="ce1">
            <text:p>32.501039</text:p>
          </table:table-cell>
          <table:table-cell office:value-type="float" office:value="4.8520399999999997" table:style-name="ce1">
            <text:p>4.85204</text:p>
          </table:table-cell>
          <table:table-cell table:number-columns-repeated="16382"/>
        </table:table-row>
        <table:table-row table:style-name="ro1">
          <table:table-cell office:value-type="float" office:value="11.920648" table:style-name="ce1">
            <text:p>11.920648</text:p>
          </table:table-cell>
          <table:table-cell office:value-type="float" office:value="18.960635" table:style-name="ce1">
            <text:p>18.960635</text:p>
          </table:table-cell>
          <table:table-cell table:number-columns-repeated="16382"/>
        </table:table-row>
        <table:table-row table:style-name="ro1">
          <table:table-cell office:value-type="float" office:value="30.765443999999999" table:style-name="ce1">
            <text:p>30.765444</text:p>
          </table:table-cell>
          <table:table-cell office:value-type="float" office:value="4.5245030000000002" table:style-name="ce1">
            <text:p>4.524503</text:p>
          </table:table-cell>
          <table:table-cell table:number-columns-repeated="16382"/>
        </table:table-row>
        <table:table-row table:style-name="ro1">
          <table:table-cell office:value-type="float" office:value="28.518999000000001" table:style-name="ce1">
            <text:p>28.518999</text:p>
          </table:table-cell>
          <table:table-cell office:value-type="float" office:value="6.8639510000000001" table:style-name="ce1">
            <text:p>6.863951</text:p>
          </table:table-cell>
          <table:table-cell table:number-columns-repeated="16382"/>
        </table:table-row>
        <table:table-row table:style-name="ro1">
          <table:table-cell office:value-type="float" office:value="46.045831" table:style-name="ce1">
            <text:p>46.045831</text:p>
          </table:table-cell>
          <table:table-cell office:value-type="float" office:value="61.995068000000003" table:style-name="ce1">
            <text:p>61.995068</text:p>
          </table:table-cell>
          <table:table-cell table:number-columns-repeated="16382"/>
        </table:table-row>
        <table:table-row table:style-name="ro1">
          <table:table-cell office:value-type="float" office:value="31.066503000000001" table:style-name="ce1">
            <text:p>31.066503</text:p>
          </table:table-cell>
          <table:table-cell office:value-type="float" office:value="4.9524739999999996" table:style-name="ce1">
            <text:p>4.952474</text:p>
          </table:table-cell>
          <table:table-cell table:number-columns-repeated="16382"/>
        </table:table-row>
        <table:table-row table:style-name="ro1">
          <table:table-cell office:value-type="float" office:value="29.358934999999999" table:style-name="ce1">
            <text:p>29.358935</text:p>
          </table:table-cell>
          <table:table-cell office:value-type="float" office:value="26.545846999999998" table:style-name="ce1">
            <text:p>26.545847</text:p>
          </table:table-cell>
          <table:table-cell table:number-columns-repeated="16382"/>
        </table:table-row>
        <table:table-row table:style-name="ro1">
          <table:table-cell office:value-type="float" office:value="37.888858999999997" table:style-name="ce1">
            <text:p>37.888859</text:p>
          </table:table-cell>
          <table:table-cell office:value-type="float" office:value="14.111064000000001" table:style-name="ce1">
            <text:p>14.111064</text:p>
          </table:table-cell>
          <table:table-cell table:number-columns-repeated="16382"/>
        </table:table-row>
        <table:table-row table:style-name="ro1">
          <table:table-cell office:value-type="float" office:value="36.662813999999997" table:style-name="ce1">
            <text:p>36.662814</text:p>
          </table:table-cell>
          <table:table-cell office:value-type="float" office:value="9.7767499999999998" table:style-name="ce1">
            <text:p>9.77675</text:p>
          </table:table-cell>
          <table:table-cell table:number-columns-repeated="16382"/>
        </table:table-row>
        <table:table-row table:style-name="ro1">
          <table:table-cell office:value-type="float" office:value="39.836773000000001" table:style-name="ce1">
            <text:p>39.836773</text:p>
          </table:table-cell>
          <table:table-cell office:value-type="float" office:value="13.016227000000001" table:style-name="ce1">
            <text:p>13.016227</text:p>
          </table:table-cell>
          <table:table-cell table:number-columns-repeated="16382"/>
        </table:table-row>
        <table:table-row table:style-name="ro1">
          <table:table-cell office:value-type="float" office:value="35.484627000000003" table:style-name="ce1">
            <text:p>35.484627</text:p>
          </table:table-cell>
          <table:table-cell office:value-type="float" office:value="9.9507510000000003" table:style-name="ce1">
            <text:p>9.950751</text:p>
          </table:table-cell>
          <table:table-cell table:number-columns-repeated="16382"/>
        </table:table-row>
        <table:table-row table:style-name="ro1">
          <table:table-cell office:value-type="float" office:value="34.422033999999996" table:style-name="ce1">
            <text:p>34.422034</text:p>
          </table:table-cell>
          <table:table-cell office:value-type="float" office:value="8.8422409999999996" table:style-name="ce1">
            <text:p>8.842241</text:p>
          </table:table-cell>
          <table:table-cell table:number-columns-repeated="16382"/>
        </table:table-row>
        <table:table-row table:style-name="ro1">
          <table:table-cell office:value-type="float" office:value="61.487090000000002" table:style-name="ce1">
            <text:p>61.48709</text:p>
          </table:table-cell>
          <table:table-cell office:value-type="float" office:value="61.337161999999999" table:style-name="ce1">
            <text:p>61.337162</text:p>
          </table:table-cell>
          <table:table-cell table:number-columns-repeated="16382"/>
        </table:table-row>
        <table:table-row table:style-name="ro1">
          <table:table-cell office:value-type="float" office:value="7.5473290000000004" table:style-name="ce1">
            <text:p>7.547329</text:p>
          </table:table-cell>
          <table:table-cell office:value-type="float" office:value="25.844366999999998" table:style-name="ce1">
            <text:p>25.844367</text:p>
          </table:table-cell>
          <table:table-cell table:number-columns-repeated="16382"/>
        </table:table-row>
        <table:table-row table:style-name="ro1">
          <table:table-cell office:value-type="float" office:value="36.486316000000002" table:style-name="ce1">
            <text:p>36.486316</text:p>
          </table:table-cell>
          <table:table-cell office:value-type="float" office:value="11.006826" table:style-name="ce1">
            <text:p>11.006826</text:p>
          </table:table-cell>
          <table:table-cell table:number-columns-repeated="16382"/>
        </table:table-row>
        <table:table-row table:style-name="ro1">
          <table:table-cell office:value-type="float" office:value="14.430417" table:style-name="ce1">
            <text:p>14.430417</text:p>
          </table:table-cell>
          <table:table-cell office:value-type="float" office:value="1.834948" table:style-name="ce1">
            <text:p>1.834948</text:p>
          </table:table-cell>
          <table:table-cell table:number-columns-repeated="16382"/>
        </table:table-row>
        <table:table-row table:style-name="ro1">
          <table:table-cell office:value-type="float" office:value="5.7773320000000004" table:style-name="ce1">
            <text:p>5.777332</text:p>
          </table:table-cell>
          <table:table-cell office:value-type="float" office:value="52.898614000000002" table:style-name="ce1">
            <text:p>52.898614</text:p>
          </table:table-cell>
          <table:table-cell table:number-columns-repeated="16382"/>
        </table:table-row>
        <table:table-row table:style-name="ro1">
          <table:table-cell office:value-type="float" office:value="30.637073000000001" table:style-name="ce1">
            <text:p>30.637073</text:p>
          </table:table-cell>
          <table:table-cell office:value-type="float" office:value="6.5263640000000001" table:style-name="ce1">
            <text:p>6.526364</text:p>
          </table:table-cell>
          <table:table-cell table:number-columns-repeated="16382"/>
        </table:table-row>
        <table:table-row table:style-name="ro1">
          <table:table-cell office:value-type="float" office:value="60.945191000000001" table:style-name="ce1">
            <text:p>60.945191</text:p>
          </table:table-cell>
          <table:table-cell office:value-type="float" office:value="0.81071199999999999" table:style-name="ce1">
            <text:p>0.810712</text:p>
          </table:table-cell>
          <table:table-cell table:number-columns-repeated="16382"/>
        </table:table-row>
        <table:table-row table:style-name="ro1">
          <table:table-cell office:value-type="float" office:value="59.845084999999997" table:style-name="ce1">
            <text:p>59.845085</text:p>
          </table:table-cell>
          <table:table-cell office:value-type="float" office:value="1.5343059999999999" table:style-name="ce1">
            <text:p>1.534306</text:p>
          </table:table-cell>
          <table:table-cell table:number-columns-repeated="16382"/>
        </table:table-row>
        <table:table-row table:style-name="ro1">
          <table:table-cell office:value-type="float" office:value="39.175336000000001" table:style-name="ce1">
            <text:p>39.175336</text:p>
          </table:table-cell>
          <table:table-cell office:value-type="float" office:value="8.292306" table:style-name="ce1">
            <text:p>8.292306</text:p>
          </table:table-cell>
          <table:table-cell table:number-columns-repeated="16382"/>
        </table:table-row>
        <table:table-row table:style-name="ro1">
          <table:table-cell office:value-type="float" office:value="35.279406000000002" table:style-name="ce1">
            <text:p>35.279406</text:p>
          </table:table-cell>
          <table:table-cell office:value-type="float" office:value="12.0863" table:style-name="ce1">
            <text:p>12.0863</text:p>
          </table:table-cell>
          <table:table-cell table:number-columns-repeated="16382"/>
        </table:table-row>
        <table:table-row table:style-name="ro1">
          <table:table-cell office:value-type="float" office:value="39.461570000000002" table:style-name="ce1">
            <text:p>39.46157</text:p>
          </table:table-cell>
          <table:table-cell office:value-type="float" office:value="15.776965000000001" table:style-name="ce1">
            <text:p>15.776965</text:p>
          </table:table-cell>
          <table:table-cell table:number-columns-repeated="16382"/>
        </table:table-row>
        <table:table-row table:style-name="ro1">
          <table:table-cell office:value-type="float" office:value="13.741109" table:style-name="ce1">
            <text:p>13.741109</text:p>
          </table:table-cell>
          <table:table-cell office:value-type="float" office:value="43.316437000000001" table:style-name="ce1">
            <text:p>43.316437</text:p>
          </table:table-cell>
          <table:table-cell table:number-columns-repeated="16382"/>
        </table:table-row>
        <table:table-row table:style-name="ro1">
          <table:table-cell office:value-type="float" office:value="36.181460999999999" table:style-name="ce1">
            <text:p>36.181461</text:p>
          </table:table-cell>
          <table:table-cell office:value-type="float" office:value="7.9526329999999996" table:style-name="ce1">
            <text:p>7.952633</text:p>
          </table:table-cell>
          <table:table-cell table:number-columns-repeated="16382"/>
        </table:table-row>
        <table:table-row table:style-name="ro1">
          <table:table-cell office:value-type="float" office:value="24.581416999999998" table:style-name="ce1">
            <text:p>24.581417</text:p>
          </table:table-cell>
          <table:table-cell office:value-type="float" office:value="3.6444220000000001" table:style-name="ce1">
            <text:p>3.644422</text:p>
          </table:table-cell>
          <table:table-cell table:number-columns-repeated="16382"/>
        </table:table-row>
        <table:table-row table:style-name="ro1">
          <table:table-cell office:value-type="float" office:value="62.190035999999999" table:style-name="ce1">
            <text:p>62.190036</text:p>
          </table:table-cell>
          <table:table-cell office:value-type="float" office:value="61.000385999999999" table:style-name="ce1">
            <text:p>61.000386</text:p>
          </table:table-cell>
          <table:table-cell table:number-columns-repeated="16382"/>
        </table:table-row>
        <table:table-row table:style-name="ro1">
          <table:table-cell office:value-type="float" office:value="29.656030000000001" table:style-name="ce1">
            <text:p>29.65603</text:p>
          </table:table-cell>
          <table:table-cell office:value-type="float" office:value="5.4219689999999998" table:style-name="ce1">
            <text:p>5.421969</text:p>
          </table:table-cell>
          <table:table-cell table:number-columns-repeated="16382"/>
        </table:table-row>
        <table:table-row table:style-name="ro1">
          <table:table-cell office:value-type="float" office:value="58.747210000000003" table:style-name="ce1">
            <text:p>58.74721</text:p>
          </table:table-cell>
          <table:table-cell office:value-type="float" office:value="1.562187" table:style-name="ce1">
            <text:p>1.562187</text:p>
          </table:table-cell>
          <table:table-cell table:number-columns-repeated="16382"/>
        </table:table-row>
        <table:table-row table:style-name="ro1">
          <table:table-cell office:value-type="float" office:value="20.297568999999999" table:style-name="ce1">
            <text:p>20.297569</text:p>
          </table:table-cell>
          <table:table-cell office:value-type="float" office:value="38.067866000000002" table:style-name="ce1">
            <text:p>38.067866</text:p>
          </table:table-cell>
          <table:table-cell table:number-columns-repeated="16382"/>
        </table:table-row>
        <table:table-row table:style-name="ro1">
          <table:table-cell office:value-type="float" office:value="58.548194000000002" table:style-name="ce1">
            <text:p>58.548194</text:p>
          </table:table-cell>
          <table:table-cell office:value-type="float" office:value="2.514478" table:style-name="ce1">
            <text:p>2.514478</text:p>
          </table:table-cell>
          <table:table-cell table:number-columns-repeated="16382"/>
        </table:table-row>
        <table:table-row table:style-name="ro1">
          <table:table-cell office:value-type="float" office:value="39.788181000000002" table:style-name="ce1">
            <text:p>39.788181</text:p>
          </table:table-cell>
          <table:table-cell office:value-type="float" office:value="11.322965" table:style-name="ce1">
            <text:p>11.322965</text:p>
          </table:table-cell>
          <table:table-cell table:number-columns-repeated="16382"/>
        </table:table-row>
        <table:table-row table:style-name="ro1">
          <table:table-cell office:value-type="float" office:value="1.382242" table:style-name="ce1">
            <text:p>1.382242</text:p>
          </table:table-cell>
          <table:table-cell office:value-type="float" office:value="6.2280009999999999" table:style-name="ce1">
            <text:p>6.228001</text:p>
          </table:table-cell>
          <table:table-cell table:number-columns-repeated="16382"/>
        </table:table-row>
        <table:table-row table:style-name="ro1">
          <table:table-cell office:value-type="float" office:value="44.942121" table:style-name="ce1">
            <text:p>44.942121</text:p>
          </table:table-cell>
          <table:table-cell office:value-type="float" office:value="55.69708" table:style-name="ce1">
            <text:p>55.69708</text:p>
          </table:table-cell>
          <table:table-cell table:number-columns-repeated="16382"/>
        </table:table-row>
        <table:table-row table:style-name="ro1">
          <table:table-cell office:value-type="float" office:value="51.617567999999999" table:style-name="ce1">
            <text:p>51.617568</text:p>
          </table:table-cell>
          <table:table-cell office:value-type="float" office:value="52.923763999999998" table:style-name="ce1">
            <text:p>52.923764</text:p>
          </table:table-cell>
          <table:table-cell table:number-columns-repeated="16382"/>
        </table:table-row>
        <table:table-row table:style-name="ro1">
          <table:table-cell office:value-type="float" office:value="32.580171999999997" table:style-name="ce1">
            <text:p>32.580172</text:p>
          </table:table-cell>
          <table:table-cell office:value-type="float" office:value="4.7011260000000004" table:style-name="ce1">
            <text:p>4.701126</text:p>
          </table:table-cell>
          <table:table-cell table:number-columns-repeated="16382"/>
        </table:table-row>
        <table:table-row table:style-name="ro1">
          <table:table-cell office:value-type="float" office:value="13.795226" table:style-name="ce1">
            <text:p>13.795226</text:p>
          </table:table-cell>
          <table:table-cell office:value-type="float" office:value="2.3322940000000001" table:style-name="ce1">
            <text:p>2.332294</text:p>
          </table:table-cell>
          <table:table-cell table:number-columns-repeated="16382"/>
        </table:table-row>
        <table:table-row table:style-name="ro1">
          <table:table-cell office:value-type="float" office:value="57.150128000000002" table:style-name="ce1">
            <text:p>57.150128</text:p>
          </table:table-cell>
          <table:table-cell office:value-type="float" office:value="42.605860999999997" table:style-name="ce1">
            <text:p>42.605861</text:p>
          </table:table-cell>
          <table:table-cell table:number-columns-repeated="16382"/>
        </table:table-row>
        <table:table-row table:style-name="ro1">
          <table:table-cell office:value-type="float" office:value="61.195658000000002" table:style-name="ce1">
            <text:p>61.195658</text:p>
          </table:table-cell>
          <table:table-cell office:value-type="float" office:value="31.897086000000002" table:style-name="ce1">
            <text:p>31.897086</text:p>
          </table:table-cell>
          <table:table-cell table:number-columns-repeated="16382"/>
        </table:table-row>
        <table:table-row table:style-name="ro1">
          <table:table-cell office:value-type="float" office:value="59.556448000000003" table:style-name="ce1">
            <text:p>59.556448</text:p>
          </table:table-cell>
          <table:table-cell office:value-type="float" office:value="47.131445999999997" table:style-name="ce1">
            <text:p>47.131446</text:p>
          </table:table-cell>
          <table:table-cell table:number-columns-repeated="16382"/>
        </table:table-row>
        <table:table-row table:style-name="ro1">
          <table:table-cell office:value-type="float" office:value="6.5147849999999998" table:style-name="ce1">
            <text:p>6.514785</text:p>
          </table:table-cell>
          <table:table-cell office:value-type="float" office:value="38.368647000000003" table:style-name="ce1">
            <text:p>38.368647</text:p>
          </table:table-cell>
          <table:table-cell table:number-columns-repeated="16382"/>
        </table:table-row>
        <table:table-row table:style-name="ro1">
          <table:table-cell office:value-type="float" office:value="37.446308000000002" table:style-name="ce1">
            <text:p>37.446308</text:p>
          </table:table-cell>
          <table:table-cell office:value-type="float" office:value="9.7368749999999995" table:style-name="ce1">
            <text:p>9.736875</text:p>
          </table:table-cell>
          <table:table-cell table:number-columns-repeated="16382"/>
        </table:table-row>
        <table:table-row table:style-name="ro1">
          <table:table-cell office:value-type="float" office:value="14.022907999999999" table:style-name="ce1">
            <text:p>14.022908</text:p>
          </table:table-cell>
          <table:table-cell office:value-type="float" office:value="5.329993" table:style-name="ce1">
            <text:p>5.329993</text:p>
          </table:table-cell>
          <table:table-cell table:number-columns-repeated="16382"/>
        </table:table-row>
        <table:table-row table:style-name="ro1">
          <table:table-cell office:value-type="float" office:value="61.109160000000003" table:style-name="ce1">
            <text:p>61.10916</text:p>
          </table:table-cell>
          <table:table-cell office:value-type="float" office:value="1.086654" table:style-name="ce1">
            <text:p>1.086654</text:p>
          </table:table-cell>
          <table:table-cell table:number-columns-repeated="16382"/>
        </table:table-row>
        <table:table-row table:style-name="ro1">
          <table:table-cell office:value-type="float" office:value="32.619174000000001" table:style-name="ce1">
            <text:p>32.619174</text:p>
          </table:table-cell>
          <table:table-cell office:value-type="float" office:value="29.054165000000001" table:style-name="ce1">
            <text:p>29.054165</text:p>
          </table:table-cell>
          <table:table-cell table:number-columns-repeated="16382"/>
        </table:table-row>
        <table:table-row table:style-name="ro1">
          <table:table-cell office:value-type="float" office:value="37.387909000000001" table:style-name="ce1">
            <text:p>37.387909</text:p>
          </table:table-cell>
          <table:table-cell office:value-type="float" office:value="16.208627" table:style-name="ce1">
            <text:p>16.208627</text:p>
          </table:table-cell>
          <table:table-cell table:number-columns-repeated="16382"/>
        </table:table-row>
        <table:table-row table:style-name="ro1">
          <table:table-cell office:value-type="float" office:value="26.243583000000001" table:style-name="ce1">
            <text:p>26.243583</text:p>
          </table:table-cell>
          <table:table-cell office:value-type="float" office:value="62.203639000000003" table:style-name="ce1">
            <text:p>62.203639</text:p>
          </table:table-cell>
          <table:table-cell table:number-columns-repeated="16382"/>
        </table:table-row>
        <table:table-row table:style-name="ro1">
          <table:table-cell office:value-type="float" office:value="25.622557" table:style-name="ce1">
            <text:p>25.622557</text:p>
          </table:table-cell>
          <table:table-cell office:value-type="float" office:value="31.318429999999999" table:style-name="ce1">
            <text:p>31.31843</text:p>
          </table:table-cell>
          <table:table-cell table:number-columns-repeated="16382"/>
        </table:table-row>
        <table:table-row table:style-name="ro1">
          <table:table-cell office:value-type="float" office:value="34.601796" table:style-name="ce1">
            <text:p>34.601796</text:p>
          </table:table-cell>
          <table:table-cell office:value-type="float" office:value="5.1925800000000004" table:style-name="ce1">
            <text:p>5.19258</text:p>
          </table:table-cell>
          <table:table-cell table:number-columns-repeated="16382"/>
        </table:table-row>
        <table:table-row table:style-name="ro1">
          <table:table-cell office:value-type="float" office:value="60.756602000000001" table:style-name="ce1">
            <text:p>60.756602</text:p>
          </table:table-cell>
          <table:table-cell office:value-type="float" office:value="1.010367" table:style-name="ce1">
            <text:p>1.010367</text:p>
          </table:table-cell>
          <table:table-cell table:number-columns-repeated="16382"/>
        </table:table-row>
        <table:table-row table:style-name="ro1">
          <table:table-cell office:value-type="float" office:value="59.846724000000002" table:style-name="ce1">
            <text:p>59.846724</text:p>
          </table:table-cell>
          <table:table-cell office:value-type="float" office:value="0.74889700000000003" table:style-name="ce1">
            <text:p>0.748897</text:p>
          </table:table-cell>
          <table:table-cell table:number-columns-repeated="16382"/>
        </table:table-row>
        <table:table-row table:style-name="ro1">
          <table:table-cell office:value-type="float" office:value="30.693498999999999" table:style-name="ce1">
            <text:p>30.693499</text:p>
          </table:table-cell>
          <table:table-cell office:value-type="float" office:value="6.5752800000000002" table:style-name="ce1">
            <text:p>6.57528</text:p>
          </table:table-cell>
          <table:table-cell table:number-columns-repeated="16382"/>
        </table:table-row>
        <table:table-row table:style-name="ro1">
          <table:table-cell office:value-type="float" office:value="57.556279000000004" table:style-name="ce1">
            <text:p>57.556279</text:p>
          </table:table-cell>
          <table:table-cell office:value-type="float" office:value="45.135016" table:style-name="ce1">
            <text:p>45.135016</text:p>
          </table:table-cell>
          <table:table-cell table:number-columns-repeated="16382"/>
        </table:table-row>
        <table:table-row table:style-name="ro1">
          <table:table-cell office:value-type="float" office:value="60.872621000000002" table:style-name="ce1">
            <text:p>60.872621</text:p>
          </table:table-cell>
          <table:table-cell office:value-type="float" office:value="0.20516599999999999" table:style-name="ce1">
            <text:p>0.205166</text:p>
          </table:table-cell>
          <table:table-cell table:number-columns-repeated="16382"/>
        </table:table-row>
        <table:table-row table:style-name="ro1">
          <table:table-cell office:value-type="float" office:value="62.182264000000004" table:style-name="ce1">
            <text:p>62.182264</text:p>
          </table:table-cell>
          <table:table-cell office:value-type="float" office:value="1.3067629999999999" table:style-name="ce1">
            <text:p>1.306763</text:p>
          </table:table-cell>
          <table:table-cell table:number-columns-repeated="16382"/>
        </table:table-row>
        <table:table-row table:style-name="ro1">
          <table:table-cell office:value-type="float" office:value="59.432181" table:style-name="ce1">
            <text:p>59.432181</text:p>
          </table:table-cell>
          <table:table-cell office:value-type="float" office:value="3.1229960000000001" table:style-name="ce1">
            <text:p>3.122996</text:p>
          </table:table-cell>
          <table:table-cell table:number-columns-repeated="16382"/>
        </table:table-row>
        <table:table-row table:style-name="ro1">
          <table:table-cell office:value-type="float" office:value="60.460236999999999" table:style-name="ce1">
            <text:p>60.460237</text:p>
          </table:table-cell>
          <table:table-cell office:value-type="float" office:value="0.71340300000000001" table:style-name="ce1">
            <text:p>0.713403</text:p>
          </table:table-cell>
          <table:table-cell table:number-columns-repeated="16382"/>
        </table:table-row>
        <table:table-row table:style-name="ro1">
          <table:table-cell office:value-type="float" office:value="28.293780999999999" table:style-name="ce1">
            <text:p>28.293781</text:p>
          </table:table-cell>
          <table:table-cell office:value-type="float" office:value="4.2937510000000003" table:style-name="ce1">
            <text:p>4.293751</text:p>
          </table:table-cell>
          <table:table-cell table:number-columns-repeated="16382"/>
        </table:table-row>
        <table:table-row table:style-name="ro1">
          <table:table-cell office:value-type="float" office:value="56.937524000000003" table:style-name="ce1">
            <text:p>56.937524</text:p>
          </table:table-cell>
          <table:table-cell office:value-type="float" office:value="11.495839999999999" table:style-name="ce1">
            <text:p>11.49584</text:p>
          </table:table-cell>
          <table:table-cell table:number-columns-repeated="16382"/>
        </table:table-row>
        <table:table-row table:style-name="ro1">
          <table:table-cell office:value-type="float" office:value="31.271204999999998" table:style-name="ce1">
            <text:p>31.271205</text:p>
          </table:table-cell>
          <table:table-cell office:value-type="float" office:value="5.0287119999999996" table:style-name="ce1">
            <text:p>5.028712</text:p>
          </table:table-cell>
          <table:table-cell table:number-columns-repeated="16382"/>
        </table:table-row>
        <table:table-row table:style-name="ro1">
          <table:table-cell office:value-type="float" office:value="59.894903999999997" table:style-name="ce1">
            <text:p>59.894904</text:p>
          </table:table-cell>
          <table:table-cell office:value-type="float" office:value="12.987574" table:style-name="ce1">
            <text:p>12.987574</text:p>
          </table:table-cell>
          <table:table-cell table:number-columns-repeated="16382"/>
        </table:table-row>
        <table:table-row table:style-name="ro1">
          <table:table-cell office:value-type="float" office:value="1.9950319999999999" table:style-name="ce1">
            <text:p>1.995032</text:p>
          </table:table-cell>
          <table:table-cell office:value-type="float" office:value="59.825125999999997" table:style-name="ce1">
            <text:p>59.825126</text:p>
          </table:table-cell>
          <table:table-cell table:number-columns-repeated="16382"/>
        </table:table-row>
        <table:table-row table:style-name="ro1">
          <table:table-cell office:value-type="float" office:value="61.372681999999998" table:style-name="ce1">
            <text:p>61.372682</text:p>
          </table:table-cell>
          <table:table-cell office:value-type="float" office:value="0.98689400000000005" table:style-name="ce1">
            <text:p>0.986894</text:p>
          </table:table-cell>
          <table:table-cell table:number-columns-repeated="16382"/>
        </table:table-row>
        <table:table-row table:style-name="ro1">
          <table:table-cell office:value-type="float" office:value="32.202987999999998" table:style-name="ce1">
            <text:p>32.202988</text:p>
          </table:table-cell>
          <table:table-cell office:value-type="float" office:value="10.098734" table:style-name="ce1">
            <text:p>10.098734</text:p>
          </table:table-cell>
          <table:table-cell table:number-columns-repeated="16382"/>
        </table:table-row>
        <table:table-row table:style-name="ro1">
          <table:table-cell office:value-type="float" office:value="8.9719189999999998" table:style-name="ce1">
            <text:p>8.971919</text:p>
          </table:table-cell>
          <table:table-cell office:value-type="float" office:value="41.128613000000001" table:style-name="ce1">
            <text:p>41.128613</text:p>
          </table:table-cell>
          <table:table-cell table:number-columns-repeated="16382"/>
        </table:table-row>
        <table:table-row table:style-name="ro1">
          <table:table-cell office:value-type="float" office:value="21.978280999999999" table:style-name="ce1">
            <text:p>21.978281</text:p>
          </table:table-cell>
          <table:table-cell office:value-type="float" office:value="53.711131000000002" table:style-name="ce1">
            <text:p>53.711131</text:p>
          </table:table-cell>
          <table:table-cell table:number-columns-repeated="16382"/>
        </table:table-row>
        <table:table-row table:style-name="ro1">
          <table:table-cell office:value-type="float" office:value="30.505652999999999" table:style-name="ce1">
            <text:p>30.505653</text:p>
          </table:table-cell>
          <table:table-cell office:value-type="float" office:value="8.9690250000000002" table:style-name="ce1">
            <text:p>8.969025</text:p>
          </table:table-cell>
          <table:table-cell table:number-columns-repeated="16382"/>
        </table:table-row>
        <table:table-row table:style-name="ro1">
          <table:table-cell office:value-type="float" office:value="13.048802999999999" table:style-name="ce1">
            <text:p>13.048803</text:p>
          </table:table-cell>
          <table:table-cell office:value-type="float" office:value="47.197747" table:style-name="ce1">
            <text:p>47.197747</text:p>
          </table:table-cell>
          <table:table-cell table:number-columns-repeated="16382"/>
        </table:table-row>
        <table:table-row table:style-name="ro1">
          <table:table-cell office:value-type="float" office:value="32.71114" table:style-name="ce1">
            <text:p>32.71114</text:p>
          </table:table-cell>
          <table:table-cell office:value-type="float" office:value="5.5289729999999997" table:style-name="ce1">
            <text:p>5.528973</text:p>
          </table:table-cell>
          <table:table-cell table:number-columns-repeated="16382"/>
        </table:table-row>
        <table:table-row table:style-name="ro1">
          <table:table-cell office:value-type="float" office:value="30.020714000000002" table:style-name="ce1">
            <text:p>30.020714</text:p>
          </table:table-cell>
          <table:table-cell office:value-type="float" office:value="3.5861960000000002" table:style-name="ce1">
            <text:p>3.586196</text:p>
          </table:table-cell>
          <table:table-cell table:number-columns-repeated="16382"/>
        </table:table-row>
        <table:table-row table:style-name="ro1">
          <table:table-cell office:value-type="float" office:value="38.068358000000003" table:style-name="ce1">
            <text:p>38.068358</text:p>
          </table:table-cell>
          <table:table-cell office:value-type="float" office:value="8.3769159999999996" table:style-name="ce1">
            <text:p>8.376916</text:p>
          </table:table-cell>
          <table:table-cell table:number-columns-repeated="16382"/>
        </table:table-row>
        <table:table-row table:style-name="ro1">
          <table:table-cell office:value-type="float" office:value="30.273622" table:style-name="ce1">
            <text:p>30.273622</text:p>
          </table:table-cell>
          <table:table-cell office:value-type="float" office:value="7.1134880000000003" table:style-name="ce1">
            <text:p>7.113488</text:p>
          </table:table-cell>
          <table:table-cell table:number-columns-repeated="16382"/>
        </table:table-row>
        <table:table-row table:style-name="ro1">
          <table:table-cell office:value-type="float" office:value="59.422719999999998" table:style-name="ce1">
            <text:p>59.42272</text:p>
          </table:table-cell>
          <table:table-cell office:value-type="float" office:value="3.1749209999999999" table:style-name="ce1">
            <text:p>3.174921</text:p>
          </table:table-cell>
          <table:table-cell table:number-columns-repeated="16382"/>
        </table:table-row>
        <table:table-row table:style-name="ro1">
          <table:table-cell office:value-type="float" office:value="38.350814" table:style-name="ce1">
            <text:p>38.350814</text:p>
          </table:table-cell>
          <table:table-cell office:value-type="float" office:value="12.670202" table:style-name="ce1">
            <text:p>12.670202</text:p>
          </table:table-cell>
          <table:table-cell table:number-columns-repeated="16382"/>
        </table:table-row>
        <table:table-row table:style-name="ro1">
          <table:table-cell office:value-type="float" office:value="31.707297000000001" table:style-name="ce1">
            <text:p>31.707297</text:p>
          </table:table-cell>
          <table:table-cell office:value-type="float" office:value="59.307934000000003" table:style-name="ce1">
            <text:p>59.307934</text:p>
          </table:table-cell>
          <table:table-cell table:number-columns-repeated="16382"/>
        </table:table-row>
        <table:table-row table:style-name="ro1">
          <table:table-cell office:value-type="float" office:value="3.4235199999999999" table:style-name="ce1">
            <text:p>3.42352</text:p>
          </table:table-cell>
          <table:table-cell office:value-type="float" office:value="40.042324999999998" table:style-name="ce1">
            <text:p>40.042325</text:p>
          </table:table-cell>
          <table:table-cell table:number-columns-repeated="16382"/>
        </table:table-row>
        <table:table-row table:style-name="ro1">
          <table:table-cell office:value-type="float" office:value="1.521336" table:style-name="ce1">
            <text:p>1.521336</text:p>
          </table:table-cell>
          <table:table-cell office:value-type="float" office:value="1.8134380000000001" table:style-name="ce1">
            <text:p>1.813438</text:p>
          </table:table-cell>
          <table:table-cell table:number-columns-repeated="16382"/>
        </table:table-row>
        <table:table-row table:style-name="ro1">
          <table:table-cell office:value-type="float" office:value="61.339351000000001" table:style-name="ce1">
            <text:p>61.339351</text:p>
          </table:table-cell>
          <table:table-cell office:value-type="float" office:value="37.802705000000003" table:style-name="ce1">
            <text:p>37.802705</text:p>
          </table:table-cell>
          <table:table-cell table:number-columns-repeated="16382"/>
        </table:table-row>
        <table:table-row table:style-name="ro1">
          <table:table-cell office:value-type="float" office:value="7.1056220000000003" table:style-name="ce1">
            <text:p>7.105622</text:p>
          </table:table-cell>
          <table:table-cell office:value-type="float" office:value="38.074660000000002" table:style-name="ce1">
            <text:p>38.07466</text:p>
          </table:table-cell>
          <table:table-cell table:number-columns-repeated="16382"/>
        </table:table-row>
        <table:table-row table:style-name="ro1">
          <table:table-cell office:value-type="float" office:value="61.157777000000003" table:style-name="ce1">
            <text:p>61.157777</text:p>
          </table:table-cell>
          <table:table-cell office:value-type="float" office:value="61.433335999999997" table:style-name="ce1">
            <text:p>61.433336</text:p>
          </table:table-cell>
          <table:table-cell table:number-columns-repeated="16382"/>
        </table:table-row>
        <table:table-row table:style-name="ro1">
          <table:table-cell office:value-type="float" office:value="30.770624000000002" table:style-name="ce1">
            <text:p>30.770624</text:p>
          </table:table-cell>
          <table:table-cell office:value-type="float" office:value="17.035205999999999" table:style-name="ce1">
            <text:p>17.035206</text:p>
          </table:table-cell>
          <table:table-cell table:number-columns-repeated="16382"/>
        </table:table-row>
        <table:table-row table:style-name="ro1">
          <table:table-cell office:value-type="float" office:value="35.992626000000001" table:style-name="ce1">
            <text:p>35.992626</text:p>
          </table:table-cell>
          <table:table-cell office:value-type="float" office:value="10.048391000000001" table:style-name="ce1">
            <text:p>10.048391</text:p>
          </table:table-cell>
          <table:table-cell table:number-columns-repeated="16382"/>
        </table:table-row>
        <table:table-row table:style-name="ro1">
          <table:table-cell office:value-type="float" office:value="14.733148999999999" table:style-name="ce1">
            <text:p>14.733149</text:p>
          </table:table-cell>
          <table:table-cell office:value-type="float" office:value="7.7175789999999997" table:style-name="ce1">
            <text:p>7.717579</text:p>
          </table:table-cell>
          <table:table-cell table:number-columns-repeated="16382"/>
        </table:table-row>
        <table:table-row table:style-name="ro1">
          <table:table-cell office:value-type="float" office:value="48.767786999999998" table:style-name="ce1">
            <text:p>48.767787</text:p>
          </table:table-cell>
          <table:table-cell office:value-type="float" office:value="15.012822" table:style-name="ce1">
            <text:p>15.012822</text:p>
          </table:table-cell>
          <table:table-cell table:number-columns-repeated="16382"/>
        </table:table-row>
        <table:table-row table:style-name="ro1">
          <table:table-cell office:value-type="float" office:value="34.198897000000002" table:style-name="ce1">
            <text:p>34.198897</text:p>
          </table:table-cell>
          <table:table-cell office:value-type="float" office:value="37.498786000000003" table:style-name="ce1">
            <text:p>37.498786</text:p>
          </table:table-cell>
          <table:table-cell table:number-columns-repeated="16382"/>
        </table:table-row>
        <table:table-row table:style-name="ro1">
          <table:table-cell office:value-type="float" office:value="61.819536999999997" table:style-name="ce1">
            <text:p>61.819537</text:p>
          </table:table-cell>
          <table:table-cell office:value-type="float" office:value="62.576183" table:style-name="ce1">
            <text:p>62.576183</text:p>
          </table:table-cell>
          <table:table-cell table:number-columns-repeated="16382"/>
        </table:table-row>
        <table:table-row table:style-name="ro1">
          <table:table-cell office:value-type="float" office:value="18.200047000000001" table:style-name="ce1">
            <text:p>18.200047</text:p>
          </table:table-cell>
          <table:table-cell office:value-type="float" office:value="40.915534999999998" table:style-name="ce1">
            <text:p>40.915535</text:p>
          </table:table-cell>
          <table:table-cell table:number-columns-repeated="16382"/>
        </table:table-row>
        <table:table-row table:style-name="ro1">
          <table:table-cell office:value-type="float" office:value="61.942197999999998" table:style-name="ce1">
            <text:p>61.942198</text:p>
          </table:table-cell>
          <table:table-cell office:value-type="float" office:value="1.7126269999999999" table:style-name="ce1">
            <text:p>1.712627</text:p>
          </table:table-cell>
          <table:table-cell table:number-columns-repeated="16382"/>
        </table:table-row>
        <table:table-row table:style-name="ro1">
          <table:table-cell office:value-type="float" office:value="61.314146000000001" table:style-name="ce1">
            <text:p>61.314146</text:p>
          </table:table-cell>
          <table:table-cell office:value-type="float" office:value="60.245835999999997" table:style-name="ce1">
            <text:p>60.245836</text:p>
          </table:table-cell>
          <table:table-cell table:number-columns-repeated="16382"/>
        </table:table-row>
        <table:table-row table:style-name="ro1">
          <table:table-cell office:value-type="float" office:value="62.245615999999998" table:style-name="ce1">
            <text:p>62.245616</text:p>
          </table:table-cell>
          <table:table-cell office:value-type="float" office:value="61.220359999999999" table:style-name="ce1">
            <text:p>61.22036</text:p>
          </table:table-cell>
          <table:table-cell table:number-columns-repeated="16382"/>
        </table:table-row>
        <table:table-row table:style-name="ro1">
          <table:table-cell office:value-type="float" office:value="28.063272000000001" table:style-name="ce1">
            <text:p>28.063272</text:p>
          </table:table-cell>
          <table:table-cell office:value-type="float" office:value="5.6086910000000003" table:style-name="ce1">
            <text:p>5.608691</text:p>
          </table:table-cell>
          <table:table-cell table:number-columns-repeated="16382"/>
        </table:table-row>
        <table:table-row table:style-name="ro1">
          <table:table-cell office:value-type="float" office:value="30.647690000000001" table:style-name="ce1">
            <text:p>30.64769</text:p>
          </table:table-cell>
          <table:table-cell office:value-type="float" office:value="8.5579289999999997" table:style-name="ce1">
            <text:p>8.557929</text:p>
          </table:table-cell>
          <table:table-cell table:number-columns-repeated="16382"/>
        </table:table-row>
        <table:table-row table:style-name="ro1">
          <table:table-cell office:value-type="float" office:value="48.130018" table:style-name="ce1">
            <text:p>48.130018</text:p>
          </table:table-cell>
          <table:table-cell office:value-type="float" office:value="11.463879" table:style-name="ce1">
            <text:p>11.463879</text:p>
          </table:table-cell>
          <table:table-cell table:number-columns-repeated="16382"/>
        </table:table-row>
        <table:table-row table:style-name="ro1">
          <table:table-cell office:value-type="float" office:value="35.555684999999997" table:style-name="ce1">
            <text:p>35.555685</text:p>
          </table:table-cell>
          <table:table-cell office:value-type="float" office:value="14.628526000000001" table:style-name="ce1">
            <text:p>14.628526</text:p>
          </table:table-cell>
          <table:table-cell table:number-columns-repeated="16382"/>
        </table:table-row>
        <table:table-row table:style-name="ro1">
          <table:table-cell office:value-type="float" office:value="29.234943999999999" table:style-name="ce1">
            <text:p>29.234944</text:p>
          </table:table-cell>
          <table:table-cell office:value-type="float" office:value="4.3927040000000002" table:style-name="ce1">
            <text:p>4.392704</text:p>
          </table:table-cell>
          <table:table-cell table:number-columns-repeated="16382"/>
        </table:table-row>
        <table:table-row table:style-name="ro1">
          <table:table-cell office:value-type="float" office:value="27.59394" table:style-name="ce1">
            <text:p>27.59394</text:p>
          </table:table-cell>
          <table:table-cell office:value-type="float" office:value="11.152722000000001" table:style-name="ce1">
            <text:p>11.152722</text:p>
          </table:table-cell>
          <table:table-cell table:number-columns-repeated="16382"/>
        </table:table-row>
        <table:table-row table:style-name="ro1">
          <table:table-cell office:value-type="float" office:value="41.592466000000002" table:style-name="ce1">
            <text:p>41.592466</text:p>
          </table:table-cell>
          <table:table-cell office:value-type="float" office:value="45.739505000000001" table:style-name="ce1">
            <text:p>45.739505</text:p>
          </table:table-cell>
          <table:table-cell table:number-columns-repeated="16382"/>
        </table:table-row>
        <table:table-row table:style-name="ro1">
          <table:table-cell office:value-type="float" office:value="37.117640999999999" table:style-name="ce1">
            <text:p>37.117641</text:p>
          </table:table-cell>
          <table:table-cell office:value-type="float" office:value="12.905056999999999" table:style-name="ce1">
            <text:p>12.905057</text:p>
          </table:table-cell>
          <table:table-cell table:number-columns-repeated="16382"/>
        </table:table-row>
        <table:table-row table:style-name="ro1">
          <table:table-cell office:value-type="float" office:value="26.175415000000001" table:style-name="ce1">
            <text:p>26.175415</text:p>
          </table:table-cell>
          <table:table-cell office:value-type="float" office:value="7.445316" table:style-name="ce1">
            <text:p>7.445316</text:p>
          </table:table-cell>
          <table:table-cell table:number-columns-repeated="16382"/>
        </table:table-row>
        <table:table-row table:style-name="ro1">
          <table:table-cell office:value-type="float" office:value="28.128976000000002" table:style-name="ce1">
            <text:p>28.128976</text:p>
          </table:table-cell>
          <table:table-cell office:value-type="float" office:value="38.515224000000003" table:style-name="ce1">
            <text:p>38.515224</text:p>
          </table:table-cell>
          <table:table-cell table:number-columns-repeated="16382"/>
        </table:table-row>
        <table:table-row table:style-name="ro1">
          <table:table-cell office:value-type="float" office:value="51.785434000000002" table:style-name="ce1">
            <text:p>51.785434</text:p>
          </table:table-cell>
          <table:table-cell office:value-type="float" office:value="50.970168999999999" table:style-name="ce1">
            <text:p>50.970169</text:p>
          </table:table-cell>
          <table:table-cell table:number-columns-repeated="16382"/>
        </table:table-row>
        <table:table-row table:style-name="ro1">
          <table:table-cell office:value-type="float" office:value="34.855257999999999" table:style-name="ce1">
            <text:p>34.855258</text:p>
          </table:table-cell>
          <table:table-cell office:value-type="float" office:value="12.855179" table:style-name="ce1">
            <text:p>12.855179</text:p>
          </table:table-cell>
          <table:table-cell table:number-columns-repeated="16382"/>
        </table:table-row>
        <table:table-row table:style-name="ro1">
          <table:table-cell office:value-type="float" office:value="58.720148999999999" table:style-name="ce1">
            <text:p>58.720149</text:p>
          </table:table-cell>
          <table:table-cell office:value-type="float" office:value="62.138903999999997" table:style-name="ce1">
            <text:p>62.138904</text:p>
          </table:table-cell>
          <table:table-cell table:number-columns-repeated="16382"/>
        </table:table-row>
        <table:table-row table:style-name="ro1">
          <table:table-cell office:value-type="float" office:value="29.704946" table:style-name="ce1">
            <text:p>29.704946</text:p>
          </table:table-cell>
          <table:table-cell office:value-type="float" office:value="8.1419709999999998" table:style-name="ce1">
            <text:p>8.141971</text:p>
          </table:table-cell>
          <table:table-cell table:number-columns-repeated="16382"/>
        </table:table-row>
        <table:table-row table:style-name="ro1">
          <table:table-cell office:value-type="float" office:value="9.8097329999999996" table:style-name="ce1">
            <text:p>9.809733</text:p>
          </table:table-cell>
          <table:table-cell office:value-type="float" office:value="54.968983999999999" table:style-name="ce1">
            <text:p>54.968984</text:p>
          </table:table-cell>
          <table:table-cell table:number-columns-repeated="16382"/>
        </table:table-row>
        <table:table-row table:style-name="ro1">
          <table:table-cell office:value-type="float" office:value="57.641261999999998" table:style-name="ce1">
            <text:p>57.641262</text:p>
          </table:table-cell>
          <table:table-cell office:value-type="float" office:value="60.553896000000002" table:style-name="ce1">
            <text:p>60.553896</text:p>
          </table:table-cell>
          <table:table-cell table:number-columns-repeated="16382"/>
        </table:table-row>
        <table:table-row table:style-name="ro1">
          <table:table-cell office:value-type="float" office:value="4.5942270000000001" table:style-name="ce1">
            <text:p>4.594227</text:p>
          </table:table-cell>
          <table:table-cell office:value-type="float" office:value="37.232312999999998" table:style-name="ce1">
            <text:p>37.232313</text:p>
          </table:table-cell>
          <table:table-cell table:number-columns-repeated="16382"/>
        </table:table-row>
        <table:table-row table:style-name="ro1">
          <table:table-cell office:value-type="float" office:value="3.3241320000000001" table:style-name="ce1">
            <text:p>3.324132</text:p>
          </table:table-cell>
          <table:table-cell office:value-type="float" office:value="38.811543999999998" table:style-name="ce1">
            <text:p>38.811544</text:p>
          </table:table-cell>
          <table:table-cell table:number-columns-repeated="16382"/>
        </table:table-row>
        <table:table-row table:style-name="ro1">
          <table:table-cell office:value-type="float" office:value="57.625532" table:style-name="ce1">
            <text:p>57.625532</text:p>
          </table:table-cell>
          <table:table-cell office:value-type="float" office:value="61.418733000000003" table:style-name="ce1">
            <text:p>61.418733</text:p>
          </table:table-cell>
          <table:table-cell table:number-columns-repeated="16382"/>
        </table:table-row>
        <table:table-row table:style-name="ro1">
          <table:table-cell office:value-type="float" office:value="59.619982999999998" table:style-name="ce1">
            <text:p>59.619983</text:p>
          </table:table-cell>
          <table:table-cell office:value-type="float" office:value="1.1721000000000001E-2" table:style-name="ce1">
            <text:p>0.011721</text:p>
          </table:table-cell>
          <table:table-cell table:number-columns-repeated="16382"/>
        </table:table-row>
        <table:table-row table:style-name="ro1">
          <table:table-cell office:value-type="float" office:value="33.511251999999999" table:style-name="ce1">
            <text:p>33.511252</text:p>
          </table:table-cell>
          <table:table-cell office:value-type="float" office:value="11.255732999999999" table:style-name="ce1">
            <text:p>11.255733</text:p>
          </table:table-cell>
          <table:table-cell table:number-columns-repeated="16382"/>
        </table:table-row>
        <table:table-row table:style-name="ro1">
          <table:table-cell office:value-type="float" office:value="44.195566999999997" table:style-name="ce1">
            <text:p>44.195567</text:p>
          </table:table-cell>
          <table:table-cell office:value-type="float" office:value="2.528467" table:style-name="ce1">
            <text:p>2.528467</text:p>
          </table:table-cell>
          <table:table-cell table:number-columns-repeated="16382"/>
        </table:table-row>
        <table:table-row table:style-name="ro1">
          <table:table-cell office:value-type="float" office:value="61.912678" table:style-name="ce1">
            <text:p>61.912678</text:p>
          </table:table-cell>
          <table:table-cell office:value-type="float" office:value="60.297351999999997" table:style-name="ce1">
            <text:p>60.297352</text:p>
          </table:table-cell>
          <table:table-cell table:number-columns-repeated="16382"/>
        </table:table-row>
        <table:table-row table:style-name="ro1">
          <table:table-cell office:value-type="float" office:value="18.318595999999999" table:style-name="ce1">
            <text:p>18.318596</text:p>
          </table:table-cell>
          <table:table-cell office:value-type="float" office:value="3.8864329999999998" table:style-name="ce1">
            <text:p>3.886433</text:p>
          </table:table-cell>
          <table:table-cell table:number-columns-repeated="16382"/>
        </table:table-row>
        <table:table-row table:style-name="ro1">
          <table:table-cell office:value-type="float" office:value="35.537049000000003" table:style-name="ce1">
            <text:p>35.537049</text:p>
          </table:table-cell>
          <table:table-cell office:value-type="float" office:value="12.788738" table:style-name="ce1">
            <text:p>12.788738</text:p>
          </table:table-cell>
          <table:table-cell table:number-columns-repeated="16382"/>
        </table:table-row>
        <table:table-row table:style-name="ro1">
          <table:table-cell office:value-type="float" office:value="59.793011" table:style-name="ce1">
            <text:p>59.793011</text:p>
          </table:table-cell>
          <table:table-cell office:value-type="float" office:value="1.982594" table:style-name="ce1">
            <text:p>1.982594</text:p>
          </table:table-cell>
          <table:table-cell table:number-columns-repeated="16382"/>
        </table:table-row>
        <table:table-row table:style-name="ro1">
          <table:table-cell office:value-type="float" office:value="30.298044000000001" table:style-name="ce1">
            <text:p>30.298044</text:p>
          </table:table-cell>
          <table:table-cell office:value-type="float" office:value="5.4477089999999997" table:style-name="ce1">
            <text:p>5.447709</text:p>
          </table:table-cell>
          <table:table-cell table:number-columns-repeated="16382"/>
        </table:table-row>
        <table:table-row table:style-name="ro1">
          <table:table-cell office:value-type="float" office:value="43.299112999999998" table:style-name="ce1">
            <text:p>43.299113</text:p>
          </table:table-cell>
          <table:table-cell office:value-type="float" office:value="49.718668999999998" table:style-name="ce1">
            <text:p>49.718669</text:p>
          </table:table-cell>
          <table:table-cell table:number-columns-repeated="16382"/>
        </table:table-row>
        <table:table-row table:style-name="ro1">
          <table:table-cell office:value-type="float" office:value="43.095959999999998" table:style-name="ce1">
            <text:p>43.09596</text:p>
          </table:table-cell>
          <table:table-cell office:value-type="float" office:value="52.825282999999999" table:style-name="ce1">
            <text:p>52.825283</text:p>
          </table:table-cell>
          <table:table-cell table:number-columns-repeated="16382"/>
        </table:table-row>
        <table:table-row table:style-name="ro1">
          <table:table-cell office:value-type="float" office:value="61.517220000000002" table:style-name="ce1">
            <text:p>61.51722</text:p>
          </table:table-cell>
          <table:table-cell office:value-type="float" office:value="62.8172" table:style-name="ce1">
            <text:p>62.8172</text:p>
          </table:table-cell>
          <table:table-cell table:number-columns-repeated="16382"/>
        </table:table-row>
        <table:table-row table:style-name="ro1">
          <table:table-cell office:value-type="float" office:value="61.358947999999998" table:style-name="ce1">
            <text:p>61.358948</text:p>
          </table:table-cell>
          <table:table-cell office:value-type="float" office:value="21.177205000000001" table:style-name="ce1">
            <text:p>21.177205</text:p>
          </table:table-cell>
          <table:table-cell table:number-columns-repeated="16382"/>
        </table:table-row>
        <table:table-row table:style-name="ro1">
          <table:table-cell office:value-type="float" office:value="29.395384" table:style-name="ce1">
            <text:p>29.395384</text:p>
          </table:table-cell>
          <table:table-cell office:value-type="float" office:value="7.4795559999999996" table:style-name="ce1">
            <text:p>7.479556</text:p>
          </table:table-cell>
          <table:table-cell table:number-columns-repeated="16382"/>
        </table:table-row>
        <table:table-row table:style-name="ro1">
          <table:table-cell office:value-type="float" office:value="58.089134000000001" table:style-name="ce1">
            <text:p>58.089134</text:p>
          </table:table-cell>
          <table:table-cell office:value-type="float" office:value="62.552287999999997" table:style-name="ce1">
            <text:p>62.552288</text:p>
          </table:table-cell>
          <table:table-cell table:number-columns-repeated="16382"/>
        </table:table-row>
        <table:table-row table:style-name="ro1">
          <table:table-cell office:value-type="float" office:value="61.424804999999999" table:style-name="ce1">
            <text:p>61.424805</text:p>
          </table:table-cell>
          <table:table-cell office:value-type="float" office:value="0.26277" table:style-name="ce1">
            <text:p>0.26277</text:p>
          </table:table-cell>
          <table:table-cell table:number-columns-repeated="16382"/>
        </table:table-row>
        <table:table-row table:style-name="ro1">
          <table:table-cell office:value-type="float" office:value="62.770712000000003" table:style-name="ce1">
            <text:p>62.770712</text:p>
          </table:table-cell>
          <table:table-cell office:value-type="float" office:value="10.326757000000001" table:style-name="ce1">
            <text:p>10.326757</text:p>
          </table:table-cell>
          <table:table-cell table:number-columns-repeated="16382"/>
        </table:table-row>
        <table:table-row table:style-name="ro1">
          <table:table-cell office:value-type="float" office:value="46.131037999999997" table:style-name="ce1">
            <text:p>46.131038</text:p>
          </table:table-cell>
          <table:table-cell office:value-type="float" office:value="38.106892000000002" table:style-name="ce1">
            <text:p>38.106892</text:p>
          </table:table-cell>
          <table:table-cell table:number-columns-repeated="16382"/>
        </table:table-row>
        <table:table-row table:style-name="ro1">
          <table:table-cell office:value-type="float" office:value="35.937009000000003" table:style-name="ce1">
            <text:p>35.937009</text:p>
          </table:table-cell>
          <table:table-cell office:value-type="float" office:value="11.991393" table:style-name="ce1">
            <text:p>11.991393</text:p>
          </table:table-cell>
          <table:table-cell table:number-columns-repeated="16382"/>
        </table:table-row>
        <table:table-row table:style-name="ro1">
          <table:table-cell office:value-type="float" office:value="31.851374" table:style-name="ce1">
            <text:p>31.851374</text:p>
          </table:table-cell>
          <table:table-cell office:value-type="float" office:value="6.3669419999999999" table:style-name="ce1">
            <text:p>6.366942</text:p>
          </table:table-cell>
          <table:table-cell table:number-columns-repeated="16382"/>
        </table:table-row>
        <table:table-row table:style-name="ro1">
          <table:table-cell office:value-type="float" office:value="50.048476999999998" table:style-name="ce1">
            <text:p>50.048477</text:p>
          </table:table-cell>
          <table:table-cell office:value-type="float" office:value="13.401735" table:style-name="ce1">
            <text:p>13.401735</text:p>
          </table:table-cell>
          <table:table-cell table:number-columns-repeated="16382"/>
        </table:table-row>
        <table:table-row table:style-name="ro1">
          <table:table-cell office:value-type="float" office:value="30.461836000000002" table:style-name="ce1">
            <text:p>30.461836</text:p>
          </table:table-cell>
          <table:table-cell office:value-type="float" office:value="7.7365399999999998" table:style-name="ce1">
            <text:p>7.73654</text:p>
          </table:table-cell>
          <table:table-cell table:number-columns-repeated="16382"/>
        </table:table-row>
        <table:table-row table:style-name="ro1">
          <table:table-cell office:value-type="float" office:value="61.153945" table:style-name="ce1">
            <text:p>61.153945</text:p>
          </table:table-cell>
          <table:table-cell office:value-type="float" office:value="60.849792000000001" table:style-name="ce1">
            <text:p>60.849792</text:p>
          </table:table-cell>
          <table:table-cell table:number-columns-repeated="16382"/>
        </table:table-row>
        <table:table-row table:style-name="ro1">
          <table:table-cell office:value-type="float" office:value="29.709548999999999" table:style-name="ce1">
            <text:p>29.709549</text:p>
          </table:table-cell>
          <table:table-cell office:value-type="float" office:value="6.2713210000000004" table:style-name="ce1">
            <text:p>6.271321</text:p>
          </table:table-cell>
          <table:table-cell table:number-columns-repeated="16382"/>
        </table:table-row>
        <table:table-row table:style-name="ro1">
          <table:table-cell office:value-type="float" office:value="8.9844089999999994" table:style-name="ce1">
            <text:p>8.984409</text:p>
          </table:table-cell>
          <table:table-cell office:value-type="float" office:value="32.737093999999999" table:style-name="ce1">
            <text:p>32.737094</text:p>
          </table:table-cell>
          <table:table-cell table:number-columns-repeated="16382"/>
        </table:table-row>
        <table:table-row table:style-name="ro1">
          <table:table-cell office:value-type="float" office:value="32.183369999999996" table:style-name="ce1">
            <text:p>32.18337</text:p>
          </table:table-cell>
          <table:table-cell office:value-type="float" office:value="6.5833219999999999" table:style-name="ce1">
            <text:p>6.583322</text:p>
          </table:table-cell>
          <table:table-cell table:number-columns-repeated="16382"/>
        </table:table-row>
        <table:table-row table:style-name="ro1">
          <table:table-cell office:value-type="float" office:value="30.852906999999998" table:style-name="ce1">
            <text:p>30.852907</text:p>
          </table:table-cell>
          <table:table-cell office:value-type="float" office:value="6.3956730000000004" table:style-name="ce1">
            <text:p>6.395673</text:p>
          </table:table-cell>
          <table:table-cell table:number-columns-repeated="16382"/>
        </table:table-row>
        <table:table-row table:style-name="ro1">
          <table:table-cell office:value-type="float" office:value="29.298983" table:style-name="ce1">
            <text:p>29.298983</text:p>
          </table:table-cell>
          <table:table-cell office:value-type="float" office:value="7.6410239999999998" table:style-name="ce1">
            <text:p>7.641024</text:p>
          </table:table-cell>
          <table:table-cell table:number-columns-repeated="16382"/>
        </table:table-row>
        <table:table-row table:style-name="ro1">
          <table:table-cell office:value-type="float" office:value="2.267188" table:style-name="ce1">
            <text:p>2.267188</text:p>
          </table:table-cell>
          <table:table-cell office:value-type="float" office:value="32.692554999999999" table:style-name="ce1">
            <text:p>32.692555</text:p>
          </table:table-cell>
          <table:table-cell table:number-columns-repeated="16382"/>
        </table:table-row>
        <table:table-row table:style-name="ro1">
          <table:table-cell office:value-type="float" office:value="29.135415999999999" table:style-name="ce1">
            <text:p>29.135416</text:p>
          </table:table-cell>
          <table:table-cell office:value-type="float" office:value="4.3590960000000001" table:style-name="ce1">
            <text:p>4.359096</text:p>
          </table:table-cell>
          <table:table-cell table:number-columns-repeated="16382"/>
        </table:table-row>
        <table:table-row table:style-name="ro1">
          <table:table-cell office:value-type="float" office:value="60.125118000000001" table:style-name="ce1">
            <text:p>60.125118</text:p>
          </table:table-cell>
          <table:table-cell office:value-type="float" office:value="59.944580999999999" table:style-name="ce1">
            <text:p>59.944581</text:p>
          </table:table-cell>
          <table:table-cell table:number-columns-repeated="16382"/>
        </table:table-row>
        <table:table-row table:style-name="ro1">
          <table:table-cell office:value-type="float" office:value="32.807997999999998" table:style-name="ce1">
            <text:p>32.807998</text:p>
          </table:table-cell>
          <table:table-cell office:value-type="float" office:value="6.5692640000000004" table:style-name="ce1">
            <text:p>6.569264</text:p>
          </table:table-cell>
          <table:table-cell table:number-columns-repeated="16382"/>
        </table:table-row>
        <table:table-row table:style-name="ro1">
          <table:table-cell office:value-type="float" office:value="37.6038" table:style-name="ce1">
            <text:p>37.6038</text:p>
          </table:table-cell>
          <table:table-cell office:value-type="float" office:value="7.7849320000000004" table:style-name="ce1">
            <text:p>7.784932</text:p>
          </table:table-cell>
          <table:table-cell table:number-columns-repeated="16382"/>
        </table:table-row>
        <table:table-row table:style-name="ro1">
          <table:table-cell office:value-type="float" office:value="62.130803999999998" table:style-name="ce1">
            <text:p>62.130804</text:p>
          </table:table-cell>
          <table:table-cell office:value-type="float" office:value="54.849972000000001" table:style-name="ce1">
            <text:p>54.849972</text:p>
          </table:table-cell>
          <table:table-cell table:number-columns-repeated="16382"/>
        </table:table-row>
        <table:table-row table:style-name="ro1">
          <table:table-cell office:value-type="float" office:value="0.73950800000000005" table:style-name="ce1">
            <text:p>0.739508</text:p>
          </table:table-cell>
          <table:table-cell office:value-type="float" office:value="39.363345000000002" table:style-name="ce1">
            <text:p>39.363345</text:p>
          </table:table-cell>
          <table:table-cell table:number-columns-repeated="16382"/>
        </table:table-row>
        <table:table-row table:style-name="ro1">
          <table:table-cell office:value-type="float" office:value="53.974660999999998" table:style-name="ce1">
            <text:p>53.974661</text:p>
          </table:table-cell>
          <table:table-cell office:value-type="float" office:value="27.420774999999999" table:style-name="ce1">
            <text:p>27.420775</text:p>
          </table:table-cell>
          <table:table-cell table:number-columns-repeated="16382"/>
        </table:table-row>
        <table:table-row table:style-name="ro1">
          <table:table-cell office:value-type="float" office:value="32.750045999999998" table:style-name="ce1">
            <text:p>32.750046</text:p>
          </table:table-cell>
          <table:table-cell office:value-type="float" office:value="6.1410239999999998" table:style-name="ce1">
            <text:p>6.141024</text:p>
          </table:table-cell>
          <table:table-cell table:number-columns-repeated="16382"/>
        </table:table-row>
        <table:table-row table:style-name="ro1">
          <table:table-cell office:value-type="float" office:value="12.968241000000001" table:style-name="ce1">
            <text:p>12.968241</text:p>
          </table:table-cell>
          <table:table-cell office:value-type="float" office:value="2.9834619999999998" table:style-name="ce1">
            <text:p>2.983462</text:p>
          </table:table-cell>
          <table:table-cell table:number-columns-repeated="16382"/>
        </table:table-row>
        <table:table-row table:style-name="ro1">
          <table:table-cell office:value-type="float" office:value="27.811281999999999" table:style-name="ce1">
            <text:p>27.811282</text:p>
          </table:table-cell>
          <table:table-cell office:value-type="float" office:value="15.977525" table:style-name="ce1">
            <text:p>15.977525</text:p>
          </table:table-cell>
          <table:table-cell table:number-columns-repeated="16382"/>
        </table:table-row>
        <table:table-row table:style-name="ro1">
          <table:table-cell office:value-type="float" office:value="5.8164059999999997" table:style-name="ce1">
            <text:p>5.816406</text:p>
          </table:table-cell>
          <table:table-cell office:value-type="float" office:value="7.7694929999999998" table:style-name="ce1">
            <text:p>7.769493</text:p>
          </table:table-cell>
          <table:table-cell table:number-columns-repeated="16382"/>
        </table:table-row>
        <table:table-row table:style-name="ro1">
          <table:table-cell office:value-type="float" office:value="31.395114" table:style-name="ce1">
            <text:p>31.395114</text:p>
          </table:table-cell>
          <table:table-cell office:value-type="float" office:value="26.497174000000001" table:style-name="ce1">
            <text:p>26.497174</text:p>
          </table:table-cell>
          <table:table-cell table:number-columns-repeated="16382"/>
        </table:table-row>
        <table:table-row table:style-name="ro1">
          <table:table-cell office:value-type="float" office:value="35.41451" table:style-name="ce1">
            <text:p>35.41451</text:p>
          </table:table-cell>
          <table:table-cell office:value-type="float" office:value="30.206557" table:style-name="ce1">
            <text:p>30.206557</text:p>
          </table:table-cell>
          <table:table-cell table:number-columns-repeated="16382"/>
        </table:table-row>
        <table:table-row table:style-name="ro1">
          <table:table-cell office:value-type="float" office:value="28.707833999999998" table:style-name="ce1">
            <text:p>28.707834</text:p>
          </table:table-cell>
          <table:table-cell office:value-type="float" office:value="7.9088120000000002" table:style-name="ce1">
            <text:p>7.908812</text:p>
          </table:table-cell>
          <table:table-cell table:number-columns-repeated="16382"/>
        </table:table-row>
        <table:table-row table:style-name="ro1">
          <table:table-cell office:value-type="float" office:value="51.560772" table:style-name="ce1">
            <text:p>51.560772</text:p>
          </table:table-cell>
          <table:table-cell office:value-type="float" office:value="0.77456899999999995" table:style-name="ce1">
            <text:p>0.774569</text:p>
          </table:table-cell>
          <table:table-cell table:number-columns-repeated="16382"/>
        </table:table-row>
        <table:table-row table:style-name="ro1">
          <table:table-cell office:value-type="float" office:value="10.447955" table:style-name="ce1">
            <text:p>10.447955</text:p>
          </table:table-cell>
          <table:table-cell office:value-type="float" office:value="34.110751" table:style-name="ce1">
            <text:p>34.110751</text:p>
          </table:table-cell>
          <table:table-cell table:number-columns-repeated="16382"/>
        </table:table-row>
        <table:table-row table:style-name="ro1">
          <table:table-cell office:value-type="float" office:value="59.341999999999999" table:style-name="ce1">
            <text:p>59.342</text:p>
          </table:table-cell>
          <table:table-cell office:value-type="float" office:value="62.240177000000003" table:style-name="ce1">
            <text:p>62.240177</text:p>
          </table:table-cell>
          <table:table-cell table:number-columns-repeated="16382"/>
        </table:table-row>
        <table:table-row table:style-name="ro1">
          <table:table-cell office:value-type="float" office:value="40.815337" table:style-name="ce1">
            <text:p>40.815337</text:p>
          </table:table-cell>
          <table:table-cell office:value-type="float" office:value="58.345010000000002" table:style-name="ce1">
            <text:p>58.34501</text:p>
          </table:table-cell>
          <table:table-cell table:number-columns-repeated="16382"/>
        </table:table-row>
        <table:table-row table:style-name="ro1">
          <table:table-cell office:value-type="float" office:value="48.917867999999999" table:style-name="ce1">
            <text:p>48.917868</text:p>
          </table:table-cell>
          <table:table-cell office:value-type="float" office:value="60.312156000000002" table:style-name="ce1">
            <text:p>60.312156</text:p>
          </table:table-cell>
          <table:table-cell table:number-columns-repeated="16382"/>
        </table:table-row>
        <table:table-row table:style-name="ro1">
          <table:table-cell office:value-type="float" office:value="5.8774509999999998" table:style-name="ce1">
            <text:p>5.877451</text:p>
          </table:table-cell>
          <table:table-cell office:value-type="float" office:value="58.290562999999999" table:style-name="ce1">
            <text:p>58.290563</text:p>
          </table:table-cell>
          <table:table-cell table:number-columns-repeated="16382"/>
        </table:table-row>
        <table:table-row table:style-name="ro1">
          <table:table-cell office:value-type="float" office:value="9.2006029999999992" table:style-name="ce1">
            <text:p>9.200603</text:p>
          </table:table-cell>
          <table:table-cell office:value-type="float" office:value="59.704794999999997" table:style-name="ce1">
            <text:p>59.704795</text:p>
          </table:table-cell>
          <table:table-cell table:number-columns-repeated="16382"/>
        </table:table-row>
        <table:table-row table:style-name="ro1">
          <table:table-cell office:value-type="float" office:value="37.047578000000001" table:style-name="ce1">
            <text:p>37.047578</text:p>
          </table:table-cell>
          <table:table-cell office:value-type="float" office:value="7.6474120000000001" table:style-name="ce1">
            <text:p>7.647412</text:p>
          </table:table-cell>
          <table:table-cell table:number-columns-repeated="16382"/>
        </table:table-row>
        <table:table-row table:style-name="ro1">
          <table:table-cell office:value-type="float" office:value="60.786560999999999" table:style-name="ce1">
            <text:p>60.786561</text:p>
          </table:table-cell>
          <table:table-cell office:value-type="float" office:value="62.808824999999999" table:style-name="ce1">
            <text:p>62.808825</text:p>
          </table:table-cell>
          <table:table-cell table:number-columns-repeated="16382"/>
        </table:table-row>
        <table:table-row table:style-name="ro1">
          <table:table-cell office:value-type="float" office:value="36.349134999999997" table:style-name="ce1">
            <text:p>36.349135</text:p>
          </table:table-cell>
          <table:table-cell office:value-type="float" office:value="11.086732" table:style-name="ce1">
            <text:p>11.086732</text:p>
          </table:table-cell>
          <table:table-cell table:number-columns-repeated="16382"/>
        </table:table-row>
        <table:table-row table:style-name="ro1">
          <table:table-cell office:value-type="float" office:value="35.988549999999996" table:style-name="ce1">
            <text:p>35.98855</text:p>
          </table:table-cell>
          <table:table-cell office:value-type="float" office:value="15.002034" table:style-name="ce1">
            <text:p>15.002034</text:p>
          </table:table-cell>
          <table:table-cell table:number-columns-repeated="16382"/>
        </table:table-row>
        <table:table-row table:style-name="ro1">
          <table:table-cell office:value-type="float" office:value="32.970539000000002" table:style-name="ce1">
            <text:p>32.970539</text:p>
          </table:table-cell>
          <table:table-cell office:value-type="float" office:value="21.802458999999999" table:style-name="ce1">
            <text:p>21.802459</text:p>
          </table:table-cell>
          <table:table-cell table:number-columns-repeated="16382"/>
        </table:table-row>
        <table:table-row table:style-name="ro1">
          <table:table-cell office:value-type="float" office:value="30.121839999999999" table:style-name="ce1">
            <text:p>30.12184</text:p>
          </table:table-cell>
          <table:table-cell office:value-type="float" office:value="6.4437559999999996" table:style-name="ce1">
            <text:p>6.443756</text:p>
          </table:table-cell>
          <table:table-cell table:number-columns-repeated="16382"/>
        </table:table-row>
        <table:table-row table:style-name="ro1">
          <table:table-cell office:value-type="float" office:value="62.643338999999997" table:style-name="ce1">
            <text:p>62.643339</text:p>
          </table:table-cell>
          <table:table-cell office:value-type="float" office:value="0.36225499999999999" table:style-name="ce1">
            <text:p>0.362255</text:p>
          </table:table-cell>
          <table:table-cell table:number-columns-repeated="16382"/>
        </table:table-row>
        <table:table-row table:style-name="ro1">
          <table:table-cell office:value-type="float" office:value="60.411557000000002" table:style-name="ce1">
            <text:p>60.411557</text:p>
          </table:table-cell>
          <table:table-cell office:value-type="float" office:value="0.44268200000000002" table:style-name="ce1">
            <text:p>0.442682</text:p>
          </table:table-cell>
          <table:table-cell table:number-columns-repeated="16382"/>
        </table:table-row>
        <table:table-row table:style-name="ro1">
          <table:table-cell office:value-type="float" office:value="61.914271999999997" table:style-name="ce1">
            <text:p>61.914272</text:p>
          </table:table-cell>
          <table:table-cell office:value-type="float" office:value="61.308042999999998" table:style-name="ce1">
            <text:p>61.308043</text:p>
          </table:table-cell>
          <table:table-cell table:number-columns-repeated="16382"/>
        </table:table-row>
        <table:table-row table:style-name="ro1">
          <table:table-cell office:value-type="float" office:value="39.241765000000001" table:style-name="ce1">
            <text:p>39.241765</text:p>
          </table:table-cell>
          <table:table-cell office:value-type="float" office:value="37.390760999999998" table:style-name="ce1">
            <text:p>37.390761</text:p>
          </table:table-cell>
          <table:table-cell table:number-columns-repeated="16382"/>
        </table:table-row>
        <table:table-row table:style-name="ro1">
          <table:table-cell office:value-type="float" office:value="61.732756999999999" table:style-name="ce1">
            <text:p>61.732757</text:p>
          </table:table-cell>
          <table:table-cell office:value-type="float" office:value="7.6567299999999996" table:style-name="ce1">
            <text:p>7.65673</text:p>
          </table:table-cell>
          <table:table-cell table:number-columns-repeated="16382"/>
        </table:table-row>
        <table:table-row table:style-name="ro1">
          <table:table-cell office:value-type="float" office:value="29.189150999999999" table:style-name="ce1">
            <text:p>29.189151</text:p>
          </table:table-cell>
          <table:table-cell office:value-type="float" office:value="6.1797279999999999" table:style-name="ce1">
            <text:p>6.179728</text:p>
          </table:table-cell>
          <table:table-cell table:number-columns-repeated="16382"/>
        </table:table-row>
        <table:table-row table:style-name="ro1">
          <table:table-cell office:value-type="float" office:value="61.218642000000003" table:style-name="ce1">
            <text:p>61.218642</text:p>
          </table:table-cell>
          <table:table-cell office:value-type="float" office:value="61.771504" table:style-name="ce1">
            <text:p>61.771504</text:p>
          </table:table-cell>
          <table:table-cell table:number-columns-repeated="16382"/>
        </table:table-row>
        <table:table-row table:style-name="ro1">
          <table:table-cell office:value-type="float" office:value="11.346306" table:style-name="ce1">
            <text:p>11.346306</text:p>
          </table:table-cell>
          <table:table-cell office:value-type="float" office:value="46.618682" table:style-name="ce1">
            <text:p>46.618682</text:p>
          </table:table-cell>
          <table:table-cell table:number-columns-repeated="16382"/>
        </table:table-row>
        <table:table-row table:style-name="ro1">
          <table:table-cell office:value-type="float" office:value="31.452273999999999" table:style-name="ce1">
            <text:p>31.452274</text:p>
          </table:table-cell>
          <table:table-cell office:value-type="float" office:value="7.0357900000000004" table:style-name="ce1">
            <text:p>7.03579</text:p>
          </table:table-cell>
          <table:table-cell table:number-columns-repeated="16382"/>
        </table:table-row>
        <table:table-row table:style-name="ro1">
          <table:table-cell office:value-type="float" office:value="36.272770000000001" table:style-name="ce1">
            <text:p>36.27277</text:p>
          </table:table-cell>
          <table:table-cell office:value-type="float" office:value="10.208413999999999" table:style-name="ce1">
            <text:p>10.208414</text:p>
          </table:table-cell>
          <table:table-cell table:number-columns-repeated="16382"/>
        </table:table-row>
        <table:table-row table:style-name="ro1">
          <table:table-cell office:value-type="float" office:value="57.022818999999998" table:style-name="ce1">
            <text:p>57.022819</text:p>
          </table:table-cell>
          <table:table-cell office:value-type="float" office:value="1.606365" table:style-name="ce1">
            <text:p>1.606365</text:p>
          </table:table-cell>
          <table:table-cell table:number-columns-repeated="16382"/>
        </table:table-row>
        <table:table-row table:style-name="ro1">
          <table:table-cell office:value-type="float" office:value="43.772573999999999" table:style-name="ce1">
            <text:p>43.772574</text:p>
          </table:table-cell>
          <table:table-cell office:value-type="float" office:value="4.4613180000000003" table:style-name="ce1">
            <text:p>4.461318</text:p>
          </table:table-cell>
          <table:table-cell table:number-columns-repeated="16382"/>
        </table:table-row>
        <table:table-row table:style-name="ro1">
          <table:table-cell office:value-type="float" office:value="11.250381000000001" table:style-name="ce1">
            <text:p>11.250381</text:p>
          </table:table-cell>
          <table:table-cell office:value-type="float" office:value="62.460144" table:style-name="ce1">
            <text:p>62.460144</text:p>
          </table:table-cell>
          <table:table-cell table:number-columns-repeated="16382"/>
        </table:table-row>
        <table:table-row table:style-name="ro1">
          <table:table-cell office:value-type="float" office:value="61.093781999999997" table:style-name="ce1">
            <text:p>61.093782</text:p>
          </table:table-cell>
          <table:table-cell office:value-type="float" office:value="61.275606000000003" table:style-name="ce1">
            <text:p>61.275606</text:p>
          </table:table-cell>
          <table:table-cell table:number-columns-repeated="16382"/>
        </table:table-row>
        <table:table-row table:style-name="ro1">
          <table:table-cell office:value-type="float" office:value="62.649793000000003" table:style-name="ce1">
            <text:p>62.649793</text:p>
          </table:table-cell>
          <table:table-cell office:value-type="float" office:value="16.106504999999999" table:style-name="ce1">
            <text:p>16.106505</text:p>
          </table:table-cell>
          <table:table-cell table:number-columns-repeated="16382"/>
        </table:table-row>
        <table:table-row table:style-name="ro1">
          <table:table-cell office:value-type="float" office:value="18.750374999999998" table:style-name="ce1">
            <text:p>18.750375</text:p>
          </table:table-cell>
          <table:table-cell office:value-type="float" office:value="23.537610000000001" table:style-name="ce1">
            <text:p>23.53761</text:p>
          </table:table-cell>
          <table:table-cell table:number-columns-repeated="16382"/>
        </table:table-row>
        <table:table-row table:style-name="ro1">
          <table:table-cell office:value-type="float" office:value="11.193588" table:style-name="ce1">
            <text:p>11.193588</text:p>
          </table:table-cell>
          <table:table-cell office:value-type="float" office:value="53.940066000000002" table:style-name="ce1">
            <text:p>53.940066</text:p>
          </table:table-cell>
          <table:table-cell table:number-columns-repeated="16382"/>
        </table:table-row>
        <table:table-row table:style-name="ro1">
          <table:table-cell office:value-type="float" office:value="29.124437" table:style-name="ce1">
            <text:p>29.124437</text:p>
          </table:table-cell>
          <table:table-cell office:value-type="float" office:value="3.7461220000000002" table:style-name="ce1">
            <text:p>3.746122</text:p>
          </table:table-cell>
          <table:table-cell table:number-columns-repeated="16382"/>
        </table:table-row>
        <table:table-row table:style-name="ro1">
          <table:table-cell office:value-type="float" office:value="43.006014999999998" table:style-name="ce1">
            <text:p>43.006015</text:p>
          </table:table-cell>
          <table:table-cell office:value-type="float" office:value="21.153300000000002" table:style-name="ce1">
            <text:p>21.1533</text:p>
          </table:table-cell>
          <table:table-cell table:number-columns-repeated="16382"/>
        </table:table-row>
        <table:table-row table:style-name="ro1">
          <table:table-cell office:value-type="float" office:value="59.862541" table:style-name="ce1">
            <text:p>59.862541</text:p>
          </table:table-cell>
          <table:table-cell office:value-type="float" office:value="0.47963600000000001" table:style-name="ce1">
            <text:p>0.479636</text:p>
          </table:table-cell>
          <table:table-cell table:number-columns-repeated="16382"/>
        </table:table-row>
        <table:table-row table:style-name="ro1">
          <table:table-cell office:value-type="float" office:value="30.343375000000002" table:style-name="ce1">
            <text:p>30.343375</text:p>
          </table:table-cell>
          <table:table-cell office:value-type="float" office:value="47.856296" table:style-name="ce1">
            <text:p>47.856296</text:p>
          </table:table-cell>
          <table:table-cell table:number-columns-repeated="16382"/>
        </table:table-row>
        <table:table-row table:style-name="ro1">
          <table:table-cell office:value-type="float" office:value="27.883402" table:style-name="ce1">
            <text:p>27.883402</text:p>
          </table:table-cell>
          <table:table-cell office:value-type="float" office:value="59.763297000000001" table:style-name="ce1">
            <text:p>59.763297</text:p>
          </table:table-cell>
          <table:table-cell table:number-columns-repeated="16382"/>
        </table:table-row>
        <table:table-row table:style-name="ro1">
          <table:table-cell office:value-type="float" office:value="48.005716999999997" table:style-name="ce1">
            <text:p>48.005717</text:p>
          </table:table-cell>
          <table:table-cell office:value-type="float" office:value="36.107567000000003" table:style-name="ce1">
            <text:p>36.107567</text:p>
          </table:table-cell>
          <table:table-cell table:number-columns-repeated="16382"/>
        </table:table-row>
        <table:table-row table:style-name="ro1">
          <table:table-cell office:value-type="float" office:value="58.227994000000002" table:style-name="ce1">
            <text:p>58.227994</text:p>
          </table:table-cell>
          <table:table-cell office:value-type="float" office:value="62.780442000000001" table:style-name="ce1">
            <text:p>62.780442</text:p>
          </table:table-cell>
          <table:table-cell table:number-columns-repeated="16382"/>
        </table:table-row>
        <table:table-row table:style-name="ro1">
          <table:table-cell office:value-type="float" office:value="54.860424999999999" table:style-name="ce1">
            <text:p>54.860425</text:p>
          </table:table-cell>
          <table:table-cell office:value-type="float" office:value="32.600766999999998" table:style-name="ce1">
            <text:p>32.600767</text:p>
          </table:table-cell>
          <table:table-cell table:number-columns-repeated="16382"/>
        </table:table-row>
        <table:table-row table:style-name="ro1">
          <table:table-cell office:value-type="float" office:value="2.3681939999999999" table:style-name="ce1">
            <text:p>2.368194</text:p>
          </table:table-cell>
          <table:table-cell office:value-type="float" office:value="36.974381000000001" table:style-name="ce1">
            <text:p>36.974381</text:p>
          </table:table-cell>
          <table:table-cell table:number-columns-repeated="16382"/>
        </table:table-row>
        <table:table-row table:style-name="ro1">
          <table:table-cell office:value-type="float" office:value="61.602693000000002" table:style-name="ce1">
            <text:p>61.602693</text:p>
          </table:table-cell>
          <table:table-cell office:value-type="float" office:value="61.243110000000001" table:style-name="ce1">
            <text:p>61.24311</text:p>
          </table:table-cell>
          <table:table-cell table:number-columns-repeated="16382"/>
        </table:table-row>
        <table:table-row table:style-name="ro1">
          <table:table-cell office:value-type="float" office:value="36.461998999999999" table:style-name="ce1">
            <text:p>36.461999</text:p>
          </table:table-cell>
          <table:table-cell office:value-type="float" office:value="41.772086000000002" table:style-name="ce1">
            <text:p>41.772086</text:p>
          </table:table-cell>
          <table:table-cell table:number-columns-repeated="16382"/>
        </table:table-row>
        <table:table-row table:style-name="ro1">
          <table:table-cell office:value-type="float" office:value="4.3153560000000004" table:style-name="ce1">
            <text:p>4.315356</text:p>
          </table:table-cell>
          <table:table-cell office:value-type="float" office:value="36.872917999999999" table:style-name="ce1">
            <text:p>36.872918</text:p>
          </table:table-cell>
          <table:table-cell table:number-columns-repeated="16382"/>
        </table:table-row>
        <table:table-row table:style-name="ro1">
          <table:table-cell office:value-type="float" office:value="53.185780000000001" table:style-name="ce1">
            <text:p>53.18578</text:p>
          </table:table-cell>
          <table:table-cell office:value-type="float" office:value="56.741214999999997" table:style-name="ce1">
            <text:p>56.741215</text:p>
          </table:table-cell>
          <table:table-cell table:number-columns-repeated="16382"/>
        </table:table-row>
        <table:table-row table:style-name="ro1">
          <table:table-cell office:value-type="float" office:value="29.135304999999999" table:style-name="ce1">
            <text:p>29.135305</text:p>
          </table:table-cell>
          <table:table-cell office:value-type="float" office:value="6.5529599999999997" table:style-name="ce1">
            <text:p>6.55296</text:p>
          </table:table-cell>
          <table:table-cell table:number-columns-repeated="16382"/>
        </table:table-row>
        <table:table-row table:style-name="ro1">
          <table:table-cell office:value-type="float" office:value="35.989939999999997" table:style-name="ce1">
            <text:p>35.98994</text:p>
          </table:table-cell>
          <table:table-cell office:value-type="float" office:value="11.748632000000001" table:style-name="ce1">
            <text:p>11.748632</text:p>
          </table:table-cell>
          <table:table-cell table:number-columns-repeated="16382"/>
        </table:table-row>
        <table:table-row table:style-name="ro1">
          <table:table-cell office:value-type="float" office:value="29.658809000000002" table:style-name="ce1">
            <text:p>29.658809</text:p>
          </table:table-cell>
          <table:table-cell office:value-type="float" office:value="2.5929449999999998" table:style-name="ce1">
            <text:p>2.592945</text:p>
          </table:table-cell>
          <table:table-cell table:number-columns-repeated="16382"/>
        </table:table-row>
        <table:table-row table:style-name="ro1">
          <table:table-cell office:value-type="float" office:value="33.897638999999998" table:style-name="ce1">
            <text:p>33.897639</text:p>
          </table:table-cell>
          <table:table-cell office:value-type="float" office:value="6.8272750000000002" table:style-name="ce1">
            <text:p>6.827275</text:p>
          </table:table-cell>
          <table:table-cell table:number-columns-repeated="16382"/>
        </table:table-row>
        <table:table-row table:style-name="ro1">
          <table:table-cell office:value-type="float" office:value="49.286217999999998" table:style-name="ce1">
            <text:p>49.286218</text:p>
          </table:table-cell>
          <table:table-cell office:value-type="float" office:value="21.848275999999998" table:style-name="ce1">
            <text:p>21.848276</text:p>
          </table:table-cell>
          <table:table-cell table:number-columns-repeated="16382"/>
        </table:table-row>
        <table:table-row table:style-name="ro1">
          <table:table-cell office:value-type="float" office:value="32.525606000000003" table:style-name="ce1">
            <text:p>32.525606</text:p>
          </table:table-cell>
          <table:table-cell office:value-type="float" office:value="5.7143100000000002" table:style-name="ce1">
            <text:p>5.71431</text:p>
          </table:table-cell>
          <table:table-cell table:number-columns-repeated="16382"/>
        </table:table-row>
        <table:table-row table:style-name="ro1">
          <table:table-cell office:value-type="float" office:value="52.220362000000002" table:style-name="ce1">
            <text:p>52.220362</text:p>
          </table:table-cell>
          <table:table-cell office:value-type="float" office:value="41.284858" table:style-name="ce1">
            <text:p>41.284858</text:p>
          </table:table-cell>
          <table:table-cell table:number-columns-repeated="16382"/>
        </table:table-row>
        <table:table-row table:style-name="ro1">
          <table:table-cell office:value-type="float" office:value="20.334778" table:style-name="ce1">
            <text:p>20.334778</text:p>
          </table:table-cell>
          <table:table-cell office:value-type="float" office:value="55.421036999999998" table:style-name="ce1">
            <text:p>55.421037</text:p>
          </table:table-cell>
          <table:table-cell table:number-columns-repeated="16382"/>
        </table:table-row>
        <table:table-row table:style-name="ro1">
          <table:table-cell office:value-type="float" office:value="58.749958999999997" table:style-name="ce1">
            <text:p>58.749959</text:p>
          </table:table-cell>
          <table:table-cell office:value-type="float" office:value="40.232377999999997" table:style-name="ce1">
            <text:p>40.232378</text:p>
          </table:table-cell>
          <table:table-cell table:number-columns-repeated="16382"/>
        </table:table-row>
        <table:table-row table:style-name="ro1">
          <table:table-cell office:value-type="float" office:value="30.510634" table:style-name="ce1">
            <text:p>30.510634</text:p>
          </table:table-cell>
          <table:table-cell office:value-type="float" office:value="4.6275389999999996" table:style-name="ce1">
            <text:p>4.627539</text:p>
          </table:table-cell>
          <table:table-cell table:number-columns-repeated="16382"/>
        </table:table-row>
        <table:table-row table:style-name="ro1">
          <table:table-cell office:value-type="float" office:value="61.581592000000001" table:style-name="ce1">
            <text:p>61.581592</text:p>
          </table:table-cell>
          <table:table-cell office:value-type="float" office:value="60.664923999999999" table:style-name="ce1">
            <text:p>60.664924</text:p>
          </table:table-cell>
          <table:table-cell table:number-columns-repeated="16382"/>
        </table:table-row>
        <table:table-row table:style-name="ro1">
          <table:table-cell office:value-type="float" office:value="29.589891000000001" table:style-name="ce1">
            <text:p>29.589891</text:p>
          </table:table-cell>
          <table:table-cell office:value-type="float" office:value="42.590935999999999" table:style-name="ce1">
            <text:p>42.590936</text:p>
          </table:table-cell>
          <table:table-cell table:number-columns-repeated="16382"/>
        </table:table-row>
        <table:table-row table:style-name="ro1">
          <table:table-cell office:value-type="float" office:value="25.941903" table:style-name="ce1">
            <text:p>25.941903</text:p>
          </table:table-cell>
          <table:table-cell office:value-type="float" office:value="24.678449000000001" table:style-name="ce1">
            <text:p>24.678449</text:p>
          </table:table-cell>
          <table:table-cell table:number-columns-repeated="16382"/>
        </table:table-row>
        <table:table-row table:style-name="ro1">
          <table:table-cell office:value-type="float" office:value="33.014918000000002" table:style-name="ce1">
            <text:p>33.014918</text:p>
          </table:table-cell>
          <table:table-cell office:value-type="float" office:value="56.272399999999998" table:style-name="ce1">
            <text:p>56.2724</text:p>
          </table:table-cell>
          <table:table-cell table:number-columns-repeated="16382"/>
        </table:table-row>
        <table:table-row table:style-name="ro1">
          <table:table-cell office:value-type="float" office:value="62.569595" table:style-name="ce1">
            <text:p>62.569595</text:p>
          </table:table-cell>
          <table:table-cell office:value-type="float" office:value="62.779775000000001" table:style-name="ce1">
            <text:p>62.779775</text:p>
          </table:table-cell>
          <table:table-cell table:number-columns-repeated="16382"/>
        </table:table-row>
        <table:table-row table:style-name="ro1">
          <table:table-cell office:value-type="float" office:value="41.497745999999999" table:style-name="ce1">
            <text:p>41.497746</text:p>
          </table:table-cell>
          <table:table-cell office:value-type="float" office:value="14.952403" table:style-name="ce1">
            <text:p>14.952403</text:p>
          </table:table-cell>
          <table:table-cell table:number-columns-repeated="16382"/>
        </table:table-row>
        <table:table-row table:style-name="ro1">
          <table:table-cell office:value-type="float" office:value="56.541158000000003" table:style-name="ce1">
            <text:p>56.541158</text:p>
          </table:table-cell>
          <table:table-cell office:value-type="float" office:value="50.461095" table:style-name="ce1">
            <text:p>50.461095</text:p>
          </table:table-cell>
          <table:table-cell table:number-columns-repeated="16382"/>
        </table:table-row>
        <table:table-row table:style-name="ro1">
          <table:table-cell office:value-type="float" office:value="19.840402999999998" table:style-name="ce1">
            <text:p>19.840403</text:p>
          </table:table-cell>
          <table:table-cell office:value-type="float" office:value="44.201093999999998" table:style-name="ce1">
            <text:p>44.201094</text:p>
          </table:table-cell>
          <table:table-cell table:number-columns-repeated="16382"/>
        </table:table-row>
        <table:table-row table:style-name="ro1">
          <table:table-cell office:value-type="float" office:value="24.068836999999998" table:style-name="ce1">
            <text:p>24.068837</text:p>
          </table:table-cell>
          <table:table-cell office:value-type="float" office:value="35.312320999999997" table:style-name="ce1">
            <text:p>35.312321</text:p>
          </table:table-cell>
          <table:table-cell table:number-columns-repeated="16382"/>
        </table:table-row>
        <table:table-row table:style-name="ro1">
          <table:table-cell office:value-type="float" office:value="49.794846999999997" table:style-name="ce1">
            <text:p>49.794847</text:p>
          </table:table-cell>
          <table:table-cell office:value-type="float" office:value="27.151318" table:style-name="ce1">
            <text:p>27.151318</text:p>
          </table:table-cell>
          <table:table-cell table:number-columns-repeated="16382"/>
        </table:table-row>
        <table:table-row table:style-name="ro1">
          <table:table-cell office:value-type="float" office:value="35.298732000000001" table:style-name="ce1">
            <text:p>35.298732</text:p>
          </table:table-cell>
          <table:table-cell office:value-type="float" office:value="16.282377" table:style-name="ce1">
            <text:p>16.282377</text:p>
          </table:table-cell>
          <table:table-cell table:number-columns-repeated="16382"/>
        </table:table-row>
        <table:table-row table:style-name="ro1">
          <table:table-cell office:value-type="float" office:value="53.102719999999998" table:style-name="ce1">
            <text:p>53.10272</text:p>
          </table:table-cell>
          <table:table-cell office:value-type="float" office:value="30.732120999999999" table:style-name="ce1">
            <text:p>30.732121</text:p>
          </table:table-cell>
          <table:table-cell table:number-columns-repeated="16382"/>
        </table:table-row>
        <table:table-row table:style-name="ro1">
          <table:table-cell office:value-type="float" office:value="0.28843299999999999" table:style-name="ce1">
            <text:p>0.288433</text:p>
          </table:table-cell>
          <table:table-cell office:value-type="float" office:value="27.869271999999999" table:style-name="ce1">
            <text:p>27.869272</text:p>
          </table:table-cell>
          <table:table-cell table:number-columns-repeated="16382"/>
        </table:table-row>
        <table:table-row table:style-name="ro1">
          <table:table-cell office:value-type="float" office:value="37.997214999999997" table:style-name="ce1">
            <text:p>37.997215</text:p>
          </table:table-cell>
          <table:table-cell office:value-type="float" office:value="11.242806" table:style-name="ce1">
            <text:p>11.242806</text:p>
          </table:table-cell>
          <table:table-cell table:number-columns-repeated="16382"/>
        </table:table-row>
        <table:table-row table:style-name="ro1">
          <table:table-cell office:value-type="float" office:value="61.511643999999997" table:style-name="ce1">
            <text:p>61.511644</text:p>
          </table:table-cell>
          <table:table-cell office:value-type="float" office:value="17.919993000000002" table:style-name="ce1">
            <text:p>17.919993</text:p>
          </table:table-cell>
          <table:table-cell table:number-columns-repeated="16382"/>
        </table:table-row>
        <table:table-row table:style-name="ro1">
          <table:table-cell office:value-type="float" office:value="57.237389" table:style-name="ce1">
            <text:p>57.237389</text:p>
          </table:table-cell>
          <table:table-cell office:value-type="float" office:value="9.5430200000000003" table:style-name="ce1">
            <text:p>9.54302</text:p>
          </table:table-cell>
          <table:table-cell table:number-columns-repeated="16382"/>
        </table:table-row>
        <table:table-row table:style-name="ro1">
          <table:table-cell office:value-type="float" office:value="12.275281" table:style-name="ce1">
            <text:p>12.275281</text:p>
          </table:table-cell>
          <table:table-cell office:value-type="float" office:value="11.849712" table:style-name="ce1">
            <text:p>11.849712</text:p>
          </table:table-cell>
          <table:table-cell table:number-columns-repeated="16382"/>
        </table:table-row>
        <table:table-row table:style-name="ro1">
          <table:table-cell office:value-type="float" office:value="12.716150000000001" table:style-name="ce1">
            <text:p>12.71615</text:p>
          </table:table-cell>
          <table:table-cell office:value-type="float" office:value="10.096047" table:style-name="ce1">
            <text:p>10.096047</text:p>
          </table:table-cell>
          <table:table-cell table:number-columns-repeated="16382"/>
        </table:table-row>
        <table:table-row table:style-name="ro1">
          <table:table-cell office:value-type="float" office:value="59.236919999999998" table:style-name="ce1">
            <text:p>59.23692</text:p>
          </table:table-cell>
          <table:table-cell office:value-type="float" office:value="62.763779999999997" table:style-name="ce1">
            <text:p>62.76378</text:p>
          </table:table-cell>
          <table:table-cell table:number-columns-repeated="16382"/>
        </table:table-row>
        <table:table-row table:style-name="ro1">
          <table:table-cell office:value-type="float" office:value="61.861559999999997" table:style-name="ce1">
            <text:p>61.86156</text:p>
          </table:table-cell>
          <table:table-cell office:value-type="float" office:value="62.147432000000002" table:style-name="ce1">
            <text:p>62.147432</text:p>
          </table:table-cell>
          <table:table-cell table:number-columns-repeated="16382"/>
        </table:table-row>
        <table:table-row table:style-name="ro1">
          <table:table-cell office:value-type="float" office:value="37.580590999999998" table:style-name="ce1">
            <text:p>37.580591</text:p>
          </table:table-cell>
          <table:table-cell office:value-type="float" office:value="11.390343" table:style-name="ce1">
            <text:p>11.390343</text:p>
          </table:table-cell>
          <table:table-cell table:number-columns-repeated="16382"/>
        </table:table-row>
        <table:table-row table:style-name="ro1">
          <table:table-cell office:value-type="float" office:value="29.181739" table:style-name="ce1">
            <text:p>29.181739</text:p>
          </table:table-cell>
          <table:table-cell office:value-type="float" office:value="7.927295" table:style-name="ce1">
            <text:p>7.927295</text:p>
          </table:table-cell>
          <table:table-cell table:number-columns-repeated="16382"/>
        </table:table-row>
        <table:table-row table:style-name="ro1">
          <table:table-cell office:value-type="float" office:value="60.488261999999999" table:style-name="ce1">
            <text:p>60.488262</text:p>
          </table:table-cell>
          <table:table-cell office:value-type="float" office:value="3.306092" table:style-name="ce1">
            <text:p>3.306092</text:p>
          </table:table-cell>
          <table:table-cell table:number-columns-repeated="16382"/>
        </table:table-row>
        <table:table-row table:style-name="ro1">
          <table:table-cell office:value-type="float" office:value="16.732005000000001" table:style-name="ce1">
            <text:p>16.732005</text:p>
          </table:table-cell>
          <table:table-cell office:value-type="float" office:value="31.200220000000002" table:style-name="ce1">
            <text:p>31.20022</text:p>
          </table:table-cell>
          <table:table-cell table:number-columns-repeated="16382"/>
        </table:table-row>
        <table:table-row table:style-name="ro1">
          <table:table-cell office:value-type="float" office:value="31.630655000000001" table:style-name="ce1">
            <text:p>31.630655</text:p>
          </table:table-cell>
          <table:table-cell office:value-type="float" office:value="4.9627829999999999" table:style-name="ce1">
            <text:p>4.962783</text:p>
          </table:table-cell>
          <table:table-cell table:number-columns-repeated="16382"/>
        </table:table-row>
        <table:table-row table:style-name="ro1">
          <table:table-cell office:value-type="float" office:value="34.604671000000003" table:style-name="ce1">
            <text:p>34.604671</text:p>
          </table:table-cell>
          <table:table-cell office:value-type="float" office:value="8.0735670000000006" table:style-name="ce1">
            <text:p>8.073567</text:p>
          </table:table-cell>
          <table:table-cell table:number-columns-repeated="16382"/>
        </table:table-row>
        <table:table-row table:style-name="ro1">
          <table:table-cell office:value-type="float" office:value="62.173684000000002" table:style-name="ce1">
            <text:p>62.173684</text:p>
          </table:table-cell>
          <table:table-cell office:value-type="float" office:value="61.059587000000001" table:style-name="ce1">
            <text:p>61.059587</text:p>
          </table:table-cell>
          <table:table-cell table:number-columns-repeated="16382"/>
        </table:table-row>
        <table:table-row table:style-name="ro1">
          <table:table-cell office:value-type="float" office:value="60.433863000000002" table:style-name="ce1">
            <text:p>60.433863</text:p>
          </table:table-cell>
          <table:table-cell office:value-type="float" office:value="62.639470000000003" table:style-name="ce1">
            <text:p>62.63947</text:p>
          </table:table-cell>
          <table:table-cell table:number-columns-repeated="16382"/>
        </table:table-row>
        <table:table-row table:style-name="ro1">
          <table:table-cell office:value-type="float" office:value="36.482869999999998" table:style-name="ce1">
            <text:p>36.48287</text:p>
          </table:table-cell>
          <table:table-cell office:value-type="float" office:value="16.223932000000001" table:style-name="ce1">
            <text:p>16.223932</text:p>
          </table:table-cell>
          <table:table-cell table:number-columns-repeated="16382"/>
        </table:table-row>
        <table:table-row table:style-name="ro1">
          <table:table-cell office:value-type="float" office:value="37.458205" table:style-name="ce1">
            <text:p>37.458205</text:p>
          </table:table-cell>
          <table:table-cell office:value-type="float" office:value="11.841383" table:style-name="ce1">
            <text:p>11.841383</text:p>
          </table:table-cell>
          <table:table-cell table:number-columns-repeated="16382"/>
        </table:table-row>
        <table:table-row table:style-name="ro1">
          <table:table-cell office:value-type="float" office:value="31.746196000000001" table:style-name="ce1">
            <text:p>31.746196</text:p>
          </table:table-cell>
          <table:table-cell office:value-type="float" office:value="9.0208519999999996" table:style-name="ce1">
            <text:p>9.020852</text:p>
          </table:table-cell>
          <table:table-cell table:number-columns-repeated="16382"/>
        </table:table-row>
        <table:table-row table:style-name="ro1">
          <table:table-cell office:value-type="float" office:value="0.36219899999999999" table:style-name="ce1">
            <text:p>0.362199</text:p>
          </table:table-cell>
          <table:table-cell office:value-type="float" office:value="0.86166299999999996" table:style-name="ce1">
            <text:p>0.861663</text:p>
          </table:table-cell>
          <table:table-cell table:number-columns-repeated="16382"/>
        </table:table-row>
        <table:table-row table:style-name="ro1">
          <table:table-cell office:value-type="float" office:value="6.0331140000000003" table:style-name="ce1">
            <text:p>6.033114</text:p>
          </table:table-cell>
          <table:table-cell office:value-type="float" office:value="45.928511999999998" table:style-name="ce1">
            <text:p>45.928512</text:p>
          </table:table-cell>
          <table:table-cell table:number-columns-repeated="16382"/>
        </table:table-row>
        <table:table-row table:style-name="ro1">
          <table:table-cell office:value-type="float" office:value="55.054760000000002" table:style-name="ce1">
            <text:p>55.05476</text:p>
          </table:table-cell>
          <table:table-cell office:value-type="float" office:value="60.906739000000002" table:style-name="ce1">
            <text:p>60.906739</text:p>
          </table:table-cell>
          <table:table-cell table:number-columns-repeated="16382"/>
        </table:table-row>
        <table:table-row table:style-name="ro1">
          <table:table-cell office:value-type="float" office:value="36.916421" table:style-name="ce1">
            <text:p>36.916421</text:p>
          </table:table-cell>
          <table:table-cell office:value-type="float" office:value="13.61543" table:style-name="ce1">
            <text:p>13.61543</text:p>
          </table:table-cell>
          <table:table-cell table:number-columns-repeated="16382"/>
        </table:table-row>
        <table:table-row table:style-name="ro1">
          <table:table-cell office:value-type="float" office:value="23.298148999999999" table:style-name="ce1">
            <text:p>23.298149</text:p>
          </table:table-cell>
          <table:table-cell office:value-type="float" office:value="10.822303" table:style-name="ce1">
            <text:p>10.822303</text:p>
          </table:table-cell>
          <table:table-cell table:number-columns-repeated="16382"/>
        </table:table-row>
        <table:table-row table:style-name="ro1">
          <table:table-cell office:value-type="float" office:value="22.098139" table:style-name="ce1">
            <text:p>22.098139</text:p>
          </table:table-cell>
          <table:table-cell office:value-type="float" office:value="53.642423999999998" table:style-name="ce1">
            <text:p>53.642424</text:p>
          </table:table-cell>
          <table:table-cell table:number-columns-repeated="16382"/>
        </table:table-row>
        <table:table-row table:style-name="ro1">
          <table:table-cell office:value-type="float" office:value="42.424275999999999" table:style-name="ce1">
            <text:p>42.424276</text:p>
          </table:table-cell>
          <table:table-cell office:value-type="float" office:value="6.7624180000000003" table:style-name="ce1">
            <text:p>6.762418</text:p>
          </table:table-cell>
          <table:table-cell table:number-columns-repeated="16382"/>
        </table:table-row>
        <table:table-row table:style-name="ro1">
          <table:table-cell office:value-type="float" office:value="20.174171000000001" table:style-name="ce1">
            <text:p>20.174171</text:p>
          </table:table-cell>
          <table:table-cell office:value-type="float" office:value="24.485870999999999" table:style-name="ce1">
            <text:p>24.485871</text:p>
          </table:table-cell>
          <table:table-cell table:number-columns-repeated="16382"/>
        </table:table-row>
        <table:table-row table:style-name="ro1">
          <table:table-cell office:value-type="float" office:value="34.411380999999999" table:style-name="ce1">
            <text:p>34.411381</text:p>
          </table:table-cell>
          <table:table-cell office:value-type="float" office:value="8.4041960000000007" table:style-name="ce1">
            <text:p>8.404196</text:p>
          </table:table-cell>
          <table:table-cell table:number-columns-repeated="16382"/>
        </table:table-row>
        <table:table-row table:style-name="ro1">
          <table:table-cell office:value-type="float" office:value="58.019342999999999" table:style-name="ce1">
            <text:p>58.019343</text:p>
          </table:table-cell>
          <table:table-cell office:value-type="float" office:value="61.852691" table:style-name="ce1">
            <text:p>61.852691</text:p>
          </table:table-cell>
          <table:table-cell table:number-columns-repeated="16382"/>
        </table:table-row>
        <table:table-row table:style-name="ro1">
          <table:table-cell office:value-type="float" office:value="37.718175000000002" table:style-name="ce1">
            <text:p>37.718175</text:p>
          </table:table-cell>
          <table:table-cell office:value-type="float" office:value="7.8932270000000004" table:style-name="ce1">
            <text:p>7.893227</text:p>
          </table:table-cell>
          <table:table-cell table:number-columns-repeated="16382"/>
        </table:table-row>
        <table:table-row table:style-name="ro1">
          <table:table-cell office:value-type="float" office:value="26.892643" table:style-name="ce1">
            <text:p>26.892643</text:p>
          </table:table-cell>
          <table:table-cell office:value-type="float" office:value="7.3605580000000002" table:style-name="ce1">
            <text:p>7.360558</text:p>
          </table:table-cell>
          <table:table-cell table:number-columns-repeated="16382"/>
        </table:table-row>
        <table:table-row table:style-name="ro1">
          <table:table-cell office:value-type="float" office:value="33.871465000000001" table:style-name="ce1">
            <text:p>33.871465</text:p>
          </table:table-cell>
          <table:table-cell office:value-type="float" office:value="10.494657" table:style-name="ce1">
            <text:p>10.494657</text:p>
          </table:table-cell>
          <table:table-cell table:number-columns-repeated="16382"/>
        </table:table-row>
        <table:table-row table:style-name="ro1">
          <table:table-cell office:value-type="float" office:value="28.311198999999998" table:style-name="ce1">
            <text:p>28.311199</text:p>
          </table:table-cell>
          <table:table-cell office:value-type="float" office:value="7.0660270000000001" table:style-name="ce1">
            <text:p>7.066027</text:p>
          </table:table-cell>
          <table:table-cell table:number-columns-repeated="16382"/>
        </table:table-row>
        <table:table-row table:style-name="ro1">
          <table:table-cell office:value-type="float" office:value="40.782964" table:style-name="ce1">
            <text:p>40.782964</text:p>
          </table:table-cell>
          <table:table-cell office:value-type="float" office:value="52.995927999999999" table:style-name="ce1">
            <text:p>52.995928</text:p>
          </table:table-cell>
          <table:table-cell table:number-columns-repeated="16382"/>
        </table:table-row>
        <table:table-row table:style-name="ro1">
          <table:table-cell office:value-type="float" office:value="50.213372999999997" table:style-name="ce1">
            <text:p>50.213373</text:p>
          </table:table-cell>
          <table:table-cell office:value-type="float" office:value="1.618269" table:style-name="ce1">
            <text:p>1.618269</text:p>
          </table:table-cell>
          <table:table-cell table:number-columns-repeated="16382"/>
        </table:table-row>
        <table:table-row table:style-name="ro1">
          <table:table-cell office:value-type="float" office:value="61.466510999999997" table:style-name="ce1">
            <text:p>61.466511</text:p>
          </table:table-cell>
          <table:table-cell office:value-type="float" office:value="61.028509" table:style-name="ce1">
            <text:p>61.028509</text:p>
          </table:table-cell>
          <table:table-cell table:number-columns-repeated="16382"/>
        </table:table-row>
        <table:table-row table:style-name="ro1">
          <table:table-cell office:value-type="float" office:value="33.246927999999997" table:style-name="ce1">
            <text:p>33.246928</text:p>
          </table:table-cell>
          <table:table-cell office:value-type="float" office:value="37.811754999999998" table:style-name="ce1">
            <text:p>37.811755</text:p>
          </table:table-cell>
          <table:table-cell table:number-columns-repeated="16382"/>
        </table:table-row>
        <table:table-row table:style-name="ro1">
          <table:table-cell office:value-type="float" office:value="37.170920000000002" table:style-name="ce1">
            <text:p>37.17092</text:p>
          </table:table-cell>
          <table:table-cell office:value-type="float" office:value="13.085542" table:style-name="ce1">
            <text:p>13.085542</text:p>
          </table:table-cell>
          <table:table-cell table:number-columns-repeated="16382"/>
        </table:table-row>
        <table:table-row table:style-name="ro1">
          <table:table-cell office:value-type="float" office:value="16.3795" table:style-name="ce1">
            <text:p>16.3795</text:p>
          </table:table-cell>
          <table:table-cell office:value-type="float" office:value="15.845245999999999" table:style-name="ce1">
            <text:p>15.845246</text:p>
          </table:table-cell>
          <table:table-cell table:number-columns-repeated="16382"/>
        </table:table-row>
        <table:table-row table:style-name="ro1">
          <table:table-cell office:value-type="float" office:value="40.392856000000002" table:style-name="ce1">
            <text:p>40.392856</text:p>
          </table:table-cell>
          <table:table-cell office:value-type="float" office:value="31.550464000000002" table:style-name="ce1">
            <text:p>31.550464</text:p>
          </table:table-cell>
          <table:table-cell table:number-columns-repeated="16382"/>
        </table:table-row>
        <table:table-row table:style-name="ro1">
          <table:table-cell office:value-type="float" office:value="24.106294999999999" table:style-name="ce1">
            <text:p>24.106295</text:p>
          </table:table-cell>
          <table:table-cell office:value-type="float" office:value="59.185555000000001" table:style-name="ce1">
            <text:p>59.185555</text:p>
          </table:table-cell>
          <table:table-cell table:number-columns-repeated="16382"/>
        </table:table-row>
        <table:table-row table:style-name="ro1">
          <table:table-cell office:value-type="float" office:value="37.562443999999999" table:style-name="ce1">
            <text:p>37.562444</text:p>
          </table:table-cell>
          <table:table-cell office:value-type="float" office:value="12.017256" table:style-name="ce1">
            <text:p>12.017256</text:p>
          </table:table-cell>
          <table:table-cell table:number-columns-repeated="16382"/>
        </table:table-row>
        <table:table-row table:style-name="ro1">
          <table:table-cell office:value-type="float" office:value="32.317169999999997" table:style-name="ce1">
            <text:p>32.31717</text:p>
          </table:table-cell>
          <table:table-cell office:value-type="float" office:value="4.8863940000000001" table:style-name="ce1">
            <text:p>4.886394</text:p>
          </table:table-cell>
          <table:table-cell table:number-columns-repeated="16382"/>
        </table:table-row>
        <table:table-row table:style-name="ro1">
          <table:table-cell office:value-type="float" office:value="32.629587999999998" table:style-name="ce1">
            <text:p>32.629588</text:p>
          </table:table-cell>
          <table:table-cell office:value-type="float" office:value="4.468566" table:style-name="ce1">
            <text:p>4.468566</text:p>
          </table:table-cell>
          <table:table-cell table:number-columns-repeated="16382"/>
        </table:table-row>
        <table:table-row table:style-name="ro1">
          <table:table-cell office:value-type="float" office:value="32.212524000000002" table:style-name="ce1">
            <text:p>32.212524</text:p>
          </table:table-cell>
          <table:table-cell office:value-type="float" office:value="7.4169720000000003" table:style-name="ce1">
            <text:p>7.416972</text:p>
          </table:table-cell>
          <table:table-cell table:number-columns-repeated="16382"/>
        </table:table-row>
        <table:table-row table:style-name="ro1">
          <table:table-cell office:value-type="float" office:value="29.930513999999999" table:style-name="ce1">
            <text:p>29.930514</text:p>
          </table:table-cell>
          <table:table-cell office:value-type="float" office:value="8.5405709999999999" table:style-name="ce1">
            <text:p>8.540571</text:p>
          </table:table-cell>
          <table:table-cell table:number-columns-repeated="16382"/>
        </table:table-row>
        <table:table-row table:style-name="ro1">
          <table:table-cell office:value-type="float" office:value="61.334667000000003" table:style-name="ce1">
            <text:p>61.334667</text:p>
          </table:table-cell>
          <table:table-cell office:value-type="float" office:value="20.911242000000001" table:style-name="ce1">
            <text:p>20.911242</text:p>
          </table:table-cell>
          <table:table-cell table:number-columns-repeated="16382"/>
        </table:table-row>
        <table:table-row table:style-name="ro1">
          <table:table-cell office:value-type="float" office:value="62.161214999999999" table:style-name="ce1">
            <text:p>62.161215</text:p>
          </table:table-cell>
          <table:table-cell office:value-type="float" office:value="15.22513" table:style-name="ce1">
            <text:p>15.22513</text:p>
          </table:table-cell>
          <table:table-cell table:number-columns-repeated="16382"/>
        </table:table-row>
        <table:table-row table:style-name="ro1">
          <table:table-cell office:value-type="float" office:value="29.999616" table:style-name="ce1">
            <text:p>29.999616</text:p>
          </table:table-cell>
          <table:table-cell office:value-type="float" office:value="5.6323740000000004" table:style-name="ce1">
            <text:p>5.632374</text:p>
          </table:table-cell>
          <table:table-cell table:number-columns-repeated="16382"/>
        </table:table-row>
        <table:table-row table:style-name="ro1">
          <table:table-cell office:value-type="float" office:value="4.0413480000000002" table:style-name="ce1">
            <text:p>4.041348</text:p>
          </table:table-cell>
          <table:table-cell office:value-type="float" office:value="41.630209999999998" table:style-name="ce1">
            <text:p>41.63021</text:p>
          </table:table-cell>
          <table:table-cell table:number-columns-repeated="16382"/>
        </table:table-row>
        <table:table-row table:style-name="ro1">
          <table:table-cell office:value-type="float" office:value="22.271317" table:style-name="ce1">
            <text:p>22.271317</text:p>
          </table:table-cell>
          <table:table-cell office:value-type="float" office:value="0.46979599999999999" table:style-name="ce1">
            <text:p>0.469796</text:p>
          </table:table-cell>
          <table:table-cell table:number-columns-repeated="16382"/>
        </table:table-row>
        <table:table-row table:style-name="ro1">
          <table:table-cell office:value-type="float" office:value="33.529349000000003" table:style-name="ce1">
            <text:p>33.529349</text:p>
          </table:table-cell>
          <table:table-cell office:value-type="float" office:value="27.764341000000002" table:style-name="ce1">
            <text:p>27.764341</text:p>
          </table:table-cell>
          <table:table-cell table:number-columns-repeated="16382"/>
        </table:table-row>
        <table:table-row table:style-name="ro1">
          <table:table-cell office:value-type="float" office:value="1.9462E-2" table:style-name="ce1">
            <text:p>0.019462</text:p>
          </table:table-cell>
          <table:table-cell office:value-type="float" office:value="60.812702000000002" table:style-name="ce1">
            <text:p>60.812702</text:p>
          </table:table-cell>
          <table:table-cell table:number-columns-repeated="16382"/>
        </table:table-row>
        <table:table-row table:style-name="ro1">
          <table:table-cell office:value-type="float" office:value="59.144131999999999" table:style-name="ce1">
            <text:p>59.144132</text:p>
          </table:table-cell>
          <table:table-cell office:value-type="float" office:value="8.5833000000000007E-2" table:style-name="ce1">
            <text:p>0.085833</text:p>
          </table:table-cell>
          <table:table-cell table:number-columns-repeated="16382"/>
        </table:table-row>
        <table:table-row table:style-name="ro1">
          <table:table-cell office:value-type="float" office:value="37.404466999999997" table:style-name="ce1">
            <text:p>37.404467</text:p>
          </table:table-cell>
          <table:table-cell office:value-type="float" office:value="10.016892" table:style-name="ce1">
            <text:p>10.016892</text:p>
          </table:table-cell>
          <table:table-cell table:number-columns-repeated="16382"/>
        </table:table-row>
        <table:table-row table:style-name="ro1">
          <table:table-cell office:value-type="float" office:value="60.996831999999998" table:style-name="ce1">
            <text:p>60.996832</text:p>
          </table:table-cell>
          <table:table-cell office:value-type="float" office:value="60.994663000000003" table:style-name="ce1">
            <text:p>60.994663</text:p>
          </table:table-cell>
          <table:table-cell table:number-columns-repeated="16382"/>
        </table:table-row>
        <table:table-row table:style-name="ro1">
          <table:table-cell office:value-type="float" office:value="48.279266" table:style-name="ce1">
            <text:p>48.279266</text:p>
          </table:table-cell>
          <table:table-cell office:value-type="float" office:value="27.831817000000001" table:style-name="ce1">
            <text:p>27.831817</text:p>
          </table:table-cell>
          <table:table-cell table:number-columns-repeated="16382"/>
        </table:table-row>
        <table:table-row table:style-name="ro1">
          <table:table-cell office:value-type="float" office:value="37.612251999999998" table:style-name="ce1">
            <text:p>37.612252</text:p>
          </table:table-cell>
          <table:table-cell office:value-type="float" office:value="22.030187999999999" table:style-name="ce1">
            <text:p>22.030188</text:p>
          </table:table-cell>
          <table:table-cell table:number-columns-repeated="16382"/>
        </table:table-row>
        <table:table-row table:style-name="ro1">
          <table:table-cell office:value-type="float" office:value="61.574160999999997" table:style-name="ce1">
            <text:p>61.574161</text:p>
          </table:table-cell>
          <table:table-cell office:value-type="float" office:value="2.4359519999999999" table:style-name="ce1">
            <text:p>2.435952</text:p>
          </table:table-cell>
          <table:table-cell table:number-columns-repeated="16382"/>
        </table:table-row>
        <table:table-row table:style-name="ro1">
          <table:table-cell office:value-type="float" office:value="29.714464" table:style-name="ce1">
            <text:p>29.714464</text:p>
          </table:table-cell>
          <table:table-cell office:value-type="float" office:value="5.2015789999999997" table:style-name="ce1">
            <text:p>5.201579</text:p>
          </table:table-cell>
          <table:table-cell table:number-columns-repeated="16382"/>
        </table:table-row>
        <table:table-row table:style-name="ro1">
          <table:table-cell office:value-type="float" office:value="36.577407999999998" table:style-name="ce1">
            <text:p>36.577408</text:p>
          </table:table-cell>
          <table:table-cell office:value-type="float" office:value="10.212669999999999" table:style-name="ce1">
            <text:p>10.21267</text:p>
          </table:table-cell>
          <table:table-cell table:number-columns-repeated="16382"/>
        </table:table-row>
        <table:table-row table:style-name="ro1">
          <table:table-cell office:value-type="float" office:value="2.278025" table:style-name="ce1">
            <text:p>2.278025</text:p>
          </table:table-cell>
          <table:table-cell office:value-type="float" office:value="6.3801779999999999" table:style-name="ce1">
            <text:p>6.380178</text:p>
          </table:table-cell>
          <table:table-cell table:number-columns-repeated="16382"/>
        </table:table-row>
        <table:table-row table:style-name="ro1">
          <table:table-cell office:value-type="float" office:value="61.124293000000002" table:style-name="ce1">
            <text:p>61.124293</text:p>
          </table:table-cell>
          <table:table-cell office:value-type="float" office:value="61.371018999999997" table:style-name="ce1">
            <text:p>61.371019</text:p>
          </table:table-cell>
          <table:table-cell table:number-columns-repeated="16382"/>
        </table:table-row>
        <table:table-row table:style-name="ro1">
          <table:table-cell office:value-type="float" office:value="6.7969559999999998" table:style-name="ce1">
            <text:p>6.796956</text:p>
          </table:table-cell>
          <table:table-cell office:value-type="float" office:value="8.7078710000000008" table:style-name="ce1">
            <text:p>8.707871</text:p>
          </table:table-cell>
          <table:table-cell table:number-columns-repeated="16382"/>
        </table:table-row>
        <table:table-row table:style-name="ro1">
          <table:table-cell office:value-type="float" office:value="14.443142" table:style-name="ce1">
            <text:p>14.443142</text:p>
          </table:table-cell>
          <table:table-cell office:value-type="float" office:value="32.167031999999999" table:style-name="ce1">
            <text:p>32.167032</text:p>
          </table:table-cell>
          <table:table-cell table:number-columns-repeated="16382"/>
        </table:table-row>
        <table:table-row table:style-name="ro1">
          <table:table-cell office:value-type="float" office:value="38.213977999999997" table:style-name="ce1">
            <text:p>38.213978</text:p>
          </table:table-cell>
          <table:table-cell office:value-type="float" office:value="16.008741000000001" table:style-name="ce1">
            <text:p>16.008741</text:p>
          </table:table-cell>
          <table:table-cell table:number-columns-repeated="16382"/>
        </table:table-row>
        <table:table-row table:style-name="ro1">
          <table:table-cell office:value-type="float" office:value="38.860447999999998" table:style-name="ce1">
            <text:p>38.860448</text:p>
          </table:table-cell>
          <table:table-cell office:value-type="float" office:value="55.905926999999998" table:style-name="ce1">
            <text:p>55.905927</text:p>
          </table:table-cell>
          <table:table-cell table:number-columns-repeated="16382"/>
        </table:table-row>
        <table:table-row table:style-name="ro1">
          <table:table-cell office:value-type="float" office:value="60.611257999999999" table:style-name="ce1">
            <text:p>60.611258</text:p>
          </table:table-cell>
          <table:table-cell office:value-type="float" office:value="2.2082570000000001" table:style-name="ce1">
            <text:p>2.208257</text:p>
          </table:table-cell>
          <table:table-cell table:number-columns-repeated="16382"/>
        </table:table-row>
        <table:table-row table:style-name="ro1">
          <table:table-cell office:value-type="float" office:value="39.565986000000002" table:style-name="ce1">
            <text:p>39.565986</text:p>
          </table:table-cell>
          <table:table-cell office:value-type="float" office:value="13.401425" table:style-name="ce1">
            <text:p>13.401425</text:p>
          </table:table-cell>
          <table:table-cell table:number-columns-repeated="16382"/>
        </table:table-row>
        <table:table-row table:style-name="ro1">
          <table:table-cell office:value-type="float" office:value="18.531161000000001" table:style-name="ce1">
            <text:p>18.531161</text:p>
          </table:table-cell>
          <table:table-cell office:value-type="float" office:value="26.754228000000001" table:style-name="ce1">
            <text:p>26.754228</text:p>
          </table:table-cell>
          <table:table-cell table:number-columns-repeated="16382"/>
        </table:table-row>
        <table:table-row table:style-name="ro1">
          <table:table-cell office:value-type="float" office:value="49.904659000000002" table:style-name="ce1">
            <text:p>49.904659</text:p>
          </table:table-cell>
          <table:table-cell office:value-type="float" office:value="39.395968000000003" table:style-name="ce1">
            <text:p>39.395968</text:p>
          </table:table-cell>
          <table:table-cell table:number-columns-repeated="16382"/>
        </table:table-row>
        <table:table-row table:style-name="ro1">
          <table:table-cell office:value-type="float" office:value="58.299415000000003" table:style-name="ce1">
            <text:p>58.299415</text:p>
          </table:table-cell>
          <table:table-cell office:value-type="float" office:value="1.986108" table:style-name="ce1">
            <text:p>1.986108</text:p>
          </table:table-cell>
          <table:table-cell table:number-columns-repeated="16382"/>
        </table:table-row>
        <table:table-row table:style-name="ro1">
          <table:table-cell office:value-type="float" office:value="37.722693" table:style-name="ce1">
            <text:p>37.722693</text:p>
          </table:table-cell>
          <table:table-cell office:value-type="float" office:value="10.330927000000001" table:style-name="ce1">
            <text:p>10.330927</text:p>
          </table:table-cell>
          <table:table-cell table:number-columns-repeated="16382"/>
        </table:table-row>
        <table:table-row table:style-name="ro1">
          <table:table-cell office:value-type="float" office:value="33.628590000000003" table:style-name="ce1">
            <text:p>33.62859</text:p>
          </table:table-cell>
          <table:table-cell office:value-type="float" office:value="4.3052440000000001" table:style-name="ce1">
            <text:p>4.305244</text:p>
          </table:table-cell>
          <table:table-cell table:number-columns-repeated="16382"/>
        </table:table-row>
        <table:table-row table:style-name="ro1">
          <table:table-cell office:value-type="float" office:value="2.893974" table:style-name="ce1">
            <text:p>2.893974</text:p>
          </table:table-cell>
          <table:table-cell office:value-type="float" office:value="52.977004999999998" table:style-name="ce1">
            <text:p>52.977005</text:p>
          </table:table-cell>
          <table:table-cell table:number-columns-repeated="16382"/>
        </table:table-row>
        <table:table-row table:style-name="ro1">
          <table:table-cell office:value-type="float" office:value="31.373131000000001" table:style-name="ce1">
            <text:p>31.373131</text:p>
          </table:table-cell>
          <table:table-cell office:value-type="float" office:value="5.8437210000000004" table:style-name="ce1">
            <text:p>5.843721</text:p>
          </table:table-cell>
          <table:table-cell table:number-columns-repeated="16382"/>
        </table:table-row>
        <table:table-row table:style-name="ro1">
          <table:table-cell office:value-type="float" office:value="31.098434000000001" table:style-name="ce1">
            <text:p>31.098434</text:p>
          </table:table-cell>
          <table:table-cell office:value-type="float" office:value="5.1858969999999998" table:style-name="ce1">
            <text:p>5.185897</text:p>
          </table:table-cell>
          <table:table-cell table:number-columns-repeated="16382"/>
        </table:table-row>
        <table:table-row table:style-name="ro1">
          <table:table-cell office:value-type="float" office:value="58.914109000000003" table:style-name="ce1">
            <text:p>58.914109</text:p>
          </table:table-cell>
          <table:table-cell office:value-type="float" office:value="60.805861" table:style-name="ce1">
            <text:p>60.805861</text:p>
          </table:table-cell>
          <table:table-cell table:number-columns-repeated="16382"/>
        </table:table-row>
        <table:table-row table:style-name="ro1">
          <table:table-cell office:value-type="float" office:value="59.596665000000002" table:style-name="ce1">
            <text:p>59.596665</text:p>
          </table:table-cell>
          <table:table-cell office:value-type="float" office:value="2.1928329999999998" table:style-name="ce1">
            <text:p>2.192833</text:p>
          </table:table-cell>
          <table:table-cell table:number-columns-repeated="16382"/>
        </table:table-row>
        <table:table-row table:style-name="ro1">
          <table:table-cell office:value-type="float" office:value="60.035817999999999" table:style-name="ce1">
            <text:p>60.035818</text:p>
          </table:table-cell>
          <table:table-cell office:value-type="float" office:value="2.87113" table:style-name="ce1">
            <text:p>2.87113</text:p>
          </table:table-cell>
          <table:table-cell table:number-columns-repeated="16382"/>
        </table:table-row>
        <table:table-row table:style-name="ro1">
          <table:table-cell office:value-type="float" office:value="58.051921" table:style-name="ce1">
            <text:p>58.051921</text:p>
          </table:table-cell>
          <table:table-cell office:value-type="float" office:value="58.558205999999998" table:style-name="ce1">
            <text:p>58.558206</text:p>
          </table:table-cell>
          <table:table-cell table:number-columns-repeated="16382"/>
        </table:table-row>
        <table:table-row table:style-name="ro1">
          <table:table-cell office:value-type="float" office:value="16.319140000000001" table:style-name="ce1">
            <text:p>16.31914</text:p>
          </table:table-cell>
          <table:table-cell office:value-type="float" office:value="60.112465" table:style-name="ce1">
            <text:p>60.112465</text:p>
          </table:table-cell>
          <table:table-cell table:number-columns-repeated="16382"/>
        </table:table-row>
        <table:table-row table:style-name="ro1">
          <table:table-cell office:value-type="float" office:value="35.473101999999997" table:style-name="ce1">
            <text:p>35.473102</text:p>
          </table:table-cell>
          <table:table-cell office:value-type="float" office:value="8.7540420000000001" table:style-name="ce1">
            <text:p>8.754042</text:p>
          </table:table-cell>
          <table:table-cell table:number-columns-repeated="16382"/>
        </table:table-row>
        <table:table-row table:style-name="ro1">
          <table:table-cell office:value-type="float" office:value="38.063312000000003" table:style-name="ce1">
            <text:p>38.063312</text:p>
          </table:table-cell>
          <table:table-cell office:value-type="float" office:value="7.1465529999999999" table:style-name="ce1">
            <text:p>7.146553</text:p>
          </table:table-cell>
          <table:table-cell table:number-columns-repeated="16382"/>
        </table:table-row>
        <table:table-row table:style-name="ro1">
          <table:table-cell office:value-type="float" office:value="3.3754689999999998" table:style-name="ce1">
            <text:p>3.375469</text:p>
          </table:table-cell>
          <table:table-cell office:value-type="float" office:value="1.522292" table:style-name="ce1">
            <text:p>1.522292</text:p>
          </table:table-cell>
          <table:table-cell table:number-columns-repeated="16382"/>
        </table:table-row>
        <table:table-row table:style-name="ro1">
          <table:table-cell office:value-type="float" office:value="28.323633000000001" table:style-name="ce1">
            <text:p>28.323633</text:p>
          </table:table-cell>
          <table:table-cell office:value-type="float" office:value="3.881551" table:style-name="ce1">
            <text:p>3.881551</text:p>
          </table:table-cell>
          <table:table-cell table:number-columns-repeated="16382"/>
        </table:table-row>
        <table:table-row table:style-name="ro1">
          <table:table-cell office:value-type="float" office:value="37.317619000000001" table:style-name="ce1">
            <text:p>37.317619</text:p>
          </table:table-cell>
          <table:table-cell office:value-type="float" office:value="14.091113999999999" table:style-name="ce1">
            <text:p>14.091114</text:p>
          </table:table-cell>
          <table:table-cell table:number-columns-repeated="16382"/>
        </table:table-row>
        <table:table-row table:style-name="ro1">
          <table:table-cell office:value-type="float" office:value="53.290213000000001" table:style-name="ce1">
            <text:p>53.290213</text:p>
          </table:table-cell>
          <table:table-cell office:value-type="float" office:value="62.655338999999998" table:style-name="ce1">
            <text:p>62.655339</text:p>
          </table:table-cell>
          <table:table-cell table:number-columns-repeated="16382"/>
        </table:table-row>
        <table:table-row table:style-name="ro1">
          <table:table-cell office:value-type="float" office:value="16.363357000000001" table:style-name="ce1">
            <text:p>16.363357</text:p>
          </table:table-cell>
          <table:table-cell office:value-type="float" office:value="50.596325999999998" table:style-name="ce1">
            <text:p>50.596326</text:p>
          </table:table-cell>
          <table:table-cell table:number-columns-repeated="16382"/>
        </table:table-row>
        <table:table-row table:style-name="ro1">
          <table:table-cell office:value-type="float" office:value="19.223762000000001" table:style-name="ce1">
            <text:p>19.223762</text:p>
          </table:table-cell>
          <table:table-cell office:value-type="float" office:value="21.953220000000002" table:style-name="ce1">
            <text:p>21.95322</text:p>
          </table:table-cell>
          <table:table-cell table:number-columns-repeated="16382"/>
        </table:table-row>
        <table:table-row table:style-name="ro1">
          <table:table-cell office:value-type="float" office:value="40.363861" table:style-name="ce1">
            <text:p>40.363861</text:p>
          </table:table-cell>
          <table:table-cell office:value-type="float" office:value="7.6647819999999998" table:style-name="ce1">
            <text:p>7.664782</text:p>
          </table:table-cell>
          <table:table-cell table:number-columns-repeated="16382"/>
        </table:table-row>
        <table:table-row table:style-name="ro1">
          <table:table-cell office:value-type="float" office:value="7.2065890000000001" table:style-name="ce1">
            <text:p>7.206589</text:p>
          </table:table-cell>
          <table:table-cell office:value-type="float" office:value="46.425167999999999" table:style-name="ce1">
            <text:p>46.425168</text:p>
          </table:table-cell>
          <table:table-cell table:number-columns-repeated="16382"/>
        </table:table-row>
        <table:table-row table:style-name="ro1">
          <table:table-cell office:value-type="float" office:value="35.561259999999997" table:style-name="ce1">
            <text:p>35.56126</text:p>
          </table:table-cell>
          <table:table-cell office:value-type="float" office:value="12.991149" table:style-name="ce1">
            <text:p>12.991149</text:p>
          </table:table-cell>
          <table:table-cell table:number-columns-repeated="16382"/>
        </table:table-row>
        <table:table-row table:style-name="ro1">
          <table:table-cell office:value-type="float" office:value="39.625373000000003" table:style-name="ce1">
            <text:p>39.625373</text:p>
          </table:table-cell>
          <table:table-cell office:value-type="float" office:value="61.368065999999999" table:style-name="ce1">
            <text:p>61.368066</text:p>
          </table:table-cell>
          <table:table-cell table:number-columns-repeated="16382"/>
        </table:table-row>
        <table:table-row table:style-name="ro1">
          <table:table-cell office:value-type="float" office:value="61.241869999999999" table:style-name="ce1">
            <text:p>61.24187</text:p>
          </table:table-cell>
          <table:table-cell office:value-type="float" office:value="1.5765070000000001" table:style-name="ce1">
            <text:p>1.576507</text:p>
          </table:table-cell>
          <table:table-cell table:number-columns-repeated="16382"/>
        </table:table-row>
        <table:table-row table:style-name="ro1">
          <table:table-cell office:value-type="float" office:value="44.479523999999998" table:style-name="ce1">
            <text:p>44.479524</text:p>
          </table:table-cell>
          <table:table-cell office:value-type="float" office:value="47.522517999999998" table:style-name="ce1">
            <text:p>47.522518</text:p>
          </table:table-cell>
          <table:table-cell table:number-columns-repeated="16382"/>
        </table:table-row>
        <table:table-row table:style-name="ro1">
          <table:table-cell office:value-type="float" office:value="13.300979" table:style-name="ce1">
            <text:p>13.300979</text:p>
          </table:table-cell>
          <table:table-cell office:value-type="float" office:value="42.697690000000001" table:style-name="ce1">
            <text:p>42.69769</text:p>
          </table:table-cell>
          <table:table-cell table:number-columns-repeated="16382"/>
        </table:table-row>
        <table:table-row table:style-name="ro1">
          <table:table-cell office:value-type="float" office:value="61.436976000000001" table:style-name="ce1">
            <text:p>61.436976</text:p>
          </table:table-cell>
          <table:table-cell office:value-type="float" office:value="2.3051409999999999" table:style-name="ce1">
            <text:p>2.305141</text:p>
          </table:table-cell>
          <table:table-cell table:number-columns-repeated="16382"/>
        </table:table-row>
        <table:table-row table:style-name="ro1">
          <table:table-cell office:value-type="float" office:value="38.041238" table:style-name="ce1">
            <text:p>38.041238</text:p>
          </table:table-cell>
          <table:table-cell office:value-type="float" office:value="11.858366" table:style-name="ce1">
            <text:p>11.858366</text:p>
          </table:table-cell>
          <table:table-cell table:number-columns-repeated="16382"/>
        </table:table-row>
        <table:table-row table:style-name="ro1">
          <table:table-cell office:value-type="float" office:value="41.778241999999999" table:style-name="ce1">
            <text:p>41.778242</text:p>
          </table:table-cell>
          <table:table-cell office:value-type="float" office:value="11.660690000000001" table:style-name="ce1">
            <text:p>11.66069</text:p>
          </table:table-cell>
          <table:table-cell table:number-columns-repeated="16382"/>
        </table:table-row>
        <table:table-row table:style-name="ro1">
          <table:table-cell office:value-type="float" office:value="37.881962999999999" table:style-name="ce1">
            <text:p>37.881963</text:p>
          </table:table-cell>
          <table:table-cell office:value-type="float" office:value="11.698017" table:style-name="ce1">
            <text:p>11.698017</text:p>
          </table:table-cell>
          <table:table-cell table:number-columns-repeated="16382"/>
        </table:table-row>
        <table:table-row table:style-name="ro1">
          <table:table-cell office:value-type="float" office:value="13.954533" table:style-name="ce1">
            <text:p>13.954533</text:p>
          </table:table-cell>
          <table:table-cell office:value-type="float" office:value="27.211016999999998" table:style-name="ce1">
            <text:p>27.211017</text:p>
          </table:table-cell>
          <table:table-cell table:number-columns-repeated="16382"/>
        </table:table-row>
        <table:table-row table:style-name="ro1">
          <table:table-cell office:value-type="float" office:value="56.904864000000003" table:style-name="ce1">
            <text:p>56.904864</text:p>
          </table:table-cell>
          <table:table-cell office:value-type="float" office:value="0.12598599999999999" table:style-name="ce1">
            <text:p>0.125986</text:p>
          </table:table-cell>
          <table:table-cell table:number-columns-repeated="16382"/>
        </table:table-row>
        <table:table-row table:style-name="ro1">
          <table:table-cell office:value-type="float" office:value="57.603056000000002" table:style-name="ce1">
            <text:p>57.603056</text:p>
          </table:table-cell>
          <table:table-cell office:value-type="float" office:value="12.585607" table:style-name="ce1">
            <text:p>12.585607</text:p>
          </table:table-cell>
          <table:table-cell table:number-columns-repeated="16382"/>
        </table:table-row>
        <table:table-row table:style-name="ro1">
          <table:table-cell office:value-type="float" office:value="61.087749000000002" table:style-name="ce1">
            <text:p>61.087749</text:p>
          </table:table-cell>
          <table:table-cell office:value-type="float" office:value="1.5515680000000001" table:style-name="ce1">
            <text:p>1.551568</text:p>
          </table:table-cell>
          <table:table-cell table:number-columns-repeated="16382"/>
        </table:table-row>
        <table:table-row table:style-name="ro1">
          <table:table-cell office:value-type="float" office:value="5.7816219999999996" table:style-name="ce1">
            <text:p>5.781622</text:p>
          </table:table-cell>
          <table:table-cell office:value-type="float" office:value="53.790196999999999" table:style-name="ce1">
            <text:p>53.790197</text:p>
          </table:table-cell>
          <table:table-cell table:number-columns-repeated="16382"/>
        </table:table-row>
        <table:table-row table:style-name="ro1">
          <table:table-cell office:value-type="float" office:value="9.2528880000000004" table:style-name="ce1">
            <text:p>9.252888</text:p>
          </table:table-cell>
          <table:table-cell office:value-type="float" office:value="21.956641999999999" table:style-name="ce1">
            <text:p>21.956642</text:p>
          </table:table-cell>
          <table:table-cell table:number-columns-repeated="16382"/>
        </table:table-row>
        <table:table-row table:style-name="ro1">
          <table:table-cell office:value-type="float" office:value="33.429831999999998" table:style-name="ce1">
            <text:p>33.429832</text:p>
          </table:table-cell>
          <table:table-cell office:value-type="float" office:value="3.1511290000000001" table:style-name="ce1">
            <text:p>3.151129</text:p>
          </table:table-cell>
          <table:table-cell table:number-columns-repeated="16382"/>
        </table:table-row>
        <table:table-row table:style-name="ro1">
          <table:table-cell office:value-type="float" office:value="24.002469999999999" table:style-name="ce1">
            <text:p>24.00247</text:p>
          </table:table-cell>
          <table:table-cell office:value-type="float" office:value="32.824421000000001" table:style-name="ce1">
            <text:p>32.824421</text:p>
          </table:table-cell>
          <table:table-cell table:number-columns-repeated="16382"/>
        </table:table-row>
        <table:table-row table:style-name="ro1">
          <table:table-cell office:value-type="float" office:value="32.296999" table:style-name="ce1">
            <text:p>32.296999</text:p>
          </table:table-cell>
          <table:table-cell office:value-type="float" office:value="4.9715499999999997" table:style-name="ce1">
            <text:p>4.97155</text:p>
          </table:table-cell>
          <table:table-cell table:number-columns-repeated="16382"/>
        </table:table-row>
        <table:table-row table:style-name="ro1">
          <table:table-cell office:value-type="float" office:value="7.1813089999999997" table:style-name="ce1">
            <text:p>7.181309</text:p>
          </table:table-cell>
          <table:table-cell office:value-type="float" office:value="57.221969000000001" table:style-name="ce1">
            <text:p>57.221969</text:p>
          </table:table-cell>
          <table:table-cell table:number-columns-repeated="16382"/>
        </table:table-row>
        <table:table-row table:style-name="ro1">
          <table:table-cell office:value-type="float" office:value="24.915716" table:style-name="ce1">
            <text:p>24.915716</text:p>
          </table:table-cell>
          <table:table-cell office:value-type="float" office:value="37.527979999999999" table:style-name="ce1">
            <text:p>37.52798</text:p>
          </table:table-cell>
          <table:table-cell table:number-columns-repeated="16382"/>
        </table:table-row>
        <table:table-row table:style-name="ro1">
          <table:table-cell office:value-type="float" office:value="29.652168" table:style-name="ce1">
            <text:p>29.652168</text:p>
          </table:table-cell>
          <table:table-cell office:value-type="float" office:value="7.6404100000000001" table:style-name="ce1">
            <text:p>7.64041</text:p>
          </table:table-cell>
          <table:table-cell table:number-columns-repeated="16382"/>
        </table:table-row>
        <table:table-row table:style-name="ro1">
          <table:table-cell office:value-type="float" office:value="30.606653999999999" table:style-name="ce1">
            <text:p>30.606654</text:p>
          </table:table-cell>
          <table:table-cell office:value-type="float" office:value="5.0212329999999996" table:style-name="ce1">
            <text:p>5.021233</text:p>
          </table:table-cell>
          <table:table-cell table:number-columns-repeated="16382"/>
        </table:table-row>
        <table:table-row table:style-name="ro1">
          <table:table-cell office:value-type="float" office:value="50.024107999999998" table:style-name="ce1">
            <text:p>50.024108</text:p>
          </table:table-cell>
          <table:table-cell office:value-type="float" office:value="31.761454000000001" table:style-name="ce1">
            <text:p>31.761454</text:p>
          </table:table-cell>
          <table:table-cell table:number-columns-repeated="16382"/>
        </table:table-row>
        <table:table-row table:style-name="ro1">
          <table:table-cell office:value-type="float" office:value="59.525485000000003" table:style-name="ce1">
            <text:p>59.525485</text:p>
          </table:table-cell>
          <table:table-cell office:value-type="float" office:value="0.184165" table:style-name="ce1">
            <text:p>0.184165</text:p>
          </table:table-cell>
          <table:table-cell table:number-columns-repeated="16382"/>
        </table:table-row>
        <table:table-row table:style-name="ro1">
          <table:table-cell office:value-type="float" office:value="38.158577999999999" table:style-name="ce1">
            <text:p>38.158578</text:p>
          </table:table-cell>
          <table:table-cell office:value-type="float" office:value="27.361830999999999" table:style-name="ce1">
            <text:p>27.361831</text:p>
          </table:table-cell>
          <table:table-cell table:number-columns-repeated="16382"/>
        </table:table-row>
        <table:table-row table:style-name="ro1">
          <table:table-cell office:value-type="float" office:value="33.772005999999998" table:style-name="ce1">
            <text:p>33.772006</text:p>
          </table:table-cell>
          <table:table-cell office:value-type="float" office:value="22.143996999999999" table:style-name="ce1">
            <text:p>22.143997</text:p>
          </table:table-cell>
          <table:table-cell table:number-columns-repeated="16382"/>
        </table:table-row>
        <table:table-row table:style-name="ro1">
          <table:table-cell office:value-type="float" office:value="20.248909000000001" table:style-name="ce1">
            <text:p>20.248909</text:p>
          </table:table-cell>
          <table:table-cell office:value-type="float" office:value="39.964976999999998" table:style-name="ce1">
            <text:p>39.964977</text:p>
          </table:table-cell>
          <table:table-cell table:number-columns-repeated="16382"/>
        </table:table-row>
        <table:table-row table:style-name="ro1">
          <table:table-cell office:value-type="float" office:value="31.473645999999999" table:style-name="ce1">
            <text:p>31.473646</text:p>
          </table:table-cell>
          <table:table-cell office:value-type="float" office:value="30.858101000000001" table:style-name="ce1">
            <text:p>30.858101</text:p>
          </table:table-cell>
          <table:table-cell table:number-columns-repeated="16382"/>
        </table:table-row>
        <table:table-row table:style-name="ro1">
          <table:table-cell office:value-type="float" office:value="6.0758530000000004" table:style-name="ce1">
            <text:p>6.075853</text:p>
          </table:table-cell>
          <table:table-cell office:value-type="float" office:value="9.4002579999999991" table:style-name="ce1">
            <text:p>9.400258</text:p>
          </table:table-cell>
          <table:table-cell table:number-columns-repeated="16382"/>
        </table:table-row>
        <table:table-row table:style-name="ro1">
          <table:table-cell office:value-type="float" office:value="59.060789" table:style-name="ce1">
            <text:p>59.060789</text:p>
          </table:table-cell>
          <table:table-cell office:value-type="float" office:value="59.648702" table:style-name="ce1">
            <text:p>59.648702</text:p>
          </table:table-cell>
          <table:table-cell table:number-columns-repeated="16382"/>
        </table:table-row>
        <table:table-row table:style-name="ro1">
          <table:table-cell office:value-type="float" office:value="35.649937999999999" table:style-name="ce1">
            <text:p>35.649938</text:p>
          </table:table-cell>
          <table:table-cell office:value-type="float" office:value="25.061205999999999" table:style-name="ce1">
            <text:p>25.061206</text:p>
          </table:table-cell>
          <table:table-cell table:number-columns-repeated="16382"/>
        </table:table-row>
        <table:table-row table:style-name="ro1">
          <table:table-cell office:value-type="float" office:value="39.100561999999996" table:style-name="ce1">
            <text:p>39.100562</text:p>
          </table:table-cell>
          <table:table-cell office:value-type="float" office:value="35.506973000000002" table:style-name="ce1">
            <text:p>35.506973</text:p>
          </table:table-cell>
          <table:table-cell table:number-columns-repeated="16382"/>
        </table:table-row>
        <table:table-row table:style-name="ro1">
          <table:table-cell office:value-type="float" office:value="47.875779000000001" table:style-name="ce1">
            <text:p>47.875779</text:p>
          </table:table-cell>
          <table:table-cell office:value-type="float" office:value="58.381098999999999" table:style-name="ce1">
            <text:p>58.381099</text:p>
          </table:table-cell>
          <table:table-cell table:number-columns-repeated="16382"/>
        </table:table-row>
        <table:table-row table:style-name="ro1">
          <table:table-cell office:value-type="float" office:value="37.155662999999997" table:style-name="ce1">
            <text:p>37.155663</text:p>
          </table:table-cell>
          <table:table-cell office:value-type="float" office:value="16.942183" table:style-name="ce1">
            <text:p>16.942183</text:p>
          </table:table-cell>
          <table:table-cell table:number-columns-repeated="16382"/>
        </table:table-row>
        <table:table-row table:style-name="ro1">
          <table:table-cell office:value-type="float" office:value="41.502648999999998" table:style-name="ce1">
            <text:p>41.502649</text:p>
          </table:table-cell>
          <table:table-cell office:value-type="float" office:value="37.663266999999998" table:style-name="ce1">
            <text:p>37.663267</text:p>
          </table:table-cell>
          <table:table-cell table:number-columns-repeated="16382"/>
        </table:table-row>
        <table:table-row table:style-name="ro1">
          <table:table-cell office:value-type="float" office:value="20.607545999999999" table:style-name="ce1">
            <text:p>20.607546</text:p>
          </table:table-cell>
          <table:table-cell office:value-type="float" office:value="34.900219" table:style-name="ce1">
            <text:p>34.900219</text:p>
          </table:table-cell>
          <table:table-cell table:number-columns-repeated="16382"/>
        </table:table-row>
        <table:table-row table:style-name="ro1">
          <table:table-cell office:value-type="float" office:value="49.213056000000002" table:style-name="ce1">
            <text:p>49.213056</text:p>
          </table:table-cell>
          <table:table-cell office:value-type="float" office:value="11.225148000000001" table:style-name="ce1">
            <text:p>11.225148</text:p>
          </table:table-cell>
          <table:table-cell table:number-columns-repeated="16382"/>
        </table:table-row>
        <table:table-row table:style-name="ro1">
          <table:table-cell office:value-type="float" office:value="35.801886000000003" table:style-name="ce1">
            <text:p>35.801886</text:p>
          </table:table-cell>
          <table:table-cell office:value-type="float" office:value="8.8633629999999997" table:style-name="ce1">
            <text:p>8.863363</text:p>
          </table:table-cell>
          <table:table-cell table:number-columns-repeated="16382"/>
        </table:table-row>
        <table:table-row table:style-name="ro1">
          <table:table-cell office:value-type="float" office:value="62.166080999999998" table:style-name="ce1">
            <text:p>62.166081</text:p>
          </table:table-cell>
          <table:table-cell office:value-type="float" office:value="27.242307" table:style-name="ce1">
            <text:p>27.242307</text:p>
          </table:table-cell>
          <table:table-cell table:number-columns-repeated="16382"/>
        </table:table-row>
        <table:table-row table:style-name="ro1">
          <table:table-cell office:value-type="float" office:value="60.626240000000003" table:style-name="ce1">
            <text:p>60.62624</text:p>
          </table:table-cell>
          <table:table-cell office:value-type="float" office:value="0.87702400000000003" table:style-name="ce1">
            <text:p>0.877024</text:p>
          </table:table-cell>
          <table:table-cell table:number-columns-repeated="16382"/>
        </table:table-row>
        <table:table-row table:style-name="ro1">
          <table:table-cell office:value-type="float" office:value="33.900661999999997" table:style-name="ce1">
            <text:p>33.900662</text:p>
          </table:table-cell>
          <table:table-cell office:value-type="float" office:value="40.688612999999997" table:style-name="ce1">
            <text:p>40.688613</text:p>
          </table:table-cell>
          <table:table-cell table:number-columns-repeated="16382"/>
        </table:table-row>
        <table:table-row table:style-name="ro1">
          <table:table-cell office:value-type="float" office:value="2.8126250000000002" table:style-name="ce1">
            <text:p>2.812625</text:p>
          </table:table-cell>
          <table:table-cell office:value-type="float" office:value="24.890530999999999" table:style-name="ce1">
            <text:p>24.890531</text:p>
          </table:table-cell>
          <table:table-cell table:number-columns-repeated="16382"/>
        </table:table-row>
        <table:table-row table:style-name="ro1">
          <table:table-cell office:value-type="float" office:value="62.670391000000002" table:style-name="ce1">
            <text:p>62.670391</text:p>
          </table:table-cell>
          <table:table-cell office:value-type="float" office:value="62.643467999999999" table:style-name="ce1">
            <text:p>62.643468</text:p>
          </table:table-cell>
          <table:table-cell table:number-columns-repeated="16382"/>
        </table:table-row>
        <table:table-row table:style-name="ro1">
          <table:table-cell office:value-type="float" office:value="61.217084" table:style-name="ce1">
            <text:p>61.217084</text:p>
          </table:table-cell>
          <table:table-cell office:value-type="float" office:value="1.4445749999999999" table:style-name="ce1">
            <text:p>1.444575</text:p>
          </table:table-cell>
          <table:table-cell table:number-columns-repeated="16382"/>
        </table:table-row>
        <table:table-row table:style-name="ro1">
          <table:table-cell office:value-type="float" office:value="58.637711000000003" table:style-name="ce1">
            <text:p>58.637711</text:p>
          </table:table-cell>
          <table:table-cell office:value-type="float" office:value="1.688361" table:style-name="ce1">
            <text:p>1.688361</text:p>
          </table:table-cell>
          <table:table-cell table:number-columns-repeated="16382"/>
        </table:table-row>
        <table:table-row table:style-name="ro1">
          <table:table-cell office:value-type="float" office:value="55.038145999999998" table:style-name="ce1">
            <text:p>55.038146</text:p>
          </table:table-cell>
          <table:table-cell office:value-type="float" office:value="0.38050400000000001" table:style-name="ce1">
            <text:p>0.380504</text:p>
          </table:table-cell>
          <table:table-cell table:number-columns-repeated="16382"/>
        </table:table-row>
        <table:table-row table:style-name="ro1">
          <table:table-cell office:value-type="float" office:value="41.311177000000001" table:style-name="ce1">
            <text:p>41.311177</text:p>
          </table:table-cell>
          <table:table-cell office:value-type="float" office:value="14.42942" table:style-name="ce1">
            <text:p>14.42942</text:p>
          </table:table-cell>
          <table:table-cell table:number-columns-repeated="16382"/>
        </table:table-row>
        <table:table-row table:style-name="ro1">
          <table:table-cell office:value-type="float" office:value="28.683024" table:style-name="ce1">
            <text:p>28.683024</text:p>
          </table:table-cell>
          <table:table-cell office:value-type="float" office:value="6.3743189999999998" table:style-name="ce1">
            <text:p>6.374319</text:p>
          </table:table-cell>
          <table:table-cell table:number-columns-repeated="16382"/>
        </table:table-row>
        <table:table-row table:style-name="ro1">
          <table:table-cell office:value-type="float" office:value="41.061284000000001" table:style-name="ce1">
            <text:p>41.061284</text:p>
          </table:table-cell>
          <table:table-cell office:value-type="float" office:value="29.498335000000001" table:style-name="ce1">
            <text:p>29.498335</text:p>
          </table:table-cell>
          <table:table-cell table:number-columns-repeated="16382"/>
        </table:table-row>
        <table:table-row table:style-name="ro1">
          <table:table-cell office:value-type="float" office:value="59.448483000000003" table:style-name="ce1">
            <text:p>59.448483</text:p>
          </table:table-cell>
          <table:table-cell office:value-type="float" office:value="45.718403000000002" table:style-name="ce1">
            <text:p>45.718403</text:p>
          </table:table-cell>
          <table:table-cell table:number-columns-repeated="16382"/>
        </table:table-row>
        <table:table-row table:style-name="ro1">
          <table:table-cell office:value-type="float" office:value="5.1708170000000004" table:style-name="ce1">
            <text:p>5.170817</text:p>
          </table:table-cell>
          <table:table-cell office:value-type="float" office:value="52.845996999999997" table:style-name="ce1">
            <text:p>52.845997</text:p>
          </table:table-cell>
          <table:table-cell table:number-columns-repeated="16382"/>
        </table:table-row>
        <table:table-row table:style-name="ro1">
          <table:table-cell office:value-type="float" office:value="45.707673" table:style-name="ce1">
            <text:p>45.707673</text:p>
          </table:table-cell>
          <table:table-cell office:value-type="float" office:value="59.759149000000001" table:style-name="ce1">
            <text:p>59.759149</text:p>
          </table:table-cell>
          <table:table-cell table:number-columns-repeated="16382"/>
        </table:table-row>
        <table:table-row table:style-name="ro1">
          <table:table-cell office:value-type="float" office:value="34.20937" table:style-name="ce1">
            <text:p>34.20937</text:p>
          </table:table-cell>
          <table:table-cell office:value-type="float" office:value="62.654254000000002" table:style-name="ce1">
            <text:p>62.654254</text:p>
          </table:table-cell>
          <table:table-cell table:number-columns-repeated="16382"/>
        </table:table-row>
        <table:table-row table:style-name="ro1">
          <table:table-cell office:value-type="float" office:value="56.381748999999999" table:style-name="ce1">
            <text:p>56.381749</text:p>
          </table:table-cell>
          <table:table-cell office:value-type="float" office:value="42.840282000000002" table:style-name="ce1">
            <text:p>42.840282</text:p>
          </table:table-cell>
          <table:table-cell table:number-columns-repeated="16382"/>
        </table:table-row>
        <table:table-row table:style-name="ro1">
          <table:table-cell office:value-type="float" office:value="0.50216899999999998" table:style-name="ce1">
            <text:p>0.502169</text:p>
          </table:table-cell>
          <table:table-cell office:value-type="float" office:value="1.1932510000000001" table:style-name="ce1">
            <text:p>1.193251</text:p>
          </table:table-cell>
          <table:table-cell table:number-columns-repeated="16382"/>
        </table:table-row>
        <table:table-row table:style-name="ro1">
          <table:table-cell office:value-type="float" office:value="19.723566000000002" table:style-name="ce1">
            <text:p>19.723566</text:p>
          </table:table-cell>
          <table:table-cell office:value-type="float" office:value="37.166345" table:style-name="ce1">
            <text:p>37.166345</text:p>
          </table:table-cell>
          <table:table-cell table:number-columns-repeated="16382"/>
        </table:table-row>
        <table:table-row table:style-name="ro1">
          <table:table-cell office:value-type="float" office:value="31.200700000000001" table:style-name="ce1">
            <text:p>31.2007</text:p>
          </table:table-cell>
          <table:table-cell office:value-type="float" office:value="2.629928" table:style-name="ce1">
            <text:p>2.629928</text:p>
          </table:table-cell>
          <table:table-cell table:number-columns-repeated="16382"/>
        </table:table-row>
        <table:table-row table:style-name="ro1">
          <table:table-cell office:value-type="float" office:value="29.37528" table:style-name="ce1">
            <text:p>29.37528</text:p>
          </table:table-cell>
          <table:table-cell office:value-type="float" office:value="7.1019069999999997" table:style-name="ce1">
            <text:p>7.101907</text:p>
          </table:table-cell>
          <table:table-cell table:number-columns-repeated="16382"/>
        </table:table-row>
        <table:table-row table:style-name="ro1">
          <table:table-cell office:value-type="float" office:value="27.393525" table:style-name="ce1">
            <text:p>27.393525</text:p>
          </table:table-cell>
          <table:table-cell office:value-type="float" office:value="2.7573759999999998" table:style-name="ce1">
            <text:p>2.757376</text:p>
          </table:table-cell>
          <table:table-cell table:number-columns-repeated="16382"/>
        </table:table-row>
        <table:table-row table:style-name="ro1">
          <table:table-cell office:value-type="float" office:value="25.187063999999999" table:style-name="ce1">
            <text:p>25.187064</text:p>
          </table:table-cell>
          <table:table-cell office:value-type="float" office:value="17.838349000000001" table:style-name="ce1">
            <text:p>17.838349</text:p>
          </table:table-cell>
          <table:table-cell table:number-columns-repeated="16382"/>
        </table:table-row>
        <table:table-row table:style-name="ro1">
          <table:table-cell office:value-type="float" office:value="13.917047999999999" table:style-name="ce1">
            <text:p>13.917048</text:p>
          </table:table-cell>
          <table:table-cell office:value-type="float" office:value="58.607570000000003" table:style-name="ce1">
            <text:p>58.60757</text:p>
          </table:table-cell>
          <table:table-cell table:number-columns-repeated="16382"/>
        </table:table-row>
        <table:table-row table:style-name="ro1">
          <table:table-cell office:value-type="float" office:value="60.948791999999997" table:style-name="ce1">
            <text:p>60.948792</text:p>
          </table:table-cell>
          <table:table-cell office:value-type="float" office:value="61.044505000000001" table:style-name="ce1">
            <text:p>61.044505</text:p>
          </table:table-cell>
          <table:table-cell table:number-columns-repeated="16382"/>
        </table:table-row>
        <table:table-row table:style-name="ro1">
          <table:table-cell office:value-type="float" office:value="59.715024999999997" table:style-name="ce1">
            <text:p>59.715025</text:p>
          </table:table-cell>
          <table:table-cell office:value-type="float" office:value="0.477549" table:style-name="ce1">
            <text:p>0.477549</text:p>
          </table:table-cell>
          <table:table-cell table:number-columns-repeated="16382"/>
        </table:table-row>
        <table:table-row table:style-name="ro1">
          <table:table-cell office:value-type="float" office:value="47.582768999999999" table:style-name="ce1">
            <text:p>47.582769</text:p>
          </table:table-cell>
          <table:table-cell office:value-type="float" office:value="61.080531999999998" table:style-name="ce1">
            <text:p>61.080532</text:p>
          </table:table-cell>
          <table:table-cell table:number-columns-repeated="16382"/>
        </table:table-row>
        <table:table-row table:style-name="ro1">
          <table:table-cell office:value-type="float" office:value="37.472670000000001" table:style-name="ce1">
            <text:p>37.47267</text:p>
          </table:table-cell>
          <table:table-cell office:value-type="float" office:value="43.988131000000003" table:style-name="ce1">
            <text:p>43.988131</text:p>
          </table:table-cell>
          <table:table-cell table:number-columns-repeated="16382"/>
        </table:table-row>
        <table:table-row table:style-name="ro1">
          <table:table-cell office:value-type="float" office:value="61.638241000000001" table:style-name="ce1">
            <text:p>61.638241</text:p>
          </table:table-cell>
          <table:table-cell office:value-type="float" office:value="61.659708000000002" table:style-name="ce1">
            <text:p>61.659708</text:p>
          </table:table-cell>
          <table:table-cell table:number-columns-repeated="16382"/>
        </table:table-row>
        <table:table-row table:style-name="ro1">
          <table:table-cell office:value-type="float" office:value="58.375948000000001" table:style-name="ce1">
            <text:p>58.375948</text:p>
          </table:table-cell>
          <table:table-cell office:value-type="float" office:value="62.330508999999999" table:style-name="ce1">
            <text:p>62.330509</text:p>
          </table:table-cell>
          <table:table-cell table:number-columns-repeated="16382"/>
        </table:table-row>
        <table:table-row table:style-name="ro1">
          <table:table-cell office:value-type="float" office:value="19.367267999999999" table:style-name="ce1">
            <text:p>19.367268</text:p>
          </table:table-cell>
          <table:table-cell office:value-type="float" office:value="34.565852999999997" table:style-name="ce1">
            <text:p>34.565853</text:p>
          </table:table-cell>
          <table:table-cell table:number-columns-repeated="16382"/>
        </table:table-row>
        <table:table-row table:style-name="ro1">
          <table:table-cell office:value-type="float" office:value="29.295542999999999" table:style-name="ce1">
            <text:p>29.295543</text:p>
          </table:table-cell>
          <table:table-cell office:value-type="float" office:value="19.856138000000001" table:style-name="ce1">
            <text:p>19.856138</text:p>
          </table:table-cell>
          <table:table-cell table:number-columns-repeated="16382"/>
        </table:table-row>
        <table:table-row table:style-name="ro1">
          <table:table-cell office:value-type="float" office:value="26.982714999999999" table:style-name="ce1">
            <text:p>26.982715</text:p>
          </table:table-cell>
          <table:table-cell office:value-type="float" office:value="14.088792" table:style-name="ce1">
            <text:p>14.088792</text:p>
          </table:table-cell>
          <table:table-cell table:number-columns-repeated="16382"/>
        </table:table-row>
        <table:table-row table:style-name="ro1">
          <table:table-cell office:value-type="float" office:value="36.137475000000002" table:style-name="ce1">
            <text:p>36.137475</text:p>
          </table:table-cell>
          <table:table-cell office:value-type="float" office:value="10.372771999999999" table:style-name="ce1">
            <text:p>10.372772</text:p>
          </table:table-cell>
          <table:table-cell table:number-columns-repeated="16382"/>
        </table:table-row>
        <table:table-row table:style-name="ro1">
          <table:table-cell office:value-type="float" office:value="13.136512" table:style-name="ce1">
            <text:p>13.136512</text:p>
          </table:table-cell>
          <table:table-cell office:value-type="float" office:value="48.088676" table:style-name="ce1">
            <text:p>48.088676</text:p>
          </table:table-cell>
          <table:table-cell table:number-columns-repeated="16382"/>
        </table:table-row>
        <table:table-row table:style-name="ro1">
          <table:table-cell office:value-type="float" office:value="60.084659000000002" table:style-name="ce1">
            <text:p>60.084659</text:p>
          </table:table-cell>
          <table:table-cell office:value-type="float" office:value="61.190438" table:style-name="ce1">
            <text:p>61.190438</text:p>
          </table:table-cell>
          <table:table-cell table:number-columns-repeated="16382"/>
        </table:table-row>
        <table:table-row table:style-name="ro1">
          <table:table-cell office:value-type="float" office:value="15.881428" table:style-name="ce1">
            <text:p>15.881428</text:p>
          </table:table-cell>
          <table:table-cell office:value-type="float" office:value="27.538968000000001" table:style-name="ce1">
            <text:p>27.538968</text:p>
          </table:table-cell>
          <table:table-cell table:number-columns-repeated="16382"/>
        </table:table-row>
        <table:table-row table:style-name="ro1">
          <table:table-cell office:value-type="float" office:value="61.768034" table:style-name="ce1">
            <text:p>61.768034</text:p>
          </table:table-cell>
          <table:table-cell office:value-type="float" office:value="59.642207999999997" table:style-name="ce1">
            <text:p>59.642208</text:p>
          </table:table-cell>
          <table:table-cell table:number-columns-repeated="16382"/>
        </table:table-row>
        <table:table-row table:style-name="ro1">
          <table:table-cell office:value-type="float" office:value="59.714993" table:style-name="ce1">
            <text:p>59.714993</text:p>
          </table:table-cell>
          <table:table-cell office:value-type="float" office:value="45.299757" table:style-name="ce1">
            <text:p>45.299757</text:p>
          </table:table-cell>
          <table:table-cell table:number-columns-repeated="16382"/>
        </table:table-row>
        <table:table-row table:style-name="ro1">
          <table:table-cell office:value-type="float" office:value="59.014183000000003" table:style-name="ce1">
            <text:p>59.014183</text:p>
          </table:table-cell>
          <table:table-cell office:value-type="float" office:value="0.3402" table:style-name="ce1">
            <text:p>0.3402</text:p>
          </table:table-cell>
          <table:table-cell table:number-columns-repeated="16382"/>
        </table:table-row>
        <table:table-row table:style-name="ro1">
          <table:table-cell office:value-type="float" office:value="22.54729" table:style-name="ce1">
            <text:p>22.54729</text:p>
          </table:table-cell>
          <table:table-cell office:value-type="float" office:value="57.339730000000003" table:style-name="ce1">
            <text:p>57.33973</text:p>
          </table:table-cell>
          <table:table-cell table:number-columns-repeated="16382"/>
        </table:table-row>
        <table:table-row table:style-name="ro1">
          <table:table-cell office:value-type="float" office:value="29.900988999999999" table:style-name="ce1">
            <text:p>29.900989</text:p>
          </table:table-cell>
          <table:table-cell office:value-type="float" office:value="6.7389700000000001" table:style-name="ce1">
            <text:p>6.73897</text:p>
          </table:table-cell>
          <table:table-cell table:number-columns-repeated="16382"/>
        </table:table-row>
        <table:table-row table:style-name="ro1">
          <table:table-cell office:value-type="float" office:value="58.576248" table:style-name="ce1">
            <text:p>58.576248</text:p>
          </table:table-cell>
          <table:table-cell office:value-type="float" office:value="0.52120500000000003" table:style-name="ce1">
            <text:p>0.521205</text:p>
          </table:table-cell>
          <table:table-cell table:number-columns-repeated="16382"/>
        </table:table-row>
        <table:table-row table:style-name="ro1">
          <table:table-cell office:value-type="float" office:value="28.484276999999999" table:style-name="ce1">
            <text:p>28.484277</text:p>
          </table:table-cell>
          <table:table-cell office:value-type="float" office:value="3.1002459999999998" table:style-name="ce1">
            <text:p>3.100246</text:p>
          </table:table-cell>
          <table:table-cell table:number-columns-repeated="16382"/>
        </table:table-row>
        <table:table-row table:style-name="ro1">
          <table:table-cell office:value-type="float" office:value="34.988109000000001" table:style-name="ce1">
            <text:p>34.988109</text:p>
          </table:table-cell>
          <table:table-cell office:value-type="float" office:value="14.753648" table:style-name="ce1">
            <text:p>14.753648</text:p>
          </table:table-cell>
          <table:table-cell table:number-columns-repeated="16382"/>
        </table:table-row>
        <table:table-row table:style-name="ro1">
          <table:table-cell office:value-type="float" office:value="45.957650000000001" table:style-name="ce1">
            <text:p>45.95765</text:p>
          </table:table-cell>
          <table:table-cell office:value-type="float" office:value="44.310603" table:style-name="ce1">
            <text:p>44.310603</text:p>
          </table:table-cell>
          <table:table-cell table:number-columns-repeated="16382"/>
        </table:table-row>
        <table:table-row table:style-name="ro1">
          <table:table-cell office:value-type="float" office:value="43.065156999999999" table:style-name="ce1">
            <text:p>43.065157</text:p>
          </table:table-cell>
          <table:table-cell office:value-type="float" office:value="32.596896000000001" table:style-name="ce1">
            <text:p>32.596896</text:p>
          </table:table-cell>
          <table:table-cell table:number-columns-repeated="16382"/>
        </table:table-row>
        <table:table-row table:style-name="ro1">
          <table:table-cell office:value-type="float" office:value="59.993355000000001" table:style-name="ce1">
            <text:p>59.993355</text:p>
          </table:table-cell>
          <table:table-cell office:value-type="float" office:value="0.94121200000000005" table:style-name="ce1">
            <text:p>0.941212</text:p>
          </table:table-cell>
          <table:table-cell table:number-columns-repeated="16382"/>
        </table:table-row>
        <table:table-row table:style-name="ro1">
          <table:table-cell office:value-type="float" office:value="28.697631000000001" table:style-name="ce1">
            <text:p>28.697631</text:p>
          </table:table-cell>
          <table:table-cell office:value-type="float" office:value="0.45134800000000003" table:style-name="ce1">
            <text:p>0.451348</text:p>
          </table:table-cell>
          <table:table-cell table:number-columns-repeated="16382"/>
        </table:table-row>
        <table:table-row table:style-name="ro1">
          <table:table-cell office:value-type="float" office:value="61.279133999999999" table:style-name="ce1">
            <text:p>61.279134</text:p>
          </table:table-cell>
          <table:table-cell office:value-type="float" office:value="7.1851999999999999E-2" table:style-name="ce1">
            <text:p>0.071852</text:p>
          </table:table-cell>
          <table:table-cell table:number-columns-repeated="16382"/>
        </table:table-row>
        <table:table-row table:style-name="ro1">
          <table:table-cell office:value-type="float" office:value="44.738253" table:style-name="ce1">
            <text:p>44.738253</text:p>
          </table:table-cell>
          <table:table-cell office:value-type="float" office:value="56.495283000000001" table:style-name="ce1">
            <text:p>56.495283</text:p>
          </table:table-cell>
          <table:table-cell table:number-columns-repeated="16382"/>
        </table:table-row>
        <table:table-row table:style-name="ro1">
          <table:table-cell office:value-type="float" office:value="29.106739000000001" table:style-name="ce1">
            <text:p>29.106739</text:p>
          </table:table-cell>
          <table:table-cell office:value-type="float" office:value="7.6709199999999997" table:style-name="ce1">
            <text:p>7.67092</text:p>
          </table:table-cell>
          <table:table-cell table:number-columns-repeated="16382"/>
        </table:table-row>
        <table:table-row table:style-name="ro1">
          <table:table-cell office:value-type="float" office:value="37.327379000000001" table:style-name="ce1">
            <text:p>37.327379</text:p>
          </table:table-cell>
          <table:table-cell office:value-type="float" office:value="10.212775000000001" table:style-name="ce1">
            <text:p>10.212775</text:p>
          </table:table-cell>
          <table:table-cell table:number-columns-repeated="16382"/>
        </table:table-row>
        <table:table-row table:style-name="ro1">
          <table:table-cell office:value-type="float" office:value="33.665236" table:style-name="ce1">
            <text:p>33.665236</text:p>
          </table:table-cell>
          <table:table-cell office:value-type="float" office:value="7.6676780000000004" table:style-name="ce1">
            <text:p>7.667678</text:p>
          </table:table-cell>
          <table:table-cell table:number-columns-repeated="16382"/>
        </table:table-row>
        <table:table-row table:style-name="ro1">
          <table:table-cell office:value-type="float" office:value="58.170347999999997" table:style-name="ce1">
            <text:p>58.170348</text:p>
          </table:table-cell>
          <table:table-cell office:value-type="float" office:value="61.572048000000002" table:style-name="ce1">
            <text:p>61.572048</text:p>
          </table:table-cell>
          <table:table-cell table:number-columns-repeated="16382"/>
        </table:table-row>
        <table:table-row table:style-name="ro1">
          <table:table-cell office:value-type="float" office:value="57.359245999999999" table:style-name="ce1">
            <text:p>57.359246</text:p>
          </table:table-cell>
          <table:table-cell office:value-type="float" office:value="61.229643000000003" table:style-name="ce1">
            <text:p>61.229643</text:p>
          </table:table-cell>
          <table:table-cell table:number-columns-repeated="16382"/>
        </table:table-row>
        <table:table-row table:style-name="ro1">
          <table:table-cell office:value-type="float" office:value="29.382192" table:style-name="ce1">
            <text:p>29.382192</text:p>
          </table:table-cell>
          <table:table-cell office:value-type="float" office:value="34.235672000000001" table:style-name="ce1">
            <text:p>34.235672</text:p>
          </table:table-cell>
          <table:table-cell table:number-columns-repeated="16382"/>
        </table:table-row>
        <table:table-row table:style-name="ro1">
          <table:table-cell office:value-type="float" office:value="33.025346999999996" table:style-name="ce1">
            <text:p>33.025347</text:p>
          </table:table-cell>
          <table:table-cell office:value-type="float" office:value="5.2069320000000001" table:style-name="ce1">
            <text:p>5.206932</text:p>
          </table:table-cell>
          <table:table-cell table:number-columns-repeated="16382"/>
        </table:table-row>
        <table:table-row table:style-name="ro1">
          <table:table-cell office:value-type="float" office:value="38.303030999999997" table:style-name="ce1">
            <text:p>38.303031</text:p>
          </table:table-cell>
          <table:table-cell office:value-type="float" office:value="9.7184980000000003" table:style-name="ce1">
            <text:p>9.718498</text:p>
          </table:table-cell>
          <table:table-cell table:number-columns-repeated="16382"/>
        </table:table-row>
        <table:table-row table:style-name="ro1">
          <table:table-cell office:value-type="float" office:value="60.701763" table:style-name="ce1">
            <text:p>60.701763</text:p>
          </table:table-cell>
          <table:table-cell office:value-type="float" office:value="62.149726999999999" table:style-name="ce1">
            <text:p>62.149727</text:p>
          </table:table-cell>
          <table:table-cell table:number-columns-repeated="16382"/>
        </table:table-row>
        <table:table-row table:style-name="ro1">
          <table:table-cell office:value-type="float" office:value="59.587902" table:style-name="ce1">
            <text:p>59.587902</text:p>
          </table:table-cell>
          <table:table-cell office:value-type="float" office:value="62.986705999999998" table:style-name="ce1">
            <text:p>62.986706</text:p>
          </table:table-cell>
          <table:table-cell table:number-columns-repeated="16382"/>
        </table:table-row>
        <table:table-row table:style-name="ro1">
          <table:table-cell office:value-type="float" office:value="60.756805999999997" table:style-name="ce1">
            <text:p>60.756806</text:p>
          </table:table-cell>
          <table:table-cell office:value-type="float" office:value="62.339646000000002" table:style-name="ce1">
            <text:p>62.339646</text:p>
          </table:table-cell>
          <table:table-cell table:number-columns-repeated="16382"/>
        </table:table-row>
        <table:table-row table:style-name="ro1">
          <table:table-cell office:value-type="float" office:value="34.396399000000002" table:style-name="ce1">
            <text:p>34.396399</text:p>
          </table:table-cell>
          <table:table-cell office:value-type="float" office:value="55.846547999999999" table:style-name="ce1">
            <text:p>55.846548</text:p>
          </table:table-cell>
          <table:table-cell table:number-columns-repeated="16382"/>
        </table:table-row>
        <table:table-row table:style-name="ro1">
          <table:table-cell office:value-type="float" office:value="60.458798999999999" table:style-name="ce1">
            <text:p>60.458799</text:p>
          </table:table-cell>
          <table:table-cell office:value-type="float" office:value="62.978124999999999" table:style-name="ce1">
            <text:p>62.978125</text:p>
          </table:table-cell>
          <table:table-cell table:number-columns-repeated="16382"/>
        </table:table-row>
        <table:table-row table:style-name="ro1">
          <table:table-cell office:value-type="float" office:value="35.288217000000003" table:style-name="ce1">
            <text:p>35.288217</text:p>
          </table:table-cell>
          <table:table-cell office:value-type="float" office:value="12.229663" table:style-name="ce1">
            <text:p>12.229663</text:p>
          </table:table-cell>
          <table:table-cell table:number-columns-repeated="16382"/>
        </table:table-row>
        <table:table-row table:style-name="ro1">
          <table:table-cell office:value-type="float" office:value="12.244294" table:style-name="ce1">
            <text:p>12.244294</text:p>
          </table:table-cell>
          <table:table-cell office:value-type="float" office:value="36.958378000000003" table:style-name="ce1">
            <text:p>36.958378</text:p>
          </table:table-cell>
          <table:table-cell table:number-columns-repeated="16382"/>
        </table:table-row>
        <table:table-row table:style-name="ro1">
          <table:table-cell office:value-type="float" office:value="35.999519999999997" table:style-name="ce1">
            <text:p>35.99952</text:p>
          </table:table-cell>
          <table:table-cell office:value-type="float" office:value="10.45566" table:style-name="ce1">
            <text:p>10.45566</text:p>
          </table:table-cell>
          <table:table-cell table:number-columns-repeated="16382"/>
        </table:table-row>
        <table:table-row table:style-name="ro1">
          <table:table-cell office:value-type="float" office:value="32.389589000000001" table:style-name="ce1">
            <text:p>32.389589</text:p>
          </table:table-cell>
          <table:table-cell office:value-type="float" office:value="6.3689850000000003" table:style-name="ce1">
            <text:p>6.368985</text:p>
          </table:table-cell>
          <table:table-cell table:number-columns-repeated="16382"/>
        </table:table-row>
        <table:table-row table:style-name="ro1">
          <table:table-cell office:value-type="float" office:value="43.673817999999997" table:style-name="ce1">
            <text:p>43.673818</text:p>
          </table:table-cell>
          <table:table-cell office:value-type="float" office:value="19.461226" table:style-name="ce1">
            <text:p>19.461226</text:p>
          </table:table-cell>
          <table:table-cell table:number-columns-repeated="16382"/>
        </table:table-row>
        <table:table-row table:style-name="ro1">
          <table:table-cell office:value-type="float" office:value="15.458819999999999" table:style-name="ce1">
            <text:p>15.45882</text:p>
          </table:table-cell>
          <table:table-cell office:value-type="float" office:value="56.725667000000001" table:style-name="ce1">
            <text:p>56.725667</text:p>
          </table:table-cell>
          <table:table-cell table:number-columns-repeated="16382"/>
        </table:table-row>
        <table:table-row table:style-name="ro1">
          <table:table-cell office:value-type="float" office:value="62.278153000000003" table:style-name="ce1">
            <text:p>62.278153</text:p>
          </table:table-cell>
          <table:table-cell office:value-type="float" office:value="1.3928" table:style-name="ce1">
            <text:p>1.3928</text:p>
          </table:table-cell>
          <table:table-cell table:number-columns-repeated="16382"/>
        </table:table-row>
        <table:table-row table:style-name="ro1">
          <table:table-cell office:value-type="float" office:value="60.616706000000001" table:style-name="ce1">
            <text:p>60.616706</text:p>
          </table:table-cell>
          <table:table-cell office:value-type="float" office:value="52.065922999999998" table:style-name="ce1">
            <text:p>52.065923</text:p>
          </table:table-cell>
          <table:table-cell table:number-columns-repeated="16382"/>
        </table:table-row>
        <table:table-row table:style-name="ro1">
          <table:table-cell office:value-type="float" office:value="30.129996999999999" table:style-name="ce1">
            <text:p>30.129997</text:p>
          </table:table-cell>
          <table:table-cell office:value-type="float" office:value="4.352214" table:style-name="ce1">
            <text:p>4.352214</text:p>
          </table:table-cell>
          <table:table-cell table:number-columns-repeated="16382"/>
        </table:table-row>
        <table:table-row table:style-name="ro1">
          <table:table-cell office:value-type="float" office:value="32.295211000000002" table:style-name="ce1">
            <text:p>32.295211</text:p>
          </table:table-cell>
          <table:table-cell office:value-type="float" office:value="5.4882689999999998" table:style-name="ce1">
            <text:p>5.488269</text:p>
          </table:table-cell>
          <table:table-cell table:number-columns-repeated="16382"/>
        </table:table-row>
        <table:table-row table:style-name="ro1">
          <table:table-cell office:value-type="float" office:value="31.538703000000002" table:style-name="ce1">
            <text:p>31.538703</text:p>
          </table:table-cell>
          <table:table-cell office:value-type="float" office:value="3.3523890000000001" table:style-name="ce1">
            <text:p>3.352389</text:p>
          </table:table-cell>
          <table:table-cell table:number-columns-repeated="16382"/>
        </table:table-row>
        <table:table-row table:style-name="ro1">
          <table:table-cell office:value-type="float" office:value="35.466155000000001" table:style-name="ce1">
            <text:p>35.466155</text:p>
          </table:table-cell>
          <table:table-cell office:value-type="float" office:value="12.808557" table:style-name="ce1">
            <text:p>12.808557</text:p>
          </table:table-cell>
          <table:table-cell table:number-columns-repeated="16382"/>
        </table:table-row>
        <table:table-row table:style-name="ro1">
          <table:table-cell office:value-type="float" office:value="28.021712999999998" table:style-name="ce1">
            <text:p>28.021713</text:p>
          </table:table-cell>
          <table:table-cell office:value-type="float" office:value="5.8212580000000003" table:style-name="ce1">
            <text:p>5.821258</text:p>
          </table:table-cell>
          <table:table-cell table:number-columns-repeated="16382"/>
        </table:table-row>
        <table:table-row table:style-name="ro1">
          <table:table-cell office:value-type="float" office:value="35.945362000000003" table:style-name="ce1">
            <text:p>35.945362</text:p>
          </table:table-cell>
          <table:table-cell office:value-type="float" office:value="11.394729" table:style-name="ce1">
            <text:p>11.394729</text:p>
          </table:table-cell>
          <table:table-cell table:number-columns-repeated="16382"/>
        </table:table-row>
        <table:table-row table:style-name="ro1">
          <table:table-cell office:value-type="float" office:value="60.571421999999998" table:style-name="ce1">
            <text:p>60.571422</text:p>
          </table:table-cell>
          <table:table-cell office:value-type="float" office:value="21.912103999999999" table:style-name="ce1">
            <text:p>21.912104</text:p>
          </table:table-cell>
          <table:table-cell table:number-columns-repeated="16382"/>
        </table:table-row>
        <table:table-row table:style-name="ro1">
          <table:table-cell office:value-type="float" office:value="31.651049" table:style-name="ce1">
            <text:p>31.651049</text:p>
          </table:table-cell>
          <table:table-cell office:value-type="float" office:value="7.1622979999999998" table:style-name="ce1">
            <text:p>7.162298</text:p>
          </table:table-cell>
          <table:table-cell table:number-columns-repeated="16382"/>
        </table:table-row>
        <table:table-row table:style-name="ro1">
          <table:table-cell office:value-type="float" office:value="35.838588999999999" table:style-name="ce1">
            <text:p>35.838589</text:p>
          </table:table-cell>
          <table:table-cell office:value-type="float" office:value="11.117317999999999" table:style-name="ce1">
            <text:p>11.117318</text:p>
          </table:table-cell>
          <table:table-cell table:number-columns-repeated="16382"/>
        </table:table-row>
        <table:table-row table:style-name="ro1">
          <table:table-cell office:value-type="float" office:value="40.161518999999998" table:style-name="ce1">
            <text:p>40.161519</text:p>
          </table:table-cell>
          <table:table-cell office:value-type="float" office:value="10.590455" table:style-name="ce1">
            <text:p>10.590455</text:p>
          </table:table-cell>
          <table:table-cell table:number-columns-repeated="16382"/>
        </table:table-row>
        <table:table-row table:style-name="ro1">
          <table:table-cell office:value-type="float" office:value="53.105795000000001" table:style-name="ce1">
            <text:p>53.105795</text:p>
          </table:table-cell>
          <table:table-cell office:value-type="float" office:value="43.472803999999996" table:style-name="ce1">
            <text:p>43.472804</text:p>
          </table:table-cell>
          <table:table-cell table:number-columns-repeated="16382"/>
        </table:table-row>
        <table:table-row table:style-name="ro1">
          <table:table-cell office:value-type="float" office:value="32.359755" table:style-name="ce1">
            <text:p>32.359755</text:p>
          </table:table-cell>
          <table:table-cell office:value-type="float" office:value="34.325152000000003" table:style-name="ce1">
            <text:p>34.325152</text:p>
          </table:table-cell>
          <table:table-cell table:number-columns-repeated="16382"/>
        </table:table-row>
        <table:table-row table:style-name="ro1">
          <table:table-cell office:value-type="float" office:value="34.364907000000002" table:style-name="ce1">
            <text:p>34.364907</text:p>
          </table:table-cell>
          <table:table-cell office:value-type="float" office:value="9.7174320000000005" table:style-name="ce1">
            <text:p>9.717432</text:p>
          </table:table-cell>
          <table:table-cell table:number-columns-repeated="16382"/>
        </table:table-row>
        <table:table-row table:style-name="ro1">
          <table:table-cell office:value-type="float" office:value="22.514918999999999" table:style-name="ce1">
            <text:p>22.514919</text:p>
          </table:table-cell>
          <table:table-cell office:value-type="float" office:value="12.44543" table:style-name="ce1">
            <text:p>12.44543</text:p>
          </table:table-cell>
          <table:table-cell table:number-columns-repeated="16382"/>
        </table:table-row>
        <table:table-row table:style-name="ro1">
          <table:table-cell office:value-type="float" office:value="58.694664000000003" table:style-name="ce1">
            <text:p>58.694664</text:p>
          </table:table-cell>
          <table:table-cell office:value-type="float" office:value="62.798319999999997" table:style-name="ce1">
            <text:p>62.79832</text:p>
          </table:table-cell>
          <table:table-cell table:number-columns-repeated="16382"/>
        </table:table-row>
        <table:table-row table:style-name="ro1">
          <table:table-cell office:value-type="float" office:value="25.178077999999999" table:style-name="ce1">
            <text:p>25.178078</text:p>
          </table:table-cell>
          <table:table-cell office:value-type="float" office:value="14.035897" table:style-name="ce1">
            <text:p>14.035897</text:p>
          </table:table-cell>
          <table:table-cell table:number-columns-repeated="16382"/>
        </table:table-row>
        <table:table-row table:style-name="ro1">
          <table:table-cell office:value-type="float" office:value="60.937669" table:style-name="ce1">
            <text:p>60.937669</text:p>
          </table:table-cell>
          <table:table-cell office:value-type="float" office:value="2.080746" table:style-name="ce1">
            <text:p>2.080746</text:p>
          </table:table-cell>
          <table:table-cell table:number-columns-repeated="16382"/>
        </table:table-row>
        <table:table-row table:style-name="ro1">
          <table:table-cell office:value-type="float" office:value="42.673597000000001" table:style-name="ce1">
            <text:p>42.673597</text:p>
          </table:table-cell>
          <table:table-cell office:value-type="float" office:value="49.573399000000002" table:style-name="ce1">
            <text:p>49.573399</text:p>
          </table:table-cell>
          <table:table-cell table:number-columns-repeated="16382"/>
        </table:table-row>
        <table:table-row table:style-name="ro1">
          <table:table-cell office:value-type="float" office:value="22.109940000000002" table:style-name="ce1">
            <text:p>22.10994</text:p>
          </table:table-cell>
          <table:table-cell office:value-type="float" office:value="31.940308999999999" table:style-name="ce1">
            <text:p>31.940309</text:p>
          </table:table-cell>
          <table:table-cell table:number-columns-repeated="16382"/>
        </table:table-row>
        <table:table-row table:style-name="ro1">
          <table:table-cell office:value-type="float" office:value="60.007088000000003" table:style-name="ce1">
            <text:p>60.007088</text:p>
          </table:table-cell>
          <table:table-cell office:value-type="float" office:value="61.730204000000001" table:style-name="ce1">
            <text:p>61.730204</text:p>
          </table:table-cell>
          <table:table-cell table:number-columns-repeated="16382"/>
        </table:table-row>
        <table:table-row table:style-name="ro1">
          <table:table-cell office:value-type="float" office:value="34.346319999999999" table:style-name="ce1">
            <text:p>34.34632</text:p>
          </table:table-cell>
          <table:table-cell office:value-type="float" office:value="62.243594999999999" table:style-name="ce1">
            <text:p>62.243595</text:p>
          </table:table-cell>
          <table:table-cell table:number-columns-repeated="16382"/>
        </table:table-row>
        <table:table-row table:style-name="ro1">
          <table:table-cell office:value-type="float" office:value="58.133429999999997" table:style-name="ce1">
            <text:p>58.13343</text:p>
          </table:table-cell>
          <table:table-cell office:value-type="float" office:value="62.708635999999998" table:style-name="ce1">
            <text:p>62.708636</text:p>
          </table:table-cell>
          <table:table-cell table:number-columns-repeated="16382"/>
        </table:table-row>
        <table:table-row table:style-name="ro1">
          <table:table-cell office:value-type="float" office:value="29.185210000000001" table:style-name="ce1">
            <text:p>29.18521</text:p>
          </table:table-cell>
          <table:table-cell office:value-type="float" office:value="6.601178" table:style-name="ce1">
            <text:p>6.601178</text:p>
          </table:table-cell>
          <table:table-cell table:number-columns-repeated="16382"/>
        </table:table-row>
        <table:table-row table:style-name="ro1">
          <table:table-cell office:value-type="float" office:value="42.341028999999999" table:style-name="ce1">
            <text:p>42.341029</text:p>
          </table:table-cell>
          <table:table-cell office:value-type="float" office:value="36.265076999999998" table:style-name="ce1">
            <text:p>36.265077</text:p>
          </table:table-cell>
          <table:table-cell table:number-columns-repeated="16382"/>
        </table:table-row>
        <table:table-row table:style-name="ro1">
          <table:table-cell office:value-type="float" office:value="61.759914000000002" table:style-name="ce1">
            <text:p>61.759914</text:p>
          </table:table-cell>
          <table:table-cell office:value-type="float" office:value="61.595390000000002" table:style-name="ce1">
            <text:p>61.59539</text:p>
          </table:table-cell>
          <table:table-cell table:number-columns-repeated="16382"/>
        </table:table-row>
        <table:table-row table:style-name="ro1">
          <table:table-cell office:value-type="float" office:value="29.792677999999999" table:style-name="ce1">
            <text:p>29.792678</text:p>
          </table:table-cell>
          <table:table-cell office:value-type="float" office:value="4.1556899999999999" table:style-name="ce1">
            <text:p>4.15569</text:p>
          </table:table-cell>
          <table:table-cell table:number-columns-repeated="16382"/>
        </table:table-row>
        <table:table-row table:style-name="ro1">
          <table:table-cell office:value-type="float" office:value="32.469715999999998" table:style-name="ce1">
            <text:p>32.469716</text:p>
          </table:table-cell>
          <table:table-cell office:value-type="float" office:value="5.7951329999999999" table:style-name="ce1">
            <text:p>5.795133</text:p>
          </table:table-cell>
          <table:table-cell table:number-columns-repeated="16382"/>
        </table:table-row>
        <table:table-row table:style-name="ro1">
          <table:table-cell office:value-type="float" office:value="0.70228100000000004" table:style-name="ce1">
            <text:p>0.702281</text:p>
          </table:table-cell>
          <table:table-cell office:value-type="float" office:value="61.428798" table:style-name="ce1">
            <text:p>61.428798</text:p>
          </table:table-cell>
          <table:table-cell table:number-columns-repeated="16382"/>
        </table:table-row>
        <table:table-row table:style-name="ro1">
          <table:table-cell office:value-type="float" office:value="57.862059000000002" table:style-name="ce1">
            <text:p>57.862059</text:p>
          </table:table-cell>
          <table:table-cell office:value-type="float" office:value="55.837788000000003" table:style-name="ce1">
            <text:p>55.837788</text:p>
          </table:table-cell>
          <table:table-cell table:number-columns-repeated="16382"/>
        </table:table-row>
        <table:table-row table:style-name="ro1">
          <table:table-cell office:value-type="float" office:value="37.420824000000003" table:style-name="ce1">
            <text:p>37.420824</text:p>
          </table:table-cell>
          <table:table-cell office:value-type="float" office:value="11.473888000000001" table:style-name="ce1">
            <text:p>11.473888</text:p>
          </table:table-cell>
          <table:table-cell table:number-columns-repeated="16382"/>
        </table:table-row>
        <table:table-row table:style-name="ro1">
          <table:table-cell office:value-type="float" office:value="57.575839000000002" table:style-name="ce1">
            <text:p>57.575839</text:p>
          </table:table-cell>
          <table:table-cell office:value-type="float" office:value="62.872521999999996" table:style-name="ce1">
            <text:p>62.872522</text:p>
          </table:table-cell>
          <table:table-cell table:number-columns-repeated="16382"/>
        </table:table-row>
        <table:table-row table:style-name="ro1">
          <table:table-cell office:value-type="float" office:value="19.709692" table:style-name="ce1">
            <text:p>19.709692</text:p>
          </table:table-cell>
          <table:table-cell office:value-type="float" office:value="10.309754" table:style-name="ce1">
            <text:p>10.309754</text:p>
          </table:table-cell>
          <table:table-cell table:number-columns-repeated="16382"/>
        </table:table-row>
        <table:table-row table:style-name="ro1">
          <table:table-cell office:value-type="float" office:value="31.621072999999999" table:style-name="ce1">
            <text:p>31.621073</text:p>
          </table:table-cell>
          <table:table-cell office:value-type="float" office:value="6.6054969999999997" table:style-name="ce1">
            <text:p>6.605497</text:p>
          </table:table-cell>
          <table:table-cell table:number-columns-repeated="16382"/>
        </table:table-row>
        <table:table-row table:style-name="ro1">
          <table:table-cell office:value-type="float" office:value="36.072775" table:style-name="ce1">
            <text:p>36.072775</text:p>
          </table:table-cell>
          <table:table-cell office:value-type="float" office:value="12.763398" table:style-name="ce1">
            <text:p>12.763398</text:p>
          </table:table-cell>
          <table:table-cell table:number-columns-repeated="16382"/>
        </table:table-row>
        <table:table-row table:style-name="ro1">
          <table:table-cell office:value-type="float" office:value="15.670966" table:style-name="ce1">
            <text:p>15.670966</text:p>
          </table:table-cell>
          <table:table-cell office:value-type="float" office:value="54.012411999999998" table:style-name="ce1">
            <text:p>54.012412</text:p>
          </table:table-cell>
          <table:table-cell table:number-columns-repeated="16382"/>
        </table:table-row>
        <table:table-row table:style-name="ro1">
          <table:table-cell office:value-type="float" office:value="35.390895" table:style-name="ce1">
            <text:p>35.390895</text:p>
          </table:table-cell>
          <table:table-cell office:value-type="float" office:value="12.834075" table:style-name="ce1">
            <text:p>12.834075</text:p>
          </table:table-cell>
          <table:table-cell table:number-columns-repeated="16382"/>
        </table:table-row>
        <table:table-row table:style-name="ro1">
          <table:table-cell office:value-type="float" office:value="37.387756000000003" table:style-name="ce1">
            <text:p>37.387756</text:p>
          </table:table-cell>
          <table:table-cell office:value-type="float" office:value="10.687187" table:style-name="ce1">
            <text:p>10.687187</text:p>
          </table:table-cell>
          <table:table-cell table:number-columns-repeated="16382"/>
        </table:table-row>
        <table:table-row table:style-name="ro1">
          <table:table-cell office:value-type="float" office:value="6.9442649999999997" table:style-name="ce1">
            <text:p>6.944265</text:p>
          </table:table-cell>
          <table:table-cell office:value-type="float" office:value="45.028077000000003" table:style-name="ce1">
            <text:p>45.028077</text:p>
          </table:table-cell>
          <table:table-cell table:number-columns-repeated="16382"/>
        </table:table-row>
        <table:table-row table:style-name="ro1">
          <table:table-cell office:value-type="float" office:value="16.495259000000001" table:style-name="ce1">
            <text:p>16.495259</text:p>
          </table:table-cell>
          <table:table-cell office:value-type="float" office:value="35.860323999999999" table:style-name="ce1">
            <text:p>35.860324</text:p>
          </table:table-cell>
          <table:table-cell table:number-columns-repeated="16382"/>
        </table:table-row>
        <table:table-row table:style-name="ro1">
          <table:table-cell office:value-type="float" office:value="58.758375999999998" table:style-name="ce1">
            <text:p>58.758376</text:p>
          </table:table-cell>
          <table:table-cell office:value-type="float" office:value="7.3786000000000004E-2" table:style-name="ce1">
            <text:p>0.073786</text:p>
          </table:table-cell>
          <table:table-cell table:number-columns-repeated="16382"/>
        </table:table-row>
        <table:table-row table:style-name="ro1">
          <table:table-cell office:value-type="float" office:value="26.108948999999999" table:style-name="ce1">
            <text:p>26.108949</text:p>
          </table:table-cell>
          <table:table-cell office:value-type="float" office:value="41.008004" table:style-name="ce1">
            <text:p>41.008004</text:p>
          </table:table-cell>
          <table:table-cell table:number-columns-repeated="16382"/>
        </table:table-row>
        <table:table-row table:style-name="ro1">
          <table:table-cell office:value-type="float" office:value="35.265749999999997" table:style-name="ce1">
            <text:p>35.26575</text:p>
          </table:table-cell>
          <table:table-cell office:value-type="float" office:value="9.7608890000000006" table:style-name="ce1">
            <text:p>9.760889</text:p>
          </table:table-cell>
          <table:table-cell table:number-columns-repeated="16382"/>
        </table:table-row>
        <table:table-row table:style-name="ro1">
          <table:table-cell office:value-type="float" office:value="40.499507000000001" table:style-name="ce1">
            <text:p>40.499507</text:p>
          </table:table-cell>
          <table:table-cell office:value-type="float" office:value="36.076098999999999" table:style-name="ce1">
            <text:p>36.076099</text:p>
          </table:table-cell>
          <table:table-cell table:number-columns-repeated="16382"/>
        </table:table-row>
        <table:table-row table:number-rows-repeated="1047576" table:style-name="ro1">
          <table:table-cell table:number-columns-repeated="16384"/>
        </table:table-row>
      </table:table>
      <table:table table:name="Sheet3" table:style-name="ta1">
        <table:table-column table:style-name="co2" table:default-cell-style-name="ce1"/>
        <table:table-column table:style-name="co1" table:number-columns-repeated="6" table:default-cell-style-name="ce1"/>
        <table:table-column table:style-name="co2" table:number-columns-repeated="16377" table:default-cell-style-name="ce1"/>
        <table:table-row table:style-name="ro1">
          <table:table-cell table:style-name="ce1"/>
          <table:table-cell office:value-type="string" table:style-name="ce1">
            <text:p>Time</text:p>
          </table:table-cell>
          <table:table-cell office:value-type="string" table:style-name="ce1">
            <text:p>Temp</text:p>
          </table:table-cell>
          <table:table-cell office:value-type="string" table:style-name="ce1">
            <text:p>Potential Energy</text:p>
          </table:table-cell>
          <table:table-cell office:value-type="string" table:style-name="ce1">
            <text:p>Kinetic Energy</text:p>
          </table:table-cell>
          <table:table-cell office:value-type="string" table:style-name="ce1">
            <text:p>Total Energy</text:p>
          </table:table-cell>
          <table:table-cell table:style-name="ce1">
            <draw:frame xmlns:presentation="urn:oasis:names:tc:opendocument:xmlns:presentation:1.0" draw:z-index="1" draw:id="id2" draw:style-name="a2" draw:name="Chart 1" svg:x="0.0398in" svg:y="0.0394in" svg:width="13.35in" svg:height="9.1083in" style:rel-width="scale" style:rel-height="scale">
              <draw:object xlink:href="Object 3/" xlink:type="simple" xlink:show="embed" xlink:actuate="onLoad"/>
              <svg:desc/>
            </draw:frame>
          </table:table-cell>
          <table:table-cell table:number-columns-repeated="1637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formula="msoxl:=A2*0.00000000000001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99.056712000000005" table:style-name="ce1">
            <text:p>99.056712</text:p>
          </table:table-cell>
          <table:table-cell office:value-type="float" office:value="-5127.0422310000004" table:style-name="ce1">
            <text:p>-5127.042231</text:p>
          </table:table-cell>
          <table:table-cell office:value-type="float" office:value="-5027.9855200000002" table:style-name="ce1">
            <text:p>-5027.98552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9.9999999999999998E-13" table:formula="msoxl:=A3*0.00000000000001" table:style-name="ce1">
            <text:p>1E-12</text:p>
          </table:table-cell>
          <table:table-cell office:value-type="float" office:value="14.011926000000001" table:style-name="ce1">
            <text:p>14.011926</text:p>
          </table:table-cell>
          <table:table-cell office:value-type="float" office:value="21017.888757000001" table:style-name="ce1">
            <text:p>21017.88876</text:p>
          </table:table-cell>
          <table:table-cell office:value-type="float" office:value="-6607.6538129999999" table:style-name="ce1">
            <text:p>-6607.653813</text:p>
          </table:table-cell>
          <table:table-cell office:value-type="float" office:value="14410.234944" table:style-name="ce1">
            <text:p>14410.23494</text:p>
          </table:table-cell>
          <table:table-cell table:number-columns-repeated="16378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2E-12" table:formula="msoxl:=A4*0.00000000000001" table:style-name="ce1">
            <text:p>2E-12</text:p>
          </table:table-cell>
          <table:table-cell office:value-type="float" office:value="68.879193000000001" table:style-name="ce1">
            <text:p>68.879193</text:p>
          </table:table-cell>
          <table:table-cell office:value-type="float" office:value="103318.789748" table:style-name="ce1">
            <text:p>103318.7897</text:p>
          </table:table-cell>
          <table:table-cell office:value-type="float" office:value="-9129.7476320000005" table:style-name="ce1">
            <text:p>-9129.747632</text:p>
          </table:table-cell>
          <table:table-cell office:value-type="float" office:value="94189.042115999997" table:style-name="ce1">
            <text:p>94189.04212</text:p>
          </table:table-cell>
          <table:table-cell table:number-columns-repeated="16378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3.0000000000000001E-12" table:formula="msoxl:=A5*0.00000000000001" table:style-name="ce1">
            <text:p>3E-12</text:p>
          </table:table-cell>
          <table:table-cell office:value-type="float" office:value="97.200238999999996" table:style-name="ce1">
            <text:p>97.200239</text:p>
          </table:table-cell>
          <table:table-cell office:value-type="float" office:value="145800.35895600001" table:style-name="ce1">
            <text:p>145800.359</text:p>
          </table:table-cell>
          <table:table-cell office:value-type="float" office:value="-11645.213084000001" table:style-name="ce1">
            <text:p>-11645.21308</text:p>
          </table:table-cell>
          <table:table-cell office:value-type="float" office:value="134155.145873" table:style-name="ce1">
            <text:p>134155.1459</text:p>
          </table:table-cell>
          <table:table-cell table:number-columns-repeated="16378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float" office:value="3.9999999999999999E-12" table:formula="msoxl:=A6*0.00000000000001" table:style-name="ce1">
            <text:p>4E-12</text:p>
          </table:table-cell>
          <table:table-cell office:value-type="float" office:value="102.621633" table:style-name="ce1">
            <text:p>102.621633</text:p>
          </table:table-cell>
          <table:table-cell office:value-type="float" office:value="153932.44942300001" table:style-name="ce1">
            <text:p>153932.4494</text:p>
          </table:table-cell>
          <table:table-cell office:value-type="float" office:value="-12569.870344999999" table:style-name="ce1">
            <text:p>-12569.87035</text:p>
          </table:table-cell>
          <table:table-cell office:value-type="float" office:value="141362.57907800001" table:style-name="ce1">
            <text:p>141362.5791</text:p>
          </table:table-cell>
          <table:table-cell table:number-columns-repeated="16378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4.9999999999999997E-12" table:formula="msoxl:=A7*0.00000000000001" table:style-name="ce1">
            <text:p>5E-12</text:p>
          </table:table-cell>
          <table:table-cell office:value-type="float" office:value="100.220994" table:style-name="ce1">
            <text:p>100.220994</text:p>
          </table:table-cell>
          <table:table-cell office:value-type="float" office:value="150331.490918" table:style-name="ce1">
            <text:p>150331.4909</text:p>
          </table:table-cell>
          <table:table-cell office:value-type="float" office:value="-12587.269808999999" table:style-name="ce1">
            <text:p>-12587.26981</text:p>
          </table:table-cell>
          <table:table-cell office:value-type="float" office:value="137744.22110900001" table:style-name="ce1">
            <text:p>137744.2211</text:p>
          </table:table-cell>
          <table:table-cell table:number-columns-repeated="16378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float" office:value="6.0000000000000003E-12" table:formula="msoxl:=A8*0.00000000000001" table:style-name="ce1">
            <text:p>6E-12</text:p>
          </table:table-cell>
          <table:table-cell office:value-type="float" office:value="118.790516" table:style-name="ce1">
            <text:p>118.790516</text:p>
          </table:table-cell>
          <table:table-cell office:value-type="float" office:value="178185.77390900001" table:style-name="ce1">
            <text:p>178185.7739</text:p>
          </table:table-cell>
          <table:table-cell office:value-type="float" office:value="-13989.169527" table:style-name="ce1">
            <text:p>-13989.16953</text:p>
          </table:table-cell>
          <table:table-cell office:value-type="float" office:value="164196.60438100001" table:style-name="ce1">
            <text:p>164196.6044</text:p>
          </table:table-cell>
          <table:table-cell table:number-columns-repeated="16378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float" office:value="7.0000000000000001E-12" table:formula="msoxl:=A9*0.00000000000001" table:style-name="ce1">
            <text:p>7E-12</text:p>
          </table:table-cell>
          <table:table-cell office:value-type="float" office:value="130.80195599999999" table:style-name="ce1">
            <text:p>130.801956</text:p>
          </table:table-cell>
          <table:table-cell office:value-type="float" office:value="196202.93472700001" table:style-name="ce1">
            <text:p>196202.9347</text:p>
          </table:table-cell>
          <table:table-cell office:value-type="float" office:value="-15246.073707" table:style-name="ce1">
            <text:p>-15246.07371</text:p>
          </table:table-cell>
          <table:table-cell office:value-type="float" office:value="180956.86102000001" table:style-name="ce1">
            <text:p>180956.861</text:p>
          </table:table-cell>
          <table:table-cell table:number-columns-repeated="16378"/>
        </table:table-row>
        <table:table-row table:style-name="ro1">
          <table:table-cell office:value-type="float" office:value="800" table:style-name="ce1">
            <text:p>800</text:p>
          </table:table-cell>
          <table:table-cell office:value-type="float" office:value="7.9999999999999998E-12" table:formula="msoxl:=A10*0.00000000000001" table:style-name="ce1">
            <text:p>8E-12</text:p>
          </table:table-cell>
          <table:table-cell office:value-type="float" office:value="134.06178700000001" table:style-name="ce1">
            <text:p>134.061787</text:p>
          </table:table-cell>
          <table:table-cell office:value-type="float" office:value="201092.680873" table:style-name="ce1">
            <text:p>201092.6809</text:p>
          </table:table-cell>
          <table:table-cell office:value-type="float" office:value="-15631.347566" table:style-name="ce1">
            <text:p>-15631.34757</text:p>
          </table:table-cell>
          <table:table-cell office:value-type="float" office:value="185461.33330699999" table:style-name="ce1">
            <text:p>185461.3333</text:p>
          </table:table-cell>
          <table:table-cell table:number-columns-repeated="16378"/>
        </table:table-row>
        <table:table-row table:style-name="ro1">
          <table:table-cell office:value-type="float" office:value="900" table:style-name="ce1">
            <text:p>900</text:p>
          </table:table-cell>
          <table:table-cell office:value-type="float" office:value="8.9999999999999996E-12" table:formula="msoxl:=A11*0.00000000000001" table:style-name="ce1">
            <text:p>9E-12</text:p>
          </table:table-cell>
          <table:table-cell office:value-type="float" office:value="161.53697399999999" table:style-name="ce1">
            <text:p>161.536974</text:p>
          </table:table-cell>
          <table:table-cell office:value-type="float" office:value="242305.46028500001" table:style-name="ce1">
            <text:p>242305.4603</text:p>
          </table:table-cell>
          <table:table-cell office:value-type="float" office:value="-18199.839957" table:style-name="ce1">
            <text:p>-18199.83996</text:p>
          </table:table-cell>
          <table:table-cell office:value-type="float" office:value="224105.62032799999" table:style-name="ce1">
            <text:p>224105.6203</text:p>
          </table:table-cell>
          <table:table-cell table:number-columns-repeated="16378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9.9999999999999994E-12" table:formula="msoxl:=A12*0.00000000000001" table:style-name="ce1">
            <text:p>1E-11</text:p>
          </table:table-cell>
          <table:table-cell office:value-type="float" office:value="149.44239200000001" table:style-name="ce1">
            <text:p>149.442392</text:p>
          </table:table-cell>
          <table:table-cell office:value-type="float" office:value="224163.58859299999" table:style-name="ce1">
            <text:p>224163.5886</text:p>
          </table:table-cell>
          <table:table-cell office:value-type="float" office:value="-17611.572345" table:style-name="ce1">
            <text:p>-17611.57235</text:p>
          </table:table-cell>
          <table:table-cell office:value-type="float" office:value="206552.016248" table:style-name="ce1">
            <text:p>206552.0162</text:p>
          </table:table-cell>
          <table:table-cell table:number-columns-repeated="16378"/>
        </table:table-row>
        <table:table-row table:style-name="ro1">
          <table:table-cell office:value-type="float" office:value="1100" table:style-name="ce1">
            <text:p>1100</text:p>
          </table:table-cell>
          <table:table-cell office:value-type="float" office:value="1.1000000000000001E-11" table:formula="msoxl:=A13*0.00000000000001" table:style-name="ce1">
            <text:p>1.1E-11</text:p>
          </table:table-cell>
          <table:table-cell office:value-type="float" office:value="204.150317" table:style-name="ce1">
            <text:p>204.150317</text:p>
          </table:table-cell>
          <table:table-cell office:value-type="float" office:value="306225.47593900003" table:style-name="ce1">
            <text:p>306225.4759</text:p>
          </table:table-cell>
          <table:table-cell office:value-type="float" office:value="-22060.864003999999" table:style-name="ce1">
            <text:p>-22060.864</text:p>
          </table:table-cell>
          <table:table-cell office:value-type="float" office:value="284164.61193499999" table:style-name="ce1">
            <text:p>284164.6119</text:p>
          </table:table-cell>
          <table:table-cell table:number-columns-repeated="16378"/>
        </table:table-row>
        <table:table-row table:style-name="ro1">
          <table:table-cell office:value-type="float" office:value="1200" table:style-name="ce1">
            <text:p>1200</text:p>
          </table:table-cell>
          <table:table-cell office:value-type="float" office:value="1.2000000000000001E-11" table:formula="msoxl:=A14*0.00000000000001" table:style-name="ce1">
            <text:p>1.2E-11</text:p>
          </table:table-cell>
          <table:table-cell office:value-type="float" office:value="175.073193" table:style-name="ce1">
            <text:p>175.073193</text:p>
          </table:table-cell>
          <table:table-cell office:value-type="float" office:value="262609.79004499997" table:style-name="ce1">
            <text:p>262609.79</text:p>
          </table:table-cell>
          <table:table-cell office:value-type="float" office:value="-19831.246899000002" table:style-name="ce1">
            <text:p>-19831.2469</text:p>
          </table:table-cell>
          <table:table-cell office:value-type="float" office:value="242778.54314699999" table:style-name="ce1">
            <text:p>242778.5431</text:p>
          </table:table-cell>
          <table:table-cell table:number-columns-repeated="16378"/>
        </table:table-row>
        <table:table-row table:style-name="ro1">
          <table:table-cell office:value-type="float" office:value="1300" table:style-name="ce1">
            <text:p>1300</text:p>
          </table:table-cell>
          <table:table-cell office:value-type="float" office:value="1.3E-11" table:formula="msoxl:=A15*0.00000000000001" table:style-name="ce1">
            <text:p>1.3E-11</text:p>
          </table:table-cell>
          <table:table-cell office:value-type="float" office:value="183.86161799999999" table:style-name="ce1">
            <text:p>183.861618</text:p>
          </table:table-cell>
          <table:table-cell office:value-type="float" office:value="275792.42758800002" table:style-name="ce1">
            <text:p>275792.4276</text:p>
          </table:table-cell>
          <table:table-cell office:value-type="float" office:value="-20771.646531999999" table:style-name="ce1">
            <text:p>-20771.64653</text:p>
          </table:table-cell>
          <table:table-cell office:value-type="float" office:value="255020.78105600001" table:style-name="ce1">
            <text:p>255020.7811</text:p>
          </table:table-cell>
          <table:table-cell table:number-columns-repeated="16378"/>
        </table:table-row>
        <table:table-row table:style-name="ro1">
          <table:table-cell office:value-type="float" office:value="1400" table:style-name="ce1">
            <text:p>1400</text:p>
          </table:table-cell>
          <table:table-cell office:value-type="float" office:value="1.4E-11" table:formula="msoxl:=A16*0.00000000000001" table:style-name="ce1">
            <text:p>1.4E-11</text:p>
          </table:table-cell>
          <table:table-cell office:value-type="float" office:value="213.59599900000001" table:style-name="ce1">
            <text:p>213.595999</text:p>
          </table:table-cell>
          <table:table-cell office:value-type="float" office:value="320393.99865199998" table:style-name="ce1">
            <text:p>320393.9987</text:p>
          </table:table-cell>
          <table:table-cell office:value-type="float" office:value="-23379.909127999999" table:style-name="ce1">
            <text:p>-23379.90913</text:p>
          </table:table-cell>
          <table:table-cell office:value-type="float" office:value="297014.089523" table:style-name="ce1">
            <text:p>297014.0895</text:p>
          </table:table-cell>
          <table:table-cell table:number-columns-repeated="16378"/>
        </table:table-row>
        <table:table-row table:style-name="ro1">
          <table:table-cell office:value-type="float" office:value="1500" table:style-name="ce1">
            <text:p>1500</text:p>
          </table:table-cell>
          <table:table-cell office:value-type="float" office:value="1.5E-11" table:formula="msoxl:=A17*0.00000000000001" table:style-name="ce1">
            <text:p>1.5E-11</text:p>
          </table:table-cell>
          <table:table-cell office:value-type="float" office:value="210.76715799999999" table:style-name="ce1">
            <text:p>210.767158</text:p>
          </table:table-cell>
          <table:table-cell office:value-type="float" office:value="316150.73755999998" table:style-name="ce1">
            <text:p>316150.7376</text:p>
          </table:table-cell>
          <table:table-cell office:value-type="float" office:value="-22862.067921000002" table:style-name="ce1">
            <text:p>-22862.06792</text:p>
          </table:table-cell>
          <table:table-cell office:value-type="float" office:value="293288.66963900003" table:style-name="ce1">
            <text:p>293288.6696</text:p>
          </table:table-cell>
          <table:table-cell table:number-columns-repeated="16378"/>
        </table:table-row>
        <table:table-row table:style-name="ro1">
          <table:table-cell office:value-type="float" office:value="1600" table:style-name="ce1">
            <text:p>1600</text:p>
          </table:table-cell>
          <table:table-cell office:value-type="float" office:value="1.6E-11" table:formula="msoxl:=A18*0.00000000000001" table:style-name="ce1">
            <text:p>1.6E-11</text:p>
          </table:table-cell>
          <table:table-cell office:value-type="float" office:value="208.04818700000001" table:style-name="ce1">
            <text:p>208.048187</text:p>
          </table:table-cell>
          <table:table-cell office:value-type="float" office:value="312072.27981600002" table:style-name="ce1">
            <text:p>312072.2798</text:p>
          </table:table-cell>
          <table:table-cell office:value-type="float" office:value="-22760.156771000002" table:style-name="ce1">
            <text:p>-22760.15677</text:p>
          </table:table-cell>
          <table:table-cell office:value-type="float" office:value="289312.12304500001" table:style-name="ce1">
            <text:p>289312.123</text:p>
          </table:table-cell>
          <table:table-cell table:number-columns-repeated="16378"/>
        </table:table-row>
        <table:table-row table:style-name="ro1">
          <table:table-cell office:value-type="float" office:value="1700" table:style-name="ce1">
            <text:p>1700</text:p>
          </table:table-cell>
          <table:table-cell office:value-type="float" office:value="1.6999999999999999E-11" table:formula="msoxl:=A19*0.00000000000001" table:style-name="ce1">
            <text:p>1.7E-11</text:p>
          </table:table-cell>
          <table:table-cell office:value-type="float" office:value="231.815189" table:style-name="ce1">
            <text:p>231.815189</text:p>
          </table:table-cell>
          <table:table-cell office:value-type="float" office:value="347722.78279500001" table:style-name="ce1">
            <text:p>347722.7828</text:p>
          </table:table-cell>
          <table:table-cell office:value-type="float" office:value="-24809.150861999999" table:style-name="ce1">
            <text:p>-24809.15086</text:p>
          </table:table-cell>
          <table:table-cell office:value-type="float" office:value="322913.631933" table:style-name="ce1">
            <text:p>322913.6319</text:p>
          </table:table-cell>
          <table:table-cell table:number-columns-repeated="16378"/>
        </table:table-row>
        <table:table-row table:style-name="ro1">
          <table:table-cell office:value-type="float" office:value="1800" table:style-name="ce1">
            <text:p>1800</text:p>
          </table:table-cell>
          <table:table-cell office:value-type="float" office:value="1.7999999999999999E-11" table:formula="msoxl:=A20*0.00000000000001" table:style-name="ce1">
            <text:p>1.8E-11</text:p>
          </table:table-cell>
          <table:table-cell office:value-type="float" office:value="227.70588100000001" table:style-name="ce1">
            <text:p>227.705881</text:p>
          </table:table-cell>
          <table:table-cell office:value-type="float" office:value="341558.820809" table:style-name="ce1">
            <text:p>341558.8208</text:p>
          </table:table-cell>
          <table:table-cell office:value-type="float" office:value="-24700.611345000001" table:style-name="ce1">
            <text:p>-24700.61135</text:p>
          </table:table-cell>
          <table:table-cell office:value-type="float" office:value="316858.20946400001" table:style-name="ce1">
            <text:p>316858.2095</text:p>
          </table:table-cell>
          <table:table-cell table:number-columns-repeated="16378"/>
        </table:table-row>
        <table:table-row table:style-name="ro1">
          <table:table-cell office:value-type="float" office:value="1900" table:style-name="ce1">
            <text:p>1900</text:p>
          </table:table-cell>
          <table:table-cell office:value-type="float" office:value="1.8999999999999999E-11" table:formula="msoxl:=A21*0.00000000000001" table:style-name="ce1">
            <text:p>1.9E-11</text:p>
          </table:table-cell>
          <table:table-cell office:value-type="float" office:value="239.66242199999999" table:style-name="ce1">
            <text:p>239.662422</text:p>
          </table:table-cell>
          <table:table-cell office:value-type="float" office:value="359493.63261299999" table:style-name="ce1">
            <text:p>359493.6326</text:p>
          </table:table-cell>
          <table:table-cell office:value-type="float" office:value="-25815.834170999999" table:style-name="ce1">
            <text:p>-25815.83417</text:p>
          </table:table-cell>
          <table:table-cell office:value-type="float" office:value="333677.798442" table:style-name="ce1">
            <text:p>333677.7984</text:p>
          </table:table-cell>
          <table:table-cell table:number-columns-repeated="16378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1.9999999999999999E-11" table:formula="msoxl:=A22*0.00000000000001" table:style-name="ce1">
            <text:p>2E-11</text:p>
          </table:table-cell>
          <table:table-cell office:value-type="float" office:value="261.95820600000002" table:style-name="ce1">
            <text:p>261.958206</text:p>
          </table:table-cell>
          <table:table-cell office:value-type="float" office:value="392937.30890300003" table:style-name="ce1">
            <text:p>392937.3089</text:p>
          </table:table-cell>
          <table:table-cell office:value-type="float" office:value="-27899.627191" table:style-name="ce1">
            <text:p>-27899.62719</text:p>
          </table:table-cell>
          <table:table-cell office:value-type="float" office:value="365037.68171199999" table:style-name="ce1">
            <text:p>365037.6817</text:p>
          </table:table-cell>
          <table:table-cell table:number-columns-repeated="16378"/>
        </table:table-row>
        <table:table-row table:style-name="ro1">
          <table:table-cell office:value-type="float" office:value="2100" table:style-name="ce1">
            <text:p>2100</text:p>
          </table:table-cell>
          <table:table-cell office:value-type="float" office:value="2.0999999999999999E-11" table:formula="msoxl:=A23*0.00000000000001" table:style-name="ce1">
            <text:p>2.1E-11</text:p>
          </table:table-cell>
          <table:table-cell office:value-type="float" office:value="250.25621000000001" table:style-name="ce1">
            <text:p>250.25621</text:p>
          </table:table-cell>
          <table:table-cell office:value-type="float" office:value="375384.31546399998" table:style-name="ce1">
            <text:p>375384.3155</text:p>
          </table:table-cell>
          <table:table-cell office:value-type="float" office:value="-26791.861279000001" table:style-name="ce1">
            <text:p>-26791.86128</text:p>
          </table:table-cell>
          <table:table-cell office:value-type="float" office:value="348592.45418499998" table:style-name="ce1">
            <text:p>348592.4542</text:p>
          </table:table-cell>
          <table:table-cell table:number-columns-repeated="16378"/>
        </table:table-row>
        <table:table-row table:style-name="ro1">
          <table:table-cell office:value-type="float" office:value="2200" table:style-name="ce1">
            <text:p>2200</text:p>
          </table:table-cell>
          <table:table-cell office:value-type="float" office:value="2.2000000000000002E-11" table:formula="msoxl:=A24*0.00000000000001" table:style-name="ce1">
            <text:p>2.2E-11</text:p>
          </table:table-cell>
          <table:table-cell office:value-type="float" office:value="253.76398" table:style-name="ce1">
            <text:p>253.76398</text:p>
          </table:table-cell>
          <table:table-cell office:value-type="float" office:value="380645.97010500001" table:style-name="ce1">
            <text:p>380645.9701</text:p>
          </table:table-cell>
          <table:table-cell office:value-type="float" office:value="-27502.753689000001" table:style-name="ce1">
            <text:p>-27502.75369</text:p>
          </table:table-cell>
          <table:table-cell office:value-type="float" office:value="353143.21641599998" table:style-name="ce1">
            <text:p>353143.2164</text:p>
          </table:table-cell>
          <table:table-cell table:number-columns-repeated="16378"/>
        </table:table-row>
        <table:table-row table:style-name="ro1">
          <table:table-cell office:value-type="float" office:value="2300" table:style-name="ce1">
            <text:p>2300</text:p>
          </table:table-cell>
          <table:table-cell office:value-type="float" office:value="2.3000000000000001E-11" table:formula="msoxl:=A25*0.00000000000001" table:style-name="ce1">
            <text:p>2.3E-11</text:p>
          </table:table-cell>
          <table:table-cell office:value-type="float" office:value="252.719178" table:style-name="ce1">
            <text:p>252.719178</text:p>
          </table:table-cell>
          <table:table-cell office:value-type="float" office:value="379078.76700599998" table:style-name="ce1">
            <text:p>379078.767</text:p>
          </table:table-cell>
          <table:table-cell office:value-type="float" office:value="-27255.847001999999" table:style-name="ce1">
            <text:p>-27255.847</text:p>
          </table:table-cell>
          <table:table-cell office:value-type="float" office:value="351822.92000400001" table:style-name="ce1">
            <text:p>351822.92</text:p>
          </table:table-cell>
          <table:table-cell table:number-columns-repeated="16378"/>
        </table:table-row>
        <table:table-row table:style-name="ro1">
          <table:table-cell office:value-type="float" office:value="2400" table:style-name="ce1">
            <text:p>2400</text:p>
          </table:table-cell>
          <table:table-cell office:value-type="float" office:value="2.4000000000000001E-11" table:formula="msoxl:=A26*0.00000000000001" table:style-name="ce1">
            <text:p>2.4E-11</text:p>
          </table:table-cell>
          <table:table-cell office:value-type="float" office:value="247.70739599999999" table:style-name="ce1">
            <text:p>247.707396</text:p>
          </table:table-cell>
          <table:table-cell office:value-type="float" office:value="371561.09379900002" table:style-name="ce1">
            <text:p>371561.0938</text:p>
          </table:table-cell>
          <table:table-cell office:value-type="float" office:value="-26608.752627999998" table:style-name="ce1">
            <text:p>-26608.75263</text:p>
          </table:table-cell>
          <table:table-cell office:value-type="float" office:value="344952.34117099998" table:style-name="ce1">
            <text:p>344952.3412</text:p>
          </table:table-cell>
          <table:table-cell table:number-columns-repeated="16378"/>
        </table:table-row>
        <table:table-row table:style-name="ro1">
          <table:table-cell office:value-type="float" office:value="2500" table:style-name="ce1">
            <text:p>2500</text:p>
          </table:table-cell>
          <table:table-cell office:value-type="float" office:value="2.5000000000000001E-11" table:formula="msoxl:=A27*0.00000000000001" table:style-name="ce1">
            <text:p>2.5E-11</text:p>
          </table:table-cell>
          <table:table-cell office:value-type="float" office:value="246.426537" table:style-name="ce1">
            <text:p>246.426537</text:p>
          </table:table-cell>
          <table:table-cell office:value-type="float" office:value="369639.80543100002" table:style-name="ce1">
            <text:p>369639.8054</text:p>
          </table:table-cell>
          <table:table-cell office:value-type="float" office:value="-26667.579388999999" table:style-name="ce1">
            <text:p>-26667.57939</text:p>
          </table:table-cell>
          <table:table-cell office:value-type="float" office:value="342972.22604099999" table:style-name="ce1">
            <text:p>342972.226</text:p>
          </table:table-cell>
          <table:table-cell table:number-columns-repeated="16378"/>
        </table:table-row>
        <table:table-row table:style-name="ro1">
          <table:table-cell office:value-type="float" office:value="2600" table:style-name="ce1">
            <text:p>2600</text:p>
          </table:table-cell>
          <table:table-cell office:value-type="float" office:value="2.6000000000000001E-11" table:formula="msoxl:=A28*0.00000000000001" table:style-name="ce1">
            <text:p>2.6E-11</text:p>
          </table:table-cell>
          <table:table-cell office:value-type="float" office:value="257.26573200000001" table:style-name="ce1">
            <text:p>257.265732</text:p>
          </table:table-cell>
          <table:table-cell office:value-type="float" office:value="385898.59831600002" table:style-name="ce1">
            <text:p>385898.5983</text:p>
          </table:table-cell>
          <table:table-cell office:value-type="float" office:value="-27423.21328" table:style-name="ce1">
            <text:p>-27423.21328</text:p>
          </table:table-cell>
          <table:table-cell office:value-type="float" office:value="358475.38503599999" table:style-name="ce1">
            <text:p>358475.385</text:p>
          </table:table-cell>
          <table:table-cell table:number-columns-repeated="16378"/>
        </table:table-row>
        <table:table-row table:style-name="ro1">
          <table:table-cell office:value-type="float" office:value="2700" table:style-name="ce1">
            <text:p>2700</text:p>
          </table:table-cell>
          <table:table-cell office:value-type="float" office:value="2.7E-11" table:formula="msoxl:=A29*0.00000000000001" table:style-name="ce1">
            <text:p>2.7E-11</text:p>
          </table:table-cell>
          <table:table-cell office:value-type="float" office:value="247.940349" table:style-name="ce1">
            <text:p>247.940349</text:p>
          </table:table-cell>
          <table:table-cell office:value-type="float" office:value="371910.52421100001" table:style-name="ce1">
            <text:p>371910.5242</text:p>
          </table:table-cell>
          <table:table-cell office:value-type="float" office:value="-26586.381888" table:style-name="ce1">
            <text:p>-26586.38189</text:p>
          </table:table-cell>
          <table:table-cell office:value-type="float" office:value="345324.14232300001" table:style-name="ce1">
            <text:p>345324.1423</text:p>
          </table:table-cell>
          <table:table-cell table:number-columns-repeated="16378"/>
        </table:table-row>
        <table:table-row table:style-name="ro1">
          <table:table-cell office:value-type="float" office:value="2800" table:style-name="ce1">
            <text:p>2800</text:p>
          </table:table-cell>
          <table:table-cell office:value-type="float" office:value="2.8E-11" table:formula="msoxl:=A30*0.00000000000001" table:style-name="ce1">
            <text:p>2.8E-11</text:p>
          </table:table-cell>
          <table:table-cell office:value-type="float" office:value="261.49216300000001" table:style-name="ce1">
            <text:p>261.492163</text:p>
          </table:table-cell>
          <table:table-cell office:value-type="float" office:value="392238.24456899997" table:style-name="ce1">
            <text:p>392238.2446</text:p>
          </table:table-cell>
          <table:table-cell office:value-type="float" office:value="-27651.891957" table:style-name="ce1">
            <text:p>-27651.89196</text:p>
          </table:table-cell>
          <table:table-cell office:value-type="float" office:value="364586.35261100001" table:style-name="ce1">
            <text:p>364586.3526</text:p>
          </table:table-cell>
          <table:table-cell table:number-columns-repeated="16378"/>
        </table:table-row>
        <table:table-row table:style-name="ro1">
          <table:table-cell office:value-type="float" office:value="2900" table:style-name="ce1">
            <text:p>2900</text:p>
          </table:table-cell>
          <table:table-cell office:value-type="float" office:value="2.9E-11" table:formula="msoxl:=A31*0.00000000000001" table:style-name="ce1">
            <text:p>2.9E-11</text:p>
          </table:table-cell>
          <table:table-cell office:value-type="float" office:value="255.47888" table:style-name="ce1">
            <text:p>255.47888</text:p>
          </table:table-cell>
          <table:table-cell office:value-type="float" office:value="383218.32047999999" table:style-name="ce1">
            <text:p>383218.3205</text:p>
          </table:table-cell>
          <table:table-cell office:value-type="float" office:value="-26754.576711999998" table:style-name="ce1">
            <text:p>-26754.57671</text:p>
          </table:table-cell>
          <table:table-cell office:value-type="float" office:value="356463.74376799999" table:style-name="ce1">
            <text:p>356463.7438</text:p>
          </table:table-cell>
          <table:table-cell table:number-columns-repeated="16378"/>
        </table:table-row>
        <table:table-row table:style-name="ro1">
          <table:table-cell office:value-type="float" office:value="3000" table:style-name="ce1">
            <text:p>3000</text:p>
          </table:table-cell>
          <table:table-cell office:value-type="float" office:value="3E-11" table:formula="msoxl:=A32*0.00000000000001" table:style-name="ce1">
            <text:p>3E-11</text:p>
          </table:table-cell>
          <table:table-cell office:value-type="float" office:value="274.38718999999998" table:style-name="ce1">
            <text:p>274.38719</text:p>
          </table:table-cell>
          <table:table-cell office:value-type="float" office:value="411580.78426500002" table:style-name="ce1">
            <text:p>411580.7843</text:p>
          </table:table-cell>
          <table:table-cell office:value-type="float" office:value="-27985.795967999999" table:style-name="ce1">
            <text:p>-27985.79597</text:p>
          </table:table-cell>
          <table:table-cell office:value-type="float" office:value="383594.988297" table:style-name="ce1">
            <text:p>383594.9883</text:p>
          </table:table-cell>
          <table:table-cell table:number-columns-repeated="16378"/>
        </table:table-row>
        <table:table-row table:style-name="ro1">
          <table:table-cell office:value-type="float" office:value="3100" table:style-name="ce1">
            <text:p>3100</text:p>
          </table:table-cell>
          <table:table-cell office:value-type="float" office:value="3.1000000000000003E-11" table:formula="msoxl:=A33*0.00000000000001" table:style-name="ce1">
            <text:p>3.1E-11</text:p>
          </table:table-cell>
          <table:table-cell office:value-type="float" office:value="266.19303300000001" table:style-name="ce1">
            <text:p>266.193033</text:p>
          </table:table-cell>
          <table:table-cell office:value-type="float" office:value="399289.54926599999" table:style-name="ce1">
            <text:p>399289.5493</text:p>
          </table:table-cell>
          <table:table-cell office:value-type="float" office:value="-27642.777952" table:style-name="ce1">
            <text:p>-27642.77795</text:p>
          </table:table-cell>
          <table:table-cell office:value-type="float" office:value="371646.77131400001" table:style-name="ce1">
            <text:p>371646.7713</text:p>
          </table:table-cell>
          <table:table-cell table:number-columns-repeated="16378"/>
        </table:table-row>
        <table:table-row table:style-name="ro1">
          <table:table-cell office:value-type="float" office:value="3200" table:style-name="ce1">
            <text:p>3200</text:p>
          </table:table-cell>
          <table:table-cell office:value-type="float" office:value="3.1999999999999999E-11" table:formula="msoxl:=A34*0.00000000000001" table:style-name="ce1">
            <text:p>3.2E-11</text:p>
          </table:table-cell>
          <table:table-cell office:value-type="float" office:value="285.30823099999998" table:style-name="ce1">
            <text:p>285.308231</text:p>
          </table:table-cell>
          <table:table-cell office:value-type="float" office:value="427962.34615400003" table:style-name="ce1">
            <text:p>427962.3462</text:p>
          </table:table-cell>
          <table:table-cell office:value-type="float" office:value="-29221.157953999998" table:style-name="ce1">
            <text:p>-29221.15795</text:p>
          </table:table-cell>
          <table:table-cell office:value-type="float" office:value="398741.18819999998" table:style-name="ce1">
            <text:p>398741.1882</text:p>
          </table:table-cell>
          <table:table-cell table:number-columns-repeated="16378"/>
        </table:table-row>
        <table:table-row table:style-name="ro1">
          <table:table-cell office:value-type="float" office:value="3300" table:style-name="ce1">
            <text:p>3300</text:p>
          </table:table-cell>
          <table:table-cell office:value-type="float" office:value="3.3000000000000002E-11" table:formula="msoxl:=A35*0.00000000000001" table:style-name="ce1">
            <text:p>3.3E-11</text:p>
          </table:table-cell>
          <table:table-cell office:value-type="float" office:value="257.34290900000002" table:style-name="ce1">
            <text:p>257.342909</text:p>
          </table:table-cell>
          <table:table-cell office:value-type="float" office:value="386014.363526" table:style-name="ce1">
            <text:p>386014.3635</text:p>
          </table:table-cell>
          <table:table-cell office:value-type="float" office:value="-27114.165647000002" table:style-name="ce1">
            <text:p>-27114.16565</text:p>
          </table:table-cell>
          <table:table-cell office:value-type="float" office:value="358900.19787899998" table:style-name="ce1">
            <text:p>358900.1979</text:p>
          </table:table-cell>
          <table:table-cell table:number-columns-repeated="16378"/>
        </table:table-row>
        <table:table-row table:style-name="ro1">
          <table:table-cell office:value-type="float" office:value="3400" table:style-name="ce1">
            <text:p>3400</text:p>
          </table:table-cell>
          <table:table-cell office:value-type="float" office:value="3.3999999999999999E-11" table:formula="msoxl:=A36*0.00000000000001" table:style-name="ce1">
            <text:p>3.4E-11</text:p>
          </table:table-cell>
          <table:table-cell office:value-type="float" office:value="258.00221699999997" table:style-name="ce1">
            <text:p>258.002217</text:p>
          </table:table-cell>
          <table:table-cell office:value-type="float" office:value="387003.32570699998" table:style-name="ce1">
            <text:p>387003.3257</text:p>
          </table:table-cell>
          <table:table-cell office:value-type="float" office:value="-27261.646822999999" table:style-name="ce1">
            <text:p>-27261.64682</text:p>
          </table:table-cell>
          <table:table-cell office:value-type="float" office:value="359741.67888399999" table:style-name="ce1">
            <text:p>359741.6789</text:p>
          </table:table-cell>
          <table:table-cell table:number-columns-repeated="16378"/>
        </table:table-row>
        <table:table-row table:style-name="ro1">
          <table:table-cell office:value-type="float" office:value="3500" table:style-name="ce1">
            <text:p>3500</text:p>
          </table:table-cell>
          <table:table-cell office:value-type="float" office:value="3.5000000000000002E-11" table:formula="msoxl:=A37*0.00000000000001" table:style-name="ce1">
            <text:p>3.5E-11</text:p>
          </table:table-cell>
          <table:table-cell office:value-type="float" office:value="271.12640599999997" table:style-name="ce1">
            <text:p>271.126406</text:p>
          </table:table-cell>
          <table:table-cell office:value-type="float" office:value="406689.60889500001" table:style-name="ce1">
            <text:p>406689.6089</text:p>
          </table:table-cell>
          <table:table-cell office:value-type="float" office:value="-28398.411843000002" table:style-name="ce1">
            <text:p>-28398.41184</text:p>
          </table:table-cell>
          <table:table-cell office:value-type="float" office:value="378291.19705199997" table:style-name="ce1">
            <text:p>378291.1971</text:p>
          </table:table-cell>
          <table:table-cell table:number-columns-repeated="16378"/>
        </table:table-row>
        <table:table-row table:style-name="ro1">
          <table:table-cell office:value-type="float" office:value="3600" table:style-name="ce1">
            <text:p>3600</text:p>
          </table:table-cell>
          <table:table-cell office:value-type="float" office:value="3.5999999999999998E-11" table:formula="msoxl:=A38*0.00000000000001" table:style-name="ce1">
            <text:p>3.6E-11</text:p>
          </table:table-cell>
          <table:table-cell office:value-type="float" office:value="270.05945500000001" table:style-name="ce1">
            <text:p>270.059455</text:p>
          </table:table-cell>
          <table:table-cell office:value-type="float" office:value="405089.18222800002" table:style-name="ce1">
            <text:p>405089.1822</text:p>
          </table:table-cell>
          <table:table-cell office:value-type="float" office:value="-27939.397396" table:style-name="ce1">
            <text:p>-27939.3974</text:p>
          </table:table-cell>
          <table:table-cell office:value-type="float" office:value="377149.78483199998" table:style-name="ce1">
            <text:p>377149.7848</text:p>
          </table:table-cell>
          <table:table-cell table:number-columns-repeated="16378"/>
        </table:table-row>
        <table:table-row table:style-name="ro1">
          <table:table-cell office:value-type="float" office:value="3700" table:style-name="ce1">
            <text:p>3700</text:p>
          </table:table-cell>
          <table:table-cell office:value-type="float" office:value="3.7000000000000001E-11" table:formula="msoxl:=A39*0.00000000000001" table:style-name="ce1">
            <text:p>3.7E-11</text:p>
          </table:table-cell>
          <table:table-cell office:value-type="float" office:value="285.72425700000002" table:style-name="ce1">
            <text:p>285.724257</text:p>
          </table:table-cell>
          <table:table-cell office:value-type="float" office:value="428586.38547600002" table:style-name="ce1">
            <text:p>428586.3855</text:p>
          </table:table-cell>
          <table:table-cell office:value-type="float" office:value="-29865.76669" table:style-name="ce1">
            <text:p>-29865.76669</text:p>
          </table:table-cell>
          <table:table-cell office:value-type="float" office:value="398720.61878600001" table:style-name="ce1">
            <text:p>398720.6188</text:p>
          </table:table-cell>
          <table:table-cell table:number-columns-repeated="16378"/>
        </table:table-row>
        <table:table-row table:style-name="ro1">
          <table:table-cell office:value-type="float" office:value="3800" table:style-name="ce1">
            <text:p>3800</text:p>
          </table:table-cell>
          <table:table-cell office:value-type="float" office:value="3.7999999999999998E-11" table:formula="msoxl:=A40*0.00000000000001" table:style-name="ce1">
            <text:p>3.8E-11</text:p>
          </table:table-cell>
          <table:table-cell office:value-type="float" office:value="303.771995" table:style-name="ce1">
            <text:p>303.771995</text:p>
          </table:table-cell>
          <table:table-cell office:value-type="float" office:value="455657.99312300002" table:style-name="ce1">
            <text:p>455657.9931</text:p>
          </table:table-cell>
          <table:table-cell office:value-type="float" office:value="-31019.102628000001" table:style-name="ce1">
            <text:p>-31019.10263</text:p>
          </table:table-cell>
          <table:table-cell office:value-type="float" office:value="424638.89049600001" table:style-name="ce1">
            <text:p>424638.8905</text:p>
          </table:table-cell>
          <table:table-cell table:number-columns-repeated="16378"/>
        </table:table-row>
        <table:table-row table:style-name="ro1">
          <table:table-cell office:value-type="float" office:value="3900" table:style-name="ce1">
            <text:p>3900</text:p>
          </table:table-cell>
          <table:table-cell office:value-type="float" office:value="3.9000000000000001E-11" table:formula="msoxl:=A41*0.00000000000001" table:style-name="ce1">
            <text:p>3.9E-11</text:p>
          </table:table-cell>
          <table:table-cell office:value-type="float" office:value="331.598544" table:style-name="ce1">
            <text:p>331.598544</text:p>
          </table:table-cell>
          <table:table-cell office:value-type="float" office:value="497397.81624399999" table:style-name="ce1">
            <text:p>497397.8162</text:p>
          </table:table-cell>
          <table:table-cell office:value-type="float" office:value="-33328.260141999999" table:style-name="ce1">
            <text:p>-33328.26014</text:p>
          </table:table-cell>
          <table:table-cell office:value-type="float" office:value="464069.556102" table:style-name="ce1">
            <text:p>464069.5561</text:p>
          </table:table-cell>
          <table:table-cell table:number-columns-repeated="16378"/>
        </table:table-row>
        <table:table-row table:style-name="ro1">
          <table:table-cell office:value-type="float" office:value="4000" table:style-name="ce1">
            <text:p>4000</text:p>
          </table:table-cell>
          <table:table-cell office:value-type="float" office:value="3.9999999999999998E-11" table:formula="msoxl:=A42*0.00000000000001" table:style-name="ce1">
            <text:p>4E-11</text:p>
          </table:table-cell>
          <table:table-cell office:value-type="float" office:value="307.993244" table:style-name="ce1">
            <text:p>307.993244</text:p>
          </table:table-cell>
          <table:table-cell office:value-type="float" office:value="461989.86568699998" table:style-name="ce1">
            <text:p>461989.8657</text:p>
          </table:table-cell>
          <table:table-cell office:value-type="float" office:value="-31500.487815" table:style-name="ce1">
            <text:p>-31500.48782</text:p>
          </table:table-cell>
          <table:table-cell office:value-type="float" office:value="430489.37787299999" table:style-name="ce1">
            <text:p>430489.3779</text:p>
          </table:table-cell>
          <table:table-cell table:number-columns-repeated="16378"/>
        </table:table-row>
        <table:table-row table:style-name="ro1">
          <table:table-cell office:value-type="float" office:value="4100" table:style-name="ce1">
            <text:p>4100</text:p>
          </table:table-cell>
          <table:table-cell office:value-type="float" office:value="4.1000000000000001E-11" table:formula="msoxl:=A43*0.00000000000001" table:style-name="ce1">
            <text:p>4.1E-11</text:p>
          </table:table-cell>
          <table:table-cell office:value-type="float" office:value="295.17019199999999" table:style-name="ce1">
            <text:p>295.170192</text:p>
          </table:table-cell>
          <table:table-cell office:value-type="float" office:value="442755.28870099998" table:style-name="ce1">
            <text:p>442755.2887</text:p>
          </table:table-cell>
          <table:table-cell office:value-type="float" office:value="-31191.440181999998" table:style-name="ce1">
            <text:p>-31191.44018</text:p>
          </table:table-cell>
          <table:table-cell office:value-type="float" office:value="411563.84851899999" table:style-name="ce1">
            <text:p>411563.8485</text:p>
          </table:table-cell>
          <table:table-cell table:number-columns-repeated="16378"/>
        </table:table-row>
        <table:table-row table:style-name="ro1">
          <table:table-cell office:value-type="float" office:value="4200" table:style-name="ce1">
            <text:p>4200</text:p>
          </table:table-cell>
          <table:table-cell office:value-type="float" office:value="4.1999999999999997E-11" table:formula="msoxl:=A44*0.00000000000001" table:style-name="ce1">
            <text:p>4.2E-11</text:p>
          </table:table-cell>
          <table:table-cell office:value-type="float" office:value="309.31994300000002" table:style-name="ce1">
            <text:p>309.319943</text:p>
          </table:table-cell>
          <table:table-cell office:value-type="float" office:value="463979.91453299997" table:style-name="ce1">
            <text:p>463979.9145</text:p>
          </table:table-cell>
          <table:table-cell office:value-type="float" office:value="-31593.284959000001" table:style-name="ce1">
            <text:p>-31593.28496</text:p>
          </table:table-cell>
          <table:table-cell office:value-type="float" office:value="432386.62957400002" table:style-name="ce1">
            <text:p>432386.6296</text:p>
          </table:table-cell>
          <table:table-cell table:number-columns-repeated="16378"/>
        </table:table-row>
        <table:table-row table:style-name="ro1">
          <table:table-cell office:value-type="float" office:value="4300" table:style-name="ce1">
            <text:p>4300</text:p>
          </table:table-cell>
          <table:table-cell office:value-type="float" office:value="4.3E-11" table:formula="msoxl:=A45*0.00000000000001" table:style-name="ce1">
            <text:p>4.3E-11</text:p>
          </table:table-cell>
          <table:table-cell office:value-type="float" office:value="311.75091500000002" table:style-name="ce1">
            <text:p>311.750915</text:p>
          </table:table-cell>
          <table:table-cell office:value-type="float" office:value="467626.37228499999" table:style-name="ce1">
            <text:p>467626.3723</text:p>
          </table:table-cell>
          <table:table-cell office:value-type="float" office:value="-32064.727595" table:style-name="ce1">
            <text:p>-32064.7276</text:p>
          </table:table-cell>
          <table:table-cell office:value-type="float" office:value="435561.64468999999" table:style-name="ce1">
            <text:p>435561.6447</text:p>
          </table:table-cell>
          <table:table-cell table:number-columns-repeated="16378"/>
        </table:table-row>
        <table:table-row table:style-name="ro1">
          <table:table-cell office:value-type="float" office:value="4400" table:style-name="ce1">
            <text:p>4400</text:p>
          </table:table-cell>
          <table:table-cell office:value-type="float" office:value="4.4000000000000003E-11" table:formula="msoxl:=A46*0.00000000000001" table:style-name="ce1">
            <text:p>4.4E-11</text:p>
          </table:table-cell>
          <table:table-cell office:value-type="float" office:value="310.22854100000001" table:style-name="ce1">
            <text:p>310.228541</text:p>
          </table:table-cell>
          <table:table-cell office:value-type="float" office:value="465342.81159200001" table:style-name="ce1">
            <text:p>465342.8116</text:p>
          </table:table-cell>
          <table:table-cell office:value-type="float" office:value="-31238.667300000001" table:style-name="ce1">
            <text:p>-31238.6673</text:p>
          </table:table-cell>
          <table:table-cell office:value-type="float" office:value="434104.14429199998" table:style-name="ce1">
            <text:p>434104.1443</text:p>
          </table:table-cell>
          <table:table-cell table:number-columns-repeated="16378"/>
        </table:table-row>
        <table:table-row table:style-name="ro1">
          <table:table-cell office:value-type="float" office:value="4500" table:style-name="ce1">
            <text:p>4500</text:p>
          </table:table-cell>
          <table:table-cell office:value-type="float" office:value="4.5E-11" table:formula="msoxl:=A47*0.00000000000001" table:style-name="ce1">
            <text:p>4.5E-11</text:p>
          </table:table-cell>
          <table:table-cell office:value-type="float" office:value="303.295885" table:style-name="ce1">
            <text:p>303.295885</text:p>
          </table:table-cell>
          <table:table-cell office:value-type="float" office:value="454943.827773" table:style-name="ce1">
            <text:p>454943.8278</text:p>
          </table:table-cell>
          <table:table-cell office:value-type="float" office:value="-31372.891740999999" table:style-name="ce1">
            <text:p>-31372.89174</text:p>
          </table:table-cell>
          <table:table-cell office:value-type="float" office:value="423570.936032" table:style-name="ce1">
            <text:p>423570.936</text:p>
          </table:table-cell>
          <table:table-cell table:number-columns-repeated="16378"/>
        </table:table-row>
        <table:table-row table:style-name="ro1">
          <table:table-cell office:value-type="float" office:value="4600" table:style-name="ce1">
            <text:p>4600</text:p>
          </table:table-cell>
          <table:table-cell office:value-type="float" office:value="4.6000000000000003E-11" table:formula="msoxl:=A48*0.00000000000001" table:style-name="ce1">
            <text:p>4.6E-11</text:p>
          </table:table-cell>
          <table:table-cell office:value-type="float" office:value="311.844266" table:style-name="ce1">
            <text:p>311.844266</text:p>
          </table:table-cell>
          <table:table-cell office:value-type="float" office:value="467766.399546" table:style-name="ce1">
            <text:p>467766.3995</text:p>
          </table:table-cell>
          <table:table-cell office:value-type="float" office:value="-31952.045348" table:style-name="ce1">
            <text:p>-31952.04535</text:p>
          </table:table-cell>
          <table:table-cell office:value-type="float" office:value="435814.35419799999" table:style-name="ce1">
            <text:p>435814.3542</text:p>
          </table:table-cell>
          <table:table-cell table:number-columns-repeated="16378"/>
        </table:table-row>
        <table:table-row table:style-name="ro1">
          <table:table-cell office:value-type="float" office:value="4700" table:style-name="ce1">
            <text:p>4700</text:p>
          </table:table-cell>
          <table:table-cell office:value-type="float" office:value="4.6999999999999999E-11" table:formula="msoxl:=A49*0.00000000000001" table:style-name="ce1">
            <text:p>4.7E-11</text:p>
          </table:table-cell>
          <table:table-cell office:value-type="float" office:value="296.486358" table:style-name="ce1">
            <text:p>296.486358</text:p>
          </table:table-cell>
          <table:table-cell office:value-type="float" office:value="444729.53657200001" table:style-name="ce1">
            <text:p>444729.5366</text:p>
          </table:table-cell>
          <table:table-cell office:value-type="float" office:value="-30623.886218" table:style-name="ce1">
            <text:p>-30623.88622</text:p>
          </table:table-cell>
          <table:table-cell office:value-type="float" office:value="414105.65035399998" table:style-name="ce1">
            <text:p>414105.6504</text:p>
          </table:table-cell>
          <table:table-cell table:number-columns-repeated="16378"/>
        </table:table-row>
        <table:table-row table:style-name="ro1">
          <table:table-cell office:value-type="float" office:value="4800" table:style-name="ce1">
            <text:p>4800</text:p>
          </table:table-cell>
          <table:table-cell office:value-type="float" office:value="4.8000000000000002E-11" table:formula="msoxl:=A50*0.00000000000001" table:style-name="ce1">
            <text:p>4.8E-11</text:p>
          </table:table-cell>
          <table:table-cell office:value-type="float" office:value="308.92259100000001" table:style-name="ce1">
            <text:p>308.922591</text:p>
          </table:table-cell>
          <table:table-cell office:value-type="float" office:value="463383.88620000001" table:style-name="ce1">
            <text:p>463383.8862</text:p>
          </table:table-cell>
          <table:table-cell office:value-type="float" office:value="-31574.228403000001" table:style-name="ce1">
            <text:p>-31574.2284</text:p>
          </table:table-cell>
          <table:table-cell office:value-type="float" office:value="431809.65779799997" table:style-name="ce1">
            <text:p>431809.6578</text:p>
          </table:table-cell>
          <table:table-cell table:number-columns-repeated="16378"/>
        </table:table-row>
        <table:table-row table:style-name="ro1">
          <table:table-cell office:value-type="float" office:value="4900" table:style-name="ce1">
            <text:p>4900</text:p>
          </table:table-cell>
          <table:table-cell office:value-type="float" office:value="4.8999999999999999E-11" table:formula="msoxl:=A51*0.00000000000001" table:style-name="ce1">
            <text:p>4.9E-11</text:p>
          </table:table-cell>
          <table:table-cell office:value-type="float" office:value="316.965102" table:style-name="ce1">
            <text:p>316.965102</text:p>
          </table:table-cell>
          <table:table-cell office:value-type="float" office:value="475447.65229100001" table:style-name="ce1">
            <text:p>475447.6523</text:p>
          </table:table-cell>
          <table:table-cell office:value-type="float" office:value="-32243.693515999999" table:style-name="ce1">
            <text:p>-32243.69352</text:p>
          </table:table-cell>
          <table:table-cell office:value-type="float" office:value="443203.95877500001" table:style-name="ce1">
            <text:p>443203.9588</text:p>
          </table:table-cell>
          <table:table-cell table:number-columns-repeated="16378"/>
        </table:table-row>
        <table:table-row table:style-name="ro1">
          <table:table-cell office:value-type="float" office:value="5000" table:style-name="ce1">
            <text:p>5000</text:p>
          </table:table-cell>
          <table:table-cell office:value-type="float" office:value="5.0000000000000002E-11" table:formula="msoxl:=A52*0.00000000000001" table:style-name="ce1">
            <text:p>5E-11</text:p>
          </table:table-cell>
          <table:table-cell office:value-type="float" office:value="309.72553599999998" table:style-name="ce1">
            <text:p>309.725536</text:p>
          </table:table-cell>
          <table:table-cell office:value-type="float" office:value="464588.30351100001" table:style-name="ce1">
            <text:p>464588.3035</text:p>
          </table:table-cell>
          <table:table-cell office:value-type="float" office:value="-31860.076749" table:style-name="ce1">
            <text:p>-31860.07675</text:p>
          </table:table-cell>
          <table:table-cell office:value-type="float" office:value="432728.22676200001" table:style-name="ce1">
            <text:p>432728.2268</text:p>
          </table:table-cell>
          <table:table-cell table:style-name="ce1">
            <draw:frame xmlns:presentation="urn:oasis:names:tc:opendocument:xmlns:presentation:1.0" draw:z-index="2" draw:id="id3" draw:style-name="a3" draw:name="Chart 2" svg:x="0.365in" svg:y="0.1752in" svg:width="12.3528in" svg:height="7.2323in" style:rel-width="scale" style:rel-height="scale">
              <draw:object xlink:href="Object 4/" xlink:type="simple" xlink:show="embed" xlink:actuate="onLoad"/>
              <svg:desc/>
            </draw:frame>
          </table:table-cell>
          <table:table-cell table:number-columns-repeated="16377"/>
        </table:table-row>
        <table:table-row table:style-name="ro1">
          <table:table-cell office:value-type="float" office:value="5100" table:style-name="ce1">
            <text:p>5100</text:p>
          </table:table-cell>
          <table:table-cell office:value-type="float" office:value="5.0999999999999998E-11" table:formula="msoxl:=A53*0.00000000000001" table:style-name="ce1">
            <text:p>5.1E-11</text:p>
          </table:table-cell>
          <table:table-cell office:value-type="float" office:value="308.38401599999997" table:style-name="ce1">
            <text:p>308.384016</text:p>
          </table:table-cell>
          <table:table-cell office:value-type="float" office:value="462576.02389399998" table:style-name="ce1">
            <text:p>462576.0239</text:p>
          </table:table-cell>
          <table:table-cell office:value-type="float" office:value="-31633.055164000001" table:style-name="ce1">
            <text:p>-31633.05516</text:p>
          </table:table-cell>
          <table:table-cell office:value-type="float" office:value="430942.96873000002" table:style-name="ce1">
            <text:p>430942.9687</text:p>
          </table:table-cell>
          <table:table-cell table:number-columns-repeated="16378"/>
        </table:table-row>
        <table:table-row table:style-name="ro1">
          <table:table-cell office:value-type="float" office:value="5200" table:style-name="ce1">
            <text:p>5200</text:p>
          </table:table-cell>
          <table:table-cell office:value-type="float" office:value="5.2000000000000001E-11" table:formula="msoxl:=A54*0.00000000000001" table:style-name="ce1">
            <text:p>5.2E-11</text:p>
          </table:table-cell>
          <table:table-cell office:value-type="float" office:value="306.12408399999998" table:style-name="ce1">
            <text:p>306.124084</text:p>
          </table:table-cell>
          <table:table-cell office:value-type="float" office:value="459186.12654000003" table:style-name="ce1">
            <text:p>459186.1265</text:p>
          </table:table-cell>
          <table:table-cell office:value-type="float" office:value="-31544.400749" table:style-name="ce1">
            <text:p>-31544.40075</text:p>
          </table:table-cell>
          <table:table-cell office:value-type="float" office:value="427641.725791" table:style-name="ce1">
            <text:p>427641.7258</text:p>
          </table:table-cell>
          <table:table-cell table:number-columns-repeated="16378"/>
        </table:table-row>
        <table:table-row table:style-name="ro1">
          <table:table-cell office:value-type="float" office:value="5300" table:style-name="ce1">
            <text:p>5300</text:p>
          </table:table-cell>
          <table:table-cell office:value-type="float" office:value="5.2999999999999998E-11" table:formula="msoxl:=A55*0.00000000000001" table:style-name="ce1">
            <text:p>5.3E-11</text:p>
          </table:table-cell>
          <table:table-cell office:value-type="float" office:value="314.96464500000002" table:style-name="ce1">
            <text:p>314.964645</text:p>
          </table:table-cell>
          <table:table-cell office:value-type="float" office:value="472446.96753999998" table:style-name="ce1">
            <text:p>472446.9675</text:p>
          </table:table-cell>
          <table:table-cell office:value-type="float" office:value="-31449.946512999999" table:style-name="ce1">
            <text:p>-31449.94651</text:p>
          </table:table-cell>
          <table:table-cell office:value-type="float" office:value="440997.02102799999" table:style-name="ce1">
            <text:p>440997.021</text:p>
          </table:table-cell>
          <table:table-cell table:number-columns-repeated="16378"/>
        </table:table-row>
        <table:table-row table:style-name="ro1">
          <table:table-cell office:value-type="float" office:value="5400" table:style-name="ce1">
            <text:p>5400</text:p>
          </table:table-cell>
          <table:table-cell office:value-type="float" office:value="5.4000000000000001E-11" table:formula="msoxl:=A56*0.00000000000001" table:style-name="ce1">
            <text:p>5.4E-11</text:p>
          </table:table-cell>
          <table:table-cell office:value-type="float" office:value="302.238629" table:style-name="ce1">
            <text:p>302.238629</text:p>
          </table:table-cell>
          <table:table-cell office:value-type="float" office:value="453357.943424" table:style-name="ce1">
            <text:p>453357.9434</text:p>
          </table:table-cell>
          <table:table-cell office:value-type="float" office:value="-30494.633052000001" table:style-name="ce1">
            <text:p>-30494.63305</text:p>
          </table:table-cell>
          <table:table-cell office:value-type="float" office:value="422863.31037199998" table:style-name="ce1">
            <text:p>422863.3104</text:p>
          </table:table-cell>
          <table:table-cell table:number-columns-repeated="16378"/>
        </table:table-row>
        <table:table-row table:style-name="ro1">
          <table:table-cell office:value-type="float" office:value="5500" table:style-name="ce1">
            <text:p>5500</text:p>
          </table:table-cell>
          <table:table-cell office:value-type="float" office:value="5.4999999999999997E-11" table:formula="msoxl:=A57*0.00000000000001" table:style-name="ce1">
            <text:p>5.5E-11</text:p>
          </table:table-cell>
          <table:table-cell office:value-type="float" office:value="300.13425000000001" table:style-name="ce1">
            <text:p>300.13425</text:p>
          </table:table-cell>
          <table:table-cell office:value-type="float" office:value="450201.37493200001" table:style-name="ce1">
            <text:p>450201.3749</text:p>
          </table:table-cell>
          <table:table-cell office:value-type="float" office:value="-30304.896034000001" table:style-name="ce1">
            <text:p>-30304.89603</text:p>
          </table:table-cell>
          <table:table-cell office:value-type="float" office:value="419896.47889799997" table:style-name="ce1">
            <text:p>419896.4789</text:p>
          </table:table-cell>
          <table:table-cell table:number-columns-repeated="16378"/>
        </table:table-row>
        <table:table-row table:style-name="ro1">
          <table:table-cell office:value-type="float" office:value="5600" table:style-name="ce1">
            <text:p>5600</text:p>
          </table:table-cell>
          <table:table-cell office:value-type="float" office:value="5.6E-11" table:formula="msoxl:=A58*0.00000000000001" table:style-name="ce1">
            <text:p>5.6E-11</text:p>
          </table:table-cell>
          <table:table-cell office:value-type="float" office:value="313.79755299999999" table:style-name="ce1">
            <text:p>313.797553</text:p>
          </table:table-cell>
          <table:table-cell office:value-type="float" office:value="470696.32974999998" table:style-name="ce1">
            <text:p>470696.3298</text:p>
          </table:table-cell>
          <table:table-cell office:value-type="float" office:value="-31130.127783" table:style-name="ce1">
            <text:p>-31130.12778</text:p>
          </table:table-cell>
          <table:table-cell office:value-type="float" office:value="439566.20196699997" table:style-name="ce1">
            <text:p>439566.202</text:p>
          </table:table-cell>
          <table:table-cell table:number-columns-repeated="16378"/>
        </table:table-row>
        <table:table-row table:style-name="ro1">
          <table:table-cell office:value-type="float" office:value="5700" table:style-name="ce1">
            <text:p>5700</text:p>
          </table:table-cell>
          <table:table-cell office:value-type="float" office:value="5.6999999999999997E-11" table:formula="msoxl:=A59*0.00000000000001" table:style-name="ce1">
            <text:p>5.7E-11</text:p>
          </table:table-cell>
          <table:table-cell office:value-type="float" office:value="305.49059399999999" table:style-name="ce1">
            <text:p>305.490594</text:p>
          </table:table-cell>
          <table:table-cell office:value-type="float" office:value="458235.891221" table:style-name="ce1">
            <text:p>458235.8912</text:p>
          </table:table-cell>
          <table:table-cell office:value-type="float" office:value="-31191.440181999998" table:style-name="ce1">
            <text:p>-31191.44018</text:p>
          </table:table-cell>
          <table:table-cell office:value-type="float" office:value="427044.45103900001" table:style-name="ce1">
            <text:p>427044.451</text:p>
          </table:table-cell>
          <table:table-cell table:number-columns-repeated="16378"/>
        </table:table-row>
        <table:table-row table:style-name="ro1">
          <table:table-cell office:value-type="float" office:value="5800" table:style-name="ce1">
            <text:p>5800</text:p>
          </table:table-cell>
          <table:table-cell office:value-type="float" office:value="5.8E-11" table:formula="msoxl:=A60*0.00000000000001" table:style-name="ce1">
            <text:p>5.8E-11</text:p>
          </table:table-cell>
          <table:table-cell office:value-type="float" office:value="301.62331799999998" table:style-name="ce1">
            <text:p>301.623318</text:p>
          </table:table-cell>
          <table:table-cell office:value-type="float" office:value="452434.97716000001" table:style-name="ce1">
            <text:p>452434.9772</text:p>
          </table:table-cell>
          <table:table-cell office:value-type="float" office:value="-30604.001115999999" table:style-name="ce1">
            <text:p>-30604.00112</text:p>
          </table:table-cell>
          <table:table-cell office:value-type="float" office:value="421830.97604500002" table:style-name="ce1">
            <text:p>421830.976</text:p>
          </table:table-cell>
          <table:table-cell table:number-columns-repeated="16378"/>
        </table:table-row>
        <table:table-row table:style-name="ro1">
          <table:table-cell office:value-type="float" office:value="5900" table:style-name="ce1">
            <text:p>5900</text:p>
          </table:table-cell>
          <table:table-cell office:value-type="float" office:value="5.9000000000000003E-11" table:formula="msoxl:=A61*0.00000000000001" table:style-name="ce1">
            <text:p>5.9E-11</text:p>
          </table:table-cell>
          <table:table-cell office:value-type="float" office:value="320.51194800000002" table:style-name="ce1">
            <text:p>320.511948</text:p>
          </table:table-cell>
          <table:table-cell office:value-type="float" office:value="480767.92236999999" table:style-name="ce1">
            <text:p>480767.9224</text:p>
          </table:table-cell>
          <table:table-cell office:value-type="float" office:value="-31544.400749" table:style-name="ce1">
            <text:p>-31544.40075</text:p>
          </table:table-cell>
          <table:table-cell office:value-type="float" office:value="449223.52162000001" table:style-name="ce1">
            <text:p>449223.5216</text:p>
          </table:table-cell>
          <table:table-cell table:number-columns-repeated="16378"/>
        </table:table-row>
        <table:table-row table:style-name="ro1">
          <table:table-cell office:value-type="float" office:value="6000" table:style-name="ce1">
            <text:p>6000</text:p>
          </table:table-cell>
          <table:table-cell office:value-type="float" office:value="6E-11" table:formula="msoxl:=A62*0.00000000000001" table:style-name="ce1">
            <text:p>6E-11</text:p>
          </table:table-cell>
          <table:table-cell office:value-type="float" office:value="312.84244699999999" table:style-name="ce1">
            <text:p>312.842447</text:p>
          </table:table-cell>
          <table:table-cell office:value-type="float" office:value="469263.670155" table:style-name="ce1">
            <text:p>469263.6702</text:p>
          </table:table-cell>
          <table:table-cell office:value-type="float" office:value="-31255.238218999999" table:style-name="ce1">
            <text:p>-31255.23822</text:p>
          </table:table-cell>
          <table:table-cell office:value-type="float" office:value="438008.43193600001" table:style-name="ce1">
            <text:p>438008.4319</text:p>
          </table:table-cell>
          <table:table-cell table:number-columns-repeated="16378"/>
        </table:table-row>
        <table:table-row table:style-name="ro1">
          <table:table-cell office:value-type="float" office:value="6100" table:style-name="ce1">
            <text:p>6100</text:p>
          </table:table-cell>
          <table:table-cell office:value-type="float" office:value="6.0999999999999996E-11" table:formula="msoxl:=A63*0.00000000000001" table:style-name="ce1">
            <text:p>6.1E-11</text:p>
          </table:table-cell>
          <table:table-cell office:value-type="float" office:value="319.63210800000002" table:style-name="ce1">
            <text:p>319.632108</text:p>
          </table:table-cell>
          <table:table-cell office:value-type="float" office:value="479448.16240600002" table:style-name="ce1">
            <text:p>479448.1624</text:p>
          </table:table-cell>
          <table:table-cell office:value-type="float" office:value="-31689.396287" table:style-name="ce1">
            <text:p>-31689.39629</text:p>
          </table:table-cell>
          <table:table-cell office:value-type="float" office:value="447758.76611899998" table:style-name="ce1">
            <text:p>447758.7661</text:p>
          </table:table-cell>
          <table:table-cell table:number-columns-repeated="16378"/>
        </table:table-row>
        <table:table-row table:style-name="ro1">
          <table:table-cell office:value-type="float" office:value="6200" table:style-name="ce1">
            <text:p>6200</text:p>
          </table:table-cell>
          <table:table-cell office:value-type="float" office:value="6.2000000000000006E-11" table:formula="msoxl:=A64*0.00000000000001" table:style-name="ce1">
            <text:p>6.2E-11</text:p>
          </table:table-cell>
          <table:table-cell office:value-type="float" office:value="365.28963299999998" table:style-name="ce1">
            <text:p>365.289633</text:p>
          </table:table-cell>
          <table:table-cell office:value-type="float" office:value="547934.44938699994" table:style-name="ce1">
            <text:p>547934.4494</text:p>
          </table:table-cell>
          <table:table-cell office:value-type="float" office:value="-36858.694361000002" table:style-name="ce1">
            <text:p>-36858.69436</text:p>
          </table:table-cell>
          <table:table-cell office:value-type="float" office:value="511075.75502600003" table:style-name="ce1">
            <text:p>511075.755</text:p>
          </table:table-cell>
          <table:table-cell table:number-columns-repeated="16378"/>
        </table:table-row>
        <table:table-row table:style-name="ro1">
          <table:table-cell office:value-type="float" office:value="6300" table:style-name="ce1">
            <text:p>6300</text:p>
          </table:table-cell>
          <table:table-cell office:value-type="float" office:value="6.3000000000000002E-11" table:formula="msoxl:=A65*0.00000000000001" table:style-name="ce1">
            <text:p>6.3E-11</text:p>
          </table:table-cell>
          <table:table-cell office:value-type="float" office:value="357.83259700000002" table:style-name="ce1">
            <text:p>357.832597</text:p>
          </table:table-cell>
          <table:table-cell office:value-type="float" office:value="536748.89600399998" table:style-name="ce1">
            <text:p>536748.896</text:p>
          </table:table-cell>
          <table:table-cell office:value-type="float" office:value="-35448.509184000002" table:style-name="ce1">
            <text:p>-35448.50918</text:p>
          </table:table-cell>
          <table:table-cell office:value-type="float" office:value="501300.38682000001" table:style-name="ce1">
            <text:p>501300.3868</text:p>
          </table:table-cell>
          <table:table-cell table:number-columns-repeated="16378"/>
        </table:table-row>
        <table:table-row table:style-name="ro1">
          <table:table-cell office:value-type="float" office:value="6400" table:style-name="ce1">
            <text:p>6400</text:p>
          </table:table-cell>
          <table:table-cell office:value-type="float" office:value="6.3999999999999999E-11" table:formula="msoxl:=A66*0.00000000000001" table:style-name="ce1">
            <text:p>6.4E-11</text:p>
          </table:table-cell>
          <table:table-cell office:value-type="float" office:value="334.99062199999997" table:style-name="ce1">
            <text:p>334.990622</text:p>
          </table:table-cell>
          <table:table-cell office:value-type="float" office:value="502485.93301199999" table:style-name="ce1">
            <text:p>502485.933</text:p>
          </table:table-cell>
          <table:table-cell office:value-type="float" office:value="-33807.159691000001" table:style-name="ce1">
            <text:p>-33807.15969</text:p>
          </table:table-cell>
          <table:table-cell office:value-type="float" office:value="468678.77332099999" table:style-name="ce1">
            <text:p>468678.7733</text:p>
          </table:table-cell>
          <table:table-cell table:number-columns-repeated="16378"/>
        </table:table-row>
        <table:table-row table:style-name="ro1">
          <table:table-cell office:value-type="float" office:value="6500" table:style-name="ce1">
            <text:p>6500</text:p>
          </table:table-cell>
          <table:table-cell office:value-type="float" office:value="6.4999999999999995E-11" table:formula="msoxl:=A67*0.00000000000001" table:style-name="ce1">
            <text:p>6.5E-11</text:p>
          </table:table-cell>
          <table:table-cell office:value-type="float" office:value="360.11859700000002" table:style-name="ce1">
            <text:p>360.118597</text:p>
          </table:table-cell>
          <table:table-cell office:value-type="float" office:value="540177.89593" table:style-name="ce1">
            <text:p>540177.8959</text:p>
          </table:table-cell>
          <table:table-cell office:value-type="float" office:value="-35173.431934" table:style-name="ce1">
            <text:p>-35173.43193</text:p>
          </table:table-cell>
          <table:table-cell office:value-type="float" office:value="505004.46399600001" table:style-name="ce1">
            <text:p>505004.464</text:p>
          </table:table-cell>
          <table:table-cell table:number-columns-repeated="16378"/>
        </table:table-row>
        <table:table-row table:style-name="ro1">
          <table:table-cell office:value-type="float" office:value="6600" table:style-name="ce1">
            <text:p>6600</text:p>
          </table:table-cell>
          <table:table-cell office:value-type="float" office:value="6.6000000000000005E-11" table:formula="msoxl:=A68*0.00000000000001" table:style-name="ce1">
            <text:p>6.6E-11</text:p>
          </table:table-cell>
          <table:table-cell office:value-type="float" office:value="359.91837800000002" table:style-name="ce1">
            <text:p>359.918378</text:p>
          </table:table-cell>
          <table:table-cell office:value-type="float" office:value="539877.56637799996" table:style-name="ce1">
            <text:p>539877.5664</text:p>
          </table:table-cell>
          <table:table-cell office:value-type="float" office:value="-35335.826936999998" table:style-name="ce1">
            <text:p>-35335.82694</text:p>
          </table:table-cell>
          <table:table-cell office:value-type="float" office:value="504541.73944099998" table:style-name="ce1">
            <text:p>504541.7394</text:p>
          </table:table-cell>
          <table:table-cell table:number-columns-repeated="16378"/>
        </table:table-row>
        <table:table-row table:style-name="ro1">
          <table:table-cell office:value-type="float" office:value="6700" table:style-name="ce1">
            <text:p>6700</text:p>
          </table:table-cell>
          <table:table-cell office:value-type="float" office:value="6.7000000000000001E-11" table:formula="msoxl:=A69*0.00000000000001" table:style-name="ce1">
            <text:p>6.7E-11</text:p>
          </table:table-cell>
          <table:table-cell office:value-type="float" office:value="350.92255399999999" table:style-name="ce1">
            <text:p>350.922554</text:p>
          </table:table-cell>
          <table:table-cell office:value-type="float" office:value="526383.83068999997" table:style-name="ce1">
            <text:p>526383.8307</text:p>
          </table:table-cell>
          <table:table-cell office:value-type="float" office:value="-34798.100627" table:style-name="ce1">
            <text:p>-34798.10063</text:p>
          </table:table-cell>
          <table:table-cell office:value-type="float" office:value="491585.730063" table:style-name="ce1">
            <text:p>491585.7301</text:p>
          </table:table-cell>
          <table:table-cell table:number-columns-repeated="16378"/>
        </table:table-row>
        <table:table-row table:style-name="ro1">
          <table:table-cell office:value-type="float" office:value="6800" table:style-name="ce1">
            <text:p>6800</text:p>
          </table:table-cell>
          <table:table-cell office:value-type="float" office:value="6.7999999999999998E-11" table:formula="msoxl:=A70*0.00000000000001" table:style-name="ce1">
            <text:p>6.8E-11</text:p>
          </table:table-cell>
          <table:table-cell office:value-type="float" office:value="346.07433500000002" table:style-name="ce1">
            <text:p>346.074335</text:p>
          </table:table-cell>
          <table:table-cell office:value-type="float" office:value="519111.50233699998" table:style-name="ce1">
            <text:p>519111.5023</text:p>
          </table:table-cell>
          <table:table-cell office:value-type="float" office:value="-34784.843891999997" table:style-name="ce1">
            <text:p>-34784.84389</text:p>
          </table:table-cell>
          <table:table-cell office:value-type="float" office:value="484326.65844500001" table:style-name="ce1">
            <text:p>484326.6584</text:p>
          </table:table-cell>
          <table:table-cell table:number-columns-repeated="16378"/>
        </table:table-row>
        <table:table-row table:style-name="ro1">
          <table:table-cell office:value-type="float" office:value="6900" table:style-name="ce1">
            <text:p>6900</text:p>
          </table:table-cell>
          <table:table-cell office:value-type="float" office:value="6.8999999999999994E-11" table:formula="msoxl:=A71*0.00000000000001" table:style-name="ce1">
            <text:p>6.9E-11</text:p>
          </table:table-cell>
          <table:table-cell office:value-type="float" office:value="354.50010900000001" table:style-name="ce1">
            <text:p>354.500109</text:p>
          </table:table-cell>
          <table:table-cell office:value-type="float" office:value="531750.16350400005" table:style-name="ce1">
            <text:p>531750.1635</text:p>
          </table:table-cell>
          <table:table-cell office:value-type="float" office:value="-35396.310790000003" table:style-name="ce1">
            <text:p>-35396.31079</text:p>
          </table:table-cell>
          <table:table-cell office:value-type="float" office:value="496353.85271399998" table:style-name="ce1">
            <text:p>496353.8527</text:p>
          </table:table-cell>
          <table:table-cell table:number-columns-repeated="16378"/>
        </table:table-row>
        <table:table-row table:style-name="ro1">
          <table:table-cell office:value-type="float" office:value="7000" table:style-name="ce1">
            <text:p>7000</text:p>
          </table:table-cell>
          <table:table-cell office:value-type="float" office:value="7.0000000000000004E-11" table:formula="msoxl:=A72*0.00000000000001" table:style-name="ce1">
            <text:p>7E-11</text:p>
          </table:table-cell>
          <table:table-cell office:value-type="float" office:value="348.09010599999999" table:style-name="ce1">
            <text:p>348.090106</text:p>
          </table:table-cell>
          <table:table-cell office:value-type="float" office:value="522135.158253" table:style-name="ce1">
            <text:p>522135.1583</text:p>
          </table:table-cell>
          <table:table-cell office:value-type="float" office:value="-34822.957004999997" table:style-name="ce1">
            <text:p>-34822.95701</text:p>
          </table:table-cell>
          <table:table-cell office:value-type="float" office:value="487312.20124800003" table:style-name="ce1">
            <text:p>487312.2012</text:p>
          </table:table-cell>
          <table:table-cell table:number-columns-repeated="16378"/>
        </table:table-row>
        <table:table-row table:style-name="ro1">
          <table:table-cell office:value-type="float" office:value="7100" table:style-name="ce1">
            <text:p>7100</text:p>
          </table:table-cell>
          <table:table-cell office:value-type="float" office:value="7.1E-11" table:formula="msoxl:=A73*0.00000000000001" table:style-name="ce1">
            <text:p>7.1E-11</text:p>
          </table:table-cell>
          <table:table-cell office:value-type="float" office:value="347.86550699999998" table:style-name="ce1">
            <text:p>347.865507</text:p>
          </table:table-cell>
          <table:table-cell office:value-type="float" office:value="521798.261176" table:style-name="ce1">
            <text:p>521798.2612</text:p>
          </table:table-cell>
          <table:table-cell office:value-type="float" office:value="-34895.040501000003" table:style-name="ce1">
            <text:p>-34895.0405</text:p>
          </table:table-cell>
          <table:table-cell office:value-type="float" office:value="486903.22067499999" table:style-name="ce1">
            <text:p>486903.2207</text:p>
          </table:table-cell>
          <table:table-cell table:number-columns-repeated="16378"/>
        </table:table-row>
        <table:table-row table:style-name="ro1">
          <table:table-cell office:value-type="float" office:value="7200" table:style-name="ce1">
            <text:p>7200</text:p>
          </table:table-cell>
          <table:table-cell office:value-type="float" office:value="7.1999999999999997E-11" table:formula="msoxl:=A74*0.00000000000001" table:style-name="ce1">
            <text:p>7.2E-11</text:p>
          </table:table-cell>
          <table:table-cell office:value-type="float" office:value="356.129706" table:style-name="ce1">
            <text:p>356.129706</text:p>
          </table:table-cell>
          <table:table-cell office:value-type="float" office:value="534194.55956299999" table:style-name="ce1">
            <text:p>534194.5596</text:p>
          </table:table-cell>
          <table:table-cell office:value-type="float" office:value="-35369.797319999998" table:style-name="ce1">
            <text:p>-35369.79732</text:p>
          </table:table-cell>
          <table:table-cell office:value-type="float" office:value="498824.76224299998" table:style-name="ce1">
            <text:p>498824.7622</text:p>
          </table:table-cell>
          <table:table-cell table:number-columns-repeated="16378"/>
        </table:table-row>
        <table:table-row table:style-name="ro1">
          <table:table-cell office:value-type="float" office:value="7300" table:style-name="ce1">
            <text:p>7300</text:p>
          </table:table-cell>
          <table:table-cell office:value-type="float" office:value="7.2999999999999993E-11" table:formula="msoxl:=A75*0.00000000000001" table:style-name="ce1">
            <text:p>7.3E-11</text:p>
          </table:table-cell>
          <table:table-cell office:value-type="float" office:value="374.45547699999997" table:style-name="ce1">
            <text:p>374.455477</text:p>
          </table:table-cell>
          <table:table-cell office:value-type="float" office:value="561683.21576599998" table:style-name="ce1">
            <text:p>561683.2158</text:p>
          </table:table-cell>
          <table:table-cell office:value-type="float" office:value="-36466.792135000003" table:style-name="ce1">
            <text:p>-36466.79214</text:p>
          </table:table-cell>
          <table:table-cell office:value-type="float" office:value="525216.42363099998" table:style-name="ce1">
            <text:p>525216.4236</text:p>
          </table:table-cell>
          <table:table-cell table:number-columns-repeated="16378"/>
        </table:table-row>
        <table:table-row table:style-name="ro1">
          <table:table-cell office:value-type="float" office:value="7400" table:style-name="ce1">
            <text:p>7400</text:p>
          </table:table-cell>
          <table:table-cell office:value-type="float" office:value="7.4000000000000003E-11" table:formula="msoxl:=A76*0.00000000000001" table:style-name="ce1">
            <text:p>7.4E-11</text:p>
          </table:table-cell>
          <table:table-cell office:value-type="float" office:value="368.05661700000002" table:style-name="ce1">
            <text:p>368.056617</text:p>
          </table:table-cell>
          <table:table-cell office:value-type="float" office:value="552084.925407" table:style-name="ce1">
            <text:p>552084.9254</text:p>
          </table:table-cell>
          <table:table-cell office:value-type="float" office:value="-36474.249048999998" table:style-name="ce1">
            <text:p>-36474.24905</text:p>
          </table:table-cell>
          <table:table-cell office:value-type="float" office:value="515610.67635899998" table:style-name="ce1">
            <text:p>515610.6764</text:p>
          </table:table-cell>
          <table:table-cell table:number-columns-repeated="16378"/>
        </table:table-row>
        <table:table-row table:style-name="ro1">
          <table:table-cell office:value-type="float" office:value="7500" table:style-name="ce1">
            <text:p>7500</text:p>
          </table:table-cell>
          <table:table-cell office:value-type="float" office:value="7.5E-11" table:formula="msoxl:=A77*0.00000000000001" table:style-name="ce1">
            <text:p>7.5E-11</text:p>
          </table:table-cell>
          <table:table-cell office:value-type="float" office:value="343.55568699999998" table:style-name="ce1">
            <text:p>343.555687</text:p>
          </table:table-cell>
          <table:table-cell office:value-type="float" office:value="515333.53097299999" table:style-name="ce1">
            <text:p>515333.531</text:p>
          </table:table-cell>
          <table:table-cell office:value-type="float" office:value="-34175.862631000004" table:style-name="ce1">
            <text:p>-34175.86263</text:p>
          </table:table-cell>
          <table:table-cell office:value-type="float" office:value="481157.66834099998" table:style-name="ce1">
            <text:p>481157.6683</text:p>
          </table:table-cell>
          <table:table-cell table:number-columns-repeated="16378"/>
        </table:table-row>
        <table:table-row table:style-name="ro1">
          <table:table-cell office:value-type="float" office:value="7600" table:style-name="ce1">
            <text:p>7600</text:p>
          </table:table-cell>
          <table:table-cell office:value-type="float" office:value="7.5999999999999996E-11" table:formula="msoxl:=A78*0.00000000000001" table:style-name="ce1">
            <text:p>7.6E-11</text:p>
          </table:table-cell>
          <table:table-cell office:value-type="float" office:value="366.21443499999998" table:style-name="ce1">
            <text:p>366.214435</text:p>
          </table:table-cell>
          <table:table-cell office:value-type="float" office:value="549321.653192" table:style-name="ce1">
            <text:p>549321.6532</text:p>
          </table:table-cell>
          <table:table-cell office:value-type="float" office:value="-35575.276711999999" table:style-name="ce1">
            <text:p>-35575.27671</text:p>
          </table:table-cell>
          <table:table-cell office:value-type="float" office:value="513746.37647999998" table:style-name="ce1">
            <text:p>513746.3765</text:p>
          </table:table-cell>
          <table:table-cell table:number-columns-repeated="16378"/>
        </table:table-row>
        <table:table-row table:style-name="ro1">
          <table:table-cell office:value-type="float" office:value="7700" table:style-name="ce1">
            <text:p>7700</text:p>
          </table:table-cell>
          <table:table-cell office:value-type="float" office:value="7.7000000000000006E-11" table:formula="msoxl:=A79*0.00000000000001" table:style-name="ce1">
            <text:p>7.7E-11</text:p>
          </table:table-cell>
          <table:table-cell office:value-type="float" office:value="356.99680499999999" table:style-name="ce1">
            <text:p>356.996805</text:p>
          </table:table-cell>
          <table:table-cell office:value-type="float" office:value="535495.20797400002" table:style-name="ce1">
            <text:p>535495.208</text:p>
          </table:table-cell>
          <table:table-cell office:value-type="float" office:value="-34814.671544999997" table:style-name="ce1">
            <text:p>-34814.67155</text:p>
          </table:table-cell>
          <table:table-cell office:value-type="float" office:value="500680.53642900003" table:style-name="ce1">
            <text:p>500680.5364</text:p>
          </table:table-cell>
          <table:table-cell table:number-columns-repeated="16378"/>
        </table:table-row>
        <table:table-row table:style-name="ro1">
          <table:table-cell office:value-type="float" office:value="7800" table:style-name="ce1">
            <text:p>7800</text:p>
          </table:table-cell>
          <table:table-cell office:value-type="float" office:value="7.8000000000000002E-11" table:formula="msoxl:=A80*0.00000000000001" table:style-name="ce1">
            <text:p>7.8E-11</text:p>
          </table:table-cell>
          <table:table-cell office:value-type="float" office:value="357.74046199999998" table:style-name="ce1">
            <text:p>357.740462</text:p>
          </table:table-cell>
          <table:table-cell office:value-type="float" office:value="536610.69345400005" table:style-name="ce1">
            <text:p>536610.6935</text:p>
          </table:table-cell>
          <table:table-cell office:value-type="float" office:value="-35105.491168" table:style-name="ce1">
            <text:p>-35105.49117</text:p>
          </table:table-cell>
          <table:table-cell office:value-type="float" office:value="501505.20228700002" table:style-name="ce1">
            <text:p>501505.2023</text:p>
          </table:table-cell>
          <table:table-cell table:number-columns-repeated="16378"/>
        </table:table-row>
        <table:table-row table:style-name="ro1">
          <table:table-cell office:value-type="float" office:value="7900" table:style-name="ce1">
            <text:p>7900</text:p>
          </table:table-cell>
          <table:table-cell office:value-type="float" office:value="7.8999999999999999E-11" table:formula="msoxl:=A81*0.00000000000001" table:style-name="ce1">
            <text:p>7.9E-11</text:p>
          </table:table-cell>
          <table:table-cell office:value-type="float" office:value="333.067159" table:style-name="ce1">
            <text:p>333.067159</text:p>
          </table:table-cell>
          <table:table-cell office:value-type="float" office:value="499600.73891499999" table:style-name="ce1">
            <text:p>499600.7389</text:p>
          </table:table-cell>
          <table:table-cell office:value-type="float" office:value="-33364.716162999997" table:style-name="ce1">
            <text:p>-33364.71616</text:p>
          </table:table-cell>
          <table:table-cell office:value-type="float" office:value="466236.02275100001" table:style-name="ce1">
            <text:p>466236.0228</text:p>
          </table:table-cell>
          <table:table-cell table:number-columns-repeated="16378"/>
        </table:table-row>
        <table:table-row table:style-name="ro1">
          <table:table-cell office:value-type="float" office:value="8000" table:style-name="ce1">
            <text:p>8000</text:p>
          </table:table-cell>
          <table:table-cell office:value-type="float" office:value="7.9999999999999995E-11" table:formula="msoxl:=A82*0.00000000000001" table:style-name="ce1">
            <text:p>8E-11</text:p>
          </table:table-cell>
          <table:table-cell office:value-type="float" office:value="369.78642200000002" table:style-name="ce1">
            <text:p>369.786422</text:p>
          </table:table-cell>
          <table:table-cell office:value-type="float" office:value="554679.63333999994" table:style-name="ce1">
            <text:p>554679.6333</text:p>
          </table:table-cell>
          <table:table-cell office:value-type="float" office:value="-35524.735410000001" table:style-name="ce1">
            <text:p>-35524.73541</text:p>
          </table:table-cell>
          <table:table-cell office:value-type="float" office:value="519154.89792999998" table:style-name="ce1">
            <text:p>519154.8979</text:p>
          </table:table-cell>
          <table:table-cell table:number-columns-repeated="16378"/>
        </table:table-row>
        <table:table-row table:style-name="ro1">
          <table:table-cell office:value-type="float" office:value="8100" table:style-name="ce1">
            <text:p>8100</text:p>
          </table:table-cell>
          <table:table-cell office:value-type="float" office:value="8.1000000000000005E-11" table:formula="msoxl:=A83*0.00000000000001" table:style-name="ce1">
            <text:p>8.1E-11</text:p>
          </table:table-cell>
          <table:table-cell office:value-type="float" office:value="360.44027999999997" table:style-name="ce1">
            <text:p>360.44028</text:p>
          </table:table-cell>
          <table:table-cell office:value-type="float" office:value="540660.41926800006" table:style-name="ce1">
            <text:p>540660.4193</text:p>
          </table:table-cell>
          <table:table-cell office:value-type="float" office:value="-35203.259588000001" table:style-name="ce1">
            <text:p>-35203.25959</text:p>
          </table:table-cell>
          <table:table-cell office:value-type="float" office:value="505457.15967999998" table:style-name="ce1">
            <text:p>505457.1597</text:p>
          </table:table-cell>
          <table:table-cell table:number-columns-repeated="16378"/>
        </table:table-row>
        <table:table-row table:style-name="ro1">
          <table:table-cell office:value-type="float" office:value="8200" table:style-name="ce1">
            <text:p>8200</text:p>
          </table:table-cell>
          <table:table-cell office:value-type="float" office:value="8.2000000000000001E-11" table:formula="msoxl:=A84*0.00000000000001" table:style-name="ce1">
            <text:p>8.2E-11</text:p>
          </table:table-cell>
          <table:table-cell office:value-type="float" office:value="334.22899799999999" table:style-name="ce1">
            <text:p>334.228998</text:p>
          </table:table-cell>
          <table:table-cell office:value-type="float" office:value="501343.49735399999" table:style-name="ce1">
            <text:p>501343.4974</text:p>
          </table:table-cell>
          <table:table-cell office:value-type="float" office:value="-33535.396625000001" table:style-name="ce1">
            <text:p>-33535.39663</text:p>
          </table:table-cell>
          <table:table-cell office:value-type="float" office:value="467808.100729" table:style-name="ce1">
            <text:p>467808.1007</text:p>
          </table:table-cell>
          <table:table-cell table:number-columns-repeated="16378"/>
        </table:table-row>
        <table:table-row table:style-name="ro1">
          <table:table-cell office:value-type="float" office:value="8300" table:style-name="ce1">
            <text:p>8300</text:p>
          </table:table-cell>
          <table:table-cell office:value-type="float" office:value="8.2999999999999998E-11" table:formula="msoxl:=A85*0.00000000000001" table:style-name="ce1">
            <text:p>8.3E-11</text:p>
          </table:table-cell>
          <table:table-cell office:value-type="float" office:value="351.02717100000001" table:style-name="ce1">
            <text:p>351.027171</text:p>
          </table:table-cell>
          <table:table-cell office:value-type="float" office:value="526540.75670699996" table:style-name="ce1">
            <text:p>526540.7567</text:p>
          </table:table-cell>
          <table:table-cell office:value-type="float" office:value="-35047.492952000001" table:style-name="ce1">
            <text:p>-35047.49295</text:p>
          </table:table-cell>
          <table:table-cell office:value-type="float" office:value="491493.26375400001" table:style-name="ce1">
            <text:p>491493.2638</text:p>
          </table:table-cell>
          <table:table-cell table:number-columns-repeated="16378"/>
        </table:table-row>
        <table:table-row table:style-name="ro1">
          <table:table-cell office:value-type="float" office:value="8400" table:style-name="ce1">
            <text:p>8400</text:p>
          </table:table-cell>
          <table:table-cell office:value-type="float" office:value="8.3999999999999994E-11" table:formula="msoxl:=A86*0.00000000000001" table:style-name="ce1">
            <text:p>8.4E-11</text:p>
          </table:table-cell>
          <table:table-cell office:value-type="float" office:value="376.58756" table:style-name="ce1">
            <text:p>376.58756</text:p>
          </table:table-cell>
          <table:table-cell office:value-type="float" office:value="564881.34052299999" table:style-name="ce1">
            <text:p>564881.3405</text:p>
          </table:table-cell>
          <table:table-cell office:value-type="float" office:value="-35472.537016000002" table:style-name="ce1">
            <text:p>-35472.53702</text:p>
          </table:table-cell>
          <table:table-cell office:value-type="float" office:value="529408.80350699998" table:style-name="ce1">
            <text:p>529408.8035</text:p>
          </table:table-cell>
          <table:table-cell table:number-columns-repeated="16378"/>
        </table:table-row>
        <table:table-row table:style-name="ro1">
          <table:table-cell office:value-type="float" office:value="8500" table:style-name="ce1">
            <text:p>8500</text:p>
          </table:table-cell>
          <table:table-cell office:value-type="float" office:value="8.5000000000000004E-11" table:formula="msoxl:=A87*0.00000000000001" table:style-name="ce1">
            <text:p>8.5E-11</text:p>
          </table:table-cell>
          <table:table-cell office:value-type="float" office:value="342.97760499999998" table:style-name="ce1">
            <text:p>342.977605</text:p>
          </table:table-cell>
          <table:table-cell office:value-type="float" office:value="514466.40751200001" table:style-name="ce1">
            <text:p>514466.4075</text:p>
          </table:table-cell>
          <table:table-cell office:value-type="float" office:value="-33690.334714999997" table:style-name="ce1">
            <text:p>-33690.33472</text:p>
          </table:table-cell>
          <table:table-cell office:value-type="float" office:value="480776.072797" table:style-name="ce1">
            <text:p>480776.0728</text:p>
          </table:table-cell>
          <table:table-cell table:number-columns-repeated="16378"/>
        </table:table-row>
        <table:table-row table:style-name="ro1">
          <table:table-cell office:value-type="float" office:value="8600" table:style-name="ce1">
            <text:p>8600</text:p>
          </table:table-cell>
          <table:table-cell office:value-type="float" office:value="8.6E-11" table:formula="msoxl:=A88*0.00000000000001" table:style-name="ce1">
            <text:p>8.6E-11</text:p>
          </table:table-cell>
          <table:table-cell office:value-type="float" office:value="350.35157800000002" table:style-name="ce1">
            <text:p>350.351578</text:p>
          </table:table-cell>
          <table:table-cell office:value-type="float" office:value="525527.36710599996" table:style-name="ce1">
            <text:p>525527.3671</text:p>
          </table:table-cell>
          <table:table-cell office:value-type="float" office:value="-34551.193938999997" table:style-name="ce1">
            <text:p>-34551.19394</text:p>
          </table:table-cell>
          <table:table-cell office:value-type="float" office:value="490976.173167" table:style-name="ce1">
            <text:p>490976.1732</text:p>
          </table:table-cell>
          <table:table-cell table:number-columns-repeated="16378"/>
        </table:table-row>
        <table:table-row table:style-name="ro1">
          <table:table-cell office:value-type="float" office:value="8700" table:style-name="ce1">
            <text:p>8700</text:p>
          </table:table-cell>
          <table:table-cell office:value-type="float" office:value="8.6999999999999997E-11" table:formula="msoxl:=A89*0.00000000000001" table:style-name="ce1">
            <text:p>8.7E-11</text:p>
          </table:table-cell>
          <table:table-cell office:value-type="float" office:value="352.152603" table:style-name="ce1">
            <text:p>352.152603</text:p>
          </table:table-cell>
          <table:table-cell office:value-type="float" office:value="528228.90501600003" table:style-name="ce1">
            <text:p>528228.905</text:p>
          </table:table-cell>
          <table:table-cell office:value-type="float" office:value="-34498.995544999998" table:style-name="ce1">
            <text:p>-34498.99555</text:p>
          </table:table-cell>
          <table:table-cell office:value-type="float" office:value="493729.90947100002" table:style-name="ce1">
            <text:p>493729.9095</text:p>
          </table:table-cell>
          <table:table-cell table:number-columns-repeated="16378"/>
        </table:table-row>
        <table:table-row table:style-name="ro1">
          <table:table-cell office:value-type="float" office:value="8800" table:style-name="ce1">
            <text:p>8800</text:p>
          </table:table-cell>
          <table:table-cell office:value-type="float" office:value="8.8000000000000006E-11" table:formula="msoxl:=A90*0.00000000000001" table:style-name="ce1">
            <text:p>8.8E-11</text:p>
          </table:table-cell>
          <table:table-cell office:value-type="float" office:value="358.07692800000001" table:style-name="ce1">
            <text:p>358.076928</text:p>
          </table:table-cell>
          <table:table-cell office:value-type="float" office:value="537115.39130799996" table:style-name="ce1">
            <text:p>537115.3913</text:p>
          </table:table-cell>
          <table:table-cell office:value-type="float" office:value="-34623.277435000004" table:style-name="ce1">
            <text:p>-34623.27744</text:p>
          </table:table-cell>
          <table:table-cell office:value-type="float" office:value="502492.11387300002" table:style-name="ce1">
            <text:p>502492.1139</text:p>
          </table:table-cell>
          <table:table-cell table:number-columns-repeated="16378"/>
        </table:table-row>
        <table:table-row table:style-name="ro1">
          <table:table-cell office:value-type="float" office:value="8900" table:style-name="ce1">
            <text:p>8900</text:p>
          </table:table-cell>
          <table:table-cell office:value-type="float" office:value="8.9000000000000003E-11" table:formula="msoxl:=A91*0.00000000000001" table:style-name="ce1">
            <text:p>8.9E-11</text:p>
          </table:table-cell>
          <table:table-cell office:value-type="float" office:value="356.79815200000002" table:style-name="ce1">
            <text:p>356.798152</text:p>
          </table:table-cell>
          <table:table-cell office:value-type="float" office:value="535197.22809800005" table:style-name="ce1">
            <text:p>535197.2281</text:p>
          </table:table-cell>
          <table:table-cell office:value-type="float" office:value="-34806.386085999999" table:style-name="ce1">
            <text:p>-34806.38609</text:p>
          </table:table-cell>
          <table:table-cell office:value-type="float" office:value="500390.84201199998" table:style-name="ce1">
            <text:p>500390.842</text:p>
          </table:table-cell>
          <table:table-cell table:number-columns-repeated="16378"/>
        </table:table-row>
        <table:table-row table:style-name="ro1">
          <table:table-cell office:value-type="float" office:value="9000" table:style-name="ce1">
            <text:p>9000</text:p>
          </table:table-cell>
          <table:table-cell office:value-type="float" office:value="8.9999999999999999E-11" table:formula="msoxl:=A92*0.00000000000001" table:style-name="ce1">
            <text:p>9E-11</text:p>
          </table:table-cell>
          <table:table-cell office:value-type="float" office:value="377.49037900000002" table:style-name="ce1">
            <text:p>377.490379</text:p>
          </table:table-cell>
          <table:table-cell office:value-type="float" office:value="566235.56836100004" table:style-name="ce1">
            <text:p>566235.5684</text:p>
          </table:table-cell>
          <table:table-cell office:value-type="float" office:value="-36216.571263999998" table:style-name="ce1">
            <text:p>-36216.57126</text:p>
          </table:table-cell>
          <table:table-cell office:value-type="float" office:value="530018.99709700001" table:style-name="ce1">
            <text:p>530018.9971</text:p>
          </table:table-cell>
          <table:table-cell table:number-columns-repeated="16378"/>
        </table:table-row>
        <table:table-row table:style-name="ro1">
          <table:table-cell office:value-type="float" office:value="9100" table:style-name="ce1">
            <text:p>9100</text:p>
          </table:table-cell>
          <table:table-cell office:value-type="float" office:value="9.0999999999999996E-11" table:formula="msoxl:=A93*0.00000000000001" table:style-name="ce1">
            <text:p>9.1E-11</text:p>
          </table:table-cell>
          <table:table-cell office:value-type="float" office:value="355.29447800000003" table:style-name="ce1">
            <text:p>355.294478</text:p>
          </table:table-cell>
          <table:table-cell office:value-type="float" office:value="532941.71696800005" table:style-name="ce1">
            <text:p>532941.717</text:p>
          </table:table-cell>
          <table:table-cell office:value-type="float" office:value="-34897.526139000001" table:style-name="ce1">
            <text:p>-34897.52614</text:p>
          </table:table-cell>
          <table:table-cell office:value-type="float" office:value="498044.19082900003" table:style-name="ce1">
            <text:p>498044.1908</text:p>
          </table:table-cell>
          <table:table-cell table:number-columns-repeated="16378"/>
        </table:table-row>
        <table:table-row table:style-name="ro1">
          <table:table-cell office:value-type="float" office:value="9200" table:style-name="ce1">
            <text:p>9200</text:p>
          </table:table-cell>
          <table:table-cell office:value-type="float" office:value="9.2000000000000005E-11" table:formula="msoxl:=A94*0.00000000000001" table:style-name="ce1">
            <text:p>9.2E-11</text:p>
          </table:table-cell>
          <table:table-cell office:value-type="float" office:value="365.80762399999998" table:style-name="ce1">
            <text:p>365.807624</text:p>
          </table:table-cell>
          <table:table-cell office:value-type="float" office:value="548711.43669" table:style-name="ce1">
            <text:p>548711.4367</text:p>
          </table:table-cell>
          <table:table-cell office:value-type="float" office:value="-34906.640143999997" table:style-name="ce1">
            <text:p>-34906.64014</text:p>
          </table:table-cell>
          <table:table-cell office:value-type="float" office:value="513804.796546" table:style-name="ce1">
            <text:p>513804.7965</text:p>
          </table:table-cell>
          <table:table-cell table:number-columns-repeated="16378"/>
        </table:table-row>
        <table:table-row table:style-name="ro1">
          <table:table-cell office:value-type="float" office:value="9300" table:style-name="ce1">
            <text:p>9300</text:p>
          </table:table-cell>
          <table:table-cell office:value-type="float" office:value="9.3000000000000002E-11" table:formula="msoxl:=A95*0.00000000000001" table:style-name="ce1">
            <text:p>9.3E-11</text:p>
          </table:table-cell>
          <table:table-cell office:value-type="float" office:value="354.84278399999999" table:style-name="ce1">
            <text:p>354.842784</text:p>
          </table:table-cell>
          <table:table-cell office:value-type="float" office:value="532264.17659799999" table:style-name="ce1">
            <text:p>532264.1766</text:p>
          </table:table-cell>
          <table:table-cell office:value-type="float" office:value="-34178.348269000002" table:style-name="ce1">
            <text:p>-34178.34827</text:p>
          </table:table-cell>
          <table:table-cell office:value-type="float" office:value="498085.82832899998" table:style-name="ce1">
            <text:p>498085.8283</text:p>
          </table:table-cell>
          <table:table-cell table:number-columns-repeated="16378"/>
        </table:table-row>
        <table:table-row table:style-name="ro1">
          <table:table-cell office:value-type="float" office:value="9400" table:style-name="ce1">
            <text:p>9400</text:p>
          </table:table-cell>
          <table:table-cell office:value-type="float" office:value="9.3999999999999999E-11" table:formula="msoxl:=A96*0.00000000000001" table:style-name="ce1">
            <text:p>9.4E-11</text:p>
          </table:table-cell>
          <table:table-cell office:value-type="float" office:value="363.05680599999999" table:style-name="ce1">
            <text:p>363.056806</text:p>
          </table:table-cell>
          <table:table-cell office:value-type="float" office:value="544585.20941400004" table:style-name="ce1">
            <text:p>544585.2094</text:p>
          </table:table-cell>
          <table:table-cell office:value-type="float" office:value="-35291.914002999998" table:style-name="ce1">
            <text:p>-35291.914</text:p>
          </table:table-cell>
          <table:table-cell office:value-type="float" office:value="509293.29541100003" table:style-name="ce1">
            <text:p>509293.2954</text:p>
          </table:table-cell>
          <table:table-cell table:number-columns-repeated="16378"/>
        </table:table-row>
        <table:table-row table:style-name="ro1">
          <table:table-cell office:value-type="float" office:value="9500" table:style-name="ce1">
            <text:p>9500</text:p>
          </table:table-cell>
          <table:table-cell office:value-type="float" office:value="9.4999999999999995E-11" table:formula="msoxl:=A97*0.00000000000001" table:style-name="ce1">
            <text:p>9.5E-11</text:p>
          </table:table-cell>
          <table:table-cell office:value-type="float" office:value="361.26845800000001" table:style-name="ce1">
            <text:p>361.268458</text:p>
          </table:table-cell>
          <table:table-cell office:value-type="float" office:value="541902.686476" table:style-name="ce1">
            <text:p>541902.6865</text:p>
          </table:table-cell>
          <table:table-cell office:value-type="float" office:value="-34707.789120000001" table:style-name="ce1">
            <text:p>-34707.78912</text:p>
          </table:table-cell>
          <table:table-cell office:value-type="float" office:value="507194.89735599997" table:style-name="ce1">
            <text:p>507194.8974</text:p>
          </table:table-cell>
          <table:table-cell table:number-columns-repeated="16378"/>
        </table:table-row>
        <table:table-row table:style-name="ro1">
          <table:table-cell office:value-type="float" office:value="9600" table:style-name="ce1">
            <text:p>9600</text:p>
          </table:table-cell>
          <table:table-cell office:value-type="float" office:value="9.6000000000000005E-11" table:formula="msoxl:=A98*0.00000000000001" table:style-name="ce1">
            <text:p>9.6E-11</text:p>
          </table:table-cell>
          <table:table-cell office:value-type="float" office:value="363.83520900000002" table:style-name="ce1">
            <text:p>363.835209</text:p>
          </table:table-cell>
          <table:table-cell office:value-type="float" office:value="545752.81348600006" table:style-name="ce1">
            <text:p>545752.8135</text:p>
          </table:table-cell>
          <table:table-cell office:value-type="float" office:value="-35300.199461999997" table:style-name="ce1">
            <text:p>-35300.19946</text:p>
          </table:table-cell>
          <table:table-cell office:value-type="float" office:value="510452.61402500002" table:style-name="ce1">
            <text:p>510452.614</text:p>
          </table:table-cell>
          <table:table-cell table:number-columns-repeated="16378"/>
        </table:table-row>
        <table:table-row table:style-name="ro1">
          <table:table-cell office:value-type="float" office:value="9700" table:style-name="ce1">
            <text:p>9700</text:p>
          </table:table-cell>
          <table:table-cell office:value-type="float" office:value="9.7000000000000001E-11" table:formula="msoxl:=A99*0.00000000000001" table:style-name="ce1">
            <text:p>9.7E-11</text:p>
          </table:table-cell>
          <table:table-cell office:value-type="float" office:value="381.40654000000001" table:style-name="ce1">
            <text:p>381.40654</text:p>
          </table:table-cell>
          <table:table-cell office:value-type="float" office:value="572109.81022500002" table:style-name="ce1">
            <text:p>572109.8102</text:p>
          </table:table-cell>
          <table:table-cell office:value-type="float" office:value="-35761.699546000003" table:style-name="ce1">
            <text:p>-35761.69955</text:p>
          </table:table-cell>
          <table:table-cell office:value-type="float" office:value="536348.11067900003" table:style-name="ce1">
            <text:p>536348.1107</text:p>
          </table:table-cell>
          <table:table-cell table:number-columns-repeated="16378"/>
        </table:table-row>
        <table:table-row table:style-name="ro1">
          <table:table-cell office:value-type="float" office:value="9800" table:style-name="ce1">
            <text:p>9800</text:p>
          </table:table-cell>
          <table:table-cell office:value-type="float" office:value="9.7999999999999998E-11" table:formula="msoxl:=A100*0.00000000000001" table:style-name="ce1">
            <text:p>9.8E-11</text:p>
          </table:table-cell>
          <table:table-cell office:value-type="float" office:value="372.31429100000003" table:style-name="ce1">
            <text:p>372.314291</text:p>
          </table:table-cell>
          <table:table-cell office:value-type="float" office:value="558471.436231" table:style-name="ce1">
            <text:p>558471.4362</text:p>
          </table:table-cell>
          <table:table-cell office:value-type="float" office:value="-35622.503830000001" table:style-name="ce1">
            <text:p>-35622.50383</text:p>
          </table:table-cell>
          <table:table-cell office:value-type="float" office:value="522848.932401" table:style-name="ce1">
            <text:p>522848.9324</text:p>
          </table:table-cell>
          <table:table-cell table:number-columns-repeated="16378"/>
        </table:table-row>
        <table:table-row table:style-name="ro1">
          <table:table-cell office:value-type="float" office:value="9900" table:style-name="ce1">
            <text:p>9900</text:p>
          </table:table-cell>
          <table:table-cell office:value-type="float" office:value="9.8999999999999994E-11" table:formula="msoxl:=A101*0.00000000000001" table:style-name="ce1">
            <text:p>9.9E-11</text:p>
          </table:table-cell>
          <table:table-cell office:value-type="float" office:value="366.07845500000002" table:style-name="ce1">
            <text:p>366.078455</text:p>
          </table:table-cell>
          <table:table-cell office:value-type="float" office:value="549117.68304699997" table:style-name="ce1">
            <text:p>549117.683</text:p>
          </table:table-cell>
          <table:table-cell office:value-type="float" office:value="-35095.548617" table:style-name="ce1">
            <text:p>-35095.54862</text:p>
          </table:table-cell>
          <table:table-cell office:value-type="float" office:value="514022.13442999998" table:style-name="ce1">
            <text:p>514022.1344</text:p>
          </table:table-cell>
          <table:table-cell table:number-columns-repeated="16378"/>
        </table:table-row>
        <table:table-row table:number-rows-repeated="1048475" table:style-name="ro1">
          <table:table-cell table:number-columns-repeated="16384"/>
        </table:table-row>
      </table:table>
      <table:table table:name="Sheet4" table:style-name="ta1">
        <table:table-column table:style-name="co1" table:number-columns-repeated="3" table:default-cell-style-name="ce1"/>
        <table:table-column table:style-name="co2" table:number-columns-repeated="16381" table:default-cell-style-name="ce1"/>
        <table:table-row table:style-name="ro1">
          <table:table-cell office:value-type="float" office:value="30" table:style-name="ce1">
            <text:p>30</text:p>
          </table:table-cell>
          <table:table-cell office:value-type="float" office:value="40" table:style-name="ce1">
            <text:p>40</text:p>
          </table:table-cell>
          <table:table-cell table:style-name="ce1">
            <draw:frame xmlns:presentation="urn:oasis:names:tc:opendocument:xmlns:presentation:1.0" draw:z-index="1" draw:id="id4" draw:style-name="a4" draw:name="Chart 1" svg:x="0.0433in" svg:y="0.0417in" svg:width="16.2953in" svg:height="10.3142in" style:rel-width="scale" style:rel-height="scale">
              <draw:object xlink:href="Object 5/" xlink:type="simple" xlink:show="embed" xlink:actuate="onLoad"/>
              <svg:desc/>
            </draw:frame>
          </table:table-cell>
          <table:table-cell table:number-columns-repeated="16381"/>
        </table:table-row>
        <table:table-row table:style-name="ro1">
          <table:table-cell office:value-type="float" office:value="29.963401000000001" table:style-name="ce1">
            <text:p>29.963401</text:p>
          </table:table-cell>
          <table:table-cell office:value-type="float" office:value="39.996623" table:style-name="ce1">
            <text:p>39.996623</text:p>
          </table:table-cell>
          <table:table-cell table:number-columns-repeated="16382"/>
        </table:table-row>
        <table:table-row table:style-name="ro1">
          <table:table-cell office:value-type="float" office:value="29.901603999999999" table:style-name="ce1">
            <text:p>29.901604</text:p>
          </table:table-cell>
          <table:table-cell office:value-type="float" office:value="39.982120999999999" table:style-name="ce1">
            <text:p>39.982121</text:p>
          </table:table-cell>
          <table:table-cell table:number-columns-repeated="16382"/>
        </table:table-row>
        <table:table-row table:style-name="ro1">
          <table:table-cell office:value-type="float" office:value="29.81683" table:style-name="ce1">
            <text:p>29.81683</text:p>
          </table:table-cell>
          <table:table-cell office:value-type="float" office:value="39.955970999999998" table:style-name="ce1">
            <text:p>39.955971</text:p>
          </table:table-cell>
          <table:table-cell table:number-columns-repeated="16382"/>
        </table:table-row>
        <table:table-row table:style-name="ro1">
          <table:table-cell office:value-type="float" office:value="29.712122000000001" table:style-name="ce1">
            <text:p>29.712122</text:p>
          </table:table-cell>
          <table:table-cell office:value-type="float" office:value="39.917602000000002" table:style-name="ce1">
            <text:p>39.917602</text:p>
          </table:table-cell>
          <table:table-cell table:number-columns-repeated="16382"/>
        </table:table-row>
        <table:table-row table:style-name="ro1">
          <table:table-cell office:value-type="float" office:value="29.591073999999999" table:style-name="ce1">
            <text:p>29.591074</text:p>
          </table:table-cell>
          <table:table-cell office:value-type="float" office:value="39.863923" table:style-name="ce1">
            <text:p>39.863923</text:p>
          </table:table-cell>
          <table:table-cell table:number-columns-repeated="16382"/>
        </table:table-row>
        <table:table-row table:style-name="ro1">
          <table:table-cell office:value-type="float" office:value="29.456692" table:style-name="ce1">
            <text:p>29.456692</text:p>
          </table:table-cell>
          <table:table-cell office:value-type="float" office:value="39.785670000000003" table:style-name="ce1">
            <text:p>39.78567</text:p>
          </table:table-cell>
          <table:table-cell table:number-columns-repeated="16382"/>
        </table:table-row>
        <table:table-row table:style-name="ro1">
          <table:table-cell office:value-type="float" office:value="29.304573999999999" table:style-name="ce1">
            <text:p>29.304574</text:p>
          </table:table-cell>
          <table:table-cell office:value-type="float" office:value="39.680039000000001" table:style-name="ce1">
            <text:p>39.680039</text:p>
          </table:table-cell>
          <table:table-cell table:number-columns-repeated="16382"/>
        </table:table-row>
        <table:table-row table:style-name="ro1">
          <table:table-cell office:value-type="float" office:value="29.132560000000002" table:style-name="ce1">
            <text:p>29.13256</text:p>
          </table:table-cell>
          <table:table-cell office:value-type="float" office:value="39.539897000000003" table:style-name="ce1">
            <text:p>39.539897</text:p>
          </table:table-cell>
          <table:table-cell table:number-columns-repeated="16382"/>
        </table:table-row>
        <table:table-row table:style-name="ro1">
          <table:table-cell office:value-type="float" office:value="28.951518" table:style-name="ce1">
            <text:p>28.951518</text:p>
          </table:table-cell>
          <table:table-cell office:value-type="float" office:value="39.359802000000002" table:style-name="ce1">
            <text:p>39.359802</text:p>
          </table:table-cell>
          <table:table-cell table:number-columns-repeated="16382"/>
        </table:table-row>
        <table:table-row table:style-name="ro1">
          <table:table-cell office:value-type="float" office:value="28.765643000000001" table:style-name="ce1">
            <text:p>28.765643</text:p>
          </table:table-cell>
          <table:table-cell office:value-type="float" office:value="39.134515999999998" table:style-name="ce1">
            <text:p>39.134516</text:p>
          </table:table-cell>
          <table:table-cell table:number-columns-repeated="16382"/>
        </table:table-row>
        <table:table-row table:style-name="ro1">
          <table:table-cell office:value-type="float" office:value="28.573899999999998" table:style-name="ce1">
            <text:p>28.5739</text:p>
          </table:table-cell>
          <table:table-cell office:value-type="float" office:value="38.871017000000002" table:style-name="ce1">
            <text:p>38.871017</text:p>
          </table:table-cell>
          <table:table-cell table:number-columns-repeated="16382"/>
        </table:table-row>
        <table:table-row table:style-name="ro1">
          <table:table-cell office:value-type="float" office:value="28.381039999999999" table:style-name="ce1">
            <text:p>28.38104</text:p>
          </table:table-cell>
          <table:table-cell office:value-type="float" office:value="38.574972000000002" table:style-name="ce1">
            <text:p>38.574972</text:p>
          </table:table-cell>
          <table:table-cell table:number-columns-repeated="16382"/>
        </table:table-row>
        <table:table-row table:style-name="ro1">
          <table:table-cell office:value-type="float" office:value="28.187778000000002" table:style-name="ce1">
            <text:p>28.187778</text:p>
          </table:table-cell>
          <table:table-cell office:value-type="float" office:value="38.238399999999999" table:style-name="ce1">
            <text:p>38.2384</text:p>
          </table:table-cell>
          <table:table-cell table:number-columns-repeated="16382"/>
        </table:table-row>
        <table:table-row table:style-name="ro1">
          <table:table-cell office:value-type="float" office:value="27.995153999999999" table:style-name="ce1">
            <text:p>27.995154</text:p>
          </table:table-cell>
          <table:table-cell office:value-type="float" office:value="37.864567000000001" table:style-name="ce1">
            <text:p>37.864567</text:p>
          </table:table-cell>
          <table:table-cell table:number-columns-repeated="16382"/>
        </table:table-row>
        <table:table-row table:style-name="ro1">
          <table:table-cell office:value-type="float" office:value="27.809861000000001" table:style-name="ce1">
            <text:p>27.809861</text:p>
          </table:table-cell>
          <table:table-cell office:value-type="float" office:value="37.458072000000001" table:style-name="ce1">
            <text:p>37.458072</text:p>
          </table:table-cell>
          <table:table-cell table:number-columns-repeated="16382"/>
        </table:table-row>
        <table:table-row table:style-name="ro1">
          <table:table-cell office:value-type="float" office:value="27.663269" table:style-name="ce1">
            <text:p>27.663269</text:p>
          </table:table-cell>
          <table:table-cell office:value-type="float" office:value="37.038608000000004" table:style-name="ce1">
            <text:p>37.038608</text:p>
          </table:table-cell>
          <table:table-cell table:number-columns-repeated="16382"/>
        </table:table-row>
        <table:table-row table:style-name="ro1">
          <table:table-cell office:value-type="float" office:value="27.578081999999998" table:style-name="ce1">
            <text:p>27.578082</text:p>
          </table:table-cell>
          <table:table-cell office:value-type="float" office:value="36.611739999999998" table:style-name="ce1">
            <text:p>36.61174</text:p>
          </table:table-cell>
          <table:table-cell table:number-columns-repeated="16382"/>
        </table:table-row>
        <table:table-row table:style-name="ro1">
          <table:table-cell office:value-type="float" office:value="27.582972999999999" table:style-name="ce1">
            <text:p>27.582973</text:p>
          </table:table-cell>
          <table:table-cell office:value-type="float" office:value="36.175497" table:style-name="ce1">
            <text:p>36.175497</text:p>
          </table:table-cell>
          <table:table-cell table:number-columns-repeated="16382"/>
        </table:table-row>
        <table:table-row table:style-name="ro1">
          <table:table-cell office:value-type="float" office:value="27.708347" table:style-name="ce1">
            <text:p>27.708347</text:p>
          </table:table-cell>
          <table:table-cell office:value-type="float" office:value="35.743637" table:style-name="ce1">
            <text:p>35.743637</text:p>
          </table:table-cell>
          <table:table-cell table:number-columns-repeated="16382"/>
        </table:table-row>
        <table:table-row table:style-name="ro1">
          <table:table-cell office:value-type="float" office:value="27.991807000000001" table:style-name="ce1">
            <text:p>27.991807</text:p>
          </table:table-cell>
          <table:table-cell office:value-type="float" office:value="35.322254999999998" table:style-name="ce1">
            <text:p>35.322255</text:p>
          </table:table-cell>
          <table:table-cell table:number-columns-repeated="16382"/>
        </table:table-row>
        <table:table-row table:style-name="ro1">
          <table:table-cell office:value-type="float" office:value="28.464987000000001" table:style-name="ce1">
            <text:p>28.464987</text:p>
          </table:table-cell>
          <table:table-cell office:value-type="float" office:value="34.940106" table:style-name="ce1">
            <text:p>34.940106</text:p>
          </table:table-cell>
          <table:table-cell table:number-columns-repeated="16382"/>
        </table:table-row>
        <table:table-row table:style-name="ro1">
          <table:table-cell office:value-type="float" office:value="29.123100000000001" table:style-name="ce1">
            <text:p>29.1231</text:p>
          </table:table-cell>
          <table:table-cell office:value-type="float" office:value="34.647784999999999" table:style-name="ce1">
            <text:p>34.647785</text:p>
          </table:table-cell>
          <table:table-cell table:number-columns-repeated="16382"/>
        </table:table-row>
        <table:table-row table:style-name="ro1">
          <table:table-cell office:value-type="float" office:value="29.880738999999998" table:style-name="ce1">
            <text:p>29.880739</text:p>
          </table:table-cell>
          <table:table-cell office:value-type="float" office:value="34.463025999999999" table:style-name="ce1">
            <text:p>34.463026</text:p>
          </table:table-cell>
          <table:table-cell table:number-columns-repeated="16382"/>
        </table:table-row>
        <table:table-row table:style-name="ro1">
          <table:table-cell office:value-type="float" office:value="30.65146" table:style-name="ce1">
            <text:p>30.65146</text:p>
          </table:table-cell>
          <table:table-cell office:value-type="float" office:value="34.405447000000002" table:style-name="ce1">
            <text:p>34.405447</text:p>
          </table:table-cell>
          <table:table-cell table:number-columns-repeated="16382"/>
        </table:table-row>
        <table:table-row table:style-name="ro1">
          <table:table-cell office:value-type="float" office:value="31.341934999999999" table:style-name="ce1">
            <text:p>31.341935</text:p>
          </table:table-cell>
          <table:table-cell office:value-type="float" office:value="34.478628999999998" table:style-name="ce1">
            <text:p>34.478629</text:p>
          </table:table-cell>
          <table:table-cell table:number-columns-repeated="16382"/>
        </table:table-row>
        <table:table-row table:style-name="ro1">
          <table:table-cell office:value-type="float" office:value="31.885867000000001" table:style-name="ce1">
            <text:p>31.885867</text:p>
          </table:table-cell>
          <table:table-cell office:value-type="float" office:value="34.617114999999998" table:style-name="ce1">
            <text:p>34.617115</text:p>
          </table:table-cell>
          <table:table-cell table:number-columns-repeated="16382"/>
        </table:table-row>
        <table:table-row table:style-name="ro1">
          <table:table-cell office:value-type="float" office:value="32.287464999999997" table:style-name="ce1">
            <text:p>32.287465</text:p>
          </table:table-cell>
          <table:table-cell office:value-type="float" office:value="34.789000000000001" table:style-name="ce1">
            <text:p>34.789</text:p>
          </table:table-cell>
          <table:table-cell table:number-columns-repeated="16382"/>
        </table:table-row>
        <table:table-row table:style-name="ro1">
          <table:table-cell office:value-type="float" office:value="32.582475000000002" table:style-name="ce1">
            <text:p>32.582475</text:p>
          </table:table-cell>
          <table:table-cell office:value-type="float" office:value="34.989795000000001" table:style-name="ce1">
            <text:p>34.989795</text:p>
          </table:table-cell>
          <table:table-cell table:number-columns-repeated="16382"/>
        </table:table-row>
        <table:table-row table:style-name="ro1">
          <table:table-cell office:value-type="float" office:value="32.79571" table:style-name="ce1">
            <text:p>32.79571</text:p>
          </table:table-cell>
          <table:table-cell office:value-type="float" office:value="35.202694999999999" table:style-name="ce1">
            <text:p>35.202695</text:p>
          </table:table-cell>
          <table:table-cell table:number-columns-repeated="16382"/>
        </table:table-row>
        <table:table-row table:style-name="ro1">
          <table:table-cell office:value-type="float" office:value="32.943223000000003" table:style-name="ce1">
            <text:p>32.943223</text:p>
          </table:table-cell>
          <table:table-cell office:value-type="float" office:value="35.41178" table:style-name="ce1">
            <text:p>35.41178</text:p>
          </table:table-cell>
          <table:table-cell table:number-columns-repeated="16382"/>
        </table:table-row>
        <table:table-row table:style-name="ro1">
          <table:table-cell office:value-type="float" office:value="33.049221000000003" table:style-name="ce1">
            <text:p>33.049221</text:p>
          </table:table-cell>
          <table:table-cell office:value-type="float" office:value="35.615104000000002" table:style-name="ce1">
            <text:p>35.615104</text:p>
          </table:table-cell>
          <table:table-cell table:number-columns-repeated="16382"/>
        </table:table-row>
        <table:table-row table:style-name="ro1">
          <table:table-cell office:value-type="float" office:value="33.105153000000001" table:style-name="ce1">
            <text:p>33.105153</text:p>
          </table:table-cell>
          <table:table-cell office:value-type="float" office:value="35.810057999999998" table:style-name="ce1">
            <text:p>35.810058</text:p>
          </table:table-cell>
          <table:table-cell table:number-columns-repeated="16382"/>
        </table:table-row>
        <table:table-row table:style-name="ro1">
          <table:table-cell office:value-type="float" office:value="33.100002000000003" table:style-name="ce1">
            <text:p>33.100002</text:p>
          </table:table-cell>
          <table:table-cell office:value-type="float" office:value="35.997636999999997" table:style-name="ce1">
            <text:p>35.997637</text:p>
          </table:table-cell>
          <table:table-cell table:number-columns-repeated="16382"/>
        </table:table-row>
        <table:table-row table:style-name="ro1">
          <table:table-cell office:value-type="float" office:value="33.046135999999997" table:style-name="ce1">
            <text:p>33.046136</text:p>
          </table:table-cell>
          <table:table-cell office:value-type="float" office:value="36.187233999999997" table:style-name="ce1">
            <text:p>36.187234</text:p>
          </table:table-cell>
          <table:table-cell table:number-columns-repeated="16382"/>
        </table:table-row>
        <table:table-row table:style-name="ro1">
          <table:table-cell office:value-type="float" office:value="32.957529999999998" table:style-name="ce1">
            <text:p>32.95753</text:p>
          </table:table-cell>
          <table:table-cell office:value-type="float" office:value="36.389702999999997" table:style-name="ce1">
            <text:p>36.389703</text:p>
          </table:table-cell>
          <table:table-cell table:number-columns-repeated="16382"/>
        </table:table-row>
        <table:table-row table:style-name="ro1">
          <table:table-cell office:value-type="float" office:value="32.842533000000003" table:style-name="ce1">
            <text:p>32.842533</text:p>
          </table:table-cell>
          <table:table-cell office:value-type="float" office:value="36.623848000000002" table:style-name="ce1">
            <text:p>36.623848</text:p>
          </table:table-cell>
          <table:table-cell table:number-columns-repeated="16382"/>
        </table:table-row>
        <table:table-row table:style-name="ro1">
          <table:table-cell office:value-type="float" office:value="32.736997000000002" table:style-name="ce1">
            <text:p>32.736997</text:p>
          </table:table-cell>
          <table:table-cell office:value-type="float" office:value="36.922046000000002" table:style-name="ce1">
            <text:p>36.922046</text:p>
          </table:table-cell>
          <table:table-cell table:number-columns-repeated="16382"/>
        </table:table-row>
        <table:table-row table:style-name="ro1">
          <table:table-cell office:value-type="float" office:value="32.680602" table:style-name="ce1">
            <text:p>32.680602</text:p>
          </table:table-cell>
          <table:table-cell office:value-type="float" office:value="37.294929000000003" table:style-name="ce1">
            <text:p>37.294929</text:p>
          </table:table-cell>
          <table:table-cell table:number-columns-repeated="16382"/>
        </table:table-row>
        <table:table-row table:style-name="ro1">
          <table:table-cell office:value-type="float" office:value="32.734124999999999" table:style-name="ce1">
            <text:p>32.734125</text:p>
          </table:table-cell>
          <table:table-cell office:value-type="float" office:value="37.770038999999997" table:style-name="ce1">
            <text:p>37.770039</text:p>
          </table:table-cell>
          <table:table-cell table:number-columns-repeated="16382"/>
        </table:table-row>
        <table:table-row table:style-name="ro1">
          <table:table-cell office:value-type="float" office:value="32.937367000000002" table:style-name="ce1">
            <text:p>32.937367</text:p>
          </table:table-cell>
          <table:table-cell office:value-type="float" office:value="38.368437999999998" table:style-name="ce1">
            <text:p>38.368438</text:p>
          </table:table-cell>
          <table:table-cell table:number-columns-repeated="16382"/>
        </table:table-row>
        <table:table-row table:style-name="ro1">
          <table:table-cell office:value-type="float" office:value="33.316906000000003" table:style-name="ce1">
            <text:p>33.316906</text:p>
          </table:table-cell>
          <table:table-cell office:value-type="float" office:value="39.091738999999997" table:style-name="ce1">
            <text:p>39.091739</text:p>
          </table:table-cell>
          <table:table-cell table:number-columns-repeated="16382"/>
        </table:table-row>
        <table:table-row table:style-name="ro1">
          <table:table-cell office:value-type="float" office:value="33.805852999999999" table:style-name="ce1">
            <text:p>33.805853</text:p>
          </table:table-cell>
          <table:table-cell office:value-type="float" office:value="39.834766000000002" table:style-name="ce1">
            <text:p>39.834766</text:p>
          </table:table-cell>
          <table:table-cell table:number-columns-repeated="16382"/>
        </table:table-row>
        <table:table-row table:style-name="ro1">
          <table:table-cell office:value-type="float" office:value="34.261319" table:style-name="ce1">
            <text:p>34.261319</text:p>
          </table:table-cell>
          <table:table-cell office:value-type="float" office:value="40.424283000000003" table:style-name="ce1">
            <text:p>40.424283</text:p>
          </table:table-cell>
          <table:table-cell table:number-columns-repeated="16382"/>
        </table:table-row>
        <table:table-row table:style-name="ro1">
          <table:table-cell office:value-type="float" office:value="34.551806999999997" table:style-name="ce1">
            <text:p>34.551807</text:p>
          </table:table-cell>
          <table:table-cell office:value-type="float" office:value="40.739229000000002" table:style-name="ce1">
            <text:p>40.739229</text:p>
          </table:table-cell>
          <table:table-cell table:number-columns-repeated="16382"/>
        </table:table-row>
        <table:table-row table:style-name="ro1">
          <table:table-cell office:value-type="float" office:value="34.636512000000003" table:style-name="ce1">
            <text:p>34.636512</text:p>
          </table:table-cell>
          <table:table-cell office:value-type="float" office:value="40.785662000000002" table:style-name="ce1">
            <text:p>40.785662</text:p>
          </table:table-cell>
          <table:table-cell table:number-columns-repeated="16382"/>
        </table:table-row>
        <table:table-row table:style-name="ro1">
          <table:table-cell office:value-type="float" office:value="34.540115999999998" table:style-name="ce1">
            <text:p>34.540116</text:p>
          </table:table-cell>
          <table:table-cell office:value-type="float" office:value="40.621825999999999" table:style-name="ce1">
            <text:p>40.621826</text:p>
          </table:table-cell>
          <table:table-cell table:number-columns-repeated="16382"/>
        </table:table-row>
        <table:table-row table:style-name="ro1">
          <table:table-cell office:value-type="float" office:value="34.270465999999999" table:style-name="ce1">
            <text:p>34.270466</text:p>
          </table:table-cell>
          <table:table-cell office:value-type="float" office:value="40.318365999999997" table:style-name="ce1">
            <text:p>40.318366</text:p>
          </table:table-cell>
          <table:table-cell table:number-columns-repeated="16382"/>
        </table:table-row>
        <table:table-row table:style-name="ro1">
          <table:table-cell office:value-type="float" office:value="33.862704999999998" table:style-name="ce1">
            <text:p>33.862705</text:p>
          </table:table-cell>
          <table:table-cell office:value-type="float" office:value="39.936121999999997" table:style-name="ce1">
            <text:p>39.936122</text:p>
          </table:table-cell>
          <table:table-cell table:number-columns-repeated="16382"/>
        </table:table-row>
        <table:table-row table:style-name="ro1">
          <table:table-cell office:value-type="float" office:value="33.327342000000002" table:style-name="ce1">
            <text:p>33.327342</text:p>
          </table:table-cell>
          <table:table-cell office:value-type="float" office:value="39.485850999999997" table:style-name="ce1">
            <text:p>39.485851</text:p>
          </table:table-cell>
          <table:table-cell table:number-columns-repeated="16382"/>
        </table:table-row>
        <table:table-row table:style-name="ro1">
          <table:table-cell office:value-type="float" office:value="32.676637999999997" table:style-name="ce1">
            <text:p>32.676638</text:p>
          </table:table-cell>
          <table:table-cell office:value-type="float" office:value="38.977525999999997" table:style-name="ce1">
            <text:p>38.977526</text:p>
          </table:table-cell>
          <table:table-cell table:number-columns-repeated="16382"/>
        </table:table-row>
        <table:table-row table:style-name="ro1">
          <table:table-cell office:value-type="float" office:value="32.001204000000001" table:style-name="ce1">
            <text:p>32.001204</text:p>
          </table:table-cell>
          <table:table-cell office:value-type="float" office:value="38.460985000000001" table:style-name="ce1">
            <text:p>38.460985</text:p>
          </table:table-cell>
          <table:table-cell table:number-columns-repeated="16382"/>
        </table:table-row>
        <table:table-row table:style-name="ro1">
          <table:table-cell office:value-type="float" office:value="31.442664000000001" table:style-name="ce1">
            <text:p>31.442664</text:p>
          </table:table-cell>
          <table:table-cell office:value-type="float" office:value="37.990788000000002" table:style-name="ce1">
            <text:p>37.990788</text:p>
          </table:table-cell>
          <table:table-cell table:number-columns-repeated="16382"/>
        </table:table-row>
        <table:table-row table:style-name="ro1">
          <table:table-cell office:value-type="float" office:value="31.069955" table:style-name="ce1">
            <text:p>31.069955</text:p>
          </table:table-cell>
          <table:table-cell office:value-type="float" office:value="37.649039999999999" table:style-name="ce1">
            <text:p>37.64904</text:p>
          </table:table-cell>
          <table:table-cell table:number-columns-repeated="16382"/>
        </table:table-row>
        <table:table-row table:style-name="ro1">
          <table:table-cell office:value-type="float" office:value="30.948094000000001" table:style-name="ce1">
            <text:p>30.948094</text:p>
          </table:table-cell>
          <table:table-cell office:value-type="float" office:value="37.491163999999998" table:style-name="ce1">
            <text:p>37.491164</text:p>
          </table:table-cell>
          <table:table-cell table:number-columns-repeated="16382"/>
        </table:table-row>
        <table:table-row table:style-name="ro1">
          <table:table-cell office:value-type="float" office:value="31.073349" table:style-name="ce1">
            <text:p>31.073349</text:p>
          </table:table-cell>
          <table:table-cell office:value-type="float" office:value="37.484430000000003" table:style-name="ce1">
            <text:p>37.48443</text:p>
          </table:table-cell>
          <table:table-cell table:number-columns-repeated="16382"/>
        </table:table-row>
        <table:table-row table:style-name="ro1">
          <table:table-cell office:value-type="float" office:value="31.417681000000002" table:style-name="ce1">
            <text:p>31.417681</text:p>
          </table:table-cell>
          <table:table-cell office:value-type="float" office:value="37.606093000000001" table:style-name="ce1">
            <text:p>37.606093</text:p>
          </table:table-cell>
          <table:table-cell table:number-columns-repeated="16382"/>
        </table:table-row>
        <table:table-row table:style-name="ro1">
          <table:table-cell office:value-type="float" office:value="31.920072000000001" table:style-name="ce1">
            <text:p>31.920072</text:p>
          </table:table-cell>
          <table:table-cell office:value-type="float" office:value="37.838237999999997" table:style-name="ce1">
            <text:p>37.838238</text:p>
          </table:table-cell>
          <table:table-cell table:number-columns-repeated="16382"/>
        </table:table-row>
        <table:table-row table:style-name="ro1">
          <table:table-cell office:value-type="float" office:value="32.470607999999999" table:style-name="ce1">
            <text:p>32.470608</text:p>
          </table:table-cell>
          <table:table-cell office:value-type="float" office:value="38.142916" table:style-name="ce1">
            <text:p>38.142916</text:p>
          </table:table-cell>
          <table:table-cell table:number-columns-repeated="16382"/>
        </table:table-row>
        <table:table-row table:style-name="ro1">
          <table:table-cell office:value-type="float" office:value="32.912224999999999" table:style-name="ce1">
            <text:p>32.912225</text:p>
          </table:table-cell>
          <table:table-cell office:value-type="float" office:value="38.449306" table:style-name="ce1">
            <text:p>38.449306</text:p>
          </table:table-cell>
          <table:table-cell table:number-columns-repeated="16382"/>
        </table:table-row>
        <table:table-row table:style-name="ro1">
          <table:table-cell office:value-type="float" office:value="33.159599" table:style-name="ce1">
            <text:p>33.159599</text:p>
          </table:table-cell>
          <table:table-cell office:value-type="float" office:value="38.691515000000003" table:style-name="ce1">
            <text:p>38.691515</text:p>
          </table:table-cell>
          <table:table-cell table:number-columns-repeated="16382"/>
        </table:table-row>
        <table:table-row table:style-name="ro1">
          <table:table-cell office:value-type="float" office:value="33.164000000000001" table:style-name="ce1">
            <text:p>33.164</text:p>
          </table:table-cell>
          <table:table-cell office:value-type="float" office:value="38.822158999999999" table:style-name="ce1">
            <text:p>38.822159</text:p>
          </table:table-cell>
          <table:table-cell table:number-columns-repeated="16382"/>
        </table:table-row>
        <table:table-row table:style-name="ro1">
          <table:table-cell office:value-type="float" office:value="32.924641999999999" table:style-name="ce1">
            <text:p>32.924642</text:p>
          </table:table-cell>
          <table:table-cell office:value-type="float" office:value="38.820061000000003" table:style-name="ce1">
            <text:p>38.820061</text:p>
          </table:table-cell>
          <table:table-cell table:number-columns-repeated="16382"/>
        </table:table-row>
        <table:table-row table:style-name="ro1">
          <table:table-cell office:value-type="float" office:value="32.461500000000001" table:style-name="ce1">
            <text:p>32.4615</text:p>
          </table:table-cell>
          <table:table-cell office:value-type="float" office:value="38.647326" table:style-name="ce1">
            <text:p>38.647326</text:p>
          </table:table-cell>
          <table:table-cell table:number-columns-repeated="16382"/>
        </table:table-row>
        <table:table-row table:style-name="ro1">
          <table:table-cell office:value-type="float" office:value="31.816165999999999" table:style-name="ce1">
            <text:p>31.816166</text:p>
          </table:table-cell>
          <table:table-cell office:value-type="float" office:value="38.326233999999999" table:style-name="ce1">
            <text:p>38.326234</text:p>
          </table:table-cell>
          <table:table-cell table:number-columns-repeated="16382"/>
        </table:table-row>
        <table:table-row table:style-name="ro1">
          <table:table-cell office:value-type="float" office:value="31.027961999999999" table:style-name="ce1">
            <text:p>31.027962</text:p>
          </table:table-cell>
          <table:table-cell office:value-type="float" office:value="37.878466000000003" table:style-name="ce1">
            <text:p>37.878466</text:p>
          </table:table-cell>
          <table:table-cell table:number-columns-repeated="16382"/>
        </table:table-row>
        <table:table-row table:style-name="ro1">
          <table:table-cell office:value-type="float" office:value="30.164455" table:style-name="ce1">
            <text:p>30.164455</text:p>
          </table:table-cell>
          <table:table-cell office:value-type="float" office:value="37.360402999999998" table:style-name="ce1">
            <text:p>37.360403</text:p>
          </table:table-cell>
          <table:table-cell table:number-columns-repeated="16382"/>
        </table:table-row>
        <table:table-row table:style-name="ro1">
          <table:table-cell office:value-type="float" office:value="29.375610999999999" table:style-name="ce1">
            <text:p>29.375611</text:p>
          </table:table-cell>
          <table:table-cell office:value-type="float" office:value="36.883203000000002" table:style-name="ce1">
            <text:p>36.883203</text:p>
          </table:table-cell>
          <table:table-cell table:number-columns-repeated="16382"/>
        </table:table-row>
        <table:table-row table:style-name="ro1">
          <table:table-cell office:value-type="float" office:value="28.784776999999998" table:style-name="ce1">
            <text:p>28.784777</text:p>
          </table:table-cell>
          <table:table-cell office:value-type="float" office:value="36.523808000000002" table:style-name="ce1">
            <text:p>36.523808</text:p>
          </table:table-cell>
          <table:table-cell table:number-columns-repeated="16382"/>
        </table:table-row>
        <table:table-row table:style-name="ro1">
          <table:table-cell office:value-type="float" office:value="28.446587000000001" table:style-name="ce1">
            <text:p>28.446587</text:p>
          </table:table-cell>
          <table:table-cell office:value-type="float" office:value="36.350422000000002" table:style-name="ce1">
            <text:p>36.350422</text:p>
          </table:table-cell>
          <table:table-cell table:number-columns-repeated="16382"/>
        </table:table-row>
        <table:table-row table:style-name="ro1">
          <table:table-cell office:value-type="float" office:value="28.392852999999999" table:style-name="ce1">
            <text:p>28.392853</text:p>
          </table:table-cell>
          <table:table-cell office:value-type="float" office:value="36.389721000000002" table:style-name="ce1">
            <text:p>36.389721</text:p>
          </table:table-cell>
          <table:table-cell table:number-columns-repeated="16382"/>
        </table:table-row>
        <table:table-row table:style-name="ro1">
          <table:table-cell office:value-type="float" office:value="28.638916999999999" table:style-name="ce1">
            <text:p>28.638917</text:p>
          </table:table-cell>
          <table:table-cell office:value-type="float" office:value="36.629683999999997" table:style-name="ce1">
            <text:p>36.629684</text:p>
          </table:table-cell>
          <table:table-cell table:number-columns-repeated="16382"/>
        </table:table-row>
        <table:table-row table:style-name="ro1">
          <table:table-cell office:value-type="float" office:value="29.133762000000001" table:style-name="ce1">
            <text:p>29.133762</text:p>
          </table:table-cell>
          <table:table-cell office:value-type="float" office:value="37.009376000000003" table:style-name="ce1">
            <text:p>37.009376</text:p>
          </table:table-cell>
          <table:table-cell table:number-columns-repeated="16382"/>
        </table:table-row>
        <table:table-row table:style-name="ro1">
          <table:table-cell office:value-type="float" office:value="29.804850999999999" table:style-name="ce1">
            <text:p>29.804851</text:p>
          </table:table-cell>
          <table:table-cell office:value-type="float" office:value="37.454802000000001" table:style-name="ce1">
            <text:p>37.454802</text:p>
          </table:table-cell>
          <table:table-cell table:number-columns-repeated="16382"/>
        </table:table-row>
        <table:table-row table:style-name="ro1">
          <table:table-cell office:value-type="float" office:value="30.552146" table:style-name="ce1">
            <text:p>30.552146</text:p>
          </table:table-cell>
          <table:table-cell office:value-type="float" office:value="37.880769000000001" table:style-name="ce1">
            <text:p>37.880769</text:p>
          </table:table-cell>
          <table:table-cell table:number-columns-repeated="16382"/>
        </table:table-row>
        <table:table-row table:style-name="ro1">
          <table:table-cell office:value-type="float" office:value="31.215665999999999" table:style-name="ce1">
            <text:p>31.215666</text:p>
          </table:table-cell>
          <table:table-cell office:value-type="float" office:value="38.217830999999997" table:style-name="ce1">
            <text:p>38.217831</text:p>
          </table:table-cell>
          <table:table-cell table:number-columns-repeated="16382"/>
        </table:table-row>
        <table:table-row table:style-name="ro1">
          <table:table-cell office:value-type="float" office:value="31.670895000000002" table:style-name="ce1">
            <text:p>31.670895</text:p>
          </table:table-cell>
          <table:table-cell office:value-type="float" office:value="38.458364000000003" table:style-name="ce1">
            <text:p>38.458364</text:p>
          </table:table-cell>
          <table:table-cell table:number-columns-repeated="16382"/>
        </table:table-row>
        <table:table-row table:style-name="ro1">
          <table:table-cell office:value-type="float" office:value="31.836628999999999" table:style-name="ce1">
            <text:p>31.836629</text:p>
          </table:table-cell>
          <table:table-cell office:value-type="float" office:value="38.586472999999998" table:style-name="ce1">
            <text:p>38.586473</text:p>
          </table:table-cell>
          <table:table-cell table:number-columns-repeated="16382"/>
        </table:table-row>
        <table:table-row table:style-name="ro1">
          <table:table-cell office:value-type="float" office:value="31.673914" table:style-name="ce1">
            <text:p>31.673914</text:p>
          </table:table-cell>
          <table:table-cell office:value-type="float" office:value="38.609229999999997" table:style-name="ce1">
            <text:p>38.60923</text:p>
          </table:table-cell>
          <table:table-cell table:number-columns-repeated="16382"/>
        </table:table-row>
        <table:table-row table:style-name="ro1">
          <table:table-cell office:value-type="float" office:value="31.189059" table:style-name="ce1">
            <text:p>31.189059</text:p>
          </table:table-cell>
          <table:table-cell office:value-type="float" office:value="38.534477000000003" table:style-name="ce1">
            <text:p>38.534477</text:p>
          </table:table-cell>
          <table:table-cell table:number-columns-repeated="16382"/>
        </table:table-row>
        <table:table-row table:style-name="ro1">
          <table:table-cell office:value-type="float" office:value="30.396722" table:style-name="ce1">
            <text:p>30.396722</text:p>
          </table:table-cell>
          <table:table-cell office:value-type="float" office:value="38.344659999999998" table:style-name="ce1">
            <text:p>38.34466</text:p>
          </table:table-cell>
          <table:table-cell table:number-columns-repeated="16382"/>
        </table:table-row>
        <table:table-row table:style-name="ro1">
          <table:table-cell office:value-type="float" office:value="29.394718000000001" table:style-name="ce1">
            <text:p>29.394718</text:p>
          </table:table-cell>
          <table:table-cell office:value-type="float" office:value="38.023138000000003" table:style-name="ce1">
            <text:p>38.023138</text:p>
          </table:table-cell>
          <table:table-cell table:number-columns-repeated="16382"/>
        </table:table-row>
        <table:table-row table:style-name="ro1">
          <table:table-cell office:value-type="float" office:value="28.338934999999999" table:style-name="ce1">
            <text:p>28.338935</text:p>
          </table:table-cell>
          <table:table-cell office:value-type="float" office:value="37.657890000000002" table:style-name="ce1">
            <text:p>37.65789</text:p>
          </table:table-cell>
          <table:table-cell table:number-columns-repeated="16382"/>
        </table:table-row>
        <table:table-row table:style-name="ro1">
          <table:table-cell office:value-type="float" office:value="27.401308" table:style-name="ce1">
            <text:p>27.401308</text:p>
          </table:table-cell>
          <table:table-cell office:value-type="float" office:value="37.371778999999997" table:style-name="ce1">
            <text:p>37.371779</text:p>
          </table:table-cell>
          <table:table-cell table:number-columns-repeated="16382"/>
        </table:table-row>
        <table:table-row table:style-name="ro1">
          <table:table-cell office:value-type="float" office:value="26.648164000000001" table:style-name="ce1">
            <text:p>26.648164</text:p>
          </table:table-cell>
          <table:table-cell office:value-type="float" office:value="37.203271999999998" table:style-name="ce1">
            <text:p>37.203272</text:p>
          </table:table-cell>
          <table:table-cell table:number-columns-repeated="16382"/>
        </table:table-row>
        <table:table-row table:style-name="ro1">
          <table:table-cell office:value-type="float" office:value="26.103715000000001" table:style-name="ce1">
            <text:p>26.103715</text:p>
          </table:table-cell>
          <table:table-cell office:value-type="float" office:value="37.162965" table:style-name="ce1">
            <text:p>37.162965</text:p>
          </table:table-cell>
          <table:table-cell table:number-columns-repeated="16382"/>
        </table:table-row>
        <table:table-row table:style-name="ro1">
          <table:table-cell office:value-type="float" office:value="25.790514999999999" table:style-name="ce1">
            <text:p>25.790515</text:p>
          </table:table-cell>
          <table:table-cell office:value-type="float" office:value="37.238472999999999" table:style-name="ce1">
            <text:p>37.238473</text:p>
          </table:table-cell>
          <table:table-cell table:number-columns-repeated="16382"/>
        </table:table-row>
        <table:table-row table:style-name="ro1">
          <table:table-cell office:value-type="float" office:value="25.710256000000001" table:style-name="ce1">
            <text:p>25.710256</text:p>
          </table:table-cell>
          <table:table-cell office:value-type="float" office:value="37.455579" table:style-name="ce1">
            <text:p>37.455579</text:p>
          </table:table-cell>
          <table:table-cell table:number-columns-repeated="16382"/>
        </table:table-row>
        <table:table-row table:style-name="ro1">
          <table:table-cell office:value-type="float" office:value="25.839469000000001" table:style-name="ce1">
            <text:p>25.839469</text:p>
          </table:table-cell>
          <table:table-cell office:value-type="float" office:value="37.834957000000003" table:style-name="ce1">
            <text:p>37.834957</text:p>
          </table:table-cell>
          <table:table-cell table:number-columns-repeated="16382"/>
        </table:table-row>
        <table:table-row table:style-name="ro1">
          <table:table-cell office:value-type="float" office:value="26.132622999999999" table:style-name="ce1">
            <text:p>26.132623</text:p>
          </table:table-cell>
          <table:table-cell office:value-type="float" office:value="38.417091999999997" table:style-name="ce1">
            <text:p>38.417092</text:p>
          </table:table-cell>
          <table:table-cell table:number-columns-repeated="16382"/>
        </table:table-row>
        <table:table-row table:style-name="ro1">
          <table:table-cell office:value-type="float" office:value="26.524913000000002" table:style-name="ce1">
            <text:p>26.524913</text:p>
          </table:table-cell>
          <table:table-cell office:value-type="float" office:value="39.184941000000002" table:style-name="ce1">
            <text:p>39.184941</text:p>
          </table:table-cell>
          <table:table-cell table:number-columns-repeated="16382"/>
        </table:table-row>
        <table:table-row table:style-name="ro1">
          <table:table-cell office:value-type="float" office:value="26.866828000000002" table:style-name="ce1">
            <text:p>26.866828</text:p>
          </table:table-cell>
          <table:table-cell office:value-type="float" office:value="40.004033" table:style-name="ce1">
            <text:p>40.004033</text:p>
          </table:table-cell>
          <table:table-cell table:number-columns-repeated="16382"/>
        </table:table-row>
        <table:table-row table:style-name="ro1">
          <table:table-cell office:value-type="float" office:value="26.942243999999999" table:style-name="ce1">
            <text:p>26.942244</text:p>
          </table:table-cell>
          <table:table-cell office:value-type="float" office:value="40.559834000000002" table:style-name="ce1">
            <text:p>40.559834</text:p>
          </table:table-cell>
          <table:table-cell table:number-columns-repeated="16382"/>
        </table:table-row>
        <table:table-row table:style-name="ro1">
          <table:table-cell office:value-type="float" office:value="26.615255999999999" table:style-name="ce1">
            <text:p>26.615256</text:p>
          </table:table-cell>
          <table:table-cell office:value-type="float" office:value="40.633540000000004" table:style-name="ce1">
            <text:p>40.63354</text:p>
          </table:table-cell>
          <table:table-cell table:number-columns-repeated="16382"/>
        </table:table-row>
        <table:table-row table:style-name="ro1">
          <table:table-cell office:value-type="float" office:value="25.949427" table:style-name="ce1">
            <text:p>25.949427</text:p>
          </table:table-cell>
          <table:table-cell office:value-type="float" office:value="40.284081999999998" table:style-name="ce1">
            <text:p>40.284082</text:p>
          </table:table-cell>
          <table:table-cell table:number-columns-repeated="16382"/>
        </table:table-row>
        <table:table-row table:style-name="ro1">
          <table:table-cell office:value-type="float" office:value="25.247415" table:style-name="ce1">
            <text:p>25.247415</text:p>
          </table:table-cell>
          <table:table-cell office:value-type="float" office:value="39.732945000000001" table:style-name="ce1">
            <text:p>39.732945</text:p>
          </table:table-cell>
          <table:table-cell table:number-columns-repeated="16382"/>
        </table:table-row>
        <table:table-row table:style-name="ro1">
          <table:table-cell office:value-type="float" office:value="24.747211" table:style-name="ce1">
            <text:p>24.747211</text:p>
          </table:table-cell>
          <table:table-cell office:value-type="float" office:value="39.256807999999999" table:style-name="ce1">
            <text:p>39.256808</text:p>
          </table:table-cell>
          <table:table-cell table:number-columns-repeated="16382"/>
        </table:table-row>
        <table:table-row table:style-name="ro1">
          <table:table-cell office:value-type="float" office:value="24.530503" table:style-name="ce1">
            <text:p>24.530503</text:p>
          </table:table-cell>
          <table:table-cell office:value-type="float" office:value="38.984864000000002" table:style-name="ce1">
            <text:p>38.984864</text:p>
          </table:table-cell>
          <table:table-cell table:number-columns-repeated="16382"/>
        </table:table-row>
        <table:table-row table:style-name="ro1">
          <table:table-cell office:value-type="float" office:value="24.636337000000001" table:style-name="ce1">
            <text:p>24.636337</text:p>
          </table:table-cell>
          <table:table-cell office:value-type="float" office:value="39.016302000000003" table:style-name="ce1">
            <text:p>39.016302</text:p>
          </table:table-cell>
          <table:table-cell table:number-columns-repeated="16382"/>
        </table:table-row>
        <table:table-row table:style-name="ro1">
          <table:table-cell office:value-type="float" office:value="25.056252000000001" table:style-name="ce1">
            <text:p>25.056252</text:p>
          </table:table-cell>
          <table:table-cell office:value-type="float" office:value="39.359189999999998" table:style-name="ce1">
            <text:p>39.35919</text:p>
          </table:table-cell>
          <table:table-cell table:number-columns-repeated="16382"/>
        </table:table-row>
        <table:table-row table:style-name="ro1">
          <table:table-cell office:value-type="float" office:value="25.675981" table:style-name="ce1">
            <text:p>25.675981</text:p>
          </table:table-cell>
          <table:table-cell office:value-type="float" office:value="39.932501999999999" table:style-name="ce1">
            <text:p>39.932502</text:p>
          </table:table-cell>
          <table:table-cell table:number-columns-repeated="16382"/>
        </table:table-row>
        <table:table-row table:style-name="ro1">
          <table:table-cell office:value-type="float" office:value="26.297388000000002" table:style-name="ce1">
            <text:p>26.297388</text:p>
          </table:table-cell>
          <table:table-cell office:value-type="float" office:value="40.597473999999998" table:style-name="ce1">
            <text:p>40.597474</text:p>
          </table:table-cell>
          <table:table-cell table:number-columns-repeated="16382"/>
        </table:table-row>
        <table:table-row table:style-name="ro1">
          <table:table-cell office:value-type="float" office:value="26.725183000000001" table:style-name="ce1">
            <text:p>26.725183</text:p>
          </table:table-cell>
          <table:table-cell office:value-type="float" office:value="41.207481000000001" table:style-name="ce1">
            <text:p>41.207481</text:p>
          </table:table-cell>
          <table:table-cell table:number-columns-repeated="16382"/>
        </table:table-row>
        <table:table-row table:style-name="ro1">
          <table:table-cell office:value-type="float" office:value="26.835840000000001" table:style-name="ce1">
            <text:p>26.83584</text:p>
          </table:table-cell>
          <table:table-cell office:value-type="float" office:value="41.656725000000002" table:style-name="ce1">
            <text:p>41.656725</text:p>
          </table:table-cell>
          <table:table-cell table:number-columns-repeated="16382"/>
        </table:table-row>
        <table:table-row table:style-name="ro1">
          <table:table-cell office:value-type="float" office:value="26.521894" table:style-name="ce1">
            <text:p>26.521894</text:p>
          </table:table-cell>
          <table:table-cell office:value-type="float" office:value="41.864181000000002" table:style-name="ce1">
            <text:p>41.864181</text:p>
          </table:table-cell>
          <table:table-cell table:number-columns-repeated="16382"/>
        </table:table-row>
        <table:table-row table:style-name="ro1">
          <table:table-cell office:value-type="float" office:value="25.754225999999999" table:style-name="ce1">
            <text:p>25.754226</text:p>
          </table:table-cell>
          <table:table-cell office:value-type="float" office:value="41.811725000000003" table:style-name="ce1">
            <text:p>41.811725</text:p>
          </table:table-cell>
          <table:table-cell table:number-columns-repeated="16382"/>
        </table:table-row>
        <table:table-row table:style-name="ro1">
          <table:table-cell office:value-type="float" office:value="24.735752000000002" table:style-name="ce1">
            <text:p>24.735752</text:p>
          </table:table-cell>
          <table:table-cell office:value-type="float" office:value="41.528601999999999" table:style-name="ce1">
            <text:p>41.528602</text:p>
          </table:table-cell>
          <table:table-cell table:number-columns-repeated="16382"/>
        </table:table-row>
        <table:table-row table:style-name="ro1">
          <table:table-cell office:value-type="float" office:value="23.823747000000001" table:style-name="ce1">
            <text:p>23.823747</text:p>
          </table:table-cell>
          <table:table-cell office:value-type="float" office:value="41.179844000000003" table:style-name="ce1">
            <text:p>41.179844</text:p>
          </table:table-cell>
          <table:table-cell table:number-columns-repeated="16382"/>
        </table:table-row>
        <table:table-row table:style-name="ro1">
          <table:table-cell office:value-type="float" office:value="23.303799999999999" table:style-name="ce1">
            <text:p>23.3038</text:p>
          </table:table-cell>
          <table:table-cell office:value-type="float" office:value="40.923444000000003" table:style-name="ce1">
            <text:p>40.923444</text:p>
          </table:table-cell>
          <table:table-cell table:number-columns-repeated="16382"/>
        </table:table-row>
        <table:table-row table:style-name="ro1">
          <table:table-cell office:value-type="float" office:value="23.233046000000002" table:style-name="ce1">
            <text:p>23.233046</text:p>
          </table:table-cell>
          <table:table-cell office:value-type="float" office:value="40.843797000000002" table:style-name="ce1">
            <text:p>40.843797</text:p>
          </table:table-cell>
          <table:table-cell table:number-columns-repeated="16382"/>
        </table:table-row>
        <table:table-row table:style-name="ro1">
          <table:table-cell office:value-type="float" office:value="23.589931" table:style-name="ce1">
            <text:p>23.589931</text:p>
          </table:table-cell>
          <table:table-cell office:value-type="float" office:value="40.972507999999998" table:style-name="ce1">
            <text:p>40.972508</text:p>
          </table:table-cell>
          <table:table-cell table:number-columns-repeated="16382"/>
        </table:table-row>
        <table:table-row table:style-name="ro1">
          <table:table-cell office:value-type="float" office:value="24.332704" table:style-name="ce1">
            <text:p>24.332704</text:p>
          </table:table-cell>
          <table:table-cell office:value-type="float" office:value="41.267291" table:style-name="ce1">
            <text:p>41.267291</text:p>
          </table:table-cell>
          <table:table-cell table:number-columns-repeated="16382"/>
        </table:table-row>
        <table:table-row table:style-name="ro1">
          <table:table-cell office:value-type="float" office:value="25.310445000000001" table:style-name="ce1">
            <text:p>25.310445</text:p>
          </table:table-cell>
          <table:table-cell office:value-type="float" office:value="41.613269000000003" table:style-name="ce1">
            <text:p>41.613269</text:p>
          </table:table-cell>
          <table:table-cell table:number-columns-repeated="16382"/>
        </table:table-row>
        <table:table-row table:style-name="ro1">
          <table:table-cell office:value-type="float" office:value="26.242165" table:style-name="ce1">
            <text:p>26.242165</text:p>
          </table:table-cell>
          <table:table-cell office:value-type="float" office:value="41.927836999999997" table:style-name="ce1">
            <text:p>41.927837</text:p>
          </table:table-cell>
          <table:table-cell table:number-columns-repeated="16382"/>
        </table:table-row>
        <table:table-row table:style-name="ro1">
          <table:table-cell office:value-type="float" office:value="26.837381000000001" table:style-name="ce1">
            <text:p>26.837381</text:p>
          </table:table-cell>
          <table:table-cell office:value-type="float" office:value="42.168554999999998" table:style-name="ce1">
            <text:p>42.168555</text:p>
          </table:table-cell>
          <table:table-cell table:number-columns-repeated="16382"/>
        </table:table-row>
        <table:table-row table:style-name="ro1">
          <table:table-cell office:value-type="float" office:value="26.950669000000001" table:style-name="ce1">
            <text:p>26.950669</text:p>
          </table:table-cell>
          <table:table-cell office:value-type="float" office:value="42.303353000000001" table:style-name="ce1">
            <text:p>42.303353</text:p>
          </table:table-cell>
          <table:table-cell table:number-columns-repeated="16382"/>
        </table:table-row>
        <table:table-row table:style-name="ro1">
          <table:table-cell office:value-type="float" office:value="26.590125" table:style-name="ce1">
            <text:p>26.590125</text:p>
          </table:table-cell>
          <table:table-cell office:value-type="float" office:value="42.308751000000001" table:style-name="ce1">
            <text:p>42.308751</text:p>
          </table:table-cell>
          <table:table-cell table:number-columns-repeated="16382"/>
        </table:table-row>
        <table:table-row table:style-name="ro1">
          <table:table-cell office:value-type="float" office:value="25.805028" table:style-name="ce1">
            <text:p>25.805028</text:p>
          </table:table-cell>
          <table:table-cell office:value-type="float" office:value="42.142806" table:style-name="ce1">
            <text:p>42.142806</text:p>
          </table:table-cell>
          <table:table-cell table:number-columns-repeated="16382"/>
        </table:table-row>
        <table:table-row table:style-name="ro1">
          <table:table-cell office:value-type="float" office:value="24.735616" table:style-name="ce1">
            <text:p>24.735616</text:p>
          </table:table-cell>
          <table:table-cell office:value-type="float" office:value="41.872919000000003" table:style-name="ce1">
            <text:p>41.872919</text:p>
          </table:table-cell>
          <table:table-cell table:number-columns-repeated="16382"/>
        </table:table-row>
        <table:table-row table:style-name="ro1">
          <table:table-cell office:value-type="float" office:value="23.628767" table:style-name="ce1">
            <text:p>23.628767</text:p>
          </table:table-cell>
          <table:table-cell office:value-type="float" office:value="41.596819000000004" table:style-name="ce1">
            <text:p>41.596819</text:p>
          </table:table-cell>
          <table:table-cell table:number-columns-repeated="16382"/>
        </table:table-row>
        <table:table-row table:style-name="ro1">
          <table:table-cell office:value-type="float" office:value="22.783655" table:style-name="ce1">
            <text:p>22.783655</text:p>
          </table:table-cell>
          <table:table-cell office:value-type="float" office:value="41.434469" table:style-name="ce1">
            <text:p>41.434469</text:p>
          </table:table-cell>
          <table:table-cell table:number-columns-repeated="16382"/>
        </table:table-row>
        <table:table-row table:style-name="ro1">
          <table:table-cell office:value-type="float" office:value="22.365532000000002" table:style-name="ce1">
            <text:p>22.365532</text:p>
          </table:table-cell>
          <table:table-cell office:value-type="float" office:value="41.442534999999999" table:style-name="ce1">
            <text:p>41.442535</text:p>
          </table:table-cell>
          <table:table-cell table:number-columns-repeated="16382"/>
        </table:table-row>
        <table:table-row table:style-name="ro1">
          <table:table-cell office:value-type="float" office:value="22.450706" table:style-name="ce1">
            <text:p>22.450706</text:p>
          </table:table-cell>
          <table:table-cell office:value-type="float" office:value="41.658723999999999" table:style-name="ce1">
            <text:p>41.658724</text:p>
          </table:table-cell>
          <table:table-cell table:number-columns-repeated="16382"/>
        </table:table-row>
        <table:table-row table:style-name="ro1">
          <table:table-cell office:value-type="float" office:value="23.011610999999998" table:style-name="ce1">
            <text:p>23.011611</text:p>
          </table:table-cell>
          <table:table-cell office:value-type="float" office:value="42.063369000000002" table:style-name="ce1">
            <text:p>42.063369</text:p>
          </table:table-cell>
          <table:table-cell table:number-columns-repeated="16382"/>
        </table:table-row>
        <table:table-row table:style-name="ro1">
          <table:table-cell office:value-type="float" office:value="23.848039" table:style-name="ce1">
            <text:p>23.848039</text:p>
          </table:table-cell>
          <table:table-cell office:value-type="float" office:value="42.525100000000002" table:style-name="ce1">
            <text:p>42.5251</text:p>
          </table:table-cell>
          <table:table-cell table:number-columns-repeated="16382"/>
        </table:table-row>
        <table:table-row table:style-name="ro1">
          <table:table-cell office:value-type="float" office:value="24.641522999999999" table:style-name="ce1">
            <text:p>24.641523</text:p>
          </table:table-cell>
          <table:table-cell office:value-type="float" office:value="42.832762000000002" table:style-name="ce1">
            <text:p>42.832762</text:p>
          </table:table-cell>
          <table:table-cell table:number-columns-repeated="16382"/>
        </table:table-row>
        <table:table-row table:style-name="ro1">
          <table:table-cell office:value-type="float" office:value="25.147684999999999" table:style-name="ce1">
            <text:p>25.147685</text:p>
          </table:table-cell>
          <table:table-cell office:value-type="float" office:value="42.916879999999999" table:style-name="ce1">
            <text:p>42.91688</text:p>
          </table:table-cell>
          <table:table-cell table:number-columns-repeated="16382"/>
        </table:table-row>
        <table:table-row table:style-name="ro1">
          <table:table-cell office:value-type="float" office:value="25.204456" table:style-name="ce1">
            <text:p>25.204456</text:p>
          </table:table-cell>
          <table:table-cell office:value-type="float" office:value="42.796965999999998" table:style-name="ce1">
            <text:p>42.796966</text:p>
          </table:table-cell>
          <table:table-cell table:number-columns-repeated="16382"/>
        </table:table-row>
        <table:table-row table:style-name="ro1">
          <table:table-cell office:value-type="float" office:value="24.692401" table:style-name="ce1">
            <text:p>24.692401</text:p>
          </table:table-cell>
          <table:table-cell office:value-type="float" office:value="42.537475000000001" table:style-name="ce1">
            <text:p>42.537475</text:p>
          </table:table-cell>
          <table:table-cell table:number-columns-repeated="16382"/>
        </table:table-row>
        <table:table-row table:style-name="ro1">
          <table:table-cell office:value-type="float" office:value="23.597276999999998" table:style-name="ce1">
            <text:p>23.597277</text:p>
          </table:table-cell>
          <table:table-cell office:value-type="float" office:value="42.190336000000002" table:style-name="ce1">
            <text:p>42.190336</text:p>
          </table:table-cell>
          <table:table-cell table:number-columns-repeated="16382"/>
        </table:table-row>
        <table:table-row table:style-name="ro1">
          <table:table-cell office:value-type="float" office:value="22.126334" table:style-name="ce1">
            <text:p>22.126334</text:p>
          </table:table-cell>
          <table:table-cell office:value-type="float" office:value="41.895356" table:style-name="ce1">
            <text:p>41.895356</text:p>
          </table:table-cell>
          <table:table-cell table:number-columns-repeated="16382"/>
        </table:table-row>
        <table:table-row table:style-name="ro1">
          <table:table-cell office:value-type="float" office:value="20.617296" table:style-name="ce1">
            <text:p>20.617296</text:p>
          </table:table-cell>
          <table:table-cell office:value-type="float" office:value="41.840474999999998" table:style-name="ce1">
            <text:p>41.840475</text:p>
          </table:table-cell>
          <table:table-cell table:number-columns-repeated="16382"/>
        </table:table-row>
        <table:table-row table:style-name="ro1">
          <table:table-cell office:value-type="float" office:value="19.286746999999998" table:style-name="ce1">
            <text:p>19.286747</text:p>
          </table:table-cell>
          <table:table-cell office:value-type="float" office:value="42.320174999999999" table:style-name="ce1">
            <text:p>42.320175</text:p>
          </table:table-cell>
          <table:table-cell table:number-columns-repeated="16382"/>
        </table:table-row>
        <table:table-row table:style-name="ro1">
          <table:table-cell office:value-type="float" office:value="18.297453999999998" table:style-name="ce1">
            <text:p>18.297454</text:p>
          </table:table-cell>
          <table:table-cell office:value-type="float" office:value="43.477474000000001" table:style-name="ce1">
            <text:p>43.477474</text:p>
          </table:table-cell>
          <table:table-cell table:number-columns-repeated="16382"/>
        </table:table-row>
        <table:table-row table:style-name="ro1">
          <table:table-cell office:value-type="float" office:value="17.849056000000001" table:style-name="ce1">
            <text:p>17.849056</text:p>
          </table:table-cell>
          <table:table-cell office:value-type="float" office:value="45.009870999999997" table:style-name="ce1">
            <text:p>45.009871</text:p>
          </table:table-cell>
          <table:table-cell table:number-columns-repeated="16382"/>
        </table:table-row>
        <table:table-row table:style-name="ro1">
          <table:table-cell office:value-type="float" office:value="17.947520999999998" table:style-name="ce1">
            <text:p>17.947521</text:p>
          </table:table-cell>
          <table:table-cell office:value-type="float" office:value="46.212811000000002" table:style-name="ce1">
            <text:p>46.212811</text:p>
          </table:table-cell>
          <table:table-cell table:number-columns-repeated="16382"/>
        </table:table-row>
        <table:table-row table:style-name="ro1">
          <table:table-cell office:value-type="float" office:value="18.307756999999999" table:style-name="ce1">
            <text:p>18.307757</text:p>
          </table:table-cell>
          <table:table-cell office:value-type="float" office:value="46.796256999999997" table:style-name="ce1">
            <text:p>46.796257</text:p>
          </table:table-cell>
          <table:table-cell table:number-columns-repeated="16382"/>
        </table:table-row>
        <table:table-row table:style-name="ro1">
          <table:table-cell office:value-type="float" office:value="18.700481" table:style-name="ce1">
            <text:p>18.700481</text:p>
          </table:table-cell>
          <table:table-cell office:value-type="float" office:value="46.764527999999999" table:style-name="ce1">
            <text:p>46.764528</text:p>
          </table:table-cell>
          <table:table-cell table:number-columns-repeated="16382"/>
        </table:table-row>
        <table:table-row table:style-name="ro1">
          <table:table-cell office:value-type="float" office:value="18.977516999999999" table:style-name="ce1">
            <text:p>18.977517</text:p>
          </table:table-cell>
          <table:table-cell office:value-type="float" office:value="46.060819000000002" table:style-name="ce1">
            <text:p>46.060819</text:p>
          </table:table-cell>
          <table:table-cell table:number-columns-repeated="16382"/>
        </table:table-row>
        <table:table-row table:style-name="ro1">
          <table:table-cell office:value-type="float" office:value="19.050428" table:style-name="ce1">
            <text:p>19.050428</text:p>
          </table:table-cell>
          <table:table-cell office:value-type="float" office:value="44.709859999999999" table:style-name="ce1">
            <text:p>44.70986</text:p>
          </table:table-cell>
          <table:table-cell table:number-columns-repeated="16382"/>
        </table:table-row>
        <table:table-row table:style-name="ro1">
          <table:table-cell office:value-type="float" office:value="18.924495" table:style-name="ce1">
            <text:p>18.924495</text:p>
          </table:table-cell>
          <table:table-cell office:value-type="float" office:value="43.088605000000001" table:style-name="ce1">
            <text:p>43.088605</text:p>
          </table:table-cell>
          <table:table-cell table:number-columns-repeated="16382"/>
        </table:table-row>
        <table:table-row table:style-name="ro1">
          <table:table-cell office:value-type="float" office:value="18.732264000000001" table:style-name="ce1">
            <text:p>18.732264</text:p>
          </table:table-cell>
          <table:table-cell office:value-type="float" office:value="41.781457000000003" table:style-name="ce1">
            <text:p>41.781457</text:p>
          </table:table-cell>
          <table:table-cell table:number-columns-repeated="16382"/>
        </table:table-row>
        <table:table-row table:style-name="ro1">
          <table:table-cell office:value-type="float" office:value="18.626131000000001" table:style-name="ce1">
            <text:p>18.626131</text:p>
          </table:table-cell>
          <table:table-cell office:value-type="float" office:value="41.113773000000002" table:style-name="ce1">
            <text:p>41.113773</text:p>
          </table:table-cell>
          <table:table-cell table:number-columns-repeated="16382"/>
        </table:table-row>
        <table:table-row table:style-name="ro1">
          <table:table-cell office:value-type="float" office:value="18.698207" table:style-name="ce1">
            <text:p>18.698207</text:p>
          </table:table-cell>
          <table:table-cell office:value-type="float" office:value="41.095571999999997" table:style-name="ce1">
            <text:p>41.095572</text:p>
          </table:table-cell>
          <table:table-cell table:number-columns-repeated="16382"/>
        </table:table-row>
        <table:table-row table:style-name="ro1">
          <table:table-cell office:value-type="float" office:value="18.953913" table:style-name="ce1">
            <text:p>18.953913</text:p>
          </table:table-cell>
          <table:table-cell office:value-type="float" office:value="41.678483999999997" table:style-name="ce1">
            <text:p>41.678484</text:p>
          </table:table-cell>
          <table:table-cell table:number-columns-repeated="16382"/>
        </table:table-row>
        <table:table-row table:style-name="ro1">
          <table:table-cell office:value-type="float" office:value="19.317221" table:style-name="ce1">
            <text:p>19.317221</text:p>
          </table:table-cell>
          <table:table-cell office:value-type="float" office:value="42.783054999999997" table:style-name="ce1">
            <text:p>42.783055</text:p>
          </table:table-cell>
          <table:table-cell table:number-columns-repeated="16382"/>
        </table:table-row>
        <table:table-row table:style-name="ro1">
          <table:table-cell office:value-type="float" office:value="19.597083999999999" table:style-name="ce1">
            <text:p>19.597084</text:p>
          </table:table-cell>
          <table:table-cell office:value-type="float" office:value="44.164427000000003" table:style-name="ce1">
            <text:p>44.164427</text:p>
          </table:table-cell>
          <table:table-cell table:number-columns-repeated="16382"/>
        </table:table-row>
        <table:table-row table:style-name="ro1">
          <table:table-cell office:value-type="float" office:value="19.609625999999999" table:style-name="ce1">
            <text:p>19.609626</text:p>
          </table:table-cell>
          <table:table-cell office:value-type="float" office:value="45.445659999999997" table:style-name="ce1">
            <text:p>45.44566</text:p>
          </table:table-cell>
          <table:table-cell table:number-columns-repeated="16382"/>
        </table:table-row>
        <table:table-row table:style-name="ro1">
          <table:table-cell office:value-type="float" office:value="19.243509" table:style-name="ce1">
            <text:p>19.243509</text:p>
          </table:table-cell>
          <table:table-cell office:value-type="float" office:value="46.264636000000003" table:style-name="ce1">
            <text:p>46.264636</text:p>
          </table:table-cell>
          <table:table-cell table:number-columns-repeated="16382"/>
        </table:table-row>
        <table:table-row table:style-name="ro1">
          <table:table-cell office:value-type="float" office:value="18.520685" table:style-name="ce1">
            <text:p>18.520685</text:p>
          </table:table-cell>
          <table:table-cell office:value-type="float" office:value="46.445771999999998" table:style-name="ce1">
            <text:p>46.445772</text:p>
          </table:table-cell>
          <table:table-cell table:number-columns-repeated="16382"/>
        </table:table-row>
        <table:table-row table:style-name="ro1">
          <table:table-cell office:value-type="float" office:value="17.596330999999999" table:style-name="ce1">
            <text:p>17.596331</text:p>
          </table:table-cell>
          <table:table-cell office:value-type="float" office:value="45.991208" table:style-name="ce1">
            <text:p>45.991208</text:p>
          </table:table-cell>
          <table:table-cell table:number-columns-repeated="16382"/>
        </table:table-row>
        <table:table-row table:style-name="ro1">
          <table:table-cell office:value-type="float" office:value="16.823253000000001" table:style-name="ce1">
            <text:p>16.823253</text:p>
          </table:table-cell>
          <table:table-cell office:value-type="float" office:value="45.127201999999997" table:style-name="ce1">
            <text:p>45.127202</text:p>
          </table:table-cell>
          <table:table-cell table:number-columns-repeated="16382"/>
        </table:table-row>
        <table:table-row table:style-name="ro1">
          <table:table-cell office:value-type="float" office:value="16.53471" table:style-name="ce1">
            <text:p>16.53471</text:p>
          </table:table-cell>
          <table:table-cell office:value-type="float" office:value="44.252533" table:style-name="ce1">
            <text:p>44.252533</text:p>
          </table:table-cell>
          <table:table-cell table:number-columns-repeated="16382"/>
        </table:table-row>
        <table:table-row table:style-name="ro1">
          <table:table-cell office:value-type="float" office:value="16.866759999999999" table:style-name="ce1">
            <text:p>16.86676</text:p>
          </table:table-cell>
          <table:table-cell office:value-type="float" office:value="43.679369999999999" table:style-name="ce1">
            <text:p>43.67937</text:p>
          </table:table-cell>
          <table:table-cell table:number-columns-repeated="16382"/>
        </table:table-row>
        <table:table-row table:style-name="ro1">
          <table:table-cell office:value-type="float" office:value="17.730104999999998" table:style-name="ce1">
            <text:p>17.730105</text:p>
          </table:table-cell>
          <table:table-cell office:value-type="float" office:value="43.530633000000002" table:style-name="ce1">
            <text:p>43.530633</text:p>
          </table:table-cell>
          <table:table-cell table:number-columns-repeated="16382"/>
        </table:table-row>
        <table:table-row table:style-name="ro1">
          <table:table-cell office:value-type="float" office:value="18.958817" table:style-name="ce1">
            <text:p>18.958817</text:p>
          </table:table-cell>
          <table:table-cell office:value-type="float" office:value="43.835726000000001" table:style-name="ce1">
            <text:p>43.835726</text:p>
          </table:table-cell>
          <table:table-cell table:number-columns-repeated="16382"/>
        </table:table-row>
        <table:table-row table:style-name="ro1">
          <table:table-cell office:value-type="float" office:value="20.143744000000002" table:style-name="ce1">
            <text:p>20.143744</text:p>
          </table:table-cell>
          <table:table-cell office:value-type="float" office:value="44.441541999999998" table:style-name="ce1">
            <text:p>44.441542</text:p>
          </table:table-cell>
          <table:table-cell table:number-columns-repeated="16382"/>
        </table:table-row>
        <table:table-row table:style-name="ro1">
          <table:table-cell office:value-type="float" office:value="20.816811000000001" table:style-name="ce1">
            <text:p>20.816811</text:p>
          </table:table-cell>
          <table:table-cell office:value-type="float" office:value="45.051586" table:style-name="ce1">
            <text:p>45.051586</text:p>
          </table:table-cell>
          <table:table-cell table:number-columns-repeated="16382"/>
        </table:table-row>
        <table:table-row table:style-name="ro1">
          <table:table-cell office:value-type="float" office:value="20.782558000000002" table:style-name="ce1">
            <text:p>20.782558</text:p>
          </table:table-cell>
          <table:table-cell office:value-type="float" office:value="45.400548000000001" table:style-name="ce1">
            <text:p>45.400548</text:p>
          </table:table-cell>
          <table:table-cell table:number-columns-repeated="16382"/>
        </table:table-row>
        <table:table-row table:style-name="ro1">
          <table:table-cell office:value-type="float" office:value="20.046434999999999" table:style-name="ce1">
            <text:p>20.046435</text:p>
          </table:table-cell>
          <table:table-cell office:value-type="float" office:value="45.381287" table:style-name="ce1">
            <text:p>45.381287</text:p>
          </table:table-cell>
          <table:table-cell table:number-columns-repeated="16382"/>
        </table:table-row>
        <table:table-row table:style-name="ro1">
          <table:table-cell office:value-type="float" office:value="18.720593999999998" table:style-name="ce1">
            <text:p>18.720594</text:p>
          </table:table-cell>
          <table:table-cell office:value-type="float" office:value="45.066521000000002" table:style-name="ce1">
            <text:p>45.066521</text:p>
          </table:table-cell>
          <table:table-cell table:number-columns-repeated="16382"/>
        </table:table-row>
        <table:table-row table:style-name="ro1">
          <table:table-cell office:value-type="float" office:value="17.203731000000001" table:style-name="ce1">
            <text:p>17.203731</text:p>
          </table:table-cell>
          <table:table-cell office:value-type="float" office:value="44.664988000000001" table:style-name="ce1">
            <text:p>44.664988</text:p>
          </table:table-cell>
          <table:table-cell table:number-columns-repeated="16382"/>
        </table:table-row>
        <table:table-row table:style-name="ro1">
          <table:table-cell office:value-type="float" office:value="16.033328000000001" table:style-name="ce1">
            <text:p>16.033328</text:p>
          </table:table-cell>
          <table:table-cell office:value-type="float" office:value="44.432138000000002" table:style-name="ce1">
            <text:p>44.432138</text:p>
          </table:table-cell>
          <table:table-cell table:number-columns-repeated="16382"/>
        </table:table-row>
        <table:table-row table:style-name="ro1">
          <table:table-cell office:value-type="float" office:value="15.476279" table:style-name="ce1">
            <text:p>15.476279</text:p>
          </table:table-cell>
          <table:table-cell office:value-type="float" office:value="44.527844999999999" table:style-name="ce1">
            <text:p>44.527845</text:p>
          </table:table-cell>
          <table:table-cell table:number-columns-repeated="16382"/>
        </table:table-row>
        <table:table-row table:style-name="ro1">
          <table:table-cell office:value-type="float" office:value="15.630473" table:style-name="ce1">
            <text:p>15.630473</text:p>
          </table:table-cell>
          <table:table-cell office:value-type="float" office:value="44.995806999999999" table:style-name="ce1">
            <text:p>44.995807</text:p>
          </table:table-cell>
          <table:table-cell table:number-columns-repeated="16382"/>
        </table:table-row>
        <table:table-row table:style-name="ro1">
          <table:table-cell office:value-type="float" office:value="16.489509000000002" table:style-name="ce1">
            <text:p>16.489509</text:p>
          </table:table-cell>
          <table:table-cell office:value-type="float" office:value="45.758951000000003" table:style-name="ce1">
            <text:p>45.758951</text:p>
          </table:table-cell>
          <table:table-cell table:number-columns-repeated="16382"/>
        </table:table-row>
        <table:table-row table:style-name="ro1">
          <table:table-cell office:value-type="float" office:value="17.787724999999998" table:style-name="ce1">
            <text:p>17.787725</text:p>
          </table:table-cell>
          <table:table-cell office:value-type="float" office:value="46.515123000000003" table:style-name="ce1">
            <text:p>46.515123</text:p>
          </table:table-cell>
          <table:table-cell table:number-columns-repeated="16382"/>
        </table:table-row>
        <table:table-row table:style-name="ro1">
          <table:table-cell office:value-type="float" office:value="19.029091999999999" table:style-name="ce1">
            <text:p>19.029092</text:p>
          </table:table-cell>
          <table:table-cell office:value-type="float" office:value="46.858150999999999" table:style-name="ce1">
            <text:p>46.858151</text:p>
          </table:table-cell>
          <table:table-cell table:number-columns-repeated="16382"/>
        </table:table-row>
        <table:table-row table:style-name="ro1">
          <table:table-cell office:value-type="float" office:value="19.822464" table:style-name="ce1">
            <text:p>19.822464</text:p>
          </table:table-cell>
          <table:table-cell office:value-type="float" office:value="46.662317999999999" table:style-name="ce1">
            <text:p>46.662318</text:p>
          </table:table-cell>
          <table:table-cell table:number-columns-repeated="16382"/>
        </table:table-row>
        <table:table-row table:style-name="ro1">
          <table:table-cell office:value-type="float" office:value="19.988700000000001" table:style-name="ce1">
            <text:p>19.9887</text:p>
          </table:table-cell>
          <table:table-cell office:value-type="float" office:value="46.089742000000001" table:style-name="ce1">
            <text:p>46.089742</text:p>
          </table:table-cell>
          <table:table-cell table:number-columns-repeated="16382"/>
        </table:table-row>
        <table:table-row table:style-name="ro1">
          <table:table-cell office:value-type="float" office:value="19.431175" table:style-name="ce1">
            <text:p>19.431175</text:p>
          </table:table-cell>
          <table:table-cell office:value-type="float" office:value="45.287049000000003" table:style-name="ce1">
            <text:p>45.287049</text:p>
          </table:table-cell>
          <table:table-cell table:number-columns-repeated="16382"/>
        </table:table-row>
        <table:table-row table:style-name="ro1">
          <table:table-cell office:value-type="float" office:value="18.238299999999999" table:style-name="ce1">
            <text:p>18.2383</text:p>
          </table:table-cell>
          <table:table-cell office:value-type="float" office:value="44.427388999999998" table:style-name="ce1">
            <text:p>44.427389</text:p>
          </table:table-cell>
          <table:table-cell table:number-columns-repeated="16382"/>
        </table:table-row>
        <table:table-row table:style-name="ro1">
          <table:table-cell office:value-type="float" office:value="16.791898" table:style-name="ce1">
            <text:p>16.791898</text:p>
          </table:table-cell>
          <table:table-cell office:value-type="float" office:value="43.880284000000003" table:style-name="ce1">
            <text:p>43.880284</text:p>
          </table:table-cell>
          <table:table-cell table:number-columns-repeated="16382"/>
        </table:table-row>
        <table:table-row table:style-name="ro1">
          <table:table-cell office:value-type="float" office:value="15.616123999999999" table:style-name="ce1">
            <text:p>15.616124</text:p>
          </table:table-cell>
          <table:table-cell office:value-type="float" office:value="43.948785000000001" table:style-name="ce1">
            <text:p>43.948785</text:p>
          </table:table-cell>
          <table:table-cell table:number-columns-repeated="16382"/>
        </table:table-row>
        <table:table-row table:style-name="ro1">
          <table:table-cell office:value-type="float" office:value="14.976407" table:style-name="ce1">
            <text:p>14.976407</text:p>
          </table:table-cell>
          <table:table-cell office:value-type="float" office:value="44.606425999999999" table:style-name="ce1">
            <text:p>44.606426</text:p>
          </table:table-cell>
          <table:table-cell table:number-columns-repeated="16382"/>
        </table:table-row>
        <table:table-row table:style-name="ro1">
          <table:table-cell office:value-type="float" office:value="14.989471" table:style-name="ce1">
            <text:p>14.989471</text:p>
          </table:table-cell>
          <table:table-cell office:value-type="float" office:value="45.661848999999997" table:style-name="ce1">
            <text:p>45.661849</text:p>
          </table:table-cell>
          <table:table-cell table:number-columns-repeated="16382"/>
        </table:table-row>
        <table:table-row table:style-name="ro1">
          <table:table-cell office:value-type="float" office:value="15.624696" table:style-name="ce1">
            <text:p>15.624696</text:p>
          </table:table-cell>
          <table:table-cell office:value-type="float" office:value="46.804904999999998" table:style-name="ce1">
            <text:p>46.804905</text:p>
          </table:table-cell>
          <table:table-cell table:number-columns-repeated="16382"/>
        </table:table-row>
        <table:table-row table:style-name="ro1">
          <table:table-cell office:value-type="float" office:value="16.585837000000001" table:style-name="ce1">
            <text:p>16.585837</text:p>
          </table:table-cell>
          <table:table-cell office:value-type="float" office:value="47.675490000000003" table:style-name="ce1">
            <text:p>47.67549</text:p>
          </table:table-cell>
          <table:table-cell table:number-columns-repeated="16382"/>
        </table:table-row>
        <table:table-row table:style-name="ro1">
          <table:table-cell office:value-type="float" office:value="17.444889" table:style-name="ce1">
            <text:p>17.444889</text:p>
          </table:table-cell>
          <table:table-cell office:value-type="float" office:value="48.014539999999997" table:style-name="ce1">
            <text:p>48.01454</text:p>
          </table:table-cell>
          <table:table-cell table:number-columns-repeated="16382"/>
        </table:table-row>
        <table:table-row table:style-name="ro1">
          <table:table-cell office:value-type="float" office:value="17.923248999999998" table:style-name="ce1">
            <text:p>17.923249</text:p>
          </table:table-cell>
          <table:table-cell office:value-type="float" office:value="47.705720999999997" table:style-name="ce1">
            <text:p>47.705721</text:p>
          </table:table-cell>
          <table:table-cell table:number-columns-repeated="16382"/>
        </table:table-row>
        <table:table-row table:style-name="ro1">
          <table:table-cell office:value-type="float" office:value="17.87303" table:style-name="ce1">
            <text:p>17.87303</text:p>
          </table:table-cell>
          <table:table-cell office:value-type="float" office:value="46.799885000000003" table:style-name="ce1">
            <text:p>46.799885</text:p>
          </table:table-cell>
          <table:table-cell table:number-columns-repeated="16382"/>
        </table:table-row>
        <table:table-row table:style-name="ro1">
          <table:table-cell office:value-type="float" office:value="17.254411999999999" table:style-name="ce1">
            <text:p>17.254412</text:p>
          </table:table-cell>
          <table:table-cell office:value-type="float" office:value="45.537315999999997" table:style-name="ce1">
            <text:p>45.537316</text:p>
          </table:table-cell>
          <table:table-cell table:number-columns-repeated="16382"/>
        </table:table-row>
        <table:table-row table:style-name="ro1">
          <table:table-cell office:value-type="float" office:value="16.228254" table:style-name="ce1">
            <text:p>16.228254</text:p>
          </table:table-cell>
          <table:table-cell office:value-type="float" office:value="44.348666000000001" table:style-name="ce1">
            <text:p>44.348666</text:p>
          </table:table-cell>
          <table:table-cell table:number-columns-repeated="16382"/>
        </table:table-row>
        <table:table-row table:style-name="ro1">
          <table:table-cell office:value-type="float" office:value="15.297552" table:style-name="ce1">
            <text:p>15.297552</text:p>
          </table:table-cell>
          <table:table-cell office:value-type="float" office:value="43.689377999999998" table:style-name="ce1">
            <text:p>43.689378</text:p>
          </table:table-cell>
          <table:table-cell table:number-columns-repeated="16382"/>
        </table:table-row>
        <table:table-row table:style-name="ro1">
          <table:table-cell office:value-type="float" office:value="14.810076" table:style-name="ce1">
            <text:p>14.810076</text:p>
          </table:table-cell>
          <table:table-cell office:value-type="float" office:value="43.716442999999998" table:style-name="ce1">
            <text:p>43.716443</text:p>
          </table:table-cell>
          <table:table-cell table:number-columns-repeated="16382"/>
        </table:table-row>
        <table:table-row table:style-name="ro1">
          <table:table-cell office:value-type="float" office:value="14.835979" table:style-name="ce1">
            <text:p>14.835979</text:p>
          </table:table-cell>
          <table:table-cell office:value-type="float" office:value="44.390512999999999" table:style-name="ce1">
            <text:p>44.390513</text:p>
          </table:table-cell>
          <table:table-cell table:number-columns-repeated="16382"/>
        </table:table-row>
        <table:table-row table:style-name="ro1">
          <table:table-cell office:value-type="float" office:value="15.276398" table:style-name="ce1">
            <text:p>15.276398</text:p>
          </table:table-cell>
          <table:table-cell office:value-type="float" office:value="45.655872000000002" table:style-name="ce1">
            <text:p>45.655872</text:p>
          </table:table-cell>
          <table:table-cell table:number-columns-repeated="16382"/>
        </table:table-row>
        <table:table-row table:style-name="ro1">
          <table:table-cell office:value-type="float" office:value="15.919879999999999" table:style-name="ce1">
            <text:p>15.91988</text:p>
          </table:table-cell>
          <table:table-cell office:value-type="float" office:value="47.223962999999998" table:style-name="ce1">
            <text:p>47.223963</text:p>
          </table:table-cell>
          <table:table-cell table:number-columns-repeated="16382"/>
        </table:table-row>
        <table:table-row table:style-name="ro1">
          <table:table-cell office:value-type="float" office:value="16.413281999999999" table:style-name="ce1">
            <text:p>16.413282</text:p>
          </table:table-cell>
          <table:table-cell office:value-type="float" office:value="48.644635000000001" table:style-name="ce1">
            <text:p>48.644635</text:p>
          </table:table-cell>
          <table:table-cell table:number-columns-repeated="16382"/>
        </table:table-row>
        <table:table-row table:style-name="ro1">
          <table:table-cell office:value-type="float" office:value="16.511096999999999" table:style-name="ce1">
            <text:p>16.511097</text:p>
          </table:table-cell>
          <table:table-cell office:value-type="float" office:value="49.540632000000002" table:style-name="ce1">
            <text:p>49.540632</text:p>
          </table:table-cell>
          <table:table-cell table:number-columns-repeated="16382"/>
        </table:table-row>
        <table:table-row table:style-name="ro1">
          <table:table-cell office:value-type="float" office:value="16.179081" table:style-name="ce1">
            <text:p>16.179081</text:p>
          </table:table-cell>
          <table:table-cell office:value-type="float" office:value="49.746878000000002" table:style-name="ce1">
            <text:p>49.746878</text:p>
          </table:table-cell>
          <table:table-cell table:number-columns-repeated="16382"/>
        </table:table-row>
        <table:table-row table:style-name="ro1">
          <table:table-cell office:value-type="float" office:value="15.509012" table:style-name="ce1">
            <text:p>15.509012</text:p>
          </table:table-cell>
          <table:table-cell office:value-type="float" office:value="49.233285000000002" table:style-name="ce1">
            <text:p>49.233285</text:p>
          </table:table-cell>
          <table:table-cell table:number-columns-repeated="16382"/>
        </table:table-row>
        <table:table-row table:style-name="ro1">
          <table:table-cell office:value-type="float" office:value="14.703053000000001" table:style-name="ce1">
            <text:p>14.703053</text:p>
          </table:table-cell>
          <table:table-cell office:value-type="float" office:value="48.110017999999997" table:style-name="ce1">
            <text:p>48.110018</text:p>
          </table:table-cell>
          <table:table-cell table:number-columns-repeated="16382"/>
        </table:table-row>
        <table:table-row table:style-name="ro1">
          <table:table-cell office:value-type="float" office:value="14.088269" table:style-name="ce1">
            <text:p>14.088269</text:p>
          </table:table-cell>
          <table:table-cell office:value-type="float" office:value="46.757829000000001" table:style-name="ce1">
            <text:p>46.757829</text:p>
          </table:table-cell>
          <table:table-cell table:number-columns-repeated="16382"/>
        </table:table-row>
        <table:table-row table:style-name="ro1">
          <table:table-cell office:value-type="float" office:value="13.904418" table:style-name="ce1">
            <text:p>13.904418</text:p>
          </table:table-cell>
          <table:table-cell office:value-type="float" office:value="45.585123000000003" table:style-name="ce1">
            <text:p>45.585123</text:p>
          </table:table-cell>
          <table:table-cell table:number-columns-repeated="16382"/>
        </table:table-row>
        <table:table-row table:style-name="ro1">
          <table:table-cell office:value-type="float" office:value="14.13517" table:style-name="ce1">
            <text:p>14.13517</text:p>
          </table:table-cell>
          <table:table-cell office:value-type="float" office:value="44.843376999999997" table:style-name="ce1">
            <text:p>44.843377</text:p>
          </table:table-cell>
          <table:table-cell table:number-columns-repeated="16382"/>
        </table:table-row>
        <table:table-row table:style-name="ro1">
          <table:table-cell office:value-type="float" office:value="14.662906" table:style-name="ce1">
            <text:p>14.662906</text:p>
          </table:table-cell>
          <table:table-cell office:value-type="float" office:value="44.679799000000003" table:style-name="ce1">
            <text:p>44.679799</text:p>
          </table:table-cell>
          <table:table-cell table:number-columns-repeated="16382"/>
        </table:table-row>
        <table:table-row table:style-name="ro1">
          <table:table-cell office:value-type="float" office:value="15.275608" table:style-name="ce1">
            <text:p>15.275608</text:p>
          </table:table-cell>
          <table:table-cell office:value-type="float" office:value="45.171720000000001" table:style-name="ce1">
            <text:p>45.17172</text:p>
          </table:table-cell>
          <table:table-cell table:number-columns-repeated="16382"/>
        </table:table-row>
        <table:table-row table:style-name="ro1">
          <table:table-cell office:value-type="float" office:value="15.653046" table:style-name="ce1">
            <text:p>15.653046</text:p>
          </table:table-cell>
          <table:table-cell office:value-type="float" office:value="46.203913999999997" table:style-name="ce1">
            <text:p>46.203914</text:p>
          </table:table-cell>
          <table:table-cell table:number-columns-repeated="16382"/>
        </table:table-row>
        <table:table-row table:style-name="ro1">
          <table:table-cell office:value-type="float" office:value="15.542218999999999" table:style-name="ce1">
            <text:p>15.542219</text:p>
          </table:table-cell>
          <table:table-cell office:value-type="float" office:value="47.413333999999999" table:style-name="ce1">
            <text:p>47.413334</text:p>
          </table:table-cell>
          <table:table-cell table:number-columns-repeated="16382"/>
        </table:table-row>
        <table:table-row table:style-name="ro1">
          <table:table-cell office:value-type="float" office:value="14.898101" table:style-name="ce1">
            <text:p>14.898101</text:p>
          </table:table-cell>
          <table:table-cell office:value-type="float" office:value="48.382033999999997" table:style-name="ce1">
            <text:p>48.382034</text:p>
          </table:table-cell>
          <table:table-cell table:number-columns-repeated="16382"/>
        </table:table-row>
        <table:table-row table:style-name="ro1">
          <table:table-cell office:value-type="float" office:value="13.948949000000001" table:style-name="ce1">
            <text:p>13.948949</text:p>
          </table:table-cell>
          <table:table-cell office:value-type="float" office:value="48.83616" table:style-name="ce1">
            <text:p>48.83616</text:p>
          </table:table-cell>
          <table:table-cell table:number-columns-repeated="16382"/>
        </table:table-row>
        <table:table-row table:style-name="ro1">
          <table:table-cell office:value-type="float" office:value="13.084163999999999" table:style-name="ce1">
            <text:p>13.084164</text:p>
          </table:table-cell>
          <table:table-cell office:value-type="float" office:value="48.673254999999997" table:style-name="ce1">
            <text:p>48.673255</text:p>
          </table:table-cell>
          <table:table-cell table:number-columns-repeated="16382"/>
        </table:table-row>
        <table:table-row table:style-name="ro1">
          <table:table-cell office:value-type="float" office:value="12.596136" table:style-name="ce1">
            <text:p>12.596136</text:p>
          </table:table-cell>
          <table:table-cell office:value-type="float" office:value="47.920310999999998" table:style-name="ce1">
            <text:p>47.920311</text:p>
          </table:table-cell>
          <table:table-cell table:number-columns-repeated="16382"/>
        </table:table-row>
        <table:table-row table:style-name="ro1">
          <table:table-cell office:value-type="float" office:value="12.612030000000001" table:style-name="ce1">
            <text:p>12.61203</text:p>
          </table:table-cell>
          <table:table-cell office:value-type="float" office:value="46.721682999999999" table:style-name="ce1">
            <text:p>46.721683</text:p>
          </table:table-cell>
          <table:table-cell table:number-columns-repeated="16382"/>
        </table:table-row>
        <table:table-row table:style-name="ro1">
          <table:table-cell office:value-type="float" office:value="13.082504999999999" table:style-name="ce1">
            <text:p>13.082505</text:p>
          </table:table-cell>
          <table:table-cell office:value-type="float" office:value="45.406542999999999" table:style-name="ce1">
            <text:p>45.406543</text:p>
          </table:table-cell>
          <table:table-cell table:number-columns-repeated="16382"/>
        </table:table-row>
        <table:table-row table:style-name="ro1">
          <table:table-cell office:value-type="float" office:value="13.744999999999999" table:style-name="ce1">
            <text:p>13.745</text:p>
          </table:table-cell>
          <table:table-cell office:value-type="float" office:value="44.414549000000001" table:style-name="ce1">
            <text:p>44.414549</text:p>
          </table:table-cell>
          <table:table-cell table:number-columns-repeated="16382"/>
        </table:table-row>
        <table:table-row table:style-name="ro1">
          <table:table-cell office:value-type="float" office:value="14.337992" table:style-name="ce1">
            <text:p>14.337992</text:p>
          </table:table-cell>
          <table:table-cell office:value-type="float" office:value="44.001576" table:style-name="ce1">
            <text:p>44.001576</text:p>
          </table:table-cell>
          <table:table-cell table:number-columns-repeated="16382"/>
        </table:table-row>
        <table:table-row table:style-name="ro1">
          <table:table-cell office:value-type="float" office:value="14.668193" table:style-name="ce1">
            <text:p>14.668193</text:p>
          </table:table-cell>
          <table:table-cell office:value-type="float" office:value="44.216645" table:style-name="ce1">
            <text:p>44.216645</text:p>
          </table:table-cell>
          <table:table-cell table:number-columns-repeated="16382"/>
        </table:table-row>
        <table:table-row table:style-name="ro1">
          <table:table-cell office:value-type="float" office:value="14.536848000000001" table:style-name="ce1">
            <text:p>14.536848</text:p>
          </table:table-cell>
          <table:table-cell office:value-type="float" office:value="44.992606000000002" table:style-name="ce1">
            <text:p>44.992606</text:p>
          </table:table-cell>
          <table:table-cell table:number-columns-repeated="16382"/>
        </table:table-row>
        <table:table-row table:style-name="ro1">
          <table:table-cell office:value-type="float" office:value="13.858119" table:style-name="ce1">
            <text:p>13.858119</text:p>
          </table:table-cell>
          <table:table-cell office:value-type="float" office:value="46.210723000000002" table:style-name="ce1">
            <text:p>46.210723</text:p>
          </table:table-cell>
          <table:table-cell table:number-columns-repeated="16382"/>
        </table:table-row>
        <table:table-row table:style-name="ro1">
          <table:table-cell office:value-type="float" office:value="12.835483999999999" table:style-name="ce1">
            <text:p>12.835484</text:p>
          </table:table-cell>
          <table:table-cell office:value-type="float" office:value="47.547297" table:style-name="ce1">
            <text:p>47.547297</text:p>
          </table:table-cell>
          <table:table-cell table:number-columns-repeated="16382"/>
        </table:table-row>
        <table:table-row table:style-name="ro1">
          <table:table-cell office:value-type="float" office:value="11.933061" table:style-name="ce1">
            <text:p>11.933061</text:p>
          </table:table-cell>
          <table:table-cell office:value-type="float" office:value="48.633249999999997" table:style-name="ce1">
            <text:p>48.63325</text:p>
          </table:table-cell>
          <table:table-cell table:number-columns-repeated="16382"/>
        </table:table-row>
        <table:table-row table:style-name="ro1">
          <table:table-cell office:value-type="float" office:value="11.501317" table:style-name="ce1">
            <text:p>11.501317</text:p>
          </table:table-cell>
          <table:table-cell office:value-type="float" office:value="49.174441000000002" table:style-name="ce1">
            <text:p>49.174441</text:p>
          </table:table-cell>
          <table:table-cell table:number-columns-repeated="16382"/>
        </table:table-row>
        <table:table-row table:style-name="ro1">
          <table:table-cell office:value-type="float" office:value="11.593009" table:style-name="ce1">
            <text:p>11.593009</text:p>
          </table:table-cell>
          <table:table-cell office:value-type="float" office:value="49.094301999999999" table:style-name="ce1">
            <text:p>49.094302</text:p>
          </table:table-cell>
          <table:table-cell table:number-columns-repeated="16382"/>
        </table:table-row>
        <table:table-row table:style-name="ro1">
          <table:table-cell office:value-type="float" office:value="12.137153" table:style-name="ce1">
            <text:p>12.137153</text:p>
          </table:table-cell>
          <table:table-cell office:value-type="float" office:value="48.380310999999999" table:style-name="ce1">
            <text:p>48.380311</text:p>
          </table:table-cell>
          <table:table-cell table:number-columns-repeated="16382"/>
        </table:table-row>
        <table:table-row table:style-name="ro1">
          <table:table-cell office:value-type="float" office:value="12.946123" table:style-name="ce1">
            <text:p>12.946123</text:p>
          </table:table-cell>
          <table:table-cell office:value-type="float" office:value="47.113289999999999" table:style-name="ce1">
            <text:p>47.11329</text:p>
          </table:table-cell>
          <table:table-cell table:number-columns-repeated="16382"/>
        </table:table-row>
        <table:table-row table:style-name="ro1">
          <table:table-cell office:value-type="float" office:value="13.637631000000001" table:style-name="ce1">
            <text:p>13.637631</text:p>
          </table:table-cell>
          <table:table-cell office:value-type="float" office:value="45.709384" table:style-name="ce1">
            <text:p>45.709384</text:p>
          </table:table-cell>
          <table:table-cell table:number-columns-repeated="16382"/>
        </table:table-row>
        <table:table-row table:style-name="ro1">
          <table:table-cell office:value-type="float" office:value="13.78303" table:style-name="ce1">
            <text:p>13.78303</text:p>
          </table:table-cell>
          <table:table-cell office:value-type="float" office:value="44.634104999999998" table:style-name="ce1">
            <text:p>44.634105</text:p>
          </table:table-cell>
          <table:table-cell table:number-columns-repeated="16382"/>
        </table:table-row>
        <table:table-row table:style-name="ro1">
          <table:table-cell office:value-type="float" office:value="13.308047999999999" table:style-name="ce1">
            <text:p>13.308048</text:p>
          </table:table-cell>
          <table:table-cell office:value-type="float" office:value="44.145096000000002" table:style-name="ce1">
            <text:p>44.145096</text:p>
          </table:table-cell>
          <table:table-cell table:number-columns-repeated="16382"/>
        </table:table-row>
        <table:table-row table:style-name="ro1">
          <table:table-cell office:value-type="float" office:value="12.385227" table:style-name="ce1">
            <text:p>12.385227</text:p>
          </table:table-cell>
          <table:table-cell office:value-type="float" office:value="44.337415" table:style-name="ce1">
            <text:p>44.337415</text:p>
          </table:table-cell>
          <table:table-cell table:number-columns-repeated="16382"/>
        </table:table-row>
        <table:table-row table:style-name="ro1">
          <table:table-cell office:value-type="float" office:value="11.338023" table:style-name="ce1">
            <text:p>11.338023</text:p>
          </table:table-cell>
          <table:table-cell office:value-type="float" office:value="45.150112999999997" table:style-name="ce1">
            <text:p>45.150113</text:p>
          </table:table-cell>
          <table:table-cell table:number-columns-repeated="16382"/>
        </table:table-row>
        <table:table-row table:style-name="ro1">
          <table:table-cell office:value-type="float" office:value="10.446054999999999" table:style-name="ce1">
            <text:p>10.446055</text:p>
          </table:table-cell>
          <table:table-cell office:value-type="float" office:value="46.301913999999996" table:style-name="ce1">
            <text:p>46.301914</text:p>
          </table:table-cell>
          <table:table-cell table:number-columns-repeated="16382"/>
        </table:table-row>
        <table:table-row table:style-name="ro1">
          <table:table-cell office:value-type="float" office:value="10.058066" table:style-name="ce1">
            <text:p>10.058066</text:p>
          </table:table-cell>
          <table:table-cell office:value-type="float" office:value="47.353062999999999" table:style-name="ce1">
            <text:p>47.353063</text:p>
          </table:table-cell>
          <table:table-cell table:number-columns-repeated="16382"/>
        </table:table-row>
        <table:table-row table:style-name="ro1">
          <table:table-cell office:value-type="float" office:value="10.251275" table:style-name="ce1">
            <text:p>10.251275</text:p>
          </table:table-cell>
          <table:table-cell office:value-type="float" office:value="47.970899000000003" table:style-name="ce1">
            <text:p>47.970899</text:p>
          </table:table-cell>
          <table:table-cell table:number-columns-repeated="16382"/>
        </table:table-row>
        <table:table-row table:style-name="ro1">
          <table:table-cell office:value-type="float" office:value="10.934260999999999" table:style-name="ce1">
            <text:p>10.934261</text:p>
          </table:table-cell>
          <table:table-cell office:value-type="float" office:value="48.003326000000001" table:style-name="ce1">
            <text:p>48.003326</text:p>
          </table:table-cell>
          <table:table-cell table:number-columns-repeated="16382"/>
        </table:table-row>
        <table:table-row table:style-name="ro1">
          <table:table-cell office:value-type="float" office:value="11.849914999999999" table:style-name="ce1">
            <text:p>11.849915</text:p>
          </table:table-cell>
          <table:table-cell office:value-type="float" office:value="47.462699000000001" table:style-name="ce1">
            <text:p>47.462699</text:p>
          </table:table-cell>
          <table:table-cell table:number-columns-repeated="16382"/>
        </table:table-row>
        <table:table-row table:style-name="ro1">
          <table:table-cell office:value-type="float" office:value="12.627017" table:style-name="ce1">
            <text:p>12.627017</text:p>
          </table:table-cell>
          <table:table-cell office:value-type="float" office:value="46.561067000000001" table:style-name="ce1">
            <text:p>46.561067</text:p>
          </table:table-cell>
          <table:table-cell table:number-columns-repeated="16382"/>
        </table:table-row>
        <table:table-row table:style-name="ro1">
          <table:table-cell office:value-type="float" office:value="12.873025999999999" table:style-name="ce1">
            <text:p>12.873026</text:p>
          </table:table-cell>
          <table:table-cell office:value-type="float" office:value="45.666477999999998" table:style-name="ce1">
            <text:p>45.666478</text:p>
          </table:table-cell>
          <table:table-cell table:number-columns-repeated="16382"/>
        </table:table-row>
        <table:table-row table:style-name="ro1">
          <table:table-cell office:value-type="float" office:value="12.451663" table:style-name="ce1">
            <text:p>12.451663</text:p>
          </table:table-cell>
          <table:table-cell office:value-type="float" office:value="45.159981000000002" table:style-name="ce1">
            <text:p>45.159981</text:p>
          </table:table-cell>
          <table:table-cell table:number-columns-repeated="16382"/>
        </table:table-row>
        <table:table-row table:style-name="ro1">
          <table:table-cell office:value-type="float" office:value="11.418723999999999" table:style-name="ce1">
            <text:p>11.418724</text:p>
          </table:table-cell>
          <table:table-cell office:value-type="float" office:value="45.198537000000002" table:style-name="ce1">
            <text:p>45.198537</text:p>
          </table:table-cell>
          <table:table-cell table:number-columns-repeated="16382"/>
        </table:table-row>
        <table:table-row table:style-name="ro1">
          <table:table-cell office:value-type="float" office:value="10.108203" table:style-name="ce1">
            <text:p>10.108203</text:p>
          </table:table-cell>
          <table:table-cell office:value-type="float" office:value="45.711069000000002" table:style-name="ce1">
            <text:p>45.711069</text:p>
          </table:table-cell>
          <table:table-cell table:number-columns-repeated="16382"/>
        </table:table-row>
        <table:table-row table:style-name="ro1">
          <table:table-cell office:value-type="float" office:value="8.9758800000000001" table:style-name="ce1">
            <text:p>8.97588</text:p>
          </table:table-cell>
          <table:table-cell office:value-type="float" office:value="46.469315000000002" table:style-name="ce1">
            <text:p>46.469315</text:p>
          </table:table-cell>
          <table:table-cell table:number-columns-repeated="16382"/>
        </table:table-row>
        <table:table-row table:style-name="ro1">
          <table:table-cell office:value-type="float" office:value="8.4119530000000005" table:style-name="ce1">
            <text:p>8.411953</text:p>
          </table:table-cell>
          <table:table-cell office:value-type="float" office:value="47.179397000000002" table:style-name="ce1">
            <text:p>47.179397</text:p>
          </table:table-cell>
          <table:table-cell table:number-columns-repeated="16382"/>
        </table:table-row>
        <table:table-row table:style-name="ro1">
          <table:table-cell office:value-type="float" office:value="8.5194130000000001" table:style-name="ce1">
            <text:p>8.519413</text:p>
          </table:table-cell>
          <table:table-cell office:value-type="float" office:value="47.574244999999998" table:style-name="ce1">
            <text:p>47.574245</text:p>
          </table:table-cell>
          <table:table-cell table:number-columns-repeated="16382"/>
        </table:table-row>
        <table:table-row table:style-name="ro1">
          <table:table-cell office:value-type="float" office:value="9.2363300000000006" table:style-name="ce1">
            <text:p>9.23633</text:p>
          </table:table-cell>
          <table:table-cell office:value-type="float" office:value="47.477862000000002" table:style-name="ce1">
            <text:p>47.477862</text:p>
          </table:table-cell>
          <table:table-cell table:number-columns-repeated="16382"/>
        </table:table-row>
        <table:table-row table:style-name="ro1">
          <table:table-cell office:value-type="float" office:value="10.357355999999999" table:style-name="ce1">
            <text:p>10.357356</text:p>
          </table:table-cell>
          <table:table-cell office:value-type="float" office:value="46.911645" table:style-name="ce1">
            <text:p>46.911645</text:p>
          </table:table-cell>
          <table:table-cell table:number-columns-repeated="16382"/>
        </table:table-row>
        <table:table-row table:style-name="ro1">
          <table:table-cell office:value-type="float" office:value="11.497695" table:style-name="ce1">
            <text:p>11.497695</text:p>
          </table:table-cell>
          <table:table-cell office:value-type="float" office:value="46.181105000000002" table:style-name="ce1">
            <text:p>46.181105</text:p>
          </table:table-cell>
          <table:table-cell table:number-columns-repeated="16382"/>
        </table:table-row>
        <table:table-row table:style-name="ro1">
          <table:table-cell office:value-type="float" office:value="12.226055000000001" table:style-name="ce1">
            <text:p>12.226055</text:p>
          </table:table-cell>
          <table:table-cell office:value-type="float" office:value="45.582093999999998" table:style-name="ce1">
            <text:p>45.582094</text:p>
          </table:table-cell>
          <table:table-cell table:number-columns-repeated="16382"/>
        </table:table-row>
        <table:table-row table:style-name="ro1">
          <table:table-cell office:value-type="float" office:value="12.366413" table:style-name="ce1">
            <text:p>12.366413</text:p>
          </table:table-cell>
          <table:table-cell office:value-type="float" office:value="45.335222999999999" table:style-name="ce1">
            <text:p>45.335223</text:p>
          </table:table-cell>
          <table:table-cell table:number-columns-repeated="16382"/>
        </table:table-row>
        <table:table-row table:style-name="ro1">
          <table:table-cell office:value-type="float" office:value="11.964325000000001" table:style-name="ce1">
            <text:p>11.964325</text:p>
          </table:table-cell>
          <table:table-cell office:value-type="float" office:value="45.519210000000001" table:style-name="ce1">
            <text:p>45.51921</text:p>
          </table:table-cell>
          <table:table-cell table:number-columns-repeated="16382"/>
        </table:table-row>
        <table:table-row table:style-name="ro1">
          <table:table-cell office:value-type="float" office:value="11.01083" table:style-name="ce1">
            <text:p>11.01083</text:p>
          </table:table-cell>
          <table:table-cell office:value-type="float" office:value="46.029907999999999" table:style-name="ce1">
            <text:p>46.029908</text:p>
          </table:table-cell>
          <table:table-cell table:number-columns-repeated="16382"/>
        </table:table-row>
        <table:table-row table:style-name="ro1">
          <table:table-cell office:value-type="float" office:value="9.6197560000000006" table:style-name="ce1">
            <text:p>9.619756</text:p>
          </table:table-cell>
          <table:table-cell office:value-type="float" office:value="46.629750000000001" table:style-name="ce1">
            <text:p>46.62975</text:p>
          </table:table-cell>
          <table:table-cell table:number-columns-repeated="16382"/>
        </table:table-row>
        <table:table-row table:style-name="ro1">
          <table:table-cell office:value-type="float" office:value="8.1986640000000008" table:style-name="ce1">
            <text:p>8.198664</text:p>
          </table:table-cell>
          <table:table-cell office:value-type="float" office:value="47.051223999999998" table:style-name="ce1">
            <text:p>47.051224</text:p>
          </table:table-cell>
          <table:table-cell table:number-columns-repeated="16382"/>
        </table:table-row>
        <table:table-row table:style-name="ro1">
          <table:table-cell office:value-type="float" office:value="7.1381680000000003" table:style-name="ce1">
            <text:p>7.138168</text:p>
          </table:table-cell>
          <table:table-cell office:value-type="float" office:value="47.076810000000002" table:style-name="ce1">
            <text:p>47.07681</text:p>
          </table:table-cell>
          <table:table-cell table:number-columns-repeated="16382"/>
        </table:table-row>
        <table:table-row table:style-name="ro1">
          <table:table-cell office:value-type="float" office:value="6.6598350000000002" table:style-name="ce1">
            <text:p>6.659835</text:p>
          </table:table-cell>
          <table:table-cell office:value-type="float" office:value="46.693984" table:style-name="ce1">
            <text:p>46.693984</text:p>
          </table:table-cell>
          <table:table-cell table:number-columns-repeated="16382"/>
        </table:table-row>
        <table:table-row table:style-name="ro1">
          <table:table-cell office:value-type="float" office:value="6.8044399999999996" table:style-name="ce1">
            <text:p>6.80444</text:p>
          </table:table-cell>
          <table:table-cell office:value-type="float" office:value="46.058087999999998" table:style-name="ce1">
            <text:p>46.058088</text:p>
          </table:table-cell>
          <table:table-cell table:number-columns-repeated="16382"/>
        </table:table-row>
        <table:table-row table:style-name="ro1">
          <table:table-cell office:value-type="float" office:value="7.5292579999999996" table:style-name="ce1">
            <text:p>7.529258</text:p>
          </table:table-cell>
          <table:table-cell office:value-type="float" office:value="45.404417000000002" table:style-name="ce1">
            <text:p>45.404417</text:p>
          </table:table-cell>
          <table:table-cell table:number-columns-repeated="16382"/>
        </table:table-row>
        <table:table-row table:style-name="ro1">
          <table:table-cell office:value-type="float" office:value="8.7130550000000007" table:style-name="ce1">
            <text:p>8.713055</text:p>
          </table:table-cell>
          <table:table-cell office:value-type="float" office:value="44.962739999999997" table:style-name="ce1">
            <text:p>44.96274</text:p>
          </table:table-cell>
          <table:table-cell table:number-columns-repeated="16382"/>
        </table:table-row>
        <table:table-row table:style-name="ro1">
          <table:table-cell office:value-type="float" office:value="10.042733999999999" table:style-name="ce1">
            <text:p>10.042734</text:p>
          </table:table-cell>
          <table:table-cell office:value-type="float" office:value="44.871237999999998" table:style-name="ce1">
            <text:p>44.871238</text:p>
          </table:table-cell>
          <table:table-cell table:number-columns-repeated="16382"/>
        </table:table-row>
        <table:table-row table:style-name="ro1">
          <table:table-cell office:value-type="float" office:value="10.998075999999999" table:style-name="ce1">
            <text:p>10.998076</text:p>
          </table:table-cell>
          <table:table-cell office:value-type="float" office:value="45.090932000000002" table:style-name="ce1">
            <text:p>45.090932</text:p>
          </table:table-cell>
          <table:table-cell table:number-columns-repeated="16382"/>
        </table:table-row>
        <table:table-row table:style-name="ro1">
          <table:table-cell office:value-type="float" office:value="11.24958" table:style-name="ce1">
            <text:p>11.24958</text:p>
          </table:table-cell>
          <table:table-cell office:value-type="float" office:value="45.457729999999998" table:style-name="ce1">
            <text:p>45.45773</text:p>
          </table:table-cell>
          <table:table-cell table:number-columns-repeated="16382"/>
        </table:table-row>
        <table:table-row table:style-name="ro1">
          <table:table-cell office:value-type="float" office:value="10.706621" table:style-name="ce1">
            <text:p>10.706621</text:p>
          </table:table-cell>
          <table:table-cell office:value-type="float" office:value="45.845528000000002" table:style-name="ce1">
            <text:p>45.845528</text:p>
          </table:table-cell>
          <table:table-cell table:number-columns-repeated="16382"/>
        </table:table-row>
        <table:table-row table:style-name="ro1">
          <table:table-cell office:value-type="float" office:value="9.4559010000000008" table:style-name="ce1">
            <text:p>9.455901</text:p>
          </table:table-cell>
          <table:table-cell office:value-type="float" office:value="46.095565999999998" table:style-name="ce1">
            <text:p>46.095566</text:p>
          </table:table-cell>
          <table:table-cell table:number-columns-repeated="16382"/>
        </table:table-row>
        <table:table-row table:style-name="ro1">
          <table:table-cell office:value-type="float" office:value="7.8344829999999996" table:style-name="ce1">
            <text:p>7.834483</text:p>
          </table:table-cell>
          <table:table-cell office:value-type="float" office:value="46.125397999999997" table:style-name="ce1">
            <text:p>46.125398</text:p>
          </table:table-cell>
          <table:table-cell table:number-columns-repeated="16382"/>
        </table:table-row>
        <table:table-row table:style-name="ro1">
          <table:table-cell office:value-type="float" office:value="6.3065600000000002" table:style-name="ce1">
            <text:p>6.30656</text:p>
          </table:table-cell>
          <table:table-cell office:value-type="float" office:value="45.969169000000001" table:style-name="ce1">
            <text:p>45.969169</text:p>
          </table:table-cell>
          <table:table-cell table:number-columns-repeated="16382"/>
        </table:table-row>
        <table:table-row table:style-name="ro1">
          <table:table-cell office:value-type="float" office:value="5.3021260000000003" table:style-name="ce1">
            <text:p>5.302126</text:p>
          </table:table-cell>
          <table:table-cell office:value-type="float" office:value="45.727536999999998" table:style-name="ce1">
            <text:p>45.727537</text:p>
          </table:table-cell>
          <table:table-cell table:number-columns-repeated="16382"/>
        </table:table-row>
        <table:table-row table:style-name="ro1">
          <table:table-cell office:value-type="float" office:value="5.0517909999999997" table:style-name="ce1">
            <text:p>5.051791</text:p>
          </table:table-cell>
          <table:table-cell office:value-type="float" office:value="45.461123000000001" table:style-name="ce1">
            <text:p>45.461123</text:p>
          </table:table-cell>
          <table:table-cell table:number-columns-repeated="16382"/>
        </table:table-row>
        <table:table-row table:style-name="ro1">
          <table:table-cell office:value-type="float" office:value="5.5861520000000002" table:style-name="ce1">
            <text:p>5.586152</text:p>
          </table:table-cell>
          <table:table-cell office:value-type="float" office:value="45.270301000000003" table:style-name="ce1">
            <text:p>45.270301</text:p>
          </table:table-cell>
          <table:table-cell table:number-columns-repeated="16382"/>
        </table:table-row>
        <table:table-row table:style-name="ro1">
          <table:table-cell office:value-type="float" office:value="6.8700549999999998" table:style-name="ce1">
            <text:p>6.870055</text:p>
          </table:table-cell>
          <table:table-cell office:value-type="float" office:value="45.202950000000001" table:style-name="ce1">
            <text:p>45.20295</text:p>
          </table:table-cell>
          <table:table-cell table:number-columns-repeated="16382"/>
        </table:table-row>
        <table:table-row table:style-name="ro1">
          <table:table-cell office:value-type="float" office:value="8.5339290000000005" table:style-name="ce1">
            <text:p>8.533929</text:p>
          </table:table-cell>
          <table:table-cell office:value-type="float" office:value="45.184657000000001" table:style-name="ce1">
            <text:p>45.184657</text:p>
          </table:table-cell>
          <table:table-cell table:number-columns-repeated="16382"/>
        </table:table-row>
        <table:table-row table:style-name="ro1">
          <table:table-cell office:value-type="float" office:value="9.9441900000000008" table:style-name="ce1">
            <text:p>9.94419</text:p>
          </table:table-cell>
          <table:table-cell office:value-type="float" office:value="45.099266999999998" table:style-name="ce1">
            <text:p>45.099267</text:p>
          </table:table-cell>
          <table:table-cell table:number-columns-repeated="16382"/>
        </table:table-row>
        <table:table-row table:style-name="ro1">
          <table:table-cell office:value-type="float" office:value="10.707276" table:style-name="ce1">
            <text:p>10.707276</text:p>
          </table:table-cell>
          <table:table-cell office:value-type="float" office:value="44.974552000000003" table:style-name="ce1">
            <text:p>44.974552</text:p>
          </table:table-cell>
          <table:table-cell table:number-columns-repeated="16382"/>
        </table:table-row>
        <table:table-row table:style-name="ro1">
          <table:table-cell office:value-type="float" office:value="10.704288999999999" table:style-name="ce1">
            <text:p>10.704289</text:p>
          </table:table-cell>
          <table:table-cell office:value-type="float" office:value="44.844014000000001" table:style-name="ce1">
            <text:p>44.844014</text:p>
          </table:table-cell>
          <table:table-cell table:number-columns-repeated="16382"/>
        </table:table-row>
        <table:table-row table:style-name="ro1">
          <table:table-cell office:value-type="float" office:value="9.9045480000000001" table:style-name="ce1">
            <text:p>9.904548</text:p>
          </table:table-cell>
          <table:table-cell office:value-type="float" office:value="44.776941000000001" table:style-name="ce1">
            <text:p>44.776941</text:p>
          </table:table-cell>
          <table:table-cell table:number-columns-repeated="16382"/>
        </table:table-row>
        <table:table-row table:style-name="ro1">
          <table:table-cell office:value-type="float" office:value="8.3771979999999999" table:style-name="ce1">
            <text:p>8.377198</text:p>
          </table:table-cell>
          <table:table-cell office:value-type="float" office:value="44.922066000000001" table:style-name="ce1">
            <text:p>44.922066</text:p>
          </table:table-cell>
          <table:table-cell table:number-columns-repeated="16382"/>
        </table:table-row>
        <table:table-row table:style-name="ro1">
          <table:table-cell office:value-type="float" office:value="6.6690930000000002" table:style-name="ce1">
            <text:p>6.669093</text:p>
          </table:table-cell>
          <table:table-cell office:value-type="float" office:value="45.288145999999998" table:style-name="ce1">
            <text:p>45.288146</text:p>
          </table:table-cell>
          <table:table-cell table:number-columns-repeated="16382"/>
        </table:table-row>
        <table:table-row table:style-name="ro1">
          <table:table-cell office:value-type="float" office:value="5.4417150000000003" table:style-name="ce1">
            <text:p>5.441715</text:p>
          </table:table-cell>
          <table:table-cell office:value-type="float" office:value="45.814701999999997" table:style-name="ce1">
            <text:p>45.814702</text:p>
          </table:table-cell>
          <table:table-cell table:number-columns-repeated="16382"/>
        </table:table-row>
        <table:table-row table:style-name="ro1">
          <table:table-cell office:value-type="float" office:value="4.8756649999999997" table:style-name="ce1">
            <text:p>4.875665</text:p>
          </table:table-cell>
          <table:table-cell office:value-type="float" office:value="46.418348000000002" table:style-name="ce1">
            <text:p>46.418348</text:p>
          </table:table-cell>
          <table:table-cell table:number-columns-repeated="16382"/>
        </table:table-row>
        <table:table-row table:style-name="ro1">
          <table:table-cell office:value-type="float" office:value="5.0002129999999996" table:style-name="ce1">
            <text:p>5.000213</text:p>
          </table:table-cell>
          <table:table-cell office:value-type="float" office:value="46.990608000000002" table:style-name="ce1">
            <text:p>46.990608</text:p>
          </table:table-cell>
          <table:table-cell table:number-columns-repeated="16382"/>
        </table:table-row>
        <table:table-row table:style-name="ro1">
          <table:table-cell office:value-type="float" office:value="5.7716479999999999" table:style-name="ce1">
            <text:p>5.771648</text:p>
          </table:table-cell>
          <table:table-cell office:value-type="float" office:value="47.374949999999998" table:style-name="ce1">
            <text:p>47.37495</text:p>
          </table:table-cell>
          <table:table-cell table:number-columns-repeated="16382"/>
        </table:table-row>
        <table:table-row table:style-name="ro1">
          <table:table-cell office:value-type="float" office:value="7.026268" table:style-name="ce1">
            <text:p>7.026268</text:p>
          </table:table-cell>
          <table:table-cell office:value-type="float" office:value="47.358013" table:style-name="ce1">
            <text:p>47.358013</text:p>
          </table:table-cell>
          <table:table-cell table:number-columns-repeated="16382"/>
        </table:table-row>
        <table:table-row table:style-name="ro1">
          <table:table-cell office:value-type="float" office:value="8.3691929999999992" table:style-name="ce1">
            <text:p>8.369193</text:p>
          </table:table-cell>
          <table:table-cell office:value-type="float" office:value="46.750878999999998" table:style-name="ce1">
            <text:p>46.750879</text:p>
          </table:table-cell>
          <table:table-cell table:number-columns-repeated="16382"/>
        </table:table-row>
        <table:table-row table:style-name="ro1">
          <table:table-cell office:value-type="float" office:value="9.3232680000000006" table:style-name="ce1">
            <text:p>9.323268</text:p>
          </table:table-cell>
          <table:table-cell office:value-type="float" office:value="45.683067999999999" table:style-name="ce1">
            <text:p>45.683068</text:p>
          </table:table-cell>
          <table:table-cell table:number-columns-repeated="16382"/>
        </table:table-row>
        <table:table-row table:style-name="ro1">
          <table:table-cell office:value-type="float" office:value="9.6414779999999993" table:style-name="ce1">
            <text:p>9.641478</text:p>
          </table:table-cell>
          <table:table-cell office:value-type="float" office:value="44.533472000000003" table:style-name="ce1">
            <text:p>44.533472</text:p>
          </table:table-cell>
          <table:table-cell table:number-columns-repeated="16382"/>
        </table:table-row>
        <table:table-row table:style-name="ro1">
          <table:table-cell office:value-type="float" office:value="9.3621719999999993" table:style-name="ce1">
            <text:p>9.362172</text:p>
          </table:table-cell>
          <table:table-cell office:value-type="float" office:value="43.658645" table:style-name="ce1">
            <text:p>43.658645</text:p>
          </table:table-cell>
          <table:table-cell table:number-columns-repeated="16382"/>
        </table:table-row>
        <table:table-row table:style-name="ro1">
          <table:table-cell office:value-type="float" office:value="8.6068060000000006" table:style-name="ce1">
            <text:p>8.606806</text:p>
          </table:table-cell>
          <table:table-cell office:value-type="float" office:value="43.297330000000002" table:style-name="ce1">
            <text:p>43.29733</text:p>
          </table:table-cell>
          <table:table-cell table:number-columns-repeated="16382"/>
        </table:table-row>
        <table:table-row table:style-name="ro1">
          <table:table-cell office:value-type="float" office:value="7.554881" table:style-name="ce1">
            <text:p>7.554881</text:p>
          </table:table-cell>
          <table:table-cell office:value-type="float" office:value="43.587890999999999" table:style-name="ce1">
            <text:p>43.587891</text:p>
          </table:table-cell>
          <table:table-cell table:number-columns-repeated="16382"/>
        </table:table-row>
        <table:table-row table:style-name="ro1">
          <table:table-cell office:value-type="float" office:value="6.47628" table:style-name="ce1">
            <text:p>6.47628</text:p>
          </table:table-cell>
          <table:table-cell office:value-type="float" office:value="44.621715999999999" table:style-name="ce1">
            <text:p>44.621716</text:p>
          </table:table-cell>
          <table:table-cell table:number-columns-repeated="16382"/>
        </table:table-row>
        <table:table-row table:style-name="ro1">
          <table:table-cell office:value-type="float" office:value="5.6828659999999998" table:style-name="ce1">
            <text:p>5.682866</text:p>
          </table:table-cell>
          <table:table-cell office:value-type="float" office:value="46.325277999999997" table:style-name="ce1">
            <text:p>46.325278</text:p>
          </table:table-cell>
          <table:table-cell table:number-columns-repeated="16382"/>
        </table:table-row>
        <table:table-row table:style-name="ro1">
          <table:table-cell office:value-type="float" office:value="5.422269" table:style-name="ce1">
            <text:p>5.422269</text:p>
          </table:table-cell>
          <table:table-cell office:value-type="float" office:value="48.152228999999998" table:style-name="ce1">
            <text:p>48.152229</text:p>
          </table:table-cell>
          <table:table-cell table:number-columns-repeated="16382"/>
        </table:table-row>
        <table:table-row table:style-name="ro1">
          <table:table-cell office:value-type="float" office:value="5.6253399999999996" table:style-name="ce1">
            <text:p>5.62534</text:p>
          </table:table-cell>
          <table:table-cell office:value-type="float" office:value="49.428089999999997" table:style-name="ce1">
            <text:p>49.42809</text:p>
          </table:table-cell>
          <table:table-cell table:number-columns-repeated="16382"/>
        </table:table-row>
        <table:table-row table:style-name="ro1">
          <table:table-cell office:value-type="float" office:value="6.0079760000000002" table:style-name="ce1">
            <text:p>6.007976</text:p>
          </table:table-cell>
          <table:table-cell office:value-type="float" office:value="49.904885" table:style-name="ce1">
            <text:p>49.904885</text:p>
          </table:table-cell>
          <table:table-cell table:number-columns-repeated="16382"/>
        </table:table-row>
        <table:table-row table:style-name="ro1">
          <table:table-cell office:value-type="float" office:value="6.4029780000000001" table:style-name="ce1">
            <text:p>6.402978</text:p>
          </table:table-cell>
          <table:table-cell office:value-type="float" office:value="49.633783999999999" table:style-name="ce1">
            <text:p>49.633784</text:p>
          </table:table-cell>
          <table:table-cell table:number-columns-repeated="16382"/>
        </table:table-row>
        <table:table-row table:style-name="ro1">
          <table:table-cell office:value-type="float" office:value="6.7522900000000003" table:style-name="ce1">
            <text:p>6.75229</text:p>
          </table:table-cell>
          <table:table-cell office:value-type="float" office:value="48.652661000000002" table:style-name="ce1">
            <text:p>48.652661</text:p>
          </table:table-cell>
          <table:table-cell table:number-columns-repeated="16382"/>
        </table:table-row>
        <table:table-row table:style-name="ro1">
          <table:table-cell office:value-type="float" office:value="6.9850770000000004" table:style-name="ce1">
            <text:p>6.985077</text:p>
          </table:table-cell>
          <table:table-cell office:value-type="float" office:value="46.999946000000001" table:style-name="ce1">
            <text:p>46.999946</text:p>
          </table:table-cell>
          <table:table-cell table:number-columns-repeated="16382"/>
        </table:table-row>
        <table:table-row table:style-name="ro1">
          <table:table-cell office:value-type="float" office:value="7.1188039999999999" table:style-name="ce1">
            <text:p>7.118804</text:p>
          </table:table-cell>
          <table:table-cell office:value-type="float" office:value="45.098500999999999" table:style-name="ce1">
            <text:p>45.098501</text:p>
          </table:table-cell>
          <table:table-cell table:number-columns-repeated="16382"/>
        </table:table-row>
        <table:table-row table:style-name="ro1">
          <table:table-cell office:value-type="float" office:value="7.2635120000000004" table:style-name="ce1">
            <text:p>7.263512</text:p>
          </table:table-cell>
          <table:table-cell office:value-type="float" office:value="43.594493999999997" table:style-name="ce1">
            <text:p>43.594494</text:p>
          </table:table-cell>
          <table:table-cell table:number-columns-repeated="16382"/>
        </table:table-row>
        <table:table-row table:style-name="ro1">
          <table:table-cell office:value-type="float" office:value="7.4229229999999999" table:style-name="ce1">
            <text:p>7.422923</text:p>
          </table:table-cell>
          <table:table-cell office:value-type="float" office:value="42.827626000000002" table:style-name="ce1">
            <text:p>42.827626</text:p>
          </table:table-cell>
          <table:table-cell table:number-columns-repeated="16382"/>
        </table:table-row>
        <table:table-row table:style-name="ro1">
          <table:table-cell office:value-type="float" office:value="7.5337560000000003" table:style-name="ce1">
            <text:p>7.533756</text:p>
          </table:table-cell>
          <table:table-cell office:value-type="float" office:value="42.831921000000001" table:style-name="ce1">
            <text:p>42.831921</text:p>
          </table:table-cell>
          <table:table-cell table:number-columns-repeated="16382"/>
        </table:table-row>
        <table:table-row table:style-name="ro1">
          <table:table-cell office:value-type="float" office:value="7.5151589999999997" table:style-name="ce1">
            <text:p>7.515159</text:p>
          </table:table-cell>
          <table:table-cell office:value-type="float" office:value="43.617471999999999" table:style-name="ce1">
            <text:p>43.617472</text:p>
          </table:table-cell>
          <table:table-cell table:number-columns-repeated="16382"/>
        </table:table-row>
        <table:table-row table:style-name="ro1">
          <table:table-cell office:value-type="float" office:value="7.3270660000000003" table:style-name="ce1">
            <text:p>7.327066</text:p>
          </table:table-cell>
          <table:table-cell office:value-type="float" office:value="45.141067" table:style-name="ce1">
            <text:p>45.141067</text:p>
          </table:table-cell>
          <table:table-cell table:number-columns-repeated="16382"/>
        </table:table-row>
        <table:table-row table:style-name="ro1">
          <table:table-cell office:value-type="float" office:value="6.9151769999999999" table:style-name="ce1">
            <text:p>6.915177</text:p>
          </table:table-cell>
          <table:table-cell office:value-type="float" office:value="47.066155999999999" table:style-name="ce1">
            <text:p>47.066156</text:p>
          </table:table-cell>
          <table:table-cell table:number-columns-repeated="16382"/>
        </table:table-row>
        <table:table-row table:style-name="ro1">
          <table:table-cell office:value-type="float" office:value="6.2760889999999998" table:style-name="ce1">
            <text:p>6.276089</text:p>
          </table:table-cell>
          <table:table-cell office:value-type="float" office:value="48.693603000000003" table:style-name="ce1">
            <text:p>48.693603</text:p>
          </table:table-cell>
          <table:table-cell table:number-columns-repeated="16382"/>
        </table:table-row>
        <table:table-row table:style-name="ro1">
          <table:table-cell office:value-type="float" office:value="5.5528300000000002" table:style-name="ce1">
            <text:p>5.55283</text:p>
          </table:table-cell>
          <table:table-cell office:value-type="float" office:value="49.572634999999998" table:style-name="ce1">
            <text:p>49.572635</text:p>
          </table:table-cell>
          <table:table-cell table:number-columns-repeated="16382"/>
        </table:table-row>
        <table:table-row table:style-name="ro1">
          <table:table-cell office:value-type="float" office:value="4.9178829999999998" table:style-name="ce1">
            <text:p>4.917883</text:p>
          </table:table-cell>
          <table:table-cell office:value-type="float" office:value="49.637655000000002" table:style-name="ce1">
            <text:p>49.637655</text:p>
          </table:table-cell>
          <table:table-cell table:number-columns-repeated="16382"/>
        </table:table-row>
        <table:table-row table:style-name="ro1">
          <table:table-cell office:value-type="float" office:value="4.5144760000000002" table:style-name="ce1">
            <text:p>4.514476</text:p>
          </table:table-cell>
          <table:table-cell office:value-type="float" office:value="48.905127999999998" table:style-name="ce1">
            <text:p>48.905128</text:p>
          </table:table-cell>
          <table:table-cell table:number-columns-repeated="16382"/>
        </table:table-row>
        <table:table-row table:style-name="ro1">
          <table:table-cell office:value-type="float" office:value="4.5145670000000004" table:style-name="ce1">
            <text:p>4.514567</text:p>
          </table:table-cell>
          <table:table-cell office:value-type="float" office:value="47.483918000000003" table:style-name="ce1">
            <text:p>47.483918</text:p>
          </table:table-cell>
          <table:table-cell table:number-columns-repeated="16382"/>
        </table:table-row>
        <table:table-row table:style-name="ro1">
          <table:table-cell office:value-type="float" office:value="5.0221590000000003" table:style-name="ce1">
            <text:p>5.022159</text:p>
          </table:table-cell>
          <table:table-cell office:value-type="float" office:value="45.776218" table:style-name="ce1">
            <text:p>45.776218</text:p>
          </table:table-cell>
          <table:table-cell table:number-columns-repeated="16382"/>
        </table:table-row>
        <table:table-row table:style-name="ro1">
          <table:table-cell office:value-type="float" office:value="5.9528980000000002" table:style-name="ce1">
            <text:p>5.952898</text:p>
          </table:table-cell>
          <table:table-cell office:value-type="float" office:value="44.355829999999997" table:style-name="ce1">
            <text:p>44.35583</text:p>
          </table:table-cell>
          <table:table-cell table:number-columns-repeated="16382"/>
        </table:table-row>
        <table:table-row table:style-name="ro1">
          <table:table-cell office:value-type="float" office:value="7.0372810000000001" table:style-name="ce1">
            <text:p>7.037281</text:p>
          </table:table-cell>
          <table:table-cell office:value-type="float" office:value="43.617966000000003" table:style-name="ce1">
            <text:p>43.617966</text:p>
          </table:table-cell>
          <table:table-cell table:number-columns-repeated="16382"/>
        </table:table-row>
        <table:table-row table:style-name="ro1">
          <table:table-cell office:value-type="float" office:value="7.9619030000000004" table:style-name="ce1">
            <text:p>7.961903</text:p>
          </table:table-cell>
          <table:table-cell office:value-type="float" office:value="43.609234999999998" table:style-name="ce1">
            <text:p>43.609235</text:p>
          </table:table-cell>
          <table:table-cell table:number-columns-repeated="16382"/>
        </table:table-row>
        <table:table-row table:style-name="ro1">
          <table:table-cell office:value-type="float" office:value="8.5280620000000003" table:style-name="ce1">
            <text:p>8.528062</text:p>
          </table:table-cell>
          <table:table-cell office:value-type="float" office:value="44.153367000000003" table:style-name="ce1">
            <text:p>44.153367</text:p>
          </table:table-cell>
          <table:table-cell table:number-columns-repeated="16382"/>
        </table:table-row>
        <table:table-row table:style-name="ro1">
          <table:table-cell office:value-type="float" office:value="8.5766010000000001" table:style-name="ce1">
            <text:p>8.576601</text:p>
          </table:table-cell>
          <table:table-cell office:value-type="float" office:value="45.096482999999999" table:style-name="ce1">
            <text:p>45.096483</text:p>
          </table:table-cell>
          <table:table-cell table:number-columns-repeated="16382"/>
        </table:table-row>
        <table:table-row table:style-name="ro1">
          <table:table-cell office:value-type="float" office:value="7.9676400000000003" table:style-name="ce1">
            <text:p>7.96764</text:p>
          </table:table-cell>
          <table:table-cell office:value-type="float" office:value="46.219346999999999" table:style-name="ce1">
            <text:p>46.219347</text:p>
          </table:table-cell>
          <table:table-cell table:number-columns-repeated="16382"/>
        </table:table-row>
        <table:table-row table:style-name="ro1">
          <table:table-cell office:value-type="float" office:value="6.7096850000000003" table:style-name="ce1">
            <text:p>6.709685</text:p>
          </table:table-cell>
          <table:table-cell office:value-type="float" office:value="47.141226000000003" table:style-name="ce1">
            <text:p>47.141226</text:p>
          </table:table-cell>
          <table:table-cell table:number-columns-repeated="16382"/>
        </table:table-row>
        <table:table-row table:style-name="ro1">
          <table:table-cell office:value-type="float" office:value="5.1672630000000002" table:style-name="ce1">
            <text:p>5.167263</text:p>
          </table:table-cell>
          <table:table-cell office:value-type="float" office:value="47.552432000000003" table:style-name="ce1">
            <text:p>47.552432</text:p>
          </table:table-cell>
          <table:table-cell table:number-columns-repeated="16382"/>
        </table:table-row>
        <table:table-row table:style-name="ro1">
          <table:table-cell office:value-type="float" office:value="3.9101870000000001" table:style-name="ce1">
            <text:p>3.910187</text:p>
          </table:table-cell>
          <table:table-cell office:value-type="float" office:value="47.406654000000003" table:style-name="ce1">
            <text:p>47.406654</text:p>
          </table:table-cell>
          <table:table-cell table:number-columns-repeated="16382"/>
        </table:table-row>
        <table:table-row table:style-name="ro1">
          <table:table-cell office:value-type="float" office:value="3.226035" table:style-name="ce1">
            <text:p>3.226035</text:p>
          </table:table-cell>
          <table:table-cell office:value-type="float" office:value="46.882973" table:style-name="ce1">
            <text:p>46.882973</text:p>
          </table:table-cell>
          <table:table-cell table:number-columns-repeated="16382"/>
        </table:table-row>
        <table:table-row table:style-name="ro1">
          <table:table-cell office:value-type="float" office:value="3.224634" table:style-name="ce1">
            <text:p>3.224634</text:p>
          </table:table-cell>
          <table:table-cell office:value-type="float" office:value="46.210092000000003" table:style-name="ce1">
            <text:p>46.210092</text:p>
          </table:table-cell>
          <table:table-cell table:number-columns-repeated="16382"/>
        </table:table-row>
        <table:table-row table:style-name="ro1">
          <table:table-cell office:value-type="float" office:value="3.9168400000000001" table:style-name="ce1">
            <text:p>3.91684</text:p>
          </table:table-cell>
          <table:table-cell office:value-type="float" office:value="45.598154999999998" table:style-name="ce1">
            <text:p>45.598155</text:p>
          </table:table-cell>
          <table:table-cell table:number-columns-repeated="16382"/>
        </table:table-row>
        <table:table-row table:style-name="ro1">
          <table:table-cell office:value-type="float" office:value="5.2724140000000004" table:style-name="ce1">
            <text:p>5.272414</text:p>
          </table:table-cell>
          <table:table-cell office:value-type="float" office:value="45.220092999999999" table:style-name="ce1">
            <text:p>45.220093</text:p>
          </table:table-cell>
          <table:table-cell table:number-columns-repeated="16382"/>
        </table:table-row>
        <table:table-row table:style-name="ro1">
          <table:table-cell office:value-type="float" office:value="6.8557689999999996" table:style-name="ce1">
            <text:p>6.855769</text:p>
          </table:table-cell>
          <table:table-cell office:value-type="float" office:value="45.240566000000001" table:style-name="ce1">
            <text:p>45.240566</text:p>
          </table:table-cell>
          <table:table-cell table:number-columns-repeated="16382"/>
        </table:table-row>
        <table:table-row table:style-name="ro1">
          <table:table-cell office:value-type="float" office:value="7.9528670000000004" table:style-name="ce1">
            <text:p>7.952867</text:p>
          </table:table-cell>
          <table:table-cell office:value-type="float" office:value="45.579709999999999" table:style-name="ce1">
            <text:p>45.57971</text:p>
          </table:table-cell>
          <table:table-cell table:number-columns-repeated="16382"/>
        </table:table-row>
        <table:table-row table:style-name="ro1">
          <table:table-cell office:value-type="float" office:value="8.2696629999999995" table:style-name="ce1">
            <text:p>8.269663</text:p>
          </table:table-cell>
          <table:table-cell office:value-type="float" office:value="45.996268000000001" table:style-name="ce1">
            <text:p>45.996268</text:p>
          </table:table-cell>
          <table:table-cell table:number-columns-repeated="16382"/>
        </table:table-row>
        <table:table-row table:style-name="ro1">
          <table:table-cell office:value-type="float" office:value="7.8221689999999997" table:style-name="ce1">
            <text:p>7.822169</text:p>
          </table:table-cell>
          <table:table-cell office:value-type="float" office:value="46.261406000000001" table:style-name="ce1">
            <text:p>46.261406</text:p>
          </table:table-cell>
          <table:table-cell table:number-columns-repeated="16382"/>
        </table:table-row>
        <table:table-row table:style-name="ro1">
          <table:table-cell office:value-type="float" office:value="6.6716829999999998" table:style-name="ce1">
            <text:p>6.671683</text:p>
          </table:table-cell>
          <table:table-cell office:value-type="float" office:value="46.303376999999998" table:style-name="ce1">
            <text:p>46.303377</text:p>
          </table:table-cell>
          <table:table-cell table:number-columns-repeated="16382"/>
        </table:table-row>
        <table:table-row table:style-name="ro1">
          <table:table-cell office:value-type="float" office:value="5.0310030000000001" table:style-name="ce1">
            <text:p>5.031003</text:p>
          </table:table-cell>
          <table:table-cell office:value-type="float" office:value="46.119672999999999" table:style-name="ce1">
            <text:p>46.119673</text:p>
          </table:table-cell>
          <table:table-cell table:number-columns-repeated="16382"/>
        </table:table-row>
        <table:table-row table:style-name="ro1">
          <table:table-cell office:value-type="float" office:value="3.516848" table:style-name="ce1">
            <text:p>3.516848</text:p>
          </table:table-cell>
          <table:table-cell office:value-type="float" office:value="45.807496" table:style-name="ce1">
            <text:p>45.807496</text:p>
          </table:table-cell>
          <table:table-cell table:number-columns-repeated="16382"/>
        </table:table-row>
        <table:table-row table:style-name="ro1">
          <table:table-cell office:value-type="float" office:value="2.6681460000000001" table:style-name="ce1">
            <text:p>2.668146</text:p>
          </table:table-cell>
          <table:table-cell office:value-type="float" office:value="45.494197" table:style-name="ce1">
            <text:p>45.494197</text:p>
          </table:table-cell>
          <table:table-cell table:number-columns-repeated="16382"/>
        </table:table-row>
        <table:table-row table:style-name="ro1">
          <table:table-cell office:value-type="float" office:value="2.6269369999999999" table:style-name="ce1">
            <text:p>2.626937</text:p>
          </table:table-cell>
          <table:table-cell office:value-type="float" office:value="45.332673999999997" table:style-name="ce1">
            <text:p>45.332674</text:p>
          </table:table-cell>
          <table:table-cell table:number-columns-repeated="16382"/>
        </table:table-row>
        <table:table-row table:style-name="ro1">
          <table:table-cell office:value-type="float" office:value="3.4047360000000002" table:style-name="ce1">
            <text:p>3.404736</text:p>
          </table:table-cell>
          <table:table-cell office:value-type="float" office:value="45.434451000000003" table:style-name="ce1">
            <text:p>45.434451</text:p>
          </table:table-cell>
          <table:table-cell table:number-columns-repeated="16382"/>
        </table:table-row>
        <table:table-row table:style-name="ro1">
          <table:table-cell office:value-type="float" office:value="4.9022769999999998" table:style-name="ce1">
            <text:p>4.902277</text:p>
          </table:table-cell>
          <table:table-cell office:value-type="float" office:value="45.764093000000003" table:style-name="ce1">
            <text:p>45.764093</text:p>
          </table:table-cell>
          <table:table-cell table:number-columns-repeated="16382"/>
        </table:table-row>
        <table:table-row table:style-name="ro1">
          <table:table-cell office:value-type="float" office:value="6.5037750000000001" table:style-name="ce1">
            <text:p>6.503775</text:p>
          </table:table-cell>
          <table:table-cell office:value-type="float" office:value="46.164876999999997" table:style-name="ce1">
            <text:p>46.164877</text:p>
          </table:table-cell>
          <table:table-cell table:number-columns-repeated="16382"/>
        </table:table-row>
        <table:table-row table:style-name="ro1">
          <table:table-cell office:value-type="float" office:value="7.5350619999999999" table:style-name="ce1">
            <text:p>7.535062</text:p>
          </table:table-cell>
          <table:table-cell office:value-type="float" office:value="46.493690000000001" table:style-name="ce1">
            <text:p>46.49369</text:p>
          </table:table-cell>
          <table:table-cell table:number-columns-repeated="16382"/>
        </table:table-row>
        <table:table-row table:style-name="ro1">
          <table:table-cell office:value-type="float" office:value="7.770168" table:style-name="ce1">
            <text:p>7.770168</text:p>
          </table:table-cell>
          <table:table-cell office:value-type="float" office:value="46.666910000000001" table:style-name="ce1">
            <text:p>46.66691</text:p>
          </table:table-cell>
          <table:table-cell table:number-columns-repeated="16382"/>
        </table:table-row>
        <table:table-row table:style-name="ro1">
          <table:table-cell office:value-type="float" office:value="7.1665299999999998" table:style-name="ce1">
            <text:p>7.16653</text:p>
          </table:table-cell>
          <table:table-cell office:value-type="float" office:value="46.673250000000003" table:style-name="ce1">
            <text:p>46.67325</text:p>
          </table:table-cell>
          <table:table-cell table:number-columns-repeated="16382"/>
        </table:table-row>
        <table:table-row table:style-name="ro1">
          <table:table-cell office:value-type="float" office:value="5.7085590000000002" table:style-name="ce1">
            <text:p>5.708559</text:p>
          </table:table-cell>
          <table:table-cell office:value-type="float" office:value="46.536228999999999" table:style-name="ce1">
            <text:p>46.536229</text:p>
          </table:table-cell>
          <table:table-cell table:number-columns-repeated="16382"/>
        </table:table-row>
        <table:table-row table:style-name="ro1">
          <table:table-cell office:value-type="float" office:value="3.7721619999999998" table:style-name="ce1">
            <text:p>3.772162</text:p>
          </table:table-cell>
          <table:table-cell office:value-type="float" office:value="46.396433000000002" table:style-name="ce1">
            <text:p>46.396433</text:p>
          </table:table-cell>
          <table:table-cell table:number-columns-repeated="16382"/>
        </table:table-row>
        <table:table-row table:style-name="ro1">
          <table:table-cell office:value-type="float" office:value="2.0703999999999998" table:style-name="ce1">
            <text:p>2.0704</text:p>
          </table:table-cell>
          <table:table-cell office:value-type="float" office:value="46.475222000000002" table:style-name="ce1">
            <text:p>46.475222</text:p>
          </table:table-cell>
          <table:table-cell table:number-columns-repeated="16382"/>
        </table:table-row>
        <table:table-row table:style-name="ro1">
          <table:table-cell office:value-type="float" office:value="0.97880299999999998" table:style-name="ce1">
            <text:p>0.978803</text:p>
          </table:table-cell>
          <table:table-cell office:value-type="float" office:value="46.833382" table:style-name="ce1">
            <text:p>46.833382</text:p>
          </table:table-cell>
          <table:table-cell table:number-columns-repeated="16382"/>
        </table:table-row>
        <table:table-row table:style-name="ro1">
          <table:table-cell office:value-type="float" office:value="0.54796699999999998" table:style-name="ce1">
            <text:p>0.547967</text:p>
          </table:table-cell>
          <table:table-cell office:value-type="float" office:value="47.394399999999997" table:style-name="ce1">
            <text:p>47.3944</text:p>
          </table:table-cell>
          <table:table-cell table:number-columns-repeated="16382"/>
        </table:table-row>
        <table:table-row table:style-name="ro1">
          <table:table-cell office:value-type="float" office:value="0.74754299999999996" table:style-name="ce1">
            <text:p>0.747543</text:p>
          </table:table-cell>
          <table:table-cell office:value-type="float" office:value="48.020122999999998" table:style-name="ce1">
            <text:p>48.020123</text:p>
          </table:table-cell>
          <table:table-cell table:number-columns-repeated="16382"/>
        </table:table-row>
        <table:table-row table:style-name="ro1">
          <table:table-cell office:value-type="float" office:value="1.60511" table:style-name="ce1">
            <text:p>1.60511</text:p>
          </table:table-cell>
          <table:table-cell office:value-type="float" office:value="48.591796000000002" table:style-name="ce1">
            <text:p>48.591796</text:p>
          </table:table-cell>
          <table:table-cell table:number-columns-repeated="16382"/>
        </table:table-row>
        <table:table-row table:style-name="ro1">
          <table:table-cell office:value-type="float" office:value="3.153381" table:style-name="ce1">
            <text:p>3.153381</text:p>
          </table:table-cell>
          <table:table-cell office:value-type="float" office:value="48.850617" table:style-name="ce1">
            <text:p>48.850617</text:p>
          </table:table-cell>
          <table:table-cell table:number-columns-repeated="16382"/>
        </table:table-row>
        <table:table-row table:style-name="ro1">
          <table:table-cell office:value-type="float" office:value="4.9833129999999999" table:style-name="ce1">
            <text:p>4.983313</text:p>
          </table:table-cell>
          <table:table-cell office:value-type="float" office:value="48.438673000000001" table:style-name="ce1">
            <text:p>48.438673</text:p>
          </table:table-cell>
          <table:table-cell table:number-columns-repeated="16382"/>
        </table:table-row>
        <table:table-row table:style-name="ro1">
          <table:table-cell office:value-type="float" office:value="6.3802649999999996" table:style-name="ce1">
            <text:p>6.380265</text:p>
          </table:table-cell>
          <table:table-cell office:value-type="float" office:value="47.519647999999997" table:style-name="ce1">
            <text:p>47.519648</text:p>
          </table:table-cell>
          <table:table-cell table:number-columns-repeated="16382"/>
        </table:table-row>
        <table:table-row table:style-name="ro1">
          <table:table-cell office:value-type="float" office:value="6.9721409999999997" table:style-name="ce1">
            <text:p>6.972141</text:p>
          </table:table-cell>
          <table:table-cell office:value-type="float" office:value="46.512925000000003" table:style-name="ce1">
            <text:p>46.512925</text:p>
          </table:table-cell>
          <table:table-cell table:number-columns-repeated="16382"/>
        </table:table-row>
        <table:table-row table:style-name="ro1">
          <table:table-cell office:value-type="float" office:value="6.7992670000000004" table:style-name="ce1">
            <text:p>6.799267</text:p>
          </table:table-cell>
          <table:table-cell office:value-type="float" office:value="45.626759999999997" table:style-name="ce1">
            <text:p>45.62676</text:p>
          </table:table-cell>
          <table:table-cell table:number-columns-repeated="16382"/>
        </table:table-row>
        <table:table-row table:style-name="ro1">
          <table:table-cell office:value-type="float" office:value="5.99824" table:style-name="ce1">
            <text:p>5.99824</text:p>
          </table:table-cell>
          <table:table-cell office:value-type="float" office:value="45.003996999999998" table:style-name="ce1">
            <text:p>45.003997</text:p>
          </table:table-cell>
          <table:table-cell table:number-columns-repeated="16382"/>
        </table:table-row>
        <table:table-row table:style-name="ro1">
          <table:table-cell office:value-type="float" office:value="4.8160939999999997" table:style-name="ce1">
            <text:p>4.816094</text:p>
          </table:table-cell>
          <table:table-cell office:value-type="float" office:value="44.844628" table:style-name="ce1">
            <text:p>44.844628</text:p>
          </table:table-cell>
          <table:table-cell table:number-columns-repeated="16382"/>
        </table:table-row>
        <table:table-row table:style-name="ro1">
          <table:table-cell office:value-type="float" office:value="3.5484719999999998" table:style-name="ce1">
            <text:p>3.548472</text:p>
          </table:table-cell>
          <table:table-cell office:value-type="float" office:value="45.368535000000001" table:style-name="ce1">
            <text:p>45.368535</text:p>
          </table:table-cell>
          <table:table-cell table:number-columns-repeated="16382"/>
        </table:table-row>
        <table:table-row table:style-name="ro1">
          <table:table-cell office:value-type="float" office:value="2.381202" table:style-name="ce1">
            <text:p>2.381202</text:p>
          </table:table-cell>
          <table:table-cell office:value-type="float" office:value="46.692735999999996" table:style-name="ce1">
            <text:p>46.692736</text:p>
          </table:table-cell>
          <table:table-cell table:number-columns-repeated="16382"/>
        </table:table-row>
        <table:table-row table:style-name="ro1">
          <table:table-cell office:value-type="float" office:value="1.6384749999999999" table:style-name="ce1">
            <text:p>1.638475</text:p>
          </table:table-cell>
          <table:table-cell office:value-type="float" office:value="48.536133999999997" table:style-name="ce1">
            <text:p>48.536134</text:p>
          </table:table-cell>
          <table:table-cell table:number-columns-repeated="16382"/>
        </table:table-row>
        <table:table-row table:style-name="ro1">
          <table:table-cell office:value-type="float" office:value="1.5013289999999999" table:style-name="ce1">
            <text:p>1.501329</text:p>
          </table:table-cell>
          <table:table-cell office:value-type="float" office:value="50.280161" table:style-name="ce1">
            <text:p>50.280161</text:p>
          </table:table-cell>
          <table:table-cell table:number-columns-repeated="16382"/>
        </table:table-row>
        <table:table-row table:style-name="ro1">
          <table:table-cell office:value-type="float" office:value="1.822265" table:style-name="ce1">
            <text:p>1.822265</text:p>
          </table:table-cell>
          <table:table-cell office:value-type="float" office:value="51.547874" table:style-name="ce1">
            <text:p>51.547874</text:p>
          </table:table-cell>
          <table:table-cell table:number-columns-repeated="16382"/>
        </table:table-row>
        <table:table-row table:style-name="ro1">
          <table:table-cell office:value-type="float" office:value="2.3671920000000002" table:style-name="ce1">
            <text:p>2.367192</text:p>
          </table:table-cell>
          <table:table-cell office:value-type="float" office:value="52.219723000000002" table:style-name="ce1">
            <text:p>52.219723</text:p>
          </table:table-cell>
          <table:table-cell table:number-columns-repeated="16382"/>
        </table:table-row>
        <table:table-row table:style-name="ro1">
          <table:table-cell office:value-type="float" office:value="2.9619840000000002" table:style-name="ce1">
            <text:p>2.961984</text:p>
          </table:table-cell>
          <table:table-cell office:value-type="float" office:value="52.343446999999998" table:style-name="ce1">
            <text:p>52.343447</text:p>
          </table:table-cell>
          <table:table-cell table:number-columns-repeated="16382"/>
        </table:table-row>
        <table:table-row table:style-name="ro1">
          <table:table-cell office:value-type="float" office:value="3.5427339999999998" table:style-name="ce1">
            <text:p>3.542734</text:p>
          </table:table-cell>
          <table:table-cell office:value-type="float" office:value="51.898868999999998" table:style-name="ce1">
            <text:p>51.898869</text:p>
          </table:table-cell>
          <table:table-cell table:number-columns-repeated="16382"/>
        </table:table-row>
        <table:table-row table:style-name="ro1">
          <table:table-cell office:value-type="float" office:value="4.0912680000000003" table:style-name="ce1">
            <text:p>4.091268</text:p>
          </table:table-cell>
          <table:table-cell office:value-type="float" office:value="50.800085000000003" table:style-name="ce1">
            <text:p>50.800085</text:p>
          </table:table-cell>
          <table:table-cell table:number-columns-repeated="16382"/>
        </table:table-row>
        <table:table-row table:style-name="ro1">
          <table:table-cell office:value-type="float" office:value="4.505611" table:style-name="ce1">
            <text:p>4.505611</text:p>
          </table:table-cell>
          <table:table-cell office:value-type="float" office:value="48.945545000000003" table:style-name="ce1">
            <text:p>48.945545</text:p>
          </table:table-cell>
          <table:table-cell table:number-columns-repeated="16382"/>
        </table:table-row>
        <table:table-row table:style-name="ro1">
          <table:table-cell office:value-type="float" office:value="4.575977" table:style-name="ce1">
            <text:p>4.575977</text:p>
          </table:table-cell>
          <table:table-cell office:value-type="float" office:value="46.725530999999997" table:style-name="ce1">
            <text:p>46.725531</text:p>
          </table:table-cell>
          <table:table-cell table:number-columns-repeated="16382"/>
        </table:table-row>
        <table:table-row table:style-name="ro1">
          <table:table-cell office:value-type="float" office:value="4.3362369999999997" table:style-name="ce1">
            <text:p>4.336237</text:p>
          </table:table-cell>
          <table:table-cell office:value-type="float" office:value="44.923369999999998" table:style-name="ce1">
            <text:p>44.92337</text:p>
          </table:table-cell>
          <table:table-cell table:number-columns-repeated="16382"/>
        </table:table-row>
        <table:table-row table:style-name="ro1">
          <table:table-cell office:value-type="float" office:value="4.0008540000000004" table:style-name="ce1">
            <text:p>4.000854</text:p>
          </table:table-cell>
          <table:table-cell office:value-type="float" office:value="43.880037000000002" table:style-name="ce1">
            <text:p>43.880037</text:p>
          </table:table-cell>
          <table:table-cell table:number-columns-repeated="16382"/>
        </table:table-row>
        <table:table-row table:style-name="ro1">
          <table:table-cell office:value-type="float" office:value="3.657321" table:style-name="ce1">
            <text:p>3.657321</text:p>
          </table:table-cell>
          <table:table-cell office:value-type="float" office:value="43.515354000000002" table:style-name="ce1">
            <text:p>43.515354</text:p>
          </table:table-cell>
          <table:table-cell table:number-columns-repeated="16382"/>
        </table:table-row>
        <table:table-row table:style-name="ro1">
          <table:table-cell office:value-type="float" office:value="3.3050639999999998" table:style-name="ce1">
            <text:p>3.305064</text:p>
          </table:table-cell>
          <table:table-cell office:value-type="float" office:value="43.767353999999997" table:style-name="ce1">
            <text:p>43.767354</text:p>
          </table:table-cell>
          <table:table-cell table:number-columns-repeated="16382"/>
        </table:table-row>
        <table:table-row table:style-name="ro1">
          <table:table-cell office:value-type="float" office:value="2.9538160000000002" table:style-name="ce1">
            <text:p>2.953816</text:p>
          </table:table-cell>
          <table:table-cell office:value-type="float" office:value="44.702458" table:style-name="ce1">
            <text:p>44.702458</text:p>
          </table:table-cell>
          <table:table-cell table:number-columns-repeated="16382"/>
        </table:table-row>
        <table:table-row table:style-name="ro1">
          <table:table-cell office:value-type="float" office:value="2.670693" table:style-name="ce1">
            <text:p>2.670693</text:p>
          </table:table-cell>
          <table:table-cell office:value-type="float" office:value="46.469265" table:style-name="ce1">
            <text:p>46.469265</text:p>
          </table:table-cell>
          <table:table-cell table:number-columns-repeated="16382"/>
        </table:table-row>
        <table:table-row table:style-name="ro1">
          <table:table-cell office:value-type="float" office:value="2.5965549999999999" table:style-name="ce1">
            <text:p>2.596555</text:p>
          </table:table-cell>
          <table:table-cell office:value-type="float" office:value="48.832853999999998" table:style-name="ce1">
            <text:p>48.832854</text:p>
          </table:table-cell>
          <table:table-cell table:number-columns-repeated="16382"/>
        </table:table-row>
        <table:table-row table:style-name="ro1">
          <table:table-cell office:value-type="float" office:value="2.6515979999999999" table:style-name="ce1">
            <text:p>2.651598</text:p>
          </table:table-cell>
          <table:table-cell office:value-type="float" office:value="50.859172999999998" table:style-name="ce1">
            <text:p>50.859173</text:p>
          </table:table-cell>
          <table:table-cell table:number-columns-repeated="16382"/>
        </table:table-row>
        <table:table-row table:style-name="ro1">
          <table:table-cell office:value-type="float" office:value="2.6651020000000001" table:style-name="ce1">
            <text:p>2.665102</text:p>
          </table:table-cell>
          <table:table-cell office:value-type="float" office:value="52.153519000000003" table:style-name="ce1">
            <text:p>52.153519</text:p>
          </table:table-cell>
          <table:table-cell table:number-columns-repeated="16382"/>
        </table:table-row>
        <table:table-row table:style-name="ro1">
          <table:table-cell office:value-type="float" office:value="2.6339929999999998" table:style-name="ce1">
            <text:p>2.633993</text:p>
          </table:table-cell>
          <table:table-cell office:value-type="float" office:value="52.829428999999998" table:style-name="ce1">
            <text:p>52.829429</text:p>
          </table:table-cell>
          <table:table-cell table:number-columns-repeated="16382"/>
        </table:table-row>
        <table:table-row table:style-name="ro1">
          <table:table-cell office:value-type="float" office:value="2.603307" table:style-name="ce1">
            <text:p>2.603307</text:p>
          </table:table-cell>
          <table:table-cell office:value-type="float" office:value="52.900379000000001" table:style-name="ce1">
            <text:p>52.900379</text:p>
          </table:table-cell>
          <table:table-cell table:number-columns-repeated="16382"/>
        </table:table-row>
        <table:table-row table:style-name="ro1">
          <table:table-cell office:value-type="float" office:value="2.5972300000000001" table:style-name="ce1">
            <text:p>2.59723</text:p>
          </table:table-cell>
          <table:table-cell office:value-type="float" office:value="52.360303999999999" table:style-name="ce1">
            <text:p>52.360304</text:p>
          </table:table-cell>
          <table:table-cell table:number-columns-repeated="16382"/>
        </table:table-row>
        <table:table-row table:style-name="ro1">
          <table:table-cell office:value-type="float" office:value="2.623713" table:style-name="ce1">
            <text:p>2.623713</text:p>
          </table:table-cell>
          <table:table-cell office:value-type="float" office:value="51.112675000000003" table:style-name="ce1">
            <text:p>51.112675</text:p>
          </table:table-cell>
          <table:table-cell table:number-columns-repeated="16382"/>
        </table:table-row>
        <table:table-row table:style-name="ro1">
          <table:table-cell office:value-type="float" office:value="2.6167280000000002" table:style-name="ce1">
            <text:p>2.616728</text:p>
          </table:table-cell>
          <table:table-cell office:value-type="float" office:value="49.02111" table:style-name="ce1">
            <text:p>49.02111</text:p>
          </table:table-cell>
          <table:table-cell table:number-columns-repeated="16382"/>
        </table:table-row>
        <table:table-row table:style-name="ro1">
          <table:table-cell office:value-type="float" office:value="2.5540349999999998" table:style-name="ce1">
            <text:p>2.554035</text:p>
          </table:table-cell>
          <table:table-cell office:value-type="float" office:value="46.580883999999998" table:style-name="ce1">
            <text:p>46.580884</text:p>
          </table:table-cell>
          <table:table-cell table:number-columns-repeated="16382"/>
        </table:table-row>
        <table:table-row table:style-name="ro1">
          <table:table-cell office:value-type="float" office:value="2.4210669999999999" table:style-name="ce1">
            <text:p>2.421067</text:p>
          </table:table-cell>
          <table:table-cell office:value-type="float" office:value="44.713341" table:style-name="ce1">
            <text:p>44.713341</text:p>
          </table:table-cell>
          <table:table-cell table:number-columns-repeated="16382"/>
        </table:table-row>
        <table:table-row table:style-name="ro1">
          <table:table-cell office:value-type="float" office:value="2.0622419999999999" table:style-name="ce1">
            <text:p>2.062242</text:p>
          </table:table-cell>
          <table:table-cell office:value-type="float" office:value="43.518943" table:style-name="ce1">
            <text:p>43.518943</text:p>
          </table:table-cell>
          <table:table-cell table:number-columns-repeated="16382"/>
        </table:table-row>
        <table:table-row table:style-name="ro1">
          <table:table-cell office:value-type="float" office:value="1.349253" table:style-name="ce1">
            <text:p>1.349253</text:p>
          </table:table-cell>
          <table:table-cell office:value-type="float" office:value="42.871479999999998" table:style-name="ce1">
            <text:p>42.87148</text:p>
          </table:table-cell>
          <table:table-cell table:number-columns-repeated="16382"/>
        </table:table-row>
        <table:table-row table:style-name="ro1">
          <table:table-cell office:value-type="float" office:value="0.388378" table:style-name="ce1">
            <text:p>0.388378</text:p>
          </table:table-cell>
          <table:table-cell office:value-type="float" office:value="42.824705000000002" table:style-name="ce1">
            <text:p>42.824705</text:p>
          </table:table-cell>
          <table:table-cell table:number-columns-repeated="16382"/>
        </table:table-row>
        <table:table-row table:style-name="ro1">
          <table:table-cell office:value-type="float" office:value="62.549092999999999" table:style-name="ce1">
            <text:p>62.549093</text:p>
          </table:table-cell>
          <table:table-cell office:value-type="float" office:value="43.463496999999997" table:style-name="ce1">
            <text:p>43.463497</text:p>
          </table:table-cell>
          <table:table-cell table:number-columns-repeated="16382"/>
        </table:table-row>
        <table:table-row table:style-name="ro1">
          <table:table-cell office:value-type="float" office:value="62.247312999999998" table:style-name="ce1">
            <text:p>62.247313</text:p>
          </table:table-cell>
          <table:table-cell office:value-type="float" office:value="44.824533000000002" table:style-name="ce1">
            <text:p>44.824533</text:p>
          </table:table-cell>
          <table:table-cell table:number-columns-repeated="16382"/>
        </table:table-row>
        <table:table-row table:style-name="ro1">
          <table:table-cell office:value-type="float" office:value="62.860531000000002" table:style-name="ce1">
            <text:p>62.860531</text:p>
          </table:table-cell>
          <table:table-cell office:value-type="float" office:value="46.754604999999998" table:style-name="ce1">
            <text:p>46.754605</text:p>
          </table:table-cell>
          <table:table-cell table:number-columns-repeated="16382"/>
        </table:table-row>
        <table:table-row table:style-name="ro1">
          <table:table-cell office:value-type="float" office:value="1.235573" table:style-name="ce1">
            <text:p>1.235573</text:p>
          </table:table-cell>
          <table:table-cell office:value-type="float" office:value="48.381681999999998" table:style-name="ce1">
            <text:p>48.381682</text:p>
          </table:table-cell>
          <table:table-cell table:number-columns-repeated="16382"/>
        </table:table-row>
        <table:table-row table:style-name="ro1">
          <table:table-cell office:value-type="float" office:value="2.6422560000000002" table:style-name="ce1">
            <text:p>2.642256</text:p>
          </table:table-cell>
          <table:table-cell office:value-type="float" office:value="49.279102000000002" table:style-name="ce1">
            <text:p>49.279102</text:p>
          </table:table-cell>
          <table:table-cell table:number-columns-repeated="16382"/>
        </table:table-row>
        <table:table-row table:style-name="ro1">
          <table:table-cell office:value-type="float" office:value="3.5816560000000002" table:style-name="ce1">
            <text:p>3.581656</text:p>
          </table:table-cell>
          <table:table-cell office:value-type="float" office:value="49.613318" table:style-name="ce1">
            <text:p>49.613318</text:p>
          </table:table-cell>
          <table:table-cell table:number-columns-repeated="16382"/>
        </table:table-row>
        <table:table-row table:style-name="ro1">
          <table:table-cell office:value-type="float" office:value="3.930221" table:style-name="ce1">
            <text:p>3.930221</text:p>
          </table:table-cell>
          <table:table-cell office:value-type="float" office:value="49.565448000000004" table:style-name="ce1">
            <text:p>49.565448</text:p>
          </table:table-cell>
          <table:table-cell table:number-columns-repeated="16382"/>
        </table:table-row>
        <table:table-row table:style-name="ro1">
          <table:table-cell office:value-type="float" office:value="3.669432" table:style-name="ce1">
            <text:p>3.669432</text:p>
          </table:table-cell>
          <table:table-cell office:value-type="float" office:value="49.176856000000001" table:style-name="ce1">
            <text:p>49.176856</text:p>
          </table:table-cell>
          <table:table-cell table:number-columns-repeated="16382"/>
        </table:table-row>
        <table:table-row table:style-name="ro1">
          <table:table-cell office:value-type="float" office:value="2.7818040000000002" table:style-name="ce1">
            <text:p>2.781804</text:p>
          </table:table-cell>
          <table:table-cell office:value-type="float" office:value="48.285018999999998" table:style-name="ce1">
            <text:p>48.285019</text:p>
          </table:table-cell>
          <table:table-cell table:number-columns-repeated="16382"/>
        </table:table-row>
        <table:table-row table:style-name="ro1">
          <table:table-cell office:value-type="float" office:value="1.284106" table:style-name="ce1">
            <text:p>1.284106</text:p>
          </table:table-cell>
          <table:table-cell office:value-type="float" office:value="46.706775" table:style-name="ce1">
            <text:p>46.706775</text:p>
          </table:table-cell>
          <table:table-cell table:number-columns-repeated="16382"/>
        </table:table-row>
        <table:table-row table:style-name="ro1">
          <table:table-cell office:value-type="float" office:value="62.832768999999999" table:style-name="ce1">
            <text:p>62.832769</text:p>
          </table:table-cell>
          <table:table-cell office:value-type="float" office:value="44.870902000000001" table:style-name="ce1">
            <text:p>44.870902</text:p>
          </table:table-cell>
          <table:table-cell table:number-columns-repeated="16382"/>
        </table:table-row>
        <table:table-row table:style-name="ro1">
          <table:table-cell office:value-type="float" office:value="62.075060999999998" table:style-name="ce1">
            <text:p>62.075061</text:p>
          </table:table-cell>
          <table:table-cell office:value-type="float" office:value="43.489072" table:style-name="ce1">
            <text:p>43.489072</text:p>
          </table:table-cell>
          <table:table-cell table:number-columns-repeated="16382"/>
        </table:table-row>
        <table:table-row table:style-name="ro1">
          <table:table-cell office:value-type="float" office:value="61.933520999999999" table:style-name="ce1">
            <text:p>61.933521</text:p>
          </table:table-cell>
          <table:table-cell office:value-type="float" office:value="42.689548000000002" table:style-name="ce1">
            <text:p>42.689548</text:p>
          </table:table-cell>
          <table:table-cell table:number-columns-repeated="16382"/>
        </table:table-row>
        <table:table-row table:style-name="ro1">
          <table:table-cell office:value-type="float" office:value="62.223689999999998" table:style-name="ce1">
            <text:p>62.22369</text:p>
          </table:table-cell>
          <table:table-cell office:value-type="float" office:value="42.425348" table:style-name="ce1">
            <text:p>42.425348</text:p>
          </table:table-cell>
          <table:table-cell table:number-columns-repeated="16382"/>
        </table:table-row>
        <table:table-row table:style-name="ro1">
          <table:table-cell office:value-type="float" office:value="62.836407000000001" table:style-name="ce1">
            <text:p>62.836407</text:p>
          </table:table-cell>
          <table:table-cell office:value-type="float" office:value="42.718977000000002" table:style-name="ce1">
            <text:p>42.718977</text:p>
          </table:table-cell>
          <table:table-cell table:number-columns-repeated="16382"/>
        </table:table-row>
        <table:table-row table:style-name="ro1">
          <table:table-cell office:value-type="float" office:value="0.70872299999999999" table:style-name="ce1">
            <text:p>0.708723</text:p>
          </table:table-cell>
          <table:table-cell office:value-type="float" office:value="43.733874" table:style-name="ce1">
            <text:p>43.733874</text:p>
          </table:table-cell>
          <table:table-cell table:number-columns-repeated="16382"/>
        </table:table-row>
        <table:table-row table:style-name="ro1">
          <table:table-cell office:value-type="float" office:value="1.6623790000000001" table:style-name="ce1">
            <text:p>1.662379</text:p>
          </table:table-cell>
          <table:table-cell office:value-type="float" office:value="45.504519000000002" table:style-name="ce1">
            <text:p>45.504519</text:p>
          </table:table-cell>
          <table:table-cell table:number-columns-repeated="16382"/>
        </table:table-row>
        <table:table-row table:style-name="ro1">
          <table:table-cell office:value-type="float" office:value="2.1880630000000001" table:style-name="ce1">
            <text:p>2.188063</text:p>
          </table:table-cell>
          <table:table-cell office:value-type="float" office:value="47.627906000000003" table:style-name="ce1">
            <text:p>47.627906</text:p>
          </table:table-cell>
          <table:table-cell table:number-columns-repeated="16382"/>
        </table:table-row>
        <table:table-row table:style-name="ro1">
          <table:table-cell office:value-type="float" office:value="1.9598340000000001" table:style-name="ce1">
            <text:p>1.959834</text:p>
          </table:table-cell>
          <table:table-cell office:value-type="float" office:value="49.292408000000002" table:style-name="ce1">
            <text:p>49.292408</text:p>
          </table:table-cell>
          <table:table-cell table:number-columns-repeated="16382"/>
        </table:table-row>
        <table:table-row table:style-name="ro1">
          <table:table-cell office:value-type="float" office:value="1.2762960000000001" table:style-name="ce1">
            <text:p>1.276296</text:p>
          </table:table-cell>
          <table:table-cell office:value-type="float" office:value="50.047736999999998" table:style-name="ce1">
            <text:p>50.047737</text:p>
          </table:table-cell>
          <table:table-cell table:number-columns-repeated="16382"/>
        </table:table-row>
        <table:table-row table:style-name="ro1">
          <table:table-cell office:value-type="float" office:value="0.443301" table:style-name="ce1">
            <text:p>0.443301</text:p>
          </table:table-cell>
          <table:table-cell office:value-type="float" office:value="49.824663000000001" table:style-name="ce1">
            <text:p>49.824663</text:p>
          </table:table-cell>
          <table:table-cell table:number-columns-repeated="16382"/>
        </table:table-row>
        <table:table-row table:style-name="ro1">
          <table:table-cell office:value-type="float" office:value="62.695014" table:style-name="ce1">
            <text:p>62.695014</text:p>
          </table:table-cell>
          <table:table-cell office:value-type="float" office:value="48.579692000000001" table:style-name="ce1">
            <text:p>48.579692</text:p>
          </table:table-cell>
          <table:table-cell table:number-columns-repeated="16382"/>
        </table:table-row>
        <table:table-row table:style-name="ro1">
          <table:table-cell office:value-type="float" office:value="62.360621999999999" table:style-name="ce1">
            <text:p>62.360622</text:p>
          </table:table-cell>
          <table:table-cell office:value-type="float" office:value="46.613692999999998" table:style-name="ce1">
            <text:p>46.613693</text:p>
          </table:table-cell>
          <table:table-cell table:number-columns-repeated="16382"/>
        </table:table-row>
        <table:table-row table:style-name="ro1">
          <table:table-cell office:value-type="float" office:value="62.619872999999998" table:style-name="ce1">
            <text:p>62.619873</text:p>
          </table:table-cell>
          <table:table-cell office:value-type="float" office:value="44.545074" table:style-name="ce1">
            <text:p>44.545074</text:p>
          </table:table-cell>
          <table:table-cell table:number-columns-repeated="16382"/>
        </table:table-row>
        <table:table-row table:style-name="ro1">
          <table:table-cell office:value-type="float" office:value="0.22405900000000001" table:style-name="ce1">
            <text:p>0.224059</text:p>
          </table:table-cell>
          <table:table-cell office:value-type="float" office:value="43.080319000000003" table:style-name="ce1">
            <text:p>43.080319</text:p>
          </table:table-cell>
          <table:table-cell table:number-columns-repeated="16382"/>
        </table:table-row>
        <table:table-row table:style-name="ro1">
          <table:table-cell office:value-type="float" office:value="0.81359400000000004" table:style-name="ce1">
            <text:p>0.813594</text:p>
          </table:table-cell>
          <table:table-cell office:value-type="float" office:value="42.501069999999999" table:style-name="ce1">
            <text:p>42.50107</text:p>
          </table:table-cell>
          <table:table-cell table:number-columns-repeated="16382"/>
        </table:table-row>
        <table:table-row table:style-name="ro1">
          <table:table-cell office:value-type="float" office:value="1.194782" table:style-name="ce1">
            <text:p>1.194782</text:p>
          </table:table-cell>
          <table:table-cell office:value-type="float" office:value="42.780237999999997" table:style-name="ce1">
            <text:p>42.780238</text:p>
          </table:table-cell>
          <table:table-cell table:number-columns-repeated="16382"/>
        </table:table-row>
        <table:table-row table:style-name="ro1">
          <table:table-cell office:value-type="float" office:value="1.2725359999999999" table:style-name="ce1">
            <text:p>1.272536</text:p>
          </table:table-cell>
          <table:table-cell office:value-type="float" office:value="43.9009" table:style-name="ce1">
            <text:p>43.9009</text:p>
          </table:table-cell>
          <table:table-cell table:number-columns-repeated="16382"/>
        </table:table-row>
        <table:table-row table:style-name="ro1">
          <table:table-cell office:value-type="float" office:value="0.84402999999999995" table:style-name="ce1">
            <text:p>0.84403</text:p>
          </table:table-cell>
          <table:table-cell office:value-type="float" office:value="45.821444999999997" table:style-name="ce1">
            <text:p>45.821445</text:p>
          </table:table-cell>
          <table:table-cell table:number-columns-repeated="16382"/>
        </table:table-row>
        <table:table-row table:style-name="ro1">
          <table:table-cell office:value-type="float" office:value="62.932364999999997" table:style-name="ce1">
            <text:p>62.932365</text:p>
          </table:table-cell>
          <table:table-cell office:value-type="float" office:value="47.896357000000002" table:style-name="ce1">
            <text:p>47.896357</text:p>
          </table:table-cell>
          <table:table-cell table:number-columns-repeated="16382"/>
        </table:table-row>
        <table:table-row table:style-name="ro1">
          <table:table-cell office:value-type="float" office:value="62.014284000000004" table:style-name="ce1">
            <text:p>62.014284</text:p>
          </table:table-cell>
          <table:table-cell office:value-type="float" office:value="49.311667999999997" table:style-name="ce1">
            <text:p>49.311668</text:p>
          </table:table-cell>
          <table:table-cell table:number-columns-repeated="16382"/>
        </table:table-row>
        <table:table-row table:style-name="ro1">
          <table:table-cell office:value-type="float" office:value="61.423504000000001" table:style-name="ce1">
            <text:p>61.423504</text:p>
          </table:table-cell>
          <table:table-cell office:value-type="float" office:value="49.922325999999998" table:style-name="ce1">
            <text:p>49.922326</text:p>
          </table:table-cell>
          <table:table-cell table:number-columns-repeated="16382"/>
        </table:table-row>
        <table:table-row table:style-name="ro1">
          <table:table-cell office:value-type="float" office:value="61.239241" table:style-name="ce1">
            <text:p>61.239241</text:p>
          </table:table-cell>
          <table:table-cell office:value-type="float" office:value="49.798220999999998" table:style-name="ce1">
            <text:p>49.798221</text:p>
          </table:table-cell>
          <table:table-cell table:number-columns-repeated="16382"/>
        </table:table-row>
        <table:table-row table:style-name="ro1">
          <table:table-cell office:value-type="float" office:value="61.493403000000001" table:style-name="ce1">
            <text:p>61.493403</text:p>
          </table:table-cell>
          <table:table-cell office:value-type="float" office:value="48.900163999999997" table:style-name="ce1">
            <text:p>48.900164</text:p>
          </table:table-cell>
          <table:table-cell table:number-columns-repeated="16382"/>
        </table:table-row>
        <table:table-row table:style-name="ro1">
          <table:table-cell office:value-type="float" office:value="62.277690999999997" table:style-name="ce1">
            <text:p>62.277691</text:p>
          </table:table-cell>
          <table:table-cell office:value-type="float" office:value="47.19126" table:style-name="ce1">
            <text:p>47.19126</text:p>
          </table:table-cell>
          <table:table-cell table:number-columns-repeated="16382"/>
        </table:table-row>
        <table:table-row table:style-name="ro1">
          <table:table-cell office:value-type="float" office:value="0.49809900000000001" table:style-name="ce1">
            <text:p>0.498099</text:p>
          </table:table-cell>
          <table:table-cell office:value-type="float" office:value="45.185791999999999" table:style-name="ce1">
            <text:p>45.185792</text:p>
          </table:table-cell>
          <table:table-cell table:number-columns-repeated="16382"/>
        </table:table-row>
        <table:table-row table:style-name="ro1">
          <table:table-cell office:value-type="float" office:value="1.5080020000000001" table:style-name="ce1">
            <text:p>1.508002</text:p>
          </table:table-cell>
          <table:table-cell office:value-type="float" office:value="43.733499999999999" table:style-name="ce1">
            <text:p>43.7335</text:p>
          </table:table-cell>
          <table:table-cell table:number-columns-repeated="16382"/>
        </table:table-row>
        <table:table-row table:style-name="ro1">
          <table:table-cell office:value-type="float" office:value="1.916418" table:style-name="ce1">
            <text:p>1.916418</text:p>
          </table:table-cell>
          <table:table-cell office:value-type="float" office:value="43.102403000000002" table:style-name="ce1">
            <text:p>43.102403</text:p>
          </table:table-cell>
          <table:table-cell table:number-columns-repeated="16382"/>
        </table:table-row>
        <table:table-row table:style-name="ro1">
          <table:table-cell office:value-type="float" office:value="1.7938430000000001" table:style-name="ce1">
            <text:p>1.793843</text:p>
          </table:table-cell>
          <table:table-cell office:value-type="float" office:value="43.233938000000002" table:style-name="ce1">
            <text:p>43.233938</text:p>
          </table:table-cell>
          <table:table-cell table:number-columns-repeated="16382"/>
        </table:table-row>
        <table:table-row table:style-name="ro1">
          <table:table-cell office:value-type="float" office:value="1.232159" table:style-name="ce1">
            <text:p>1.232159</text:p>
          </table:table-cell>
          <table:table-cell office:value-type="float" office:value="44.197730999999997" table:style-name="ce1">
            <text:p>44.197731</text:p>
          </table:table-cell>
          <table:table-cell table:number-columns-repeated="16382"/>
        </table:table-row>
        <table:table-row table:style-name="ro1">
          <table:table-cell office:value-type="float" office:value="0.34644599999999998" table:style-name="ce1">
            <text:p>0.346446</text:p>
          </table:table-cell>
          <table:table-cell office:value-type="float" office:value="45.939051999999997" table:style-name="ce1">
            <text:p>45.939052</text:p>
          </table:table-cell>
          <table:table-cell table:number-columns-repeated="16382"/>
        </table:table-row>
        <table:table-row table:style-name="ro1">
          <table:table-cell office:value-type="float" office:value="62.511668999999998" table:style-name="ce1">
            <text:p>62.511669</text:p>
          </table:table-cell>
          <table:table-cell office:value-type="float" office:value="47.865659999999998" table:style-name="ce1">
            <text:p>47.86566</text:p>
          </table:table-cell>
          <table:table-cell table:number-columns-repeated="16382"/>
        </table:table-row>
        <table:table-row table:style-name="ro1">
          <table:table-cell office:value-type="float" office:value="62.236389000000003" table:style-name="ce1">
            <text:p>62.236389</text:p>
          </table:table-cell>
          <table:table-cell office:value-type="float" office:value="49.253407000000003" table:style-name="ce1">
            <text:p>49.253407</text:p>
          </table:table-cell>
          <table:table-cell table:number-columns-repeated="16382"/>
        </table:table-row>
        <table:table-row table:style-name="ro1">
          <table:table-cell office:value-type="float" office:value="62.59939" table:style-name="ce1">
            <text:p>62.59939</text:p>
          </table:table-cell>
          <table:table-cell office:value-type="float" office:value="49.954841999999999" table:style-name="ce1">
            <text:p>49.954842</text:p>
          </table:table-cell>
          <table:table-cell table:number-columns-repeated="16382"/>
        </table:table-row>
        <table:table-row table:style-name="ro1">
          <table:table-cell office:value-type="float" office:value="0.35624499999999998" table:style-name="ce1">
            <text:p>0.356245</text:p>
          </table:table-cell>
          <table:table-cell office:value-type="float" office:value="49.917299999999997" table:style-name="ce1">
            <text:p>49.9173</text:p>
          </table:table-cell>
          <table:table-cell table:number-columns-repeated="16382"/>
        </table:table-row>
        <table:table-row table:style-name="ro1">
          <table:table-cell office:value-type="float" office:value="1.2714380000000001" table:style-name="ce1">
            <text:p>1.271438</text:p>
          </table:table-cell>
          <table:table-cell office:value-type="float" office:value="49.042639999999999" table:style-name="ce1">
            <text:p>49.04264</text:p>
          </table:table-cell>
          <table:table-cell table:number-columns-repeated="16382"/>
        </table:table-row>
        <table:table-row table:style-name="ro1">
          <table:table-cell office:value-type="float" office:value="2.0249480000000002" table:style-name="ce1">
            <text:p>2.024948</text:p>
          </table:table-cell>
          <table:table-cell office:value-type="float" office:value="47.24888" table:style-name="ce1">
            <text:p>47.24888</text:p>
          </table:table-cell>
          <table:table-cell table:number-columns-repeated="16382"/>
        </table:table-row>
        <table:table-row table:style-name="ro1">
          <table:table-cell office:value-type="float" office:value="2.1797589999999998" table:style-name="ce1">
            <text:p>2.179759</text:p>
          </table:table-cell>
          <table:table-cell office:value-type="float" office:value="45.160393999999997" table:style-name="ce1">
            <text:p>45.160394</text:p>
          </table:table-cell>
          <table:table-cell table:number-columns-repeated="16382"/>
        </table:table-row>
        <table:table-row table:style-name="ro1">
          <table:table-cell office:value-type="float" office:value="1.564106" table:style-name="ce1">
            <text:p>1.564106</text:p>
          </table:table-cell>
          <table:table-cell office:value-type="float" office:value="43.637461999999999" table:style-name="ce1">
            <text:p>43.637462</text:p>
          </table:table-cell>
          <table:table-cell table:number-columns-repeated="16382"/>
        </table:table-row>
        <table:table-row table:style-name="ro1">
          <table:table-cell office:value-type="float" office:value="0.52884900000000001" table:style-name="ce1">
            <text:p>0.528849</text:p>
          </table:table-cell>
          <table:table-cell office:value-type="float" office:value="43.075546000000003" table:style-name="ce1">
            <text:p>43.075546</text:p>
          </table:table-cell>
          <table:table-cell table:number-columns-repeated="16382"/>
        </table:table-row>
        <table:table-row table:style-name="ro1">
          <table:table-cell office:value-type="float" office:value="62.391713000000003" table:style-name="ce1">
            <text:p>62.391713</text:p>
          </table:table-cell>
          <table:table-cell office:value-type="float" office:value="43.457298000000002" table:style-name="ce1">
            <text:p>43.457298</text:p>
          </table:table-cell>
          <table:table-cell table:number-columns-repeated="16382"/>
        </table:table-row>
        <table:table-row table:style-name="ro1">
          <table:table-cell office:value-type="float" office:value="61.556857999999998" table:style-name="ce1">
            <text:p>61.556858</text:p>
          </table:table-cell>
          <table:table-cell office:value-type="float" office:value="44.671256999999997" table:style-name="ce1">
            <text:p>44.671257</text:p>
          </table:table-cell>
          <table:table-cell table:number-columns-repeated="16382"/>
        </table:table-row>
        <table:table-row table:style-name="ro1">
          <table:table-cell office:value-type="float" office:value="61.373023000000003" table:style-name="ce1">
            <text:p>61.373023</text:p>
          </table:table-cell>
          <table:table-cell office:value-type="float" office:value="46.350023" table:style-name="ce1">
            <text:p>46.350023</text:p>
          </table:table-cell>
          <table:table-cell table:number-columns-repeated="16382"/>
        </table:table-row>
        <table:table-row table:style-name="ro1">
          <table:table-cell office:value-type="float" office:value="62.024003999999998" table:style-name="ce1">
            <text:p>62.024004</text:p>
          </table:table-cell>
          <table:table-cell office:value-type="float" office:value="48.040686000000001" table:style-name="ce1">
            <text:p>48.040686</text:p>
          </table:table-cell>
          <table:table-cell table:number-columns-repeated="16382"/>
        </table:table-row>
        <table:table-row table:style-name="ro1">
          <table:table-cell office:value-type="float" office:value="0.37337399999999998" table:style-name="ce1">
            <text:p>0.373374</text:p>
          </table:table-cell>
          <table:table-cell office:value-type="float" office:value="49.158175" table:style-name="ce1">
            <text:p>49.158175</text:p>
          </table:table-cell>
          <table:table-cell table:number-columns-repeated="16382"/>
        </table:table-row>
        <table:table-row table:style-name="ro1">
          <table:table-cell office:value-type="float" office:value="1.864819" table:style-name="ce1">
            <text:p>1.864819</text:p>
          </table:table-cell>
          <table:table-cell office:value-type="float" office:value="49.333975000000002" table:style-name="ce1">
            <text:p>49.333975</text:p>
          </table:table-cell>
          <table:table-cell table:number-columns-repeated="16382"/>
        </table:table-row>
        <table:table-row table:style-name="ro1">
          <table:table-cell office:value-type="float" office:value="2.8337439999999998" table:style-name="ce1">
            <text:p>2.833744</text:p>
          </table:table-cell>
          <table:table-cell office:value-type="float" office:value="48.690826999999999" table:style-name="ce1">
            <text:p>48.690827</text:p>
          </table:table-cell>
          <table:table-cell table:number-columns-repeated="16382"/>
        </table:table-row>
        <table:table-row table:style-name="ro1">
          <table:table-cell office:value-type="float" office:value="2.895483" table:style-name="ce1">
            <text:p>2.895483</text:p>
          </table:table-cell>
          <table:table-cell office:value-type="float" office:value="47.610112999999998" table:style-name="ce1">
            <text:p>47.610113</text:p>
          </table:table-cell>
          <table:table-cell table:number-columns-repeated="16382"/>
        </table:table-row>
        <table:table-row table:style-name="ro1">
          <table:table-cell office:value-type="float" office:value="1.941681" table:style-name="ce1">
            <text:p>1.941681</text:p>
          </table:table-cell>
          <table:table-cell office:value-type="float" office:value="46.487974999999999" table:style-name="ce1">
            <text:p>46.487975</text:p>
          </table:table-cell>
          <table:table-cell table:number-columns-repeated="16382"/>
        </table:table-row>
        <table:table-row table:style-name="ro1">
          <table:table-cell office:value-type="float" office:value="0.248255" table:style-name="ce1">
            <text:p>0.248255</text:p>
          </table:table-cell>
          <table:table-cell office:value-type="float" office:value="45.810405000000003" table:style-name="ce1">
            <text:p>45.810405</text:p>
          </table:table-cell>
          <table:table-cell table:number-columns-repeated="16382"/>
        </table:table-row>
        <table:table-row table:style-name="ro1">
          <table:table-cell office:value-type="float" office:value="61.517763000000002" table:style-name="ce1">
            <text:p>61.517763</text:p>
          </table:table-cell>
          <table:table-cell office:value-type="float" office:value="45.930607000000002" table:style-name="ce1">
            <text:p>45.930607</text:p>
          </table:table-cell>
          <table:table-cell table:number-columns-repeated="16382"/>
        </table:table-row>
        <table:table-row table:style-name="ro1">
          <table:table-cell office:value-type="float" office:value="60.479947000000003" table:style-name="ce1">
            <text:p>60.479947</text:p>
          </table:table-cell>
          <table:table-cell office:value-type="float" office:value="46.642356999999997" table:style-name="ce1">
            <text:p>46.642357</text:p>
          </table:table-cell>
          <table:table-cell table:number-columns-repeated="16382"/>
        </table:table-row>
        <table:table-row table:style-name="ro1">
          <table:table-cell office:value-type="float" office:value="60.428230999999997" table:style-name="ce1">
            <text:p>60.428231</text:p>
          </table:table-cell>
          <table:table-cell office:value-type="float" office:value="47.535350000000001" table:style-name="ce1">
            <text:p>47.53535</text:p>
          </table:table-cell>
          <table:table-cell table:number-columns-repeated="16382"/>
        </table:table-row>
        <table:table-row table:style-name="ro1">
          <table:table-cell office:value-type="float" office:value="61.369546999999997" table:style-name="ce1">
            <text:p>61.369547</text:p>
          </table:table-cell>
          <table:table-cell office:value-type="float" office:value="48.325533" table:style-name="ce1">
            <text:p>48.325533</text:p>
          </table:table-cell>
          <table:table-cell table:number-columns-repeated="16382"/>
        </table:table-row>
        <table:table-row table:style-name="ro1">
          <table:table-cell office:value-type="float" office:value="9.1961000000000001E-2" table:style-name="ce1">
            <text:p>0.091961</text:p>
          </table:table-cell>
          <table:table-cell office:value-type="float" office:value="48.800601999999998" table:style-name="ce1">
            <text:p>48.800602</text:p>
          </table:table-cell>
          <table:table-cell table:number-columns-repeated="16382"/>
        </table:table-row>
        <table:table-row table:style-name="ro1">
          <table:table-cell office:value-type="float" office:value="1.84263" table:style-name="ce1">
            <text:p>1.84263</text:p>
          </table:table-cell>
          <table:table-cell office:value-type="float" office:value="48.790256999999997" table:style-name="ce1">
            <text:p>48.790257</text:p>
          </table:table-cell>
          <table:table-cell table:number-columns-repeated="16382"/>
        </table:table-row>
        <table:table-row table:style-name="ro1">
          <table:table-cell office:value-type="float" office:value="2.8596339999999998" table:style-name="ce1">
            <text:p>2.859634</text:p>
          </table:table-cell>
          <table:table-cell office:value-type="float" office:value="48.459736999999997" table:style-name="ce1">
            <text:p>48.459737</text:p>
          </table:table-cell>
          <table:table-cell table:number-columns-repeated="16382"/>
        </table:table-row>
        <table:table-row table:style-name="ro1">
          <table:table-cell office:value-type="float" office:value="2.8754189999999999" table:style-name="ce1">
            <text:p>2.875419</text:p>
          </table:table-cell>
          <table:table-cell office:value-type="float" office:value="48.068567000000002" table:style-name="ce1">
            <text:p>48.068567</text:p>
          </table:table-cell>
          <table:table-cell table:number-columns-repeated="16382"/>
        </table:table-row>
        <table:table-row table:style-name="ro1">
          <table:table-cell office:value-type="float" office:value="1.800249" table:style-name="ce1">
            <text:p>1.800249</text:p>
          </table:table-cell>
          <table:table-cell office:value-type="float" office:value="47.878422" table:style-name="ce1">
            <text:p>47.878422</text:p>
          </table:table-cell>
          <table:table-cell table:number-columns-repeated="16382"/>
        </table:table-row>
        <table:table-row table:style-name="ro1">
          <table:table-cell office:value-type="float" office:value="62.744193000000003" table:style-name="ce1">
            <text:p>62.744193</text:p>
          </table:table-cell>
          <table:table-cell office:value-type="float" office:value="48.081398999999998" table:style-name="ce1">
            <text:p>48.081399</text:p>
          </table:table-cell>
          <table:table-cell table:number-columns-repeated="16382"/>
        </table:table-row>
        <table:table-row table:style-name="ro1">
          <table:table-cell office:value-type="float" office:value="60.706896999999998" table:style-name="ce1">
            <text:p>60.706897</text:p>
          </table:table-cell>
          <table:table-cell office:value-type="float" office:value="48.558785" table:style-name="ce1">
            <text:p>48.558785</text:p>
          </table:table-cell>
          <table:table-cell table:number-columns-repeated="16382"/>
        </table:table-row>
        <table:table-row table:style-name="ro1">
          <table:table-cell office:value-type="float" office:value="59.539234999999998" table:style-name="ce1">
            <text:p>59.539235</text:p>
          </table:table-cell>
          <table:table-cell office:value-type="float" office:value="49.006537999999999" table:style-name="ce1">
            <text:p>49.006538</text:p>
          </table:table-cell>
          <table:table-cell table:number-columns-repeated="16382"/>
        </table:table-row>
        <table:table-row table:style-name="ro1">
          <table:table-cell office:value-type="float" office:value="59.174433999999998" table:style-name="ce1">
            <text:p>59.174434</text:p>
          </table:table-cell>
          <table:table-cell office:value-type="float" office:value="49.252518999999999" table:style-name="ce1">
            <text:p>49.252519</text:p>
          </table:table-cell>
          <table:table-cell table:number-columns-repeated="16382"/>
        </table:table-row>
        <table:table-row table:style-name="ro1">
          <table:table-cell office:value-type="float" office:value="59.487591000000002" table:style-name="ce1">
            <text:p>59.487591</text:p>
          </table:table-cell>
          <table:table-cell office:value-type="float" office:value="49.229385999999998" table:style-name="ce1">
            <text:p>49.229386</text:p>
          </table:table-cell>
          <table:table-cell table:number-columns-repeated="16382"/>
        </table:table-row>
        <table:table-row table:style-name="ro1">
          <table:table-cell office:value-type="float" office:value="60.625959999999999" table:style-name="ce1">
            <text:p>60.62596</text:p>
          </table:table-cell>
          <table:table-cell office:value-type="float" office:value="48.906865000000003" table:style-name="ce1">
            <text:p>48.906865</text:p>
          </table:table-cell>
          <table:table-cell table:number-columns-repeated="16382"/>
        </table:table-row>
        <table:table-row table:style-name="ro1">
          <table:table-cell office:value-type="float" office:value="62.689570000000003" table:style-name="ce1">
            <text:p>62.68957</text:p>
          </table:table-cell>
          <table:table-cell office:value-type="float" office:value="48.432929000000001" table:style-name="ce1">
            <text:p>48.432929</text:p>
          </table:table-cell>
          <table:table-cell table:number-columns-repeated="16382"/>
        </table:table-row>
        <table:table-row table:style-name="ro1">
          <table:table-cell office:value-type="float" office:value="1.8262130000000001" table:style-name="ce1">
            <text:p>1.826213</text:p>
          </table:table-cell>
          <table:table-cell office:value-type="float" office:value="48.135483999999998" table:style-name="ce1">
            <text:p>48.135484</text:p>
          </table:table-cell>
          <table:table-cell table:number-columns-repeated="16382"/>
        </table:table-row>
        <table:table-row table:style-name="ro1">
          <table:table-cell office:value-type="float" office:value="3.0603579999999999" table:style-name="ce1">
            <text:p>3.060358</text:p>
          </table:table-cell>
          <table:table-cell office:value-type="float" office:value="48.163260999999999" table:style-name="ce1">
            <text:p>48.163261</text:p>
          </table:table-cell>
          <table:table-cell table:number-columns-repeated="16382"/>
        </table:table-row>
        <table:table-row table:style-name="ro1">
          <table:table-cell office:value-type="float" office:value="3.3446359999999999" table:style-name="ce1">
            <text:p>3.344636</text:p>
          </table:table-cell>
          <table:table-cell office:value-type="float" office:value="48.451607000000003" table:style-name="ce1">
            <text:p>48.451607</text:p>
          </table:table-cell>
          <table:table-cell table:number-columns-repeated="16382"/>
        </table:table-row>
        <table:table-row table:style-name="ro1">
          <table:table-cell office:value-type="float" office:value="2.7425169999999999" table:style-name="ce1">
            <text:p>2.742517</text:p>
          </table:table-cell>
          <table:table-cell office:value-type="float" office:value="48.943913999999999" table:style-name="ce1">
            <text:p>48.943914</text:p>
          </table:table-cell>
          <table:table-cell table:number-columns-repeated="16382"/>
        </table:table-row>
        <table:table-row table:style-name="ro1">
          <table:table-cell office:value-type="float" office:value="1.250264" table:style-name="ce1">
            <text:p>1.250264</text:p>
          </table:table-cell>
          <table:table-cell office:value-type="float" office:value="49.504111999999999" table:style-name="ce1">
            <text:p>49.504112</text:p>
          </table:table-cell>
          <table:table-cell table:number-columns-repeated="16382"/>
        </table:table-row>
        <table:table-row table:style-name="ro1">
          <table:table-cell office:value-type="float" office:value="62.086140999999998" table:style-name="ce1">
            <text:p>62.086141</text:p>
          </table:table-cell>
          <table:table-cell office:value-type="float" office:value="49.829138" table:style-name="ce1">
            <text:p>49.829138</text:p>
          </table:table-cell>
          <table:table-cell table:number-columns-repeated="16382"/>
        </table:table-row>
        <table:table-row table:style-name="ro1">
          <table:table-cell office:value-type="float" office:value="60.177627000000001" table:style-name="ce1">
            <text:p>60.177627</text:p>
          </table:table-cell>
          <table:table-cell office:value-type="float" office:value="49.624405000000003" table:style-name="ce1">
            <text:p>49.624405</text:p>
          </table:table-cell>
          <table:table-cell table:number-columns-repeated="16382"/>
        </table:table-row>
        <table:table-row table:style-name="ro1">
          <table:table-cell office:value-type="float" office:value="59.196753000000001" table:style-name="ce1">
            <text:p>59.196753</text:p>
          </table:table-cell>
          <table:table-cell office:value-type="float" office:value="49.040491000000003" table:style-name="ce1">
            <text:p>49.040491</text:p>
          </table:table-cell>
          <table:table-cell table:number-columns-repeated="16382"/>
        </table:table-row>
        <table:table-row table:style-name="ro1">
          <table:table-cell office:value-type="float" office:value="59.179853000000001" table:style-name="ce1">
            <text:p>59.179853</text:p>
          </table:table-cell>
          <table:table-cell office:value-type="float" office:value="48.430283000000003" table:style-name="ce1">
            <text:p>48.430283</text:p>
          </table:table-cell>
          <table:table-cell table:number-columns-repeated="16382"/>
        </table:table-row>
        <table:table-row table:style-name="ro1">
          <table:table-cell office:value-type="float" office:value="60.091852000000003" table:style-name="ce1">
            <text:p>60.091852</text:p>
          </table:table-cell>
          <table:table-cell office:value-type="float" office:value="48.056963000000003" table:style-name="ce1">
            <text:p>48.056963</text:p>
          </table:table-cell>
          <table:table-cell table:number-columns-repeated="16382"/>
        </table:table-row>
        <table:table-row table:style-name="ro1">
          <table:table-cell office:value-type="float" office:value="61.839249000000002" table:style-name="ce1">
            <text:p>61.839249</text:p>
          </table:table-cell>
          <table:table-cell office:value-type="float" office:value="48.205131999999999" table:style-name="ce1">
            <text:p>48.205132</text:p>
          </table:table-cell>
          <table:table-cell table:number-columns-repeated="16382"/>
        </table:table-row>
        <table:table-row table:style-name="ro1">
          <table:table-cell office:value-type="float" office:value="0.83977999999999997" table:style-name="ce1">
            <text:p>0.83978</text:p>
          </table:table-cell>
          <table:table-cell office:value-type="float" office:value="49.066744999999997" table:style-name="ce1">
            <text:p>49.066745</text:p>
          </table:table-cell>
          <table:table-cell table:number-columns-repeated="16382"/>
        </table:table-row>
        <table:table-row table:style-name="ro1">
          <table:table-cell office:value-type="float" office:value="2.258975" table:style-name="ce1">
            <text:p>2.258975</text:p>
          </table:table-cell>
          <table:table-cell office:value-type="float" office:value="50.224997000000002" table:style-name="ce1">
            <text:p>50.224997</text:p>
          </table:table-cell>
          <table:table-cell table:number-columns-repeated="16382"/>
        </table:table-row>
        <table:table-row table:style-name="ro1">
          <table:table-cell office:value-type="float" office:value="2.7778749999999999" table:style-name="ce1">
            <text:p>2.777875</text:p>
          </table:table-cell>
          <table:table-cell office:value-type="float" office:value="51.12135" table:style-name="ce1">
            <text:p>51.12135</text:p>
          </table:table-cell>
          <table:table-cell table:number-columns-repeated="16382"/>
        </table:table-row>
        <table:table-row table:style-name="ro1">
          <table:table-cell office:value-type="float" office:value="2.444318" table:style-name="ce1">
            <text:p>2.444318</text:p>
          </table:table-cell>
          <table:table-cell office:value-type="float" office:value="51.563988000000002" table:style-name="ce1">
            <text:p>51.563988</text:p>
          </table:table-cell>
          <table:table-cell table:number-columns-repeated="16382"/>
        </table:table-row>
        <table:table-row table:style-name="ro1">
          <table:table-cell office:value-type="float" office:value="1.3081100000000001" table:style-name="ce1">
            <text:p>1.30811</text:p>
          </table:table-cell>
          <table:table-cell office:value-type="float" office:value="51.406726999999997" table:style-name="ce1">
            <text:p>51.406727</text:p>
          </table:table-cell>
          <table:table-cell table:number-columns-repeated="16382"/>
        </table:table-row>
        <table:table-row table:style-name="ro1">
          <table:table-cell office:value-type="float" office:value="62.558163999999998" table:style-name="ce1">
            <text:p>62.558164</text:p>
          </table:table-cell>
          <table:table-cell office:value-type="float" office:value="50.470238000000002" table:style-name="ce1">
            <text:p>50.470238</text:p>
          </table:table-cell>
          <table:table-cell table:number-columns-repeated="16382"/>
        </table:table-row>
        <table:table-row table:style-name="ro1">
          <table:table-cell office:value-type="float" office:value="60.886754000000003" table:style-name="ce1">
            <text:p>60.886754</text:p>
          </table:table-cell>
          <table:table-cell office:value-type="float" office:value="49.046480000000003" table:style-name="ce1">
            <text:p>49.04648</text:p>
          </table:table-cell>
          <table:table-cell table:number-columns-repeated="16382"/>
        </table:table-row>
        <table:table-row table:style-name="ro1">
          <table:table-cell office:value-type="float" office:value="59.920184999999996" table:style-name="ce1">
            <text:p>59.920185</text:p>
          </table:table-cell>
          <table:table-cell office:value-type="float" office:value="47.836312999999997" table:style-name="ce1">
            <text:p>47.836313</text:p>
          </table:table-cell>
          <table:table-cell table:number-columns-repeated="16382"/>
        </table:table-row>
        <table:table-row table:style-name="ro1">
          <table:table-cell office:value-type="float" office:value="59.660536999999998" table:style-name="ce1">
            <text:p>59.660537</text:p>
          </table:table-cell>
          <table:table-cell office:value-type="float" office:value="47.121634" table:style-name="ce1">
            <text:p>47.121634</text:p>
          </table:table-cell>
          <table:table-cell table:number-columns-repeated="16382"/>
        </table:table-row>
        <table:table-row table:style-name="ro1">
          <table:table-cell office:value-type="float" office:value="59.940438" table:style-name="ce1">
            <text:p>59.940438</text:p>
          </table:table-cell>
          <table:table-cell office:value-type="float" office:value="46.976222" table:style-name="ce1">
            <text:p>46.976222</text:p>
          </table:table-cell>
          <table:table-cell table:number-columns-repeated="16382"/>
        </table:table-row>
        <table:table-row table:style-name="ro1">
          <table:table-cell office:value-type="float" office:value="60.767825999999999" table:style-name="ce1">
            <text:p>60.767826</text:p>
          </table:table-cell>
          <table:table-cell office:value-type="float" office:value="47.51925" table:style-name="ce1">
            <text:p>47.51925</text:p>
          </table:table-cell>
          <table:table-cell table:number-columns-repeated="16382"/>
        </table:table-row>
        <table:table-row table:style-name="ro1">
          <table:table-cell office:value-type="float" office:value="62.207278000000002" table:style-name="ce1">
            <text:p>62.207278</text:p>
          </table:table-cell>
          <table:table-cell office:value-type="float" office:value="48.896177999999999" table:style-name="ce1">
            <text:p>48.896178</text:p>
          </table:table-cell>
          <table:table-cell table:number-columns-repeated="16382"/>
        </table:table-row>
        <table:table-row table:style-name="ro1">
          <table:table-cell office:value-type="float" office:value="0.84447700000000003" table:style-name="ce1">
            <text:p>0.844477</text:p>
          </table:table-cell>
          <table:table-cell office:value-type="float" office:value="50.806213999999997" table:style-name="ce1">
            <text:p>50.806214</text:p>
          </table:table-cell>
          <table:table-cell table:number-columns-repeated="16382"/>
        </table:table-row>
        <table:table-row table:style-name="ro1">
          <table:table-cell office:value-type="float" office:value="2.112895" table:style-name="ce1">
            <text:p>2.112895</text:p>
          </table:table-cell>
          <table:table-cell office:value-type="float" office:value="52.318615000000001" table:style-name="ce1">
            <text:p>52.318615</text:p>
          </table:table-cell>
          <table:table-cell table:number-columns-repeated="16382"/>
        </table:table-row>
        <table:table-row table:style-name="ro1">
          <table:table-cell office:value-type="float" office:value="2.9219349999999999" table:style-name="ce1">
            <text:p>2.921935</text:p>
          </table:table-cell>
          <table:table-cell office:value-type="float" office:value="53.071618999999998" table:style-name="ce1">
            <text:p>53.071619</text:p>
          </table:table-cell>
          <table:table-cell table:number-columns-repeated="16382"/>
        </table:table-row>
        <table:table-row table:style-name="ro1">
          <table:table-cell office:value-type="float" office:value="3.468852" table:style-name="ce1">
            <text:p>3.468852</text:p>
          </table:table-cell>
          <table:table-cell office:value-type="float" office:value="53.307521000000001" table:style-name="ce1">
            <text:p>53.307521</text:p>
          </table:table-cell>
          <table:table-cell table:number-columns-repeated="16382"/>
        </table:table-row>
        <table:table-row table:style-name="ro1">
          <table:table-cell office:value-type="float" office:value="3.7600880000000001" table:style-name="ce1">
            <text:p>3.760088</text:p>
          </table:table-cell>
          <table:table-cell office:value-type="float" office:value="53.139535000000002" table:style-name="ce1">
            <text:p>53.139535</text:p>
          </table:table-cell>
          <table:table-cell table:number-columns-repeated="16382"/>
        </table:table-row>
        <table:table-row table:style-name="ro1">
          <table:table-cell office:value-type="float" office:value="3.7115710000000002" table:style-name="ce1">
            <text:p>3.711571</text:p>
          </table:table-cell>
          <table:table-cell office:value-type="float" office:value="52.599941000000001" table:style-name="ce1">
            <text:p>52.599941</text:p>
          </table:table-cell>
          <table:table-cell table:number-columns-repeated="16382"/>
        </table:table-row>
        <table:table-row table:style-name="ro1">
          <table:table-cell office:value-type="float" office:value="3.191179" table:style-name="ce1">
            <text:p>3.191179</text:p>
          </table:table-cell>
          <table:table-cell office:value-type="float" office:value="51.726475999999998" table:style-name="ce1">
            <text:p>51.726476</text:p>
          </table:table-cell>
          <table:table-cell table:number-columns-repeated="16382"/>
        </table:table-row>
        <table:table-row table:style-name="ro1">
          <table:table-cell office:value-type="float" office:value="1.9692369999999999" table:style-name="ce1">
            <text:p>1.969237</text:p>
          </table:table-cell>
          <table:table-cell office:value-type="float" office:value="50.507091000000003" table:style-name="ce1">
            <text:p>50.507091</text:p>
          </table:table-cell>
          <table:table-cell table:number-columns-repeated="16382"/>
        </table:table-row>
        <table:table-row table:style-name="ro1">
          <table:table-cell office:value-type="float" office:value="2.3335999999999999E-2" table:style-name="ce1">
            <text:p>0.023336</text:p>
          </table:table-cell>
          <table:table-cell office:value-type="float" office:value="49.332262999999998" table:style-name="ce1">
            <text:p>49.332263</text:p>
          </table:table-cell>
          <table:table-cell table:number-columns-repeated="16382"/>
        </table:table-row>
        <table:table-row table:style-name="ro1">
          <table:table-cell office:value-type="float" office:value="61.064993000000001" table:style-name="ce1">
            <text:p>61.064993</text:p>
          </table:table-cell>
          <table:table-cell office:value-type="float" office:value="48.948945000000002" table:style-name="ce1">
            <text:p>48.948945</text:p>
          </table:table-cell>
          <table:table-cell table:number-columns-repeated="16382"/>
        </table:table-row>
        <table:table-row table:style-name="ro1">
          <table:table-cell office:value-type="float" office:value="59.871181" table:style-name="ce1">
            <text:p>59.871181</text:p>
          </table:table-cell>
          <table:table-cell office:value-type="float" office:value="49.316031000000002" table:style-name="ce1">
            <text:p>49.316031</text:p>
          </table:table-cell>
          <table:table-cell table:number-columns-repeated="16382"/>
        </table:table-row>
        <table:table-row table:style-name="ro1">
          <table:table-cell office:value-type="float" office:value="59.583863999999998" table:style-name="ce1">
            <text:p>59.583864</text:p>
          </table:table-cell>
          <table:table-cell office:value-type="float" office:value="50.019610999999998" table:style-name="ce1">
            <text:p>50.019611</text:p>
          </table:table-cell>
          <table:table-cell table:number-columns-repeated="16382"/>
        </table:table-row>
        <table:table-row table:style-name="ro1">
          <table:table-cell office:value-type="float" office:value="60.107289000000002" table:style-name="ce1">
            <text:p>60.107289</text:p>
          </table:table-cell>
          <table:table-cell office:value-type="float" office:value="50.842461999999998" table:style-name="ce1">
            <text:p>50.842462</text:p>
          </table:table-cell>
          <table:table-cell table:number-columns-repeated="16382"/>
        </table:table-row>
        <table:table-row table:style-name="ro1">
          <table:table-cell office:value-type="float" office:value="61.405887999999997" table:style-name="ce1">
            <text:p>61.405888</text:p>
          </table:table-cell>
          <table:table-cell office:value-type="float" office:value="51.573799999999999" table:style-name="ce1">
            <text:p>51.5738</text:p>
          </table:table-cell>
          <table:table-cell table:number-columns-repeated="16382"/>
        </table:table-row>
        <table:table-row table:style-name="ro1">
          <table:table-cell office:value-type="float" office:value="0.26606999999999997" table:style-name="ce1">
            <text:p>0.26607</text:p>
          </table:table-cell>
          <table:table-cell office:value-type="float" office:value="51.891613999999997" table:style-name="ce1">
            <text:p>51.891614</text:p>
          </table:table-cell>
          <table:table-cell table:number-columns-repeated="16382"/>
        </table:table-row>
        <table:table-row table:style-name="ro1">
          <table:table-cell office:value-type="float" office:value="2.0611600000000001" table:style-name="ce1">
            <text:p>2.06116</text:p>
          </table:table-cell>
          <table:table-cell office:value-type="float" office:value="51.618563999999999" table:style-name="ce1">
            <text:p>51.618564</text:p>
          </table:table-cell>
          <table:table-cell table:number-columns-repeated="16382"/>
        </table:table-row>
        <table:table-row table:style-name="ro1">
          <table:table-cell office:value-type="float" office:value="2.9724650000000001" table:style-name="ce1">
            <text:p>2.972465</text:p>
          </table:table-cell>
          <table:table-cell office:value-type="float" office:value="50.916752000000002" table:style-name="ce1">
            <text:p>50.916752</text:p>
          </table:table-cell>
          <table:table-cell table:number-columns-repeated="16382"/>
        </table:table-row>
        <table:table-row table:style-name="ro1">
          <table:table-cell office:value-type="float" office:value="2.7384750000000002" table:style-name="ce1">
            <text:p>2.738475</text:p>
          </table:table-cell>
          <table:table-cell office:value-type="float" office:value="50.152366999999998" table:style-name="ce1">
            <text:p>50.152367</text:p>
          </table:table-cell>
          <table:table-cell table:number-columns-repeated="16382"/>
        </table:table-row>
        <table:table-row table:style-name="ro1">
          <table:table-cell office:value-type="float" office:value="1.4380219999999999" table:style-name="ce1">
            <text:p>1.438022</text:p>
          </table:table-cell>
          <table:table-cell office:value-type="float" office:value="49.687586000000003" table:style-name="ce1">
            <text:p>49.687586</text:p>
          </table:table-cell>
          <table:table-cell table:number-columns-repeated="16382"/>
        </table:table-row>
        <table:table-row table:style-name="ro1">
          <table:table-cell office:value-type="float" office:value="62.499051999999999" table:style-name="ce1">
            <text:p>62.499052</text:p>
          </table:table-cell>
          <table:table-cell office:value-type="float" office:value="49.775413999999998" table:style-name="ce1">
            <text:p>49.775414</text:p>
          </table:table-cell>
          <table:table-cell table:number-columns-repeated="16382"/>
        </table:table-row>
        <table:table-row table:style-name="ro1">
          <table:table-cell office:value-type="float" office:value="60.867578999999999" table:style-name="ce1">
            <text:p>60.867579</text:p>
          </table:table-cell>
          <table:table-cell office:value-type="float" office:value="50.344679999999997" table:style-name="ce1">
            <text:p>50.34468</text:p>
          </table:table-cell>
          <table:table-cell table:number-columns-repeated="16382"/>
        </table:table-row>
        <table:table-row table:style-name="ro1">
          <table:table-cell office:value-type="float" office:value="60.245066000000001" table:style-name="ce1">
            <text:p>60.245066</text:p>
          </table:table-cell>
          <table:table-cell office:value-type="float" office:value="51.101579000000001" table:style-name="ce1">
            <text:p>51.101579</text:p>
          </table:table-cell>
          <table:table-cell table:number-columns-repeated="16382"/>
        </table:table-row>
        <table:table-row table:style-name="ro1">
          <table:table-cell office:value-type="float" office:value="60.741444999999999" table:style-name="ce1">
            <text:p>60.741445</text:p>
          </table:table-cell>
          <table:table-cell office:value-type="float" office:value="51.754168" table:style-name="ce1">
            <text:p>51.754168</text:p>
          </table:table-cell>
          <table:table-cell table:number-columns-repeated="16382"/>
        </table:table-row>
        <table:table-row table:style-name="ro1">
          <table:table-cell office:value-type="float" office:value="62.162919000000002" table:style-name="ce1">
            <text:p>62.162919</text:p>
          </table:table-cell>
          <table:table-cell office:value-type="float" office:value="51.985044000000002" table:style-name="ce1">
            <text:p>51.985044</text:p>
          </table:table-cell>
          <table:table-cell table:number-columns-repeated="16382"/>
        </table:table-row>
        <table:table-row table:style-name="ro1">
          <table:table-cell office:value-type="float" office:value="1.0868119999999999" table:style-name="ce1">
            <text:p>1.086812</text:p>
          </table:table-cell>
          <table:table-cell office:value-type="float" office:value="51.527560000000001" table:style-name="ce1">
            <text:p>51.52756</text:p>
          </table:table-cell>
          <table:table-cell table:number-columns-repeated="16382"/>
        </table:table-row>
        <table:table-row table:style-name="ro1">
          <table:table-cell office:value-type="float" office:value="2.6584340000000002" table:style-name="ce1">
            <text:p>2.658434</text:p>
          </table:table-cell>
          <table:table-cell office:value-type="float" office:value="50.620333000000002" table:style-name="ce1">
            <text:p>50.620333</text:p>
          </table:table-cell>
          <table:table-cell table:number-columns-repeated="16382"/>
        </table:table-row>
        <table:table-row table:style-name="ro1">
          <table:table-cell office:value-type="float" office:value="3.253447" table:style-name="ce1">
            <text:p>3.253447</text:p>
          </table:table-cell>
          <table:table-cell office:value-type="float" office:value="49.752870999999999" table:style-name="ce1">
            <text:p>49.752871</text:p>
          </table:table-cell>
          <table:table-cell table:number-columns-repeated="16382"/>
        </table:table-row>
        <table:table-row table:style-name="ro1">
          <table:table-cell office:value-type="float" office:value="2.8348909999999998" table:style-name="ce1">
            <text:p>2.834891</text:p>
          </table:table-cell>
          <table:table-cell office:value-type="float" office:value="49.222431" table:style-name="ce1">
            <text:p>49.222431</text:p>
          </table:table-cell>
          <table:table-cell table:number-columns-repeated="16382"/>
        </table:table-row>
        <table:table-row table:style-name="ro1">
          <table:table-cell office:value-type="float" office:value="1.5567679999999999" table:style-name="ce1">
            <text:p>1.556768</text:p>
          </table:table-cell>
          <table:table-cell office:value-type="float" office:value="49.304316" table:style-name="ce1">
            <text:p>49.304316</text:p>
          </table:table-cell>
          <table:table-cell table:number-columns-repeated="16382"/>
        </table:table-row>
        <table:table-row table:style-name="ro1">
          <table:table-cell office:value-type="float" office:value="62.750939000000002" table:style-name="ce1">
            <text:p>62.750939</text:p>
          </table:table-cell>
          <table:table-cell office:value-type="float" office:value="50.156415000000003" table:style-name="ce1">
            <text:p>50.156415</text:p>
          </table:table-cell>
          <table:table-cell table:number-columns-repeated="16382"/>
        </table:table-row>
        <table:table-row table:style-name="ro1">
          <table:table-cell office:value-type="float" office:value="61.206370999999997" table:style-name="ce1">
            <text:p>61.206371</text:p>
          </table:table-cell>
          <table:table-cell office:value-type="float" office:value="51.442962000000001" table:style-name="ce1">
            <text:p>51.442962</text:p>
          </table:table-cell>
          <table:table-cell table:number-columns-repeated="16382"/>
        </table:table-row>
        <table:table-row table:style-name="ro1">
          <table:table-cell office:value-type="float" office:value="60.630974999999999" table:style-name="ce1">
            <text:p>60.630975</text:p>
          </table:table-cell>
          <table:table-cell office:value-type="float" office:value="52.543165999999999" table:style-name="ce1">
            <text:p>52.543166</text:p>
          </table:table-cell>
          <table:table-cell table:number-columns-repeated="16382"/>
        </table:table-row>
        <table:table-row table:style-name="ro1">
          <table:table-cell office:value-type="float" office:value="61.017093000000003" table:style-name="ce1">
            <text:p>61.017093</text:p>
          </table:table-cell>
          <table:table-cell office:value-type="float" office:value="53.136122999999998" table:style-name="ce1">
            <text:p>53.136123</text:p>
          </table:table-cell>
          <table:table-cell table:number-columns-repeated="16382"/>
        </table:table-row>
        <table:table-row table:style-name="ro1">
          <table:table-cell office:value-type="float" office:value="62.169409000000002" table:style-name="ce1">
            <text:p>62.169409</text:p>
          </table:table-cell>
          <table:table-cell office:value-type="float" office:value="53.009999000000001" table:style-name="ce1">
            <text:p>53.009999</text:p>
          </table:table-cell>
          <table:table-cell table:number-columns-repeated="16382"/>
        </table:table-row>
        <table:table-row table:style-name="ro1">
          <table:table-cell office:value-type="float" office:value="0.80327700000000002" table:style-name="ce1">
            <text:p>0.803277</text:p>
          </table:table-cell>
          <table:table-cell office:value-type="float" office:value="52.005892000000003" table:style-name="ce1">
            <text:p>52.005892</text:p>
          </table:table-cell>
          <table:table-cell table:number-columns-repeated="16382"/>
        </table:table-row>
        <table:table-row table:style-name="ro1">
          <table:table-cell office:value-type="float" office:value="2.2487940000000002" table:style-name="ce1">
            <text:p>2.248794</text:p>
          </table:table-cell>
          <table:table-cell office:value-type="float" office:value="50.497712999999997" table:style-name="ce1">
            <text:p>50.497713</text:p>
          </table:table-cell>
          <table:table-cell table:number-columns-repeated="16382"/>
        </table:table-row>
        <table:table-row table:style-name="ro1">
          <table:table-cell office:value-type="float" office:value="2.9584329999999999" table:style-name="ce1">
            <text:p>2.958433</text:p>
          </table:table-cell>
          <table:table-cell office:value-type="float" office:value="49.279957000000003" table:style-name="ce1">
            <text:p>49.279957</text:p>
          </table:table-cell>
          <table:table-cell table:number-columns-repeated="16382"/>
        </table:table-row>
        <table:table-row table:style-name="ro1">
          <table:table-cell office:value-type="float" office:value="2.8325230000000001" table:style-name="ce1">
            <text:p>2.832523</text:p>
          </table:table-cell>
          <table:table-cell office:value-type="float" office:value="48.715260000000001" table:style-name="ce1">
            <text:p>48.71526</text:p>
          </table:table-cell>
          <table:table-cell table:number-columns-repeated="16382"/>
        </table:table-row>
        <table:table-row table:style-name="ro1">
          <table:table-cell office:value-type="float" office:value="1.993225" table:style-name="ce1">
            <text:p>1.993225</text:p>
          </table:table-cell>
          <table:table-cell office:value-type="float" office:value="48.929034000000001" table:style-name="ce1">
            <text:p>48.929034</text:p>
          </table:table-cell>
          <table:table-cell table:number-columns-repeated="16382"/>
        </table:table-row>
        <table:table-row table:style-name="ro1">
          <table:table-cell office:value-type="float" office:value="0.55104900000000001" table:style-name="ce1">
            <text:p>0.551049</text:p>
          </table:table-cell>
          <table:table-cell office:value-type="float" office:value="50.065795000000001" table:style-name="ce1">
            <text:p>50.065795</text:p>
          </table:table-cell>
          <table:table-cell table:number-columns-repeated="16382"/>
        </table:table-row>
        <table:table-row table:style-name="ro1">
          <table:table-cell office:value-type="float" office:value="62.004443000000002" table:style-name="ce1">
            <text:p>62.004443</text:p>
          </table:table-cell>
          <table:table-cell office:value-type="float" office:value="51.913252999999997" table:style-name="ce1">
            <text:p>51.913253</text:p>
          </table:table-cell>
          <table:table-cell table:number-columns-repeated="16382"/>
        </table:table-row>
        <table:table-row table:style-name="ro1">
          <table:table-cell office:value-type="float" office:value="61.049137999999999" table:style-name="ce1">
            <text:p>61.049138</text:p>
          </table:table-cell>
          <table:table-cell office:value-type="float" office:value="53.539909000000002" table:style-name="ce1">
            <text:p>53.539909</text:p>
          </table:table-cell>
          <table:table-cell table:number-columns-repeated="16382"/>
        </table:table-row>
        <table:table-row table:style-name="ro1">
          <table:table-cell office:value-type="float" office:value="60.807231999999999" table:style-name="ce1">
            <text:p>60.807232</text:p>
          </table:table-cell>
          <table:table-cell office:value-type="float" office:value="54.423296999999998" table:style-name="ce1">
            <text:p>54.423297</text:p>
          </table:table-cell>
          <table:table-cell table:number-columns-repeated="16382"/>
        </table:table-row>
        <table:table-row table:style-name="ro1">
          <table:table-cell office:value-type="float" office:value="61.141703" table:style-name="ce1">
            <text:p>61.141703</text:p>
          </table:table-cell>
          <table:table-cell office:value-type="float" office:value="54.505763000000002" table:style-name="ce1">
            <text:p>54.505763</text:p>
          </table:table-cell>
          <table:table-cell table:number-columns-repeated="16382"/>
        </table:table-row>
        <table:table-row table:style-name="ro1">
          <table:table-cell office:value-type="float" office:value="62.013280999999999" table:style-name="ce1">
            <text:p>62.013281</text:p>
          </table:table-cell>
          <table:table-cell office:value-type="float" office:value="53.716504" table:style-name="ce1">
            <text:p>53.716504</text:p>
          </table:table-cell>
          <table:table-cell table:number-columns-repeated="16382"/>
        </table:table-row>
        <table:table-row table:style-name="ro1">
          <table:table-cell office:value-type="float" office:value="0.39078099999999999" table:style-name="ce1">
            <text:p>0.390781</text:p>
          </table:table-cell>
          <table:table-cell office:value-type="float" office:value="51.985734999999998" table:style-name="ce1">
            <text:p>51.985735</text:p>
          </table:table-cell>
          <table:table-cell table:number-columns-repeated="16382"/>
        </table:table-row>
        <table:table-row table:style-name="ro1">
          <table:table-cell office:value-type="float" office:value="1.7923070000000001" table:style-name="ce1">
            <text:p>1.792307</text:p>
          </table:table-cell>
          <table:table-cell office:value-type="float" office:value="49.991549999999997" table:style-name="ce1">
            <text:p>49.99155</text:p>
          </table:table-cell>
          <table:table-cell table:number-columns-repeated="16382"/>
        </table:table-row>
        <table:table-row table:style-name="ro1">
          <table:table-cell office:value-type="float" office:value="2.665314" table:style-name="ce1">
            <text:p>2.665314</text:p>
          </table:table-cell>
          <table:table-cell office:value-type="float" office:value="48.675848999999999" table:style-name="ce1">
            <text:p>48.675849</text:p>
          </table:table-cell>
          <table:table-cell table:number-columns-repeated="16382"/>
        </table:table-row>
        <table:table-row table:style-name="ro1">
          <table:table-cell office:value-type="float" office:value="3.0197660000000002" table:style-name="ce1">
            <text:p>3.019766</text:p>
          </table:table-cell>
          <table:table-cell office:value-type="float" office:value="48.136671999999997" table:style-name="ce1">
            <text:p>48.136672</text:p>
          </table:table-cell>
          <table:table-cell table:number-columns-repeated="16382"/>
        </table:table-row>
        <table:table-row table:style-name="ro1">
          <table:table-cell office:value-type="float" office:value="2.9645389999999998" table:style-name="ce1">
            <text:p>2.964539</text:p>
          </table:table-cell>
          <table:table-cell office:value-type="float" office:value="48.261822000000002" table:style-name="ce1">
            <text:p>48.261822</text:p>
          </table:table-cell>
          <table:table-cell table:number-columns-repeated="16382"/>
        </table:table-row>
        <table:table-row table:style-name="ro1">
          <table:table-cell office:value-type="float" office:value="2.4785029999999999" table:style-name="ce1">
            <text:p>2.478503</text:p>
          </table:table-cell>
          <table:table-cell office:value-type="float" office:value="49.150950000000002" table:style-name="ce1">
            <text:p>49.15095</text:p>
          </table:table-cell>
          <table:table-cell table:number-columns-repeated="16382"/>
        </table:table-row>
        <table:table-row table:style-name="ro1">
          <table:table-cell office:value-type="float" office:value="1.4580230000000001" table:style-name="ce1">
            <text:p>1.458023</text:p>
          </table:table-cell>
          <table:table-cell office:value-type="float" office:value="50.939664999999998" table:style-name="ce1">
            <text:p>50.939665</text:p>
          </table:table-cell>
          <table:table-cell table:number-columns-repeated="16382"/>
        </table:table-row>
        <table:table-row table:style-name="ro1">
          <table:table-cell office:value-type="float" office:value="5.0699999999999996E-4" table:style-name="ce1">
            <text:p>0.000507</text:p>
          </table:table-cell>
          <table:table-cell office:value-type="float" office:value="53.231977000000001" table:style-name="ce1">
            <text:p>53.231977</text:p>
          </table:table-cell>
          <table:table-cell table:number-columns-repeated="16382"/>
        </table:table-row>
        <table:table-row table:style-name="ro1">
          <table:table-cell office:value-type="float" office:value="61.752330000000001" table:style-name="ce1">
            <text:p>61.75233</text:p>
          </table:table-cell>
          <table:table-cell office:value-type="float" office:value="54.918019000000001" table:style-name="ce1">
            <text:p>54.918019</text:p>
          </table:table-cell>
          <table:table-cell table:number-columns-repeated="16382"/>
        </table:table-row>
        <table:table-row table:style-name="ro1">
          <table:table-cell office:value-type="float" office:value="60.971434000000002" table:style-name="ce1">
            <text:p>60.971434</text:p>
          </table:table-cell>
          <table:table-cell office:value-type="float" office:value="55.712757000000003" table:style-name="ce1">
            <text:p>55.712757</text:p>
          </table:table-cell>
          <table:table-cell table:number-columns-repeated="16382"/>
        </table:table-row>
        <table:table-row table:style-name="ro1">
          <table:table-cell office:value-type="float" office:value="60.570588000000001" table:style-name="ce1">
            <text:p>60.570588</text:p>
          </table:table-cell>
          <table:table-cell office:value-type="float" office:value="55.867333000000002" table:style-name="ce1">
            <text:p>55.867333</text:p>
          </table:table-cell>
          <table:table-cell table:number-columns-repeated="16382"/>
        </table:table-row>
        <table:table-row table:style-name="ro1">
          <table:table-cell office:value-type="float" office:value="60.506121" table:style-name="ce1">
            <text:p>60.506121</text:p>
          </table:table-cell>
          <table:table-cell office:value-type="float" office:value="55.615687000000001" table:style-name="ce1">
            <text:p>55.615687</text:p>
          </table:table-cell>
          <table:table-cell table:number-columns-repeated="16382"/>
        </table:table-row>
        <table:table-row table:style-name="ro1">
          <table:table-cell office:value-type="float" office:value="60.750785999999998" table:style-name="ce1">
            <text:p>60.750786</text:p>
          </table:table-cell>
          <table:table-cell office:value-type="float" office:value="54.953623999999998" table:style-name="ce1">
            <text:p>54.953624</text:p>
          </table:table-cell>
          <table:table-cell table:number-columns-repeated="16382"/>
        </table:table-row>
        <table:table-row table:style-name="ro1">
          <table:table-cell office:value-type="float" office:value="61.447937000000003" table:style-name="ce1">
            <text:p>61.447937</text:p>
          </table:table-cell>
          <table:table-cell office:value-type="float" office:value="53.711188" table:style-name="ce1">
            <text:p>53.711188</text:p>
          </table:table-cell>
          <table:table-cell table:number-columns-repeated="16382"/>
        </table:table-row>
        <table:table-row table:style-name="ro1">
          <table:table-cell office:value-type="float" office:value="62.947640999999997" table:style-name="ce1">
            <text:p>62.947641</text:p>
          </table:table-cell>
          <table:table-cell office:value-type="float" office:value="51.857987999999999" table:style-name="ce1">
            <text:p>51.857988</text:p>
          </table:table-cell>
          <table:table-cell table:number-columns-repeated="16382"/>
        </table:table-row>
        <table:table-row table:style-name="ro1">
          <table:table-cell office:value-type="float" office:value="1.9496100000000001" table:style-name="ce1">
            <text:p>1.94961</text:p>
          </table:table-cell>
          <table:table-cell office:value-type="float" office:value="50.175497999999997" table:style-name="ce1">
            <text:p>50.175498</text:p>
          </table:table-cell>
          <table:table-cell table:number-columns-repeated="16382"/>
        </table:table-row>
        <table:table-row table:style-name="ro1">
          <table:table-cell office:value-type="float" office:value="3.596101" table:style-name="ce1">
            <text:p>3.596101</text:p>
          </table:table-cell>
          <table:table-cell office:value-type="float" office:value="49.392367" table:style-name="ce1">
            <text:p>49.392367</text:p>
          </table:table-cell>
          <table:table-cell table:number-columns-repeated="16382"/>
        </table:table-row>
        <table:table-row table:style-name="ro1">
          <table:table-cell office:value-type="float" office:value="4.6840999999999999" table:style-name="ce1">
            <text:p>4.6841</text:p>
          </table:table-cell>
          <table:table-cell office:value-type="float" office:value="49.331623999999998" table:style-name="ce1">
            <text:p>49.331624</text:p>
          </table:table-cell>
          <table:table-cell table:number-columns-repeated="16382"/>
        </table:table-row>
        <table:table-row table:style-name="ro1">
          <table:table-cell office:value-type="float" office:value="5.2679390000000001" table:style-name="ce1">
            <text:p>5.267939</text:p>
          </table:table-cell>
          <table:table-cell office:value-type="float" office:value="49.735545000000002" table:style-name="ce1">
            <text:p>49.735545</text:p>
          </table:table-cell>
          <table:table-cell table:number-columns-repeated="16382"/>
        </table:table-row>
        <table:table-row table:style-name="ro1">
          <table:table-cell office:value-type="float" office:value="5.3356880000000002" table:style-name="ce1">
            <text:p>5.335688</text:p>
          </table:table-cell>
          <table:table-cell office:value-type="float" office:value="50.453567999999997" table:style-name="ce1">
            <text:p>50.453568</text:p>
          </table:table-cell>
          <table:table-cell table:number-columns-repeated="16382"/>
        </table:table-row>
        <table:table-row table:style-name="ro1">
          <table:table-cell office:value-type="float" office:value="4.7727300000000001" table:style-name="ce1">
            <text:p>4.77273</text:p>
          </table:table-cell>
          <table:table-cell office:value-type="float" office:value="51.430264999999999" table:style-name="ce1">
            <text:p>51.430265</text:p>
          </table:table-cell>
          <table:table-cell table:number-columns-repeated="16382"/>
        </table:table-row>
        <table:table-row table:style-name="ro1">
          <table:table-cell office:value-type="float" office:value="3.3317920000000001" table:style-name="ce1">
            <text:p>3.331792</text:p>
          </table:table-cell>
          <table:table-cell office:value-type="float" office:value="52.564756000000003" table:style-name="ce1">
            <text:p>52.564756</text:p>
          </table:table-cell>
          <table:table-cell table:number-columns-repeated="16382"/>
        </table:table-row>
        <table:table-row table:style-name="ro1">
          <table:table-cell office:value-type="float" office:value="1.0354699999999999" table:style-name="ce1">
            <text:p>1.03547</text:p>
          </table:table-cell>
          <table:table-cell office:value-type="float" office:value="53.383392000000001" table:style-name="ce1">
            <text:p>53.383392</text:p>
          </table:table-cell>
          <table:table-cell table:number-columns-repeated="16382"/>
        </table:table-row>
        <table:table-row table:style-name="ro1">
          <table:table-cell office:value-type="float" office:value="61.787236" table:style-name="ce1">
            <text:p>61.787236</text:p>
          </table:table-cell>
          <table:table-cell office:value-type="float" office:value="53.434933999999998" table:style-name="ce1">
            <text:p>53.434934</text:p>
          </table:table-cell>
          <table:table-cell table:number-columns-repeated="16382"/>
        </table:table-row>
        <table:table-row table:style-name="ro1">
          <table:table-cell office:value-type="float" office:value="60.393163000000001" table:style-name="ce1">
            <text:p>60.393163</text:p>
          </table:table-cell>
          <table:table-cell office:value-type="float" office:value="52.912379000000001" table:style-name="ce1">
            <text:p>52.912379</text:p>
          </table:table-cell>
          <table:table-cell table:number-columns-repeated="16382"/>
        </table:table-row>
        <table:table-row table:style-name="ro1">
          <table:table-cell office:value-type="float" office:value="59.880305999999997" table:style-name="ce1">
            <text:p>59.880306</text:p>
          </table:table-cell>
          <table:table-cell office:value-type="float" office:value="52.125908000000003" table:style-name="ce1">
            <text:p>52.125908</text:p>
          </table:table-cell>
          <table:table-cell table:number-columns-repeated="16382"/>
        </table:table-row>
        <table:table-row table:style-name="ro1">
          <table:table-cell office:value-type="float" office:value="60.094371000000002" table:style-name="ce1">
            <text:p>60.094371</text:p>
          </table:table-cell>
          <table:table-cell office:value-type="float" office:value="51.289194999999999" table:style-name="ce1">
            <text:p>51.289195</text:p>
          </table:table-cell>
          <table:table-cell table:number-columns-repeated="16382"/>
        </table:table-row>
        <table:table-row table:style-name="ro1">
          <table:table-cell office:value-type="float" office:value="61.113346" table:style-name="ce1">
            <text:p>61.113346</text:p>
          </table:table-cell>
          <table:table-cell office:value-type="float" office:value="50.562337999999997" table:style-name="ce1">
            <text:p>50.562338</text:p>
          </table:table-cell>
          <table:table-cell table:number-columns-repeated="16382"/>
        </table:table-row>
        <table:table-row table:style-name="ro1">
          <table:table-cell office:value-type="float" office:value="62.973894999999999" table:style-name="ce1">
            <text:p>62.973895</text:p>
          </table:table-cell>
          <table:table-cell office:value-type="float" office:value="50.253588000000001" table:style-name="ce1">
            <text:p>50.253588</text:p>
          </table:table-cell>
          <table:table-cell table:number-columns-repeated="16382"/>
        </table:table-row>
        <table:table-row table:style-name="ro1">
          <table:table-cell office:value-type="float" office:value="2.3320859999999999" table:style-name="ce1">
            <text:p>2.332086</text:p>
          </table:table-cell>
          <table:table-cell office:value-type="float" office:value="50.638446000000002" table:style-name="ce1">
            <text:p>50.638446</text:p>
          </table:table-cell>
          <table:table-cell table:number-columns-repeated="16382"/>
        </table:table-row>
        <table:table-row table:style-name="ro1">
          <table:table-cell office:value-type="float" office:value="4.1226130000000003" table:style-name="ce1">
            <text:p>4.122613</text:p>
          </table:table-cell>
          <table:table-cell office:value-type="float" office:value="51.543031999999997" table:style-name="ce1">
            <text:p>51.543032</text:p>
          </table:table-cell>
          <table:table-cell table:number-columns-repeated="16382"/>
        </table:table-row>
        <table:table-row table:style-name="ro1">
          <table:table-cell office:value-type="float" office:value="4.8291380000000004" table:style-name="ce1">
            <text:p>4.829138</text:p>
          </table:table-cell>
          <table:table-cell office:value-type="float" office:value="52.446207999999999" table:style-name="ce1">
            <text:p>52.446208</text:p>
          </table:table-cell>
          <table:table-cell table:number-columns-repeated="16382"/>
        </table:table-row>
        <table:table-row table:style-name="ro1">
          <table:table-cell office:value-type="float" office:value="4.5853830000000002" table:style-name="ce1">
            <text:p>4.585383</text:p>
          </table:table-cell>
          <table:table-cell office:value-type="float" office:value="53.057051999999999" table:style-name="ce1">
            <text:p>53.057052</text:p>
          </table:table-cell>
          <table:table-cell table:number-columns-repeated="16382"/>
        </table:table-row>
        <table:table-row table:style-name="ro1">
          <table:table-cell office:value-type="float" office:value="3.4816660000000001" table:style-name="ce1">
            <text:p>3.481666</text:p>
          </table:table-cell>
          <table:table-cell office:value-type="float" office:value="53.179934000000003" table:style-name="ce1">
            <text:p>53.179934</text:p>
          </table:table-cell>
          <table:table-cell table:number-columns-repeated="16382"/>
        </table:table-row>
        <table:table-row table:style-name="ro1">
          <table:table-cell office:value-type="float" office:value="1.6286940000000001" table:style-name="ce1">
            <text:p>1.628694</text:p>
          </table:table-cell>
          <table:table-cell office:value-type="float" office:value="52.639406000000001" table:style-name="ce1">
            <text:p>52.639406</text:p>
          </table:table-cell>
          <table:table-cell table:number-columns-repeated="16382"/>
        </table:table-row>
        <table:table-row table:style-name="ro1">
          <table:table-cell office:value-type="float" office:value="62.580162999999999" table:style-name="ce1">
            <text:p>62.580163</text:p>
          </table:table-cell>
          <table:table-cell office:value-type="float" office:value="51.434128999999999" table:style-name="ce1">
            <text:p>51.434129</text:p>
          </table:table-cell>
          <table:table-cell table:number-columns-repeated="16382"/>
        </table:table-row>
        <table:table-row table:style-name="ro1">
          <table:table-cell office:value-type="float" office:value="61.275868000000003" table:style-name="ce1">
            <text:p>61.275868</text:p>
          </table:table-cell>
          <table:table-cell office:value-type="float" office:value="50.155192999999997" table:style-name="ce1">
            <text:p>50.155193</text:p>
          </table:table-cell>
          <table:table-cell table:number-columns-repeated="16382"/>
        </table:table-row>
        <table:table-row table:style-name="ro1">
          <table:table-cell office:value-type="float" office:value="60.935594999999999" table:style-name="ce1">
            <text:p>60.935595</text:p>
          </table:table-cell>
          <table:table-cell office:value-type="float" office:value="49.259661000000001" table:style-name="ce1">
            <text:p>49.259661</text:p>
          </table:table-cell>
          <table:table-cell table:number-columns-repeated="16382"/>
        </table:table-row>
        <table:table-row table:style-name="ro1">
          <table:table-cell office:value-type="float" office:value="61.387242999999998" table:style-name="ce1">
            <text:p>61.387243</text:p>
          </table:table-cell>
          <table:table-cell office:value-type="float" office:value="48.892861000000003" table:style-name="ce1">
            <text:p>48.892861</text:p>
          </table:table-cell>
          <table:table-cell table:number-columns-repeated="16382"/>
        </table:table-row>
        <table:table-row table:style-name="ro1">
          <table:table-cell office:value-type="float" office:value="62.553586000000003" table:style-name="ce1">
            <text:p>62.553586</text:p>
          </table:table-cell>
          <table:table-cell office:value-type="float" office:value="49.233241" table:style-name="ce1">
            <text:p>49.233241</text:p>
          </table:table-cell>
          <table:table-cell table:number-columns-repeated="16382"/>
        </table:table-row>
        <table:table-row table:style-name="ro1">
          <table:table-cell office:value-type="float" office:value="1.2325619999999999" table:style-name="ce1">
            <text:p>1.232562</text:p>
          </table:table-cell>
          <table:table-cell office:value-type="float" office:value="50.421830999999997" table:style-name="ce1">
            <text:p>50.421831</text:p>
          </table:table-cell>
          <table:table-cell table:number-columns-repeated="16382"/>
        </table:table-row>
        <table:table-row table:style-name="ro1">
          <table:table-cell office:value-type="float" office:value="2.6984360000000001" table:style-name="ce1">
            <text:p>2.698436</text:p>
          </table:table-cell>
          <table:table-cell office:value-type="float" office:value="51.943550999999999" table:style-name="ce1">
            <text:p>51.943551</text:p>
          </table:table-cell>
          <table:table-cell table:number-columns-repeated="16382"/>
        </table:table-row>
        <table:table-row table:style-name="ro1">
          <table:table-cell office:value-type="float" office:value="3.3025519999999999" table:style-name="ce1">
            <text:p>3.302552</text:p>
          </table:table-cell>
          <table:table-cell office:value-type="float" office:value="53.008124000000002" table:style-name="ce1">
            <text:p>53.008124</text:p>
          </table:table-cell>
          <table:table-cell table:number-columns-repeated="16382"/>
        </table:table-row>
        <table:table-row table:style-name="ro1">
          <table:table-cell office:value-type="float" office:value="3.1143040000000002" table:style-name="ce1">
            <text:p>3.114304</text:p>
          </table:table-cell>
          <table:table-cell office:value-type="float" office:value="53.369413000000002" table:style-name="ce1">
            <text:p>53.369413</text:p>
          </table:table-cell>
          <table:table-cell table:number-columns-repeated="16382"/>
        </table:table-row>
        <table:table-row table:style-name="ro1">
          <table:table-cell office:value-type="float" office:value="2.2929379999999999" table:style-name="ce1">
            <text:p>2.292938</text:p>
          </table:table-cell>
          <table:table-cell office:value-type="float" office:value="52.884087000000001" table:style-name="ce1">
            <text:p>52.884087</text:p>
          </table:table-cell>
          <table:table-cell table:number-columns-repeated="16382"/>
        </table:table-row>
        <table:table-row table:style-name="ro1">
          <table:table-cell office:value-type="float" office:value="1.0060290000000001" table:style-name="ce1">
            <text:p>1.006029</text:p>
          </table:table-cell>
          <table:table-cell office:value-type="float" office:value="51.475676999999997" table:style-name="ce1">
            <text:p>51.475677</text:p>
          </table:table-cell>
          <table:table-cell table:number-columns-repeated="16382"/>
        </table:table-row>
        <table:table-row table:style-name="ro1">
          <table:table-cell office:value-type="float" office:value="62.887752999999996" table:style-name="ce1">
            <text:p>62.887753</text:p>
          </table:table-cell>
          <table:table-cell office:value-type="float" office:value="49.663815" table:style-name="ce1">
            <text:p>49.663815</text:p>
          </table:table-cell>
          <table:table-cell table:number-columns-repeated="16382"/>
        </table:table-row>
        <table:table-row table:style-name="ro1">
          <table:table-cell office:value-type="float" office:value="62.500888000000003" table:style-name="ce1">
            <text:p>62.500888</text:p>
          </table:table-cell>
          <table:table-cell office:value-type="float" office:value="48.384507999999997" table:style-name="ce1">
            <text:p>48.384508</text:p>
          </table:table-cell>
          <table:table-cell table:number-columns-repeated="16382"/>
        </table:table-row>
        <table:table-row table:style-name="ro1">
          <table:table-cell office:value-type="float" office:value="62.753141999999997" table:style-name="ce1">
            <text:p>62.753142</text:p>
          </table:table-cell>
          <table:table-cell office:value-type="float" office:value="47.910051000000003" table:style-name="ce1">
            <text:p>47.910051</text:p>
          </table:table-cell>
          <table:table-cell table:number-columns-repeated="16382"/>
        </table:table-row>
        <table:table-row table:style-name="ro1">
          <table:table-cell office:value-type="float" office:value="0.49393999999999999" table:style-name="ce1">
            <text:p>0.49394</text:p>
          </table:table-cell>
          <table:table-cell office:value-type="float" office:value="48.334028000000004" table:style-name="ce1">
            <text:p>48.334028</text:p>
          </table:table-cell>
          <table:table-cell table:number-columns-repeated="16382"/>
        </table:table-row>
        <table:table-row table:style-name="ro1">
          <table:table-cell office:value-type="float" office:value="1.5821000000000001" table:style-name="ce1">
            <text:p>1.5821</text:p>
          </table:table-cell>
          <table:table-cell office:value-type="float" office:value="49.785620999999999" table:style-name="ce1">
            <text:p>49.785621</text:p>
          </table:table-cell>
          <table:table-cell table:number-columns-repeated="16382"/>
        </table:table-row>
        <table:table-row table:style-name="ro1">
          <table:table-cell office:value-type="float" office:value="2.4228260000000001" table:style-name="ce1">
            <text:p>2.422826</text:p>
          </table:table-cell>
          <table:table-cell office:value-type="float" office:value="51.795744999999997" table:style-name="ce1">
            <text:p>51.795745</text:p>
          </table:table-cell>
          <table:table-cell table:number-columns-repeated="16382"/>
        </table:table-row>
        <table:table-row table:style-name="ro1">
          <table:table-cell office:value-type="float" office:value="2.4924119999999998" table:style-name="ce1">
            <text:p>2.492412</text:p>
          </table:table-cell>
          <table:table-cell office:value-type="float" office:value="53.340003000000003" table:style-name="ce1">
            <text:p>53.340003</text:p>
          </table:table-cell>
          <table:table-cell table:number-columns-repeated="16382"/>
        </table:table-row>
        <table:table-row table:style-name="ro1">
          <table:table-cell office:value-type="float" office:value="1.9289559999999999" table:style-name="ce1">
            <text:p>1.928956</text:p>
          </table:table-cell>
          <table:table-cell office:value-type="float" office:value="53.877018999999997" table:style-name="ce1">
            <text:p>53.877019</text:p>
          </table:table-cell>
          <table:table-cell table:number-columns-repeated="16382"/>
        </table:table-row>
        <table:table-row table:style-name="ro1">
          <table:table-cell office:value-type="float" office:value="0.98742700000000005" table:style-name="ce1">
            <text:p>0.987427</text:p>
          </table:table-cell>
          <table:table-cell office:value-type="float" office:value="53.339382000000001" table:style-name="ce1">
            <text:p>53.339382</text:p>
          </table:table-cell>
          <table:table-cell table:number-columns-repeated="16382"/>
        </table:table-row>
        <table:table-row table:style-name="ro1">
          <table:table-cell office:value-type="float" office:value="1.7439E-2" table:style-name="ce1">
            <text:p>0.017439</text:p>
          </table:table-cell>
          <table:table-cell office:value-type="float" office:value="51.770682000000001" table:style-name="ce1">
            <text:p>51.770682</text:p>
          </table:table-cell>
          <table:table-cell table:number-columns-repeated="16382"/>
        </table:table-row>
        <table:table-row table:style-name="ro1">
          <table:table-cell office:value-type="float" office:value="62.606001999999997" table:style-name="ce1">
            <text:p>62.606002</text:p>
          </table:table-cell>
          <table:table-cell office:value-type="float" office:value="49.794300999999997" table:style-name="ce1">
            <text:p>49.794301</text:p>
          </table:table-cell>
          <table:table-cell table:number-columns-repeated="16382"/>
        </table:table-row>
        <table:table-row table:style-name="ro1">
          <table:table-cell office:value-type="float" office:value="62.993246999999997" table:style-name="ce1">
            <text:p>62.993247</text:p>
          </table:table-cell>
          <table:table-cell office:value-type="float" office:value="48.340060999999999" table:style-name="ce1">
            <text:p>48.340061</text:p>
          </table:table-cell>
          <table:table-cell table:number-columns-repeated="16382"/>
        </table:table-row>
        <table:table-row table:style-name="ro1">
          <table:table-cell office:value-type="float" office:value="0.88454699999999997" table:style-name="ce1">
            <text:p>0.884547</text:p>
          </table:table-cell>
          <table:table-cell office:value-type="float" office:value="47.878079" table:style-name="ce1">
            <text:p>47.878079</text:p>
          </table:table-cell>
          <table:table-cell table:number-columns-repeated="16382"/>
        </table:table-row>
        <table:table-row table:style-name="ro1">
          <table:table-cell office:value-type="float" office:value="1.897999" table:style-name="ce1">
            <text:p>1.897999</text:p>
          </table:table-cell>
          <table:table-cell office:value-type="float" office:value="48.482908999999999" table:style-name="ce1">
            <text:p>48.482909</text:p>
          </table:table-cell>
          <table:table-cell table:number-columns-repeated="16382"/>
        </table:table-row>
        <table:table-row table:style-name="ro1">
          <table:table-cell office:value-type="float" office:value="2.6038109999999999" table:style-name="ce1">
            <text:p>2.603811</text:p>
          </table:table-cell>
          <table:table-cell office:value-type="float" office:value="50.029217000000003" table:style-name="ce1">
            <text:p>50.029217</text:p>
          </table:table-cell>
          <table:table-cell table:number-columns-repeated="16382"/>
        </table:table-row>
        <table:table-row table:style-name="ro1">
          <table:table-cell office:value-type="float" office:value="2.5191249999999998" table:style-name="ce1">
            <text:p>2.519125</text:p>
          </table:table-cell>
          <table:table-cell office:value-type="float" office:value="51.86195" table:style-name="ce1">
            <text:p>51.86195</text:p>
          </table:table-cell>
          <table:table-cell table:number-columns-repeated="16382"/>
        </table:table-row>
        <table:table-row table:style-name="ro1">
          <table:table-cell office:value-type="float" office:value="1.619723" table:style-name="ce1">
            <text:p>1.619723</text:p>
          </table:table-cell>
          <table:table-cell office:value-type="float" office:value="53.129353999999999" table:style-name="ce1">
            <text:p>53.129354</text:p>
          </table:table-cell>
          <table:table-cell table:number-columns-repeated="16382"/>
        </table:table-row>
        <table:table-row table:style-name="ro1">
          <table:table-cell office:value-type="float" office:value="0.43437500000000001" table:style-name="ce1">
            <text:p>0.434375</text:p>
          </table:table-cell>
          <table:table-cell office:value-type="float" office:value="53.385612999999999" table:style-name="ce1">
            <text:p>53.385613</text:p>
          </table:table-cell>
          <table:table-cell table:number-columns-repeated="16382"/>
        </table:table-row>
        <table:table-row table:style-name="ro1">
          <table:table-cell office:value-type="float" office:value="62.572234000000002" table:style-name="ce1">
            <text:p>62.572234</text:p>
          </table:table-cell>
          <table:table-cell office:value-type="float" office:value="52.660893000000002" table:style-name="ce1">
            <text:p>52.660893</text:p>
          </table:table-cell>
          <table:table-cell table:number-columns-repeated="16382"/>
        </table:table-row>
        <table:table-row table:style-name="ro1">
          <table:table-cell office:value-type="float" office:value="62.399818000000003" table:style-name="ce1">
            <text:p>62.399818</text:p>
          </table:table-cell>
          <table:table-cell office:value-type="float" office:value="51.219211000000001" table:style-name="ce1">
            <text:p>51.219211</text:p>
          </table:table-cell>
          <table:table-cell table:number-columns-repeated="16382"/>
        </table:table-row>
        <table:table-row table:style-name="ro1">
          <table:table-cell office:value-type="float" office:value="0.14291699999999999" table:style-name="ce1">
            <text:p>0.142917</text:p>
          </table:table-cell>
          <table:table-cell office:value-type="float" office:value="49.650436999999997" table:style-name="ce1">
            <text:p>49.650437</text:p>
          </table:table-cell>
          <table:table-cell table:number-columns-repeated="16382"/>
        </table:table-row>
        <table:table-row table:style-name="ro1">
          <table:table-cell office:value-type="float" office:value="1.647222" table:style-name="ce1">
            <text:p>1.647222</text:p>
          </table:table-cell>
          <table:table-cell office:value-type="float" office:value="48.694606" table:style-name="ce1">
            <text:p>48.694606</text:p>
          </table:table-cell>
          <table:table-cell table:number-columns-repeated="16382"/>
        </table:table-row>
        <table:table-row table:style-name="ro1">
          <table:table-cell office:value-type="float" office:value="3.1896979999999999" table:style-name="ce1">
            <text:p>3.189698</text:p>
          </table:table-cell>
          <table:table-cell office:value-type="float" office:value="48.720368000000001" table:style-name="ce1">
            <text:p>48.720368</text:p>
          </table:table-cell>
          <table:table-cell table:number-columns-repeated="16382"/>
        </table:table-row>
        <table:table-row table:style-name="ro1">
          <table:table-cell office:value-type="float" office:value="4.0720450000000001" table:style-name="ce1">
            <text:p>4.072045</text:p>
          </table:table-cell>
          <table:table-cell office:value-type="float" office:value="49.603867000000001" table:style-name="ce1">
            <text:p>49.603867</text:p>
          </table:table-cell>
          <table:table-cell table:number-columns-repeated="16382"/>
        </table:table-row>
        <table:table-row table:style-name="ro1">
          <table:table-cell office:value-type="float" office:value="3.9712710000000002" table:style-name="ce1">
            <text:p>3.971271</text:p>
          </table:table-cell>
          <table:table-cell office:value-type="float" office:value="50.955931999999997" table:style-name="ce1">
            <text:p>50.955932</text:p>
          </table:table-cell>
          <table:table-cell table:number-columns-repeated="16382"/>
        </table:table-row>
        <table:table-row table:style-name="ro1">
          <table:table-cell office:value-type="float" office:value="2.8315600000000001" table:style-name="ce1">
            <text:p>2.83156</text:p>
          </table:table-cell>
          <table:table-cell office:value-type="float" office:value="52.229266000000003" table:style-name="ce1">
            <text:p>52.229266</text:p>
          </table:table-cell>
          <table:table-cell table:number-columns-repeated="16382"/>
        </table:table-row>
        <table:table-row table:style-name="ro1">
          <table:table-cell office:value-type="float" office:value="1.1357060000000001" table:style-name="ce1">
            <text:p>1.135706</text:p>
          </table:table-cell>
          <table:table-cell office:value-type="float" office:value="52.7943" table:style-name="ce1">
            <text:p>52.7943</text:p>
          </table:table-cell>
          <table:table-cell table:number-columns-repeated="16382"/>
        </table:table-row>
        <table:table-row table:style-name="ro1">
          <table:table-cell office:value-type="float" office:value="62.747391999999998" table:style-name="ce1">
            <text:p>62.747392</text:p>
          </table:table-cell>
          <table:table-cell office:value-type="float" office:value="52.507238000000001" table:style-name="ce1">
            <text:p>52.507238</text:p>
          </table:table-cell>
          <table:table-cell table:number-columns-repeated="16382"/>
        </table:table-row>
        <table:table-row table:style-name="ro1">
          <table:table-cell office:value-type="float" office:value="62.265715" table:style-name="ce1">
            <text:p>62.265715</text:p>
          </table:table-cell>
          <table:table-cell office:value-type="float" office:value="51.620283999999998" table:style-name="ce1">
            <text:p>51.620284</text:p>
          </table:table-cell>
          <table:table-cell table:number-columns-repeated="16382"/>
        </table:table-row>
        <table:table-row table:style-name="ro1">
          <table:table-cell office:value-type="float" office:value="62.839939999999999" table:style-name="ce1">
            <text:p>62.83994</text:p>
          </table:table-cell>
          <table:table-cell office:value-type="float" office:value="50.463650999999999" table:style-name="ce1">
            <text:p>50.463651</text:p>
          </table:table-cell>
          <table:table-cell table:number-columns-repeated="16382"/>
        </table:table-row>
        <table:table-row table:style-name="ro1">
          <table:table-cell office:value-type="float" office:value="1.3678710000000001" table:style-name="ce1">
            <text:p>1.367871</text:p>
          </table:table-cell>
          <table:table-cell office:value-type="float" office:value="49.562277999999999" table:style-name="ce1">
            <text:p>49.562278</text:p>
          </table:table-cell>
          <table:table-cell table:number-columns-repeated="16382"/>
        </table:table-row>
        <table:table-row table:style-name="ro1">
          <table:table-cell office:value-type="float" office:value="3.2748789999999999" table:style-name="ce1">
            <text:p>3.274879</text:p>
          </table:table-cell>
          <table:table-cell office:value-type="float" office:value="49.452748999999997" table:style-name="ce1">
            <text:p>49.452749</text:p>
          </table:table-cell>
          <table:table-cell table:number-columns-repeated="16382"/>
        </table:table-row>
        <table:table-row table:style-name="ro1">
          <table:table-cell office:value-type="float" office:value="4.7195850000000004" table:style-name="ce1">
            <text:p>4.719585</text:p>
          </table:table-cell>
          <table:table-cell office:value-type="float" office:value="50.205331999999999" table:style-name="ce1">
            <text:p>50.205332</text:p>
          </table:table-cell>
          <table:table-cell table:number-columns-repeated="16382"/>
        </table:table-row>
        <table:table-row table:style-name="ro1">
          <table:table-cell office:value-type="float" office:value="5.1769410000000002" table:style-name="ce1">
            <text:p>5.176941</text:p>
          </table:table-cell>
          <table:table-cell office:value-type="float" office:value="51.410189000000003" table:style-name="ce1">
            <text:p>51.410189</text:p>
          </table:table-cell>
          <table:table-cell table:number-columns-repeated="16382"/>
        </table:table-row>
        <table:table-row table:style-name="ro1">
          <table:table-cell office:value-type="float" office:value="4.5245430000000004" table:style-name="ce1">
            <text:p>4.524543</text:p>
          </table:table-cell>
          <table:table-cell office:value-type="float" office:value="52.547235000000001" table:style-name="ce1">
            <text:p>52.547235</text:p>
          </table:table-cell>
          <table:table-cell table:number-columns-repeated="16382"/>
        </table:table-row>
        <table:table-row table:style-name="ro1">
          <table:table-cell office:value-type="float" office:value="2.9573320000000001" table:style-name="ce1">
            <text:p>2.957332</text:p>
          </table:table-cell>
          <table:table-cell office:value-type="float" office:value="53.164616000000002" table:style-name="ce1">
            <text:p>53.164616</text:p>
          </table:table-cell>
          <table:table-cell table:number-columns-repeated="16382"/>
        </table:table-row>
        <table:table-row table:style-name="ro1">
          <table:table-cell office:value-type="float" office:value="1.169956" table:style-name="ce1">
            <text:p>1.169956</text:p>
          </table:table-cell>
          <table:table-cell office:value-type="float" office:value="52.908135999999999" table:style-name="ce1">
            <text:p>52.908136</text:p>
          </table:table-cell>
          <table:table-cell table:number-columns-repeated="16382"/>
        </table:table-row>
        <table:table-row table:style-name="ro1">
          <table:table-cell office:value-type="float" office:value="8.7984000000000007E-2" table:style-name="ce1">
            <text:p>0.087984</text:p>
          </table:table-cell>
          <table:table-cell office:value-type="float" office:value="51.916930000000001" table:style-name="ce1">
            <text:p>51.91693</text:p>
          </table:table-cell>
          <table:table-cell table:number-columns-repeated="16382"/>
        </table:table-row>
        <table:table-row table:style-name="ro1">
          <table:table-cell office:value-type="float" office:value="0.122049" table:style-name="ce1">
            <text:p>0.122049</text:p>
          </table:table-cell>
          <table:table-cell office:value-type="float" office:value="50.696643000000002" table:style-name="ce1">
            <text:p>50.696643</text:p>
          </table:table-cell>
          <table:table-cell table:number-columns-repeated="16382"/>
        </table:table-row>
        <table:table-row table:style-name="ro1">
          <table:table-cell office:value-type="float" office:value="1.2387220000000001" table:style-name="ce1">
            <text:p>1.238722</text:p>
          </table:table-cell>
          <table:table-cell office:value-type="float" office:value="49.851320999999999" table:style-name="ce1">
            <text:p>49.851321</text:p>
          </table:table-cell>
          <table:table-cell table:number-columns-repeated="16382"/>
        </table:table-row>
        <table:table-row table:style-name="ro1">
          <table:table-cell office:value-type="float" office:value="3.0603919999999998" table:style-name="ce1">
            <text:p>3.060392</text:p>
          </table:table-cell>
          <table:table-cell office:value-type="float" office:value="49.797125999999999" table:style-name="ce1">
            <text:p>49.797126</text:p>
          </table:table-cell>
          <table:table-cell table:number-columns-repeated="16382"/>
        </table:table-row>
        <table:table-row table:style-name="ro1">
          <table:table-cell office:value-type="float" office:value="4.7579159999999998" table:style-name="ce1">
            <text:p>4.757916</text:p>
          </table:table-cell>
          <table:table-cell office:value-type="float" office:value="50.520592000000001" table:style-name="ce1">
            <text:p>50.520592</text:p>
          </table:table-cell>
          <table:table-cell table:number-columns-repeated="16382"/>
        </table:table-row>
        <table:table-row table:style-name="ro1">
          <table:table-cell office:value-type="float" office:value="5.5785299999999998" table:style-name="ce1">
            <text:p>5.57853</text:p>
          </table:table-cell>
          <table:table-cell office:value-type="float" office:value="51.734076999999999" table:style-name="ce1">
            <text:p>51.734077</text:p>
          </table:table-cell>
          <table:table-cell table:number-columns-repeated="16382"/>
        </table:table-row>
        <table:table-row table:style-name="ro1">
          <table:table-cell office:value-type="float" office:value="5.3658799999999998" table:style-name="ce1">
            <text:p>5.36588</text:p>
          </table:table-cell>
          <table:table-cell office:value-type="float" office:value="53.022789000000003" table:style-name="ce1">
            <text:p>53.022789</text:p>
          </table:table-cell>
          <table:table-cell table:number-columns-repeated="16382"/>
        </table:table-row>
        <table:table-row table:style-name="ro1">
          <table:table-cell office:value-type="float" office:value="4.2169470000000002" table:style-name="ce1">
            <text:p>4.216947</text:p>
          </table:table-cell>
          <table:table-cell office:value-type="float" office:value="53.784660000000002" table:style-name="ce1">
            <text:p>53.78466</text:p>
          </table:table-cell>
          <table:table-cell table:number-columns-repeated="16382"/>
        </table:table-row>
        <table:table-row table:style-name="ro1">
          <table:table-cell office:value-type="float" office:value="2.526354" table:style-name="ce1">
            <text:p>2.526354</text:p>
          </table:table-cell>
          <table:table-cell office:value-type="float" office:value="53.523969000000001" table:style-name="ce1">
            <text:p>53.523969</text:p>
          </table:table-cell>
          <table:table-cell table:number-columns-repeated="16382"/>
        </table:table-row>
        <table:table-row table:style-name="ro1">
          <table:table-cell office:value-type="float" office:value="1.0771869999999999" table:style-name="ce1">
            <text:p>1.077187</text:p>
          </table:table-cell>
          <table:table-cell office:value-type="float" office:value="52.418967000000002" table:style-name="ce1">
            <text:p>52.418967</text:p>
          </table:table-cell>
          <table:table-cell table:number-columns-repeated="16382"/>
        </table:table-row>
        <table:table-row table:style-name="ro1">
          <table:table-cell office:value-type="float" office:value="0.559222" table:style-name="ce1">
            <text:p>0.559222</text:p>
          </table:table-cell>
          <table:table-cell office:value-type="float" office:value="51.152647999999999" table:style-name="ce1">
            <text:p>51.152648</text:p>
          </table:table-cell>
          <table:table-cell table:number-columns-repeated="16382"/>
        </table:table-row>
        <table:table-row table:style-name="ro1">
          <table:table-cell office:value-type="float" office:value="0.94966099999999998" table:style-name="ce1">
            <text:p>0.949661</text:p>
          </table:table-cell>
          <table:table-cell office:value-type="float" office:value="50.192219999999999" table:style-name="ce1">
            <text:p>50.19222</text:p>
          </table:table-cell>
          <table:table-cell table:number-columns-repeated="16382"/>
        </table:table-row>
        <table:table-row table:style-name="ro1">
          <table:table-cell office:value-type="float" office:value="2.0783489999999998" table:style-name="ce1">
            <text:p>2.078349</text:p>
          </table:table-cell>
          <table:table-cell office:value-type="float" office:value="49.892259000000003" table:style-name="ce1">
            <text:p>49.892259</text:p>
          </table:table-cell>
          <table:table-cell table:number-columns-repeated="16382"/>
        </table:table-row>
        <table:table-row table:style-name="ro1">
          <table:table-cell office:value-type="float" office:value="3.599132" table:style-name="ce1">
            <text:p>3.599132</text:p>
          </table:table-cell>
          <table:table-cell office:value-type="float" office:value="50.578546000000003" table:style-name="ce1">
            <text:p>50.578546</text:p>
          </table:table-cell>
          <table:table-cell table:number-columns-repeated="16382"/>
        </table:table-row>
        <table:table-row table:style-name="ro1">
          <table:table-cell office:value-type="float" office:value="4.755814" table:style-name="ce1">
            <text:p>4.755814</text:p>
          </table:table-cell>
          <table:table-cell office:value-type="float" office:value="52.050435" table:style-name="ce1">
            <text:p>52.050435</text:p>
          </table:table-cell>
          <table:table-cell table:number-columns-repeated="16382"/>
        </table:table-row>
        <table:table-row table:style-name="ro1">
          <table:table-cell office:value-type="float" office:value="4.8871909999999996" table:style-name="ce1">
            <text:p>4.887191</text:p>
          </table:table-cell>
          <table:table-cell office:value-type="float" office:value="53.59789" table:style-name="ce1">
            <text:p>53.59789</text:p>
          </table:table-cell>
          <table:table-cell table:number-columns-repeated="16382"/>
        </table:table-row>
        <table:table-row table:style-name="ro1">
          <table:table-cell office:value-type="float" office:value="3.945052" table:style-name="ce1">
            <text:p>3.945052</text:p>
          </table:table-cell>
          <table:table-cell office:value-type="float" office:value="54.534545999999999" table:style-name="ce1">
            <text:p>54.534546</text:p>
          </table:table-cell>
          <table:table-cell table:number-columns-repeated="16382"/>
        </table:table-row>
        <table:table-row table:style-name="ro1">
          <table:table-cell office:value-type="float" office:value="2.1522649999999999" table:style-name="ce1">
            <text:p>2.152265</text:p>
          </table:table-cell>
          <table:table-cell office:value-type="float" office:value="54.490228999999999" table:style-name="ce1">
            <text:p>54.490229</text:p>
          </table:table-cell>
          <table:table-cell table:number-columns-repeated="16382"/>
        </table:table-row>
        <table:table-row table:style-name="ro1">
          <table:table-cell office:value-type="float" office:value="62.766941000000003" table:style-name="ce1">
            <text:p>62.766941</text:p>
          </table:table-cell>
          <table:table-cell office:value-type="float" office:value="53.455545999999998" table:style-name="ce1">
            <text:p>53.455546</text:p>
          </table:table-cell>
          <table:table-cell table:number-columns-repeated="16382"/>
        </table:table-row>
        <table:table-row table:style-name="ro1">
          <table:table-cell office:value-type="float" office:value="61.149290999999998" table:style-name="ce1">
            <text:p>61.149291</text:p>
          </table:table-cell>
          <table:table-cell office:value-type="float" office:value="52.119235000000003" table:style-name="ce1">
            <text:p>52.119235</text:p>
          </table:table-cell>
          <table:table-cell table:number-columns-repeated="16382"/>
        </table:table-row>
        <table:table-row table:style-name="ro1">
          <table:table-cell office:value-type="float" office:value="60.835115999999999" table:style-name="ce1">
            <text:p>60.835116</text:p>
          </table:table-cell>
          <table:table-cell office:value-type="float" office:value="51.402996999999999" table:style-name="ce1">
            <text:p>51.402997</text:p>
          </table:table-cell>
          <table:table-cell table:number-columns-repeated="16382"/>
        </table:table-row>
        <table:table-row table:style-name="ro1">
          <table:table-cell office:value-type="float" office:value="61.549185999999999" table:style-name="ce1">
            <text:p>61.549186</text:p>
          </table:table-cell>
          <table:table-cell office:value-type="float" office:value="51.625011999999998" table:style-name="ce1">
            <text:p>51.625012</text:p>
          </table:table-cell>
          <table:table-cell table:number-columns-repeated="16382"/>
        </table:table-row>
        <table:table-row table:style-name="ro1">
          <table:table-cell office:value-type="float" office:value="0.13421" table:style-name="ce1">
            <text:p>0.13421</text:p>
          </table:table-cell>
          <table:table-cell office:value-type="float" office:value="52.787906999999997" table:style-name="ce1">
            <text:p>52.787907</text:p>
          </table:table-cell>
          <table:table-cell table:number-columns-repeated="16382"/>
        </table:table-row>
        <table:table-row table:style-name="ro1">
          <table:table-cell office:value-type="float" office:value="1.935541" table:style-name="ce1">
            <text:p>1.935541</text:p>
          </table:table-cell>
          <table:table-cell office:value-type="float" office:value="54.140079999999998" table:style-name="ce1">
            <text:p>54.14008</text:p>
          </table:table-cell>
          <table:table-cell table:number-columns-repeated="16382"/>
        </table:table-row>
        <table:table-row table:style-name="ro1">
          <table:table-cell office:value-type="float" office:value="3.0722689999999999" table:style-name="ce1">
            <text:p>3.072269</text:p>
          </table:table-cell>
          <table:table-cell office:value-type="float" office:value="54.717593999999998" table:style-name="ce1">
            <text:p>54.717594</text:p>
          </table:table-cell>
          <table:table-cell table:number-columns-repeated="16382"/>
        </table:table-row>
        <table:table-row table:style-name="ro1">
          <table:table-cell office:value-type="float" office:value="3.3064149999999999" table:style-name="ce1">
            <text:p>3.306415</text:p>
          </table:table-cell>
          <table:table-cell office:value-type="float" office:value="54.363100000000003" table:style-name="ce1">
            <text:p>54.3631</text:p>
          </table:table-cell>
          <table:table-cell table:number-columns-repeated="16382"/>
        </table:table-row>
        <table:table-row table:style-name="ro1">
          <table:table-cell office:value-type="float" office:value="2.619081" table:style-name="ce1">
            <text:p>2.619081</text:p>
          </table:table-cell>
          <table:table-cell office:value-type="float" office:value="53.216619000000001" table:style-name="ce1">
            <text:p>53.216619</text:p>
          </table:table-cell>
          <table:table-cell table:number-columns-repeated="16382"/>
        </table:table-row>
        <table:table-row table:style-name="ro1">
          <table:table-cell office:value-type="float" office:value="1.039355" table:style-name="ce1">
            <text:p>1.039355</text:p>
          </table:table-cell>
          <table:table-cell office:value-type="float" office:value="51.716813999999999" table:style-name="ce1">
            <text:p>51.716814</text:p>
          </table:table-cell>
          <table:table-cell table:number-columns-repeated="16382"/>
        </table:table-row>
        <table:table-row table:style-name="ro1">
          <table:table-cell office:value-type="float" office:value="62.230393999999997" table:style-name="ce1">
            <text:p>62.230394</text:p>
          </table:table-cell>
          <table:table-cell office:value-type="float" office:value="50.728658000000003" table:style-name="ce1">
            <text:p>50.728658</text:p>
          </table:table-cell>
          <table:table-cell table:number-columns-repeated="16382"/>
        </table:table-row>
        <table:table-row table:style-name="ro1">
          <table:table-cell office:value-type="float" office:value="61.131194000000001" table:style-name="ce1">
            <text:p>61.131194</text:p>
          </table:table-cell>
          <table:table-cell office:value-type="float" office:value="50.729892999999997" table:style-name="ce1">
            <text:p>50.729893</text:p>
          </table:table-cell>
          <table:table-cell table:number-columns-repeated="16382"/>
        </table:table-row>
        <table:table-row table:style-name="ro1">
          <table:table-cell office:value-type="float" office:value="61.101582000000001" table:style-name="ce1">
            <text:p>61.101582</text:p>
          </table:table-cell>
          <table:table-cell office:value-type="float" office:value="51.533209999999997" table:style-name="ce1">
            <text:p>51.53321</text:p>
          </table:table-cell>
          <table:table-cell table:number-columns-repeated="16382"/>
        </table:table-row>
        <table:table-row table:style-name="ro1">
          <table:table-cell office:value-type="float" office:value="62.294629" table:style-name="ce1">
            <text:p>62.294629</text:p>
          </table:table-cell>
          <table:table-cell office:value-type="float" office:value="52.650438000000001" table:style-name="ce1">
            <text:p>52.650438</text:p>
          </table:table-cell>
          <table:table-cell table:number-columns-repeated="16382"/>
        </table:table-row>
        <table:table-row table:style-name="ro1">
          <table:table-cell office:value-type="float" office:value="1.3288660000000001" table:style-name="ce1">
            <text:p>1.328866</text:p>
          </table:table-cell>
          <table:table-cell office:value-type="float" office:value="53.392845999999999" table:style-name="ce1">
            <text:p>53.392846</text:p>
          </table:table-cell>
          <table:table-cell table:number-columns-repeated="16382"/>
        </table:table-row>
        <table:table-row table:style-name="ro1">
          <table:table-cell office:value-type="float" office:value="3.1338729999999999" table:style-name="ce1">
            <text:p>3.133873</text:p>
          </table:table-cell>
          <table:table-cell office:value-type="float" office:value="53.185139999999997" table:style-name="ce1">
            <text:p>53.18514</text:p>
          </table:table-cell>
          <table:table-cell table:number-columns-repeated="16382"/>
        </table:table-row>
        <table:table-row table:style-name="ro1">
          <table:table-cell office:value-type="float" office:value="3.9477890000000002" table:style-name="ce1">
            <text:p>3.947789</text:p>
          </table:table-cell>
          <table:table-cell office:value-type="float" office:value="52.207099999999997" table:style-name="ce1">
            <text:p>52.2071</text:p>
          </table:table-cell>
          <table:table-cell table:number-columns-repeated="16382"/>
        </table:table-row>
        <table:table-row table:style-name="ro1">
          <table:table-cell office:value-type="float" office:value="3.647662" table:style-name="ce1">
            <text:p>3.647662</text:p>
          </table:table-cell>
          <table:table-cell office:value-type="float" office:value="51.025973999999998" table:style-name="ce1">
            <text:p>51.025974</text:p>
          </table:table-cell>
          <table:table-cell table:number-columns-repeated="16382"/>
        </table:table-row>
        <table:table-row table:style-name="ro1">
          <table:table-cell office:value-type="float" office:value="2.4097050000000002" table:style-name="ce1">
            <text:p>2.409705</text:p>
          </table:table-cell>
          <table:table-cell office:value-type="float" office:value="50.266260000000003" table:style-name="ce1">
            <text:p>50.26626</text:p>
          </table:table-cell>
          <table:table-cell table:number-columns-repeated="16382"/>
        </table:table-row>
        <table:table-row table:style-name="ro1">
          <table:table-cell office:value-type="float" office:value="0.66206500000000001" table:style-name="ce1">
            <text:p>0.662065</text:p>
          </table:table-cell>
          <table:table-cell office:value-type="float" office:value="50.524641000000003" table:style-name="ce1">
            <text:p>50.524641</text:p>
          </table:table-cell>
          <table:table-cell table:number-columns-repeated="16382"/>
        </table:table-row>
        <table:table-row table:style-name="ro1">
          <table:table-cell office:value-type="float" office:value="62.089882000000003" table:style-name="ce1">
            <text:p>62.089882</text:p>
          </table:table-cell>
          <table:table-cell office:value-type="float" office:value="51.991028999999997" table:style-name="ce1">
            <text:p>51.991029</text:p>
          </table:table-cell>
          <table:table-cell table:number-columns-repeated="16382"/>
        </table:table-row>
        <table:table-row table:style-name="ro1">
          <table:table-cell office:value-type="float" office:value="61.453740000000003" table:style-name="ce1">
            <text:p>61.45374</text:p>
          </table:table-cell>
          <table:table-cell office:value-type="float" office:value="53.754930000000002" table:style-name="ce1">
            <text:p>53.75493</text:p>
          </table:table-cell>
          <table:table-cell table:number-columns-repeated="16382"/>
        </table:table-row>
        <table:table-row table:style-name="ro1">
          <table:table-cell office:value-type="float" office:value="61.810923000000003" table:style-name="ce1">
            <text:p>61.810923</text:p>
          </table:table-cell>
          <table:table-cell office:value-type="float" office:value="54.800324000000003" table:style-name="ce1">
            <text:p>54.800324</text:p>
          </table:table-cell>
          <table:table-cell table:number-columns-repeated="16382"/>
        </table:table-row>
        <table:table-row table:style-name="ro1">
          <table:table-cell office:value-type="float" office:value="62.776215000000001" table:style-name="ce1">
            <text:p>62.776215</text:p>
          </table:table-cell>
          <table:table-cell office:value-type="float" office:value="54.769419999999997" table:style-name="ce1">
            <text:p>54.76942</text:p>
          </table:table-cell>
          <table:table-cell table:number-columns-repeated="16382"/>
        </table:table-row>
        <table:table-row table:style-name="ro1">
          <table:table-cell office:value-type="float" office:value="1.1326259999999999" table:style-name="ce1">
            <text:p>1.132626</text:p>
          </table:table-cell>
          <table:table-cell office:value-type="float" office:value="53.524875999999999" table:style-name="ce1">
            <text:p>53.524876</text:p>
          </table:table-cell>
          <table:table-cell table:number-columns-repeated="16382"/>
        </table:table-row>
        <table:table-row table:style-name="ro1">
          <table:table-cell office:value-type="float" office:value="2.4038719999999998" table:style-name="ce1">
            <text:p>2.403872</text:p>
          </table:table-cell>
          <table:table-cell office:value-type="float" office:value="51.520772000000001" table:style-name="ce1">
            <text:p>51.520772</text:p>
          </table:table-cell>
          <table:table-cell table:number-columns-repeated="16382"/>
        </table:table-row>
        <table:table-row table:style-name="ro1">
          <table:table-cell office:value-type="float" office:value="3.0342769999999999" table:style-name="ce1">
            <text:p>3.034277</text:p>
          </table:table-cell>
          <table:table-cell office:value-type="float" office:value="49.950879999999998" table:style-name="ce1">
            <text:p>49.95088</text:p>
          </table:table-cell>
          <table:table-cell table:number-columns-repeated="16382"/>
        </table:table-row>
        <table:table-row table:style-name="ro1">
          <table:table-cell office:value-type="float" office:value="2.9477250000000002" table:style-name="ce1">
            <text:p>2.947725</text:p>
          </table:table-cell>
          <table:table-cell office:value-type="float" office:value="49.438650000000003" table:style-name="ce1">
            <text:p>49.43865</text:p>
          </table:table-cell>
          <table:table-cell table:number-columns-repeated="16382"/>
        </table:table-row>
        <table:table-row table:style-name="ro1">
          <table:table-cell office:value-type="float" office:value="2.291766" table:style-name="ce1">
            <text:p>2.291766</text:p>
          </table:table-cell>
          <table:table-cell office:value-type="float" office:value="50.124662000000001" table:style-name="ce1">
            <text:p>50.124662</text:p>
          </table:table-cell>
          <table:table-cell table:number-columns-repeated="16382"/>
        </table:table-row>
        <table:table-row table:style-name="ro1">
          <table:table-cell office:value-type="float" office:value="1.1678500000000001" table:style-name="ce1">
            <text:p>1.16785</text:p>
          </table:table-cell>
          <table:table-cell office:value-type="float" office:value="52.006034" table:style-name="ce1">
            <text:p>52.006034</text:p>
          </table:table-cell>
          <table:table-cell table:number-columns-repeated="16382"/>
        </table:table-row>
        <table:table-row table:style-name="ro1">
          <table:table-cell office:value-type="float" office:value="7.2797000000000001E-2" table:style-name="ce1">
            <text:p>0.072797</text:p>
          </table:table-cell>
          <table:table-cell office:value-type="float" office:value="54.053221999999998" table:style-name="ce1">
            <text:p>54.053222</text:p>
          </table:table-cell>
          <table:table-cell table:number-columns-repeated="16382"/>
        </table:table-row>
        <table:table-row table:style-name="ro1">
          <table:table-cell office:value-type="float" office:value="62.411799999999999" table:style-name="ce1">
            <text:p>62.4118</text:p>
          </table:table-cell>
          <table:table-cell office:value-type="float" office:value="55.115549000000001" table:style-name="ce1">
            <text:p>55.115549</text:p>
          </table:table-cell>
          <table:table-cell table:number-columns-repeated="16382"/>
        </table:table-row>
        <table:table-row table:style-name="ro1">
          <table:table-cell office:value-type="float" office:value="62.169587" table:style-name="ce1">
            <text:p>62.169587</text:p>
          </table:table-cell>
          <table:table-cell office:value-type="float" office:value="55.106726999999999" table:style-name="ce1">
            <text:p>55.106727</text:p>
          </table:table-cell>
          <table:table-cell table:number-columns-repeated="16382"/>
        </table:table-row>
        <table:table-row table:style-name="ro1">
          <table:table-cell office:value-type="float" office:value="62.410535000000003" table:style-name="ce1">
            <text:p>62.410535</text:p>
          </table:table-cell>
          <table:table-cell office:value-type="float" office:value="54.018149999999999" table:style-name="ce1">
            <text:p>54.01815</text:p>
          </table:table-cell>
          <table:table-cell table:number-columns-repeated="16382"/>
        </table:table-row>
        <table:table-row table:style-name="ro1">
          <table:table-cell office:value-type="float" office:value="0.37305500000000003" table:style-name="ce1">
            <text:p>0.373055</text:p>
          </table:table-cell>
          <table:table-cell office:value-type="float" office:value="51.987940999999999" table:style-name="ce1">
            <text:p>51.987941</text:p>
          </table:table-cell>
          <table:table-cell table:number-columns-repeated="16382"/>
        </table:table-row>
        <table:table-row table:style-name="ro1">
          <table:table-cell office:value-type="float" office:value="1.782791" table:style-name="ce1">
            <text:p>1.782791</text:p>
          </table:table-cell>
          <table:table-cell office:value-type="float" office:value="50.133510999999999" table:style-name="ce1">
            <text:p>50.133511</text:p>
          </table:table-cell>
          <table:table-cell table:number-columns-repeated="16382"/>
        </table:table-row>
        <table:table-row table:style-name="ro1">
          <table:table-cell office:value-type="float" office:value="2.8113269999999999" table:style-name="ce1">
            <text:p>2.811327</text:p>
          </table:table-cell>
          <table:table-cell office:value-type="float" office:value="49.540277000000003" table:style-name="ce1">
            <text:p>49.540277</text:p>
          </table:table-cell>
          <table:table-cell table:number-columns-repeated="16382"/>
        </table:table-row>
        <table:table-row table:style-name="ro1">
          <table:table-cell office:value-type="float" office:value="3.1992940000000001" table:style-name="ce1">
            <text:p>3.199294</text:p>
          </table:table-cell>
          <table:table-cell office:value-type="float" office:value="50.088518999999998" table:style-name="ce1">
            <text:p>50.088519</text:p>
          </table:table-cell>
          <table:table-cell table:number-columns-repeated="16382"/>
        </table:table-row>
        <table:table-row table:style-name="ro1">
          <table:table-cell office:value-type="float" office:value="2.8719549999999998" table:style-name="ce1">
            <text:p>2.871955</text:p>
          </table:table-cell>
          <table:table-cell office:value-type="float" office:value="51.587023000000002" table:style-name="ce1">
            <text:p>51.587023</text:p>
          </table:table-cell>
          <table:table-cell table:number-columns-repeated="16382"/>
        </table:table-row>
        <table:table-row table:style-name="ro1">
          <table:table-cell office:value-type="float" office:value="1.8606450000000001" table:style-name="ce1">
            <text:p>1.860645</text:p>
          </table:table-cell>
          <table:table-cell office:value-type="float" office:value="53.460089000000004" table:style-name="ce1">
            <text:p>53.460089</text:p>
          </table:table-cell>
          <table:table-cell table:number-columns-repeated="16382"/>
        </table:table-row>
        <table:table-row table:style-name="ro1">
          <table:table-cell office:value-type="float" office:value="0.57701499999999994" table:style-name="ce1">
            <text:p>0.577015</text:p>
          </table:table-cell>
          <table:table-cell office:value-type="float" office:value="54.606338000000001" table:style-name="ce1">
            <text:p>54.606338</text:p>
          </table:table-cell>
          <table:table-cell table:number-columns-repeated="16382"/>
        </table:table-row>
        <table:table-row table:style-name="ro1">
          <table:table-cell office:value-type="float" office:value="62.526558000000001" table:style-name="ce1">
            <text:p>62.526558</text:p>
          </table:table-cell>
          <table:table-cell office:value-type="float" office:value="54.515372999999997" table:style-name="ce1">
            <text:p>54.515373</text:p>
          </table:table-cell>
          <table:table-cell table:number-columns-repeated="16382"/>
        </table:table-row>
        <table:table-row table:style-name="ro1">
          <table:table-cell office:value-type="float" office:value="62.103529000000002" table:style-name="ce1">
            <text:p>62.103529</text:p>
          </table:table-cell>
          <table:table-cell office:value-type="float" office:value="53.252153999999997" table:style-name="ce1">
            <text:p>53.252154</text:p>
          </table:table-cell>
          <table:table-cell table:number-columns-repeated="16382"/>
        </table:table-row>
        <table:table-row table:style-name="ro1">
          <table:table-cell office:value-type="float" office:value="62.700612999999997" table:style-name="ce1">
            <text:p>62.700613</text:p>
          </table:table-cell>
          <table:table-cell office:value-type="float" office:value="51.341724999999997" table:style-name="ce1">
            <text:p>51.341725</text:p>
          </table:table-cell>
          <table:table-cell table:number-columns-repeated="16382"/>
        </table:table-row>
        <table:table-row table:style-name="ro1">
          <table:table-cell office:value-type="float" office:value="1.1158570000000001" table:style-name="ce1">
            <text:p>1.115857</text:p>
          </table:table-cell>
          <table:table-cell office:value-type="float" office:value="50.036746000000001" table:style-name="ce1">
            <text:p>50.036746</text:p>
          </table:table-cell>
          <table:table-cell table:number-columns-repeated="16382"/>
        </table:table-row>
        <table:table-row table:style-name="ro1">
          <table:table-cell office:value-type="float" office:value="2.4455770000000001" table:style-name="ce1">
            <text:p>2.445577</text:p>
          </table:table-cell>
          <table:table-cell office:value-type="float" office:value="50.120370000000001" table:style-name="ce1">
            <text:p>50.12037</text:p>
          </table:table-cell>
          <table:table-cell table:number-columns-repeated="16382"/>
        </table:table-row>
        <table:table-row table:style-name="ro1">
          <table:table-cell office:value-type="float" office:value="3.0826530000000001" table:style-name="ce1">
            <text:p>3.082653</text:p>
          </table:table-cell>
          <table:table-cell office:value-type="float" office:value="51.378599999999999" table:style-name="ce1">
            <text:p>51.3786</text:p>
          </table:table-cell>
          <table:table-cell table:number-columns-repeated="16382"/>
        </table:table-row>
        <table:table-row table:style-name="ro1">
          <table:table-cell office:value-type="float" office:value="2.7735150000000002" table:style-name="ce1">
            <text:p>2.773515</text:p>
          </table:table-cell>
          <table:table-cell office:value-type="float" office:value="53.141382999999998" table:style-name="ce1">
            <text:p>53.141383</text:p>
          </table:table-cell>
          <table:table-cell table:number-columns-repeated="16382"/>
        </table:table-row>
        <table:table-row table:style-name="ro1">
          <table:table-cell office:value-type="float" office:value="1.677867" table:style-name="ce1">
            <text:p>1.677867</text:p>
          </table:table-cell>
          <table:table-cell office:value-type="float" office:value="54.406013000000002" table:style-name="ce1">
            <text:p>54.406013</text:p>
          </table:table-cell>
          <table:table-cell table:number-columns-repeated="16382"/>
        </table:table-row>
        <table:table-row table:style-name="ro1">
          <table:table-cell office:value-type="float" office:value="0.32137300000000002" table:style-name="ce1">
            <text:p>0.321373</text:p>
          </table:table-cell>
          <table:table-cell office:value-type="float" office:value="54.486313000000003" table:style-name="ce1">
            <text:p>54.486313</text:p>
          </table:table-cell>
          <table:table-cell table:number-columns-repeated="16382"/>
        </table:table-row>
        <table:table-row table:style-name="ro1">
          <table:table-cell office:value-type="float" office:value="62.242156000000001" table:style-name="ce1">
            <text:p>62.242156</text:p>
          </table:table-cell>
          <table:table-cell office:value-type="float" office:value="53.361718000000003" table:style-name="ce1">
            <text:p>53.361718</text:p>
          </table:table-cell>
          <table:table-cell table:number-columns-repeated="16382"/>
        </table:table-row>
        <table:table-row table:style-name="ro1">
          <table:table-cell office:value-type="float" office:value="61.913752000000002" table:style-name="ce1">
            <text:p>61.913752</text:p>
          </table:table-cell>
          <table:table-cell office:value-type="float" office:value="51.461602999999997" table:style-name="ce1">
            <text:p>51.461603</text:p>
          </table:table-cell>
          <table:table-cell table:number-columns-repeated="16382"/>
        </table:table-row>
        <table:table-row table:style-name="ro1">
          <table:table-cell office:value-type="float" office:value="62.629953999999998" table:style-name="ce1">
            <text:p>62.629954</text:p>
          </table:table-cell>
          <table:table-cell office:value-type="float" office:value="49.843460999999998" table:style-name="ce1">
            <text:p>49.843461</text:p>
          </table:table-cell>
          <table:table-cell table:number-columns-repeated="16382"/>
        </table:table-row>
        <table:table-row table:style-name="ro1">
          <table:table-cell office:value-type="float" office:value="0.97001700000000002" table:style-name="ce1">
            <text:p>0.970017</text:p>
          </table:table-cell>
          <table:table-cell office:value-type="float" office:value="49.430418000000003" table:style-name="ce1">
            <text:p>49.430418</text:p>
          </table:table-cell>
          <table:table-cell table:number-columns-repeated="16382"/>
        </table:table-row>
        <table:table-row table:style-name="ro1">
          <table:table-cell office:value-type="float" office:value="2.2314349999999998" table:style-name="ce1">
            <text:p>2.231435</text:p>
          </table:table-cell>
          <table:table-cell office:value-type="float" office:value="50.425004000000001" table:style-name="ce1">
            <text:p>50.425004</text:p>
          </table:table-cell>
          <table:table-cell table:number-columns-repeated="16382"/>
        </table:table-row>
        <table:table-row table:style-name="ro1">
          <table:table-cell office:value-type="float" office:value="2.902145" table:style-name="ce1">
            <text:p>2.902145</text:p>
          </table:table-cell>
          <table:table-cell office:value-type="float" office:value="52.372396000000002" table:style-name="ce1">
            <text:p>52.372396</text:p>
          </table:table-cell>
          <table:table-cell table:number-columns-repeated="16382"/>
        </table:table-row>
        <table:table-row table:style-name="ro1">
          <table:table-cell office:value-type="float" office:value="2.8535020000000002" table:style-name="ce1">
            <text:p>2.853502</text:p>
          </table:table-cell>
          <table:table-cell office:value-type="float" office:value="54.285845999999999" table:style-name="ce1">
            <text:p>54.285846</text:p>
          </table:table-cell>
          <table:table-cell table:number-columns-repeated="16382"/>
        </table:table-row>
        <table:table-row table:style-name="ro1">
          <table:table-cell office:value-type="float" office:value="2.4302250000000001" table:style-name="ce1">
            <text:p>2.430225</text:p>
          </table:table-cell>
          <table:table-cell office:value-type="float" office:value="55.356675000000003" table:style-name="ce1">
            <text:p>55.356675</text:p>
          </table:table-cell>
          <table:table-cell table:number-columns-repeated="16382"/>
        </table:table-row>
        <table:table-row table:style-name="ro1">
          <table:table-cell office:value-type="float" office:value="1.9368749999999999" table:style-name="ce1">
            <text:p>1.936875</text:p>
          </table:table-cell>
          <table:table-cell office:value-type="float" office:value="55.331743000000003" table:style-name="ce1">
            <text:p>55.331743</text:p>
          </table:table-cell>
          <table:table-cell table:number-columns-repeated="16382"/>
        </table:table-row>
        <table:table-row table:style-name="ro1">
          <table:table-cell office:value-type="float" office:value="1.43729" table:style-name="ce1">
            <text:p>1.43729</text:p>
          </table:table-cell>
          <table:table-cell office:value-type="float" office:value="54.102407999999997" table:style-name="ce1">
            <text:p>54.102408</text:p>
          </table:table-cell>
          <table:table-cell table:number-columns-repeated="16382"/>
        </table:table-row>
        <table:table-row table:style-name="ro1">
          <table:table-cell office:value-type="float" office:value="0.92325900000000005" table:style-name="ce1">
            <text:p>0.923259</text:p>
          </table:table-cell>
          <table:table-cell office:value-type="float" office:value="51.772651000000003" table:style-name="ce1">
            <text:p>51.772651</text:p>
          </table:table-cell>
          <table:table-cell table:number-columns-repeated="16382"/>
        </table:table-row>
        <table:table-row table:style-name="ro1">
          <table:table-cell office:value-type="float" office:value="0.51672399999999996" table:style-name="ce1">
            <text:p>0.516724</text:p>
          </table:table-cell>
          <table:table-cell office:value-type="float" office:value="49.599705" table:style-name="ce1">
            <text:p>49.599705</text:p>
          </table:table-cell>
          <table:table-cell table:number-columns-repeated="16382"/>
        </table:table-row>
        <table:table-row table:style-name="ro1">
          <table:table-cell office:value-type="float" office:value="0.292323" table:style-name="ce1">
            <text:p>0.292323</text:p>
          </table:table-cell>
          <table:table-cell office:value-type="float" office:value="48.716513999999997" table:style-name="ce1">
            <text:p>48.716514</text:p>
          </table:table-cell>
          <table:table-cell table:number-columns-repeated="16382"/>
        </table:table-row>
        <table:table-row table:style-name="ro1">
          <table:table-cell office:value-type="float" office:value="0.28786099999999998" table:style-name="ce1">
            <text:p>0.287861</text:p>
          </table:table-cell>
          <table:table-cell office:value-type="float" office:value="49.097135999999999" table:style-name="ce1">
            <text:p>49.097136</text:p>
          </table:table-cell>
          <table:table-cell table:number-columns-repeated="16382"/>
        </table:table-row>
        <table:table-row table:style-name="ro1">
          <table:table-cell office:value-type="float" office:value="0.54359999999999997" table:style-name="ce1">
            <text:p>0.5436</text:p>
          </table:table-cell>
          <table:table-cell office:value-type="float" office:value="50.608254000000002" table:style-name="ce1">
            <text:p>50.608254</text:p>
          </table:table-cell>
          <table:table-cell table:number-columns-repeated="16382"/>
        </table:table-row>
        <table:table-row table:style-name="ro1">
          <table:table-cell office:value-type="float" office:value="1.160644" table:style-name="ce1">
            <text:p>1.160644</text:p>
          </table:table-cell>
          <table:table-cell office:value-type="float" office:value="52.816445000000002" table:style-name="ce1">
            <text:p>52.816445</text:p>
          </table:table-cell>
          <table:table-cell table:number-columns-repeated="16382"/>
        </table:table-row>
        <table:table-row table:style-name="ro1">
          <table:table-cell office:value-type="float" office:value="2.0466739999999999" table:style-name="ce1">
            <text:p>2.046674</text:p>
          </table:table-cell>
          <table:table-cell office:value-type="float" office:value="54.490015" table:style-name="ce1">
            <text:p>54.490015</text:p>
          </table:table-cell>
          <table:table-cell table:number-columns-repeated="16382"/>
        </table:table-row>
        <table:table-row table:style-name="ro1">
          <table:table-cell office:value-type="float" office:value="2.8664849999999999" table:style-name="ce1">
            <text:p>2.866485</text:p>
          </table:table-cell>
          <table:table-cell office:value-type="float" office:value="54.856496" table:style-name="ce1">
            <text:p>54.856496</text:p>
          </table:table-cell>
          <table:table-cell table:number-columns-repeated="16382"/>
        </table:table-row>
        <table:table-row table:style-name="ro1">
          <table:table-cell office:value-type="float" office:value="3.2379709999999999" table:style-name="ce1">
            <text:p>3.237971</text:p>
          </table:table-cell>
          <table:table-cell office:value-type="float" office:value="53.966901" table:style-name="ce1">
            <text:p>53.966901</text:p>
          </table:table-cell>
          <table:table-cell table:number-columns-repeated="16382"/>
        </table:table-row>
        <table:table-row table:style-name="ro1">
          <table:table-cell office:value-type="float" office:value="2.877335" table:style-name="ce1">
            <text:p>2.877335</text:p>
          </table:table-cell>
          <table:table-cell office:value-type="float" office:value="52.159976999999998" table:style-name="ce1">
            <text:p>52.159977</text:p>
          </table:table-cell>
          <table:table-cell table:number-columns-repeated="16382"/>
        </table:table-row>
        <table:table-row table:style-name="ro1">
          <table:table-cell office:value-type="float" office:value="1.7544500000000001" table:style-name="ce1">
            <text:p>1.75445</text:p>
          </table:table-cell>
          <table:table-cell office:value-type="float" office:value="50.418657000000003" table:style-name="ce1">
            <text:p>50.418657</text:p>
          </table:table-cell>
          <table:table-cell table:number-columns-repeated="16382"/>
        </table:table-row>
        <table:table-row table:style-name="ro1">
          <table:table-cell office:value-type="float" office:value="0.27831099999999998" table:style-name="ce1">
            <text:p>0.278311</text:p>
          </table:table-cell>
          <table:table-cell office:value-type="float" office:value="49.538431000000003" table:style-name="ce1">
            <text:p>49.538431</text:p>
          </table:table-cell>
          <table:table-cell table:number-columns-repeated="16382"/>
        </table:table-row>
        <table:table-row table:style-name="ro1">
          <table:table-cell office:value-type="float" office:value="62.234071" table:style-name="ce1">
            <text:p>62.234071</text:p>
          </table:table-cell>
          <table:table-cell office:value-type="float" office:value="49.694482000000001" table:style-name="ce1">
            <text:p>49.694482</text:p>
          </table:table-cell>
          <table:table-cell table:number-columns-repeated="16382"/>
        </table:table-row>
        <table:table-row table:style-name="ro1">
          <table:table-cell office:value-type="float" office:value="62.099271000000002" table:style-name="ce1">
            <text:p>62.099271</text:p>
          </table:table-cell>
          <table:table-cell office:value-type="float" office:value="50.615535000000001" table:style-name="ce1">
            <text:p>50.615535</text:p>
          </table:table-cell>
          <table:table-cell table:number-columns-repeated="16382"/>
        </table:table-row>
        <table:table-row table:style-name="ro1">
          <table:table-cell office:value-type="float" office:value="0.100189" table:style-name="ce1">
            <text:p>0.100189</text:p>
          </table:table-cell>
          <table:table-cell office:value-type="float" office:value="51.888930999999999" table:style-name="ce1">
            <text:p>51.888931</text:p>
          </table:table-cell>
          <table:table-cell table:number-columns-repeated="16382"/>
        </table:table-row>
        <table:table-row table:style-name="ro1">
          <table:table-cell office:value-type="float" office:value="1.987139" table:style-name="ce1">
            <text:p>1.987139</text:p>
          </table:table-cell>
          <table:table-cell office:value-type="float" office:value="52.883839999999999" table:style-name="ce1">
            <text:p>52.88384</text:p>
          </table:table-cell>
          <table:table-cell table:number-columns-repeated="16382"/>
        </table:table-row>
        <table:table-row table:style-name="ro1">
          <table:table-cell office:value-type="float" office:value="3.6756489999999999" table:style-name="ce1">
            <text:p>3.675649</text:p>
          </table:table-cell>
          <table:table-cell office:value-type="float" office:value="53.156567000000003" table:style-name="ce1">
            <text:p>53.156567</text:p>
          </table:table-cell>
          <table:table-cell table:number-columns-repeated="16382"/>
        </table:table-row>
        <table:table-row table:style-name="ro1">
          <table:table-cell office:value-type="float" office:value="4.4112809999999998" table:style-name="ce1">
            <text:p>4.411281</text:p>
          </table:table-cell>
          <table:table-cell office:value-type="float" office:value="52.878287" table:style-name="ce1">
            <text:p>52.878287</text:p>
          </table:table-cell>
          <table:table-cell table:number-columns-repeated="16382"/>
        </table:table-row>
        <table:table-row table:style-name="ro1">
          <table:table-cell office:value-type="float" office:value="4.0595749999999997" table:style-name="ce1">
            <text:p>4.059575</text:p>
          </table:table-cell>
          <table:table-cell office:value-type="float" office:value="52.280011000000002" table:style-name="ce1">
            <text:p>52.280011</text:p>
          </table:table-cell>
          <table:table-cell table:number-columns-repeated="16382"/>
        </table:table-row>
        <table:table-row table:style-name="ro1">
          <table:table-cell office:value-type="float" office:value="2.6158960000000002" table:style-name="ce1">
            <text:p>2.615896</text:p>
          </table:table-cell>
          <table:table-cell office:value-type="float" office:value="51.631715" table:style-name="ce1">
            <text:p>51.631715</text:p>
          </table:table-cell>
          <table:table-cell table:number-columns-repeated="16382"/>
        </table:table-row>
        <table:table-row table:style-name="ro1">
          <table:table-cell office:value-type="float" office:value="0.55935000000000001" table:style-name="ce1">
            <text:p>0.55935</text:p>
          </table:table-cell>
          <table:table-cell office:value-type="float" office:value="51.207718" table:style-name="ce1">
            <text:p>51.207718</text:p>
          </table:table-cell>
          <table:table-cell table:number-columns-repeated="16382"/>
        </table:table-row>
        <table:table-row table:style-name="ro1">
          <table:table-cell office:value-type="float" office:value="62.161853000000001" table:style-name="ce1">
            <text:p>62.161853</text:p>
          </table:table-cell>
          <table:table-cell office:value-type="float" office:value="51.158788999999999" table:style-name="ce1">
            <text:p>51.158789</text:p>
          </table:table-cell>
          <table:table-cell table:number-columns-repeated="16382"/>
        </table:table-row>
        <table:table-row table:style-name="ro1">
          <table:table-cell office:value-type="float" office:value="62.033087999999999" table:style-name="ce1">
            <text:p>62.033088</text:p>
          </table:table-cell>
          <table:table-cell office:value-type="float" office:value="51.431707000000003" table:style-name="ce1">
            <text:p>51.431707</text:p>
          </table:table-cell>
          <table:table-cell table:number-columns-repeated="16382"/>
        </table:table-row>
        <table:table-row table:style-name="ro1">
          <table:table-cell office:value-type="float" office:value="0.17918400000000001" table:style-name="ce1">
            <text:p>0.179184</text:p>
          </table:table-cell>
          <table:table-cell office:value-type="float" office:value="51.879637000000002" table:style-name="ce1">
            <text:p>51.879637</text:p>
          </table:table-cell>
          <table:table-cell table:number-columns-repeated="16382"/>
        </table:table-row>
        <table:table-row table:style-name="ro1">
          <table:table-cell office:value-type="float" office:value="2.2231930000000002" table:style-name="ce1">
            <text:p>2.223193</text:p>
          </table:table-cell>
          <table:table-cell office:value-type="float" office:value="52.302326000000001" table:style-name="ce1">
            <text:p>52.302326</text:p>
          </table:table-cell>
          <table:table-cell table:number-columns-repeated="16382"/>
        </table:table-row>
        <table:table-row table:style-name="ro1">
          <table:table-cell office:value-type="float" office:value="3.9342139999999999" table:style-name="ce1">
            <text:p>3.934214</text:p>
          </table:table-cell>
          <table:table-cell office:value-type="float" office:value="52.539847999999999" table:style-name="ce1">
            <text:p>52.539848</text:p>
          </table:table-cell>
          <table:table-cell table:number-columns-repeated="16382"/>
        </table:table-row>
        <table:table-row table:style-name="ro1">
          <table:table-cell office:value-type="float" office:value="4.4850969999999997" table:style-name="ce1">
            <text:p>4.485097</text:p>
          </table:table-cell>
          <table:table-cell office:value-type="float" office:value="52.633166000000003" table:style-name="ce1">
            <text:p>52.633166</text:p>
          </table:table-cell>
          <table:table-cell table:number-columns-repeated="16382"/>
        </table:table-row>
        <table:table-row table:style-name="ro1">
          <table:table-cell office:value-type="float" office:value="3.8223549999999999" table:style-name="ce1">
            <text:p>3.822355</text:p>
          </table:table-cell>
          <table:table-cell office:value-type="float" office:value="52.569285999999998" table:style-name="ce1">
            <text:p>52.569286</text:p>
          </table:table-cell>
          <table:table-cell table:number-columns-repeated="16382"/>
        </table:table-row>
        <table:table-row table:style-name="ro1">
          <table:table-cell office:value-type="float" office:value="2.1206049999999999" table:style-name="ce1">
            <text:p>2.120605</text:p>
          </table:table-cell>
          <table:table-cell office:value-type="float" office:value="52.288559999999997" table:style-name="ce1">
            <text:p>52.28856</text:p>
          </table:table-cell>
          <table:table-cell table:number-columns-repeated="16382"/>
        </table:table-row>
        <table:table-row table:style-name="ro1">
          <table:table-cell office:value-type="float" office:value="0.20719399999999999" table:style-name="ce1">
            <text:p>0.207194</text:p>
          </table:table-cell>
          <table:table-cell office:value-type="float" office:value="51.846105999999999" table:style-name="ce1">
            <text:p>51.846106</text:p>
          </table:table-cell>
          <table:table-cell table:number-columns-repeated="16382"/>
        </table:table-row>
        <table:table-row table:style-name="ro1">
          <table:table-cell office:value-type="float" office:value="62.187173000000001" table:style-name="ce1">
            <text:p>62.187173</text:p>
          </table:table-cell>
          <table:table-cell office:value-type="float" office:value="51.304099000000001" table:style-name="ce1">
            <text:p>51.304099</text:p>
          </table:table-cell>
          <table:table-cell table:number-columns-repeated="16382"/>
        </table:table-row>
        <table:table-row table:style-name="ro1">
          <table:table-cell office:value-type="float" office:value="62.466194000000002" table:style-name="ce1">
            <text:p>62.466194</text:p>
          </table:table-cell>
          <table:table-cell office:value-type="float" office:value="50.838901999999997" table:style-name="ce1">
            <text:p>50.838902</text:p>
          </table:table-cell>
          <table:table-cell table:number-columns-repeated="16382"/>
        </table:table-row>
        <table:table-row table:style-name="ro1">
          <table:table-cell office:value-type="float" office:value="0.99745600000000001" table:style-name="ce1">
            <text:p>0.997456</text:p>
          </table:table-cell>
          <table:table-cell office:value-type="float" office:value="50.742905" table:style-name="ce1">
            <text:p>50.742905</text:p>
          </table:table-cell>
          <table:table-cell table:number-columns-repeated="16382"/>
        </table:table-row>
        <table:table-row table:style-name="ro1">
          <table:table-cell office:value-type="float" office:value="3.0188549999999998" table:style-name="ce1">
            <text:p>3.018855</text:p>
          </table:table-cell>
          <table:table-cell office:value-type="float" office:value="51.283459000000001" table:style-name="ce1">
            <text:p>51.283459</text:p>
          </table:table-cell>
          <table:table-cell table:number-columns-repeated="16382"/>
        </table:table-row>
        <table:table-row table:style-name="ro1">
          <table:table-cell office:value-type="float" office:value="4.2386359999999996" table:style-name="ce1">
            <text:p>4.238636</text:p>
          </table:table-cell>
          <table:table-cell office:value-type="float" office:value="52.218842000000002" table:style-name="ce1">
            <text:p>52.218842</text:p>
          </table:table-cell>
          <table:table-cell table:number-columns-repeated="16382"/>
        </table:table-row>
        <table:table-row table:style-name="ro1">
          <table:table-cell office:value-type="float" office:value="4.2922909999999996" table:style-name="ce1">
            <text:p>4.292291</text:p>
          </table:table-cell>
          <table:table-cell office:value-type="float" office:value="53.146467999999999" table:style-name="ce1">
            <text:p>53.146468</text:p>
          </table:table-cell>
          <table:table-cell table:number-columns-repeated="16382"/>
        </table:table-row>
        <table:table-row table:style-name="ro1">
          <table:table-cell office:value-type="float" office:value="3.229368" table:style-name="ce1">
            <text:p>3.229368</text:p>
          </table:table-cell>
          <table:table-cell office:value-type="float" office:value="53.711098999999997" table:style-name="ce1">
            <text:p>53.711099</text:p>
          </table:table-cell>
          <table:table-cell table:number-columns-repeated="16382"/>
        </table:table-row>
        <table:table-row table:style-name="ro1">
          <table:table-cell office:value-type="float" office:value="1.479773" table:style-name="ce1">
            <text:p>1.479773</text:p>
          </table:table-cell>
          <table:table-cell office:value-type="float" office:value="53.543025" table:style-name="ce1">
            <text:p>53.543025</text:p>
          </table:table-cell>
          <table:table-cell table:number-columns-repeated="16382"/>
        </table:table-row>
        <table:table-row table:style-name="ro1">
          <table:table-cell office:value-type="float" office:value="5.7575000000000001E-2" table:style-name="ce1">
            <text:p>0.057575</text:p>
          </table:table-cell>
          <table:table-cell office:value-type="float" office:value="52.475394999999999" table:style-name="ce1">
            <text:p>52.475395</text:p>
          </table:table-cell>
          <table:table-cell table:number-columns-repeated="16382"/>
        </table:table-row>
        <table:table-row table:style-name="ro1">
          <table:table-cell office:value-type="float" office:value="62.732652000000002" table:style-name="ce1">
            <text:p>62.732652</text:p>
          </table:table-cell>
          <table:table-cell office:value-type="float" office:value="50.963338" table:style-name="ce1">
            <text:p>50.963338</text:p>
          </table:table-cell>
          <table:table-cell table:number-columns-repeated="16382"/>
        </table:table-row>
        <table:table-row table:style-name="ro1">
          <table:table-cell office:value-type="float" office:value="0.54011600000000004" table:style-name="ce1">
            <text:p>0.540116</text:p>
          </table:table-cell>
          <table:table-cell office:value-type="float" office:value="49.723239999999997" table:style-name="ce1">
            <text:p>49.72324</text:p>
          </table:table-cell>
          <table:table-cell table:number-columns-repeated="16382"/>
        </table:table-row>
        <table:table-row table:style-name="ro1">
          <table:table-cell office:value-type="float" office:value="1.897024" table:style-name="ce1">
            <text:p>1.897024</text:p>
          </table:table-cell>
          <table:table-cell office:value-type="float" office:value="49.282539" table:style-name="ce1">
            <text:p>49.282539</text:p>
          </table:table-cell>
          <table:table-cell table:number-columns-repeated="16382"/>
        </table:table-row>
        <table:table-row table:style-name="ro1">
          <table:table-cell office:value-type="float" office:value="2.919594" table:style-name="ce1">
            <text:p>2.919594</text:p>
          </table:table-cell>
          <table:table-cell office:value-type="float" office:value="49.797508999999998" table:style-name="ce1">
            <text:p>49.797509</text:p>
          </table:table-cell>
          <table:table-cell table:number-columns-repeated="16382"/>
        </table:table-row>
        <table:table-row table:style-name="ro1">
          <table:table-cell office:value-type="float" office:value="3.054109" table:style-name="ce1">
            <text:p>3.054109</text:p>
          </table:table-cell>
          <table:table-cell office:value-type="float" office:value="51.072316000000001" table:style-name="ce1">
            <text:p>51.072316</text:p>
          </table:table-cell>
          <table:table-cell table:number-columns-repeated="16382"/>
        </table:table-row>
        <table:table-row table:style-name="ro1">
          <table:table-cell office:value-type="float" office:value="2.1940080000000002" table:style-name="ce1">
            <text:p>2.194008</text:p>
          </table:table-cell>
          <table:table-cell office:value-type="float" office:value="52.557946999999999" table:style-name="ce1">
            <text:p>52.557947</text:p>
          </table:table-cell>
          <table:table-cell table:number-columns-repeated="16382"/>
        </table:table-row>
        <table:table-row table:style-name="ro1">
          <table:table-cell office:value-type="float" office:value="0.85140899999999997" table:style-name="ce1">
            <text:p>0.851409</text:p>
          </table:table-cell>
          <table:table-cell office:value-type="float" office:value="53.409646000000002" table:style-name="ce1">
            <text:p>53.409646</text:p>
          </table:table-cell>
          <table:table-cell table:number-columns-repeated="16382"/>
        </table:table-row>
        <table:table-row table:style-name="ro1">
          <table:table-cell office:value-type="float" office:value="62.991185999999999" table:style-name="ce1">
            <text:p>62.991186</text:p>
          </table:table-cell>
          <table:table-cell office:value-type="float" office:value="53.119655999999999" table:style-name="ce1">
            <text:p>53.119656</text:p>
          </table:table-cell>
          <table:table-cell table:number-columns-repeated="16382"/>
        </table:table-row>
        <table:table-row table:style-name="ro1">
          <table:table-cell office:value-type="float" office:value="0.107201" table:style-name="ce1">
            <text:p>0.107201</text:p>
          </table:table-cell>
          <table:table-cell office:value-type="float" office:value="51.800764000000001" table:style-name="ce1">
            <text:p>51.800764</text:p>
          </table:table-cell>
          <table:table-cell table:number-columns-repeated="16382"/>
        </table:table-row>
        <table:table-row table:style-name="ro1">
          <table:table-cell office:value-type="float" office:value="1.153011" table:style-name="ce1">
            <text:p>1.153011</text:p>
          </table:table-cell>
          <table:table-cell office:value-type="float" office:value="50.161386999999998" table:style-name="ce1">
            <text:p>50.161387</text:p>
          </table:table-cell>
          <table:table-cell table:number-columns-repeated="16382"/>
        </table:table-row>
        <table:table-row table:style-name="ro1">
          <table:table-cell office:value-type="float" office:value="2.4376519999999999" table:style-name="ce1">
            <text:p>2.437652</text:p>
          </table:table-cell>
          <table:table-cell office:value-type="float" office:value="49.151172000000003" table:style-name="ce1">
            <text:p>49.151172</text:p>
          </table:table-cell>
          <table:table-cell table:number-columns-repeated="16382"/>
        </table:table-row>
        <table:table-row table:style-name="ro1">
          <table:table-cell office:value-type="float" office:value="3.1565880000000002" table:style-name="ce1">
            <text:p>3.156588</text:p>
          </table:table-cell>
          <table:table-cell office:value-type="float" office:value="49.191540000000003" table:style-name="ce1">
            <text:p>49.19154</text:p>
          </table:table-cell>
          <table:table-cell table:number-columns-repeated="16382"/>
        </table:table-row>
        <table:table-row table:style-name="ro1">
          <table:table-cell office:value-type="float" office:value="2.945071" table:style-name="ce1">
            <text:p>2.945071</text:p>
          </table:table-cell>
          <table:table-cell office:value-type="float" office:value="50.209885999999997" table:style-name="ce1">
            <text:p>50.209886</text:p>
          </table:table-cell>
          <table:table-cell table:number-columns-repeated="16382"/>
        </table:table-row>
        <table:table-row table:style-name="ro1">
          <table:table-cell office:value-type="float" office:value="1.8715200000000001" table:style-name="ce1">
            <text:p>1.87152</text:p>
          </table:table-cell>
          <table:table-cell office:value-type="float" office:value="51.887445" table:style-name="ce1">
            <text:p>51.887445</text:p>
          </table:table-cell>
          <table:table-cell table:number-columns-repeated="16382"/>
        </table:table-row>
        <table:table-row table:style-name="ro1">
          <table:table-cell office:value-type="float" office:value="0.70832200000000001" table:style-name="ce1">
            <text:p>0.708322</text:p>
          </table:table-cell>
          <table:table-cell office:value-type="float" office:value="53.312111000000002" table:style-name="ce1">
            <text:p>53.312111</text:p>
          </table:table-cell>
          <table:table-cell table:number-columns-repeated="16382"/>
        </table:table-row>
        <table:table-row table:style-name="ro1">
          <table:table-cell office:value-type="float" office:value="0.22989899999999999" table:style-name="ce1">
            <text:p>0.229899</text:p>
          </table:table-cell>
          <table:table-cell office:value-type="float" office:value="53.712470000000003" table:style-name="ce1">
            <text:p>53.71247</text:p>
          </table:table-cell>
          <table:table-cell table:number-columns-repeated="16382"/>
        </table:table-row>
        <table:table-row table:style-name="ro1">
          <table:table-cell office:value-type="float" office:value="0.59769099999999997" table:style-name="ce1">
            <text:p>0.597691</text:p>
          </table:table-cell>
          <table:table-cell office:value-type="float" office:value="52.923425999999999" table:style-name="ce1">
            <text:p>52.923426</text:p>
          </table:table-cell>
          <table:table-cell table:number-columns-repeated="16382"/>
        </table:table-row>
        <table:table-row table:style-name="ro1">
          <table:table-cell office:value-type="float" office:value="1.6613899999999999" table:style-name="ce1">
            <text:p>1.66139</text:p>
          </table:table-cell>
          <table:table-cell office:value-type="float" office:value="51.171733000000003" table:style-name="ce1">
            <text:p>51.171733</text:p>
          </table:table-cell>
          <table:table-cell table:number-columns-repeated="16382"/>
        </table:table-row>
        <table:table-row table:style-name="ro1">
          <table:table-cell office:value-type="float" office:value="2.7570770000000002" table:style-name="ce1">
            <text:p>2.757077</text:p>
          </table:table-cell>
          <table:table-cell office:value-type="float" office:value="49.393383999999998" table:style-name="ce1">
            <text:p>49.393384</text:p>
          </table:table-cell>
          <table:table-cell table:number-columns-repeated="16382"/>
        </table:table-row>
        <table:table-row table:style-name="ro1">
          <table:table-cell office:value-type="float" office:value="3.1797390000000001" table:style-name="ce1">
            <text:p>3.179739</text:p>
          </table:table-cell>
          <table:table-cell office:value-type="float" office:value="48.487665999999997" table:style-name="ce1">
            <text:p>48.487666</text:p>
          </table:table-cell>
          <table:table-cell table:number-columns-repeated="16382"/>
        </table:table-row>
        <table:table-row table:style-name="ro1">
          <table:table-cell office:value-type="float" office:value="2.7920669999999999" table:style-name="ce1">
            <text:p>2.792067</text:p>
          </table:table-cell>
          <table:table-cell office:value-type="float" office:value="48.613354999999999" table:style-name="ce1">
            <text:p>48.613355</text:p>
          </table:table-cell>
          <table:table-cell table:number-columns-repeated="16382"/>
        </table:table-row>
        <table:table-row table:style-name="ro1">
          <table:table-cell office:value-type="float" office:value="1.7426759999999999" table:style-name="ce1">
            <text:p>1.742676</text:p>
          </table:table-cell>
          <table:table-cell office:value-type="float" office:value="49.800035000000001" table:style-name="ce1">
            <text:p>49.800035</text:p>
          </table:table-cell>
          <table:table-cell table:number-columns-repeated="16382"/>
        </table:table-row>
        <table:table-row table:style-name="ro1">
          <table:table-cell office:value-type="float" office:value="0.67217000000000005" table:style-name="ce1">
            <text:p>0.67217</text:p>
          </table:table-cell>
          <table:table-cell office:value-type="float" office:value="51.629524000000004" table:style-name="ce1">
            <text:p>51.629524</text:p>
          </table:table-cell>
          <table:table-cell table:number-columns-repeated="16382"/>
        </table:table-row>
        <table:table-row table:style-name="ro1">
          <table:table-cell office:value-type="float" office:value="0.40077400000000002" table:style-name="ce1">
            <text:p>0.400774</text:p>
          </table:table-cell>
          <table:table-cell office:value-type="float" office:value="53.021365000000003" table:style-name="ce1">
            <text:p>53.021365</text:p>
          </table:table-cell>
          <table:table-cell table:number-columns-repeated="16382"/>
        </table:table-row>
        <table:table-row table:style-name="ro1">
          <table:table-cell office:value-type="float" office:value="1.0011890000000001" table:style-name="ce1">
            <text:p>1.001189</text:p>
          </table:table-cell>
          <table:table-cell office:value-type="float" office:value="53.374690999999999" table:style-name="ce1">
            <text:p>53.374691</text:p>
          </table:table-cell>
          <table:table-cell table:number-columns-repeated="16382"/>
        </table:table-row>
        <table:table-row table:style-name="ro1">
          <table:table-cell office:value-type="float" office:value="2.197384" table:style-name="ce1">
            <text:p>2.197384</text:p>
          </table:table-cell>
          <table:table-cell office:value-type="float" office:value="52.545361" table:style-name="ce1">
            <text:p>52.545361</text:p>
          </table:table-cell>
          <table:table-cell table:number-columns-repeated="16382"/>
        </table:table-row>
        <table:table-row table:style-name="ro1">
          <table:table-cell office:value-type="float" office:value="3.3701219999999998" table:style-name="ce1">
            <text:p>3.370122</text:p>
          </table:table-cell>
          <table:table-cell office:value-type="float" office:value="50.796574" table:style-name="ce1">
            <text:p>50.796574</text:p>
          </table:table-cell>
          <table:table-cell table:number-columns-repeated="16382"/>
        </table:table-row>
        <table:table-row table:style-name="ro1">
          <table:table-cell office:value-type="float" office:value="3.6922090000000001" table:style-name="ce1">
            <text:p>3.692209</text:p>
          </table:table-cell>
          <table:table-cell office:value-type="float" office:value="49.017507000000002" table:style-name="ce1">
            <text:p>49.017507</text:p>
          </table:table-cell>
          <table:table-cell table:number-columns-repeated="16382"/>
        </table:table-row>
        <table:table-row table:style-name="ro1">
          <table:table-cell office:value-type="float" office:value="3.0046140000000001" table:style-name="ce1">
            <text:p>3.004614</text:p>
          </table:table-cell>
          <table:table-cell office:value-type="float" office:value="48.073611999999997" table:style-name="ce1">
            <text:p>48.073612</text:p>
          </table:table-cell>
          <table:table-cell table:number-columns-repeated="16382"/>
        </table:table-row>
        <table:table-row table:style-name="ro1">
          <table:table-cell office:value-type="float" office:value="1.7349490000000001" table:style-name="ce1">
            <text:p>1.734949</text:p>
          </table:table-cell>
          <table:table-cell office:value-type="float" office:value="48.249704000000001" table:style-name="ce1">
            <text:p>48.249704</text:p>
          </table:table-cell>
          <table:table-cell table:number-columns-repeated="16382"/>
        </table:table-row>
        <table:table-row table:style-name="ro1">
          <table:table-cell office:value-type="float" office:value="0.43658799999999998" table:style-name="ce1">
            <text:p>0.436588</text:p>
          </table:table-cell>
          <table:table-cell office:value-type="float" office:value="49.555287999999997" table:style-name="ce1">
            <text:p>49.555288</text:p>
          </table:table-cell>
          <table:table-cell table:number-columns-repeated="16382"/>
        </table:table-row>
        <table:table-row table:style-name="ro1">
          <table:table-cell office:value-type="float" office:value="62.912326999999998" table:style-name="ce1">
            <text:p>62.912327</text:p>
          </table:table-cell>
          <table:table-cell office:value-type="float" office:value="51.374057999999998" table:style-name="ce1">
            <text:p>51.374058</text:p>
          </table:table-cell>
          <table:table-cell table:number-columns-repeated="16382"/>
        </table:table-row>
        <table:table-row table:style-name="ro1">
          <table:table-cell office:value-type="float" office:value="0.46562500000000001" table:style-name="ce1">
            <text:p>0.465625</text:p>
          </table:table-cell>
          <table:table-cell office:value-type="float" office:value="52.64423" table:style-name="ce1">
            <text:p>52.64423</text:p>
          </table:table-cell>
          <table:table-cell table:number-columns-repeated="16382"/>
        </table:table-row>
        <table:table-row table:style-name="ro1">
          <table:table-cell office:value-type="float" office:value="1.686186" table:style-name="ce1">
            <text:p>1.686186</text:p>
          </table:table-cell>
          <table:table-cell office:value-type="float" office:value="52.846176" table:style-name="ce1">
            <text:p>52.846176</text:p>
          </table:table-cell>
          <table:table-cell table:number-columns-repeated="16382"/>
        </table:table-row>
        <table:table-row table:style-name="ro1">
          <table:table-cell office:value-type="float" office:value="2.9307880000000002" table:style-name="ce1">
            <text:p>2.930788</text:p>
          </table:table-cell>
          <table:table-cell office:value-type="float" office:value="51.952978999999999" table:style-name="ce1">
            <text:p>51.952979</text:p>
          </table:table-cell>
          <table:table-cell table:number-columns-repeated="16382"/>
        </table:table-row>
        <table:table-row table:style-name="ro1">
          <table:table-cell office:value-type="float" office:value="3.5335709999999998" table:style-name="ce1">
            <text:p>3.533571</text:p>
          </table:table-cell>
          <table:table-cell office:value-type="float" office:value="50.388185999999997" table:style-name="ce1">
            <text:p>50.388186</text:p>
          </table:table-cell>
          <table:table-cell table:number-columns-repeated="16382"/>
        </table:table-row>
        <table:table-row table:style-name="ro1">
          <table:table-cell office:value-type="float" office:value="2.9697279999999999" table:style-name="ce1">
            <text:p>2.969728</text:p>
          </table:table-cell>
          <table:table-cell office:value-type="float" office:value="48.910257000000001" table:style-name="ce1">
            <text:p>48.910257</text:p>
          </table:table-cell>
          <table:table-cell table:number-columns-repeated="16382"/>
        </table:table-row>
        <table:table-row table:style-name="ro1">
          <table:table-cell office:value-type="float" office:value="1.5077970000000001" table:style-name="ce1">
            <text:p>1.507797</text:p>
          </table:table-cell>
          <table:table-cell office:value-type="float" office:value="48.340055999999997" table:style-name="ce1">
            <text:p>48.340056</text:p>
          </table:table-cell>
          <table:table-cell table:number-columns-repeated="16382"/>
        </table:table-row>
        <table:table-row table:style-name="ro1">
          <table:table-cell office:value-type="float" office:value="62.985529" table:style-name="ce1">
            <text:p>62.985529</text:p>
          </table:table-cell>
          <table:table-cell office:value-type="float" office:value="48.949396" table:style-name="ce1">
            <text:p>48.949396</text:p>
          </table:table-cell>
          <table:table-cell table:number-columns-repeated="16382"/>
        </table:table-row>
        <table:table-row table:style-name="ro1">
          <table:table-cell office:value-type="float" office:value="62.283507999999998" table:style-name="ce1">
            <text:p>62.283508</text:p>
          </table:table-cell>
          <table:table-cell office:value-type="float" office:value="50.274880000000003" table:style-name="ce1">
            <text:p>50.27488</text:p>
          </table:table-cell>
          <table:table-cell table:number-columns-repeated="16382"/>
        </table:table-row>
        <table:table-row table:style-name="ro1">
          <table:table-cell office:value-type="float" office:value="62.858035999999998" table:style-name="ce1">
            <text:p>62.858036</text:p>
          </table:table-cell>
          <table:table-cell office:value-type="float" office:value="51.593542999999997" table:style-name="ce1">
            <text:p>51.593543</text:p>
          </table:table-cell>
          <table:table-cell table:number-columns-repeated="16382"/>
        </table:table-row>
        <table:table-row table:style-name="ro1">
          <table:table-cell office:value-type="float" office:value="1.4719469999999999" table:style-name="ce1">
            <text:p>1.471947</text:p>
          </table:table-cell>
          <table:table-cell office:value-type="float" office:value="52.257454000000003" table:style-name="ce1">
            <text:p>52.257454</text:p>
          </table:table-cell>
          <table:table-cell table:number-columns-repeated="16382"/>
        </table:table-row>
        <table:table-row table:style-name="ro1">
          <table:table-cell office:value-type="float" office:value="3.2188970000000001" table:style-name="ce1">
            <text:p>3.218897</text:p>
          </table:table-cell>
          <table:table-cell office:value-type="float" office:value="51.898677999999997" table:style-name="ce1">
            <text:p>51.898678</text:p>
          </table:table-cell>
          <table:table-cell table:number-columns-repeated="16382"/>
        </table:table-row>
        <table:table-row table:style-name="ro1">
          <table:table-cell office:value-type="float" office:value="4.2596429999999996" table:style-name="ce1">
            <text:p>4.259643</text:p>
          </table:table-cell>
          <table:table-cell office:value-type="float" office:value="50.822479999999999" table:style-name="ce1">
            <text:p>50.82248</text:p>
          </table:table-cell>
          <table:table-cell table:number-columns-repeated="16382"/>
        </table:table-row>
        <table:table-row table:style-name="ro1">
          <table:table-cell office:value-type="float" office:value="4.1509530000000003" table:style-name="ce1">
            <text:p>4.150953</text:p>
          </table:table-cell>
          <table:table-cell office:value-type="float" office:value="49.586333000000003" table:style-name="ce1">
            <text:p>49.586333</text:p>
          </table:table-cell>
          <table:table-cell table:number-columns-repeated="16382"/>
        </table:table-row>
        <table:table-row table:style-name="ro1">
          <table:table-cell office:value-type="float" office:value="2.7243780000000002" table:style-name="ce1">
            <text:p>2.724378</text:p>
          </table:table-cell>
          <table:table-cell office:value-type="float" office:value="48.749845000000001" table:style-name="ce1">
            <text:p>48.749845</text:p>
          </table:table-cell>
          <table:table-cell table:number-columns-repeated="16382"/>
        </table:table-row>
        <table:table-row table:style-name="ro1">
          <table:table-cell office:value-type="float" office:value="0.57031399999999999" table:style-name="ce1">
            <text:p>0.570314</text:p>
          </table:table-cell>
          <table:table-cell office:value-type="float" office:value="48.743403000000001" table:style-name="ce1">
            <text:p>48.743403</text:p>
          </table:table-cell>
          <table:table-cell table:number-columns-repeated="16382"/>
        </table:table-row>
        <table:table-row table:style-name="ro1">
          <table:table-cell office:value-type="float" office:value="62.024631999999997" table:style-name="ce1">
            <text:p>62.024632</text:p>
          </table:table-cell>
          <table:table-cell office:value-type="float" office:value="49.415564000000003" table:style-name="ce1">
            <text:p>49.415564</text:p>
          </table:table-cell>
          <table:table-cell table:number-columns-repeated="16382"/>
        </table:table-row>
        <table:table-row table:style-name="ro1">
          <table:table-cell office:value-type="float" office:value="61.702976999999997" table:style-name="ce1">
            <text:p>61.702977</text:p>
          </table:table-cell>
          <table:table-cell office:value-type="float" office:value="50.187558000000003" table:style-name="ce1">
            <text:p>50.187558</text:p>
          </table:table-cell>
          <table:table-cell table:number-columns-repeated="16382"/>
        </table:table-row>
        <table:table-row table:style-name="ro1">
          <table:table-cell office:value-type="float" office:value="62.626261" table:style-name="ce1">
            <text:p>62.626261</text:p>
          </table:table-cell>
          <table:table-cell office:value-type="float" office:value="50.656728999999999" table:style-name="ce1">
            <text:p>50.656729</text:p>
          </table:table-cell>
          <table:table-cell table:number-columns-repeated="16382"/>
        </table:table-row>
        <table:table-row table:style-name="ro1">
          <table:table-cell office:value-type="float" office:value="1.643678" table:style-name="ce1">
            <text:p>1.643678</text:p>
          </table:table-cell>
          <table:table-cell office:value-type="float" office:value="50.645847000000003" table:style-name="ce1">
            <text:p>50.645847</text:p>
          </table:table-cell>
          <table:table-cell table:number-columns-repeated="16382"/>
        </table:table-row>
        <table:table-row table:style-name="ro1">
          <table:table-cell office:value-type="float" office:value="3.8133509999999999" table:style-name="ce1">
            <text:p>3.813351</text:p>
          </table:table-cell>
          <table:table-cell office:value-type="float" office:value="50.211860000000001" table:style-name="ce1">
            <text:p>50.21186</text:p>
          </table:table-cell>
          <table:table-cell table:number-columns-repeated="16382"/>
        </table:table-row>
        <table:table-row table:style-name="ro1">
          <table:table-cell office:value-type="float" office:value="5.0284880000000003" table:style-name="ce1">
            <text:p>5.028488</text:p>
          </table:table-cell>
          <table:table-cell office:value-type="float" office:value="49.712057999999999" table:style-name="ce1">
            <text:p>49.712058</text:p>
          </table:table-cell>
          <table:table-cell table:number-columns-repeated="16382"/>
        </table:table-row>
        <table:table-row table:style-name="ro1">
          <table:table-cell office:value-type="float" office:value="5.1417089999999996" table:style-name="ce1">
            <text:p>5.141709</text:p>
          </table:table-cell>
          <table:table-cell office:value-type="float" office:value="49.446491000000002" table:style-name="ce1">
            <text:p>49.446491</text:p>
          </table:table-cell>
          <table:table-cell table:number-columns-repeated="16382"/>
        </table:table-row>
        <table:table-row table:style-name="ro1">
          <table:table-cell office:value-type="float" office:value="4.166353" table:style-name="ce1">
            <text:p>4.166353</text:p>
          </table:table-cell>
          <table:table-cell office:value-type="float" office:value="49.488605" table:style-name="ce1">
            <text:p>49.488605</text:p>
          </table:table-cell>
          <table:table-cell table:number-columns-repeated="16382"/>
        </table:table-row>
        <table:table-row table:style-name="ro1">
          <table:table-cell office:value-type="float" office:value="2.1372209999999998" table:style-name="ce1">
            <text:p>2.137221</text:p>
          </table:table-cell>
          <table:table-cell office:value-type="float" office:value="49.801665" table:style-name="ce1">
            <text:p>49.801665</text:p>
          </table:table-cell>
          <table:table-cell table:number-columns-repeated="16382"/>
        </table:table-row>
        <table:table-row table:style-name="ro1">
          <table:table-cell office:value-type="float" office:value="3.0245999999999999E-2" table:style-name="ce1">
            <text:p>0.030246</text:p>
          </table:table-cell>
          <table:table-cell office:value-type="float" office:value="50.093499000000001" table:style-name="ce1">
            <text:p>50.093499</text:p>
          </table:table-cell>
          <table:table-cell table:number-columns-repeated="16382"/>
        </table:table-row>
        <table:table-row table:style-name="ro1">
          <table:table-cell office:value-type="float" office:value="62.040790999999999" table:style-name="ce1">
            <text:p>62.040791</text:p>
          </table:table-cell>
          <table:table-cell office:value-type="float" office:value="50.065027000000001" table:style-name="ce1">
            <text:p>50.065027</text:p>
          </table:table-cell>
          <table:table-cell table:number-columns-repeated="16382"/>
        </table:table-row>
        <table:table-row table:style-name="ro1">
          <table:table-cell office:value-type="float" office:value="62.336077000000003" table:style-name="ce1">
            <text:p>62.336077</text:p>
          </table:table-cell>
          <table:table-cell office:value-type="float" office:value="49.767825000000002" table:style-name="ce1">
            <text:p>49.767825</text:p>
          </table:table-cell>
          <table:table-cell table:number-columns-repeated="16382"/>
        </table:table-row>
        <table:table-row table:style-name="ro1">
          <table:table-cell office:value-type="float" office:value="0.80867299999999998" table:style-name="ce1">
            <text:p>0.808673</text:p>
          </table:table-cell>
          <table:table-cell office:value-type="float" office:value="49.364477000000001" table:style-name="ce1">
            <text:p>49.364477</text:p>
          </table:table-cell>
          <table:table-cell table:number-columns-repeated="16382"/>
        </table:table-row>
        <table:table-row table:style-name="ro1">
          <table:table-cell office:value-type="float" office:value="3.0404420000000001" table:style-name="ce1">
            <text:p>3.040442</text:p>
          </table:table-cell>
          <table:table-cell office:value-type="float" office:value="49.140532" table:style-name="ce1">
            <text:p>49.140532</text:p>
          </table:table-cell>
          <table:table-cell table:number-columns-repeated="16382"/>
        </table:table-row>
        <table:table-row table:style-name="ro1">
          <table:table-cell office:value-type="float" office:value="4.8521369999999999" table:style-name="ce1">
            <text:p>4.852137</text:p>
          </table:table-cell>
          <table:table-cell office:value-type="float" office:value="49.378025000000001" table:style-name="ce1">
            <text:p>49.378025</text:p>
          </table:table-cell>
          <table:table-cell table:number-columns-repeated="16382"/>
        </table:table-row>
        <table:table-row table:style-name="ro1">
          <table:table-cell office:value-type="float" office:value="5.5085430000000004" table:style-name="ce1">
            <text:p>5.508543</text:p>
          </table:table-cell>
          <table:table-cell office:value-type="float" office:value="49.958787000000001" table:style-name="ce1">
            <text:p>49.958787</text:p>
          </table:table-cell>
          <table:table-cell table:number-columns-repeated="16382"/>
        </table:table-row>
        <table:table-row table:style-name="ro1">
          <table:table-cell office:value-type="float" office:value="4.9355539999999998" table:style-name="ce1">
            <text:p>4.935554</text:p>
          </table:table-cell>
          <table:table-cell office:value-type="float" office:value="50.552115000000001" table:style-name="ce1">
            <text:p>50.552115</text:p>
          </table:table-cell>
          <table:table-cell table:number-columns-repeated="16382"/>
        </table:table-row>
        <table:table-row table:style-name="ro1">
          <table:table-cell office:value-type="float" office:value="3.2612869999999998" table:style-name="ce1">
            <text:p>3.261287</text:p>
          </table:table-cell>
          <table:table-cell office:value-type="float" office:value="50.805822999999997" table:style-name="ce1">
            <text:p>50.805823</text:p>
          </table:table-cell>
          <table:table-cell table:number-columns-repeated="16382"/>
        </table:table-row>
        <table:table-row table:style-name="ro1">
          <table:table-cell office:value-type="float" office:value="1.274124" table:style-name="ce1">
            <text:p>1.274124</text:p>
          </table:table-cell>
          <table:table-cell office:value-type="float" office:value="50.402883000000003" table:style-name="ce1">
            <text:p>50.402883</text:p>
          </table:table-cell>
          <table:table-cell table:number-columns-repeated="16382"/>
        </table:table-row>
        <table:table-row table:style-name="ro1">
          <table:table-cell office:value-type="float" office:value="0.150923" table:style-name="ce1">
            <text:p>0.150923</text:p>
          </table:table-cell>
          <table:table-cell office:value-type="float" office:value="49.470982999999997" table:style-name="ce1">
            <text:p>49.470983</text:p>
          </table:table-cell>
          <table:table-cell table:number-columns-repeated="16382"/>
        </table:table-row>
        <table:table-row table:style-name="ro1">
          <table:table-cell office:value-type="float" office:value="0.27410400000000001" table:style-name="ce1">
            <text:p>0.274104</text:p>
          </table:table-cell>
          <table:table-cell office:value-type="float" office:value="48.622920000000001" table:style-name="ce1">
            <text:p>48.62292</text:p>
          </table:table-cell>
          <table:table-cell table:number-columns-repeated="16382"/>
        </table:table-row>
        <table:table-row table:style-name="ro1">
          <table:table-cell office:value-type="float" office:value="1.4559839999999999" table:style-name="ce1">
            <text:p>1.455984</text:p>
          </table:table-cell>
          <table:table-cell office:value-type="float" office:value="48.385674000000002" table:style-name="ce1">
            <text:p>48.385674</text:p>
          </table:table-cell>
          <table:table-cell table:number-columns-repeated="16382"/>
        </table:table-row>
        <table:table-row table:style-name="ro1">
          <table:table-cell office:value-type="float" office:value="3.1469839999999998" table:style-name="ce1">
            <text:p>3.146984</text:p>
          </table:table-cell>
          <table:table-cell office:value-type="float" office:value="48.984090000000002" table:style-name="ce1">
            <text:p>48.98409</text:p>
          </table:table-cell>
          <table:table-cell table:number-columns-repeated="16382"/>
        </table:table-row>
        <table:table-row table:style-name="ro1">
          <table:table-cell office:value-type="float" office:value="4.2366330000000003" table:style-name="ce1">
            <text:p>4.236633</text:p>
          </table:table-cell>
          <table:table-cell office:value-type="float" office:value="50.027937999999999" table:style-name="ce1">
            <text:p>50.027938</text:p>
          </table:table-cell>
          <table:table-cell table:number-columns-repeated="16382"/>
        </table:table-row>
        <table:table-row table:style-name="ro1">
          <table:table-cell office:value-type="float" office:value="4.128406" table:style-name="ce1">
            <text:p>4.128406</text:p>
          </table:table-cell>
          <table:table-cell office:value-type="float" office:value="50.874065999999999" table:style-name="ce1">
            <text:p>50.874066</text:p>
          </table:table-cell>
          <table:table-cell table:number-columns-repeated="16382"/>
        </table:table-row>
        <table:table-row table:style-name="ro1">
          <table:table-cell office:value-type="float" office:value="3.0204059999999999" table:style-name="ce1">
            <text:p>3.020406</text:p>
          </table:table-cell>
          <table:table-cell office:value-type="float" office:value="51.065364000000002" table:style-name="ce1">
            <text:p>51.065364</text:p>
          </table:table-cell>
          <table:table-cell table:number-columns-repeated="16382"/>
        </table:table-row>
        <table:table-row table:style-name="ro1">
          <table:table-cell office:value-type="float" office:value="1.4997130000000001" table:style-name="ce1">
            <text:p>1.499713</text:p>
          </table:table-cell>
          <table:table-cell office:value-type="float" office:value="50.372990000000001" table:style-name="ce1">
            <text:p>50.37299</text:p>
          </table:table-cell>
          <table:table-cell table:number-columns-repeated="16382"/>
        </table:table-row>
        <table:table-row table:style-name="ro1">
          <table:table-cell office:value-type="float" office:value="0.45970100000000003" table:style-name="ce1">
            <text:p>0.459701</text:p>
          </table:table-cell>
          <table:table-cell office:value-type="float" office:value="49.307043999999998" table:style-name="ce1">
            <text:p>49.307044</text:p>
          </table:table-cell>
          <table:table-cell table:number-columns-repeated="16382"/>
        </table:table-row>
        <table:table-row table:style-name="ro1">
          <table:table-cell office:value-type="float" office:value="0.49232900000000002" table:style-name="ce1">
            <text:p>0.492329</text:p>
          </table:table-cell>
          <table:table-cell office:value-type="float" office:value="48.444867000000002" table:style-name="ce1">
            <text:p>48.444867</text:p>
          </table:table-cell>
          <table:table-cell table:number-columns-repeated="16382"/>
        </table:table-row>
        <table:table-row table:style-name="ro1">
          <table:table-cell office:value-type="float" office:value="1.54552" table:style-name="ce1">
            <text:p>1.54552</text:p>
          </table:table-cell>
          <table:table-cell office:value-type="float" office:value="48.167569" table:style-name="ce1">
            <text:p>48.167569</text:p>
          </table:table-cell>
          <table:table-cell table:number-columns-repeated="16382"/>
        </table:table-row>
        <table:table-row table:style-name="ro1">
          <table:table-cell office:value-type="float" office:value="3.0623070000000001" table:style-name="ce1">
            <text:p>3.062307</text:p>
          </table:table-cell>
          <table:table-cell office:value-type="float" office:value="48.901969999999999" table:style-name="ce1">
            <text:p>48.90197</text:p>
          </table:table-cell>
          <table:table-cell table:number-columns-repeated="16382"/>
        </table:table-row>
        <table:table-row table:style-name="ro1">
          <table:table-cell office:value-type="float" office:value="4.2208160000000001" table:style-name="ce1">
            <text:p>4.220816</text:p>
          </table:table-cell>
          <table:table-cell office:value-type="float" office:value="50.400697999999998" table:style-name="ce1">
            <text:p>50.400698</text:p>
          </table:table-cell>
          <table:table-cell table:number-columns-repeated="16382"/>
        </table:table-row>
        <table:table-row table:style-name="ro1">
          <table:table-cell office:value-type="float" office:value="4.3906239999999999" table:style-name="ce1">
            <text:p>4.390624</text:p>
          </table:table-cell>
          <table:table-cell office:value-type="float" office:value="51.695357999999999" table:style-name="ce1">
            <text:p>51.695358</text:p>
          </table:table-cell>
          <table:table-cell table:number-columns-repeated="16382"/>
        </table:table-row>
        <table:table-row table:style-name="ro1">
          <table:table-cell office:value-type="float" office:value="3.5855070000000002" table:style-name="ce1">
            <text:p>3.585507</text:p>
          </table:table-cell>
          <table:table-cell office:value-type="float" office:value="52.183630000000001" table:style-name="ce1">
            <text:p>52.18363</text:p>
          </table:table-cell>
          <table:table-cell table:number-columns-repeated="16382"/>
        </table:table-row>
        <table:table-row table:style-name="ro1">
          <table:table-cell office:value-type="float" office:value="2.3078650000000001" table:style-name="ce1">
            <text:p>2.307865</text:p>
          </table:table-cell>
          <table:table-cell office:value-type="float" office:value="51.623499000000002" table:style-name="ce1">
            <text:p>51.623499</text:p>
          </table:table-cell>
          <table:table-cell table:number-columns-repeated="16382"/>
        </table:table-row>
        <table:table-row table:style-name="ro1">
          <table:table-cell office:value-type="float" office:value="1.3751979999999999" table:style-name="ce1">
            <text:p>1.375198</text:p>
          </table:table-cell>
          <table:table-cell office:value-type="float" office:value="50.149698000000001" table:style-name="ce1">
            <text:p>50.149698</text:p>
          </table:table-cell>
          <table:table-cell table:number-columns-repeated="16382"/>
        </table:table-row>
        <table:table-row table:style-name="ro1">
          <table:table-cell office:value-type="float" office:value="1.3526929999999999" table:style-name="ce1">
            <text:p>1.352693</text:p>
          </table:table-cell>
          <table:table-cell office:value-type="float" office:value="48.688006000000001" table:style-name="ce1">
            <text:p>48.688006</text:p>
          </table:table-cell>
          <table:table-cell table:number-columns-repeated="16382"/>
        </table:table-row>
        <table:table-row table:style-name="ro1">
          <table:table-cell office:value-type="float" office:value="2.076654" table:style-name="ce1">
            <text:p>2.076654</text:p>
          </table:table-cell>
          <table:table-cell office:value-type="float" office:value="48.110207000000003" table:style-name="ce1">
            <text:p>48.110207</text:p>
          </table:table-cell>
          <table:table-cell table:number-columns-repeated="16382"/>
        </table:table-row>
        <table:table-row table:style-name="ro1">
          <table:table-cell office:value-type="float" office:value="3.155637" table:style-name="ce1">
            <text:p>3.155637</text:p>
          </table:table-cell>
          <table:table-cell office:value-type="float" office:value="48.699165999999998" table:style-name="ce1">
            <text:p>48.699166</text:p>
          </table:table-cell>
          <table:table-cell table:number-columns-repeated="16382"/>
        </table:table-row>
        <table:table-row table:style-name="ro1">
          <table:table-cell office:value-type="float" office:value="4.0422760000000002" table:style-name="ce1">
            <text:p>4.042276</text:p>
          </table:table-cell>
          <table:table-cell office:value-type="float" office:value="50.273471999999998" table:style-name="ce1">
            <text:p>50.273472</text:p>
          </table:table-cell>
          <table:table-cell table:number-columns-repeated="16382"/>
        </table:table-row>
        <table:table-row table:style-name="ro1">
          <table:table-cell office:value-type="float" office:value="4.1100079999999997" table:style-name="ce1">
            <text:p>4.110008</text:p>
          </table:table-cell>
          <table:table-cell office:value-type="float" office:value="51.884103000000003" table:style-name="ce1">
            <text:p>51.884103</text:p>
          </table:table-cell>
          <table:table-cell table:number-columns-repeated="16382"/>
        </table:table-row>
        <table:table-row table:style-name="ro1">
          <table:table-cell office:value-type="float" office:value="3.4795950000000002" table:style-name="ce1">
            <text:p>3.479595</text:p>
          </table:table-cell>
          <table:table-cell office:value-type="float" office:value="52.569521000000002" table:style-name="ce1">
            <text:p>52.569521</text:p>
          </table:table-cell>
          <table:table-cell table:number-columns-repeated="16382"/>
        </table:table-row>
        <table:table-row table:style-name="ro1">
          <table:table-cell office:value-type="float" office:value="2.516432" table:style-name="ce1">
            <text:p>2.516432</text:p>
          </table:table-cell>
          <table:table-cell office:value-type="float" office:value="52.063375000000001" table:style-name="ce1">
            <text:p>52.063375</text:p>
          </table:table-cell>
          <table:table-cell table:number-columns-repeated="16382"/>
        </table:table-row>
        <table:table-row table:style-name="ro1">
          <table:table-cell office:value-type="float" office:value="1.7676099999999999" table:style-name="ce1">
            <text:p>1.76761</text:p>
          </table:table-cell>
          <table:table-cell office:value-type="float" office:value="50.635153000000003" table:style-name="ce1">
            <text:p>50.635153</text:p>
          </table:table-cell>
          <table:table-cell table:number-columns-repeated="16382"/>
        </table:table-row>
        <table:table-row table:style-name="ro1">
          <table:table-cell office:value-type="float" office:value="1.771755" table:style-name="ce1">
            <text:p>1.771755</text:p>
          </table:table-cell>
          <table:table-cell office:value-type="float" office:value="49.209985000000003" table:style-name="ce1">
            <text:p>49.209985</text:p>
          </table:table-cell>
          <table:table-cell table:number-columns-repeated="16382"/>
        </table:table-row>
        <table:table-row table:style-name="ro1">
          <table:table-cell office:value-type="float" office:value="2.406285" table:style-name="ce1">
            <text:p>2.406285</text:p>
          </table:table-cell>
          <table:table-cell office:value-type="float" office:value="48.728831" table:style-name="ce1">
            <text:p>48.728831</text:p>
          </table:table-cell>
          <table:table-cell table:number-columns-repeated="16382"/>
        </table:table-row>
        <table:table-row table:style-name="ro1">
          <table:table-cell office:value-type="float" office:value="3.2346910000000002" table:style-name="ce1">
            <text:p>3.234691</text:p>
          </table:table-cell>
          <table:table-cell office:value-type="float" office:value="49.478074999999997" table:style-name="ce1">
            <text:p>49.478075</text:p>
          </table:table-cell>
          <table:table-cell table:number-columns-repeated="16382"/>
        </table:table-row>
        <table:table-row table:style-name="ro1">
          <table:table-cell office:value-type="float" office:value="3.7299159999999998" table:style-name="ce1">
            <text:p>3.729916</text:p>
          </table:table-cell>
          <table:table-cell office:value-type="float" office:value="51.117159000000001" table:style-name="ce1">
            <text:p>51.117159</text:p>
          </table:table-cell>
          <table:table-cell table:number-columns-repeated="16382"/>
        </table:table-row>
        <table:table-row table:style-name="ro1">
          <table:table-cell office:value-type="float" office:value="3.497287" table:style-name="ce1">
            <text:p>3.497287</text:p>
          </table:table-cell>
          <table:table-cell office:value-type="float" office:value="52.647621999999998" table:style-name="ce1">
            <text:p>52.647622</text:p>
          </table:table-cell>
          <table:table-cell table:number-columns-repeated="16382"/>
        </table:table-row>
        <table:table-row table:style-name="ro1">
          <table:table-cell office:value-type="float" office:value="2.7525659999999998" table:style-name="ce1">
            <text:p>2.752566</text:p>
          </table:table-cell>
          <table:table-cell office:value-type="float" office:value="53.159557999999997" table:style-name="ce1">
            <text:p>53.159558</text:p>
          </table:table-cell>
          <table:table-cell table:number-columns-repeated="16382"/>
        </table:table-row>
        <table:table-row table:style-name="ro1">
          <table:table-cell office:value-type="float" office:value="1.9166799999999999" table:style-name="ce1">
            <text:p>1.91668</text:p>
          </table:table-cell>
          <table:table-cell office:value-type="float" office:value="52.470869999999998" table:style-name="ce1">
            <text:p>52.47087</text:p>
          </table:table-cell>
          <table:table-cell table:number-columns-repeated="16382"/>
        </table:table-row>
        <table:table-row table:style-name="ro1">
          <table:table-cell office:value-type="float" office:value="1.5182169999999999" table:style-name="ce1">
            <text:p>1.518217</text:p>
          </table:table-cell>
          <table:table-cell office:value-type="float" office:value="50.956133000000001" table:style-name="ce1">
            <text:p>50.956133</text:p>
          </table:table-cell>
          <table:table-cell table:number-columns-repeated="16382"/>
        </table:table-row>
        <table:table-row table:style-name="ro1">
          <table:table-cell office:value-type="float" office:value="1.9629220000000001" table:style-name="ce1">
            <text:p>1.962922</text:p>
          </table:table-cell>
          <table:table-cell office:value-type="float" office:value="49.505391000000003" table:style-name="ce1">
            <text:p>49.505391</text:p>
          </table:table-cell>
          <table:table-cell table:number-columns-repeated="16382"/>
        </table:table-row>
        <table:table-row table:style-name="ro1">
          <table:table-cell office:value-type="float" office:value="2.990885" table:style-name="ce1">
            <text:p>2.990885</text:p>
          </table:table-cell>
          <table:table-cell office:value-type="float" office:value="49.010221999999999" table:style-name="ce1">
            <text:p>49.010222</text:p>
          </table:table-cell>
          <table:table-cell table:number-columns-repeated="16382"/>
        </table:table-row>
        <table:table-row table:style-name="ro1">
          <table:table-cell office:value-type="float" office:value="3.9399389999999999" table:style-name="ce1">
            <text:p>3.939939</text:p>
          </table:table-cell>
          <table:table-cell office:value-type="float" office:value="49.748621999999997" table:style-name="ce1">
            <text:p>49.748622</text:p>
          </table:table-cell>
          <table:table-cell table:number-columns-repeated="16382"/>
        </table:table-row>
        <table:table-row table:style-name="ro1">
          <table:table-cell office:value-type="float" office:value="4.1139039999999998" table:style-name="ce1">
            <text:p>4.113904</text:p>
          </table:table-cell>
          <table:table-cell office:value-type="float" office:value="51.153613999999997" table:style-name="ce1">
            <text:p>51.153614</text:p>
          </table:table-cell>
          <table:table-cell table:number-columns-repeated="16382"/>
        </table:table-row>
        <table:table-row table:style-name="ro1">
          <table:table-cell office:value-type="float" office:value="3.253431" table:style-name="ce1">
            <text:p>3.253431</text:p>
          </table:table-cell>
          <table:table-cell office:value-type="float" office:value="52.419939999999997" table:style-name="ce1">
            <text:p>52.41994</text:p>
          </table:table-cell>
          <table:table-cell table:number-columns-repeated="16382"/>
        </table:table-row>
        <table:table-row table:style-name="ro1">
          <table:table-cell office:value-type="float" office:value="1.9122809999999999" table:style-name="ce1">
            <text:p>1.912281</text:p>
          </table:table-cell>
          <table:table-cell office:value-type="float" office:value="52.837744000000001" table:style-name="ce1">
            <text:p>52.837744</text:p>
          </table:table-cell>
          <table:table-cell table:number-columns-repeated="16382"/>
        </table:table-row>
        <table:table-row table:style-name="ro1">
          <table:table-cell office:value-type="float" office:value="0.89556000000000002" table:style-name="ce1">
            <text:p>0.89556</text:p>
          </table:table-cell>
          <table:table-cell office:value-type="float" office:value="52.282677999999997" table:style-name="ce1">
            <text:p>52.282678</text:p>
          </table:table-cell>
          <table:table-cell table:number-columns-repeated="16382"/>
        </table:table-row>
        <table:table-row table:style-name="ro1">
          <table:table-cell office:value-type="float" office:value="0.76872600000000002" table:style-name="ce1">
            <text:p>0.768726</text:p>
          </table:table-cell>
          <table:table-cell office:value-type="float" office:value="51.208165999999999" table:style-name="ce1">
            <text:p>51.208166</text:p>
          </table:table-cell>
          <table:table-cell table:number-columns-repeated="16382"/>
        </table:table-row>
        <table:table-row table:style-name="ro1">
          <table:table-cell office:value-type="float" office:value="1.7102660000000001" table:style-name="ce1">
            <text:p>1.710266</text:p>
          </table:table-cell>
          <table:table-cell office:value-type="float" office:value="50.189188999999999" table:style-name="ce1">
            <text:p>50.189189</text:p>
          </table:table-cell>
          <table:table-cell table:number-columns-repeated="16382"/>
        </table:table-row>
        <table:table-row table:style-name="ro1">
          <table:table-cell office:value-type="float" office:value="3.2087460000000001" table:style-name="ce1">
            <text:p>3.208746</text:p>
          </table:table-cell>
          <table:table-cell office:value-type="float" office:value="49.863599000000001" table:style-name="ce1">
            <text:p>49.863599</text:p>
          </table:table-cell>
          <table:table-cell table:number-columns-repeated="16382"/>
        </table:table-row>
        <table:table-row table:style-name="ro1">
          <table:table-cell office:value-type="float" office:value="4.2843270000000002" table:style-name="ce1">
            <text:p>4.284327</text:p>
          </table:table-cell>
          <table:table-cell office:value-type="float" office:value="50.467807999999998" table:style-name="ce1">
            <text:p>50.467808</text:p>
          </table:table-cell>
          <table:table-cell table:number-columns-repeated="16382"/>
        </table:table-row>
        <table:table-row table:style-name="ro1">
          <table:table-cell office:value-type="float" office:value="4.2935309999999998" table:style-name="ce1">
            <text:p>4.293531</text:p>
          </table:table-cell>
          <table:table-cell office:value-type="float" office:value="51.664952" table:style-name="ce1">
            <text:p>51.664952</text:p>
          </table:table-cell>
          <table:table-cell table:number-columns-repeated="16382"/>
        </table:table-row>
        <table:table-row table:style-name="ro1">
          <table:table-cell office:value-type="float" office:value="3.1199110000000001" table:style-name="ce1">
            <text:p>3.119911</text:p>
          </table:table-cell>
          <table:table-cell office:value-type="float" office:value="52.829670999999998" table:style-name="ce1">
            <text:p>52.829671</text:p>
          </table:table-cell>
          <table:table-cell table:number-columns-repeated="16382"/>
        </table:table-row>
        <table:table-row table:style-name="ro1">
          <table:table-cell office:value-type="float" office:value="1.48498" table:style-name="ce1">
            <text:p>1.48498</text:p>
          </table:table-cell>
          <table:table-cell office:value-type="float" office:value="53.280850000000001" table:style-name="ce1">
            <text:p>53.28085</text:p>
          </table:table-cell>
          <table:table-cell table:number-columns-repeated="16382"/>
        </table:table-row>
        <table:table-row table:style-name="ro1">
          <table:table-cell office:value-type="float" office:value="0.50552799999999998" table:style-name="ce1">
            <text:p>0.505528</text:p>
          </table:table-cell>
          <table:table-cell office:value-type="float" office:value="53.012583999999997" table:style-name="ce1">
            <text:p>53.012584</text:p>
          </table:table-cell>
          <table:table-cell table:number-columns-repeated="16382"/>
        </table:table-row>
        <table:table-row table:style-name="ro1">
          <table:table-cell office:value-type="float" office:value="0.63972099999999998" table:style-name="ce1">
            <text:p>0.639721</text:p>
          </table:table-cell>
          <table:table-cell office:value-type="float" office:value="52.310560000000002" table:style-name="ce1">
            <text:p>52.31056</text:p>
          </table:table-cell>
          <table:table-cell table:number-columns-repeated="16382"/>
        </table:table-row>
        <table:table-row table:style-name="ro1">
          <table:table-cell office:value-type="float" office:value="1.850023" table:style-name="ce1">
            <text:p>1.850023</text:p>
          </table:table-cell>
          <table:table-cell office:value-type="float" office:value="51.517009999999999" table:style-name="ce1">
            <text:p>51.51701</text:p>
          </table:table-cell>
          <table:table-cell table:number-columns-repeated="16382"/>
        </table:table-row>
        <table:table-row table:style-name="ro1">
          <table:table-cell office:value-type="float" office:value="3.6484220000000001" table:style-name="ce1">
            <text:p>3.648422</text:p>
          </table:table-cell>
          <table:table-cell office:value-type="float" office:value="51.155265" table:style-name="ce1">
            <text:p>51.155265</text:p>
          </table:table-cell>
          <table:table-cell table:number-columns-repeated="16382"/>
        </table:table-row>
        <table:table-row table:style-name="ro1">
          <table:table-cell office:value-type="float" office:value="4.8831610000000003" table:style-name="ce1">
            <text:p>4.883161</text:p>
          </table:table-cell>
          <table:table-cell office:value-type="float" office:value="51.362740000000002" table:style-name="ce1">
            <text:p>51.36274</text:p>
          </table:table-cell>
          <table:table-cell table:number-columns-repeated="16382"/>
        </table:table-row>
        <table:table-row table:style-name="ro1">
          <table:table-cell office:value-type="float" office:value="4.8251099999999996" table:style-name="ce1">
            <text:p>4.82511</text:p>
          </table:table-cell>
          <table:table-cell office:value-type="float" office:value="51.908506000000003" table:style-name="ce1">
            <text:p>51.908506</text:p>
          </table:table-cell>
          <table:table-cell table:number-columns-repeated="16382"/>
        </table:table-row>
        <table:table-row table:style-name="ro1">
          <table:table-cell office:value-type="float" office:value="3.4614069999999999" table:style-name="ce1">
            <text:p>3.461407</text:p>
          </table:table-cell>
          <table:table-cell office:value-type="float" office:value="52.678331" table:style-name="ce1">
            <text:p>52.678331</text:p>
          </table:table-cell>
          <table:table-cell table:number-columns-repeated="16382"/>
        </table:table-row>
        <table:table-row table:style-name="ro1">
          <table:table-cell office:value-type="float" office:value="1.5880669999999999" table:style-name="ce1">
            <text:p>1.588067</text:p>
          </table:table-cell>
          <table:table-cell office:value-type="float" office:value="53.300249000000001" table:style-name="ce1">
            <text:p>53.300249</text:p>
          </table:table-cell>
          <table:table-cell table:number-columns-repeated="16382"/>
        </table:table-row>
        <table:table-row table:style-name="ro1">
          <table:table-cell office:value-type="float" office:value="0.35822199999999998" table:style-name="ce1">
            <text:p>0.358222</text:p>
          </table:table-cell>
          <table:table-cell office:value-type="float" office:value="53.414974999999998" table:style-name="ce1">
            <text:p>53.414975</text:p>
          </table:table-cell>
          <table:table-cell table:number-columns-repeated="16382"/>
        </table:table-row>
        <table:table-row table:style-name="ro1">
          <table:table-cell office:value-type="float" office:value="0.25903399999999999" table:style-name="ce1">
            <text:p>0.259034</text:p>
          </table:table-cell>
          <table:table-cell office:value-type="float" office:value="53.253686999999999" table:style-name="ce1">
            <text:p>53.253687</text:p>
          </table:table-cell>
          <table:table-cell table:number-columns-repeated="16382"/>
        </table:table-row>
        <table:table-row table:style-name="ro1">
          <table:table-cell office:value-type="float" office:value="1.378425" table:style-name="ce1">
            <text:p>1.378425</text:p>
          </table:table-cell>
          <table:table-cell office:value-type="float" office:value="52.986806999999999" table:style-name="ce1">
            <text:p>52.986807</text:p>
          </table:table-cell>
          <table:table-cell table:number-columns-repeated="16382"/>
        </table:table-row>
        <table:table-row table:style-name="ro1">
          <table:table-cell office:value-type="float" office:value="3.3501310000000002" table:style-name="ce1">
            <text:p>3.350131</text:p>
          </table:table-cell>
          <table:table-cell office:value-type="float" office:value="52.669683999999997" table:style-name="ce1">
            <text:p>52.669684</text:p>
          </table:table-cell>
          <table:table-cell table:number-columns-repeated="16382"/>
        </table:table-row>
        <table:table-row table:style-name="ro1">
          <table:table-cell office:value-type="float" office:value="4.8221720000000001" table:style-name="ce1">
            <text:p>4.822172</text:p>
          </table:table-cell>
          <table:table-cell office:value-type="float" office:value="52.484304999999999" table:style-name="ce1">
            <text:p>52.484305</text:p>
          </table:table-cell>
          <table:table-cell table:number-columns-repeated="16382"/>
        </table:table-row>
        <table:table-row table:style-name="ro1">
          <table:table-cell office:value-type="float" office:value="4.9860699999999998" table:style-name="ce1">
            <text:p>4.98607</text:p>
          </table:table-cell>
          <table:table-cell office:value-type="float" office:value="52.491011" table:style-name="ce1">
            <text:p>52.491011</text:p>
          </table:table-cell>
          <table:table-cell table:number-columns-repeated="16382"/>
        </table:table-row>
        <table:table-row table:style-name="ro1">
          <table:table-cell office:value-type="float" office:value="3.9438029999999999" table:style-name="ce1">
            <text:p>3.943803</text:p>
          </table:table-cell>
          <table:table-cell office:value-type="float" office:value="52.700929000000002" table:style-name="ce1">
            <text:p>52.700929</text:p>
          </table:table-cell>
          <table:table-cell table:number-columns-repeated="16382"/>
        </table:table-row>
        <table:table-row table:style-name="ro1">
          <table:table-cell office:value-type="float" office:value="2.3945780000000001" table:style-name="ce1">
            <text:p>2.394578</text:p>
          </table:table-cell>
          <table:table-cell office:value-type="float" office:value="53.089165999999999" table:style-name="ce1">
            <text:p>53.089166</text:p>
          </table:table-cell>
          <table:table-cell table:number-columns-repeated="16382"/>
        </table:table-row>
        <table:table-row table:style-name="ro1">
          <table:table-cell office:value-type="float" office:value="1.3511029999999999" table:style-name="ce1">
            <text:p>1.351103</text:p>
          </table:table-cell>
          <table:table-cell office:value-type="float" office:value="53.402090999999999" table:style-name="ce1">
            <text:p>53.402091</text:p>
          </table:table-cell>
          <table:table-cell table:number-columns-repeated="16382"/>
        </table:table-row>
        <table:table-row table:style-name="ro1">
          <table:table-cell office:value-type="float" office:value="1.424838" table:style-name="ce1">
            <text:p>1.424838</text:p>
          </table:table-cell>
          <table:table-cell office:value-type="float" office:value="53.487146000000003" table:style-name="ce1">
            <text:p>53.487146</text:p>
          </table:table-cell>
          <table:table-cell table:number-columns-repeated="16382"/>
        </table:table-row>
        <table:table-row table:style-name="ro1">
          <table:table-cell office:value-type="float" office:value="2.7296740000000002" table:style-name="ce1">
            <text:p>2.729674</text:p>
          </table:table-cell>
          <table:table-cell office:value-type="float" office:value="53.330945" table:style-name="ce1">
            <text:p>53.330945</text:p>
          </table:table-cell>
          <table:table-cell table:number-columns-repeated="16382"/>
        </table:table-row>
        <table:table-row table:style-name="ro1">
          <table:table-cell office:value-type="float" office:value="4.3905849999999997" table:style-name="ce1">
            <text:p>4.390585</text:p>
          </table:table-cell>
          <table:table-cell office:value-type="float" office:value="52.963590000000003" table:style-name="ce1">
            <text:p>52.96359</text:p>
          </table:table-cell>
          <table:table-cell table:number-columns-repeated="16382"/>
        </table:table-row>
        <table:table-row table:style-name="ro1">
          <table:table-cell office:value-type="float" office:value="5.1774500000000003" table:style-name="ce1">
            <text:p>5.17745</text:p>
          </table:table-cell>
          <table:table-cell office:value-type="float" office:value="52.627802000000003" table:style-name="ce1">
            <text:p>52.627802</text:p>
          </table:table-cell>
          <table:table-cell table:number-columns-repeated="16382"/>
        </table:table-row>
        <table:table-row table:style-name="ro1">
          <table:table-cell office:value-type="float" office:value="4.7718480000000003" table:style-name="ce1">
            <text:p>4.771848</text:p>
          </table:table-cell>
          <table:table-cell office:value-type="float" office:value="52.458596" table:style-name="ce1">
            <text:p>52.458596</text:p>
          </table:table-cell>
          <table:table-cell table:number-columns-repeated="16382"/>
        </table:table-row>
        <table:table-row table:style-name="ro1">
          <table:table-cell office:value-type="float" office:value="3.413894" table:style-name="ce1">
            <text:p>3.413894</text:p>
          </table:table-cell>
          <table:table-cell office:value-type="float" office:value="52.602003000000003" table:style-name="ce1">
            <text:p>52.602003</text:p>
          </table:table-cell>
          <table:table-cell table:number-columns-repeated="16382"/>
        </table:table-row>
        <table:table-row table:style-name="ro1">
          <table:table-cell office:value-type="float" office:value="1.961865" table:style-name="ce1">
            <text:p>1.961865</text:p>
          </table:table-cell>
          <table:table-cell office:value-type="float" office:value="53.130122999999998" table:style-name="ce1">
            <text:p>53.130123</text:p>
          </table:table-cell>
          <table:table-cell table:number-columns-repeated="16382"/>
        </table:table-row>
        <table:table-row table:style-name="ro1">
          <table:table-cell office:value-type="float" office:value="1.4481889999999999" table:style-name="ce1">
            <text:p>1.448189</text:p>
          </table:table-cell>
          <table:table-cell office:value-type="float" office:value="53.766219" table:style-name="ce1">
            <text:p>53.766219</text:p>
          </table:table-cell>
          <table:table-cell table:number-columns-repeated="16382"/>
        </table:table-row>
        <table:table-row table:style-name="ro1">
          <table:table-cell office:value-type="float" office:value="2.180272" table:style-name="ce1">
            <text:p>2.180272</text:p>
          </table:table-cell>
          <table:table-cell office:value-type="float" office:value="54.135767000000001" table:style-name="ce1">
            <text:p>54.135767</text:p>
          </table:table-cell>
          <table:table-cell table:number-columns-repeated="16382"/>
        </table:table-row>
        <table:table-row table:style-name="ro1">
          <table:table-cell office:value-type="float" office:value="3.6896599999999999" table:style-name="ce1">
            <text:p>3.68966</text:p>
          </table:table-cell>
          <table:table-cell office:value-type="float" office:value="54.012405999999999" table:style-name="ce1">
            <text:p>54.012406</text:p>
          </table:table-cell>
          <table:table-cell table:number-columns-repeated="16382"/>
        </table:table-row>
        <table:table-row table:style-name="ro1">
          <table:table-cell office:value-type="float" office:value="4.8862949999999996" table:style-name="ce1">
            <text:p>4.886295</text:p>
          </table:table-cell>
          <table:table-cell office:value-type="float" office:value="53.495413999999997" table:style-name="ce1">
            <text:p>53.495414</text:p>
          </table:table-cell>
          <table:table-cell table:number-columns-repeated="16382"/>
        </table:table-row>
        <table:table-row table:style-name="ro1">
          <table:table-cell office:value-type="float" office:value="5.053026" table:style-name="ce1">
            <text:p>5.053026</text:p>
          </table:table-cell>
          <table:table-cell office:value-type="float" office:value="52.928334999999997" table:style-name="ce1">
            <text:p>52.928335</text:p>
          </table:table-cell>
          <table:table-cell table:number-columns-repeated="16382"/>
        </table:table-row>
        <table:table-row table:style-name="ro1">
          <table:table-cell office:value-type="float" office:value="4.1969190000000003" table:style-name="ce1">
            <text:p>4.196919</text:p>
          </table:table-cell>
          <table:table-cell office:value-type="float" office:value="52.648007999999997" table:style-name="ce1">
            <text:p>52.648008</text:p>
          </table:table-cell>
          <table:table-cell table:number-columns-repeated="16382"/>
        </table:table-row>
        <table:table-row table:style-name="ro1">
          <table:table-cell office:value-type="float" office:value="2.8143570000000002" table:style-name="ce1">
            <text:p>2.814357</text:p>
          </table:table-cell>
          <table:table-cell office:value-type="float" office:value="52.918076999999997" table:style-name="ce1">
            <text:p>52.918077</text:p>
          </table:table-cell>
          <table:table-cell table:number-columns-repeated="16382"/>
        </table:table-row>
        <table:table-row table:style-name="ro1">
          <table:table-cell office:value-type="float" office:value="1.7853289999999999" table:style-name="ce1">
            <text:p>1.785329</text:p>
          </table:table-cell>
          <table:table-cell office:value-type="float" office:value="53.668579999999999" table:style-name="ce1">
            <text:p>53.66858</text:p>
          </table:table-cell>
          <table:table-cell table:number-columns-repeated="16382"/>
        </table:table-row>
        <table:table-row table:style-name="ro1">
          <table:table-cell office:value-type="float" office:value="1.8461620000000001" table:style-name="ce1">
            <text:p>1.846162</text:p>
          </table:table-cell>
          <table:table-cell office:value-type="float" office:value="54.433858000000001" table:style-name="ce1">
            <text:p>54.433858</text:p>
          </table:table-cell>
          <table:table-cell table:number-columns-repeated="16382"/>
        </table:table-row>
        <table:table-row table:style-name="ro1">
          <table:table-cell office:value-type="float" office:value="3.0358209999999999" table:style-name="ce1">
            <text:p>3.035821</text:p>
          </table:table-cell>
          <table:table-cell office:value-type="float" office:value="54.744292000000002" table:style-name="ce1">
            <text:p>54.744292</text:p>
          </table:table-cell>
          <table:table-cell table:number-columns-repeated="16382"/>
        </table:table-row>
        <table:table-row table:style-name="ro1">
          <table:table-cell office:value-type="float" office:value="4.54732" table:style-name="ce1">
            <text:p>4.54732</text:p>
          </table:table-cell>
          <table:table-cell office:value-type="float" office:value="54.316594000000002" table:style-name="ce1">
            <text:p>54.316594</text:p>
          </table:table-cell>
          <table:table-cell table:number-columns-repeated="16382"/>
        </table:table-row>
        <table:table-row table:style-name="ro1">
          <table:table-cell office:value-type="float" office:value="5.3119639999999997" table:style-name="ce1">
            <text:p>5.311964</text:p>
          </table:table-cell>
          <table:table-cell office:value-type="float" office:value="53.488992000000003" table:style-name="ce1">
            <text:p>53.488992</text:p>
          </table:table-cell>
          <table:table-cell table:number-columns-repeated="16382"/>
        </table:table-row>
        <table:table-row table:style-name="ro1">
          <table:table-cell office:value-type="float" office:value="4.907807" table:style-name="ce1">
            <text:p>4.907807</text:p>
          </table:table-cell>
          <table:table-cell office:value-type="float" office:value="52.868149000000003" table:style-name="ce1">
            <text:p>52.868149</text:p>
          </table:table-cell>
          <table:table-cell table:number-columns-repeated="16382"/>
        </table:table-row>
        <table:table-row table:style-name="ro1">
          <table:table-cell office:value-type="float" office:value="3.7162470000000001" table:style-name="ce1">
            <text:p>3.716247</text:p>
          </table:table-cell>
          <table:table-cell office:value-type="float" office:value="52.887524999999997" table:style-name="ce1">
            <text:p>52.887525</text:p>
          </table:table-cell>
          <table:table-cell table:number-columns-repeated="16382"/>
        </table:table-row>
        <table:table-row table:style-name="ro1">
          <table:table-cell office:value-type="float" office:value="2.6166109999999998" table:style-name="ce1">
            <text:p>2.616611</text:p>
          </table:table-cell>
          <table:table-cell office:value-type="float" office:value="53.523744999999998" table:style-name="ce1">
            <text:p>53.523745</text:p>
          </table:table-cell>
          <table:table-cell table:number-columns-repeated="16382"/>
        </table:table-row>
        <table:table-row table:style-name="ro1">
          <table:table-cell office:value-type="float" office:value="2.350689" table:style-name="ce1">
            <text:p>2.350689</text:p>
          </table:table-cell>
          <table:table-cell office:value-type="float" office:value="54.300910999999999" table:style-name="ce1">
            <text:p>54.300911</text:p>
          </table:table-cell>
          <table:table-cell table:number-columns-repeated="16382"/>
        </table:table-row>
        <table:table-row table:style-name="ro1">
          <table:table-cell office:value-type="float" office:value="3.165778" table:style-name="ce1">
            <text:p>3.165778</text:p>
          </table:table-cell>
          <table:table-cell office:value-type="float" office:value="54.787438999999999" table:style-name="ce1">
            <text:p>54.787439</text:p>
          </table:table-cell>
          <table:table-cell table:number-columns-repeated="16382"/>
        </table:table-row>
        <table:table-row table:style-name="ro1">
          <table:table-cell office:value-type="float" office:value="4.5997719999999997" table:style-name="ce1">
            <text:p>4.599772</text:p>
          </table:table-cell>
          <table:table-cell office:value-type="float" office:value="54.607430999999998" table:style-name="ce1">
            <text:p>54.607431</text:p>
          </table:table-cell>
          <table:table-cell table:number-columns-repeated="16382"/>
        </table:table-row>
        <table:table-row table:style-name="ro1">
          <table:table-cell office:value-type="float" office:value="5.648091" table:style-name="ce1">
            <text:p>5.648091</text:p>
          </table:table-cell>
          <table:table-cell office:value-type="float" office:value="53.928778000000001" table:style-name="ce1">
            <text:p>53.928778</text:p>
          </table:table-cell>
          <table:table-cell table:number-columns-repeated="16382"/>
        </table:table-row>
        <table:table-row table:style-name="ro1">
          <table:table-cell office:value-type="float" office:value="5.6378880000000002" table:style-name="ce1">
            <text:p>5.637888</text:p>
          </table:table-cell>
          <table:table-cell office:value-type="float" office:value="53.337434000000002" table:style-name="ce1">
            <text:p>53.337434</text:p>
          </table:table-cell>
          <table:table-cell table:number-columns-repeated="16382"/>
        </table:table-row>
        <table:table-row table:style-name="ro1">
          <table:table-cell office:value-type="float" office:value="4.5983489999999998" table:style-name="ce1">
            <text:p>4.598349</text:p>
          </table:table-cell>
          <table:table-cell office:value-type="float" office:value="53.266261999999998" table:style-name="ce1">
            <text:p>53.266262</text:p>
          </table:table-cell>
          <table:table-cell table:number-columns-repeated="16382"/>
        </table:table-row>
        <table:table-row table:style-name="ro1">
          <table:table-cell office:value-type="float" office:value="3.1382119999999998" table:style-name="ce1">
            <text:p>3.138212</text:p>
          </table:table-cell>
          <table:table-cell office:value-type="float" office:value="53.884799000000001" table:style-name="ce1">
            <text:p>53.884799</text:p>
          </table:table-cell>
          <table:table-cell table:number-columns-repeated="16382"/>
        </table:table-row>
        <table:table-row table:style-name="ro1">
          <table:table-cell office:value-type="float" office:value="2.1824819999999998" table:style-name="ce1">
            <text:p>2.182482</text:p>
          </table:table-cell>
          <table:table-cell office:value-type="float" office:value="54.794545999999997" table:style-name="ce1">
            <text:p>54.794546</text:p>
          </table:table-cell>
          <table:table-cell table:number-columns-repeated="16382"/>
        </table:table-row>
        <table:table-row table:style-name="ro1">
          <table:table-cell office:value-type="float" office:value="2.3158500000000002" table:style-name="ce1">
            <text:p>2.31585</text:p>
          </table:table-cell>
          <table:table-cell office:value-type="float" office:value="55.502065999999999" table:style-name="ce1">
            <text:p>55.502066</text:p>
          </table:table-cell>
          <table:table-cell table:number-columns-repeated="16382"/>
        </table:table-row>
        <table:table-row table:style-name="ro1">
          <table:table-cell office:value-type="float" office:value="3.4184670000000001" table:style-name="ce1">
            <text:p>3.418467</text:p>
          </table:table-cell>
          <table:table-cell office:value-type="float" office:value="55.614682000000002" table:style-name="ce1">
            <text:p>55.614682</text:p>
          </table:table-cell>
          <table:table-cell table:number-columns-repeated="16382"/>
        </table:table-row>
        <table:table-row table:style-name="ro1">
          <table:table-cell office:value-type="float" office:value="4.7560609999999999" table:style-name="ce1">
            <text:p>4.756061</text:p>
          </table:table-cell>
          <table:table-cell office:value-type="float" office:value="54.942034999999997" table:style-name="ce1">
            <text:p>54.942035</text:p>
          </table:table-cell>
          <table:table-cell table:number-columns-repeated="16382"/>
        </table:table-row>
        <table:table-row table:style-name="ro1">
          <table:table-cell office:value-type="float" office:value="5.3624549999999997" table:style-name="ce1">
            <text:p>5.362455</text:p>
          </table:table-cell>
          <table:table-cell office:value-type="float" office:value="53.903286000000001" table:style-name="ce1">
            <text:p>53.903286</text:p>
          </table:table-cell>
          <table:table-cell table:number-columns-repeated="16382"/>
        </table:table-row>
        <table:table-row table:style-name="ro1">
          <table:table-cell office:value-type="float" office:value="4.8807140000000002" table:style-name="ce1">
            <text:p>4.880714</text:p>
          </table:table-cell>
          <table:table-cell office:value-type="float" office:value="53.256338" table:style-name="ce1">
            <text:p>53.256338</text:p>
          </table:table-cell>
          <table:table-cell table:number-columns-repeated="16382"/>
        </table:table-row>
        <table:table-row table:style-name="ro1">
          <table:table-cell office:value-type="float" office:value="3.5641080000000001" table:style-name="ce1">
            <text:p>3.564108</text:p>
          </table:table-cell>
          <table:table-cell office:value-type="float" office:value="53.487231000000001" table:style-name="ce1">
            <text:p>53.487231</text:p>
          </table:table-cell>
          <table:table-cell table:number-columns-repeated="16382"/>
        </table:table-row>
        <table:table-row table:style-name="ro1">
          <table:table-cell office:value-type="float" office:value="2.2799140000000002" table:style-name="ce1">
            <text:p>2.279914</text:p>
          </table:table-cell>
          <table:table-cell office:value-type="float" office:value="54.542501999999999" table:style-name="ce1">
            <text:p>54.542502</text:p>
          </table:table-cell>
          <table:table-cell table:number-columns-repeated="16382"/>
        </table:table-row>
        <table:table-row table:style-name="ro1">
          <table:table-cell office:value-type="float" office:value="1.7971569999999999" table:style-name="ce1">
            <text:p>1.797157</text:p>
          </table:table-cell>
          <table:table-cell office:value-type="float" office:value="55.702440000000003" table:style-name="ce1">
            <text:p>55.70244</text:p>
          </table:table-cell>
          <table:table-cell table:number-columns-repeated="16382"/>
        </table:table-row>
        <table:table-row table:style-name="ro1">
          <table:table-cell office:value-type="float" office:value="2.2411500000000002" table:style-name="ce1">
            <text:p>2.24115</text:p>
          </table:table-cell>
          <table:table-cell office:value-type="float" office:value="56.318461999999997" table:style-name="ce1">
            <text:p>56.318462</text:p>
          </table:table-cell>
          <table:table-cell table:number-columns-repeated="16382"/>
        </table:table-row>
        <table:table-row table:style-name="ro1">
          <table:table-cell office:value-type="float" office:value="3.356487" table:style-name="ce1">
            <text:p>3.356487</text:p>
          </table:table-cell>
          <table:table-cell office:value-type="float" office:value="56.053078999999997" table:style-name="ce1">
            <text:p>56.053079</text:p>
          </table:table-cell>
          <table:table-cell table:number-columns-repeated="16382"/>
        </table:table-row>
        <table:table-row table:style-name="ro1">
          <table:table-cell office:value-type="float" office:value="4.4437110000000004" table:style-name="ce1">
            <text:p>4.443711</text:p>
          </table:table-cell>
          <table:table-cell office:value-type="float" office:value="54.993264000000003" table:style-name="ce1">
            <text:p>54.993264</text:p>
          </table:table-cell>
          <table:table-cell table:number-columns-repeated="16382"/>
        </table:table-row>
        <table:table-row table:style-name="ro1">
          <table:table-cell office:value-type="float" office:value="4.709905" table:style-name="ce1">
            <text:p>4.709905</text:p>
          </table:table-cell>
          <table:table-cell office:value-type="float" office:value="53.975875000000002" table:style-name="ce1">
            <text:p>53.975875</text:p>
          </table:table-cell>
          <table:table-cell table:number-columns-repeated="16382"/>
        </table:table-row>
        <table:table-row table:style-name="ro1">
          <table:table-cell office:value-type="float" office:value="4.0061939999999998" table:style-name="ce1">
            <text:p>4.006194</text:p>
          </table:table-cell>
          <table:table-cell office:value-type="float" office:value="53.748342000000001" table:style-name="ce1">
            <text:p>53.748342</text:p>
          </table:table-cell>
          <table:table-cell table:number-columns-repeated="16382"/>
        </table:table-row>
        <table:table-row table:style-name="ro1">
          <table:table-cell office:value-type="float" office:value="2.8034089999999998" table:style-name="ce1">
            <text:p>2.803409</text:p>
          </table:table-cell>
          <table:table-cell office:value-type="float" office:value="54.501652" table:style-name="ce1">
            <text:p>54.501652</text:p>
          </table:table-cell>
          <table:table-cell table:number-columns-repeated="16382"/>
        </table:table-row>
        <table:table-row table:style-name="ro1">
          <table:table-cell office:value-type="float" office:value="1.8988" table:style-name="ce1">
            <text:p>1.8988</text:p>
          </table:table-cell>
          <table:table-cell office:value-type="float" office:value="55.895544999999998" table:style-name="ce1">
            <text:p>55.895545</text:p>
          </table:table-cell>
          <table:table-cell table:number-columns-repeated="16382"/>
        </table:table-row>
        <table:table-row table:style-name="ro1">
          <table:table-cell office:value-type="float" office:value="1.8703540000000001" table:style-name="ce1">
            <text:p>1.870354</text:p>
          </table:table-cell>
          <table:table-cell office:value-type="float" office:value="57.098843000000002" table:style-name="ce1">
            <text:p>57.098843</text:p>
          </table:table-cell>
          <table:table-cell table:number-columns-repeated="16382"/>
        </table:table-row>
        <table:table-row table:style-name="ro1">
          <table:table-cell office:value-type="float" office:value="2.7197209999999998" table:style-name="ce1">
            <text:p>2.719721</text:p>
          </table:table-cell>
          <table:table-cell office:value-type="float" office:value="57.441380000000002" table:style-name="ce1">
            <text:p>57.44138</text:p>
          </table:table-cell>
          <table:table-cell table:number-columns-repeated="16382"/>
        </table:table-row>
        <table:table-row table:style-name="ro1">
          <table:table-cell office:value-type="float" office:value="3.8839519999999998" table:style-name="ce1">
            <text:p>3.883952</text:p>
          </table:table-cell>
          <table:table-cell office:value-type="float" office:value="56.72354" table:style-name="ce1">
            <text:p>56.72354</text:p>
          </table:table-cell>
          <table:table-cell table:number-columns-repeated="16382"/>
        </table:table-row>
        <table:table-row table:style-name="ro1">
          <table:table-cell office:value-type="float" office:value="4.5257379999999996" table:style-name="ce1">
            <text:p>4.525738</text:p>
          </table:table-cell>
          <table:table-cell office:value-type="float" office:value="55.371707999999998" table:style-name="ce1">
            <text:p>55.371708</text:p>
          </table:table-cell>
          <table:table-cell table:number-columns-repeated="16382"/>
        </table:table-row>
        <table:table-row table:style-name="ro1">
          <table:table-cell office:value-type="float" office:value="4.2220789999999999" table:style-name="ce1">
            <text:p>4.222079</text:p>
          </table:table-cell>
          <table:table-cell office:value-type="float" office:value="54.340757000000004" table:style-name="ce1">
            <text:p>54.340757</text:p>
          </table:table-cell>
          <table:table-cell table:number-columns-repeated="16382"/>
        </table:table-row>
        <table:table-row table:style-name="ro1">
          <table:table-cell office:value-type="float" office:value="3.3042150000000001" table:style-name="ce1">
            <text:p>3.304215</text:p>
          </table:table-cell>
          <table:table-cell office:value-type="float" office:value="54.313634999999998" table:style-name="ce1">
            <text:p>54.313635</text:p>
          </table:table-cell>
          <table:table-cell table:number-columns-repeated="16382"/>
        </table:table-row>
        <table:table-row table:style-name="ro1">
          <table:table-cell office:value-type="float" office:value="2.389999" table:style-name="ce1">
            <text:p>2.389999</text:p>
          </table:table-cell>
          <table:table-cell office:value-type="float" office:value="55.396934999999999" table:style-name="ce1">
            <text:p>55.396935</text:p>
          </table:table-cell>
          <table:table-cell table:number-columns-repeated="16382"/>
        </table:table-row>
        <table:table-row table:style-name="ro1">
          <table:table-cell office:value-type="float" office:value="2.0710060000000001" table:style-name="ce1">
            <text:p>2.071006</text:p>
          </table:table-cell>
          <table:table-cell office:value-type="float" office:value="57.022460000000002" table:style-name="ce1">
            <text:p>57.02246</text:p>
          </table:table-cell>
          <table:table-cell table:number-columns-repeated="16382"/>
        </table:table-row>
        <table:table-row table:style-name="ro1">
          <table:table-cell office:value-type="float" office:value="2.5035159999999999" table:style-name="ce1">
            <text:p>2.503516</text:p>
          </table:table-cell>
          <table:table-cell office:value-type="float" office:value="58.245739999999998" table:style-name="ce1">
            <text:p>58.24574</text:p>
          </table:table-cell>
          <table:table-cell table:number-columns-repeated="16382"/>
        </table:table-row>
        <table:table-row table:style-name="ro1">
          <table:table-cell office:value-type="float" office:value="3.2917550000000002" table:style-name="ce1">
            <text:p>3.291755</text:p>
          </table:table-cell>
          <table:table-cell office:value-type="float" office:value="58.473094000000003" table:style-name="ce1">
            <text:p>58.473094</text:p>
          </table:table-cell>
          <table:table-cell table:number-columns-repeated="16382"/>
        </table:table-row>
        <table:table-row table:style-name="ro1">
          <table:table-cell office:value-type="float" office:value="3.8804569999999998" table:style-name="ce1">
            <text:p>3.880457</text:p>
          </table:table-cell>
          <table:table-cell office:value-type="float" office:value="57.546382000000001" table:style-name="ce1">
            <text:p>57.546382</text:p>
          </table:table-cell>
          <table:table-cell table:number-columns-repeated="16382"/>
        </table:table-row>
        <table:table-row table:style-name="ro1">
          <table:table-cell office:value-type="float" office:value="3.8058130000000001" table:style-name="ce1">
            <text:p>3.805813</text:p>
          </table:table-cell>
          <table:table-cell office:value-type="float" office:value="56.034303999999999" table:style-name="ce1">
            <text:p>56.034304</text:p>
          </table:table-cell>
          <table:table-cell table:number-columns-repeated="16382"/>
        </table:table-row>
        <table:table-row table:style-name="ro1">
          <table:table-cell office:value-type="float" office:value="3.0415619999999999" table:style-name="ce1">
            <text:p>3.041562</text:p>
          </table:table-cell>
          <table:table-cell office:value-type="float" office:value="55.117437000000002" table:style-name="ce1">
            <text:p>55.117437</text:p>
          </table:table-cell>
          <table:table-cell table:number-columns-repeated="16382"/>
        </table:table-row>
        <table:table-row table:style-name="ro1">
          <table:table-cell office:value-type="float" office:value="2.2227700000000001" table:style-name="ce1">
            <text:p>2.22277</text:p>
          </table:table-cell>
          <table:table-cell office:value-type="float" office:value="55.312201000000002" table:style-name="ce1">
            <text:p>55.312201</text:p>
          </table:table-cell>
          <table:table-cell table:number-columns-repeated="16382"/>
        </table:table-row>
        <table:table-row table:style-name="ro1">
          <table:table-cell office:value-type="float" office:value="1.877335" table:style-name="ce1">
            <text:p>1.877335</text:p>
          </table:table-cell>
          <table:table-cell office:value-type="float" office:value="56.461495999999997" table:style-name="ce1">
            <text:p>56.461496</text:p>
          </table:table-cell>
          <table:table-cell table:number-columns-repeated="16382"/>
        </table:table-row>
        <table:table-row table:style-name="ro1">
          <table:table-cell office:value-type="float" office:value="2.2327669999999999" table:style-name="ce1">
            <text:p>2.232767</text:p>
          </table:table-cell>
          <table:table-cell office:value-type="float" office:value="57.950195999999998" table:style-name="ce1">
            <text:p>57.950196</text:p>
          </table:table-cell>
          <table:table-cell table:number-columns-repeated="16382"/>
        </table:table-row>
        <table:table-row table:style-name="ro1">
          <table:table-cell office:value-type="float" office:value="3.1659899999999999" table:style-name="ce1">
            <text:p>3.16599</text:p>
          </table:table-cell>
          <table:table-cell office:value-type="float" office:value="58.959950999999997" table:style-name="ce1">
            <text:p>58.959951</text:p>
          </table:table-cell>
          <table:table-cell table:number-columns-repeated="16382"/>
        </table:table-row>
        <table:table-row table:style-name="ro1">
          <table:table-cell office:value-type="float" office:value="4.0240359999999997" table:style-name="ce1">
            <text:p>4.024036</text:p>
          </table:table-cell>
          <table:table-cell office:value-type="float" office:value="58.977212000000002" table:style-name="ce1">
            <text:p>58.977212</text:p>
          </table:table-cell>
          <table:table-cell table:number-columns-repeated="16382"/>
        </table:table-row>
        <table:table-row table:style-name="ro1">
          <table:table-cell office:value-type="float" office:value="4.1766889999999997" table:style-name="ce1">
            <text:p>4.176689</text:p>
          </table:table-cell>
          <table:table-cell office:value-type="float" office:value="58.102753999999997" table:style-name="ce1">
            <text:p>58.102754</text:p>
          </table:table-cell>
          <table:table-cell table:number-columns-repeated="16382"/>
        </table:table-row>
        <table:table-row table:style-name="ro1">
          <table:table-cell office:value-type="float" office:value="3.3446370000000001" table:style-name="ce1">
            <text:p>3.344637</text:p>
          </table:table-cell>
          <table:table-cell office:value-type="float" office:value="57.018506000000002" table:style-name="ce1">
            <text:p>57.018506</text:p>
          </table:table-cell>
          <table:table-cell table:number-columns-repeated="16382"/>
        </table:table-row>
        <table:table-row table:style-name="ro1">
          <table:table-cell office:value-type="float" office:value="2.0012279999999998" table:style-name="ce1">
            <text:p>2.001228</text:p>
          </table:table-cell>
          <table:table-cell office:value-type="float" office:value="56.587468999999999" table:style-name="ce1">
            <text:p>56.587469</text:p>
          </table:table-cell>
          <table:table-cell table:number-columns-repeated="16382"/>
        </table:table-row>
        <table:table-row table:style-name="ro1">
          <table:table-cell office:value-type="float" office:value="1.1228370000000001" table:style-name="ce1">
            <text:p>1.122837</text:p>
          </table:table-cell>
          <table:table-cell office:value-type="float" office:value="57.077038999999999" table:style-name="ce1">
            <text:p>57.077039</text:p>
          </table:table-cell>
          <table:table-cell table:number-columns-repeated="16382"/>
        </table:table-row>
        <table:table-row table:style-name="ro1">
          <table:table-cell office:value-type="float" office:value="1.2437320000000001" table:style-name="ce1">
            <text:p>1.243732</text:p>
          </table:table-cell>
          <table:table-cell office:value-type="float" office:value="58.209409000000001" table:style-name="ce1">
            <text:p>58.209409</text:p>
          </table:table-cell>
          <table:table-cell table:number-columns-repeated="16382"/>
        </table:table-row>
        <table:table-row table:style-name="ro1">
          <table:table-cell office:value-type="float" office:value="2.3644379999999998" table:style-name="ce1">
            <text:p>2.364438</text:p>
          </table:table-cell>
          <table:table-cell office:value-type="float" office:value="59.366003999999997" table:style-name="ce1">
            <text:p>59.366004</text:p>
          </table:table-cell>
          <table:table-cell table:number-columns-repeated="16382"/>
        </table:table-row>
        <table:table-row table:style-name="ro1">
          <table:table-cell office:value-type="float" office:value="3.782178" table:style-name="ce1">
            <text:p>3.782178</text:p>
          </table:table-cell>
          <table:table-cell office:value-type="float" office:value="59.812896000000002" table:style-name="ce1">
            <text:p>59.812896</text:p>
          </table:table-cell>
          <table:table-cell table:number-columns-repeated="16382"/>
        </table:table-row>
        <table:table-row table:style-name="ro1">
          <table:table-cell office:value-type="float" office:value="4.5492109999999997" table:style-name="ce1">
            <text:p>4.549211</text:p>
          </table:table-cell>
          <table:table-cell office:value-type="float" office:value="59.485945000000001" table:style-name="ce1">
            <text:p>59.485945</text:p>
          </table:table-cell>
          <table:table-cell table:number-columns-repeated="16382"/>
        </table:table-row>
        <table:table-row table:style-name="ro1">
          <table:table-cell office:value-type="float" office:value="4.1423180000000004" table:style-name="ce1">
            <text:p>4.142318</text:p>
          </table:table-cell>
          <table:table-cell office:value-type="float" office:value="58.816386000000001" table:style-name="ce1">
            <text:p>58.816386</text:p>
          </table:table-cell>
          <table:table-cell table:number-columns-repeated="16382"/>
        </table:table-row>
        <table:table-row table:style-name="ro1">
          <table:table-cell office:value-type="float" office:value="2.6161949999999998" table:style-name="ce1">
            <text:p>2.616195</text:p>
          </table:table-cell>
          <table:table-cell office:value-type="float" office:value="58.283422000000002" table:style-name="ce1">
            <text:p>58.283422</text:p>
          </table:table-cell>
          <table:table-cell table:number-columns-repeated="16382"/>
        </table:table-row>
        <table:table-row table:style-name="ro1">
          <table:table-cell office:value-type="float" office:value="0.86957200000000001" table:style-name="ce1">
            <text:p>0.869572</text:p>
          </table:table-cell>
          <table:table-cell office:value-type="float" office:value="58.325119000000001" table:style-name="ce1">
            <text:p>58.325119</text:p>
          </table:table-cell>
          <table:table-cell table:number-columns-repeated="16382"/>
        </table:table-row>
        <table:table-row table:style-name="ro1">
          <table:table-cell office:value-type="float" office:value="2.7865000000000001E-2" table:style-name="ce1">
            <text:p>0.027865</text:p>
          </table:table-cell>
          <table:table-cell office:value-type="float" office:value="58.984589999999997" table:style-name="ce1">
            <text:p>58.98459</text:p>
          </table:table-cell>
          <table:table-cell table:number-columns-repeated="16382"/>
        </table:table-row>
        <table:table-row table:style-name="ro1">
          <table:table-cell office:value-type="float" office:value="0.50725299999999995" table:style-name="ce1">
            <text:p>0.507253</text:p>
          </table:table-cell>
          <table:table-cell office:value-type="float" office:value="59.837814000000002" table:style-name="ce1">
            <text:p>59.837814</text:p>
          </table:table-cell>
          <table:table-cell table:number-columns-repeated="16382"/>
        </table:table-row>
        <table:table-row table:style-name="ro1">
          <table:table-cell office:value-type="float" office:value="2.067307" table:style-name="ce1">
            <text:p>2.067307</text:p>
          </table:table-cell>
          <table:table-cell office:value-type="float" office:value="60.370126999999997" table:style-name="ce1">
            <text:p>60.370127</text:p>
          </table:table-cell>
          <table:table-cell table:number-columns-repeated="16382"/>
        </table:table-row>
        <table:table-row table:style-name="ro1">
          <table:table-cell office:value-type="float" office:value="3.6822469999999998" table:style-name="ce1">
            <text:p>3.682247</text:p>
          </table:table-cell>
          <table:table-cell office:value-type="float" office:value="60.261401999999997" table:style-name="ce1">
            <text:p>60.261402</text:p>
          </table:table-cell>
          <table:table-cell table:number-columns-repeated="16382"/>
        </table:table-row>
        <table:table-row table:style-name="ro1">
          <table:table-cell office:value-type="float" office:value="4.3781829999999999" table:style-name="ce1">
            <text:p>4.378183</text:p>
          </table:table-cell>
          <table:table-cell office:value-type="float" office:value="59.744149" table:style-name="ce1">
            <text:p>59.744149</text:p>
          </table:table-cell>
          <table:table-cell table:number-columns-repeated="16382"/>
        </table:table-row>
        <table:table-row table:style-name="ro1">
          <table:table-cell office:value-type="float" office:value="3.847626" table:style-name="ce1">
            <text:p>3.847626</text:p>
          </table:table-cell>
          <table:table-cell office:value-type="float" office:value="59.257033999999997" table:style-name="ce1">
            <text:p>59.257034</text:p>
          </table:table-cell>
          <table:table-cell table:number-columns-repeated="16382"/>
        </table:table-row>
        <table:table-row table:style-name="ro1">
          <table:table-cell office:value-type="float" office:value="2.1178680000000001" table:style-name="ce1">
            <text:p>2.117868</text:p>
          </table:table-cell>
          <table:table-cell office:value-type="float" office:value="59.117649" table:style-name="ce1">
            <text:p>59.117649</text:p>
          </table:table-cell>
          <table:table-cell table:number-columns-repeated="16382"/>
        </table:table-row>
        <table:table-row table:style-name="ro1">
          <table:table-cell office:value-type="float" office:value="6.3809000000000005E-2" table:style-name="ce1">
            <text:p>0.063809</text:p>
          </table:table-cell>
          <table:table-cell office:value-type="float" office:value="59.558256" table:style-name="ce1">
            <text:p>59.558256</text:p>
          </table:table-cell>
          <table:table-cell table:number-columns-repeated="16382"/>
        </table:table-row>
        <table:table-row table:style-name="ro1">
          <table:table-cell office:value-type="float" office:value="61.992686999999997" table:style-name="ce1">
            <text:p>61.992687</text:p>
          </table:table-cell>
          <table:table-cell office:value-type="float" office:value="60.270992999999997" table:style-name="ce1">
            <text:p>60.270993</text:p>
          </table:table-cell>
          <table:table-cell table:number-columns-repeated="16382"/>
        </table:table-row>
        <table:table-row table:style-name="ro1">
          <table:table-cell office:value-type="float" office:value="62.278145000000002" table:style-name="ce1">
            <text:p>62.278145</text:p>
          </table:table-cell>
          <table:table-cell office:value-type="float" office:value="60.716693999999997" table:style-name="ce1">
            <text:p>60.716694</text:p>
          </table:table-cell>
          <table:table-cell table:number-columns-repeated="16382"/>
        </table:table-row>
        <table:table-row table:style-name="ro1">
          <table:table-cell office:value-type="float" office:value="0.80129399999999995" table:style-name="ce1">
            <text:p>0.801294</text:p>
          </table:table-cell>
          <table:table-cell office:value-type="float" office:value="60.718074999999999" table:style-name="ce1">
            <text:p>60.718075</text:p>
          </table:table-cell>
          <table:table-cell table:number-columns-repeated="16382"/>
        </table:table-row>
        <table:table-row table:style-name="ro1">
          <table:table-cell office:value-type="float" office:value="2.7875939999999999" table:style-name="ce1">
            <text:p>2.787594</text:p>
          </table:table-cell>
          <table:table-cell office:value-type="float" office:value="60.293824999999998" table:style-name="ce1">
            <text:p>60.293825</text:p>
          </table:table-cell>
          <table:table-cell table:number-columns-repeated="16382"/>
        </table:table-row>
        <table:table-row table:style-name="ro1">
          <table:table-cell office:value-type="float" office:value="3.9511270000000001" table:style-name="ce1">
            <text:p>3.951127</text:p>
          </table:table-cell>
          <table:table-cell office:value-type="float" office:value="59.752160000000003" table:style-name="ce1">
            <text:p>59.75216</text:p>
          </table:table-cell>
          <table:table-cell table:number-columns-repeated="16382"/>
        </table:table-row>
        <table:table-row table:style-name="ro1">
          <table:table-cell office:value-type="float" office:value="3.7576939999999999" table:style-name="ce1">
            <text:p>3.757694</text:p>
          </table:table-cell>
          <table:table-cell office:value-type="float" office:value="59.490684000000002" table:style-name="ce1">
            <text:p>59.490684</text:p>
          </table:table-cell>
          <table:table-cell table:number-columns-repeated="16382"/>
        </table:table-row>
        <table:table-row table:style-name="ro1">
          <table:table-cell office:value-type="float" office:value="2.2692199999999998" table:style-name="ce1">
            <text:p>2.26922</text:p>
          </table:table-cell>
          <table:table-cell office:value-type="float" office:value="59.725408999999999" table:style-name="ce1">
            <text:p>59.725409</text:p>
          </table:table-cell>
          <table:table-cell table:number-columns-repeated="16382"/>
        </table:table-row>
        <table:table-row table:style-name="ro1">
          <table:table-cell office:value-type="float" office:value="0.15257200000000001" table:style-name="ce1">
            <text:p>0.152572</text:p>
          </table:table-cell>
          <table:table-cell office:value-type="float" office:value="60.360084999999998" table:style-name="ce1">
            <text:p>60.360085</text:p>
          </table:table-cell>
          <table:table-cell table:number-columns-repeated="16382"/>
        </table:table-row>
        <table:table-row table:style-name="ro1">
          <table:table-cell office:value-type="float" office:value="61.727117" table:style-name="ce1">
            <text:p>61.727117</text:p>
          </table:table-cell>
          <table:table-cell office:value-type="float" office:value="60.942563999999997" table:style-name="ce1">
            <text:p>60.942564</text:p>
          </table:table-cell>
          <table:table-cell table:number-columns-repeated="16382"/>
        </table:table-row>
        <table:table-row table:style-name="ro1">
          <table:table-cell office:value-type="float" office:value="61.597968999999999" table:style-name="ce1">
            <text:p>61.597969</text:p>
          </table:table-cell>
          <table:table-cell office:value-type="float" office:value="61.121746000000002" table:style-name="ce1">
            <text:p>61.121746</text:p>
          </table:table-cell>
          <table:table-cell table:number-columns-repeated="16382"/>
        </table:table-row>
        <table:table-row table:style-name="ro1">
          <table:table-cell office:value-type="float" office:value="62.831924999999998" table:style-name="ce1">
            <text:p>62.831925</text:p>
          </table:table-cell>
          <table:table-cell office:value-type="float" office:value="60.806645000000003" table:style-name="ce1">
            <text:p>60.806645</text:p>
          </table:table-cell>
          <table:table-cell table:number-columns-repeated="16382"/>
        </table:table-row>
        <table:table-row table:style-name="ro1">
          <table:table-cell office:value-type="float" office:value="1.951093" table:style-name="ce1">
            <text:p>1.951093</text:p>
          </table:table-cell>
          <table:table-cell office:value-type="float" office:value="60.163497999999997" table:style-name="ce1">
            <text:p>60.163498</text:p>
          </table:table-cell>
          <table:table-cell table:number-columns-repeated="16382"/>
        </table:table-row>
        <table:table-row table:style-name="ro1">
          <table:table-cell office:value-type="float" office:value="3.5129009999999998" table:style-name="ce1">
            <text:p>3.512901</text:p>
          </table:table-cell>
          <table:table-cell office:value-type="float" office:value="59.743611999999999" table:style-name="ce1">
            <text:p>59.743612</text:p>
          </table:table-cell>
          <table:table-cell table:number-columns-repeated="16382"/>
        </table:table-row>
        <table:table-row table:style-name="ro1">
          <table:table-cell office:value-type="float" office:value="3.8321689999999999" table:style-name="ce1">
            <text:p>3.832169</text:p>
          </table:table-cell>
          <table:table-cell office:value-type="float" office:value="59.819983000000001" table:style-name="ce1">
            <text:p>59.819983</text:p>
          </table:table-cell>
          <table:table-cell table:number-columns-repeated="16382"/>
        </table:table-row>
        <table:table-row table:style-name="ro1">
          <table:table-cell office:value-type="float" office:value="2.8747940000000001" table:style-name="ce1">
            <text:p>2.874794</text:p>
          </table:table-cell>
          <table:table-cell office:value-type="float" office:value="60.359133" table:style-name="ce1">
            <text:p>60.359133</text:p>
          </table:table-cell>
          <table:table-cell table:number-columns-repeated="16382"/>
        </table:table-row>
        <table:table-row table:style-name="ro1">
          <table:table-cell office:value-type="float" office:value="0.88567899999999999" table:style-name="ce1">
            <text:p>0.885679</text:p>
          </table:table-cell>
          <table:table-cell office:value-type="float" office:value="61.111426000000002" table:style-name="ce1">
            <text:p>61.111426</text:p>
          </table:table-cell>
          <table:table-cell table:number-columns-repeated="16382"/>
        </table:table-row>
        <table:table-row table:style-name="ro1">
          <table:table-cell office:value-type="float" office:value="62.002935000000001" table:style-name="ce1">
            <text:p>62.002935</text:p>
          </table:table-cell>
          <table:table-cell office:value-type="float" office:value="61.637664000000001" table:style-name="ce1">
            <text:p>61.637664</text:p>
          </table:table-cell>
          <table:table-cell table:number-columns-repeated="16382"/>
        </table:table-row>
        <table:table-row table:style-name="ro1">
          <table:table-cell office:value-type="float" office:value="61.253962000000001" table:style-name="ce1">
            <text:p>61.253962</text:p>
          </table:table-cell>
          <table:table-cell office:value-type="float" office:value="61.647077000000003" table:style-name="ce1">
            <text:p>61.647077</text:p>
          </table:table-cell>
          <table:table-cell table:number-columns-repeated="16382"/>
        </table:table-row>
        <table:table-row table:style-name="ro1">
          <table:table-cell office:value-type="float" office:value="61.899298999999999" table:style-name="ce1">
            <text:p>61.899299</text:p>
          </table:table-cell>
          <table:table-cell office:value-type="float" office:value="61.209674" table:style-name="ce1">
            <text:p>61.209674</text:p>
          </table:table-cell>
          <table:table-cell table:number-columns-repeated="16382"/>
        </table:table-row>
        <table:table-row table:style-name="ro1">
          <table:table-cell office:value-type="float" office:value="0.75682099999999997" table:style-name="ce1">
            <text:p>0.756821</text:p>
          </table:table-cell>
          <table:table-cell office:value-type="float" office:value="60.721812" table:style-name="ce1">
            <text:p>60.721812</text:p>
          </table:table-cell>
          <table:table-cell table:number-columns-repeated="16382"/>
        </table:table-row>
        <table:table-row table:style-name="ro1">
          <table:table-cell office:value-type="float" office:value="2.6779009999999999" table:style-name="ce1">
            <text:p>2.677901</text:p>
          </table:table-cell>
          <table:table-cell office:value-type="float" office:value="60.657153999999998" table:style-name="ce1">
            <text:p>60.657154</text:p>
          </table:table-cell>
          <table:table-cell table:number-columns-repeated="16382"/>
        </table:table-row>
        <table:table-row table:style-name="ro1">
          <table:table-cell office:value-type="float" office:value="3.5240589999999998" table:style-name="ce1">
            <text:p>3.524059</text:p>
          </table:table-cell>
          <table:table-cell office:value-type="float" office:value="60.997889000000001" table:style-name="ce1">
            <text:p>60.997889</text:p>
          </table:table-cell>
          <table:table-cell table:number-columns-repeated="16382"/>
        </table:table-row>
        <table:table-row table:style-name="ro1">
          <table:table-cell office:value-type="float" office:value="3.0182449999999998" table:style-name="ce1">
            <text:p>3.018245</text:p>
          </table:table-cell>
          <table:table-cell office:value-type="float" office:value="61.548492000000003" table:style-name="ce1">
            <text:p>61.548492</text:p>
          </table:table-cell>
          <table:table-cell table:number-columns-repeated="16382"/>
        </table:table-row>
        <table:table-row table:style-name="ro1">
          <table:table-cell office:value-type="float" office:value="1.226691" table:style-name="ce1">
            <text:p>1.226691</text:p>
          </table:table-cell>
          <table:table-cell office:value-type="float" office:value="62.022075000000001" table:style-name="ce1">
            <text:p>62.022075</text:p>
          </table:table-cell>
          <table:table-cell table:number-columns-repeated="16382"/>
        </table:table-row>
        <table:table-row table:style-name="ro1">
          <table:table-cell office:value-type="float" office:value="61.964210000000001" table:style-name="ce1">
            <text:p>61.96421</text:p>
          </table:table-cell>
          <table:table-cell office:value-type="float" office:value="62.035352000000003" table:style-name="ce1">
            <text:p>62.035352</text:p>
          </table:table-cell>
          <table:table-cell table:number-columns-repeated="16382"/>
        </table:table-row>
        <table:table-row table:style-name="ro1">
          <table:table-cell office:value-type="float" office:value="60.683905000000003" table:style-name="ce1">
            <text:p>60.683905</text:p>
          </table:table-cell>
          <table:table-cell office:value-type="float" office:value="61.663359" table:style-name="ce1">
            <text:p>61.663359</text:p>
          </table:table-cell>
          <table:table-cell table:number-columns-repeated="16382"/>
        </table:table-row>
        <table:table-row table:style-name="ro1">
          <table:table-cell office:value-type="float" office:value="60.809573999999998" table:style-name="ce1">
            <text:p>60.809574</text:p>
          </table:table-cell>
          <table:table-cell office:value-type="float" office:value="61.183159000000003" table:style-name="ce1">
            <text:p>61.183159</text:p>
          </table:table-cell>
          <table:table-cell table:number-columns-repeated="16382"/>
        </table:table-row>
        <table:table-row table:style-name="ro1">
          <table:table-cell office:value-type="float" office:value="62.280636999999999" table:style-name="ce1">
            <text:p>62.280637</text:p>
          </table:table-cell>
          <table:table-cell office:value-type="float" office:value="60.913705999999998" table:style-name="ce1">
            <text:p>60.913706</text:p>
          </table:table-cell>
          <table:table-cell table:number-columns-repeated="16382"/>
        </table:table-row>
        <table:table-row table:style-name="ro1">
          <table:table-cell office:value-type="float" office:value="1.4216709999999999" table:style-name="ce1">
            <text:p>1.421671</text:p>
          </table:table-cell>
          <table:table-cell office:value-type="float" office:value="61.137352999999997" table:style-name="ce1">
            <text:p>61.137353</text:p>
          </table:table-cell>
          <table:table-cell table:number-columns-repeated="16382"/>
        </table:table-row>
        <table:table-row table:style-name="ro1">
          <table:table-cell office:value-type="float" office:value="2.8445179999999999" table:style-name="ce1">
            <text:p>2.844518</text:p>
          </table:table-cell>
          <table:table-cell office:value-type="float" office:value="61.803660999999998" table:style-name="ce1">
            <text:p>61.803661</text:p>
          </table:table-cell>
          <table:table-cell table:number-columns-repeated="16382"/>
        </table:table-row>
        <table:table-row table:style-name="ro1">
          <table:table-cell office:value-type="float" office:value="2.8867340000000001" table:style-name="ce1">
            <text:p>2.886734</text:p>
          </table:table-cell>
          <table:table-cell office:value-type="float" office:value="62.497891000000003" table:style-name="ce1">
            <text:p>62.497891</text:p>
          </table:table-cell>
          <table:table-cell table:number-columns-repeated="16382"/>
        </table:table-row>
        <table:table-row table:style-name="ro1">
          <table:table-cell office:value-type="float" office:value="1.6153979999999999" table:style-name="ce1">
            <text:p>1.615398</text:p>
          </table:table-cell>
          <table:table-cell office:value-type="float" office:value="62.826644999999999" table:style-name="ce1">
            <text:p>62.826645</text:p>
          </table:table-cell>
          <table:table-cell table:number-columns-repeated="16382"/>
        </table:table-row>
        <table:table-row table:style-name="ro1">
          <table:table-cell office:value-type="float" office:value="62.457115000000002" table:style-name="ce1">
            <text:p>62.457115</text:p>
          </table:table-cell>
          <table:table-cell office:value-type="float" office:value="62.558954999999997" table:style-name="ce1">
            <text:p>62.558955</text:p>
          </table:table-cell>
          <table:table-cell table:number-columns-repeated="16382"/>
        </table:table-row>
        <table:table-row table:style-name="ro1">
          <table:table-cell office:value-type="float" office:value="60.740423999999997" table:style-name="ce1">
            <text:p>60.740424</text:p>
          </table:table-cell>
          <table:table-cell office:value-type="float" office:value="61.822380000000003" table:style-name="ce1">
            <text:p>61.82238</text:p>
          </table:table-cell>
          <table:table-cell table:number-columns-repeated="16382"/>
        </table:table-row>
        <table:table-row table:style-name="ro1">
          <table:table-cell office:value-type="float" office:value="60.237122999999997" table:style-name="ce1">
            <text:p>60.237123</text:p>
          </table:table-cell>
          <table:table-cell office:value-type="float" office:value="61.138646000000001" table:style-name="ce1">
            <text:p>61.138646</text:p>
          </table:table-cell>
          <table:table-cell table:number-columns-repeated="16382"/>
        </table:table-row>
        <table:table-row table:style-name="ro1">
          <table:table-cell office:value-type="float" office:value="60.953510999999999" table:style-name="ce1">
            <text:p>60.953511</text:p>
          </table:table-cell>
          <table:table-cell office:value-type="float" office:value="60.899161999999997" table:style-name="ce1">
            <text:p>60.899162</text:p>
          </table:table-cell>
          <table:table-cell table:number-columns-repeated="16382"/>
        </table:table-row>
        <table:table-row table:style-name="ro1">
          <table:table-cell office:value-type="float" office:value="62.710593000000003" table:style-name="ce1">
            <text:p>62.710593</text:p>
          </table:table-cell>
          <table:table-cell office:value-type="float" office:value="61.287410000000001" table:style-name="ce1">
            <text:p>61.28741</text:p>
          </table:table-cell>
          <table:table-cell table:number-columns-repeated="16382"/>
        </table:table-row>
        <table:table-row table:style-name="ro1">
          <table:table-cell office:value-type="float" office:value="1.3611880000000001" table:style-name="ce1">
            <text:p>1.361188</text:p>
          </table:table-cell>
          <table:table-cell office:value-type="float" office:value="62.245781999999998" table:style-name="ce1">
            <text:p>62.245782</text:p>
          </table:table-cell>
          <table:table-cell table:number-columns-repeated="16382"/>
        </table:table-row>
        <table:table-row table:style-name="ro1">
          <table:table-cell office:value-type="float" office:value="1.736442" table:style-name="ce1">
            <text:p>1.736442</text:p>
          </table:table-cell>
          <table:table-cell office:value-type="float" office:value="0.21475" table:style-name="ce1">
            <text:p>0.21475</text:p>
          </table:table-cell>
          <table:table-cell table:number-columns-repeated="16382"/>
        </table:table-row>
        <table:table-row table:style-name="ro1">
          <table:table-cell office:value-type="float" office:value="0.82644799999999996" table:style-name="ce1">
            <text:p>0.826448</text:p>
          </table:table-cell>
          <table:table-cell office:value-type="float" office:value="0.61530300000000004" table:style-name="ce1">
            <text:p>0.615303</text:p>
          </table:table-cell>
          <table:table-cell table:number-columns-repeated="16382"/>
        </table:table-row>
        <table:table-row table:style-name="ro1">
          <table:table-cell office:value-type="float" office:value="62.060540000000003" table:style-name="ce1">
            <text:p>62.06054</text:p>
          </table:table-cell>
          <table:table-cell office:value-type="float" office:value="0.208845" table:style-name="ce1">
            <text:p>0.208845</text:p>
          </table:table-cell>
          <table:table-cell table:number-columns-repeated="16382"/>
        </table:table-row>
        <table:table-row table:style-name="ro1">
          <table:table-cell office:value-type="float" office:value="60.336727000000003" table:style-name="ce1">
            <text:p>60.336727</text:p>
          </table:table-cell>
          <table:table-cell office:value-type="float" office:value="62.138897" table:style-name="ce1">
            <text:p>62.138897</text:p>
          </table:table-cell>
          <table:table-cell table:number-columns-repeated="16382"/>
        </table:table-row>
        <table:table-row table:style-name="ro1">
          <table:table-cell office:value-type="float" office:value="59.700921000000001" table:style-name="ce1">
            <text:p>59.700921</text:p>
          </table:table-cell>
          <table:table-cell office:value-type="float" office:value="61.187947999999999" table:style-name="ce1">
            <text:p>61.187948</text:p>
          </table:table-cell>
          <table:table-cell table:number-columns-repeated="16382"/>
        </table:table-row>
        <table:table-row table:style-name="ro1">
          <table:table-cell office:value-type="float" office:value="60.397537999999997" table:style-name="ce1">
            <text:p>60.397538</text:p>
          </table:table-cell>
          <table:table-cell office:value-type="float" office:value="60.896101000000002" table:style-name="ce1">
            <text:p>60.896101</text:p>
          </table:table-cell>
          <table:table-cell table:number-columns-repeated="16382"/>
        </table:table-row>
        <table:table-row table:style-name="ro1">
          <table:table-cell office:value-type="float" office:value="62.006453" table:style-name="ce1">
            <text:p>62.006453</text:p>
          </table:table-cell>
          <table:table-cell office:value-type="float" office:value="61.539532999999999" table:style-name="ce1">
            <text:p>61.539533</text:p>
          </table:table-cell>
          <table:table-cell table:number-columns-repeated="16382"/>
        </table:table-row>
        <table:table-row table:style-name="ro1">
          <table:table-cell office:value-type="float" office:value="0.42273699999999997" table:style-name="ce1">
            <text:p>0.422737</text:p>
          </table:table-cell>
          <table:table-cell office:value-type="float" office:value="62.89855" table:style-name="ce1">
            <text:p>62.89855</text:p>
          </table:table-cell>
          <table:table-cell table:number-columns-repeated="16382"/>
        </table:table-row>
        <table:table-row table:style-name="ro1">
          <table:table-cell office:value-type="float" office:value="0.77535100000000001" table:style-name="ce1">
            <text:p>0.775351</text:p>
          </table:table-cell>
          <table:table-cell office:value-type="float" office:value="1.034459" table:style-name="ce1">
            <text:p>1.034459</text:p>
          </table:table-cell>
          <table:table-cell table:number-columns-repeated="16382"/>
        </table:table-row>
        <table:table-row table:style-name="ro1">
          <table:table-cell office:value-type="float" office:value="2.7999E-2" table:style-name="ce1">
            <text:p>0.027999</text:p>
          </table:table-cell>
          <table:table-cell office:value-type="float" office:value="1.379259" table:style-name="ce1">
            <text:p>1.379259</text:p>
          </table:table-cell>
          <table:table-cell table:number-columns-repeated="16382"/>
        </table:table-row>
        <table:table-row table:style-name="ro1">
          <table:table-cell office:value-type="float" office:value="61.401502999999998" table:style-name="ce1">
            <text:p>61.401503</text:p>
          </table:table-cell>
          <table:table-cell office:value-type="float" office:value="0.73570400000000002" table:style-name="ce1">
            <text:p>0.735704</text:p>
          </table:table-cell>
          <table:table-cell table:number-columns-repeated="16382"/>
        </table:table-row>
        <table:table-row table:style-name="ro1">
          <table:table-cell office:value-type="float" office:value="59.742199999999997" table:style-name="ce1">
            <text:p>59.7422</text:p>
          </table:table-cell>
          <table:table-cell office:value-type="float" office:value="62.382162999999998" table:style-name="ce1">
            <text:p>62.382163</text:p>
          </table:table-cell>
          <table:table-cell table:number-columns-repeated="16382"/>
        </table:table-row>
        <table:table-row table:style-name="ro1">
          <table:table-cell office:value-type="float" office:value="59.081812999999997" table:style-name="ce1">
            <text:p>59.081813</text:p>
          </table:table-cell>
          <table:table-cell office:value-type="float" office:value="61.213495000000002" table:style-name="ce1">
            <text:p>61.213495</text:p>
          </table:table-cell>
          <table:table-cell table:number-columns-repeated="16382"/>
        </table:table-row>
        <table:table-row table:style-name="ro1">
          <table:table-cell office:value-type="float" office:value="59.614835999999997" table:style-name="ce1">
            <text:p>59.614836</text:p>
          </table:table-cell>
          <table:table-cell office:value-type="float" office:value="60.735930000000003" table:style-name="ce1">
            <text:p>60.73593</text:p>
          </table:table-cell>
          <table:table-cell table:number-columns-repeated="16382"/>
        </table:table-row>
        <table:table-row table:style-name="ro1">
          <table:table-cell office:value-type="float" office:value="61.077055999999999" table:style-name="ce1">
            <text:p>61.077056</text:p>
          </table:table-cell>
          <table:table-cell office:value-type="float" office:value="61.193370999999999" table:style-name="ce1">
            <text:p>61.193371</text:p>
          </table:table-cell>
          <table:table-cell table:number-columns-repeated="16382"/>
        </table:table-row>
        <table:table-row table:style-name="ro1">
          <table:table-cell office:value-type="float" office:value="62.655183000000001" table:style-name="ce1">
            <text:p>62.655183</text:p>
          </table:table-cell>
          <table:table-cell office:value-type="float" office:value="62.452942" table:style-name="ce1">
            <text:p>62.452942</text:p>
          </table:table-cell>
          <table:table-cell table:number-columns-repeated="16382"/>
        </table:table-row>
        <table:table-row table:style-name="ro1">
          <table:table-cell office:value-type="float" office:value="0.34076299999999998" table:style-name="ce1">
            <text:p>0.340763</text:p>
          </table:table-cell>
          <table:table-cell office:value-type="float" office:value="0.65002700000000002" table:style-name="ce1">
            <text:p>0.650027</text:p>
          </table:table-cell>
          <table:table-cell table:number-columns-repeated="16382"/>
        </table:table-row>
        <table:table-row table:style-name="ro1">
          <table:table-cell office:value-type="float" office:value="62.820436000000001" table:style-name="ce1">
            <text:p>62.820436</text:p>
          </table:table-cell>
          <table:table-cell office:value-type="float" office:value="1.0760419999999999" table:style-name="ce1">
            <text:p>1.076042</text:p>
          </table:table-cell>
          <table:table-cell table:number-columns-repeated="16382"/>
        </table:table-row>
        <table:table-row table:style-name="ro1">
          <table:table-cell office:value-type="float" office:value="61.319718000000002" table:style-name="ce1">
            <text:p>61.319718</text:p>
          </table:table-cell>
          <table:table-cell office:value-type="float" office:value="0.51046400000000003" table:style-name="ce1">
            <text:p>0.510464</text:p>
          </table:table-cell>
          <table:table-cell table:number-columns-repeated="16382"/>
        </table:table-row>
        <table:table-row table:style-name="ro1">
          <table:table-cell office:value-type="float" office:value="59.687959999999997" table:style-name="ce1">
            <text:p>59.68796</text:p>
          </table:table-cell>
          <table:table-cell office:value-type="float" office:value="62.261972" table:style-name="ce1">
            <text:p>62.261972</text:p>
          </table:table-cell>
          <table:table-cell table:number-columns-repeated="16382"/>
        </table:table-row>
        <table:table-row table:style-name="ro1">
          <table:table-cell office:value-type="float" office:value="59.002051999999999" table:style-name="ce1">
            <text:p>59.002052</text:p>
          </table:table-cell>
          <table:table-cell office:value-type="float" office:value="61.179780000000001" table:style-name="ce1">
            <text:p>61.17978</text:p>
          </table:table-cell>
          <table:table-cell table:number-columns-repeated="16382"/>
        </table:table-row>
        <table:table-row table:style-name="ro1">
          <table:table-cell office:value-type="float" office:value="59.506070999999999" table:style-name="ce1">
            <text:p>59.506071</text:p>
          </table:table-cell>
          <table:table-cell office:value-type="float" office:value="60.864998" table:style-name="ce1">
            <text:p>60.864998</text:p>
          </table:table-cell>
          <table:table-cell table:number-columns-repeated="16382"/>
        </table:table-row>
        <table:table-row table:style-name="ro1">
          <table:table-cell office:value-type="float" office:value="60.909298" table:style-name="ce1">
            <text:p>60.909298</text:p>
          </table:table-cell>
          <table:table-cell office:value-type="float" office:value="61.554395" table:style-name="ce1">
            <text:p>61.554395</text:p>
          </table:table-cell>
          <table:table-cell table:number-columns-repeated="16382"/>
        </table:table-row>
        <table:table-row table:style-name="ro1">
          <table:table-cell office:value-type="float" office:value="62.298203999999998" table:style-name="ce1">
            <text:p>62.298204</text:p>
          </table:table-cell>
          <table:table-cell office:value-type="float" office:value="62.880229" table:style-name="ce1">
            <text:p>62.880229</text:p>
          </table:table-cell>
          <table:table-cell table:number-columns-repeated="16382"/>
        </table:table-row>
        <table:table-row table:style-name="ro1">
          <table:table-cell office:value-type="float" office:value="62.696818" table:style-name="ce1">
            <text:p>62.696818</text:p>
          </table:table-cell>
          <table:table-cell office:value-type="float" office:value="0.99880999999999998" table:style-name="ce1">
            <text:p>0.99881</text:p>
          </table:table-cell>
          <table:table-cell table:number-columns-repeated="16382"/>
        </table:table-row>
        <table:table-row table:style-name="ro1">
          <table:table-cell office:value-type="float" office:value="61.961221000000002" table:style-name="ce1">
            <text:p>61.961221</text:p>
          </table:table-cell>
          <table:table-cell office:value-type="float" office:value="1.3244130000000001" table:style-name="ce1">
            <text:p>1.324413</text:p>
          </table:table-cell>
          <table:table-cell table:number-columns-repeated="16382"/>
        </table:table-row>
        <table:table-row table:style-name="ro1">
          <table:table-cell office:value-type="float" office:value="60.462274999999998" table:style-name="ce1">
            <text:p>60.462275</text:p>
          </table:table-cell>
          <table:table-cell office:value-type="float" office:value="0.553535" table:style-name="ce1">
            <text:p>0.553535</text:p>
          </table:table-cell>
          <table:table-cell table:number-columns-repeated="16382"/>
        </table:table-row>
        <table:table-row table:style-name="ro1">
          <table:table-cell office:value-type="float" office:value="59.158222000000002" table:style-name="ce1">
            <text:p>59.158222</text:p>
          </table:table-cell>
          <table:table-cell office:value-type="float" office:value="62.183188000000001" table:style-name="ce1">
            <text:p>62.183188</text:p>
          </table:table-cell>
          <table:table-cell table:number-columns-repeated="16382"/>
        </table:table-row>
        <table:table-row table:style-name="ro1">
          <table:table-cell office:value-type="float" office:value="58.940781000000001" table:style-name="ce1">
            <text:p>58.940781</text:p>
          </table:table-cell>
          <table:table-cell office:value-type="float" office:value="61.199990999999997" table:style-name="ce1">
            <text:p>61.199991</text:p>
          </table:table-cell>
          <table:table-cell table:number-columns-repeated="16382"/>
        </table:table-row>
        <table:table-row table:style-name="ro1">
          <table:table-cell office:value-type="float" office:value="59.845368000000001" table:style-name="ce1">
            <text:p>59.845368</text:p>
          </table:table-cell>
          <table:table-cell office:value-type="float" office:value="61.031225999999997" table:style-name="ce1">
            <text:p>61.031226</text:p>
          </table:table-cell>
          <table:table-cell table:number-columns-repeated="16382"/>
        </table:table-row>
        <table:table-row table:style-name="ro1">
          <table:table-cell office:value-type="float" office:value="61.364483999999997" table:style-name="ce1">
            <text:p>61.364484</text:p>
          </table:table-cell>
          <table:table-cell office:value-type="float" office:value="61.971865999999999" table:style-name="ce1">
            <text:p>61.971866</text:p>
          </table:table-cell>
          <table:table-cell table:number-columns-repeated="16382"/>
        </table:table-row>
        <table:table-row table:style-name="ro1">
          <table:table-cell office:value-type="float" office:value="62.382803000000003" table:style-name="ce1">
            <text:p>62.382803</text:p>
          </table:table-cell>
          <table:table-cell office:value-type="float" office:value="0.54436200000000001" table:style-name="ce1">
            <text:p>0.544362</text:p>
          </table:table-cell>
          <table:table-cell table:number-columns-repeated="16382"/>
        </table:table-row>
        <table:table-row table:style-name="ro1">
          <table:table-cell office:value-type="float" office:value="62.277633000000002" table:style-name="ce1">
            <text:p>62.277633</text:p>
          </table:table-cell>
          <table:table-cell office:value-type="float" office:value="1.7502530000000001" table:style-name="ce1">
            <text:p>1.750253</text:p>
          </table:table-cell>
          <table:table-cell table:number-columns-repeated="16382"/>
        </table:table-row>
        <table:table-row table:style-name="ro1">
          <table:table-cell office:value-type="float" office:value="61.213729999999998" table:style-name="ce1">
            <text:p>61.21373</text:p>
          </table:table-cell>
          <table:table-cell office:value-type="float" office:value="2.0782609999999999" table:style-name="ce1">
            <text:p>2.078261</text:p>
          </table:table-cell>
          <table:table-cell table:number-columns-repeated="16382"/>
        </table:table-row>
        <table:table-row table:style-name="ro1">
          <table:table-cell office:value-type="float" office:value="59.800967" table:style-name="ce1">
            <text:p>59.800967</text:p>
          </table:table-cell>
          <table:table-cell office:value-type="float" office:value="1.2657830000000001" table:style-name="ce1">
            <text:p>1.265783</text:p>
          </table:table-cell>
          <table:table-cell table:number-columns-repeated="16382"/>
        </table:table-row>
        <table:table-row table:number-rows-repeated="1047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Mitchell </meta:initial-creator>
    <dc:creator>Mitch</dc:creator>
    <meta:creation-date>2010-05-08T21:33:49Z</meta:creation-date>
    <dc:date>2010-05-10T00:25:21Z</dc:date>
    <meta:editing-cycles>3</meta:editing-cycles>
    <meta:editing-duration>PT59682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Ma0">
      <style:graphic-properties draw:fill="none" draw:stroke="solid" svg:stroke-width="0.01042in" svg:stroke-color="#b3b3b3" svg:stroke-opacity="100%" draw:stroke-linejoin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1042in" svg:stroke-color="#b3b3b3" svg:stroke-opacity="100%" draw:stroke-linejoin="round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 draw:stroke-linejoin="round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744.263937007874pt" svg:width="1168.840787401575pt" chart:style-name="Crt0">
        <chart:title svg:x="545.033779527559pt" svg:y="14.90968503937008pt" chart:style-name="CT00">
          <text:p text:style-name="a0" text:class-names="" text:cond-style-name="">Initial Position</text:p>
        </chart:title>
        <chart:plot-area svg:x="41.0163779527559pt" svg:y="44.04866141732283pt" svg:width="1104.467322834646pt" svg:height="676.1500787401574pt" chart:style-name="Plt0">
          <chart:axis chart:dimension="y" chart:name="primary-y" chart:style-name="Axs0">
            <chart:title svg:x="23.38535433070866pt" svg:y="394.6523622047244pt" chart:style-name="AT00">
              <text:p text:style-name="a1" text:class-names="" text:cond-style-name="">Y Position</text:p>
            </chart:title>
            <chart:grid chart:class="major" chart:style-name="GMa0"/>
          </chart:axis>
          <chart:axis chart:dimension="x" chart:name="primary-x" chart:style-name="Axs1">
            <chart:title svg:x="580.7211811023621pt" svg:y="718.8665354330709pt" chart:style-name="AT01">
              <text:p text:style-name="a2" text:class-names="" text:cond-style-name="">X Position</text:p>
            </chart:title>
          </chart:axis>
          <chart:series chart:values-cell-range-address="Sheet1.$B$1:.$B$999" chart:class="chart:scatter" chart:attached-axis="primary-y" chart:style-name="G0S0">
            <chart:domain table:cell-range-address="Sheet1.$A$1:.$A$999"/>
            <chart:data-point chart:repeated="999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Ma0">
      <style:graphic-properties draw:fill="none" draw:stroke="solid" svg:stroke-width="0.01042in" svg:stroke-color="#b3b3b3" svg:stroke-opacity="100%" draw:stroke-linejoin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1042in" svg:stroke-color="#b3b3b3" svg:stroke-opacity="100%" draw:stroke-linejoin="round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 draw:stroke-linejoin="round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659.505590551181pt" svg:width="1090.771181102362pt" chart:style-name="Crt0">
        <chart:title svg:x="509.003937007874pt" svg:y="13.2088188976378pt" chart:style-name="CT00">
          <text:p text:style-name="a0" text:class-names="" text:cond-style-name="">Final Postion</text:p>
        </chart:title>
        <chart:plot-area svg:x="37.89811023622047pt" svg:y="40.6467716535433pt" svg:width="1031.075196850394pt" svg:height="598.1951968503937pt" chart:style-name="Plt0">
          <chart:axis chart:dimension="y" chart:name="primary-y" chart:style-name="Axs0">
            <chart:title svg:x="21.82622047244094pt" svg:y="352.2729133858268pt" chart:style-name="AT00">
              <text:p text:style-name="a1" text:class-names="" text:cond-style-name="">Y Position</text:p>
            </chart:title>
            <chart:grid chart:class="major" chart:style-name="GMa0"/>
          </chart:axis>
          <chart:axis chart:dimension="x" chart:name="primary-x" chart:style-name="Axs1">
            <chart:title svg:x="540.8927559055118pt" svg:y="635.8091338582677pt" chart:style-name="AT01">
              <text:p text:style-name="a2" text:class-names="" text:cond-style-name="">X Position</text:p>
            </chart:title>
          </chart:axis>
          <chart:series chart:values-cell-range-address="Sheet2.$B$1:.$B$1000" chart:class="chart:scatter" chart:attached-axis="primary-y" chart:style-name="G0S0">
            <chart:domain table:cell-range-address="Sheet2.$A$1:.$A$1000"/>
            <chart:data-point chart:repeated="100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Ma0">
      <style:graphic-properties draw:fill="none" draw:stroke="solid" svg:stroke-width="0.01042in" svg:stroke-color="#b3b3b3" svg:stroke-opacity="100%" draw:stroke-linejoin="round"/>
    </style:style>
    <style:style style:family="chart" style:name="Crt0">
      <style:chart-properties chart:three-dimensional="false" chart:deep="false" chart:symbol-type="named-symbol" chart:symbol-name="diamond" chart:symbol-width="0.09722in" chart:symbol-height="0.09722in" chart:connect-bars="false" chart:solid-type="cuboid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1042in" svg:stroke-color="#b3b3b3" svg:stroke-opacity="100%" draw:stroke-linejoin="round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 draw:stroke-linejoin="round"/>
    </style:style>
    <style:style style:family="chart" style:name="G0S0">
      <style:chart-properties chart:symbol-type="named-symbol" chart:symbol-name="diamond" chart:symbol-width="0.09722in" chart:symbol-height="0.09722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automatic" chart:connect-bars="false" chart:solid-type="cuboid"/>
      <style:graphic-properties draw:fill="none" draw:stroke="non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655.7975590551181pt" svg:width="961.2pt" chart:style-name="Crt0">
        <chart:title svg:x="434.850157480315pt" svg:y="13.12385826771654pt" chart:style-name="CT00">
          <text:p text:style-name="a0" text:class-names="" text:cond-style-name="">Time VS Energy</text:p>
        </chart:title>
        <chart:legend chart:legend-position="end" chart:legend-align="center" chart:style-name="Lgnd"/>
        <chart:plot-area svg:x="32.7392125984252pt" svg:y="40.47708661417323pt" svg:width="812.385590551181pt" svg:height="581.7311023622048pt" chart:style-name="Plt0">
          <chart:axis chart:dimension="y" chart:name="primary-y" chart:style-name="Axs0">
            <chart:title svg:x="19.24669291338583pt" svg:y="337.8479527559055pt" chart:style-name="AT00">
              <text:p text:style-name="a1" text:class-names="" text:cond-style-name="">Energy</text:p>
            </chart:title>
            <chart:grid chart:class="major" chart:style-name="GMa0"/>
          </chart:axis>
          <chart:axis chart:dimension="x" chart:name="primary-x" chart:style-name="Axs1">
            <chart:title svg:x="436.9193700787401pt" svg:y="619.0903937007874pt" chart:style-name="AT01">
              <text:p text:style-name="a2" text:class-names="" text:cond-style-name="">Time</text:p>
            </chart:title>
          </chart:axis>
          <chart:series chart:label-cell-address="Sheet3.$D$1" chart:values-cell-range-address="Sheet3.$D$2:.$D$101" chart:class="chart:scatter" chart:attached-axis="primary-y" chart:style-name="G0S0">
            <chart:domain table:cell-range-address="Sheet3.$B$2:.$B$101"/>
            <chart:data-point chart:repeated="100"/>
          </chart:series>
          <chart:series chart:label-cell-address="Sheet3.$E$1" chart:values-cell-range-address="Sheet3.$E$2:.$E$101" chart:class="chart:scatter" chart:attached-axis="primary-y" chart:style-name="G0S1">
            <chart:domain table:cell-range-address="Sheet3.$B$2:.$B$101"/>
            <chart:data-point chart:repeated="100"/>
          </chart:series>
          <chart:series chart:label-cell-address="Sheet3.$F$1" chart:values-cell-range-address="Sheet3.$F$2:.$F$101" chart:class="chart:scatter" chart:attached-axis="primary-y" chart:style-name="G0S2">
            <chart:domain table:cell-range-address="Sheet3.$B$2:.$B$101"/>
            <chart:data-point chart:repeated="100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Ma0">
      <style:graphic-properties draw:fill="none" draw:stroke="solid" svg:stroke-width="0.01042in" svg:stroke-color="#b3b3b3" svg:stroke-opacity="100%" draw:stroke-linejoin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1042in" svg:stroke-color="#b3b3b3" svg:stroke-opacity="100%" draw:stroke-linejoin="round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 draw:stroke-linejoin="round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520.725590551181pt" svg:width="889.4015748031496pt" chart:style-name="Crt0">
        <chart:title svg:x="403.0467716535433pt" svg:y="10.43094488188976pt" chart:style-name="CT00">
          <text:p text:style-name="a0" text:class-names="" text:cond-style-name="">Time VS Temp</text:p>
        </chart:title>
        <chart:plot-area svg:x="29.84787401574803pt" svg:y="35.09102362204725pt" svg:width="841.7808661417323pt" svg:height="470.5266141732283pt" chart:style-name="Plt0">
          <chart:axis chart:dimension="y" chart:name="primary-y" chart:style-name="Axs0">
            <chart:title svg:x="17.80110236220472pt" svg:y="273.8692125984252pt" chart:style-name="AT00">
              <text:p text:style-name="a1" text:class-names="" text:cond-style-name="">Temp</text:p>
            </chart:title>
            <chart:grid chart:class="major" chart:style-name="GMa0"/>
          </chart:axis>
          <chart:axis chart:dimension="x" chart:name="primary-x" chart:style-name="Axs1">
            <chart:title svg:x="448.7117322834646pt" svg:y="499.8070078740158pt" chart:style-name="AT01">
              <text:p text:style-name="a2" text:class-names="" text:cond-style-name="">Time</text:p>
            </chart:title>
          </chart:axis>
          <chart:series chart:label-cell-address="Sheet3.$C$1" chart:values-cell-range-address="Sheet3.$C$2:.$C$101" chart:class="chart:scatter" chart:attached-axis="primary-y" chart:style-name="G0S0">
            <chart:domain table:cell-range-address="Sheet3.$B$2:.$B$101"/>
            <chart:data-point chart:repeated="100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Ma0">
      <style:graphic-properties draw:fill="none" draw:stroke="solid" svg:stroke-width="0.01042in" svg:stroke-color="#b3b3b3" svg:stroke-opacity="100%" draw:stroke-linejoin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1042in" svg:stroke-color="#b3b3b3" svg:stroke-opacity="100%" draw:stroke-linejoin="round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 draw:stroke-linejoin="round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465in" svg:stroke-color="#004586" svg:stroke-opacity="100%" draw:stroke-linejoin="round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742.6223622047244pt" svg:width="1173.26157480315pt" chart:style-name="Crt0">
        <chart:title svg:x="522.498346456693pt" svg:y="14.85299212598425pt" chart:style-name="CT00">
          <text:p text:style-name="a0" text:class-names="" text:cond-style-name="">Trajectory of Atom 500</text:p>
        </chart:title>
        <chart:plot-area svg:x="41.1863779527559pt" svg:y="43.93543307086614pt" svg:width="1108.633149606299pt" svg:height="674.7350393700787pt" chart:style-name="Plt0">
          <chart:axis chart:dimension="y" chart:name="primary-y" chart:style-name="Axs0">
            <chart:title svg:x="23.47031496062992pt" svg:y="393.8316535433071pt" chart:style-name="AT00">
              <text:p text:style-name="a1" text:class-names="" text:cond-style-name="">Y Position</text:p>
            </chart:title>
            <chart:grid chart:class="major" chart:style-name="GMa0"/>
          </chart:axis>
          <chart:axis chart:dimension="x" chart:name="primary-x" chart:style-name="Axs1">
            <chart:title svg:x="582.96pt" svg:y="717.2814173228346pt" chart:style-name="AT01">
              <text:p text:style-name="a2" text:class-names="" text:cond-style-name="">X Position</text:p>
            </chart:title>
          </chart:axis>
          <chart:series chart:values-cell-range-address="Sheet4.$B$1:.$B$1000" chart:class="chart:scatter" chart:attached-axis="primary-y" chart:style-name="G0S0">
            <chart:domain table:cell-range-address="Sheet4.$A$1:.$A$1000"/>
            <chart:data-point chart:repeated="1000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